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503.6043" calcext:value-type="float">
            <text:p>503.6043</text:p>
          </table:table-cell>
          <table:table-cell office:value-type="float" office:value="13129.45" calcext:value-type="float">
            <text:p>1312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07624" calcext:value-type="float">
            <text:p>-0.2607624</text:p>
          </table:table-cell>
          <table:table-cell office:value-type="float" office:value="0.3919136" calcext:value-type="float">
            <text:p>0.3919136</text:p>
          </table:table-cell>
          <table:table-cell office:value-type="float" office:value="0" calcext:value-type="float">
            <text:p>0</text:p>
          </table:table-cell>
          <table:table-cell office:value-type="float" office:value="102.9774" calcext:value-type="float">
            <text:p>102.9774</text:p>
          </table:table-cell>
          <table:table-cell office:value-type="float" office:value="91.80851" calcext:value-type="float">
            <text:p>91.80851</text:p>
          </table:table-cell>
          <table:table-cell office:value-type="float" office:value="0.000722822" calcext:value-type="float">
            <text:p>0.000722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2600396" calcext:value-type="float">
            <text:p>-0.2600396</text:p>
          </table:table-cell>
          <table:table-cell office:value-type="float" office:value="0" calcext:value-type="float">
            <text:p>0</text:p>
          </table:table-cell>
          <table:table-cell office:value-type="float" office:value="339.1064" calcext:value-type="float">
            <text:p>339.1064</text:p>
          </table:table-cell>
          <table:table-cell office:value-type="float" office:value="1181.049" calcext:value-type="float">
            <text:p>1181.049</text:p>
          </table:table-cell>
          <table:table-cell office:value-type="float" office:value="1465.494" calcext:value-type="float">
            <text:p>1465.494</text:p>
          </table:table-cell>
          <table:table-cell office:value-type="float" office:value="1298.669" calcext:value-type="float">
            <text:p>1298.669</text:p>
          </table:table-cell>
          <table:table-cell office:value-type="float" office:value="779.4075" calcext:value-type="float">
            <text:p>779.4075</text:p>
          </table:table-cell>
          <table:table-cell office:value-type="float" office:value="1085.709" calcext:value-type="float">
            <text:p>1085.709</text:p>
          </table:table-cell>
          <table:table-cell office:value-type="float" office:value="417.9483" calcext:value-type="float">
            <text:p>417.9483</text:p>
          </table:table-cell>
          <table:table-cell office:value-type="float" office:value="1864.245" calcext:value-type="float">
            <text:p>1864.245</text:p>
          </table:table-cell>
          <table:table-cell office:value-type="float" office:value="2096.788" calcext:value-type="float">
            <text:p>2096.788</text:p>
          </table:table-cell>
          <table:table-cell office:value-type="float" office:value="1673.285" calcext:value-type="float">
            <text:p>1673.285</text:p>
          </table:table-cell>
          <table:table-cell office:value-type="float" office:value="585.7593" calcext:value-type="float">
            <text:p>585.7593</text:p>
          </table:table-cell>
          <table:table-cell office:value-type="float" office:value="575.267" calcext:value-type="float">
            <text:p>575.267</text:p>
          </table:table-cell>
          <table:table-cell office:value-type="float" office:value="142.817" calcext:value-type="float">
            <text:p>142.817</text:p>
          </table:table-cell>
          <table:table-cell office:value-type="float" office:value="35.6967" calcext:value-type="float">
            <text:p>35.6967</text:p>
          </table:table-cell>
          <table:table-cell office:value-type="float" office:value="0" calcext:value-type="float">
            <text:p>0</text:p>
          </table:table-cell>
          <table:table-cell office:value-type="float" office:value="-0.000001691853" calcext:value-type="float">
            <text:p>-1.69185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287038" calcext:value-type="float">
            <text:p>-0.2287038</text:p>
          </table:table-cell>
          <table:table-cell office:value-type="float" office:value="0" calcext:value-type="float">
            <text:p>0</text:p>
          </table:table-cell>
          <table:table-cell office:value-type="float" office:value="3.590879" calcext:value-type="float">
            <text:p>3.59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503.3781" calcext:value-type="float">
            <text:p>503.3781</text:p>
          </table:table-cell>
          <table:table-cell office:value-type="float" office:value="13129.46" calcext:value-type="float">
            <text:p>1312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40295" calcext:value-type="float">
            <text:p>-0.5040295</text:p>
          </table:table-cell>
          <table:table-cell office:value-type="float" office:value="-0.5184122" calcext:value-type="float">
            <text:p>-0.5184122</text:p>
          </table:table-cell>
          <table:table-cell office:value-type="float" office:value="0" calcext:value-type="float">
            <text:p>0</text:p>
          </table:table-cell>
          <table:table-cell office:value-type="float" office:value="102.9223" calcext:value-type="float">
            <text:p>102.9223</text:p>
          </table:table-cell>
          <table:table-cell office:value-type="float" office:value="91.77242" calcext:value-type="float">
            <text:p>91.77242</text:p>
          </table:table-cell>
          <table:table-cell office:value-type="float" office:value="0.001423518" calcext:value-type="float">
            <text:p>0.001423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502606" calcext:value-type="float">
            <text:p>-0.502606</text:p>
          </table:table-cell>
          <table:table-cell office:value-type="float" office:value="0" calcext:value-type="float">
            <text:p>0</text:p>
          </table:table-cell>
          <table:table-cell office:value-type="float" office:value="339.1227" calcext:value-type="float">
            <text:p>339.1227</text:p>
          </table:table-cell>
          <table:table-cell office:value-type="float" office:value="1181.003" calcext:value-type="float">
            <text:p>1181.003</text:p>
          </table:table-cell>
          <table:table-cell office:value-type="float" office:value="1465.402" calcext:value-type="float">
            <text:p>1465.402</text:p>
          </table:table-cell>
          <table:table-cell office:value-type="float" office:value="1298.653" calcext:value-type="float">
            <text:p>1298.653</text:p>
          </table:table-cell>
          <table:table-cell office:value-type="float" office:value="779.3948" calcext:value-type="float">
            <text:p>779.3948</text:p>
          </table:table-cell>
          <table:table-cell office:value-type="float" office:value="1085.7" calcext:value-type="float">
            <text:p>1085.7</text:p>
          </table:table-cell>
          <table:table-cell office:value-type="float" office:value="417.9436" calcext:value-type="float">
            <text:p>417.9436</text:p>
          </table:table-cell>
          <table:table-cell office:value-type="float" office:value="1864.238" calcext:value-type="float">
            <text:p>1864.238</text:p>
          </table:table-cell>
          <table:table-cell office:value-type="float" office:value="2096.782" calcext:value-type="float">
            <text:p>2096.782</text:p>
          </table:table-cell>
          <table:table-cell office:value-type="float" office:value="1673.283" calcext:value-type="float">
            <text:p>1673.283</text:p>
          </table:table-cell>
          <table:table-cell office:value-type="float" office:value="585.7587" calcext:value-type="float">
            <text:p>585.7587</text:p>
          </table:table-cell>
          <table:table-cell office:value-type="float" office:value="575.2662" calcext:value-type="float">
            <text:p>575.2662</text:p>
          </table:table-cell>
          <table:table-cell office:value-type="float" office:value="142.817" calcext:value-type="float">
            <text:p>142.817</text:p>
          </table:table-cell>
          <table:table-cell office:value-type="float" office:value="35.69669" calcext:value-type="float">
            <text:p>35.69669</text:p>
          </table:table-cell>
          <table:table-cell office:value-type="float" office:value="0" calcext:value-type="float">
            <text:p>0</text:p>
          </table:table-cell>
          <table:table-cell office:value-type="float" office:value="-0.000003193166" calcext:value-type="float">
            <text:p>-3.19316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403373" calcext:value-type="float">
            <text:p>-0.4403373</text:p>
          </table:table-cell>
          <table:table-cell office:value-type="float" office:value="0" calcext:value-type="float">
            <text:p>0</text:p>
          </table:table-cell>
          <table:table-cell office:value-type="float" office:value="3.559946" calcext:value-type="float">
            <text:p>3.55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503.0963" calcext:value-type="float">
            <text:p>503.0963</text:p>
          </table:table-cell>
          <table:table-cell office:value-type="float" office:value="13129.48" calcext:value-type="float">
            <text:p>1312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806676" calcext:value-type="float">
            <text:p>-0.7806676</text:p>
          </table:table-cell>
          <table:table-cell office:value-type="float" office:value="-0.004178923" calcext:value-type="float">
            <text:p>-0.004178923</text:p>
          </table:table-cell>
          <table:table-cell office:value-type="float" office:value="0" calcext:value-type="float">
            <text:p>0</text:p>
          </table:table-cell>
          <table:table-cell office:value-type="float" office:value="102.805" calcext:value-type="float">
            <text:p>102.805</text:p>
          </table:table-cell>
          <table:table-cell office:value-type="float" office:value="91.72057" calcext:value-type="float">
            <text:p>91.72057</text:p>
          </table:table-cell>
          <table:table-cell office:value-type="float" office:value="0.002173808" calcext:value-type="float">
            <text:p>0.002173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7784938" calcext:value-type="float">
            <text:p>-0.7784938</text:p>
          </table:table-cell>
          <table:table-cell office:value-type="float" office:value="0" calcext:value-type="float">
            <text:p>0</text:p>
          </table:table-cell>
          <table:table-cell office:value-type="float" office:value="339.1457" calcext:value-type="float">
            <text:p>339.1457</text:p>
          </table:table-cell>
          <table:table-cell office:value-type="float" office:value="1180.935" calcext:value-type="float">
            <text:p>1180.935</text:p>
          </table:table-cell>
          <table:table-cell office:value-type="float" office:value="1465.299" calcext:value-type="float">
            <text:p>1465.299</text:p>
          </table:table-cell>
          <table:table-cell office:value-type="float" office:value="1298.636" calcext:value-type="float">
            <text:p>1298.636</text:p>
          </table:table-cell>
          <table:table-cell office:value-type="float" office:value="779.3818" calcext:value-type="float">
            <text:p>779.3818</text:p>
          </table:table-cell>
          <table:table-cell office:value-type="float" office:value="1085.691" calcext:value-type="float">
            <text:p>1085.691</text:p>
          </table:table-cell>
          <table:table-cell office:value-type="float" office:value="417.939" calcext:value-type="float">
            <text:p>417.939</text:p>
          </table:table-cell>
          <table:table-cell office:value-type="float" office:value="1864.23" calcext:value-type="float">
            <text:p>1864.23</text:p>
          </table:table-cell>
          <table:table-cell office:value-type="float" office:value="2096.777" calcext:value-type="float">
            <text:p>2096.777</text:p>
          </table:table-cell>
          <table:table-cell office:value-type="float" office:value="1673.281" calcext:value-type="float">
            <text:p>1673.281</text:p>
          </table:table-cell>
          <table:table-cell office:value-type="float" office:value="585.7581" calcext:value-type="float">
            <text:p>585.7581</text:p>
          </table:table-cell>
          <table:table-cell office:value-type="float" office:value="575.2654" calcext:value-type="float">
            <text:p>575.2654</text:p>
          </table:table-cell>
          <table:table-cell office:value-type="float" office:value="142.817" calcext:value-type="float">
            <text:p>142.817</text:p>
          </table:table-cell>
          <table:table-cell office:value-type="float" office:value="35.69669" calcext:value-type="float">
            <text:p>35.69669</text:p>
          </table:table-cell>
          <table:table-cell office:value-type="float" office:value="0" calcext:value-type="float">
            <text:p>0</text:p>
          </table:table-cell>
          <table:table-cell office:value-type="float" office:value="-0.000003802445" calcext:value-type="float">
            <text:p>-3.80244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922298" calcext:value-type="float">
            <text:p>-0.6922298</text:p>
          </table:table-cell>
          <table:table-cell office:value-type="float" office:value="0" calcext:value-type="float">
            <text:p>0</text:p>
          </table:table-cell>
          <table:table-cell office:value-type="float" office:value="3.535952" calcext:value-type="float">
            <text:p>3.53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502.4539" calcext:value-type="float">
            <text:p>502.4539</text:p>
          </table:table-cell>
          <table:table-cell office:value-type="float" office:value="13129.54" calcext:value-type="float">
            <text:p>13129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7519" calcext:value-type="float">
            <text:p>-1.377519</text:p>
          </table:table-cell>
          <table:table-cell office:value-type="float" office:value="1.590182" calcext:value-type="float">
            <text:p>1.590182</text:p>
          </table:table-cell>
          <table:table-cell office:value-type="float" office:value="0" calcext:value-type="float">
            <text:p>0</text:p>
          </table:table-cell>
          <table:table-cell office:value-type="float" office:value="102.986" calcext:value-type="float">
            <text:p>102.986</text:p>
          </table:table-cell>
          <table:table-cell office:value-type="float" office:value="91.37772" calcext:value-type="float">
            <text:p>91.37772</text:p>
          </table:table-cell>
          <table:table-cell office:value-type="float" office:value="0.00305002" calcext:value-type="float">
            <text:p>0.003050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374469" calcext:value-type="float">
            <text:p>-1.374469</text:p>
          </table:table-cell>
          <table:table-cell office:value-type="float" office:value="0" calcext:value-type="float">
            <text:p>0</text:p>
          </table:table-cell>
          <table:table-cell office:value-type="float" office:value="339.1956" calcext:value-type="float">
            <text:p>339.1956</text:p>
          </table:table-cell>
          <table:table-cell office:value-type="float" office:value="1180.853" calcext:value-type="float">
            <text:p>1180.853</text:p>
          </table:table-cell>
          <table:table-cell office:value-type="float" office:value="1465.158" calcext:value-type="float">
            <text:p>1465.158</text:p>
          </table:table-cell>
          <table:table-cell office:value-type="float" office:value="1298.612" calcext:value-type="float">
            <text:p>1298.612</text:p>
          </table:table-cell>
          <table:table-cell office:value-type="float" office:value="779.3661" calcext:value-type="float">
            <text:p>779.3661</text:p>
          </table:table-cell>
          <table:table-cell office:value-type="float" office:value="1085.682" calcext:value-type="float">
            <text:p>1085.682</text:p>
          </table:table-cell>
          <table:table-cell office:value-type="float" office:value="417.934" calcext:value-type="float">
            <text:p>417.934</text:p>
          </table:table-cell>
          <table:table-cell office:value-type="float" office:value="1864.223" calcext:value-type="float">
            <text:p>1864.223</text:p>
          </table:table-cell>
          <table:table-cell office:value-type="float" office:value="2096.772" calcext:value-type="float">
            <text:p>2096.772</text:p>
          </table:table-cell>
          <table:table-cell office:value-type="float" office:value="1673.28" calcext:value-type="float">
            <text:p>1673.28</text:p>
          </table:table-cell>
          <table:table-cell office:value-type="float" office:value="585.7574" calcext:value-type="float">
            <text:p>585.7574</text:p>
          </table:table-cell>
          <table:table-cell office:value-type="float" office:value="575.2646" calcext:value-type="float">
            <text:p>575.2646</text:p>
          </table:table-cell>
          <table:table-cell office:value-type="float" office:value="142.8169" calcext:value-type="float">
            <text:p>142.8169</text:p>
          </table:table-cell>
          <table:table-cell office:value-type="float" office:value="35.69668" calcext:value-type="float">
            <text:p>35.69668</text:p>
          </table:table-cell>
          <table:table-cell office:value-type="float" office:value="0" calcext:value-type="float">
            <text:p>0</text:p>
          </table:table-cell>
          <table:table-cell office:value-type="float" office:value="-0.000003810762" calcext:value-type="float">
            <text:p>-3.81076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69442" calcext:value-type="float">
            <text:p>-1.269442</text:p>
          </table:table-cell>
          <table:table-cell office:value-type="float" office:value="0" calcext:value-type="float">
            <text:p>0</text:p>
          </table:table-cell>
          <table:table-cell office:value-type="float" office:value="3.51719" calcext:value-type="float">
            <text:p>3.5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502.1671" calcext:value-type="float">
            <text:p>502.1671</text:p>
          </table:table-cell>
          <table:table-cell office:value-type="float" office:value="13129.55" calcext:value-type="float">
            <text:p>1312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7412" calcext:value-type="float">
            <text:p>-1.677412</text:p>
          </table:table-cell>
          <table:table-cell office:value-type="float" office:value="3.040643" calcext:value-type="float">
            <text:p>3.040643</text:p>
          </table:table-cell>
          <table:table-cell office:value-type="float" office:value="0" calcext:value-type="float">
            <text:p>0</text:p>
          </table:table-cell>
          <table:table-cell office:value-type="float" office:value="102.9841" calcext:value-type="float">
            <text:p>102.9841</text:p>
          </table:table-cell>
          <table:table-cell office:value-type="float" office:value="91.28088" calcext:value-type="float">
            <text:p>91.28088</text:p>
          </table:table-cell>
          <table:table-cell office:value-type="float" office:value="0.003757417" calcext:value-type="float">
            <text:p>0.003757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673655" calcext:value-type="float">
            <text:p>-1.673655</text:p>
          </table:table-cell>
          <table:table-cell office:value-type="float" office:value="0" calcext:value-type="float">
            <text:p>0</text:p>
          </table:table-cell>
          <table:table-cell office:value-type="float" office:value="339.2187" calcext:value-type="float">
            <text:p>339.2187</text:p>
          </table:table-cell>
          <table:table-cell office:value-type="float" office:value="1180.812" calcext:value-type="float">
            <text:p>1180.812</text:p>
          </table:table-cell>
          <table:table-cell office:value-type="float" office:value="1465.061" calcext:value-type="float">
            <text:p>1465.061</text:p>
          </table:table-cell>
          <table:table-cell office:value-type="float" office:value="1298.594" calcext:value-type="float">
            <text:p>1298.594</text:p>
          </table:table-cell>
          <table:table-cell office:value-type="float" office:value="779.3524" calcext:value-type="float">
            <text:p>779.3524</text:p>
          </table:table-cell>
          <table:table-cell office:value-type="float" office:value="1085.673" calcext:value-type="float">
            <text:p>1085.673</text:p>
          </table:table-cell>
          <table:table-cell office:value-type="float" office:value="417.9289" calcext:value-type="float">
            <text:p>417.9289</text:p>
          </table:table-cell>
          <table:table-cell office:value-type="float" office:value="1864.215" calcext:value-type="float">
            <text:p>1864.215</text:p>
          </table:table-cell>
          <table:table-cell office:value-type="float" office:value="2096.767" calcext:value-type="float">
            <text:p>2096.767</text:p>
          </table:table-cell>
          <table:table-cell office:value-type="float" office:value="1673.278" calcext:value-type="float">
            <text:p>1673.278</text:p>
          </table:table-cell>
          <table:table-cell office:value-type="float" office:value="585.7568" calcext:value-type="float">
            <text:p>585.7568</text:p>
          </table:table-cell>
          <table:table-cell office:value-type="float" office:value="575.2639" calcext:value-type="float">
            <text:p>575.2639</text:p>
          </table:table-cell>
          <table:table-cell office:value-type="float" office:value="142.8169" calcext:value-type="float">
            <text:p>142.8169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00003811964" calcext:value-type="float">
            <text:p>-3.81196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34647" calcext:value-type="float">
            <text:p>-1.534647</text:p>
          </table:table-cell>
          <table:table-cell office:value-type="float" office:value="0" calcext:value-type="float">
            <text:p>0</text:p>
          </table:table-cell>
          <table:table-cell office:value-type="float" office:value="3.483216" calcext:value-type="float">
            <text:p>3.48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501.9858" calcext:value-type="float">
            <text:p>501.9858</text:p>
          </table:table-cell>
          <table:table-cell office:value-type="float" office:value="13129.55" calcext:value-type="float">
            <text:p>1312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82324" calcext:value-type="float">
            <text:p>-1.882324</text:p>
          </table:table-cell>
          <table:table-cell office:value-type="float" office:value="3.684194" calcext:value-type="float">
            <text:p>3.684194</text:p>
          </table:table-cell>
          <table:table-cell office:value-type="float" office:value="0" calcext:value-type="float">
            <text:p>0</text:p>
          </table:table-cell>
          <table:table-cell office:value-type="float" office:value="102.9417" calcext:value-type="float">
            <text:p>102.9417</text:p>
          </table:table-cell>
          <table:table-cell office:value-type="float" office:value="91.24873" calcext:value-type="float">
            <text:p>91.24873</text:p>
          </table:table-cell>
          <table:table-cell office:value-type="float" office:value="0.004379251" calcext:value-type="float">
            <text:p>0.0043792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877944" calcext:value-type="float">
            <text:p>-1.877944</text:p>
          </table:table-cell>
          <table:table-cell office:value-type="float" office:value="0" calcext:value-type="float">
            <text:p>0</text:p>
          </table:table-cell>
          <table:table-cell office:value-type="float" office:value="339.233" calcext:value-type="float">
            <text:p>339.233</text:p>
          </table:table-cell>
          <table:table-cell office:value-type="float" office:value="1180.783" calcext:value-type="float">
            <text:p>1180.783</text:p>
          </table:table-cell>
          <table:table-cell office:value-type="float" office:value="1464.986" calcext:value-type="float">
            <text:p>1464.986</text:p>
          </table:table-cell>
          <table:table-cell office:value-type="float" office:value="1298.579" calcext:value-type="float">
            <text:p>1298.579</text:p>
          </table:table-cell>
          <table:table-cell office:value-type="float" office:value="779.3408" calcext:value-type="float">
            <text:p>779.3408</text:p>
          </table:table-cell>
          <table:table-cell office:value-type="float" office:value="1085.664" calcext:value-type="float">
            <text:p>1085.664</text:p>
          </table:table-cell>
          <table:table-cell office:value-type="float" office:value="417.9243" calcext:value-type="float">
            <text:p>417.9243</text:p>
          </table:table-cell>
          <table:table-cell office:value-type="float" office:value="1864.208" calcext:value-type="float">
            <text:p>1864.208</text:p>
          </table:table-cell>
          <table:table-cell office:value-type="float" office:value="2096.762" calcext:value-type="float">
            <text:p>2096.762</text:p>
          </table:table-cell>
          <table:table-cell office:value-type="float" office:value="1673.276" calcext:value-type="float">
            <text:p>1673.276</text:p>
          </table:table-cell>
          <table:table-cell office:value-type="float" office:value="585.7561" calcext:value-type="float">
            <text:p>585.7561</text:p>
          </table:table-cell>
          <table:table-cell office:value-type="float" office:value="575.2631" calcext:value-type="float">
            <text:p>575.2631</text:p>
          </table:table-cell>
          <table:table-cell office:value-type="float" office:value="142.8169" calcext:value-type="float">
            <text:p>142.8169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0000381214" calcext:value-type="float">
            <text:p>-3.8121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07673" calcext:value-type="float">
            <text:p>-1.707673</text:p>
          </table:table-cell>
          <table:table-cell office:value-type="float" office:value="0" calcext:value-type="float">
            <text:p>0</text:p>
          </table:table-cell>
          <table:table-cell office:value-type="float" office:value="3.45196" calcext:value-type="float">
            <text:p>3.45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501.5163" calcext:value-type="float">
            <text:p>501.5163</text:p>
          </table:table-cell>
          <table:table-cell office:value-type="float" office:value="13129.6" calcext:value-type="float">
            <text:p>1312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17962" calcext:value-type="float">
            <text:p>-2.317962</text:p>
          </table:table-cell>
          <table:table-cell office:value-type="float" office:value="4.622103" calcext:value-type="float">
            <text:p>4.622103</text:p>
          </table:table-cell>
          <table:table-cell office:value-type="float" office:value="0" calcext:value-type="float">
            <text:p>0</text:p>
          </table:table-cell>
          <table:table-cell office:value-type="float" office:value="102.9665" calcext:value-type="float">
            <text:p>102.9665</text:p>
          </table:table-cell>
          <table:table-cell office:value-type="float" office:value="91.02902" calcext:value-type="float">
            <text:p>91.02902</text:p>
          </table:table-cell>
          <table:table-cell office:value-type="float" office:value="0.005151516" calcext:value-type="float">
            <text:p>0.005151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312811" calcext:value-type="float">
            <text:p>-2.312811</text:p>
          </table:table-cell>
          <table:table-cell office:value-type="float" office:value="0" calcext:value-type="float">
            <text:p>0</text:p>
          </table:table-cell>
          <table:table-cell office:value-type="float" office:value="339.2598" calcext:value-type="float">
            <text:p>339.2598</text:p>
          </table:table-cell>
          <table:table-cell office:value-type="float" office:value="1180.703" calcext:value-type="float">
            <text:p>1180.703</text:p>
          </table:table-cell>
          <table:table-cell office:value-type="float" office:value="1464.895" calcext:value-type="float">
            <text:p>1464.895</text:p>
          </table:table-cell>
          <table:table-cell office:value-type="float" office:value="1298.563" calcext:value-type="float">
            <text:p>1298.563</text:p>
          </table:table-cell>
          <table:table-cell office:value-type="float" office:value="779.3286" calcext:value-type="float">
            <text:p>779.3286</text:p>
          </table:table-cell>
          <table:table-cell office:value-type="float" office:value="1085.656" calcext:value-type="float">
            <text:p>1085.656</text:p>
          </table:table-cell>
          <table:table-cell office:value-type="float" office:value="417.9201" calcext:value-type="float">
            <text:p>417.9201</text:p>
          </table:table-cell>
          <table:table-cell office:value-type="float" office:value="1864.201" calcext:value-type="float">
            <text:p>1864.201</text:p>
          </table:table-cell>
          <table:table-cell office:value-type="float" office:value="2096.757" calcext:value-type="float">
            <text:p>2096.757</text:p>
          </table:table-cell>
          <table:table-cell office:value-type="float" office:value="1673.274" calcext:value-type="float">
            <text:p>1673.274</text:p>
          </table:table-cell>
          <table:table-cell office:value-type="float" office:value="585.7556" calcext:value-type="float">
            <text:p>585.7556</text:p>
          </table:table-cell>
          <table:table-cell office:value-type="float" office:value="575.2624" calcext:value-type="float">
            <text:p>575.2624</text:p>
          </table:table-cell>
          <table:table-cell office:value-type="float" office:value="142.8169" calcext:value-type="float">
            <text:p>142.8169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00005462321" calcext:value-type="float">
            <text:p>-5.46232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23899" calcext:value-type="float">
            <text:p>-2.123899</text:p>
          </table:table-cell>
          <table:table-cell office:value-type="float" office:value="0" calcext:value-type="float">
            <text:p>0</text:p>
          </table:table-cell>
          <table:table-cell office:value-type="float" office:value="3.433325" calcext:value-type="float">
            <text:p>3.43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500.9265" calcext:value-type="float">
            <text:p>500.9265</text:p>
          </table:table-cell>
          <table:table-cell office:value-type="float" office:value="13129.67" calcext:value-type="float">
            <text:p>1312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30209" calcext:value-type="float">
            <text:p>-2.830209</text:p>
          </table:table-cell>
          <table:table-cell office:value-type="float" office:value="4.82536" calcext:value-type="float">
            <text:p>4.82536</text:p>
          </table:table-cell>
          <table:table-cell office:value-type="float" office:value="0" calcext:value-type="float">
            <text:p>0</text:p>
          </table:table-cell>
          <table:table-cell office:value-type="float" office:value="102.7578" calcext:value-type="float">
            <text:p>102.7578</text:p>
          </table:table-cell>
          <table:table-cell office:value-type="float" office:value="90.89998" calcext:value-type="float">
            <text:p>90.89998</text:p>
          </table:table-cell>
          <table:table-cell office:value-type="float" office:value="0.006097486" calcext:value-type="float">
            <text:p>0.0060974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824111" calcext:value-type="float">
            <text:p>-2.824111</text:p>
          </table:table-cell>
          <table:table-cell office:value-type="float" office:value="0" calcext:value-type="float">
            <text:p>0</text:p>
          </table:table-cell>
          <table:table-cell office:value-type="float" office:value="339.3159" calcext:value-type="float">
            <text:p>339.3159</text:p>
          </table:table-cell>
          <table:table-cell office:value-type="float" office:value="1180.55" calcext:value-type="float">
            <text:p>1180.55</text:p>
          </table:table-cell>
          <table:table-cell office:value-type="float" office:value="1464.679" calcext:value-type="float">
            <text:p>1464.679</text:p>
          </table:table-cell>
          <table:table-cell office:value-type="float" office:value="1298.53" calcext:value-type="float">
            <text:p>1298.53</text:p>
          </table:table-cell>
          <table:table-cell office:value-type="float" office:value="779.3102" calcext:value-type="float">
            <text:p>779.3102</text:p>
          </table:table-cell>
          <table:table-cell office:value-type="float" office:value="1085.646" calcext:value-type="float">
            <text:p>1085.646</text:p>
          </table:table-cell>
          <table:table-cell office:value-type="float" office:value="417.9151" calcext:value-type="float">
            <text:p>417.9151</text:p>
          </table:table-cell>
          <table:table-cell office:value-type="float" office:value="1864.193" calcext:value-type="float">
            <text:p>1864.193</text:p>
          </table:table-cell>
          <table:table-cell office:value-type="float" office:value="2096.752" calcext:value-type="float">
            <text:p>2096.752</text:p>
          </table:table-cell>
          <table:table-cell office:value-type="float" office:value="1673.272" calcext:value-type="float">
            <text:p>1673.272</text:p>
          </table:table-cell>
          <table:table-cell office:value-type="float" office:value="585.7549" calcext:value-type="float">
            <text:p>585.7549</text:p>
          </table:table-cell>
          <table:table-cell office:value-type="float" office:value="575.2616" calcext:value-type="float">
            <text:p>575.2616</text:p>
          </table:table-cell>
          <table:table-cell office:value-type="float" office:value="142.8169" calcext:value-type="float">
            <text:p>142.8169</text:p>
          </table:table-cell>
          <table:table-cell office:value-type="float" office:value="35.69666" calcext:value-type="float">
            <text:p>35.69666</text:p>
          </table:table-cell>
          <table:table-cell office:value-type="float" office:value="0" calcext:value-type="float">
            <text:p>0</text:p>
          </table:table-cell>
          <table:table-cell office:value-type="float" office:value="-0.000006417364" calcext:value-type="float">
            <text:p>-6.41736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32069" calcext:value-type="float">
            <text:p>-2.632069</text:p>
          </table:table-cell>
          <table:table-cell office:value-type="float" office:value="0" calcext:value-type="float">
            <text:p>0</text:p>
          </table:table-cell>
          <table:table-cell office:value-type="float" office:value="3.430195" calcext:value-type="float">
            <text:p>3.43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500.4301" calcext:value-type="float">
            <text:p>500.4301</text:p>
          </table:table-cell>
          <table:table-cell office:value-type="float" office:value="13129.7" calcext:value-type="float">
            <text:p>1312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04863" calcext:value-type="float">
            <text:p>-3.304863</text:p>
          </table:table-cell>
          <table:table-cell office:value-type="float" office:value="9.929655" calcext:value-type="float">
            <text:p>9.929655</text:p>
          </table:table-cell>
          <table:table-cell office:value-type="float" office:value="0" calcext:value-type="float">
            <text:p>0</text:p>
          </table:table-cell>
          <table:table-cell office:value-type="float" office:value="102.669" calcext:value-type="float">
            <text:p>102.669</text:p>
          </table:table-cell>
          <table:table-cell office:value-type="float" office:value="90.84023" calcext:value-type="float">
            <text:p>90.84023</text:p>
          </table:table-cell>
          <table:table-cell office:value-type="float" office:value="0.007141229" calcext:value-type="float">
            <text:p>0.0071412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297722" calcext:value-type="float">
            <text:p>-3.297722</text:p>
          </table:table-cell>
          <table:table-cell office:value-type="float" office:value="0" calcext:value-type="float">
            <text:p>0</text:p>
          </table:table-cell>
          <table:table-cell office:value-type="float" office:value="339.3548" calcext:value-type="float">
            <text:p>339.3548</text:p>
          </table:table-cell>
          <table:table-cell office:value-type="float" office:value="1180.414" calcext:value-type="float">
            <text:p>1180.414</text:p>
          </table:table-cell>
          <table:table-cell office:value-type="float" office:value="1464.47" calcext:value-type="float">
            <text:p>1464.47</text:p>
          </table:table-cell>
          <table:table-cell office:value-type="float" office:value="1298.49" calcext:value-type="float">
            <text:p>1298.49</text:p>
          </table:table-cell>
          <table:table-cell office:value-type="float" office:value="779.287" calcext:value-type="float">
            <text:p>779.287</text:p>
          </table:table-cell>
          <table:table-cell office:value-type="float" office:value="1085.634" calcext:value-type="float">
            <text:p>1085.634</text:p>
          </table:table-cell>
          <table:table-cell office:value-type="float" office:value="417.9086" calcext:value-type="float">
            <text:p>417.9086</text:p>
          </table:table-cell>
          <table:table-cell office:value-type="float" office:value="1864.185" calcext:value-type="float">
            <text:p>1864.185</text:p>
          </table:table-cell>
          <table:table-cell office:value-type="float" office:value="2096.747" calcext:value-type="float">
            <text:p>2096.747</text:p>
          </table:table-cell>
          <table:table-cell office:value-type="float" office:value="1673.271" calcext:value-type="float">
            <text:p>1673.271</text:p>
          </table:table-cell>
          <table:table-cell office:value-type="float" office:value="585.7543" calcext:value-type="float">
            <text:p>585.7543</text:p>
          </table:table-cell>
          <table:table-cell office:value-type="float" office:value="575.2609" calcext:value-type="float">
            <text:p>575.2609</text:p>
          </table:table-cell>
          <table:table-cell office:value-type="float" office:value="142.8168" calcext:value-type="float">
            <text:p>142.8168</text:p>
          </table:table-cell>
          <table:table-cell office:value-type="float" office:value="35.69665" calcext:value-type="float">
            <text:p>35.69665</text:p>
          </table:table-cell>
          <table:table-cell office:value-type="float" office:value="0" calcext:value-type="float">
            <text:p>0</text:p>
          </table:table-cell>
          <table:table-cell office:value-type="float" office:value="-0.000006512397" calcext:value-type="float">
            <text:p>-6.51239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81659" calcext:value-type="float">
            <text:p>-3.081659</text:p>
          </table:table-cell>
          <table:table-cell office:value-type="float" office:value="0" calcext:value-type="float">
            <text:p>0</text:p>
          </table:table-cell>
          <table:table-cell office:value-type="float" office:value="3.406159" calcext:value-type="float">
            <text:p>3.406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500.1715" calcext:value-type="float">
            <text:p>500.1715</text:p>
          </table:table-cell>
          <table:table-cell office:value-type="float" office:value="13129.71" calcext:value-type="float">
            <text:p>1312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47105" calcext:value-type="float">
            <text:p>-3.647105</text:p>
          </table:table-cell>
          <table:table-cell office:value-type="float" office:value="11.213" calcext:value-type="float">
            <text:p>11.213</text:p>
          </table:table-cell>
          <table:table-cell office:value-type="float" office:value="0" calcext:value-type="float">
            <text:p>0</text:p>
          </table:table-cell>
          <table:table-cell office:value-type="float" office:value="102.5936" calcext:value-type="float">
            <text:p>102.5936</text:p>
          </table:table-cell>
          <table:table-cell office:value-type="float" office:value="90.81699" calcext:value-type="float">
            <text:p>90.81699</text:p>
          </table:table-cell>
          <table:table-cell office:value-type="float" office:value="0.007952477" calcext:value-type="float">
            <text:p>0.0079524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1068835" calcext:value-type="float">
            <text:p>-0.001068835</text:p>
          </table:table-cell>
          <table:table-cell office:value-type="float" office:value="370" calcext:value-type="float">
            <text:p>370</text:p>
          </table:table-cell>
          <table:table-cell office:value-type="float" office:value="-3.638084" calcext:value-type="float">
            <text:p>-3.638084</text:p>
          </table:table-cell>
          <table:table-cell office:value-type="float" office:value="0" calcext:value-type="float">
            <text:p>0</text:p>
          </table:table-cell>
          <table:table-cell office:value-type="float" office:value="339.3777" calcext:value-type="float">
            <text:p>339.3777</text:p>
          </table:table-cell>
          <table:table-cell office:value-type="float" office:value="1180.348" calcext:value-type="float">
            <text:p>1180.348</text:p>
          </table:table-cell>
          <table:table-cell office:value-type="float" office:value="1464.356" calcext:value-type="float">
            <text:p>1464.356</text:p>
          </table:table-cell>
          <table:table-cell office:value-type="float" office:value="1298.468" calcext:value-type="float">
            <text:p>1298.468</text:p>
          </table:table-cell>
          <table:table-cell office:value-type="float" office:value="779.2704" calcext:value-type="float">
            <text:p>779.2704</text:p>
          </table:table-cell>
          <table:table-cell office:value-type="float" office:value="1085.625" calcext:value-type="float">
            <text:p>1085.625</text:p>
          </table:table-cell>
          <table:table-cell office:value-type="float" office:value="417.9025" calcext:value-type="float">
            <text:p>417.9025</text:p>
          </table:table-cell>
          <table:table-cell office:value-type="float" office:value="1864.177" calcext:value-type="float">
            <text:p>1864.177</text:p>
          </table:table-cell>
          <table:table-cell office:value-type="float" office:value="2096.742" calcext:value-type="float">
            <text:p>2096.742</text:p>
          </table:table-cell>
          <table:table-cell office:value-type="float" office:value="1673.269" calcext:value-type="float">
            <text:p>1673.269</text:p>
          </table:table-cell>
          <table:table-cell office:value-type="float" office:value="585.7537" calcext:value-type="float">
            <text:p>585.7537</text:p>
          </table:table-cell>
          <table:table-cell office:value-type="float" office:value="575.2602" calcext:value-type="float">
            <text:p>575.2602</text:p>
          </table:table-cell>
          <table:table-cell office:value-type="float" office:value="142.8168" calcext:value-type="float">
            <text:p>142.8168</text:p>
          </table:table-cell>
          <table:table-cell office:value-type="float" office:value="35.69664" calcext:value-type="float">
            <text:p>35.69664</text:p>
          </table:table-cell>
          <table:table-cell office:value-type="float" office:value="0" calcext:value-type="float">
            <text:p>0</text:p>
          </table:table-cell>
          <table:table-cell office:value-type="float" office:value="-0.000006565452" calcext:value-type="float">
            <text:p>-6.56545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24277" calcext:value-type="float">
            <text:p>-3.324277</text:p>
          </table:table-cell>
          <table:table-cell office:value-type="float" office:value="0" calcext:value-type="float">
            <text:p>0</text:p>
          </table:table-cell>
          <table:table-cell office:value-type="float" office:value="3.308406" calcext:value-type="float">
            <text:p>3.308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500.0037" calcext:value-type="float">
            <text:p>500.0037</text:p>
          </table:table-cell>
          <table:table-cell office:value-type="float" office:value="13129.71" calcext:value-type="float">
            <text:p>1312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52451" calcext:value-type="float">
            <text:p>-3.852451</text:p>
          </table:table-cell>
          <table:table-cell office:value-type="float" office:value="12.14677" calcext:value-type="float">
            <text:p>12.14677</text:p>
          </table:table-cell>
          <table:table-cell office:value-type="float" office:value="0" calcext:value-type="float">
            <text:p>0</text:p>
          </table:table-cell>
          <table:table-cell office:value-type="float" office:value="102.489" calcext:value-type="float">
            <text:p>102.489</text:p>
          </table:table-cell>
          <table:table-cell office:value-type="float" office:value="90.79656" calcext:value-type="float">
            <text:p>90.79656</text:p>
          </table:table-cell>
          <table:table-cell office:value-type="float" office:value="0.008621705" calcext:value-type="float">
            <text:p>0.0086217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3036456" calcext:value-type="float">
            <text:p>-0.003036456</text:p>
          </table:table-cell>
          <table:table-cell office:value-type="float" office:value="370" calcext:value-type="float">
            <text:p>370</text:p>
          </table:table-cell>
          <table:table-cell office:value-type="float" office:value="-3.840793" calcext:value-type="float">
            <text:p>-3.840793</text:p>
          </table:table-cell>
          <table:table-cell office:value-type="float" office:value="0" calcext:value-type="float">
            <text:p>0</text:p>
          </table:table-cell>
          <table:table-cell office:value-type="float" office:value="339.3961" calcext:value-type="float">
            <text:p>339.3961</text:p>
          </table:table-cell>
          <table:table-cell office:value-type="float" office:value="1180.308" calcext:value-type="float">
            <text:p>1180.308</text:p>
          </table:table-cell>
          <table:table-cell office:value-type="float" office:value="1464.29" calcext:value-type="float">
            <text:p>1464.2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779.2585" calcext:value-type="float">
            <text:p>779.2585</text:p>
          </table:table-cell>
          <table:table-cell office:value-type="float" office:value="1085.616" calcext:value-type="float">
            <text:p>1085.616</text:p>
          </table:table-cell>
          <table:table-cell office:value-type="float" office:value="417.8975" calcext:value-type="float">
            <text:p>417.8975</text:p>
          </table:table-cell>
          <table:table-cell office:value-type="float" office:value="1864.169" calcext:value-type="float">
            <text:p>1864.169</text:p>
          </table:table-cell>
          <table:table-cell office:value-type="float" office:value="2096.737" calcext:value-type="float">
            <text:p>2096.737</text:p>
          </table:table-cell>
          <table:table-cell office:value-type="float" office:value="1673.267" calcext:value-type="float">
            <text:p>1673.267</text:p>
          </table:table-cell>
          <table:table-cell office:value-type="float" office:value="585.7531" calcext:value-type="float">
            <text:p>585.7531</text:p>
          </table:table-cell>
          <table:table-cell office:value-type="float" office:value="575.2594" calcext:value-type="float">
            <text:p>575.2594</text:p>
          </table:table-cell>
          <table:table-cell office:value-type="float" office:value="142.8168" calcext:value-type="float">
            <text:p>142.8168</text:p>
          </table:table-cell>
          <table:table-cell office:value-type="float" office:value="35.69669" calcext:value-type="float">
            <text:p>35.69669</text:p>
          </table:table-cell>
          <table:table-cell office:value-type="float" office:value="0" calcext:value-type="float">
            <text:p>0</text:p>
          </table:table-cell>
          <table:table-cell office:value-type="float" office:value="-0.000006568061" calcext:value-type="float">
            <text:p>-6.56806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81623" calcext:value-type="float">
            <text:p>-3.481623</text:p>
          </table:table-cell>
          <table:table-cell office:value-type="float" office:value="0" calcext:value-type="float">
            <text:p>0</text:p>
          </table:table-cell>
          <table:table-cell office:value-type="float" office:value="3.263059" calcext:value-type="float">
            <text:p>3.26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499.8124" calcext:value-type="float">
            <text:p>499.8124</text:p>
          </table:table-cell>
          <table:table-cell office:value-type="float" office:value="13129.73" calcext:value-type="float">
            <text:p>1312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75376" calcext:value-type="float">
            <text:p>-4.075376</text:p>
          </table:table-cell>
          <table:table-cell office:value-type="float" office:value="9.401926" calcext:value-type="float">
            <text:p>9.401926</text:p>
          </table:table-cell>
          <table:table-cell office:value-type="float" office:value="0" calcext:value-type="float">
            <text:p>0</text:p>
          </table:table-cell>
          <table:table-cell office:value-type="float" office:value="102.3229" calcext:value-type="float">
            <text:p>102.3229</text:p>
          </table:table-cell>
          <table:table-cell office:value-type="float" office:value="90.75562" calcext:value-type="float">
            <text:p>90.75562</text:p>
          </table:table-cell>
          <table:table-cell office:value-type="float" office:value="0.009259269" calcext:value-type="float">
            <text:p>0.0092592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4812782" calcext:value-type="float">
            <text:p>-0.004812782</text:p>
          </table:table-cell>
          <table:table-cell office:value-type="float" office:value="370" calcext:value-type="float">
            <text:p>370</text:p>
          </table:table-cell>
          <table:table-cell office:value-type="float" office:value="-4.061304" calcext:value-type="float">
            <text:p>-4.061304</text:p>
          </table:table-cell>
          <table:table-cell office:value-type="float" office:value="0" calcext:value-type="float">
            <text:p>0</text:p>
          </table:table-cell>
          <table:table-cell office:value-type="float" office:value="339.421" calcext:value-type="float">
            <text:p>339.421</text:p>
          </table:table-cell>
          <table:table-cell office:value-type="float" office:value="1180.255" calcext:value-type="float">
            <text:p>1180.255</text:p>
          </table:table-cell>
          <table:table-cell office:value-type="float" office:value="1464.234" calcext:value-type="float">
            <text:p>1464.234</text:p>
          </table:table-cell>
          <table:table-cell office:value-type="float" office:value="1298.441" calcext:value-type="float">
            <text:p>1298.441</text:p>
          </table:table-cell>
          <table:table-cell office:value-type="float" office:value="779.248" calcext:value-type="float">
            <text:p>779.248</text:p>
          </table:table-cell>
          <table:table-cell office:value-type="float" office:value="1085.608" calcext:value-type="float">
            <text:p>1085.608</text:p>
          </table:table-cell>
          <table:table-cell office:value-type="float" office:value="417.8932" calcext:value-type="float">
            <text:p>417.8932</text:p>
          </table:table-cell>
          <table:table-cell office:value-type="float" office:value="1864.162" calcext:value-type="float">
            <text:p>1864.162</text:p>
          </table:table-cell>
          <table:table-cell office:value-type="float" office:value="2096.732" calcext:value-type="float">
            <text:p>2096.732</text:p>
          </table:table-cell>
          <table:table-cell office:value-type="float" office:value="1673.265" calcext:value-type="float">
            <text:p>1673.265</text:p>
          </table:table-cell>
          <table:table-cell office:value-type="float" office:value="585.7525" calcext:value-type="float">
            <text:p>585.7525</text:p>
          </table:table-cell>
          <table:table-cell office:value-type="float" office:value="575.2587" calcext:value-type="float">
            <text:p>575.2587</text:p>
          </table:table-cell>
          <table:table-cell office:value-type="float" office:value="142.8167" calcext:value-type="float">
            <text:p>142.8167</text:p>
          </table:table-cell>
          <table:table-cell office:value-type="float" office:value="35.69672" calcext:value-type="float">
            <text:p>35.69672</text:p>
          </table:table-cell>
          <table:table-cell office:value-type="float" office:value="0" calcext:value-type="float">
            <text:p>0</text:p>
          </table:table-cell>
          <table:table-cell office:value-type="float" office:value="-0.000006574428" calcext:value-type="float">
            <text:p>-6.57442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49316" calcext:value-type="float">
            <text:p>-3.649316</text:p>
          </table:table-cell>
          <table:table-cell office:value-type="float" office:value="0" calcext:value-type="float">
            <text:p>0</text:p>
          </table:table-cell>
          <table:table-cell office:value-type="float" office:value="3.210249" calcext:value-type="float">
            <text:p>3.21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499.6729" calcext:value-type="float">
            <text:p>499.6729</text:p>
          </table:table-cell>
          <table:table-cell office:value-type="float" office:value="13129.73" calcext:value-type="float">
            <text:p>1312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51643" calcext:value-type="float">
            <text:p>-4.251643</text:p>
          </table:table-cell>
          <table:table-cell office:value-type="float" office:value="11.08256" calcext:value-type="float">
            <text:p>11.08256</text:p>
          </table:table-cell>
          <table:table-cell office:value-type="float" office:value="0" calcext:value-type="float">
            <text:p>0</text:p>
          </table:table-cell>
          <table:table-cell office:value-type="float" office:value="102.2554" calcext:value-type="float">
            <text:p>102.2554</text:p>
          </table:table-cell>
          <table:table-cell office:value-type="float" office:value="90.74355" calcext:value-type="float">
            <text:p>90.74355</text:p>
          </table:table-cell>
          <table:table-cell office:value-type="float" office:value="0.009887434" calcext:value-type="float">
            <text:p>0.0098874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236026" calcext:value-type="float">
            <text:p>-4.236026</text:p>
          </table:table-cell>
          <table:table-cell office:value-type="float" office:value="0" calcext:value-type="float">
            <text:p>0</text:p>
          </table:table-cell>
          <table:table-cell office:value-type="float" office:value="339.4353" calcext:value-type="float">
            <text:p>339.4353</text:p>
          </table:table-cell>
          <table:table-cell office:value-type="float" office:value="1180.218" calcext:value-type="float">
            <text:p>1180.218</text:p>
          </table:table-cell>
          <table:table-cell office:value-type="float" office:value="1464.18" calcext:value-type="float">
            <text:p>1464.18</text:p>
          </table:table-cell>
          <table:table-cell office:value-type="float" office:value="1298.428" calcext:value-type="float">
            <text:p>1298.428</text:p>
          </table:table-cell>
          <table:table-cell office:value-type="float" office:value="779.2377" calcext:value-type="float">
            <text:p>779.2377</text:p>
          </table:table-cell>
          <table:table-cell office:value-type="float" office:value="1085.6" calcext:value-type="float">
            <text:p>1085.6</text:p>
          </table:table-cell>
          <table:table-cell office:value-type="float" office:value="417.8894" calcext:value-type="float">
            <text:p>417.8894</text:p>
          </table:table-cell>
          <table:table-cell office:value-type="float" office:value="1864.155" calcext:value-type="float">
            <text:p>1864.155</text:p>
          </table:table-cell>
          <table:table-cell office:value-type="float" office:value="2096.727" calcext:value-type="float">
            <text:p>2096.727</text:p>
          </table:table-cell>
          <table:table-cell office:value-type="float" office:value="1673.264" calcext:value-type="float">
            <text:p>1673.264</text:p>
          </table:table-cell>
          <table:table-cell office:value-type="float" office:value="585.7519" calcext:value-type="float">
            <text:p>585.7519</text:p>
          </table:table-cell>
          <table:table-cell office:value-type="float" office:value="575.258" calcext:value-type="float">
            <text:p>575.258</text:p>
          </table:table-cell>
          <table:table-cell office:value-type="float" office:value="142.8167" calcext:value-type="float">
            <text:p>142.8167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6581621" calcext:value-type="float">
            <text:p>-6.58162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82887" calcext:value-type="float">
            <text:p>-3.782887</text:p>
          </table:table-cell>
          <table:table-cell office:value-type="float" office:value="0" calcext:value-type="float">
            <text:p>0</text:p>
          </table:table-cell>
          <table:table-cell office:value-type="float" office:value="3.169118" calcext:value-type="float">
            <text:p>3.169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499.5366" calcext:value-type="float">
            <text:p>499.5366</text:p>
          </table:table-cell>
          <table:table-cell office:value-type="float" office:value="13129.73" calcext:value-type="float">
            <text:p>1312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07948" calcext:value-type="float">
            <text:p>-4.407948</text:p>
          </table:table-cell>
          <table:table-cell office:value-type="float" office:value="11.90149" calcext:value-type="float">
            <text:p>11.90149</text:p>
          </table:table-cell>
          <table:table-cell office:value-type="float" office:value="0" calcext:value-type="float">
            <text:p>0</text:p>
          </table:table-cell>
          <table:table-cell office:value-type="float" office:value="102.1743" calcext:value-type="float">
            <text:p>102.1743</text:p>
          </table:table-cell>
          <table:table-cell office:value-type="float" office:value="90.72757" calcext:value-type="float">
            <text:p>90.72757</text:p>
          </table:table-cell>
          <table:table-cell office:value-type="float" office:value="0.01047857" calcext:value-type="float">
            <text:p>0.010478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39174" calcext:value-type="float">
            <text:p>-4.39174</text:p>
          </table:table-cell>
          <table:table-cell office:value-type="float" office:value="0" calcext:value-type="float">
            <text:p>0</text:p>
          </table:table-cell>
          <table:table-cell office:value-type="float" office:value="339.4485" calcext:value-type="float">
            <text:p>339.4485</text:p>
          </table:table-cell>
          <table:table-cell office:value-type="float" office:value="1180.18" calcext:value-type="float">
            <text:p>1180.18</text:p>
          </table:table-cell>
          <table:table-cell office:value-type="float" office:value="1464.134" calcext:value-type="float">
            <text:p>1464.134</text:p>
          </table:table-cell>
          <table:table-cell office:value-type="float" office:value="1298.416" calcext:value-type="float">
            <text:p>1298.416</text:p>
          </table:table-cell>
          <table:table-cell office:value-type="float" office:value="779.2277" calcext:value-type="float">
            <text:p>779.2277</text:p>
          </table:table-cell>
          <table:table-cell office:value-type="float" office:value="1085.592" calcext:value-type="float">
            <text:p>1085.592</text:p>
          </table:table-cell>
          <table:table-cell office:value-type="float" office:value="417.8859" calcext:value-type="float">
            <text:p>417.8859</text:p>
          </table:table-cell>
          <table:table-cell office:value-type="float" office:value="1864.148" calcext:value-type="float">
            <text:p>1864.148</text:p>
          </table:table-cell>
          <table:table-cell office:value-type="float" office:value="2096.722" calcext:value-type="float">
            <text:p>2096.722</text:p>
          </table:table-cell>
          <table:table-cell office:value-type="float" office:value="1673.262" calcext:value-type="float">
            <text:p>1673.262</text:p>
          </table:table-cell>
          <table:table-cell office:value-type="float" office:value="585.7513" calcext:value-type="float">
            <text:p>585.7513</text:p>
          </table:table-cell>
          <table:table-cell office:value-type="float" office:value="575.2573" calcext:value-type="float">
            <text:p>575.2573</text:p>
          </table:table-cell>
          <table:table-cell office:value-type="float" office:value="142.8166" calcext:value-type="float">
            <text:p>142.816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6703207" calcext:value-type="float">
            <text:p>-6.70320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12179" calcext:value-type="float">
            <text:p>-3.912179</text:p>
          </table:table-cell>
          <table:table-cell office:value-type="float" office:value="0" calcext:value-type="float">
            <text:p>0</text:p>
          </table:table-cell>
          <table:table-cell office:value-type="float" office:value="3.142711" calcext:value-type="float">
            <text:p>3.14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499.4457" calcext:value-type="float">
            <text:p>499.4457</text:p>
          </table:table-cell>
          <table:table-cell office:value-type="float" office:value="13129.73" calcext:value-type="float">
            <text:p>1312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29436" calcext:value-type="float">
            <text:p>-4.529436</text:p>
          </table:table-cell>
          <table:table-cell office:value-type="float" office:value="12.24701" calcext:value-type="float">
            <text:p>12.24701</text:p>
          </table:table-cell>
          <table:table-cell office:value-type="float" office:value="0" calcext:value-type="float">
            <text:p>0</text:p>
          </table:table-cell>
          <table:table-cell office:value-type="float" office:value="102.1271" calcext:value-type="float">
            <text:p>102.1271</text:p>
          </table:table-cell>
          <table:table-cell office:value-type="float" office:value="90.72289" calcext:value-type="float">
            <text:p>90.72289</text:p>
          </table:table-cell>
          <table:table-cell office:value-type="float" office:value="0.01098716" calcext:value-type="float">
            <text:p>0.01098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51272" calcext:value-type="float">
            <text:p>-4.51272</text:p>
          </table:table-cell>
          <table:table-cell office:value-type="float" office:value="0" calcext:value-type="float">
            <text:p>0</text:p>
          </table:table-cell>
          <table:table-cell office:value-type="float" office:value="339.4586" calcext:value-type="float">
            <text:p>339.4586</text:p>
          </table:table-cell>
          <table:table-cell office:value-type="float" office:value="1180.161" calcext:value-type="float">
            <text:p>1180.161</text:p>
          </table:table-cell>
          <table:table-cell office:value-type="float" office:value="1464.102" calcext:value-type="float">
            <text:p>1464.102</text:p>
          </table:table-cell>
          <table:table-cell office:value-type="float" office:value="1298.405" calcext:value-type="float">
            <text:p>1298.405</text:p>
          </table:table-cell>
          <table:table-cell office:value-type="float" office:value="779.2181" calcext:value-type="float">
            <text:p>779.2181</text:p>
          </table:table-cell>
          <table:table-cell office:value-type="float" office:value="1085.585" calcext:value-type="float">
            <text:p>1085.585</text:p>
          </table:table-cell>
          <table:table-cell office:value-type="float" office:value="417.8824" calcext:value-type="float">
            <text:p>417.8824</text:p>
          </table:table-cell>
          <table:table-cell office:value-type="float" office:value="1864.142" calcext:value-type="float">
            <text:p>1864.142</text:p>
          </table:table-cell>
          <table:table-cell office:value-type="float" office:value="2096.717" calcext:value-type="float">
            <text:p>2096.717</text:p>
          </table:table-cell>
          <table:table-cell office:value-type="float" office:value="1673.26" calcext:value-type="float">
            <text:p>1673.26</text:p>
          </table:table-cell>
          <table:table-cell office:value-type="float" office:value="585.7507" calcext:value-type="float">
            <text:p>585.7507</text:p>
          </table:table-cell>
          <table:table-cell office:value-type="float" office:value="575.2565" calcext:value-type="float">
            <text:p>575.2565</text:p>
          </table:table-cell>
          <table:table-cell office:value-type="float" office:value="142.8166" calcext:value-type="float">
            <text:p>142.816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6730687" calcext:value-type="float">
            <text:p>-6.73068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05043" calcext:value-type="float">
            <text:p>-4.005043</text:p>
          </table:table-cell>
          <table:table-cell office:value-type="float" office:value="0" calcext:value-type="float">
            <text:p>0</text:p>
          </table:table-cell>
          <table:table-cell office:value-type="float" office:value="3.114599" calcext:value-type="float">
            <text:p>3.114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499.3458" calcext:value-type="float">
            <text:p>499.3458</text:p>
          </table:table-cell>
          <table:table-cell office:value-type="float" office:value="13129.73" calcext:value-type="float">
            <text:p>1312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53583" calcext:value-type="float">
            <text:p>-4.653583</text:p>
          </table:table-cell>
          <table:table-cell office:value-type="float" office:value="14.09732" calcext:value-type="float">
            <text:p>14.09732</text:p>
          </table:table-cell>
          <table:table-cell office:value-type="float" office:value="0" calcext:value-type="float">
            <text:p>0</text:p>
          </table:table-cell>
          <table:table-cell office:value-type="float" office:value="102.0649" calcext:value-type="float">
            <text:p>102.0649</text:p>
          </table:table-cell>
          <table:table-cell office:value-type="float" office:value="90.70846" calcext:value-type="float">
            <text:p>90.70846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63636" calcext:value-type="float">
            <text:p>-4.63636</text:p>
          </table:table-cell>
          <table:table-cell office:value-type="float" office:value="0" calcext:value-type="float">
            <text:p>0</text:p>
          </table:table-cell>
          <table:table-cell office:value-type="float" office:value="339.468" calcext:value-type="float">
            <text:p>339.468</text:p>
          </table:table-cell>
          <table:table-cell office:value-type="float" office:value="1180.137" calcext:value-type="float">
            <text:p>1180.137</text:p>
          </table:table-cell>
          <table:table-cell office:value-type="float" office:value="1464.073" calcext:value-type="float">
            <text:p>1464.073</text:p>
          </table:table-cell>
          <table:table-cell office:value-type="float" office:value="1298.397" calcext:value-type="float">
            <text:p>1298.397</text:p>
          </table:table-cell>
          <table:table-cell office:value-type="float" office:value="779.2095" calcext:value-type="float">
            <text:p>779.2095</text:p>
          </table:table-cell>
          <table:table-cell office:value-type="float" office:value="1085.578" calcext:value-type="float">
            <text:p>1085.578</text:p>
          </table:table-cell>
          <table:table-cell office:value-type="float" office:value="417.8792" calcext:value-type="float">
            <text:p>417.8792</text:p>
          </table:table-cell>
          <table:table-cell office:value-type="float" office:value="1864.137" calcext:value-type="float">
            <text:p>1864.137</text:p>
          </table:table-cell>
          <table:table-cell office:value-type="float" office:value="2096.713" calcext:value-type="float">
            <text:p>2096.713</text:p>
          </table:table-cell>
          <table:table-cell office:value-type="float" office:value="1673.258" calcext:value-type="float">
            <text:p>1673.258</text:p>
          </table:table-cell>
          <table:table-cell office:value-type="float" office:value="585.7502" calcext:value-type="float">
            <text:p>585.7502</text:p>
          </table:table-cell>
          <table:table-cell office:value-type="float" office:value="575.2558" calcext:value-type="float">
            <text:p>575.2558</text:p>
          </table:table-cell>
          <table:table-cell office:value-type="float" office:value="142.8166" calcext:value-type="float">
            <text:p>142.816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6986876" calcext:value-type="float">
            <text:p>-6.98687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02963" calcext:value-type="float">
            <text:p>-4.102963</text:p>
          </table:table-cell>
          <table:table-cell office:value-type="float" office:value="0" calcext:value-type="float">
            <text:p>0</text:p>
          </table:table-cell>
          <table:table-cell office:value-type="float" office:value="3.088793" calcext:value-type="float">
            <text:p>3.088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499.2802" calcext:value-type="float">
            <text:p>499.2802</text:p>
          </table:table-cell>
          <table:table-cell office:value-type="float" office:value="13129.73" calcext:value-type="float">
            <text:p>1312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51975" calcext:value-type="float">
            <text:p>-4.751975</text:p>
          </table:table-cell>
          <table:table-cell office:value-type="float" office:value="13.8894" calcext:value-type="float">
            <text:p>13.8894</text:p>
          </table:table-cell>
          <table:table-cell office:value-type="float" office:value="0" calcext:value-type="float">
            <text:p>0</text:p>
          </table:table-cell>
          <table:table-cell office:value-type="float" office:value="102.0178" calcext:value-type="float">
            <text:p>102.0178</text:p>
          </table:table-cell>
          <table:table-cell office:value-type="float" office:value="90.70531" calcext:value-type="float">
            <text:p>90.70531</text:p>
          </table:table-cell>
          <table:table-cell office:value-type="float" office:value="0.01190851" calcext:value-type="float">
            <text:p>0.011908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734337" calcext:value-type="float">
            <text:p>-4.734337</text:p>
          </table:table-cell>
          <table:table-cell office:value-type="float" office:value="0" calcext:value-type="float">
            <text:p>0</text:p>
          </table:table-cell>
          <table:table-cell office:value-type="float" office:value="339.4757" calcext:value-type="float">
            <text:p>339.4757</text:p>
          </table:table-cell>
          <table:table-cell office:value-type="float" office:value="1180.124" calcext:value-type="float">
            <text:p>1180.124</text:p>
          </table:table-cell>
          <table:table-cell office:value-type="float" office:value="1464.05" calcext:value-type="float">
            <text:p>1464.05</text:p>
          </table:table-cell>
          <table:table-cell office:value-type="float" office:value="1298.391" calcext:value-type="float">
            <text:p>1298.391</text:p>
          </table:table-cell>
          <table:table-cell office:value-type="float" office:value="779.2028" calcext:value-type="float">
            <text:p>779.2028</text:p>
          </table:table-cell>
          <table:table-cell office:value-type="float" office:value="1085.573" calcext:value-type="float">
            <text:p>1085.573</text:p>
          </table:table-cell>
          <table:table-cell office:value-type="float" office:value="417.8763" calcext:value-type="float">
            <text:p>417.8763</text:p>
          </table:table-cell>
          <table:table-cell office:value-type="float" office:value="1864.132" calcext:value-type="float">
            <text:p>1864.132</text:p>
          </table:table-cell>
          <table:table-cell office:value-type="float" office:value="2096.708" calcext:value-type="float">
            <text:p>2096.708</text:p>
          </table:table-cell>
          <table:table-cell office:value-type="float" office:value="1673.257" calcext:value-type="float">
            <text:p>1673.257</text:p>
          </table:table-cell>
          <table:table-cell office:value-type="float" office:value="585.7496" calcext:value-type="float">
            <text:p>585.7496</text:p>
          </table:table-cell>
          <table:table-cell office:value-type="float" office:value="575.2551" calcext:value-type="float">
            <text:p>575.2551</text:p>
          </table:table-cell>
          <table:table-cell office:value-type="float" office:value="142.8166" calcext:value-type="float">
            <text:p>142.816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6987394" calcext:value-type="float">
            <text:p>-6.98739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71803" calcext:value-type="float">
            <text:p>-4.171803</text:p>
          </table:table-cell>
          <table:table-cell office:value-type="float" office:value="0" calcext:value-type="float">
            <text:p>0</text:p>
          </table:table-cell>
          <table:table-cell office:value-type="float" office:value="3.059579" calcext:value-type="float">
            <text:p>3.059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499.1901" calcext:value-type="float">
            <text:p>499.1901</text:p>
          </table:table-cell>
          <table:table-cell office:value-type="float" office:value="13129.74" calcext:value-type="float">
            <text:p>1312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59238" calcext:value-type="float">
            <text:p>-4.859238</text:p>
          </table:table-cell>
          <table:table-cell office:value-type="float" office:value="13.83954" calcext:value-type="float">
            <text:p>13.83954</text:p>
          </table:table-cell>
          <table:table-cell office:value-type="float" office:value="0" calcext:value-type="float">
            <text:p>0</text:p>
          </table:table-cell>
          <table:table-cell office:value-type="float" office:value="101.9415" calcext:value-type="float">
            <text:p>101.9415</text:p>
          </table:table-cell>
          <table:table-cell office:value-type="float" office:value="90.69062" calcext:value-type="float">
            <text:p>90.69062</text:p>
          </table:table-cell>
          <table:table-cell office:value-type="float" office:value="0.01234195" calcext:value-type="float">
            <text:p>0.012341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841167" calcext:value-type="float">
            <text:p>-4.841167</text:p>
          </table:table-cell>
          <table:table-cell office:value-type="float" office:value="0" calcext:value-type="float">
            <text:p>0</text:p>
          </table:table-cell>
          <table:table-cell office:value-type="float" office:value="339.4868" calcext:value-type="float">
            <text:p>339.4868</text:p>
          </table:table-cell>
          <table:table-cell office:value-type="float" office:value="1180.1" calcext:value-type="float">
            <text:p>1180.1</text:p>
          </table:table-cell>
          <table:table-cell office:value-type="float" office:value="1464.024" calcext:value-type="float">
            <text:p>1464.024</text:p>
          </table:table-cell>
          <table:table-cell office:value-type="float" office:value="1298.386" calcext:value-type="float">
            <text:p>1298.386</text:p>
          </table:table-cell>
          <table:table-cell office:value-type="float" office:value="779.1976" calcext:value-type="float">
            <text:p>779.1976</text:p>
          </table:table-cell>
          <table:table-cell office:value-type="float" office:value="1085.569" calcext:value-type="float">
            <text:p>1085.569</text:p>
          </table:table-cell>
          <table:table-cell office:value-type="float" office:value="417.8735" calcext:value-type="float">
            <text:p>417.8735</text:p>
          </table:table-cell>
          <table:table-cell office:value-type="float" office:value="1864.128" calcext:value-type="float">
            <text:p>1864.128</text:p>
          </table:table-cell>
          <table:table-cell office:value-type="float" office:value="2096.704" calcext:value-type="float">
            <text:p>2096.704</text:p>
          </table:table-cell>
          <table:table-cell office:value-type="float" office:value="1673.255" calcext:value-type="float">
            <text:p>1673.255</text:p>
          </table:table-cell>
          <table:table-cell office:value-type="float" office:value="585.749" calcext:value-type="float">
            <text:p>585.749</text:p>
          </table:table-cell>
          <table:table-cell office:value-type="float" office:value="575.2544" calcext:value-type="float">
            <text:p>575.2544</text:p>
          </table:table-cell>
          <table:table-cell office:value-type="float" office:value="142.8166" calcext:value-type="float">
            <text:p>142.816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701085" calcext:value-type="float">
            <text:p>-7.0108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56917" calcext:value-type="float">
            <text:p>-4.256917</text:p>
          </table:table-cell>
          <table:table-cell office:value-type="float" office:value="0" calcext:value-type="float">
            <text:p>0</text:p>
          </table:table-cell>
          <table:table-cell office:value-type="float" office:value="3.037796" calcext:value-type="float">
            <text:p>3.037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499.0663" calcext:value-type="float">
            <text:p>499.0663</text:p>
          </table:table-cell>
          <table:table-cell office:value-type="float" office:value="13129.76" calcext:value-type="float">
            <text:p>1312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87585" calcext:value-type="float">
            <text:p>-4.987585</text:p>
          </table:table-cell>
          <table:table-cell office:value-type="float" office:value="10.90774" calcext:value-type="float">
            <text:p>10.90774</text:p>
          </table:table-cell>
          <table:table-cell office:value-type="float" office:value="0" calcext:value-type="float">
            <text:p>0</text:p>
          </table:table-cell>
          <table:table-cell office:value-type="float" office:value="101.8071" calcext:value-type="float">
            <text:p>101.8071</text:p>
          </table:table-cell>
          <table:table-cell office:value-type="float" office:value="90.65855" calcext:value-type="float">
            <text:p>90.65855</text:p>
          </table:table-cell>
          <table:table-cell office:value-type="float" office:value="0.01280994" calcext:value-type="float">
            <text:p>0.01280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4.969046" calcext:value-type="float">
            <text:p>-4.969046</text:p>
          </table:table-cell>
          <table:table-cell office:value-type="float" office:value="0" calcext:value-type="float">
            <text:p>0</text:p>
          </table:table-cell>
          <table:table-cell office:value-type="float" office:value="339.5048" calcext:value-type="float">
            <text:p>339.5048</text:p>
          </table:table-cell>
          <table:table-cell office:value-type="float" office:value="1180.066" calcext:value-type="float">
            <text:p>1180.066</text:p>
          </table:table-cell>
          <table:table-cell office:value-type="float" office:value="1463.996" calcext:value-type="float">
            <text:p>1463.996</text:p>
          </table:table-cell>
          <table:table-cell office:value-type="float" office:value="1298.38" calcext:value-type="float">
            <text:p>1298.38</text:p>
          </table:table-cell>
          <table:table-cell office:value-type="float" office:value="779.1926" calcext:value-type="float">
            <text:p>779.1926</text:p>
          </table:table-cell>
          <table:table-cell office:value-type="float" office:value="1085.565" calcext:value-type="float">
            <text:p>1085.565</text:p>
          </table:table-cell>
          <table:table-cell office:value-type="float" office:value="417.8708" calcext:value-type="float">
            <text:p>417.8708</text:p>
          </table:table-cell>
          <table:table-cell office:value-type="float" office:value="1864.124" calcext:value-type="float">
            <text:p>1864.124</text:p>
          </table:table-cell>
          <table:table-cell office:value-type="float" office:value="2096.7" calcext:value-type="float">
            <text:p>2096.7</text:p>
          </table:table-cell>
          <table:table-cell office:value-type="float" office:value="1673.253" calcext:value-type="float">
            <text:p>1673.253</text:p>
          </table:table-cell>
          <table:table-cell office:value-type="float" office:value="585.7484" calcext:value-type="float">
            <text:p>585.7484</text:p>
          </table:table-cell>
          <table:table-cell office:value-type="float" office:value="575.2537" calcext:value-type="float">
            <text:p>575.2537</text:p>
          </table:table-cell>
          <table:table-cell office:value-type="float" office:value="142.8165" calcext:value-type="float">
            <text:p>142.8165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7015134" calcext:value-type="float">
            <text:p>-7.0151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363071" calcext:value-type="float">
            <text:p>-4.363071</text:p>
          </table:table-cell>
          <table:table-cell office:value-type="float" office:value="0" calcext:value-type="float">
            <text:p>0</text:p>
          </table:table-cell>
          <table:table-cell office:value-type="float" office:value="3.016039" calcext:value-type="float">
            <text:p>3.016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498.9448" calcext:value-type="float">
            <text:p>498.9448</text:p>
          </table:table-cell>
          <table:table-cell office:value-type="float" office:value="13129.77" calcext:value-type="float">
            <text:p>13129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19636" calcext:value-type="float">
            <text:p>-5.119636</text:p>
          </table:table-cell>
          <table:table-cell office:value-type="float" office:value="11.39477" calcext:value-type="float">
            <text:p>11.39477</text:p>
          </table:table-cell>
          <table:table-cell office:value-type="float" office:value="0" calcext:value-type="float">
            <text:p>0</text:p>
          </table:table-cell>
          <table:table-cell office:value-type="float" office:value="101.7213" calcext:value-type="float">
            <text:p>101.7213</text:p>
          </table:table-cell>
          <table:table-cell office:value-type="float" office:value="90.63895" calcext:value-type="float">
            <text:p>90.63895</text:p>
          </table:table-cell>
          <table:table-cell office:value-type="float" office:value="0.0133258" calcext:value-type="float">
            <text:p>0.01332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5.100581" calcext:value-type="float">
            <text:p>-5.100581</text:p>
          </table:table-cell>
          <table:table-cell office:value-type="float" office:value="0" calcext:value-type="float">
            <text:p>0</text:p>
          </table:table-cell>
          <table:table-cell office:value-type="float" office:value="339.5178" calcext:value-type="float">
            <text:p>339.5178</text:p>
          </table:table-cell>
          <table:table-cell office:value-type="float" office:value="1180.031" calcext:value-type="float">
            <text:p>1180.031</text:p>
          </table:table-cell>
          <table:table-cell office:value-type="float" office:value="1463.96" calcext:value-type="float">
            <text:p>1463.96</text:p>
          </table:table-cell>
          <table:table-cell office:value-type="float" office:value="1298.373" calcext:value-type="float">
            <text:p>1298.373</text:p>
          </table:table-cell>
          <table:table-cell office:value-type="float" office:value="779.187" calcext:value-type="float">
            <text:p>779.187</text:p>
          </table:table-cell>
          <table:table-cell office:value-type="float" office:value="1085.56" calcext:value-type="float">
            <text:p>1085.56</text:p>
          </table:table-cell>
          <table:table-cell office:value-type="float" office:value="417.8681" calcext:value-type="float">
            <text:p>417.8681</text:p>
          </table:table-cell>
          <table:table-cell office:value-type="float" office:value="1864.119" calcext:value-type="float">
            <text:p>1864.119</text:p>
          </table:table-cell>
          <table:table-cell office:value-type="float" office:value="2096.696" calcext:value-type="float">
            <text:p>2096.696</text:p>
          </table:table-cell>
          <table:table-cell office:value-type="float" office:value="1673.252" calcext:value-type="float">
            <text:p>1673.252</text:p>
          </table:table-cell>
          <table:table-cell office:value-type="float" office:value="585.7479" calcext:value-type="float">
            <text:p>585.7479</text:p>
          </table:table-cell>
          <table:table-cell office:value-type="float" office:value="575.253" calcext:value-type="float">
            <text:p>575.253</text:p>
          </table:table-cell>
          <table:table-cell office:value-type="float" office:value="142.8165" calcext:value-type="float">
            <text:p>142.8165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7042671" calcext:value-type="float">
            <text:p>-7.04267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73232" calcext:value-type="float">
            <text:p>-4.473232</text:p>
          </table:table-cell>
          <table:table-cell office:value-type="float" office:value="0" calcext:value-type="float">
            <text:p>0</text:p>
          </table:table-cell>
          <table:table-cell office:value-type="float" office:value="2.994666" calcext:value-type="float">
            <text:p>2.994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498.8723" calcext:value-type="float">
            <text:p>498.8723</text:p>
          </table:table-cell>
          <table:table-cell office:value-type="float" office:value="13129.77" calcext:value-type="float">
            <text:p>13129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17835" calcext:value-type="float">
            <text:p>-5.217835</text:p>
          </table:table-cell>
          <table:table-cell office:value-type="float" office:value="13.00853" calcext:value-type="float">
            <text:p>13.00853</text:p>
          </table:table-cell>
          <table:table-cell office:value-type="float" office:value="0" calcext:value-type="float">
            <text:p>0</text:p>
          </table:table-cell>
          <table:table-cell office:value-type="float" office:value="101.6738" calcext:value-type="float">
            <text:p>101.6738</text:p>
          </table:table-cell>
          <table:table-cell office:value-type="float" office:value="90.63433" calcext:value-type="float">
            <text:p>90.63433</text:p>
          </table:table-cell>
          <table:table-cell office:value-type="float" office:value="0.01375609" calcext:value-type="float">
            <text:p>0.013756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5.198349" calcext:value-type="float">
            <text:p>-5.198349</text:p>
          </table:table-cell>
          <table:table-cell office:value-type="float" office:value="0" calcext:value-type="float">
            <text:p>0</text:p>
          </table:table-cell>
          <table:table-cell office:value-type="float" office:value="339.5261" calcext:value-type="float">
            <text:p>339.5261</text:p>
          </table:table-cell>
          <table:table-cell office:value-type="float" office:value="1180.014" calcext:value-type="float">
            <text:p>1180.014</text:p>
          </table:table-cell>
          <table:table-cell office:value-type="float" office:value="1463.933" calcext:value-type="float">
            <text:p>1463.933</text:p>
          </table:table-cell>
          <table:table-cell office:value-type="float" office:value="1298.367" calcext:value-type="float">
            <text:p>1298.367</text:p>
          </table:table-cell>
          <table:table-cell office:value-type="float" office:value="779.1814" calcext:value-type="float">
            <text:p>779.1814</text:p>
          </table:table-cell>
          <table:table-cell office:value-type="float" office:value="1085.556" calcext:value-type="float">
            <text:p>1085.556</text:p>
          </table:table-cell>
          <table:table-cell office:value-type="float" office:value="417.8654" calcext:value-type="float">
            <text:p>417.8654</text:p>
          </table:table-cell>
          <table:table-cell office:value-type="float" office:value="1864.115" calcext:value-type="float">
            <text:p>1864.115</text:p>
          </table:table-cell>
          <table:table-cell office:value-type="float" office:value="2096.692" calcext:value-type="float">
            <text:p>2096.692</text:p>
          </table:table-cell>
          <table:table-cell office:value-type="float" office:value="1673.25" calcext:value-type="float">
            <text:p>1673.25</text:p>
          </table:table-cell>
          <table:table-cell office:value-type="float" office:value="585.7473" calcext:value-type="float">
            <text:p>585.7473</text:p>
          </table:table-cell>
          <table:table-cell office:value-type="float" office:value="575.2524" calcext:value-type="float">
            <text:p>575.2524</text:p>
          </table:table-cell>
          <table:table-cell office:value-type="float" office:value="142.8165" calcext:value-type="float">
            <text:p>142.8165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07042034" calcext:value-type="float">
            <text:p>-7.0420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4562" calcext:value-type="float">
            <text:p>-4.54562</text:p>
          </table:table-cell>
          <table:table-cell office:value-type="float" office:value="0" calcext:value-type="float">
            <text:p>0</text:p>
          </table:table-cell>
          <table:table-cell office:value-type="float" office:value="2.96926" calcext:value-type="float">
            <text:p>2.96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498.8107" calcext:value-type="float">
            <text:p>498.8107</text:p>
          </table:table-cell>
          <table:table-cell office:value-type="float" office:value="13129.78" calcext:value-type="float">
            <text:p>1312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5218" calcext:value-type="float">
            <text:p>-5.305218</text:p>
          </table:table-cell>
          <table:table-cell office:value-type="float" office:value="16.65535" calcext:value-type="float">
            <text:p>16.65535</text:p>
          </table:table-cell>
          <table:table-cell office:value-type="float" office:value="0" calcext:value-type="float">
            <text:p>0</text:p>
          </table:table-cell>
          <table:table-cell office:value-type="float" office:value="101.6242" calcext:value-type="float">
            <text:p>101.6242</text:p>
          </table:table-cell>
          <table:table-cell office:value-type="float" office:value="90.6279" calcext:value-type="float">
            <text:p>90.6279</text:p>
          </table:table-cell>
          <table:table-cell office:value-type="float" office:value="0.01413262" calcext:value-type="float">
            <text:p>0.014132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5729396" calcext:value-type="float">
            <text:p>-0.005729396</text:p>
          </table:table-cell>
          <table:table-cell office:value-type="float" office:value="370" calcext:value-type="float">
            <text:p>370</text:p>
          </table:table-cell>
          <table:table-cell office:value-type="float" office:value="-5.285357" calcext:value-type="float">
            <text:p>-5.285357</text:p>
          </table:table-cell>
          <table:table-cell office:value-type="float" office:value="0" calcext:value-type="float">
            <text:p>0</text:p>
          </table:table-cell>
          <table:table-cell office:value-type="float" office:value="339.5337" calcext:value-type="float">
            <text:p>339.5337</text:p>
          </table:table-cell>
          <table:table-cell office:value-type="float" office:value="1180.002" calcext:value-type="float">
            <text:p>1180.002</text:p>
          </table:table-cell>
          <table:table-cell office:value-type="float" office:value="1463.912" calcext:value-type="float">
            <text:p>1463.912</text:p>
          </table:table-cell>
          <table:table-cell office:value-type="float" office:value="1298.362" calcext:value-type="float">
            <text:p>1298.362</text:p>
          </table:table-cell>
          <table:table-cell office:value-type="float" office:value="779.1767" calcext:value-type="float">
            <text:p>779.1767</text:p>
          </table:table-cell>
          <table:table-cell office:value-type="float" office:value="1085.552" calcext:value-type="float">
            <text:p>1085.552</text:p>
          </table:table-cell>
          <table:table-cell office:value-type="float" office:value="417.8628" calcext:value-type="float">
            <text:p>417.8628</text:p>
          </table:table-cell>
          <table:table-cell office:value-type="float" office:value="1864.111" calcext:value-type="float">
            <text:p>1864.111</text:p>
          </table:table-cell>
          <table:table-cell office:value-type="float" office:value="2096.688" calcext:value-type="float">
            <text:p>2096.688</text:p>
          </table:table-cell>
          <table:table-cell office:value-type="float" office:value="1673.249" calcext:value-type="float">
            <text:p>1673.249</text:p>
          </table:table-cell>
          <table:table-cell office:value-type="float" office:value="585.7468" calcext:value-type="float">
            <text:p>585.7468</text:p>
          </table:table-cell>
          <table:table-cell office:value-type="float" office:value="575.2516" calcext:value-type="float">
            <text:p>575.2516</text:p>
          </table:table-cell>
          <table:table-cell office:value-type="float" office:value="142.8165" calcext:value-type="float">
            <text:p>142.8165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07041131" calcext:value-type="float">
            <text:p>-7.0411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07028" calcext:value-type="float">
            <text:p>-4.607028</text:p>
          </table:table-cell>
          <table:table-cell office:value-type="float" office:value="0" calcext:value-type="float">
            <text:p>0</text:p>
          </table:table-cell>
          <table:table-cell office:value-type="float" office:value="2.943636" calcext:value-type="float">
            <text:p>2.94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498.7717" calcext:value-type="float">
            <text:p>498.7717</text:p>
          </table:table-cell>
          <table:table-cell office:value-type="float" office:value="13129.78" calcext:value-type="float">
            <text:p>1312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91239" calcext:value-type="float">
            <text:p>-5.391239</text:p>
          </table:table-cell>
          <table:table-cell office:value-type="float" office:value="15.90469" calcext:value-type="float">
            <text:p>15.90469</text:p>
          </table:table-cell>
          <table:table-cell office:value-type="float" office:value="0" calcext:value-type="float">
            <text:p>0</text:p>
          </table:table-cell>
          <table:table-cell office:value-type="float" office:value="101.5909" calcext:value-type="float">
            <text:p>101.5909</text:p>
          </table:table-cell>
          <table:table-cell office:value-type="float" office:value="90.62624" calcext:value-type="float">
            <text:p>90.62624</text:p>
          </table:table-cell>
          <table:table-cell office:value-type="float" office:value="0.01444736" calcext:value-type="float">
            <text:p>0.014447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7222992" calcext:value-type="float">
            <text:p>-0.007222992</text:p>
          </table:table-cell>
          <table:table-cell office:value-type="float" office:value="370" calcext:value-type="float">
            <text:p>370</text:p>
          </table:table-cell>
          <table:table-cell office:value-type="float" office:value="-5.369569" calcext:value-type="float">
            <text:p>-5.369569</text:p>
          </table:table-cell>
          <table:table-cell office:value-type="float" office:value="0" calcext:value-type="float">
            <text:p>0</text:p>
          </table:table-cell>
          <table:table-cell office:value-type="float" office:value="339.5383" calcext:value-type="float">
            <text:p>339.5383</text:p>
          </table:table-cell>
          <table:table-cell office:value-type="float" office:value="1179.996" calcext:value-type="float">
            <text:p>1179.996</text:p>
          </table:table-cell>
          <table:table-cell office:value-type="float" office:value="1463.901" calcext:value-type="float">
            <text:p>1463.901</text:p>
          </table:table-cell>
          <table:table-cell office:value-type="float" office:value="1298.359" calcext:value-type="float">
            <text:p>1298.359</text:p>
          </table:table-cell>
          <table:table-cell office:value-type="float" office:value="779.1731" calcext:value-type="float">
            <text:p>779.1731</text:p>
          </table:table-cell>
          <table:table-cell office:value-type="float" office:value="1085.549" calcext:value-type="float">
            <text:p>1085.549</text:p>
          </table:table-cell>
          <table:table-cell office:value-type="float" office:value="417.8603" calcext:value-type="float">
            <text:p>417.8603</text:p>
          </table:table-cell>
          <table:table-cell office:value-type="float" office:value="1864.107" calcext:value-type="float">
            <text:p>1864.107</text:p>
          </table:table-cell>
          <table:table-cell office:value-type="float" office:value="2096.684" calcext:value-type="float">
            <text:p>2096.684</text:p>
          </table:table-cell>
          <table:table-cell office:value-type="float" office:value="1673.247" calcext:value-type="float">
            <text:p>1673.247</text:p>
          </table:table-cell>
          <table:table-cell office:value-type="float" office:value="585.7463" calcext:value-type="float">
            <text:p>585.7463</text:p>
          </table:table-cell>
          <table:table-cell office:value-type="float" office:value="575.251" calcext:value-type="float">
            <text:p>575.251</text:p>
          </table:table-cell>
          <table:table-cell office:value-type="float" office:value="142.8165" calcext:value-type="float">
            <text:p>142.8165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07040817" calcext:value-type="float">
            <text:p>-7.04081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49019" calcext:value-type="float">
            <text:p>-4.649019</text:p>
          </table:table-cell>
          <table:table-cell office:value-type="float" office:value="0" calcext:value-type="float">
            <text:p>0</text:p>
          </table:table-cell>
          <table:table-cell office:value-type="float" office:value="2.901385" calcext:value-type="float">
            <text:p>2.90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498.7079" calcext:value-type="float">
            <text:p>498.7079</text:p>
          </table:table-cell>
          <table:table-cell office:value-type="float" office:value="13129.78" calcext:value-type="float">
            <text:p>1312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88041" calcext:value-type="float">
            <text:p>-5.488041</text:p>
          </table:table-cell>
          <table:table-cell office:value-type="float" office:value="14.61003" calcext:value-type="float">
            <text:p>14.61003</text:p>
          </table:table-cell>
          <table:table-cell office:value-type="float" office:value="0" calcext:value-type="float">
            <text:p>0</text:p>
          </table:table-cell>
          <table:table-cell office:value-type="float" office:value="101.521" calcext:value-type="float">
            <text:p>101.521</text:p>
          </table:table-cell>
          <table:table-cell office:value-type="float" office:value="90.61381" calcext:value-type="float">
            <text:p>90.61381</text:p>
          </table:table-cell>
          <table:table-cell office:value-type="float" office:value="0.01476009" calcext:value-type="float">
            <text:p>0.014760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8834602" calcext:value-type="float">
            <text:p>-0.008834602</text:p>
          </table:table-cell>
          <table:table-cell office:value-type="float" office:value="370" calcext:value-type="float">
            <text:p>370</text:p>
          </table:table-cell>
          <table:table-cell office:value-type="float" office:value="-5.464447" calcext:value-type="float">
            <text:p>-5.464447</text:p>
          </table:table-cell>
          <table:table-cell office:value-type="float" office:value="0" calcext:value-type="float">
            <text:p>0</text:p>
          </table:table-cell>
          <table:table-cell office:value-type="float" office:value="339.5479" calcext:value-type="float">
            <text:p>339.5479</text:p>
          </table:table-cell>
          <table:table-cell office:value-type="float" office:value="1179.981" calcext:value-type="float">
            <text:p>1179.981</text:p>
          </table:table-cell>
          <table:table-cell office:value-type="float" office:value="1463.884" calcext:value-type="float">
            <text:p>1463.884</text:p>
          </table:table-cell>
          <table:table-cell office:value-type="float" office:value="1298.355" calcext:value-type="float">
            <text:p>1298.355</text:p>
          </table:table-cell>
          <table:table-cell office:value-type="float" office:value="779.1699" calcext:value-type="float">
            <text:p>779.1699</text:p>
          </table:table-cell>
          <table:table-cell office:value-type="float" office:value="1085.546" calcext:value-type="float">
            <text:p>1085.546</text:p>
          </table:table-cell>
          <table:table-cell office:value-type="float" office:value="417.8579" calcext:value-type="float">
            <text:p>417.8579</text:p>
          </table:table-cell>
          <table:table-cell office:value-type="float" office:value="1864.103" calcext:value-type="float">
            <text:p>1864.103</text:p>
          </table:table-cell>
          <table:table-cell office:value-type="float" office:value="2096.68" calcext:value-type="float">
            <text:p>2096.68</text:p>
          </table:table-cell>
          <table:table-cell office:value-type="float" office:value="1673.245" calcext:value-type="float">
            <text:p>1673.245</text:p>
          </table:table-cell>
          <table:table-cell office:value-type="float" office:value="585.7457" calcext:value-type="float">
            <text:p>585.7457</text:p>
          </table:table-cell>
          <table:table-cell office:value-type="float" office:value="575.2504" calcext:value-type="float">
            <text:p>575.2504</text:p>
          </table:table-cell>
          <table:table-cell office:value-type="float" office:value="142.8164" calcext:value-type="float">
            <text:p>142.8164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704105" calcext:value-type="float">
            <text:p>-7.041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07682" calcext:value-type="float">
            <text:p>-4.707682</text:p>
          </table:table-cell>
          <table:table-cell office:value-type="float" office:value="0" calcext:value-type="float">
            <text:p>0</text:p>
          </table:table-cell>
          <table:table-cell office:value-type="float" office:value="2.86517" calcext:value-type="float">
            <text:p>2.86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498.6566" calcext:value-type="float">
            <text:p>498.6566</text:p>
          </table:table-cell>
          <table:table-cell office:value-type="float" office:value="13129.79" calcext:value-type="float">
            <text:p>1312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67113" calcext:value-type="float">
            <text:p>-5.567113</text:p>
          </table:table-cell>
          <table:table-cell office:value-type="float" office:value="15.92178" calcext:value-type="float">
            <text:p>15.92178</text:p>
          </table:table-cell>
          <table:table-cell office:value-type="float" office:value="0" calcext:value-type="float">
            <text:p>0</text:p>
          </table:table-cell>
          <table:table-cell office:value-type="float" office:value="101.4768" calcext:value-type="float">
            <text:p>101.4768</text:p>
          </table:table-cell>
          <table:table-cell office:value-type="float" office:value="90.60862" calcext:value-type="float">
            <text:p>90.60862</text:p>
          </table:table-cell>
          <table:table-cell office:value-type="float" office:value="0.01505432" calcext:value-type="float">
            <text:p>0.015054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5.54251" calcext:value-type="float">
            <text:p>-5.54251</text:p>
          </table:table-cell>
          <table:table-cell office:value-type="float" office:value="0" calcext:value-type="float">
            <text:p>0</text:p>
          </table:table-cell>
          <table:table-cell office:value-type="float" office:value="339.5549" calcext:value-type="float">
            <text:p>339.5549</text:p>
          </table:table-cell>
          <table:table-cell office:value-type="float" office:value="1179.969" calcext:value-type="float">
            <text:p>1179.969</text:p>
          </table:table-cell>
          <table:table-cell office:value-type="float" office:value="1463.866" calcext:value-type="float">
            <text:p>1463.866</text:p>
          </table:table-cell>
          <table:table-cell office:value-type="float" office:value="1298.352" calcext:value-type="float">
            <text:p>1298.352</text:p>
          </table:table-cell>
          <table:table-cell office:value-type="float" office:value="779.1665" calcext:value-type="float">
            <text:p>779.1665</text:p>
          </table:table-cell>
          <table:table-cell office:value-type="float" office:value="1085.543" calcext:value-type="float">
            <text:p>1085.543</text:p>
          </table:table-cell>
          <table:table-cell office:value-type="float" office:value="417.8556" calcext:value-type="float">
            <text:p>417.8556</text:p>
          </table:table-cell>
          <table:table-cell office:value-type="float" office:value="1864.1" calcext:value-type="float">
            <text:p>1864.1</text:p>
          </table:table-cell>
          <table:table-cell office:value-type="float" office:value="2096.676" calcext:value-type="float">
            <text:p>2096.676</text:p>
          </table:table-cell>
          <table:table-cell office:value-type="float" office:value="1673.244" calcext:value-type="float">
            <text:p>1673.244</text:p>
          </table:table-cell>
          <table:table-cell office:value-type="float" office:value="585.7452" calcext:value-type="float">
            <text:p>585.7452</text:p>
          </table:table-cell>
          <table:table-cell office:value-type="float" office:value="575.2497" calcext:value-type="float">
            <text:p>575.2497</text:p>
          </table:table-cell>
          <table:table-cell office:value-type="float" office:value="142.8164" calcext:value-type="float">
            <text:p>142.8164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7046158" calcext:value-type="float">
            <text:p>-7.04615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58191" calcext:value-type="float">
            <text:p>-4.758191</text:p>
          </table:table-cell>
          <table:table-cell office:value-type="float" office:value="0" calcext:value-type="float">
            <text:p>0</text:p>
          </table:table-cell>
          <table:table-cell office:value-type="float" office:value="2.837636" calcext:value-type="float">
            <text:p>2.83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498.61" calcext:value-type="float">
            <text:p>498.61</text:p>
          </table:table-cell>
          <table:table-cell office:value-type="float" office:value="13129.79" calcext:value-type="float">
            <text:p>13129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6304" calcext:value-type="float">
            <text:p>-5.636304</text:p>
          </table:table-cell>
          <table:table-cell office:value-type="float" office:value="13.28099" calcext:value-type="float">
            <text:p>13.28099</text:p>
          </table:table-cell>
          <table:table-cell office:value-type="float" office:value="0" calcext:value-type="float">
            <text:p>0</text:p>
          </table:table-cell>
          <table:table-cell office:value-type="float" office:value="101.434" calcext:value-type="float">
            <text:p>101.434</text:p>
          </table:table-cell>
          <table:table-cell office:value-type="float" office:value="90.60429" calcext:value-type="float">
            <text:p>90.60429</text:p>
          </table:table-cell>
          <table:table-cell office:value-type="float" office:value="0.01533134" calcext:value-type="float">
            <text:p>0.015331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5.611423" calcext:value-type="float">
            <text:p>-5.611423</text:p>
          </table:table-cell>
          <table:table-cell office:value-type="float" office:value="0" calcext:value-type="float">
            <text:p>0</text:p>
          </table:table-cell>
          <table:table-cell office:value-type="float" office:value="339.5606" calcext:value-type="float">
            <text:p>339.5606</text:p>
          </table:table-cell>
          <table:table-cell office:value-type="float" office:value="1179.959" calcext:value-type="float">
            <text:p>1179.959</text:p>
          </table:table-cell>
          <table:table-cell office:value-type="float" office:value="1463.85" calcext:value-type="float">
            <text:p>1463.85</text:p>
          </table:table-cell>
          <table:table-cell office:value-type="float" office:value="1298.348" calcext:value-type="float">
            <text:p>1298.348</text:p>
          </table:table-cell>
          <table:table-cell office:value-type="float" office:value="779.1635" calcext:value-type="float">
            <text:p>779.1635</text:p>
          </table:table-cell>
          <table:table-cell office:value-type="float" office:value="1085.54" calcext:value-type="float">
            <text:p>1085.54</text:p>
          </table:table-cell>
          <table:table-cell office:value-type="float" office:value="417.8533" calcext:value-type="float">
            <text:p>417.8533</text:p>
          </table:table-cell>
          <table:table-cell office:value-type="float" office:value="1864.096" calcext:value-type="float">
            <text:p>1864.096</text:p>
          </table:table-cell>
          <table:table-cell office:value-type="float" office:value="2096.672" calcext:value-type="float">
            <text:p>2096.672</text:p>
          </table:table-cell>
          <table:table-cell office:value-type="float" office:value="1673.242" calcext:value-type="float">
            <text:p>1673.242</text:p>
          </table:table-cell>
          <table:table-cell office:value-type="float" office:value="585.7447" calcext:value-type="float">
            <text:p>585.7447</text:p>
          </table:table-cell>
          <table:table-cell office:value-type="float" office:value="575.249" calcext:value-type="float">
            <text:p>575.249</text:p>
          </table:table-cell>
          <table:table-cell office:value-type="float" office:value="142.8164" calcext:value-type="float">
            <text:p>142.8164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7053947" calcext:value-type="float">
            <text:p>-7.05394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04358" calcext:value-type="float">
            <text:p>-4.804358</text:p>
          </table:table-cell>
          <table:table-cell office:value-type="float" office:value="0" calcext:value-type="float">
            <text:p>0</text:p>
          </table:table-cell>
          <table:table-cell office:value-type="float" office:value="2.814884" calcext:value-type="float">
            <text:p>2.814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498.5215" calcext:value-type="float">
            <text:p>498.5215</text:p>
          </table:table-cell>
          <table:table-cell office:value-type="float" office:value="13129.8" calcext:value-type="float">
            <text:p>1312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30103" calcext:value-type="float">
            <text:p>-5.730103</text:p>
          </table:table-cell>
          <table:table-cell office:value-type="float" office:value="12.85839" calcext:value-type="float">
            <text:p>12.85839</text:p>
          </table:table-cell>
          <table:table-cell office:value-type="float" office:value="0" calcext:value-type="float">
            <text:p>0</text:p>
          </table:table-cell>
          <table:table-cell office:value-type="float" office:value="101.3319" calcext:value-type="float">
            <text:p>101.3319</text:p>
          </table:table-cell>
          <table:table-cell office:value-type="float" office:value="90.58234" calcext:value-type="float">
            <text:p>90.58234</text:p>
          </table:table-cell>
          <table:table-cell office:value-type="float" office:value="0.01565934" calcext:value-type="float">
            <text:p>0.015659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6156" calcext:value-type="float">
            <text:p>3.516156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5.704894" calcext:value-type="float">
            <text:p>-5.704894</text:p>
          </table:table-cell>
          <table:table-cell office:value-type="float" office:value="0" calcext:value-type="float">
            <text:p>0</text:p>
          </table:table-cell>
          <table:table-cell office:value-type="float" office:value="339.5727" calcext:value-type="float">
            <text:p>339.5727</text:p>
          </table:table-cell>
          <table:table-cell office:value-type="float" office:value="1179.935" calcext:value-type="float">
            <text:p>1179.935</text:p>
          </table:table-cell>
          <table:table-cell office:value-type="float" office:value="1463.83" calcext:value-type="float">
            <text:p>1463.83</text:p>
          </table:table-cell>
          <table:table-cell office:value-type="float" office:value="1298.345" calcext:value-type="float">
            <text:p>1298.345</text:p>
          </table:table-cell>
          <table:table-cell office:value-type="float" office:value="779.1603" calcext:value-type="float">
            <text:p>779.1603</text:p>
          </table:table-cell>
          <table:table-cell office:value-type="float" office:value="1085.538" calcext:value-type="float">
            <text:p>1085.538</text:p>
          </table:table-cell>
          <table:table-cell office:value-type="float" office:value="417.8513" calcext:value-type="float">
            <text:p>417.8513</text:p>
          </table:table-cell>
          <table:table-cell office:value-type="float" office:value="1864.092" calcext:value-type="float">
            <text:p>1864.092</text:p>
          </table:table-cell>
          <table:table-cell office:value-type="float" office:value="2096.669" calcext:value-type="float">
            <text:p>2096.669</text:p>
          </table:table-cell>
          <table:table-cell office:value-type="float" office:value="1673.241" calcext:value-type="float">
            <text:p>1673.241</text:p>
          </table:table-cell>
          <table:table-cell office:value-type="float" office:value="585.7442" calcext:value-type="float">
            <text:p>585.7442</text:p>
          </table:table-cell>
          <table:table-cell office:value-type="float" office:value="575.2484" calcext:value-type="float">
            <text:p>575.2484</text:p>
          </table:table-cell>
          <table:table-cell office:value-type="float" office:value="142.8164" calcext:value-type="float">
            <text:p>142.8164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7053786" calcext:value-type="float">
            <text:p>-7.05378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7946" calcext:value-type="float">
            <text:p>-4.87946</text:p>
          </table:table-cell>
          <table:table-cell office:value-type="float" office:value="0" calcext:value-type="float">
            <text:p>0</text:p>
          </table:table-cell>
          <table:table-cell office:value-type="float" office:value="2.796471" calcext:value-type="float">
            <text:p>2.796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498.3848" calcext:value-type="float">
            <text:p>498.3848</text:p>
          </table:table-cell>
          <table:table-cell office:value-type="float" office:value="13129.81" calcext:value-type="float">
            <text:p>1312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71229" calcext:value-type="float">
            <text:p>-5.871229</text:p>
          </table:table-cell>
          <table:table-cell office:value-type="float" office:value="12.73268" calcext:value-type="float">
            <text:p>12.73268</text:p>
          </table:table-cell>
          <table:table-cell office:value-type="float" office:value="0" calcext:value-type="float">
            <text:p>0</text:p>
          </table:table-cell>
          <table:table-cell office:value-type="float" office:value="101.3059" calcext:value-type="float">
            <text:p>101.3059</text:p>
          </table:table-cell>
          <table:table-cell office:value-type="float" office:value="90.51373" calcext:value-type="float">
            <text:p>90.51373</text:p>
          </table:table-cell>
          <table:table-cell office:value-type="float" office:value="0.01603021" calcext:value-type="float">
            <text:p>0.016030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276939" calcext:value-type="float">
            <text:p>5.276939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5.84565" calcext:value-type="float">
            <text:p>-5.84565</text:p>
          </table:table-cell>
          <table:table-cell office:value-type="float" office:value="0" calcext:value-type="float">
            <text:p>0</text:p>
          </table:table-cell>
          <table:table-cell office:value-type="float" office:value="339.5881" calcext:value-type="float">
            <text:p>339.5881</text:p>
          </table:table-cell>
          <table:table-cell office:value-type="float" office:value="1179.914" calcext:value-type="float">
            <text:p>1179.914</text:p>
          </table:table-cell>
          <table:table-cell office:value-type="float" office:value="1463.804" calcext:value-type="float">
            <text:p>1463.804</text:p>
          </table:table-cell>
          <table:table-cell office:value-type="float" office:value="1298.34" calcext:value-type="float">
            <text:p>1298.34</text:p>
          </table:table-cell>
          <table:table-cell office:value-type="float" office:value="779.1564" calcext:value-type="float">
            <text:p>779.1564</text:p>
          </table:table-cell>
          <table:table-cell office:value-type="float" office:value="1085.535" calcext:value-type="float">
            <text:p>1085.535</text:p>
          </table:table-cell>
          <table:table-cell office:value-type="float" office:value="417.8492" calcext:value-type="float">
            <text:p>417.8492</text:p>
          </table:table-cell>
          <table:table-cell office:value-type="float" office:value="1864.089" calcext:value-type="float">
            <text:p>1864.089</text:p>
          </table:table-cell>
          <table:table-cell office:value-type="float" office:value="2096.665" calcext:value-type="float">
            <text:p>2096.665</text:p>
          </table:table-cell>
          <table:table-cell office:value-type="float" office:value="1673.239" calcext:value-type="float">
            <text:p>1673.239</text:p>
          </table:table-cell>
          <table:table-cell office:value-type="float" office:value="585.7437" calcext:value-type="float">
            <text:p>585.7437</text:p>
          </table:table-cell>
          <table:table-cell office:value-type="float" office:value="575.2477" calcext:value-type="float">
            <text:p>575.2477</text:p>
          </table:table-cell>
          <table:table-cell office:value-type="float" office:value="142.8163" calcext:value-type="float">
            <text:p>142.8163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7053376" calcext:value-type="float">
            <text:p>-7.05337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0146" calcext:value-type="float">
            <text:p>-5.00146</text:p>
          </table:table-cell>
          <table:table-cell office:value-type="float" office:value="0" calcext:value-type="float">
            <text:p>0</text:p>
          </table:table-cell>
          <table:table-cell office:value-type="float" office:value="2.777721" calcext:value-type="float">
            <text:p>2.77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498.2513" calcext:value-type="float">
            <text:p>498.2513</text:p>
          </table:table-cell>
          <table:table-cell office:value-type="float" office:value="13129.83" calcext:value-type="float">
            <text:p>1312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08804" calcext:value-type="float">
            <text:p>-6.008804</text:p>
          </table:table-cell>
          <table:table-cell office:value-type="float" office:value="13.42697" calcext:value-type="float">
            <text:p>13.42697</text:p>
          </table:table-cell>
          <table:table-cell office:value-type="float" office:value="0" calcext:value-type="float">
            <text:p>0</text:p>
          </table:table-cell>
          <table:table-cell office:value-type="float" office:value="101.2706" calcext:value-type="float">
            <text:p>101.2706</text:p>
          </table:table-cell>
          <table:table-cell office:value-type="float" office:value="90.45859" calcext:value-type="float">
            <text:p>90.45859</text:p>
          </table:table-cell>
          <table:table-cell office:value-type="float" office:value="0.01644007" calcext:value-type="float">
            <text:p>0.016440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276939" calcext:value-type="float">
            <text:p>5.276939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5.982815" calcext:value-type="float">
            <text:p>-5.982815</text:p>
          </table:table-cell>
          <table:table-cell office:value-type="float" office:value="0" calcext:value-type="float">
            <text:p>0</text:p>
          </table:table-cell>
          <table:table-cell office:value-type="float" office:value="339.598" calcext:value-type="float">
            <text:p>339.598</text:p>
          </table:table-cell>
          <table:table-cell office:value-type="float" office:value="1179.891" calcext:value-type="float">
            <text:p>1179.891</text:p>
          </table:table-cell>
          <table:table-cell office:value-type="float" office:value="1463.776" calcext:value-type="float">
            <text:p>1463.776</text:p>
          </table:table-cell>
          <table:table-cell office:value-type="float" office:value="1298.335" calcext:value-type="float">
            <text:p>1298.335</text:p>
          </table:table-cell>
          <table:table-cell office:value-type="float" office:value="779.152" calcext:value-type="float">
            <text:p>779.152</text:p>
          </table:table-cell>
          <table:table-cell office:value-type="float" office:value="1085.533" calcext:value-type="float">
            <text:p>1085.533</text:p>
          </table:table-cell>
          <table:table-cell office:value-type="float" office:value="417.8473" calcext:value-type="float">
            <text:p>417.8473</text:p>
          </table:table-cell>
          <table:table-cell office:value-type="float" office:value="1864.086" calcext:value-type="float">
            <text:p>1864.086</text:p>
          </table:table-cell>
          <table:table-cell office:value-type="float" office:value="2096.661" calcext:value-type="float">
            <text:p>2096.661</text:p>
          </table:table-cell>
          <table:table-cell office:value-type="float" office:value="1673.238" calcext:value-type="float">
            <text:p>1673.238</text:p>
          </table:table-cell>
          <table:table-cell office:value-type="float" office:value="585.7432" calcext:value-type="float">
            <text:p>585.7432</text:p>
          </table:table-cell>
          <table:table-cell office:value-type="float" office:value="575.2471" calcext:value-type="float">
            <text:p>575.2471</text:p>
          </table:table-cell>
          <table:table-cell office:value-type="float" office:value="142.8163" calcext:value-type="float">
            <text:p>142.8163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7052801" calcext:value-type="float">
            <text:p>-7.05280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20314" calcext:value-type="float">
            <text:p>-5.120314</text:p>
          </table:table-cell>
          <table:table-cell office:value-type="float" office:value="0" calcext:value-type="float">
            <text:p>0</text:p>
          </table:table-cell>
          <table:table-cell office:value-type="float" office:value="2.759432" calcext:value-type="float">
            <text:p>2.759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498.072" calcext:value-type="float">
            <text:p>498.072</text:p>
          </table:table-cell>
          <table:table-cell office:value-type="float" office:value="13129.84" calcext:value-type="float">
            <text:p>13129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82961" calcext:value-type="float">
            <text:p>-6.182961</text:p>
          </table:table-cell>
          <table:table-cell office:value-type="float" office:value="15.25767" calcext:value-type="float">
            <text:p>15.25767</text:p>
          </table:table-cell>
          <table:table-cell office:value-type="float" office:value="0" calcext:value-type="float">
            <text:p>0</text:p>
          </table:table-cell>
          <table:table-cell office:value-type="float" office:value="101.2244" calcext:value-type="float">
            <text:p>101.2244</text:p>
          </table:table-cell>
          <table:table-cell office:value-type="float" office:value="90.38298" calcext:value-type="float">
            <text:p>90.38298</text:p>
          </table:table-cell>
          <table:table-cell office:value-type="float" office:value="0.01693811" calcext:value-type="float">
            <text:p>0.016938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6.156474" calcext:value-type="float">
            <text:p>-6.156474</text:p>
          </table:table-cell>
          <table:table-cell office:value-type="float" office:value="0" calcext:value-type="float">
            <text:p>0</text:p>
          </table:table-cell>
          <table:table-cell office:value-type="float" office:value="339.6086" calcext:value-type="float">
            <text:p>339.6086</text:p>
          </table:table-cell>
          <table:table-cell office:value-type="float" office:value="1179.856" calcext:value-type="float">
            <text:p>1179.856</text:p>
          </table:table-cell>
          <table:table-cell office:value-type="float" office:value="1463.741" calcext:value-type="float">
            <text:p>1463.741</text:p>
          </table:table-cell>
          <table:table-cell office:value-type="float" office:value="1298.329" calcext:value-type="float">
            <text:p>1298.329</text:p>
          </table:table-cell>
          <table:table-cell office:value-type="float" office:value="779.1474" calcext:value-type="float">
            <text:p>779.1474</text:p>
          </table:table-cell>
          <table:table-cell office:value-type="float" office:value="1085.53" calcext:value-type="float">
            <text:p>1085.53</text:p>
          </table:table-cell>
          <table:table-cell office:value-type="float" office:value="417.8454" calcext:value-type="float">
            <text:p>417.8454</text:p>
          </table:table-cell>
          <table:table-cell office:value-type="float" office:value="1864.082" calcext:value-type="float">
            <text:p>1864.082</text:p>
          </table:table-cell>
          <table:table-cell office:value-type="float" office:value="2096.658" calcext:value-type="float">
            <text:p>2096.658</text:p>
          </table:table-cell>
          <table:table-cell office:value-type="float" office:value="1673.237" calcext:value-type="float">
            <text:p>1673.237</text:p>
          </table:table-cell>
          <table:table-cell office:value-type="float" office:value="585.7427" calcext:value-type="float">
            <text:p>585.7427</text:p>
          </table:table-cell>
          <table:table-cell office:value-type="float" office:value="575.2465" calcext:value-type="float">
            <text:p>575.2465</text:p>
          </table:table-cell>
          <table:table-cell office:value-type="float" office:value="142.8163" calcext:value-type="float">
            <text:p>142.8163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8615091" calcext:value-type="float">
            <text:p>-8.61509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77208" calcext:value-type="float">
            <text:p>-5.277208</text:p>
          </table:table-cell>
          <table:table-cell office:value-type="float" office:value="0" calcext:value-type="float">
            <text:p>0</text:p>
          </table:table-cell>
          <table:table-cell office:value-type="float" office:value="2.742667" calcext:value-type="float">
            <text:p>2.74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497.5955" calcext:value-type="float">
            <text:p>497.5955</text:p>
          </table:table-cell>
          <table:table-cell office:value-type="float" office:value="13129.9" calcext:value-type="float">
            <text:p>131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18354" calcext:value-type="float">
            <text:p>-6.618354</text:p>
          </table:table-cell>
          <table:table-cell office:value-type="float" office:value="17.29261" calcext:value-type="float">
            <text:p>17.29261</text:p>
          </table:table-cell>
          <table:table-cell office:value-type="float" office:value="0" calcext:value-type="float">
            <text:p>0</text:p>
          </table:table-cell>
          <table:table-cell office:value-type="float" office:value="101.3969" calcext:value-type="float">
            <text:p>101.3969</text:p>
          </table:table-cell>
          <table:table-cell office:value-type="float" office:value="90.04792" calcext:value-type="float">
            <text:p>90.04792</text:p>
          </table:table-cell>
          <table:table-cell office:value-type="float" office:value="0.01756394" calcext:value-type="float">
            <text:p>0.017563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6.591241" calcext:value-type="float">
            <text:p>-6.591241</text:p>
          </table:table-cell>
          <table:table-cell office:value-type="float" office:value="0" calcext:value-type="float">
            <text:p>0</text:p>
          </table:table-cell>
          <table:table-cell office:value-type="float" office:value="339.6392" calcext:value-type="float">
            <text:p>339.6392</text:p>
          </table:table-cell>
          <table:table-cell office:value-type="float" office:value="1179.811" calcext:value-type="float">
            <text:p>1179.811</text:p>
          </table:table-cell>
          <table:table-cell office:value-type="float" office:value="1463.691" calcext:value-type="float">
            <text:p>1463.691</text:p>
          </table:table-cell>
          <table:table-cell office:value-type="float" office:value="1298.321" calcext:value-type="float">
            <text:p>1298.321</text:p>
          </table:table-cell>
          <table:table-cell office:value-type="float" office:value="779.1424" calcext:value-type="float">
            <text:p>779.1424</text:p>
          </table:table-cell>
          <table:table-cell office:value-type="float" office:value="1085.527" calcext:value-type="float">
            <text:p>1085.527</text:p>
          </table:table-cell>
          <table:table-cell office:value-type="float" office:value="417.8435" calcext:value-type="float">
            <text:p>417.8435</text:p>
          </table:table-cell>
          <table:table-cell office:value-type="float" office:value="1864.079" calcext:value-type="float">
            <text:p>1864.079</text:p>
          </table:table-cell>
          <table:table-cell office:value-type="float" office:value="2096.655" calcext:value-type="float">
            <text:p>2096.655</text:p>
          </table:table-cell>
          <table:table-cell office:value-type="float" office:value="1673.235" calcext:value-type="float">
            <text:p>1673.235</text:p>
          </table:table-cell>
          <table:table-cell office:value-type="float" office:value="585.7421" calcext:value-type="float">
            <text:p>585.7421</text:p>
          </table:table-cell>
          <table:table-cell office:value-type="float" office:value="575.2459" calcext:value-type="float">
            <text:p>575.2459</text:p>
          </table:table-cell>
          <table:table-cell office:value-type="float" office:value="142.8163" calcext:value-type="float">
            <text:p>142.8163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8652359" calcext:value-type="float">
            <text:p>-8.65235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97546" calcext:value-type="float">
            <text:p>-5.697546</text:p>
          </table:table-cell>
          <table:table-cell office:value-type="float" office:value="0" calcext:value-type="float">
            <text:p>0</text:p>
          </table:table-cell>
          <table:table-cell office:value-type="float" office:value="2.728261" calcext:value-type="float">
            <text:p>2.728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497.1697" calcext:value-type="float">
            <text:p>497.1697</text:p>
          </table:table-cell>
          <table:table-cell office:value-type="float" office:value="13129.94" calcext:value-type="float">
            <text:p>1312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09433" calcext:value-type="float">
            <text:p>-7.009433</text:p>
          </table:table-cell>
          <table:table-cell office:value-type="float" office:value="16.55617" calcext:value-type="float">
            <text:p>16.55617</text:p>
          </table:table-cell>
          <table:table-cell office:value-type="float" office:value="0" calcext:value-type="float">
            <text:p>0</text:p>
          </table:table-cell>
          <table:table-cell office:value-type="float" office:value="101.4959" calcext:value-type="float">
            <text:p>101.4959</text:p>
          </table:table-cell>
          <table:table-cell office:value-type="float" office:value="89.79245" calcext:value-type="float">
            <text:p>89.79245</text:p>
          </table:table-cell>
          <table:table-cell office:value-type="float" office:value="0.01823092" calcext:value-type="float">
            <text:p>0.018230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6.981653" calcext:value-type="float">
            <text:p>-6.981653</text:p>
          </table:table-cell>
          <table:table-cell office:value-type="float" office:value="0" calcext:value-type="float">
            <text:p>0</text:p>
          </table:table-cell>
          <table:table-cell office:value-type="float" office:value="339.657" calcext:value-type="float">
            <text:p>339.657</text:p>
          </table:table-cell>
          <table:table-cell office:value-type="float" office:value="1179.753" calcext:value-type="float">
            <text:p>1179.753</text:p>
          </table:table-cell>
          <table:table-cell office:value-type="float" office:value="1463.63" calcext:value-type="float">
            <text:p>1463.63</text:p>
          </table:table-cell>
          <table:table-cell office:value-type="float" office:value="1298.313" calcext:value-type="float">
            <text:p>1298.313</text:p>
          </table:table-cell>
          <table:table-cell office:value-type="float" office:value="779.1369" calcext:value-type="float">
            <text:p>779.1369</text:p>
          </table:table-cell>
          <table:table-cell office:value-type="float" office:value="1085.524" calcext:value-type="float">
            <text:p>1085.524</text:p>
          </table:table-cell>
          <table:table-cell office:value-type="float" office:value="417.8416" calcext:value-type="float">
            <text:p>417.8416</text:p>
          </table:table-cell>
          <table:table-cell office:value-type="float" office:value="1864.075" calcext:value-type="float">
            <text:p>1864.075</text:p>
          </table:table-cell>
          <table:table-cell office:value-type="float" office:value="2096.651" calcext:value-type="float">
            <text:p>2096.651</text:p>
          </table:table-cell>
          <table:table-cell office:value-type="float" office:value="1673.234" calcext:value-type="float">
            <text:p>1673.234</text:p>
          </table:table-cell>
          <table:table-cell office:value-type="float" office:value="585.7417" calcext:value-type="float">
            <text:p>585.7417</text:p>
          </table:table-cell>
          <table:table-cell office:value-type="float" office:value="575.2453" calcext:value-type="float">
            <text:p>575.2453</text:p>
          </table:table-cell>
          <table:table-cell office:value-type="float" office:value="142.8163" calcext:value-type="float">
            <text:p>142.8163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8736677" calcext:value-type="float">
            <text:p>-8.73667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072824" calcext:value-type="float">
            <text:p>-6.072824</text:p>
          </table:table-cell>
          <table:table-cell office:value-type="float" office:value="0" calcext:value-type="float">
            <text:p>0</text:p>
          </table:table-cell>
          <table:table-cell office:value-type="float" office:value="2.713149" calcext:value-type="float">
            <text:p>2.71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496.7993" calcext:value-type="float">
            <text:p>496.7993</text:p>
          </table:table-cell>
          <table:table-cell office:value-type="float" office:value="13129.98" calcext:value-type="float">
            <text:p>1312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50056" calcext:value-type="float">
            <text:p>-7.350056</text:p>
          </table:table-cell>
          <table:table-cell office:value-type="float" office:value="16.79613" calcext:value-type="float">
            <text:p>16.79613</text:p>
          </table:table-cell>
          <table:table-cell office:value-type="float" office:value="0" calcext:value-type="float">
            <text:p>0</text:p>
          </table:table-cell>
          <table:table-cell office:value-type="float" office:value="101.5315" calcext:value-type="float">
            <text:p>101.5315</text:p>
          </table:table-cell>
          <table:table-cell office:value-type="float" office:value="89.61607" calcext:value-type="float">
            <text:p>89.61607</text:p>
          </table:table-cell>
          <table:table-cell office:value-type="float" office:value="0.01895368" calcext:value-type="float">
            <text:p>0.01895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7.321553" calcext:value-type="float">
            <text:p>-7.321553</text:p>
          </table:table-cell>
          <table:table-cell office:value-type="float" office:value="0" calcext:value-type="float">
            <text:p>0</text:p>
          </table:table-cell>
          <table:table-cell office:value-type="float" office:value="339.675" calcext:value-type="float">
            <text:p>339.675</text:p>
          </table:table-cell>
          <table:table-cell office:value-type="float" office:value="1179.693" calcext:value-type="float">
            <text:p>1179.693</text:p>
          </table:table-cell>
          <table:table-cell office:value-type="float" office:value="1463.545" calcext:value-type="float">
            <text:p>1463.545</text:p>
          </table:table-cell>
          <table:table-cell office:value-type="float" office:value="1298.304" calcext:value-type="float">
            <text:p>1298.304</text:p>
          </table:table-cell>
          <table:table-cell office:value-type="float" office:value="779.131" calcext:value-type="float">
            <text:p>779.131</text:p>
          </table:table-cell>
          <table:table-cell office:value-type="float" office:value="1085.52" calcext:value-type="float">
            <text:p>1085.52</text:p>
          </table:table-cell>
          <table:table-cell office:value-type="float" office:value="417.8396" calcext:value-type="float">
            <text:p>417.8396</text:p>
          </table:table-cell>
          <table:table-cell office:value-type="float" office:value="1864.072" calcext:value-type="float">
            <text:p>1864.072</text:p>
          </table:table-cell>
          <table:table-cell office:value-type="float" office:value="2096.648" calcext:value-type="float">
            <text:p>2096.648</text:p>
          </table:table-cell>
          <table:table-cell office:value-type="float" office:value="1673.232" calcext:value-type="float">
            <text:p>1673.232</text:p>
          </table:table-cell>
          <table:table-cell office:value-type="float" office:value="585.7411" calcext:value-type="float">
            <text:p>585.7411</text:p>
          </table:table-cell>
          <table:table-cell office:value-type="float" office:value="575.2447" calcext:value-type="float">
            <text:p>575.2447</text:p>
          </table:table-cell>
          <table:table-cell office:value-type="float" office:value="142.8163" calcext:value-type="float">
            <text:p>142.8163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08915768" calcext:value-type="float">
            <text:p>-8.91576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98355" calcext:value-type="float">
            <text:p>-6.398355</text:p>
          </table:table-cell>
          <table:table-cell office:value-type="float" office:value="0" calcext:value-type="float">
            <text:p>0</text:p>
          </table:table-cell>
          <table:table-cell office:value-type="float" office:value="2.698781" calcext:value-type="float">
            <text:p>2.698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496.6115" calcext:value-type="float">
            <text:p>496.6115</text:p>
          </table:table-cell>
          <table:table-cell office:value-type="float" office:value="13129.99" calcext:value-type="float">
            <text:p>1312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3624" calcext:value-type="float">
            <text:p>-7.53624</text:p>
          </table:table-cell>
          <table:table-cell office:value-type="float" office:value="19.4787" calcext:value-type="float">
            <text:p>19.4787</text:p>
          </table:table-cell>
          <table:table-cell office:value-type="float" office:value="0" calcext:value-type="float">
            <text:p>0</text:p>
          </table:table-cell>
          <table:table-cell office:value-type="float" office:value="101.4959" calcext:value-type="float">
            <text:p>101.4959</text:p>
          </table:table-cell>
          <table:table-cell office:value-type="float" office:value="89.55734" calcext:value-type="float">
            <text:p>89.55734</text:p>
          </table:table-cell>
          <table:table-cell office:value-type="float" office:value="0.01956855" calcext:value-type="float">
            <text:p>0.019568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09549112" calcext:value-type="float">
            <text:p>-0.009549112</text:p>
          </table:table-cell>
          <table:table-cell office:value-type="float" office:value="370" calcext:value-type="float">
            <text:p>370</text:p>
          </table:table-cell>
          <table:table-cell office:value-type="float" office:value="-7.507123" calcext:value-type="float">
            <text:p>-7.507123</text:p>
          </table:table-cell>
          <table:table-cell office:value-type="float" office:value="0" calcext:value-type="float">
            <text:p>0</text:p>
          </table:table-cell>
          <table:table-cell office:value-type="float" office:value="339.6902" calcext:value-type="float">
            <text:p>339.6902</text:p>
          </table:table-cell>
          <table:table-cell office:value-type="float" office:value="1179.659" calcext:value-type="float">
            <text:p>1179.659</text:p>
          </table:table-cell>
          <table:table-cell office:value-type="float" office:value="1463.483" calcext:value-type="float">
            <text:p>1463.483</text:p>
          </table:table-cell>
          <table:table-cell office:value-type="float" office:value="1298.293" calcext:value-type="float">
            <text:p>1298.293</text:p>
          </table:table-cell>
          <table:table-cell office:value-type="float" office:value="779.1246" calcext:value-type="float">
            <text:p>779.1246</text:p>
          </table:table-cell>
          <table:table-cell office:value-type="float" office:value="1085.517" calcext:value-type="float">
            <text:p>1085.517</text:p>
          </table:table-cell>
          <table:table-cell office:value-type="float" office:value="417.8376" calcext:value-type="float">
            <text:p>417.8376</text:p>
          </table:table-cell>
          <table:table-cell office:value-type="float" office:value="1864.069" calcext:value-type="float">
            <text:p>1864.069</text:p>
          </table:table-cell>
          <table:table-cell office:value-type="float" office:value="2096.644" calcext:value-type="float">
            <text:p>2096.644</text:p>
          </table:table-cell>
          <table:table-cell office:value-type="float" office:value="1673.231" calcext:value-type="float">
            <text:p>1673.231</text:p>
          </table:table-cell>
          <table:table-cell office:value-type="float" office:value="585.7407" calcext:value-type="float">
            <text:p>585.7407</text:p>
          </table:table-cell>
          <table:table-cell office:value-type="float" office:value="575.2441" calcext:value-type="float">
            <text:p>575.2441</text:p>
          </table:table-cell>
          <table:table-cell office:value-type="float" office:value="142.8162" calcext:value-type="float">
            <text:p>142.8162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08915548" calcext:value-type="float">
            <text:p>-8.91554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64438" calcext:value-type="float">
            <text:p>-6.564438</text:p>
          </table:table-cell>
          <table:table-cell office:value-type="float" office:value="0" calcext:value-type="float">
            <text:p>0</text:p>
          </table:table-cell>
          <table:table-cell office:value-type="float" office:value="2.679285" calcext:value-type="float">
            <text:p>2.679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496.489" calcext:value-type="float">
            <text:p>496.489</text:p>
          </table:table-cell>
          <table:table-cell office:value-type="float" office:value="13130" calcext:value-type="float">
            <text:p>13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77974" calcext:value-type="float">
            <text:p>-7.677974</text:p>
          </table:table-cell>
          <table:table-cell office:value-type="float" office:value="18.89952" calcext:value-type="float">
            <text:p>18.89952</text:p>
          </table:table-cell>
          <table:table-cell office:value-type="float" office:value="0" calcext:value-type="float">
            <text:p>0</text:p>
          </table:table-cell>
          <table:table-cell office:value-type="float" office:value="101.4264" calcext:value-type="float">
            <text:p>101.4264</text:p>
          </table:table-cell>
          <table:table-cell office:value-type="float" office:value="89.53879" calcext:value-type="float">
            <text:p>89.53879</text:p>
          </table:table-cell>
          <table:table-cell office:value-type="float" office:value="0.02012897" calcext:value-type="float">
            <text:p>0.02012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09964701" calcext:value-type="float">
            <text:p>-0.009964701</text:p>
          </table:table-cell>
          <table:table-cell office:value-type="float" office:value="370" calcext:value-type="float">
            <text:p>370</text:p>
          </table:table-cell>
          <table:table-cell office:value-type="float" office:value="-7.64788" calcext:value-type="float">
            <text:p>-7.64788</text:p>
          </table:table-cell>
          <table:table-cell office:value-type="float" office:value="0" calcext:value-type="float">
            <text:p>0</text:p>
          </table:table-cell>
          <table:table-cell office:value-type="float" office:value="339.6998" calcext:value-type="float">
            <text:p>339.6998</text:p>
          </table:table-cell>
          <table:table-cell office:value-type="float" office:value="1179.628" calcext:value-type="float">
            <text:p>1179.628</text:p>
          </table:table-cell>
          <table:table-cell office:value-type="float" office:value="1463.441" calcext:value-type="float">
            <text:p>1463.441</text:p>
          </table:table-cell>
          <table:table-cell office:value-type="float" office:value="1298.285" calcext:value-type="float">
            <text:p>1298.285</text:p>
          </table:table-cell>
          <table:table-cell office:value-type="float" office:value="779.1183" calcext:value-type="float">
            <text:p>779.1183</text:p>
          </table:table-cell>
          <table:table-cell office:value-type="float" office:value="1085.514" calcext:value-type="float">
            <text:p>1085.514</text:p>
          </table:table-cell>
          <table:table-cell office:value-type="float" office:value="417.8356" calcext:value-type="float">
            <text:p>417.8356</text:p>
          </table:table-cell>
          <table:table-cell office:value-type="float" office:value="1864.066" calcext:value-type="float">
            <text:p>1864.066</text:p>
          </table:table-cell>
          <table:table-cell office:value-type="float" office:value="2096.641" calcext:value-type="float">
            <text:p>2096.641</text:p>
          </table:table-cell>
          <table:table-cell office:value-type="float" office:value="1673.23" calcext:value-type="float">
            <text:p>1673.23</text:p>
          </table:table-cell>
          <table:table-cell office:value-type="float" office:value="585.7402" calcext:value-type="float">
            <text:p>585.7402</text:p>
          </table:table-cell>
          <table:table-cell office:value-type="float" office:value="575.2435" calcext:value-type="float">
            <text:p>575.2435</text:p>
          </table:table-cell>
          <table:table-cell office:value-type="float" office:value="142.8162" calcext:value-type="float">
            <text:p>142.8162</text:p>
          </table:table-cell>
          <table:table-cell office:value-type="float" office:value="35.69672" calcext:value-type="float">
            <text:p>35.69672</text:p>
          </table:table-cell>
          <table:table-cell office:value-type="float" office:value="0" calcext:value-type="float">
            <text:p>0</text:p>
          </table:table-cell>
          <table:table-cell office:value-type="float" office:value="-0.000008925621" calcext:value-type="float">
            <text:p>-8.92562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74317" calcext:value-type="float">
            <text:p>-6.674317</text:p>
          </table:table-cell>
          <table:table-cell office:value-type="float" office:value="0" calcext:value-type="float">
            <text:p>0</text:p>
          </table:table-cell>
          <table:table-cell office:value-type="float" office:value="2.648373" calcext:value-type="float">
            <text:p>2.648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496.375" calcext:value-type="float">
            <text:p>496.375</text:p>
          </table:table-cell>
          <table:table-cell office:value-type="float" office:value="13130.02" calcext:value-type="float">
            <text:p>1313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03076" calcext:value-type="float">
            <text:p>-7.803076</text:p>
          </table:table-cell>
          <table:table-cell office:value-type="float" office:value="21.20767" calcext:value-type="float">
            <text:p>21.20767</text:p>
          </table:table-cell>
          <table:table-cell office:value-type="float" office:value="0" calcext:value-type="float">
            <text:p>0</text:p>
          </table:table-cell>
          <table:table-cell office:value-type="float" office:value="101.3344" calcext:value-type="float">
            <text:p>101.3344</text:p>
          </table:table-cell>
          <table:table-cell office:value-type="float" office:value="89.51782" calcext:value-type="float">
            <text:p>89.51782</text:p>
          </table:table-cell>
          <table:table-cell office:value-type="float" office:value="0.02064956" calcext:value-type="float">
            <text:p>0.020649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152442" calcext:value-type="float">
            <text:p>-0.01152442</text:p>
          </table:table-cell>
          <table:table-cell office:value-type="float" office:value="370" calcext:value-type="float">
            <text:p>370</text:p>
          </table:table-cell>
          <table:table-cell office:value-type="float" office:value="-7.770902" calcext:value-type="float">
            <text:p>-7.770902</text:p>
          </table:table-cell>
          <table:table-cell office:value-type="float" office:value="0" calcext:value-type="float">
            <text:p>0</text:p>
          </table:table-cell>
          <table:table-cell office:value-type="float" office:value="339.714" calcext:value-type="float">
            <text:p>339.714</text:p>
          </table:table-cell>
          <table:table-cell office:value-type="float" office:value="1179.596" calcext:value-type="float">
            <text:p>1179.596</text:p>
          </table:table-cell>
          <table:table-cell office:value-type="float" office:value="1463.408" calcext:value-type="float">
            <text:p>1463.408</text:p>
          </table:table-cell>
          <table:table-cell office:value-type="float" office:value="1298.277" calcext:value-type="float">
            <text:p>1298.277</text:p>
          </table:table-cell>
          <table:table-cell office:value-type="float" office:value="779.1124" calcext:value-type="float">
            <text:p>779.1124</text:p>
          </table:table-cell>
          <table:table-cell office:value-type="float" office:value="1085.51" calcext:value-type="float">
            <text:p>1085.51</text:p>
          </table:table-cell>
          <table:table-cell office:value-type="float" office:value="417.8334" calcext:value-type="float">
            <text:p>417.8334</text:p>
          </table:table-cell>
          <table:table-cell office:value-type="float" office:value="1864.062" calcext:value-type="float">
            <text:p>1864.062</text:p>
          </table:table-cell>
          <table:table-cell office:value-type="float" office:value="2096.637" calcext:value-type="float">
            <text:p>2096.637</text:p>
          </table:table-cell>
          <table:table-cell office:value-type="float" office:value="1673.228" calcext:value-type="float">
            <text:p>1673.228</text:p>
          </table:table-cell>
          <table:table-cell office:value-type="float" office:value="585.7397" calcext:value-type="float">
            <text:p>585.7397</text:p>
          </table:table-cell>
          <table:table-cell office:value-type="float" office:value="575.2429" calcext:value-type="float">
            <text:p>575.2429</text:p>
          </table:table-cell>
          <table:table-cell office:value-type="float" office:value="142.8162" calcext:value-type="float">
            <text:p>142.8162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0893141" calcext:value-type="float">
            <text:p>-8.9314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7354" calcext:value-type="float">
            <text:p>-6.77354</text:p>
          </table:table-cell>
          <table:table-cell office:value-type="float" office:value="0" calcext:value-type="float">
            <text:p>0</text:p>
          </table:table-cell>
          <table:table-cell office:value-type="float" office:value="2.624584" calcext:value-type="float">
            <text:p>2.624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496.2679" calcext:value-type="float">
            <text:p>496.2679</text:p>
          </table:table-cell>
          <table:table-cell office:value-type="float" office:value="13130.03" calcext:value-type="float">
            <text:p>1313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25844" calcext:value-type="float">
            <text:p>-7.925844</text:p>
          </table:table-cell>
          <table:table-cell office:value-type="float" office:value="22.81419" calcext:value-type="float">
            <text:p>22.81419</text:p>
          </table:table-cell>
          <table:table-cell office:value-type="float" office:value="0" calcext:value-type="float">
            <text:p>0</text:p>
          </table:table-cell>
          <table:table-cell office:value-type="float" office:value="101.2447" calcext:value-type="float">
            <text:p>101.2447</text:p>
          </table:table-cell>
          <table:table-cell office:value-type="float" office:value="89.50068" calcext:value-type="float">
            <text:p>89.50068</text:p>
          </table:table-cell>
          <table:table-cell office:value-type="float" office:value="0.02117015" calcext:value-type="float">
            <text:p>0.021170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7.892243" calcext:value-type="float">
            <text:p>-7.892243</text:p>
          </table:table-cell>
          <table:table-cell office:value-type="float" office:value="0" calcext:value-type="float">
            <text:p>0</text:p>
          </table:table-cell>
          <table:table-cell office:value-type="float" office:value="339.7263" calcext:value-type="float">
            <text:p>339.7263</text:p>
          </table:table-cell>
          <table:table-cell office:value-type="float" office:value="1179.567" calcext:value-type="float">
            <text:p>1179.567</text:p>
          </table:table-cell>
          <table:table-cell office:value-type="float" office:value="1463.376" calcext:value-type="float">
            <text:p>1463.376</text:p>
          </table:table-cell>
          <table:table-cell office:value-type="float" office:value="1298.27" calcext:value-type="float">
            <text:p>1298.27</text:p>
          </table:table-cell>
          <table:table-cell office:value-type="float" office:value="779.1068" calcext:value-type="float">
            <text:p>779.1068</text:p>
          </table:table-cell>
          <table:table-cell office:value-type="float" office:value="1085.507" calcext:value-type="float">
            <text:p>1085.507</text:p>
          </table:table-cell>
          <table:table-cell office:value-type="float" office:value="417.8312" calcext:value-type="float">
            <text:p>417.8312</text:p>
          </table:table-cell>
          <table:table-cell office:value-type="float" office:value="1864.059" calcext:value-type="float">
            <text:p>1864.059</text:p>
          </table:table-cell>
          <table:table-cell office:value-type="float" office:value="2096.634" calcext:value-type="float">
            <text:p>2096.634</text:p>
          </table:table-cell>
          <table:table-cell office:value-type="float" office:value="1673.227" calcext:value-type="float">
            <text:p>1673.227</text:p>
          </table:table-cell>
          <table:table-cell office:value-type="float" office:value="585.7392" calcext:value-type="float">
            <text:p>585.7392</text:p>
          </table:table-cell>
          <table:table-cell office:value-type="float" office:value="575.2423" calcext:value-type="float">
            <text:p>575.2423</text:p>
          </table:table-cell>
          <table:table-cell office:value-type="float" office:value="142.8162" calcext:value-type="float">
            <text:p>142.8162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023696" calcext:value-type="float">
            <text:p>-9.02369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67484" calcext:value-type="float">
            <text:p>-6.867484</text:p>
          </table:table-cell>
          <table:table-cell office:value-type="float" office:value="0" calcext:value-type="float">
            <text:p>0</text:p>
          </table:table-cell>
          <table:table-cell office:value-type="float" office:value="2.597198" calcext:value-type="float">
            <text:p>2.597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496.169" calcext:value-type="float">
            <text:p>496.169</text:p>
          </table:table-cell>
          <table:table-cell office:value-type="float" office:value="13130.04" calcext:value-type="float">
            <text:p>1313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29421" calcext:value-type="float">
            <text:p>-8.029421</text:p>
          </table:table-cell>
          <table:table-cell office:value-type="float" office:value="19.30746" calcext:value-type="float">
            <text:p>19.30746</text:p>
          </table:table-cell>
          <table:table-cell office:value-type="float" office:value="0" calcext:value-type="float">
            <text:p>0</text:p>
          </table:table-cell>
          <table:table-cell office:value-type="float" office:value="101.1304" calcext:value-type="float">
            <text:p>101.1304</text:p>
          </table:table-cell>
          <table:table-cell office:value-type="float" office:value="89.47971" calcext:value-type="float">
            <text:p>89.47971</text:p>
          </table:table-cell>
          <table:table-cell office:value-type="float" office:value="0.02162919" calcext:value-type="float">
            <text:p>0.02162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7.995361" calcext:value-type="float">
            <text:p>-7.995361</text:p>
          </table:table-cell>
          <table:table-cell office:value-type="float" office:value="0" calcext:value-type="float">
            <text:p>0</text:p>
          </table:table-cell>
          <table:table-cell office:value-type="float" office:value="339.74" calcext:value-type="float">
            <text:p>339.74</text:p>
          </table:table-cell>
          <table:table-cell office:value-type="float" office:value="1179.54" calcext:value-type="float">
            <text:p>1179.54</text:p>
          </table:table-cell>
          <table:table-cell office:value-type="float" office:value="1463.351" calcext:value-type="float">
            <text:p>1463.351</text:p>
          </table:table-cell>
          <table:table-cell office:value-type="float" office:value="1298.264" calcext:value-type="float">
            <text:p>1298.264</text:p>
          </table:table-cell>
          <table:table-cell office:value-type="float" office:value="779.1019" calcext:value-type="float">
            <text:p>779.1019</text:p>
          </table:table-cell>
          <table:table-cell office:value-type="float" office:value="1085.503" calcext:value-type="float">
            <text:p>1085.503</text:p>
          </table:table-cell>
          <table:table-cell office:value-type="float" office:value="417.829" calcext:value-type="float">
            <text:p>417.829</text:p>
          </table:table-cell>
          <table:table-cell office:value-type="float" office:value="1864.056" calcext:value-type="float">
            <text:p>1864.056</text:p>
          </table:table-cell>
          <table:table-cell office:value-type="float" office:value="2096.631" calcext:value-type="float">
            <text:p>2096.631</text:p>
          </table:table-cell>
          <table:table-cell office:value-type="float" office:value="1673.226" calcext:value-type="float">
            <text:p>1673.226</text:p>
          </table:table-cell>
          <table:table-cell office:value-type="float" office:value="585.7388" calcext:value-type="float">
            <text:p>585.7388</text:p>
          </table:table-cell>
          <table:table-cell office:value-type="float" office:value="575.2417" calcext:value-type="float">
            <text:p>575.2417</text:p>
          </table:table-cell>
          <table:table-cell office:value-type="float" office:value="142.8161" calcext:value-type="float">
            <text:p>142.8161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023884" calcext:value-type="float">
            <text:p>-9.02388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951218" calcext:value-type="float">
            <text:p>-6.951218</text:p>
          </table:table-cell>
          <table:table-cell office:value-type="float" office:value="0" calcext:value-type="float">
            <text:p>0</text:p>
          </table:table-cell>
          <table:table-cell office:value-type="float" office:value="2.577809" calcext:value-type="float">
            <text:p>2.57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496.0512" calcext:value-type="float">
            <text:p>496.0512</text:p>
          </table:table-cell>
          <table:table-cell office:value-type="float" office:value="13130.06" calcext:value-type="float">
            <text:p>1313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45646" calcext:value-type="float">
            <text:p>-8.145646</text:p>
          </table:table-cell>
          <table:table-cell office:value-type="float" office:value="22.38589" calcext:value-type="float">
            <text:p>22.38589</text:p>
          </table:table-cell>
          <table:table-cell office:value-type="float" office:value="0" calcext:value-type="float">
            <text:p>0</text:p>
          </table:table-cell>
          <table:table-cell office:value-type="float" office:value="101.0268" calcext:value-type="float">
            <text:p>101.0268</text:p>
          </table:table-cell>
          <table:table-cell office:value-type="float" office:value="89.45461" calcext:value-type="float">
            <text:p>89.45461</text:p>
          </table:table-cell>
          <table:table-cell office:value-type="float" office:value="0.02214119" calcext:value-type="float">
            <text:p>0.022141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8.111074" calcext:value-type="float">
            <text:p>-8.111074</text:p>
          </table:table-cell>
          <table:table-cell office:value-type="float" office:value="0" calcext:value-type="float">
            <text:p>0</text:p>
          </table:table-cell>
          <table:table-cell office:value-type="float" office:value="339.7549" calcext:value-type="float">
            <text:p>339.7549</text:p>
          </table:table-cell>
          <table:table-cell office:value-type="float" office:value="1179.505" calcext:value-type="float">
            <text:p>1179.505</text:p>
          </table:table-cell>
          <table:table-cell office:value-type="float" office:value="1463.318" calcext:value-type="float">
            <text:p>1463.318</text:p>
          </table:table-cell>
          <table:table-cell office:value-type="float" office:value="1298.258" calcext:value-type="float">
            <text:p>1298.258</text:p>
          </table:table-cell>
          <table:table-cell office:value-type="float" office:value="779.0972" calcext:value-type="float">
            <text:p>779.0972</text:p>
          </table:table-cell>
          <table:table-cell office:value-type="float" office:value="1085.5" calcext:value-type="float">
            <text:p>1085.5</text:p>
          </table:table-cell>
          <table:table-cell office:value-type="float" office:value="417.8268" calcext:value-type="float">
            <text:p>417.8268</text:p>
          </table:table-cell>
          <table:table-cell office:value-type="float" office:value="1864.052" calcext:value-type="float">
            <text:p>1864.052</text:p>
          </table:table-cell>
          <table:table-cell office:value-type="float" office:value="2096.628" calcext:value-type="float">
            <text:p>2096.628</text:p>
          </table:table-cell>
          <table:table-cell office:value-type="float" office:value="1673.224" calcext:value-type="float">
            <text:p>1673.224</text:p>
          </table:table-cell>
          <table:table-cell office:value-type="float" office:value="585.7383" calcext:value-type="float">
            <text:p>585.7383</text:p>
          </table:table-cell>
          <table:table-cell office:value-type="float" office:value="575.2411" calcext:value-type="float">
            <text:p>575.2411</text:p>
          </table:table-cell>
          <table:table-cell office:value-type="float" office:value="142.8161" calcext:value-type="float">
            <text:p>142.8161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034574" calcext:value-type="float">
            <text:p>-9.03457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51406" calcext:value-type="float">
            <text:p>-7.051406</text:p>
          </table:table-cell>
          <table:table-cell office:value-type="float" office:value="0" calcext:value-type="float">
            <text:p>0</text:p>
          </table:table-cell>
          <table:table-cell office:value-type="float" office:value="2.562279" calcext:value-type="float">
            <text:p>2.56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495.9627" calcext:value-type="float">
            <text:p>495.9627</text:p>
          </table:table-cell>
          <table:table-cell office:value-type="float" office:value="13130.07" calcext:value-type="float">
            <text:p>1313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43265" calcext:value-type="float">
            <text:p>-8.243265</text:p>
          </table:table-cell>
          <table:table-cell office:value-type="float" office:value="22.57722" calcext:value-type="float">
            <text:p>22.57722</text:p>
          </table:table-cell>
          <table:table-cell office:value-type="float" office:value="0" calcext:value-type="float">
            <text:p>0</text:p>
          </table:table-cell>
          <table:table-cell office:value-type="float" office:value="100.9599" calcext:value-type="float">
            <text:p>100.9599</text:p>
          </table:table-cell>
          <table:table-cell office:value-type="float" office:value="89.44128" calcext:value-type="float">
            <text:p>89.44128</text:p>
          </table:table-cell>
          <table:table-cell office:value-type="float" office:value="0.02259733" calcext:value-type="float">
            <text:p>0.022597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8.208238" calcext:value-type="float">
            <text:p>-8.208238</text:p>
          </table:table-cell>
          <table:table-cell office:value-type="float" office:value="0" calcext:value-type="float">
            <text:p>0</text:p>
          </table:table-cell>
          <table:table-cell office:value-type="float" office:value="339.7646" calcext:value-type="float">
            <text:p>339.7646</text:p>
          </table:table-cell>
          <table:table-cell office:value-type="float" office:value="1179.482" calcext:value-type="float">
            <text:p>1179.482</text:p>
          </table:table-cell>
          <table:table-cell office:value-type="float" office:value="1463.289" calcext:value-type="float">
            <text:p>1463.289</text:p>
          </table:table-cell>
          <table:table-cell office:value-type="float" office:value="1298.252" calcext:value-type="float">
            <text:p>1298.252</text:p>
          </table:table-cell>
          <table:table-cell office:value-type="float" office:value="779.0923" calcext:value-type="float">
            <text:p>779.0923</text:p>
          </table:table-cell>
          <table:table-cell office:value-type="float" office:value="1085.496" calcext:value-type="float">
            <text:p>1085.496</text:p>
          </table:table-cell>
          <table:table-cell office:value-type="float" office:value="417.8247" calcext:value-type="float">
            <text:p>417.8247</text:p>
          </table:table-cell>
          <table:table-cell office:value-type="float" office:value="1864.049" calcext:value-type="float">
            <text:p>1864.049</text:p>
          </table:table-cell>
          <table:table-cell office:value-type="float" office:value="2096.625" calcext:value-type="float">
            <text:p>2096.625</text:p>
          </table:table-cell>
          <table:table-cell office:value-type="float" office:value="1673.223" calcext:value-type="float">
            <text:p>1673.223</text:p>
          </table:table-cell>
          <table:table-cell office:value-type="float" office:value="585.7379" calcext:value-type="float">
            <text:p>585.7379</text:p>
          </table:table-cell>
          <table:table-cell office:value-type="float" office:value="575.2405" calcext:value-type="float">
            <text:p>575.2405</text:p>
          </table:table-cell>
          <table:table-cell office:value-type="float" office:value="142.8161" calcext:value-type="float">
            <text:p>142.8161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101266" calcext:value-type="float">
            <text:p>-9.10126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30773" calcext:value-type="float">
            <text:p>-7.130773</text:p>
          </table:table-cell>
          <table:table-cell office:value-type="float" office:value="0" calcext:value-type="float">
            <text:p>0</text:p>
          </table:table-cell>
          <table:table-cell office:value-type="float" office:value="2.544469" calcext:value-type="float">
            <text:p>2.544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495.8896" calcext:value-type="float">
            <text:p>495.8896</text:p>
          </table:table-cell>
          <table:table-cell office:value-type="float" office:value="13130.07" calcext:value-type="float">
            <text:p>1313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30364" calcext:value-type="float">
            <text:p>-8.330364</text:p>
          </table:table-cell>
          <table:table-cell office:value-type="float" office:value="23.36043" calcext:value-type="float">
            <text:p>23.36043</text:p>
          </table:table-cell>
          <table:table-cell office:value-type="float" office:value="0" calcext:value-type="float">
            <text:p>0</text:p>
          </table:table-cell>
          <table:table-cell office:value-type="float" office:value="100.9083" calcext:value-type="float">
            <text:p>100.9083</text:p>
          </table:table-cell>
          <table:table-cell office:value-type="float" office:value="89.43235" calcext:value-type="float">
            <text:p>89.43235</text:p>
          </table:table-cell>
          <table:table-cell office:value-type="float" office:value="0.02302469" calcext:value-type="float">
            <text:p>0.023024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8.294909" calcext:value-type="float">
            <text:p>-8.294909</text:p>
          </table:table-cell>
          <table:table-cell office:value-type="float" office:value="0" calcext:value-type="float">
            <text:p>0</text:p>
          </table:table-cell>
          <table:table-cell office:value-type="float" office:value="339.7717" calcext:value-type="float">
            <text:p>339.7717</text:p>
          </table:table-cell>
          <table:table-cell office:value-type="float" office:value="1179.465" calcext:value-type="float">
            <text:p>1179.465</text:p>
          </table:table-cell>
          <table:table-cell office:value-type="float" office:value="1463.264" calcext:value-type="float">
            <text:p>1463.264</text:p>
          </table:table-cell>
          <table:table-cell office:value-type="float" office:value="1298.246" calcext:value-type="float">
            <text:p>1298.246</text:p>
          </table:table-cell>
          <table:table-cell office:value-type="float" office:value="779.0877" calcext:value-type="float">
            <text:p>779.0877</text:p>
          </table:table-cell>
          <table:table-cell office:value-type="float" office:value="1085.493" calcext:value-type="float">
            <text:p>1085.493</text:p>
          </table:table-cell>
          <table:table-cell office:value-type="float" office:value="417.8225" calcext:value-type="float">
            <text:p>417.8225</text:p>
          </table:table-cell>
          <table:table-cell office:value-type="float" office:value="1864.046" calcext:value-type="float">
            <text:p>1864.046</text:p>
          </table:table-cell>
          <table:table-cell office:value-type="float" office:value="2096.621" calcext:value-type="float">
            <text:p>2096.621</text:p>
          </table:table-cell>
          <table:table-cell office:value-type="float" office:value="1673.221" calcext:value-type="float">
            <text:p>1673.221</text:p>
          </table:table-cell>
          <table:table-cell office:value-type="float" office:value="585.7374" calcext:value-type="float">
            <text:p>585.7374</text:p>
          </table:table-cell>
          <table:table-cell office:value-type="float" office:value="575.2399" calcext:value-type="float">
            <text:p>575.2399</text:p>
          </table:table-cell>
          <table:table-cell office:value-type="float" office:value="142.8161" calcext:value-type="float">
            <text:p>142.8161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271499" calcext:value-type="float">
            <text:p>-9.27149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98917" calcext:value-type="float">
            <text:p>-7.198917</text:p>
          </table:table-cell>
          <table:table-cell office:value-type="float" office:value="0" calcext:value-type="float">
            <text:p>0</text:p>
          </table:table-cell>
          <table:table-cell office:value-type="float" office:value="2.525906" calcext:value-type="float">
            <text:p>2.52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495.7634" calcext:value-type="float">
            <text:p>495.7634</text:p>
          </table:table-cell>
          <table:table-cell office:value-type="float" office:value="13130.09" calcext:value-type="float">
            <text:p>1313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47884" calcext:value-type="float">
            <text:p>-8.447884</text:p>
          </table:table-cell>
          <table:table-cell office:value-type="float" office:value="23.34469" calcext:value-type="float">
            <text:p>23.34469</text:p>
          </table:table-cell>
          <table:table-cell office:value-type="float" office:value="0" calcext:value-type="float">
            <text:p>0</text:p>
          </table:table-cell>
          <table:table-cell office:value-type="float" office:value="100.7672" calcext:value-type="float">
            <text:p>100.7672</text:p>
          </table:table-cell>
          <table:table-cell office:value-type="float" office:value="89.3951" calcext:value-type="float">
            <text:p>89.3951</text:p>
          </table:table-cell>
          <table:table-cell office:value-type="float" office:value="0.02349886" calcext:value-type="float">
            <text:p>0.023498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8.411955" calcext:value-type="float">
            <text:p>-8.411955</text:p>
          </table:table-cell>
          <table:table-cell office:value-type="float" office:value="0" calcext:value-type="float">
            <text:p>0</text:p>
          </table:table-cell>
          <table:table-cell office:value-type="float" office:value="339.7891" calcext:value-type="float">
            <text:p>339.7891</text:p>
          </table:table-cell>
          <table:table-cell office:value-type="float" office:value="1179.431" calcext:value-type="float">
            <text:p>1179.431</text:p>
          </table:table-cell>
          <table:table-cell office:value-type="float" office:value="1463.235" calcext:value-type="float">
            <text:p>1463.235</text:p>
          </table:table-cell>
          <table:table-cell office:value-type="float" office:value="1298.241" calcext:value-type="float">
            <text:p>1298.241</text:p>
          </table:table-cell>
          <table:table-cell office:value-type="float" office:value="779.0834" calcext:value-type="float">
            <text:p>779.0834</text:p>
          </table:table-cell>
          <table:table-cell office:value-type="float" office:value="1085.49" calcext:value-type="float">
            <text:p>1085.49</text:p>
          </table:table-cell>
          <table:table-cell office:value-type="float" office:value="417.8203" calcext:value-type="float">
            <text:p>417.8203</text:p>
          </table:table-cell>
          <table:table-cell office:value-type="float" office:value="1864.042" calcext:value-type="float">
            <text:p>1864.042</text:p>
          </table:table-cell>
          <table:table-cell office:value-type="float" office:value="2096.618" calcext:value-type="float">
            <text:p>2096.618</text:p>
          </table:table-cell>
          <table:table-cell office:value-type="float" office:value="1673.22" calcext:value-type="float">
            <text:p>1673.22</text:p>
          </table:table-cell>
          <table:table-cell office:value-type="float" office:value="585.737" calcext:value-type="float">
            <text:p>585.737</text:p>
          </table:table-cell>
          <table:table-cell office:value-type="float" office:value="575.2394" calcext:value-type="float">
            <text:p>575.2394</text:p>
          </table:table-cell>
          <table:table-cell office:value-type="float" office:value="142.816" calcext:value-type="float">
            <text:p>142.81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356692" calcext:value-type="float">
            <text:p>-9.35669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01082" calcext:value-type="float">
            <text:p>-7.301082</text:p>
          </table:table-cell>
          <table:table-cell office:value-type="float" office:value="0" calcext:value-type="float">
            <text:p>0</text:p>
          </table:table-cell>
          <table:table-cell office:value-type="float" office:value="2.511005" calcext:value-type="float">
            <text:p>2.51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495.613" calcext:value-type="float">
            <text:p>495.613</text:p>
          </table:table-cell>
          <table:table-cell office:value-type="float" office:value="13130.11" calcext:value-type="float">
            <text:p>1313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85525" calcext:value-type="float">
            <text:p>-8.585525</text:p>
          </table:table-cell>
          <table:table-cell office:value-type="float" office:value="20.59725" calcext:value-type="float">
            <text:p>20.59725</text:p>
          </table:table-cell>
          <table:table-cell office:value-type="float" office:value="0" calcext:value-type="float">
            <text:p>0</text:p>
          </table:table-cell>
          <table:table-cell office:value-type="float" office:value="100.6116" calcext:value-type="float">
            <text:p>100.6116</text:p>
          </table:table-cell>
          <table:table-cell office:value-type="float" office:value="89.3586" calcext:value-type="float">
            <text:p>89.3586</text:p>
          </table:table-cell>
          <table:table-cell office:value-type="float" office:value="0.02401614" calcext:value-type="float">
            <text:p>0.024016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243001" calcext:value-type="float">
            <text:p>-0.01243001</text:p>
          </table:table-cell>
          <table:table-cell office:value-type="float" office:value="370" calcext:value-type="float">
            <text:p>370</text:p>
          </table:table-cell>
          <table:table-cell office:value-type="float" office:value="-8.549078" calcext:value-type="float">
            <text:p>-8.549078</text:p>
          </table:table-cell>
          <table:table-cell office:value-type="float" office:value="0" calcext:value-type="float">
            <text:p>0</text:p>
          </table:table-cell>
          <table:table-cell office:value-type="float" office:value="339.8056" calcext:value-type="float">
            <text:p>339.8056</text:p>
          </table:table-cell>
          <table:table-cell office:value-type="float" office:value="1179.385" calcext:value-type="float">
            <text:p>1179.385</text:p>
          </table:table-cell>
          <table:table-cell office:value-type="float" office:value="1463.198" calcext:value-type="float">
            <text:p>1463.198</text:p>
          </table:table-cell>
          <table:table-cell office:value-type="float" office:value="1298.235" calcext:value-type="float">
            <text:p>1298.235</text:p>
          </table:table-cell>
          <table:table-cell office:value-type="float" office:value="779.0787" calcext:value-type="float">
            <text:p>779.0787</text:p>
          </table:table-cell>
          <table:table-cell office:value-type="float" office:value="1085.487" calcext:value-type="float">
            <text:p>1085.487</text:p>
          </table:table-cell>
          <table:table-cell office:value-type="float" office:value="417.8182" calcext:value-type="float">
            <text:p>417.8182</text:p>
          </table:table-cell>
          <table:table-cell office:value-type="float" office:value="1864.039" calcext:value-type="float">
            <text:p>1864.039</text:p>
          </table:table-cell>
          <table:table-cell office:value-type="float" office:value="2096.615" calcext:value-type="float">
            <text:p>2096.615</text:p>
          </table:table-cell>
          <table:table-cell office:value-type="float" office:value="1673.219" calcext:value-type="float">
            <text:p>1673.219</text:p>
          </table:table-cell>
          <table:table-cell office:value-type="float" office:value="585.7365" calcext:value-type="float">
            <text:p>585.7365</text:p>
          </table:table-cell>
          <table:table-cell office:value-type="float" office:value="575.2388" calcext:value-type="float">
            <text:p>575.2388</text:p>
          </table:table-cell>
          <table:table-cell office:value-type="float" office:value="142.816" calcext:value-type="float">
            <text:p>142.81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403031" calcext:value-type="float">
            <text:p>-9.4030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423976" calcext:value-type="float">
            <text:p>-7.423976</text:p>
          </table:table-cell>
          <table:table-cell office:value-type="float" office:value="0" calcext:value-type="float">
            <text:p>0</text:p>
          </table:table-cell>
          <table:table-cell office:value-type="float" office:value="2.496814" calcext:value-type="float">
            <text:p>2.496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495.4209" calcext:value-type="float">
            <text:p>495.4209</text:p>
          </table:table-cell>
          <table:table-cell office:value-type="float" office:value="13130.14" calcext:value-type="float">
            <text:p>1313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60875" calcext:value-type="float">
            <text:p>-8.760875</text:p>
          </table:table-cell>
          <table:table-cell office:value-type="float" office:value="20.35941" calcext:value-type="float">
            <text:p>20.35941</text:p>
          </table:table-cell>
          <table:table-cell office:value-type="float" office:value="0" calcext:value-type="float">
            <text:p>0</text:p>
          </table:table-cell>
          <table:table-cell office:value-type="float" office:value="100.4409" calcext:value-type="float">
            <text:p>100.4409</text:p>
          </table:table-cell>
          <table:table-cell office:value-type="float" office:value="89.31277" calcext:value-type="float">
            <text:p>89.31277</text:p>
          </table:table-cell>
          <table:table-cell office:value-type="float" office:value="0.02464308" calcext:value-type="float">
            <text:p>0.024643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6962" calcext:value-type="float">
            <text:p>9.706962E-09</text:p>
          </table:table-cell>
          <table:table-cell office:value-type="float" office:value="0" calcext:value-type="float">
            <text:p>0</text:p>
          </table:table-cell>
          <table:table-cell office:value-type="float" office:value="-0.0132288" calcext:value-type="float">
            <text:p>-0.0132288</text:p>
          </table:table-cell>
          <table:table-cell office:value-type="float" office:value="370" calcext:value-type="float">
            <text:p>370</text:p>
          </table:table-cell>
          <table:table-cell office:value-type="float" office:value="-8.723003" calcext:value-type="float">
            <text:p>-8.723003</text:p>
          </table:table-cell>
          <table:table-cell office:value-type="float" office:value="0" calcext:value-type="float">
            <text:p>0</text:p>
          </table:table-cell>
          <table:table-cell office:value-type="float" office:value="339.8263" calcext:value-type="float">
            <text:p>339.8263</text:p>
          </table:table-cell>
          <table:table-cell office:value-type="float" office:value="1179.328" calcext:value-type="float">
            <text:p>1179.328</text:p>
          </table:table-cell>
          <table:table-cell office:value-type="float" office:value="1463.141" calcext:value-type="float">
            <text:p>1463.141</text:p>
          </table:table-cell>
          <table:table-cell office:value-type="float" office:value="1298.228" calcext:value-type="float">
            <text:p>1298.228</text:p>
          </table:table-cell>
          <table:table-cell office:value-type="float" office:value="779.0737" calcext:value-type="float">
            <text:p>779.0737</text:p>
          </table:table-cell>
          <table:table-cell office:value-type="float" office:value="1085.484" calcext:value-type="float">
            <text:p>1085.484</text:p>
          </table:table-cell>
          <table:table-cell office:value-type="float" office:value="417.816" calcext:value-type="float">
            <text:p>417.816</text:p>
          </table:table-cell>
          <table:table-cell office:value-type="float" office:value="1864.036" calcext:value-type="float">
            <text:p>1864.036</text:p>
          </table:table-cell>
          <table:table-cell office:value-type="float" office:value="2096.612" calcext:value-type="float">
            <text:p>2096.612</text:p>
          </table:table-cell>
          <table:table-cell office:value-type="float" office:value="1673.218" calcext:value-type="float">
            <text:p>1673.218</text:p>
          </table:table-cell>
          <table:table-cell office:value-type="float" office:value="585.7361" calcext:value-type="float">
            <text:p>585.7361</text:p>
          </table:table-cell>
          <table:table-cell office:value-type="float" office:value="575.2383" calcext:value-type="float">
            <text:p>575.2383</text:p>
          </table:table-cell>
          <table:table-cell office:value-type="float" office:value="142.816" calcext:value-type="float">
            <text:p>142.81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419519" calcext:value-type="float">
            <text:p>-9.41951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581065" calcext:value-type="float">
            <text:p>-7.581065</text:p>
          </table:table-cell>
          <table:table-cell office:value-type="float" office:value="0" calcext:value-type="float">
            <text:p>0</text:p>
          </table:table-cell>
          <table:table-cell office:value-type="float" office:value="2.479981" calcext:value-type="float">
            <text:p>2.47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495.1012" calcext:value-type="float">
            <text:p>495.1012</text:p>
          </table:table-cell>
          <table:table-cell office:value-type="float" office:value="13130.18" calcext:value-type="float">
            <text:p>1313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15779" calcext:value-type="float">
            <text:p>-9.015779</text:p>
          </table:table-cell>
          <table:table-cell office:value-type="float" office:value="19.23998" calcext:value-type="float">
            <text:p>19.23998</text:p>
          </table:table-cell>
          <table:table-cell office:value-type="float" office:value="0" calcext:value-type="float">
            <text:p>0</text:p>
          </table:table-cell>
          <table:table-cell office:value-type="float" office:value="100.5061" calcext:value-type="float">
            <text:p>100.5061</text:p>
          </table:table-cell>
          <table:table-cell office:value-type="float" office:value="89.08931" calcext:value-type="float">
            <text:p>89.08931</text:p>
          </table:table-cell>
          <table:table-cell office:value-type="float" office:value="0.02513605" calcext:value-type="float">
            <text:p>0.02513605</text:p>
          </table:table-cell>
          <table:table-cell office:value-type="float" office:value="0" calcext:value-type="float">
            <text:p>0</text:p>
          </table:table-cell>
          <table:table-cell office:value-type="float" office:value="0.000006026602" calcext:value-type="float">
            <text:p>6.026602E-06</text:p>
          </table:table-cell>
          <table:table-cell office:value-type="float" office:value="0" calcext:value-type="float">
            <text:p>0</text:p>
          </table:table-cell>
          <table:table-cell office:value-type="float" office:value="-0.0142543" calcext:value-type="float">
            <text:p>-0.0142543</text:p>
          </table:table-cell>
          <table:table-cell office:value-type="float" office:value="370" calcext:value-type="float">
            <text:p>370</text:p>
          </table:table-cell>
          <table:table-cell office:value-type="float" office:value="-8.976395" calcext:value-type="float">
            <text:p>-8.976395</text:p>
          </table:table-cell>
          <table:table-cell office:value-type="float" office:value="0" calcext:value-type="float">
            <text:p>0</text:p>
          </table:table-cell>
          <table:table-cell office:value-type="float" office:value="339.8719" calcext:value-type="float">
            <text:p>339.8719</text:p>
          </table:table-cell>
          <table:table-cell office:value-type="float" office:value="1179.31" calcext:value-type="float">
            <text:p>1179.31</text:p>
          </table:table-cell>
          <table:table-cell office:value-type="float" office:value="1463.085" calcext:value-type="float">
            <text:p>1463.085</text:p>
          </table:table-cell>
          <table:table-cell office:value-type="float" office:value="1298.22" calcext:value-type="float">
            <text:p>1298.22</text:p>
          </table:table-cell>
          <table:table-cell office:value-type="float" office:value="779.0681" calcext:value-type="float">
            <text:p>779.0681</text:p>
          </table:table-cell>
          <table:table-cell office:value-type="float" office:value="1085.481" calcext:value-type="float">
            <text:p>1085.481</text:p>
          </table:table-cell>
          <table:table-cell office:value-type="float" office:value="417.8139" calcext:value-type="float">
            <text:p>417.8139</text:p>
          </table:table-cell>
          <table:table-cell office:value-type="float" office:value="1864.033" calcext:value-type="float">
            <text:p>1864.033</text:p>
          </table:table-cell>
          <table:table-cell office:value-type="float" office:value="2096.608" calcext:value-type="float">
            <text:p>2096.608</text:p>
          </table:table-cell>
          <table:table-cell office:value-type="float" office:value="1673.216" calcext:value-type="float">
            <text:p>1673.216</text:p>
          </table:table-cell>
          <table:table-cell office:value-type="float" office:value="585.7357" calcext:value-type="float">
            <text:p>585.7357</text:p>
          </table:table-cell>
          <table:table-cell office:value-type="float" office:value="575.2378" calcext:value-type="float">
            <text:p>575.2378</text:p>
          </table:table-cell>
          <table:table-cell office:value-type="float" office:value="142.816" calcext:value-type="float">
            <text:p>142.81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420877" calcext:value-type="float">
            <text:p>-9.42087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57797" calcext:value-type="float">
            <text:p>-7.857797</text:p>
          </table:table-cell>
          <table:table-cell office:value-type="float" office:value="0" calcext:value-type="float">
            <text:p>0</text:p>
          </table:table-cell>
          <table:table-cell office:value-type="float" office:value="2.50326" calcext:value-type="float">
            <text:p>2.5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494.7481" calcext:value-type="float">
            <text:p>494.7481</text:p>
          </table:table-cell>
          <table:table-cell office:value-type="float" office:value="13130.22" calcext:value-type="float">
            <text:p>1313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5818" calcext:value-type="float">
            <text:p>-9.35818</text:p>
          </table:table-cell>
          <table:table-cell office:value-type="float" office:value="21.1217" calcext:value-type="float">
            <text:p>21.1217</text:p>
          </table:table-cell>
          <table:table-cell office:value-type="float" office:value="0" calcext:value-type="float">
            <text:p>0</text:p>
          </table:table-cell>
          <table:table-cell office:value-type="float" office:value="100.6054" calcext:value-type="float">
            <text:p>100.6054</text:p>
          </table:table-cell>
          <table:table-cell office:value-type="float" office:value="88.91878" calcext:value-type="float">
            <text:p>88.91878</text:p>
          </table:table-cell>
          <table:table-cell office:value-type="float" office:value="0.02563808" calcext:value-type="float">
            <text:p>0.02563808</text:p>
          </table:table-cell>
          <table:table-cell office:value-type="float" office:value="0" calcext:value-type="float">
            <text:p>0</text:p>
          </table:table-cell>
          <table:table-cell office:value-type="float" office:value="0.000007448919" calcext:value-type="float">
            <text:p>7.448919E-06</text:p>
          </table:table-cell>
          <table:table-cell office:value-type="float" office:value="0" calcext:value-type="float">
            <text:p>0</text:p>
          </table:table-cell>
          <table:table-cell office:value-type="float" office:value="-0.01426758" calcext:value-type="float">
            <text:p>-0.01426758</text:p>
          </table:table-cell>
          <table:table-cell office:value-type="float" office:value="370" calcext:value-type="float">
            <text:p>370</text:p>
          </table:table-cell>
          <table:table-cell office:value-type="float" office:value="-9.318282" calcext:value-type="float">
            <text:p>-9.318282</text:p>
          </table:table-cell>
          <table:table-cell office:value-type="float" office:value="0" calcext:value-type="float">
            <text:p>0</text:p>
          </table:table-cell>
          <table:table-cell office:value-type="float" office:value="339.8909" calcext:value-type="float">
            <text:p>339.8909</text:p>
          </table:table-cell>
          <table:table-cell office:value-type="float" office:value="1179.232" calcext:value-type="float">
            <text:p>1179.232</text:p>
          </table:table-cell>
          <table:table-cell office:value-type="float" office:value="1463.026" calcext:value-type="float">
            <text:p>1463.026</text:p>
          </table:table-cell>
          <table:table-cell office:value-type="float" office:value="1298.211" calcext:value-type="float">
            <text:p>1298.211</text:p>
          </table:table-cell>
          <table:table-cell office:value-type="float" office:value="779.062" calcext:value-type="float">
            <text:p>779.062</text:p>
          </table:table-cell>
          <table:table-cell office:value-type="float" office:value="1085.477" calcext:value-type="float">
            <text:p>1085.477</text:p>
          </table:table-cell>
          <table:table-cell office:value-type="float" office:value="417.8116" calcext:value-type="float">
            <text:p>417.8116</text:p>
          </table:table-cell>
          <table:table-cell office:value-type="float" office:value="1864.029" calcext:value-type="float">
            <text:p>1864.029</text:p>
          </table:table-cell>
          <table:table-cell office:value-type="float" office:value="2096.605" calcext:value-type="float">
            <text:p>2096.605</text:p>
          </table:table-cell>
          <table:table-cell office:value-type="float" office:value="1673.215" calcext:value-type="float">
            <text:p>1673.215</text:p>
          </table:table-cell>
          <table:table-cell office:value-type="float" office:value="585.7352" calcext:value-type="float">
            <text:p>585.7352</text:p>
          </table:table-cell>
          <table:table-cell office:value-type="float" office:value="575.2374" calcext:value-type="float">
            <text:p>575.2374</text:p>
          </table:table-cell>
          <table:table-cell office:value-type="float" office:value="142.8159" calcext:value-type="float">
            <text:p>142.8159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420959" calcext:value-type="float">
            <text:p>-9.42095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68874" calcext:value-type="float">
            <text:p>-8.168874</text:p>
          </table:table-cell>
          <table:table-cell office:value-type="float" office:value="0" calcext:value-type="float">
            <text:p>0</text:p>
          </table:table-cell>
          <table:table-cell office:value-type="float" office:value="2.47245" calcext:value-type="float">
            <text:p>2.4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494.507" calcext:value-type="float">
            <text:p>494.507</text:p>
          </table:table-cell>
          <table:table-cell office:value-type="float" office:value="13130.24" calcext:value-type="float">
            <text:p>1313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93883" calcext:value-type="float">
            <text:p>-9.593883</text:p>
          </table:table-cell>
          <table:table-cell office:value-type="float" office:value="22.09122" calcext:value-type="float">
            <text:p>22.09122</text:p>
          </table:table-cell>
          <table:table-cell office:value-type="float" office:value="0" calcext:value-type="float">
            <text:p>0</text:p>
          </table:table-cell>
          <table:table-cell office:value-type="float" office:value="100.6324" calcext:value-type="float">
            <text:p>100.6324</text:p>
          </table:table-cell>
          <table:table-cell office:value-type="float" office:value="88.80758" calcext:value-type="float">
            <text:p>88.80758</text:p>
          </table:table-cell>
          <table:table-cell office:value-type="float" office:value="0.02617975" calcext:value-type="float">
            <text:p>0.02617975</text:p>
          </table:table-cell>
          <table:table-cell office:value-type="float" office:value="0" calcext:value-type="float">
            <text:p>0</text:p>
          </table:table-cell>
          <table:table-cell office:value-type="float" office:value="0.000007626355" calcext:value-type="float">
            <text:p>7.626355E-06</text:p>
          </table:table-cell>
          <table:table-cell office:value-type="float" office:value="0" calcext:value-type="float">
            <text:p>0</text:p>
          </table:table-cell>
          <table:table-cell office:value-type="float" office:value="-0.01427266" calcext:value-type="float">
            <text:p>-0.01427266</text:p>
          </table:table-cell>
          <table:table-cell office:value-type="float" office:value="370" calcext:value-type="float">
            <text:p>370</text:p>
          </table:table-cell>
          <table:table-cell office:value-type="float" office:value="-9.553438" calcext:value-type="float">
            <text:p>-9.553438</text:p>
          </table:table-cell>
          <table:table-cell office:value-type="float" office:value="0" calcext:value-type="float">
            <text:p>0</text:p>
          </table:table-cell>
          <table:table-cell office:value-type="float" office:value="339.9076" calcext:value-type="float">
            <text:p>339.9076</text:p>
          </table:table-cell>
          <table:table-cell office:value-type="float" office:value="1179.19" calcext:value-type="float">
            <text:p>1179.19</text:p>
          </table:table-cell>
          <table:table-cell office:value-type="float" office:value="1462.976" calcext:value-type="float">
            <text:p>1462.976</text:p>
          </table:table-cell>
          <table:table-cell office:value-type="float" office:value="1298.203" calcext:value-type="float">
            <text:p>1298.203</text:p>
          </table:table-cell>
          <table:table-cell office:value-type="float" office:value="779.0558" calcext:value-type="float">
            <text:p>779.0558</text:p>
          </table:table-cell>
          <table:table-cell office:value-type="float" office:value="1085.474" calcext:value-type="float">
            <text:p>1085.474</text:p>
          </table:table-cell>
          <table:table-cell office:value-type="float" office:value="417.8092" calcext:value-type="float">
            <text:p>417.8092</text:p>
          </table:table-cell>
          <table:table-cell office:value-type="float" office:value="1864.026" calcext:value-type="float">
            <text:p>1864.026</text:p>
          </table:table-cell>
          <table:table-cell office:value-type="float" office:value="2096.602" calcext:value-type="float">
            <text:p>2096.602</text:p>
          </table:table-cell>
          <table:table-cell office:value-type="float" office:value="1673.214" calcext:value-type="float">
            <text:p>1673.214</text:p>
          </table:table-cell>
          <table:table-cell office:value-type="float" office:value="585.7348" calcext:value-type="float">
            <text:p>585.7348</text:p>
          </table:table-cell>
          <table:table-cell office:value-type="float" office:value="575.2369" calcext:value-type="float">
            <text:p>575.2369</text:p>
          </table:table-cell>
          <table:table-cell office:value-type="float" office:value="142.8159" calcext:value-type="float">
            <text:p>142.8159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9420438" calcext:value-type="float">
            <text:p>-9.42043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382353" calcext:value-type="float">
            <text:p>-8.382353</text:p>
          </table:table-cell>
          <table:table-cell office:value-type="float" office:value="0" calcext:value-type="float">
            <text:p>0</text:p>
          </table:table-cell>
          <table:table-cell office:value-type="float" office:value="2.450754" calcext:value-type="float">
            <text:p>2.45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494.151" calcext:value-type="float">
            <text:p>494.151</text:p>
          </table:table-cell>
          <table:table-cell office:value-type="float" office:value="13130.29" calcext:value-type="float">
            <text:p>1313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21285" calcext:value-type="float">
            <text:p>-9.921285</text:p>
          </table:table-cell>
          <table:table-cell office:value-type="float" office:value="22.0385" calcext:value-type="float">
            <text:p>22.0385</text:p>
          </table:table-cell>
          <table:table-cell office:value-type="float" office:value="0" calcext:value-type="float">
            <text:p>0</text:p>
          </table:table-cell>
          <table:table-cell office:value-type="float" office:value="100.7546" calcext:value-type="float">
            <text:p>100.7546</text:p>
          </table:table-cell>
          <table:table-cell office:value-type="float" office:value="88.54089" calcext:value-type="float">
            <text:p>88.54089</text:p>
          </table:table-cell>
          <table:table-cell office:value-type="float" office:value="0.02668527" calcext:value-type="float">
            <text:p>0.02668527</text:p>
          </table:table-cell>
          <table:table-cell office:value-type="float" office:value="0" calcext:value-type="float">
            <text:p>0</text:p>
          </table:table-cell>
          <table:table-cell office:value-type="float" office:value="0.000007645252" calcext:value-type="float">
            <text:p>7.645252E-06</text:p>
          </table:table-cell>
          <table:table-cell office:value-type="float" office:value="0" calcext:value-type="float">
            <text:p>0</text:p>
          </table:table-cell>
          <table:table-cell office:value-type="float" office:value="-0.01427266" calcext:value-type="float">
            <text:p>-0.01427266</text:p>
          </table:table-cell>
          <table:table-cell office:value-type="float" office:value="370" calcext:value-type="float">
            <text:p>370</text:p>
          </table:table-cell>
          <table:table-cell office:value-type="float" office:value="-9.880334" calcext:value-type="float">
            <text:p>-9.880334</text:p>
          </table:table-cell>
          <table:table-cell office:value-type="float" office:value="0" calcext:value-type="float">
            <text:p>0</text:p>
          </table:table-cell>
          <table:table-cell office:value-type="float" office:value="339.954" calcext:value-type="float">
            <text:p>339.954</text:p>
          </table:table-cell>
          <table:table-cell office:value-type="float" office:value="1179.161" calcext:value-type="float">
            <text:p>1179.161</text:p>
          </table:table-cell>
          <table:table-cell office:value-type="float" office:value="1462.941" calcext:value-type="float">
            <text:p>1462.941</text:p>
          </table:table-cell>
          <table:table-cell office:value-type="float" office:value="1298.195" calcext:value-type="float">
            <text:p>1298.195</text:p>
          </table:table-cell>
          <table:table-cell office:value-type="float" office:value="779.0499" calcext:value-type="float">
            <text:p>779.0499</text:p>
          </table:table-cell>
          <table:table-cell office:value-type="float" office:value="1085.47" calcext:value-type="float">
            <text:p>1085.47</text:p>
          </table:table-cell>
          <table:table-cell office:value-type="float" office:value="417.8069" calcext:value-type="float">
            <text:p>417.8069</text:p>
          </table:table-cell>
          <table:table-cell office:value-type="float" office:value="1864.023" calcext:value-type="float">
            <text:p>1864.023</text:p>
          </table:table-cell>
          <table:table-cell office:value-type="float" office:value="2096.599" calcext:value-type="float">
            <text:p>2096.599</text:p>
          </table:table-cell>
          <table:table-cell office:value-type="float" office:value="1673.212" calcext:value-type="float">
            <text:p>1673.212</text:p>
          </table:table-cell>
          <table:table-cell office:value-type="float" office:value="585.7344" calcext:value-type="float">
            <text:p>585.7344</text:p>
          </table:table-cell>
          <table:table-cell office:value-type="float" office:value="575.2365" calcext:value-type="float">
            <text:p>575.2365</text:p>
          </table:table-cell>
          <table:table-cell office:value-type="float" office:value="142.8159" calcext:value-type="float">
            <text:p>142.8159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9421677" calcext:value-type="float">
            <text:p>-9.42167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695125" calcext:value-type="float">
            <text:p>-8.695125</text:p>
          </table:table-cell>
          <table:table-cell office:value-type="float" office:value="0" calcext:value-type="float">
            <text:p>0</text:p>
          </table:table-cell>
          <table:table-cell office:value-type="float" office:value="2.436542" calcext:value-type="float">
            <text:p>2.436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493.3535" calcext:value-type="float">
            <text:p>493.3535</text:p>
          </table:table-cell>
          <table:table-cell office:value-type="float" office:value="13130.37" calcext:value-type="float">
            <text:p>1313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3823" calcext:value-type="float">
            <text:p>-10.63823</text:p>
          </table:table-cell>
          <table:table-cell office:value-type="float" office:value="24.4628" calcext:value-type="float">
            <text:p>24.4628</text:p>
          </table:table-cell>
          <table:table-cell office:value-type="float" office:value="0" calcext:value-type="float">
            <text:p>0</text:p>
          </table:table-cell>
          <table:table-cell office:value-type="float" office:value="101.2006" calcext:value-type="float">
            <text:p>101.2006</text:p>
          </table:table-cell>
          <table:table-cell office:value-type="float" office:value="87.91369" calcext:value-type="float">
            <text:p>87.91369</text:p>
          </table:table-cell>
          <table:table-cell office:value-type="float" office:value="0.02724601" calcext:value-type="float">
            <text:p>0.02724601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53" calcext:value-type="float">
            <text:p>7.646153E-06</text:p>
          </table:table-cell>
          <table:table-cell office:value-type="float" office:value="0" calcext:value-type="float">
            <text:p>0</text:p>
          </table:table-cell>
          <table:table-cell office:value-type="float" office:value="-0.01427266" calcext:value-type="float">
            <text:p>-0.01427266</text:p>
          </table:table-cell>
          <table:table-cell office:value-type="float" office:value="370" calcext:value-type="float">
            <text:p>370</text:p>
          </table:table-cell>
          <table:table-cell office:value-type="float" office:value="-10.59672" calcext:value-type="float">
            <text:p>-10.59672</text:p>
          </table:table-cell>
          <table:table-cell office:value-type="float" office:value="0" calcext:value-type="float">
            <text:p>0</text:p>
          </table:table-cell>
          <table:table-cell office:value-type="float" office:value="339.9996" calcext:value-type="float">
            <text:p>339.9996</text:p>
          </table:table-cell>
          <table:table-cell office:value-type="float" office:value="1179.105" calcext:value-type="float">
            <text:p>1179.105</text:p>
          </table:table-cell>
          <table:table-cell office:value-type="float" office:value="1462.896" calcext:value-type="float">
            <text:p>1462.896</text:p>
          </table:table-cell>
          <table:table-cell office:value-type="float" office:value="1298.188" calcext:value-type="float">
            <text:p>1298.188</text:p>
          </table:table-cell>
          <table:table-cell office:value-type="float" office:value="779.0439" calcext:value-type="float">
            <text:p>779.0439</text:p>
          </table:table-cell>
          <table:table-cell office:value-type="float" office:value="1085.467" calcext:value-type="float">
            <text:p>1085.467</text:p>
          </table:table-cell>
          <table:table-cell office:value-type="float" office:value="417.8046" calcext:value-type="float">
            <text:p>417.8046</text:p>
          </table:table-cell>
          <table:table-cell office:value-type="float" office:value="1864.02" calcext:value-type="float">
            <text:p>1864.02</text:p>
          </table:table-cell>
          <table:table-cell office:value-type="float" office:value="2096.596" calcext:value-type="float">
            <text:p>2096.596</text:p>
          </table:table-cell>
          <table:table-cell office:value-type="float" office:value="1673.211" calcext:value-type="float">
            <text:p>1673.211</text:p>
          </table:table-cell>
          <table:table-cell office:value-type="float" office:value="585.7339" calcext:value-type="float">
            <text:p>585.7339</text:p>
          </table:table-cell>
          <table:table-cell office:value-type="float" office:value="575.236" calcext:value-type="float">
            <text:p>575.236</text:p>
          </table:table-cell>
          <table:table-cell office:value-type="float" office:value="142.8159" calcext:value-type="float">
            <text:p>142.8159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0943726" calcext:value-type="float">
            <text:p>-9.4372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403755" calcext:value-type="float">
            <text:p>-9.403755</text:p>
          </table:table-cell>
          <table:table-cell office:value-type="float" office:value="0" calcext:value-type="float">
            <text:p>0</text:p>
          </table:table-cell>
          <table:table-cell office:value-type="float" office:value="2.428761" calcext:value-type="float">
            <text:p>2.428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492.4773" calcext:value-type="float">
            <text:p>492.4773</text:p>
          </table:table-cell>
          <table:table-cell office:value-type="float" office:value="13130.46" calcext:value-type="float">
            <text:p>1313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2481" calcext:value-type="float">
            <text:p>-11.42481</text:p>
          </table:table-cell>
          <table:table-cell office:value-type="float" office:value="26.80202" calcext:value-type="float">
            <text:p>26.80202</text:p>
          </table:table-cell>
          <table:table-cell office:value-type="float" office:value="0" calcext:value-type="float">
            <text:p>0</text:p>
          </table:table-cell>
          <table:table-cell office:value-type="float" office:value="101.6726" calcext:value-type="float">
            <text:p>101.6726</text:p>
          </table:table-cell>
          <table:table-cell office:value-type="float" office:value="87.24961" calcext:value-type="float">
            <text:p>87.24961</text:p>
          </table:table-cell>
          <table:table-cell office:value-type="float" office:value="0.02783892" calcext:value-type="float">
            <text:p>0.02783892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69" calcext:value-type="float">
            <text:p>7.646169E-06</text:p>
          </table:table-cell>
          <table:table-cell office:value-type="float" office:value="0" calcext:value-type="float">
            <text:p>0</text:p>
          </table:table-cell>
          <table:table-cell office:value-type="float" office:value="-0.01427266" calcext:value-type="float">
            <text:p>-0.01427266</text:p>
          </table:table-cell>
          <table:table-cell office:value-type="float" office:value="370" calcext:value-type="float">
            <text:p>370</text:p>
          </table:table-cell>
          <table:table-cell office:value-type="float" office:value="-11.38271" calcext:value-type="float">
            <text:p>-11.38271</text:p>
          </table:table-cell>
          <table:table-cell office:value-type="float" office:value="0" calcext:value-type="float">
            <text:p>0</text:p>
          </table:table-cell>
          <table:table-cell office:value-type="float" office:value="340.05" calcext:value-type="float">
            <text:p>340.05</text:p>
          </table:table-cell>
          <table:table-cell office:value-type="float" office:value="1179.023" calcext:value-type="float">
            <text:p>1179.023</text:p>
          </table:table-cell>
          <table:table-cell office:value-type="float" office:value="1462.836" calcext:value-type="float">
            <text:p>1462.836</text:p>
          </table:table-cell>
          <table:table-cell office:value-type="float" office:value="1298.179" calcext:value-type="float">
            <text:p>1298.179</text:p>
          </table:table-cell>
          <table:table-cell office:value-type="float" office:value="779.038" calcext:value-type="float">
            <text:p>779.038</text:p>
          </table:table-cell>
          <table:table-cell office:value-type="float" office:value="1085.463" calcext:value-type="float">
            <text:p>1085.463</text:p>
          </table:table-cell>
          <table:table-cell office:value-type="float" office:value="417.8023" calcext:value-type="float">
            <text:p>417.8023</text:p>
          </table:table-cell>
          <table:table-cell office:value-type="float" office:value="1864.016" calcext:value-type="float">
            <text:p>1864.016</text:p>
          </table:table-cell>
          <table:table-cell office:value-type="float" office:value="2096.594" calcext:value-type="float">
            <text:p>2096.594</text:p>
          </table:table-cell>
          <table:table-cell office:value-type="float" office:value="1673.21" calcext:value-type="float">
            <text:p>1673.21</text:p>
          </table:table-cell>
          <table:table-cell office:value-type="float" office:value="585.7335" calcext:value-type="float">
            <text:p>585.7335</text:p>
          </table:table-cell>
          <table:table-cell office:value-type="float" office:value="575.2356" calcext:value-type="float">
            <text:p>575.2356</text:p>
          </table:table-cell>
          <table:table-cell office:value-type="float" office:value="142.8159" calcext:value-type="float">
            <text:p>142.8159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09475978" calcext:value-type="float">
            <text:p>-9.47597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8145" calcext:value-type="float">
            <text:p>-10.18145</text:p>
          </table:table-cell>
          <table:table-cell office:value-type="float" office:value="0" calcext:value-type="float">
            <text:p>0</text:p>
          </table:table-cell>
          <table:table-cell office:value-type="float" office:value="2.420475" calcext:value-type="float">
            <text:p>2.42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490.8647" calcext:value-type="float">
            <text:p>490.8647</text:p>
          </table:table-cell>
          <table:table-cell office:value-type="float" office:value="13130.63" calcext:value-type="float">
            <text:p>1313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5462" calcext:value-type="float">
            <text:p>-12.85462</text:p>
          </table:table-cell>
          <table:table-cell office:value-type="float" office:value="32.20841" calcext:value-type="float">
            <text:p>32.20841</text:p>
          </table:table-cell>
          <table:table-cell office:value-type="float" office:value="0" calcext:value-type="float">
            <text:p>0</text:p>
          </table:table-cell>
          <table:table-cell office:value-type="float" office:value="102.5984" calcext:value-type="float">
            <text:p>102.5984</text:p>
          </table:table-cell>
          <table:table-cell office:value-type="float" office:value="86.14904" calcext:value-type="float">
            <text:p>86.14904</text:p>
          </table:table-cell>
          <table:table-cell office:value-type="float" office:value="0.02853075" calcext:value-type="float">
            <text:p>0.02853075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78" calcext:value-type="float">
            <text:p>7.646178E-06</text:p>
          </table:table-cell>
          <table:table-cell office:value-type="float" office:value="0" calcext:value-type="float">
            <text:p>0</text:p>
          </table:table-cell>
          <table:table-cell office:value-type="float" office:value="-0.01427266" calcext:value-type="float">
            <text:p>-0.01427266</text:p>
          </table:table-cell>
          <table:table-cell office:value-type="float" office:value="370" calcext:value-type="float">
            <text:p>370</text:p>
          </table:table-cell>
          <table:table-cell office:value-type="float" office:value="-12.81182" calcext:value-type="float">
            <text:p>-12.81182</text:p>
          </table:table-cell>
          <table:table-cell office:value-type="float" office:value="0" calcext:value-type="float">
            <text:p>0</text:p>
          </table:table-cell>
          <table:table-cell office:value-type="float" office:value="340.1207" calcext:value-type="float">
            <text:p>340.1207</text:p>
          </table:table-cell>
          <table:table-cell office:value-type="float" office:value="1178.777" calcext:value-type="float">
            <text:p>1178.777</text:p>
          </table:table-cell>
          <table:table-cell office:value-type="float" office:value="1462.7" calcext:value-type="float">
            <text:p>1462.7</text:p>
          </table:table-cell>
          <table:table-cell office:value-type="float" office:value="1298.167" calcext:value-type="float">
            <text:p>1298.167</text:p>
          </table:table-cell>
          <table:table-cell office:value-type="float" office:value="779.0308" calcext:value-type="float">
            <text:p>779.0308</text:p>
          </table:table-cell>
          <table:table-cell office:value-type="float" office:value="1085.459" calcext:value-type="float">
            <text:p>1085.459</text:p>
          </table:table-cell>
          <table:table-cell office:value-type="float" office:value="417.8" calcext:value-type="float">
            <text:p>417.8</text:p>
          </table:table-cell>
          <table:table-cell office:value-type="float" office:value="1864.013" calcext:value-type="float">
            <text:p>1864.013</text:p>
          </table:table-cell>
          <table:table-cell office:value-type="float" office:value="2096.592" calcext:value-type="float">
            <text:p>2096.592</text:p>
          </table:table-cell>
          <table:table-cell office:value-type="float" office:value="1673.208" calcext:value-type="float">
            <text:p>1673.208</text:p>
          </table:table-cell>
          <table:table-cell office:value-type="float" office:value="585.7331" calcext:value-type="float">
            <text:p>585.7331</text:p>
          </table:table-cell>
          <table:table-cell office:value-type="float" office:value="575.2352" calcext:value-type="float">
            <text:p>575.2352</text:p>
          </table:table-cell>
          <table:table-cell office:value-type="float" office:value="142.8159" calcext:value-type="float">
            <text:p>142.8159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1318016" calcext:value-type="float">
            <text:p>-1.31801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61767" calcext:value-type="float">
            <text:p>-11.61767</text:p>
          </table:table-cell>
          <table:table-cell office:value-type="float" office:value="0" calcext:value-type="float">
            <text:p>0</text:p>
          </table:table-cell>
          <table:table-cell office:value-type="float" office:value="2.427486" calcext:value-type="float">
            <text:p>2.42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490.2903" calcext:value-type="float">
            <text:p>490.2903</text:p>
          </table:table-cell>
          <table:table-cell office:value-type="float" office:value="13130.69" calcext:value-type="float">
            <text:p>1313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8128" calcext:value-type="float">
            <text:p>-13.38128</text:p>
          </table:table-cell>
          <table:table-cell office:value-type="float" office:value="34.34678" calcext:value-type="float">
            <text:p>34.34678</text:p>
          </table:table-cell>
          <table:table-cell office:value-type="float" office:value="0" calcext:value-type="float">
            <text:p>0</text:p>
          </table:table-cell>
          <table:table-cell office:value-type="float" office:value="102.7711" calcext:value-type="float">
            <text:p>102.7711</text:p>
          </table:table-cell>
          <table:table-cell office:value-type="float" office:value="85.82459" calcext:value-type="float">
            <text:p>85.82459</text:p>
          </table:table-cell>
          <table:table-cell office:value-type="float" office:value="0.02921085" calcext:value-type="float">
            <text:p>0.02921085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427266" calcext:value-type="float">
            <text:p>-0.01427266</text:p>
          </table:table-cell>
          <table:table-cell office:value-type="float" office:value="370" calcext:value-type="float">
            <text:p>370</text:p>
          </table:table-cell>
          <table:table-cell office:value-type="float" office:value="-13.3378" calcext:value-type="float">
            <text:p>-13.3378</text:p>
          </table:table-cell>
          <table:table-cell office:value-type="float" office:value="0" calcext:value-type="float">
            <text:p>0</text:p>
          </table:table-cell>
          <table:table-cell office:value-type="float" office:value="340.1621" calcext:value-type="float">
            <text:p>340.1621</text:p>
          </table:table-cell>
          <table:table-cell office:value-type="float" office:value="1178.676" calcext:value-type="float">
            <text:p>1178.676</text:p>
          </table:table-cell>
          <table:table-cell office:value-type="float" office:value="1462.607" calcext:value-type="float">
            <text:p>1462.607</text:p>
          </table:table-cell>
          <table:table-cell office:value-type="float" office:value="1298.153" calcext:value-type="float">
            <text:p>1298.153</text:p>
          </table:table-cell>
          <table:table-cell office:value-type="float" office:value="779.0222" calcext:value-type="float">
            <text:p>779.0222</text:p>
          </table:table-cell>
          <table:table-cell office:value-type="float" office:value="1085.456" calcext:value-type="float">
            <text:p>1085.456</text:p>
          </table:table-cell>
          <table:table-cell office:value-type="float" office:value="417.7976" calcext:value-type="float">
            <text:p>417.7976</text:p>
          </table:table-cell>
          <table:table-cell office:value-type="float" office:value="1864.01" calcext:value-type="float">
            <text:p>1864.01</text:p>
          </table:table-cell>
          <table:table-cell office:value-type="float" office:value="2096.589" calcext:value-type="float">
            <text:p>2096.589</text:p>
          </table:table-cell>
          <table:table-cell office:value-type="float" office:value="1673.207" calcext:value-type="float">
            <text:p>1673.207</text:p>
          </table:table-cell>
          <table:table-cell office:value-type="float" office:value="585.7327" calcext:value-type="float">
            <text:p>585.7327</text:p>
          </table:table-cell>
          <table:table-cell office:value-type="float" office:value="575.2347" calcext:value-type="float">
            <text:p>575.2347</text:p>
          </table:table-cell>
          <table:table-cell office:value-type="float" office:value="142.8158" calcext:value-type="float">
            <text:p>142.8158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1321265" calcext:value-type="float">
            <text:p>-1.32126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12039" calcext:value-type="float">
            <text:p>-12.12039</text:p>
          </table:table-cell>
          <table:table-cell office:value-type="float" office:value="0" calcext:value-type="float">
            <text:p>0</text:p>
          </table:table-cell>
          <table:table-cell office:value-type="float" office:value="2.404171" calcext:value-type="float">
            <text:p>2.404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490.0324" calcext:value-type="float">
            <text:p>490.0324</text:p>
          </table:table-cell>
          <table:table-cell office:value-type="float" office:value="13130.72" calcext:value-type="float">
            <text:p>1313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3133" calcext:value-type="float">
            <text:p>-13.63133</text:p>
          </table:table-cell>
          <table:table-cell office:value-type="float" office:value="35.31574" calcext:value-type="float">
            <text:p>35.31574</text:p>
          </table:table-cell>
          <table:table-cell office:value-type="float" office:value="0" calcext:value-type="float">
            <text:p>0</text:p>
          </table:table-cell>
          <table:table-cell office:value-type="float" office:value="102.7711" calcext:value-type="float">
            <text:p>102.7711</text:p>
          </table:table-cell>
          <table:table-cell office:value-type="float" office:value="85.71492" calcext:value-type="float">
            <text:p>85.71492</text:p>
          </table:table-cell>
          <table:table-cell office:value-type="float" office:value="0.02985016" calcext:value-type="float">
            <text:p>0.02985016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49746" calcext:value-type="float">
            <text:p>-0.0149746</text:p>
          </table:table-cell>
          <table:table-cell office:value-type="float" office:value="370" calcext:value-type="float">
            <text:p>370</text:p>
          </table:table-cell>
          <table:table-cell office:value-type="float" office:value="-13.58651" calcext:value-type="float">
            <text:p>-13.58651</text:p>
          </table:table-cell>
          <table:table-cell office:value-type="float" office:value="0" calcext:value-type="float">
            <text:p>0</text:p>
          </table:table-cell>
          <table:table-cell office:value-type="float" office:value="340.1855" calcext:value-type="float">
            <text:p>340.1855</text:p>
          </table:table-cell>
          <table:table-cell office:value-type="float" office:value="1178.628" calcext:value-type="float">
            <text:p>1178.628</text:p>
          </table:table-cell>
          <table:table-cell office:value-type="float" office:value="1462.544" calcext:value-type="float">
            <text:p>1462.544</text:p>
          </table:table-cell>
          <table:table-cell office:value-type="float" office:value="1298.141" calcext:value-type="float">
            <text:p>1298.141</text:p>
          </table:table-cell>
          <table:table-cell office:value-type="float" office:value="779.0136" calcext:value-type="float">
            <text:p>779.0136</text:p>
          </table:table-cell>
          <table:table-cell office:value-type="float" office:value="1085.452" calcext:value-type="float">
            <text:p>1085.452</text:p>
          </table:table-cell>
          <table:table-cell office:value-type="float" office:value="417.7952" calcext:value-type="float">
            <text:p>417.7952</text:p>
          </table:table-cell>
          <table:table-cell office:value-type="float" office:value="1864.007" calcext:value-type="float">
            <text:p>1864.007</text:p>
          </table:table-cell>
          <table:table-cell office:value-type="float" office:value="2096.587" calcext:value-type="float">
            <text:p>2096.587</text:p>
          </table:table-cell>
          <table:table-cell office:value-type="float" office:value="1673.206" calcext:value-type="float">
            <text:p>1673.206</text:p>
          </table:table-cell>
          <table:table-cell office:value-type="float" office:value="585.7322" calcext:value-type="float">
            <text:p>585.7322</text:p>
          </table:table-cell>
          <table:table-cell office:value-type="float" office:value="575.2343" calcext:value-type="float">
            <text:p>575.2343</text:p>
          </table:table-cell>
          <table:table-cell office:value-type="float" office:value="142.8158" calcext:value-type="float">
            <text:p>142.8158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1321637" calcext:value-type="float">
            <text:p>-1.32163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34556" calcext:value-type="float">
            <text:p>-12.34556</text:p>
          </table:table-cell>
          <table:table-cell office:value-type="float" office:value="0" calcext:value-type="float">
            <text:p>0</text:p>
          </table:table-cell>
          <table:table-cell office:value-type="float" office:value="2.380719" calcext:value-type="float">
            <text:p>2.38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489.9091" calcext:value-type="float">
            <text:p>489.9091</text:p>
          </table:table-cell>
          <table:table-cell office:value-type="float" office:value="13130.73" calcext:value-type="float">
            <text:p>1313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7149" calcext:value-type="float">
            <text:p>-13.77149</text:p>
          </table:table-cell>
          <table:table-cell office:value-type="float" office:value="36.5238" calcext:value-type="float">
            <text:p>36.5238</text:p>
          </table:table-cell>
          <table:table-cell office:value-type="float" office:value="0" calcext:value-type="float">
            <text:p>0</text:p>
          </table:table-cell>
          <table:table-cell office:value-type="float" office:value="102.7244" calcext:value-type="float">
            <text:p>102.7244</text:p>
          </table:table-cell>
          <table:table-cell office:value-type="float" office:value="85.6955" calcext:value-type="float">
            <text:p>85.6955</text:p>
          </table:table-cell>
          <table:table-cell office:value-type="float" office:value="0.03040846" calcext:value-type="float">
            <text:p>0.03040846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644057" calcext:value-type="float">
            <text:p>-0.01644057</text:p>
          </table:table-cell>
          <table:table-cell office:value-type="float" office:value="370" calcext:value-type="float">
            <text:p>370</text:p>
          </table:table-cell>
          <table:table-cell office:value-type="float" office:value="-13.72465" calcext:value-type="float">
            <text:p>-13.72465</text:p>
          </table:table-cell>
          <table:table-cell office:value-type="float" office:value="0" calcext:value-type="float">
            <text:p>0</text:p>
          </table:table-cell>
          <table:table-cell office:value-type="float" office:value="340.1956" calcext:value-type="float">
            <text:p>340.1956</text:p>
          </table:table-cell>
          <table:table-cell office:value-type="float" office:value="1178.605" calcext:value-type="float">
            <text:p>1178.605</text:p>
          </table:table-cell>
          <table:table-cell office:value-type="float" office:value="1462.497" calcext:value-type="float">
            <text:p>1462.497</text:p>
          </table:table-cell>
          <table:table-cell office:value-type="float" office:value="1298.13" calcext:value-type="float">
            <text:p>1298.13</text:p>
          </table:table-cell>
          <table:table-cell office:value-type="float" office:value="779.0054" calcext:value-type="float">
            <text:p>779.0054</text:p>
          </table:table-cell>
          <table:table-cell office:value-type="float" office:value="1085.448" calcext:value-type="float">
            <text:p>1085.448</text:p>
          </table:table-cell>
          <table:table-cell office:value-type="float" office:value="417.7929" calcext:value-type="float">
            <text:p>417.7929</text:p>
          </table:table-cell>
          <table:table-cell office:value-type="float" office:value="1864.004" calcext:value-type="float">
            <text:p>1864.004</text:p>
          </table:table-cell>
          <table:table-cell office:value-type="float" office:value="2096.584" calcext:value-type="float">
            <text:p>2096.584</text:p>
          </table:table-cell>
          <table:table-cell office:value-type="float" office:value="1673.204" calcext:value-type="float">
            <text:p>1673.204</text:p>
          </table:table-cell>
          <table:table-cell office:value-type="float" office:value="585.7318" calcext:value-type="float">
            <text:p>585.7318</text:p>
          </table:table-cell>
          <table:table-cell office:value-type="float" office:value="575.2339" calcext:value-type="float">
            <text:p>575.2339</text:p>
          </table:table-cell>
          <table:table-cell office:value-type="float" office:value="142.8158" calcext:value-type="float">
            <text:p>142.8158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1322206" calcext:value-type="float">
            <text:p>-1.32220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45728" calcext:value-type="float">
            <text:p>-12.45728</text:p>
          </table:table-cell>
          <table:table-cell office:value-type="float" office:value="0" calcext:value-type="float">
            <text:p>0</text:p>
          </table:table-cell>
          <table:table-cell office:value-type="float" office:value="2.354304" calcext:value-type="float">
            <text:p>2.35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489.8038" calcext:value-type="float">
            <text:p>489.8038</text:p>
          </table:table-cell>
          <table:table-cell office:value-type="float" office:value="13130.74" calcext:value-type="float">
            <text:p>1313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8585" calcext:value-type="float">
            <text:p>-13.88585</text:p>
          </table:table-cell>
          <table:table-cell office:value-type="float" office:value="37.51863" calcext:value-type="float">
            <text:p>37.51863</text:p>
          </table:table-cell>
          <table:table-cell office:value-type="float" office:value="0" calcext:value-type="float">
            <text:p>0</text:p>
          </table:table-cell>
          <table:table-cell office:value-type="float" office:value="102.6686" calcext:value-type="float">
            <text:p>102.6686</text:p>
          </table:table-cell>
          <table:table-cell office:value-type="float" office:value="85.66778" calcext:value-type="float">
            <text:p>85.66778</text:p>
          </table:table-cell>
          <table:table-cell office:value-type="float" office:value="0.03090089" calcext:value-type="float">
            <text:p>0.03090089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666087" calcext:value-type="float">
            <text:p>-0.01666087</text:p>
          </table:table-cell>
          <table:table-cell office:value-type="float" office:value="370" calcext:value-type="float">
            <text:p>370</text:p>
          </table:table-cell>
          <table:table-cell office:value-type="float" office:value="-13.83829" calcext:value-type="float">
            <text:p>-13.83829</text:p>
          </table:table-cell>
          <table:table-cell office:value-type="float" office:value="0" calcext:value-type="float">
            <text:p>0</text:p>
          </table:table-cell>
          <table:table-cell office:value-type="float" office:value="340.204" calcext:value-type="float">
            <text:p>340.204</text:p>
          </table:table-cell>
          <table:table-cell office:value-type="float" office:value="1178.584" calcext:value-type="float">
            <text:p>1178.584</text:p>
          </table:table-cell>
          <table:table-cell office:value-type="float" office:value="1462.47" calcext:value-type="float">
            <text:p>1462.47</text:p>
          </table:table-cell>
          <table:table-cell office:value-type="float" office:value="1298.122" calcext:value-type="float">
            <text:p>1298.122</text:p>
          </table:table-cell>
          <table:table-cell office:value-type="float" office:value="778.9979" calcext:value-type="float">
            <text:p>778.9979</text:p>
          </table:table-cell>
          <table:table-cell office:value-type="float" office:value="1085.444" calcext:value-type="float">
            <text:p>1085.444</text:p>
          </table:table-cell>
          <table:table-cell office:value-type="float" office:value="417.7905" calcext:value-type="float">
            <text:p>417.7905</text:p>
          </table:table-cell>
          <table:table-cell office:value-type="float" office:value="1864" calcext:value-type="float">
            <text:p>1864</text:p>
          </table:table-cell>
          <table:table-cell office:value-type="float" office:value="2096.582" calcext:value-type="float">
            <text:p>2096.582</text:p>
          </table:table-cell>
          <table:table-cell office:value-type="float" office:value="1673.203" calcext:value-type="float">
            <text:p>1673.203</text:p>
          </table:table-cell>
          <table:table-cell office:value-type="float" office:value="585.7314" calcext:value-type="float">
            <text:p>585.7314</text:p>
          </table:table-cell>
          <table:table-cell office:value-type="float" office:value="575.2335" calcext:value-type="float">
            <text:p>575.2335</text:p>
          </table:table-cell>
          <table:table-cell office:value-type="float" office:value="142.8158" calcext:value-type="float">
            <text:p>142.8158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1450604" calcext:value-type="float">
            <text:p>-1.45060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55216" calcext:value-type="float">
            <text:p>-12.55216</text:p>
          </table:table-cell>
          <table:table-cell office:value-type="float" office:value="0" calcext:value-type="float">
            <text:p>0</text:p>
          </table:table-cell>
          <table:table-cell office:value-type="float" office:value="2.335465" calcext:value-type="float">
            <text:p>2.335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489.7136" calcext:value-type="float">
            <text:p>489.7136</text:p>
          </table:table-cell>
          <table:table-cell office:value-type="float" office:value="13130.75" calcext:value-type="float">
            <text:p>1313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766" calcext:value-type="float">
            <text:p>-13.9766</text:p>
          </table:table-cell>
          <table:table-cell office:value-type="float" office:value="37.41856" calcext:value-type="float">
            <text:p>37.41856</text:p>
          </table:table-cell>
          <table:table-cell office:value-type="float" office:value="0" calcext:value-type="float">
            <text:p>0</text:p>
          </table:table-cell>
          <table:table-cell office:value-type="float" office:value="102.552" calcext:value-type="float">
            <text:p>102.552</text:p>
          </table:table-cell>
          <table:table-cell office:value-type="float" office:value="85.64115" calcext:value-type="float">
            <text:p>85.64115</text:p>
          </table:table-cell>
          <table:table-cell office:value-type="float" office:value="0.03133529" calcext:value-type="float">
            <text:p>0.03133529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666087" calcext:value-type="float">
            <text:p>-0.01666087</text:p>
          </table:table-cell>
          <table:table-cell office:value-type="float" office:value="370" calcext:value-type="float">
            <text:p>370</text:p>
          </table:table-cell>
          <table:table-cell office:value-type="float" office:value="-13.92861" calcext:value-type="float">
            <text:p>-13.92861</text:p>
          </table:table-cell>
          <table:table-cell office:value-type="float" office:value="0" calcext:value-type="float">
            <text:p>0</text:p>
          </table:table-cell>
          <table:table-cell office:value-type="float" office:value="340.2213" calcext:value-type="float">
            <text:p>340.2213</text:p>
          </table:table-cell>
          <table:table-cell office:value-type="float" office:value="1178.564" calcext:value-type="float">
            <text:p>1178.564</text:p>
          </table:table-cell>
          <table:table-cell office:value-type="float" office:value="1462.449" calcext:value-type="float">
            <text:p>1462.449</text:p>
          </table:table-cell>
          <table:table-cell office:value-type="float" office:value="1298.116" calcext:value-type="float">
            <text:p>1298.116</text:p>
          </table:table-cell>
          <table:table-cell office:value-type="float" office:value="778.9922" calcext:value-type="float">
            <text:p>778.9922</text:p>
          </table:table-cell>
          <table:table-cell office:value-type="float" office:value="1085.44" calcext:value-type="float">
            <text:p>1085.44</text:p>
          </table:table-cell>
          <table:table-cell office:value-type="float" office:value="417.7881" calcext:value-type="float">
            <text:p>417.7881</text:p>
          </table:table-cell>
          <table:table-cell office:value-type="float" office:value="1863.997" calcext:value-type="float">
            <text:p>1863.997</text:p>
          </table:table-cell>
          <table:table-cell office:value-type="float" office:value="2096.579" calcext:value-type="float">
            <text:p>2096.579</text:p>
          </table:table-cell>
          <table:table-cell office:value-type="float" office:value="1673.202" calcext:value-type="float">
            <text:p>1673.202</text:p>
          </table:table-cell>
          <table:table-cell office:value-type="float" office:value="585.731" calcext:value-type="float">
            <text:p>585.731</text:p>
          </table:table-cell>
          <table:table-cell office:value-type="float" office:value="575.233" calcext:value-type="float">
            <text:p>575.233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0001450813" calcext:value-type="float">
            <text:p>-1.45081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62597" calcext:value-type="float">
            <text:p>-12.62597</text:p>
          </table:table-cell>
          <table:table-cell office:value-type="float" office:value="0" calcext:value-type="float">
            <text:p>0</text:p>
          </table:table-cell>
          <table:table-cell office:value-type="float" office:value="2.318902" calcext:value-type="float">
            <text:p>2.318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489.5909" calcext:value-type="float">
            <text:p>489.5909</text:p>
          </table:table-cell>
          <table:table-cell office:value-type="float" office:value="13130.78" calcext:value-type="float">
            <text:p>1313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8273" calcext:value-type="float">
            <text:p>-14.08273</text:p>
          </table:table-cell>
          <table:table-cell office:value-type="float" office:value="36.50715" calcext:value-type="float">
            <text:p>36.50715</text:p>
          </table:table-cell>
          <table:table-cell office:value-type="float" office:value="0" calcext:value-type="float">
            <text:p>0</text:p>
          </table:table-cell>
          <table:table-cell office:value-type="float" office:value="102.3692" calcext:value-type="float">
            <text:p>102.3692</text:p>
          </table:table-cell>
          <table:table-cell office:value-type="float" office:value="85.59575" calcext:value-type="float">
            <text:p>85.59575</text:p>
          </table:table-cell>
          <table:table-cell office:value-type="float" office:value="0.03178494" calcext:value-type="float">
            <text:p>0.03178494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666087" calcext:value-type="float">
            <text:p>-0.01666087</text:p>
          </table:table-cell>
          <table:table-cell office:value-type="float" office:value="370" calcext:value-type="float">
            <text:p>370</text:p>
          </table:table-cell>
          <table:table-cell office:value-type="float" office:value="-14.03429" calcext:value-type="float">
            <text:p>-14.03429</text:p>
          </table:table-cell>
          <table:table-cell office:value-type="float" office:value="0" calcext:value-type="float">
            <text:p>0</text:p>
          </table:table-cell>
          <table:table-cell office:value-type="float" office:value="340.2468" calcext:value-type="float">
            <text:p>340.2468</text:p>
          </table:table-cell>
          <table:table-cell office:value-type="float" office:value="1178.534" calcext:value-type="float">
            <text:p>1178.534</text:p>
          </table:table-cell>
          <table:table-cell office:value-type="float" office:value="1462.426" calcext:value-type="float">
            <text:p>1462.426</text:p>
          </table:table-cell>
          <table:table-cell office:value-type="float" office:value="1298.111" calcext:value-type="float">
            <text:p>1298.111</text:p>
          </table:table-cell>
          <table:table-cell office:value-type="float" office:value="778.9875" calcext:value-type="float">
            <text:p>778.9875</text:p>
          </table:table-cell>
          <table:table-cell office:value-type="float" office:value="1085.437" calcext:value-type="float">
            <text:p>1085.437</text:p>
          </table:table-cell>
          <table:table-cell office:value-type="float" office:value="417.7857" calcext:value-type="float">
            <text:p>417.7857</text:p>
          </table:table-cell>
          <table:table-cell office:value-type="float" office:value="1863.994" calcext:value-type="float">
            <text:p>1863.994</text:p>
          </table:table-cell>
          <table:table-cell office:value-type="float" office:value="2096.577" calcext:value-type="float">
            <text:p>2096.577</text:p>
          </table:table-cell>
          <table:table-cell office:value-type="float" office:value="1673.201" calcext:value-type="float">
            <text:p>1673.201</text:p>
          </table:table-cell>
          <table:table-cell office:value-type="float" office:value="585.7305" calcext:value-type="float">
            <text:p>585.7305</text:p>
          </table:table-cell>
          <table:table-cell office:value-type="float" office:value="575.2326" calcext:value-type="float">
            <text:p>575.2326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1450799" calcext:value-type="float">
            <text:p>-1.45079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71919" calcext:value-type="float">
            <text:p>-12.71919</text:p>
          </table:table-cell>
          <table:table-cell office:value-type="float" office:value="0" calcext:value-type="float">
            <text:p>0</text:p>
          </table:table-cell>
          <table:table-cell office:value-type="float" office:value="2.306379" calcext:value-type="float">
            <text:p>2.306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489.4652" calcext:value-type="float">
            <text:p>489.4652</text:p>
          </table:table-cell>
          <table:table-cell office:value-type="float" office:value="13130.8" calcext:value-type="float">
            <text:p>1313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94" calcext:value-type="float">
            <text:p>-14.194</text:p>
          </table:table-cell>
          <table:table-cell office:value-type="float" office:value="36.48941" calcext:value-type="float">
            <text:p>36.48941</text:p>
          </table:table-cell>
          <table:table-cell office:value-type="float" office:value="0" calcext:value-type="float">
            <text:p>0</text:p>
          </table:table-cell>
          <table:table-cell office:value-type="float" office:value="102.2175" calcext:value-type="float">
            <text:p>102.2175</text:p>
          </table:table-cell>
          <table:table-cell office:value-type="float" office:value="85.55962" calcext:value-type="float">
            <text:p>85.55962</text:p>
          </table:table-cell>
          <table:table-cell office:value-type="float" office:value="0.03227954" calcext:value-type="float">
            <text:p>0.03227954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666087" calcext:value-type="float">
            <text:p>-0.01666087</text:p>
          </table:table-cell>
          <table:table-cell office:value-type="float" office:value="370" calcext:value-type="float">
            <text:p>370</text:p>
          </table:table-cell>
          <table:table-cell office:value-type="float" office:value="-14.14507" calcext:value-type="float">
            <text:p>-14.14507</text:p>
          </table:table-cell>
          <table:table-cell office:value-type="float" office:value="0" calcext:value-type="float">
            <text:p>0</text:p>
          </table:table-cell>
          <table:table-cell office:value-type="float" office:value="340.2692" calcext:value-type="float">
            <text:p>340.2692</text:p>
          </table:table-cell>
          <table:table-cell office:value-type="float" office:value="1178.498" calcext:value-type="float">
            <text:p>1178.498</text:p>
          </table:table-cell>
          <table:table-cell office:value-type="float" office:value="1462.397" calcext:value-type="float">
            <text:p>1462.397</text:p>
          </table:table-cell>
          <table:table-cell office:value-type="float" office:value="1298.105" calcext:value-type="float">
            <text:p>1298.105</text:p>
          </table:table-cell>
          <table:table-cell office:value-type="float" office:value="778.9828" calcext:value-type="float">
            <text:p>778.9828</text:p>
          </table:table-cell>
          <table:table-cell office:value-type="float" office:value="1085.433" calcext:value-type="float">
            <text:p>1085.433</text:p>
          </table:table-cell>
          <table:table-cell office:value-type="float" office:value="417.7834" calcext:value-type="float">
            <text:p>417.7834</text:p>
          </table:table-cell>
          <table:table-cell office:value-type="float" office:value="1863.991" calcext:value-type="float">
            <text:p>1863.991</text:p>
          </table:table-cell>
          <table:table-cell office:value-type="float" office:value="2096.574" calcext:value-type="float">
            <text:p>2096.574</text:p>
          </table:table-cell>
          <table:table-cell office:value-type="float" office:value="1673.199" calcext:value-type="float">
            <text:p>1673.199</text:p>
          </table:table-cell>
          <table:table-cell office:value-type="float" office:value="585.7301" calcext:value-type="float">
            <text:p>585.7301</text:p>
          </table:table-cell>
          <table:table-cell office:value-type="float" office:value="575.2322" calcext:value-type="float">
            <text:p>575.2322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0001450842" calcext:value-type="float">
            <text:p>-1.45084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1876" calcext:value-type="float">
            <text:p>-12.81876</text:p>
          </table:table-cell>
          <table:table-cell office:value-type="float" office:value="0" calcext:value-type="float">
            <text:p>0</text:p>
          </table:table-cell>
          <table:table-cell office:value-type="float" office:value="2.295176" calcext:value-type="float">
            <text:p>2.295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489.3132" calcext:value-type="float">
            <text:p>489.3132</text:p>
          </table:table-cell>
          <table:table-cell office:value-type="float" office:value="13130.83" calcext:value-type="float">
            <text:p>1313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36842" calcext:value-type="float">
            <text:p>-14.36842</text:p>
          </table:table-cell>
          <table:table-cell office:value-type="float" office:value="36.17629" calcext:value-type="float">
            <text:p>36.17629</text:p>
          </table:table-cell>
          <table:table-cell office:value-type="float" office:value="0" calcext:value-type="float">
            <text:p>0</text:p>
          </table:table-cell>
          <table:table-cell office:value-type="float" office:value="102.0578" calcext:value-type="float">
            <text:p>102.0578</text:p>
          </table:table-cell>
          <table:table-cell office:value-type="float" office:value="85.51463" calcext:value-type="float">
            <text:p>85.51463</text:p>
          </table:table-cell>
          <table:table-cell office:value-type="float" office:value="0.0328386" calcext:value-type="float">
            <text:p>0.0328386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752822" calcext:value-type="float">
            <text:p>-0.01752822</text:p>
          </table:table-cell>
          <table:table-cell office:value-type="float" office:value="370" calcext:value-type="float">
            <text:p>370</text:p>
          </table:table-cell>
          <table:table-cell office:value-type="float" office:value="-14.31806" calcext:value-type="float">
            <text:p>-14.31806</text:p>
          </table:table-cell>
          <table:table-cell office:value-type="float" office:value="0" calcext:value-type="float">
            <text:p>0</text:p>
          </table:table-cell>
          <table:table-cell office:value-type="float" office:value="340.2961" calcext:value-type="float">
            <text:p>340.2961</text:p>
          </table:table-cell>
          <table:table-cell office:value-type="float" office:value="1178.449" calcext:value-type="float">
            <text:p>1178.449</text:p>
          </table:table-cell>
          <table:table-cell office:value-type="float" office:value="1462.362" calcext:value-type="float">
            <text:p>1462.362</text:p>
          </table:table-cell>
          <table:table-cell office:value-type="float" office:value="1298.098" calcext:value-type="float">
            <text:p>1298.098</text:p>
          </table:table-cell>
          <table:table-cell office:value-type="float" office:value="778.9777" calcext:value-type="float">
            <text:p>778.9777</text:p>
          </table:table-cell>
          <table:table-cell office:value-type="float" office:value="1085.43" calcext:value-type="float">
            <text:p>1085.43</text:p>
          </table:table-cell>
          <table:table-cell office:value-type="float" office:value="417.781" calcext:value-type="float">
            <text:p>417.781</text:p>
          </table:table-cell>
          <table:table-cell office:value-type="float" office:value="1863.987" calcext:value-type="float">
            <text:p>1863.987</text:p>
          </table:table-cell>
          <table:table-cell office:value-type="float" office:value="2096.572" calcext:value-type="float">
            <text:p>2096.572</text:p>
          </table:table-cell>
          <table:table-cell office:value-type="float" office:value="1673.198" calcext:value-type="float">
            <text:p>1673.198</text:p>
          </table:table-cell>
          <table:table-cell office:value-type="float" office:value="585.7297" calcext:value-type="float">
            <text:p>585.7297</text:p>
          </table:table-cell>
          <table:table-cell office:value-type="float" office:value="575.2318" calcext:value-type="float">
            <text:p>575.2318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72" calcext:value-type="float">
            <text:p>35.69672</text:p>
          </table:table-cell>
          <table:table-cell office:value-type="float" office:value="0" calcext:value-type="float">
            <text:p>0</text:p>
          </table:table-cell>
          <table:table-cell office:value-type="float" office:value="-0.00001454226" calcext:value-type="float">
            <text:p>-1.45422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93919" calcext:value-type="float">
            <text:p>-12.93919</text:p>
          </table:table-cell>
          <table:table-cell office:value-type="float" office:value="0" calcext:value-type="float">
            <text:p>0</text:p>
          </table:table-cell>
          <table:table-cell office:value-type="float" office:value="2.242573" calcext:value-type="float">
            <text:p>2.24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489.1432" calcext:value-type="float">
            <text:p>489.1432</text:p>
          </table:table-cell>
          <table:table-cell office:value-type="float" office:value="13130.85" calcext:value-type="float">
            <text:p>1313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3453" calcext:value-type="float">
            <text:p>-14.53453</text:p>
          </table:table-cell>
          <table:table-cell office:value-type="float" office:value="36.37555" calcext:value-type="float">
            <text:p>36.37555</text:p>
          </table:table-cell>
          <table:table-cell office:value-type="float" office:value="0" calcext:value-type="float">
            <text:p>0</text:p>
          </table:table-cell>
          <table:table-cell office:value-type="float" office:value="101.9433" calcext:value-type="float">
            <text:p>101.9433</text:p>
          </table:table-cell>
          <table:table-cell office:value-type="float" office:value="85.46345" calcext:value-type="float">
            <text:p>85.46345</text:p>
          </table:table-cell>
          <table:table-cell office:value-type="float" office:value="0.03344222" calcext:value-type="float">
            <text:p>0.03344222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19107" calcext:value-type="float">
            <text:p>-0.019107</text:p>
          </table:table-cell>
          <table:table-cell office:value-type="float" office:value="370" calcext:value-type="float">
            <text:p>370</text:p>
          </table:table-cell>
          <table:table-cell office:value-type="float" office:value="-14.48199" calcext:value-type="float">
            <text:p>-14.48199</text:p>
          </table:table-cell>
          <table:table-cell office:value-type="float" office:value="0" calcext:value-type="float">
            <text:p>0</text:p>
          </table:table-cell>
          <table:table-cell office:value-type="float" office:value="340.3199" calcext:value-type="float">
            <text:p>340.3199</text:p>
          </table:table-cell>
          <table:table-cell office:value-type="float" office:value="1178.397" calcext:value-type="float">
            <text:p>1178.397</text:p>
          </table:table-cell>
          <table:table-cell office:value-type="float" office:value="1462.322" calcext:value-type="float">
            <text:p>1462.322</text:p>
          </table:table-cell>
          <table:table-cell office:value-type="float" office:value="1298.091" calcext:value-type="float">
            <text:p>1298.091</text:p>
          </table:table-cell>
          <table:table-cell office:value-type="float" office:value="778.9724" calcext:value-type="float">
            <text:p>778.9724</text:p>
          </table:table-cell>
          <table:table-cell office:value-type="float" office:value="1085.426" calcext:value-type="float">
            <text:p>1085.426</text:p>
          </table:table-cell>
          <table:table-cell office:value-type="float" office:value="417.7787" calcext:value-type="float">
            <text:p>417.7787</text:p>
          </table:table-cell>
          <table:table-cell office:value-type="float" office:value="1863.984" calcext:value-type="float">
            <text:p>1863.984</text:p>
          </table:table-cell>
          <table:table-cell office:value-type="float" office:value="2096.57" calcext:value-type="float">
            <text:p>2096.57</text:p>
          </table:table-cell>
          <table:table-cell office:value-type="float" office:value="1673.197" calcext:value-type="float">
            <text:p>1673.197</text:p>
          </table:table-cell>
          <table:table-cell office:value-type="float" office:value="585.7293" calcext:value-type="float">
            <text:p>585.7293</text:p>
          </table:table-cell>
          <table:table-cell office:value-type="float" office:value="575.2314" calcext:value-type="float">
            <text:p>575.2314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76" calcext:value-type="float">
            <text:p>35.69676</text:p>
          </table:table-cell>
          <table:table-cell office:value-type="float" office:value="0" calcext:value-type="float">
            <text:p>0</text:p>
          </table:table-cell>
          <table:table-cell office:value-type="float" office:value="-0.00001541763" calcext:value-type="float">
            <text:p>-1.54176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07902" calcext:value-type="float">
            <text:p>-13.07902</text:p>
          </table:table-cell>
          <table:table-cell office:value-type="float" office:value="0" calcext:value-type="float">
            <text:p>0</text:p>
          </table:table-cell>
          <table:table-cell office:value-type="float" office:value="2.218452" calcext:value-type="float">
            <text:p>2.218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488.9839" calcext:value-type="float">
            <text:p>488.9839</text:p>
          </table:table-cell>
          <table:table-cell office:value-type="float" office:value="13130.87" calcext:value-type="float">
            <text:p>1313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0277" calcext:value-type="float">
            <text:p>-14.70277</text:p>
          </table:table-cell>
          <table:table-cell office:value-type="float" office:value="36.84643" calcext:value-type="float">
            <text:p>36.84643</text:p>
          </table:table-cell>
          <table:table-cell office:value-type="float" office:value="0" calcext:value-type="float">
            <text:p>0</text:p>
          </table:table-cell>
          <table:table-cell office:value-type="float" office:value="101.8165" calcext:value-type="float">
            <text:p>101.8165</text:p>
          </table:table-cell>
          <table:table-cell office:value-type="float" office:value="85.42861" calcext:value-type="float">
            <text:p>85.42861</text:p>
          </table:table-cell>
          <table:table-cell office:value-type="float" office:value="0.03405246" calcext:value-type="float">
            <text:p>0.03405246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2051" calcext:value-type="float">
            <text:p>-0.02051</text:p>
          </table:table-cell>
          <table:table-cell office:value-type="float" office:value="370" calcext:value-type="float">
            <text:p>370</text:p>
          </table:table-cell>
          <table:table-cell office:value-type="float" office:value="-14.64821" calcext:value-type="float">
            <text:p>-14.64821</text:p>
          </table:table-cell>
          <table:table-cell office:value-type="float" office:value="0" calcext:value-type="float">
            <text:p>0</text:p>
          </table:table-cell>
          <table:table-cell office:value-type="float" office:value="340.3412" calcext:value-type="float">
            <text:p>340.3412</text:p>
          </table:table-cell>
          <table:table-cell office:value-type="float" office:value="1178.343" calcext:value-type="float">
            <text:p>1178.343</text:p>
          </table:table-cell>
          <table:table-cell office:value-type="float" office:value="1462.278" calcext:value-type="float">
            <text:p>1462.278</text:p>
          </table:table-cell>
          <table:table-cell office:value-type="float" office:value="1298.083" calcext:value-type="float">
            <text:p>1298.083</text:p>
          </table:table-cell>
          <table:table-cell office:value-type="float" office:value="778.9669" calcext:value-type="float">
            <text:p>778.9669</text:p>
          </table:table-cell>
          <table:table-cell office:value-type="float" office:value="1085.423" calcext:value-type="float">
            <text:p>1085.423</text:p>
          </table:table-cell>
          <table:table-cell office:value-type="float" office:value="417.7764" calcext:value-type="float">
            <text:p>417.7764</text:p>
          </table:table-cell>
          <table:table-cell office:value-type="float" office:value="1863.981" calcext:value-type="float">
            <text:p>1863.981</text:p>
          </table:table-cell>
          <table:table-cell office:value-type="float" office:value="2096.568" calcext:value-type="float">
            <text:p>2096.568</text:p>
          </table:table-cell>
          <table:table-cell office:value-type="float" office:value="1673.196" calcext:value-type="float">
            <text:p>1673.196</text:p>
          </table:table-cell>
          <table:table-cell office:value-type="float" office:value="585.7289" calcext:value-type="float">
            <text:p>585.7289</text:p>
          </table:table-cell>
          <table:table-cell office:value-type="float" office:value="575.231" calcext:value-type="float">
            <text:p>575.231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98955" calcext:value-type="float">
            <text:p>-1.5989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21056" calcext:value-type="float">
            <text:p>-13.21056</text:p>
          </table:table-cell>
          <table:table-cell office:value-type="float" office:value="0" calcext:value-type="float">
            <text:p>0</text:p>
          </table:table-cell>
          <table:table-cell office:value-type="float" office:value="2.18366" calcext:value-type="float">
            <text:p>2.18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488.7323" calcext:value-type="float">
            <text:p>488.7323</text:p>
          </table:table-cell>
          <table:table-cell office:value-type="float" office:value="13130.92" calcext:value-type="float">
            <text:p>1313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1403" calcext:value-type="float">
            <text:p>-14.91403</text:p>
          </table:table-cell>
          <table:table-cell office:value-type="float" office:value="37.5918" calcext:value-type="float">
            <text:p>37.5918</text:p>
          </table:table-cell>
          <table:table-cell office:value-type="float" office:value="0" calcext:value-type="float">
            <text:p>0</text:p>
          </table:table-cell>
          <table:table-cell office:value-type="float" office:value="101.5665" calcext:value-type="float">
            <text:p>101.5665</text:p>
          </table:table-cell>
          <table:table-cell office:value-type="float" office:value="85.34267" calcext:value-type="float">
            <text:p>85.34267</text:p>
          </table:table-cell>
          <table:table-cell office:value-type="float" office:value="0.0346988" calcext:value-type="float">
            <text:p>0.0346988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4.85822" calcext:value-type="float">
            <text:p>-14.85822</text:p>
          </table:table-cell>
          <table:table-cell office:value-type="float" office:value="0" calcext:value-type="float">
            <text:p>0</text:p>
          </table:table-cell>
          <table:table-cell office:value-type="float" office:value="340.3864" calcext:value-type="float">
            <text:p>340.3864</text:p>
          </table:table-cell>
          <table:table-cell office:value-type="float" office:value="1178.259" calcext:value-type="float">
            <text:p>1178.259</text:p>
          </table:table-cell>
          <table:table-cell office:value-type="float" office:value="1462.223" calcext:value-type="float">
            <text:p>1462.223</text:p>
          </table:table-cell>
          <table:table-cell office:value-type="float" office:value="1298.076" calcext:value-type="float">
            <text:p>1298.076</text:p>
          </table:table-cell>
          <table:table-cell office:value-type="float" office:value="778.9611" calcext:value-type="float">
            <text:p>778.9611</text:p>
          </table:table-cell>
          <table:table-cell office:value-type="float" office:value="1085.419" calcext:value-type="float">
            <text:p>1085.419</text:p>
          </table:table-cell>
          <table:table-cell office:value-type="float" office:value="417.774" calcext:value-type="float">
            <text:p>417.774</text:p>
          </table:table-cell>
          <table:table-cell office:value-type="float" office:value="1863.978" calcext:value-type="float">
            <text:p>1863.978</text:p>
          </table:table-cell>
          <table:table-cell office:value-type="float" office:value="2096.565" calcext:value-type="float">
            <text:p>2096.565</text:p>
          </table:table-cell>
          <table:table-cell office:value-type="float" office:value="1673.194" calcext:value-type="float">
            <text:p>1673.194</text:p>
          </table:table-cell>
          <table:table-cell office:value-type="float" office:value="585.7285" calcext:value-type="float">
            <text:p>585.7285</text:p>
          </table:table-cell>
          <table:table-cell office:value-type="float" office:value="575.2305" calcext:value-type="float">
            <text:p>575.2305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001607989" calcext:value-type="float">
            <text:p>-1.60798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40377" calcext:value-type="float">
            <text:p>-13.40377</text:p>
          </table:table-cell>
          <table:table-cell office:value-type="float" office:value="0" calcext:value-type="float">
            <text:p>0</text:p>
          </table:table-cell>
          <table:table-cell office:value-type="float" office:value="2.166793" calcext:value-type="float">
            <text:p>2.166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488.62" calcext:value-type="float">
            <text:p>488.62</text:p>
          </table:table-cell>
          <table:table-cell office:value-type="float" office:value="13130.93" calcext:value-type="float">
            <text:p>1313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3249" calcext:value-type="float">
            <text:p>-15.03249</text:p>
          </table:table-cell>
          <table:table-cell office:value-type="float" office:value="38.41889" calcext:value-type="float">
            <text:p>38.41889</text:p>
          </table:table-cell>
          <table:table-cell office:value-type="float" office:value="0" calcext:value-type="float">
            <text:p>0</text:p>
          </table:table-cell>
          <table:table-cell office:value-type="float" office:value="101.5203" calcext:value-type="float">
            <text:p>101.5203</text:p>
          </table:table-cell>
          <table:table-cell office:value-type="float" office:value="85.33585" calcext:value-type="float">
            <text:p>85.33585</text:p>
          </table:table-cell>
          <table:table-cell office:value-type="float" office:value="0.03528859" calcext:value-type="float">
            <text:p>0.03528859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4.97609" calcext:value-type="float">
            <text:p>-14.97609</text:p>
          </table:table-cell>
          <table:table-cell office:value-type="float" office:value="0" calcext:value-type="float">
            <text:p>0</text:p>
          </table:table-cell>
          <table:table-cell office:value-type="float" office:value="340.3998" calcext:value-type="float">
            <text:p>340.3998</text:p>
          </table:table-cell>
          <table:table-cell office:value-type="float" office:value="1178.227" calcext:value-type="float">
            <text:p>1178.227</text:p>
          </table:table-cell>
          <table:table-cell office:value-type="float" office:value="1462.174" calcext:value-type="float">
            <text:p>1462.174</text:p>
          </table:table-cell>
          <table:table-cell office:value-type="float" office:value="1298.068" calcext:value-type="float">
            <text:p>1298.068</text:p>
          </table:table-cell>
          <table:table-cell office:value-type="float" office:value="778.9551" calcext:value-type="float">
            <text:p>778.9551</text:p>
          </table:table-cell>
          <table:table-cell office:value-type="float" office:value="1085.416" calcext:value-type="float">
            <text:p>1085.416</text:p>
          </table:table-cell>
          <table:table-cell office:value-type="float" office:value="417.7717" calcext:value-type="float">
            <text:p>417.7717</text:p>
          </table:table-cell>
          <table:table-cell office:value-type="float" office:value="1863.975" calcext:value-type="float">
            <text:p>1863.975</text:p>
          </table:table-cell>
          <table:table-cell office:value-type="float" office:value="2096.563" calcext:value-type="float">
            <text:p>2096.563</text:p>
          </table:table-cell>
          <table:table-cell office:value-type="float" office:value="1673.193" calcext:value-type="float">
            <text:p>1673.193</text:p>
          </table:table-cell>
          <table:table-cell office:value-type="float" office:value="585.7281" calcext:value-type="float">
            <text:p>585.7281</text:p>
          </table:table-cell>
          <table:table-cell office:value-type="float" office:value="575.2301" calcext:value-type="float">
            <text:p>575.2301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001611537" calcext:value-type="float">
            <text:p>-1.61153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5049" calcext:value-type="float">
            <text:p>-13.5049</text:p>
          </table:table-cell>
          <table:table-cell office:value-type="float" office:value="0" calcext:value-type="float">
            <text:p>0</text:p>
          </table:table-cell>
          <table:table-cell office:value-type="float" office:value="2.150029" calcext:value-type="float">
            <text:p>2.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488.5426" calcext:value-type="float">
            <text:p>488.5426</text:p>
          </table:table-cell>
          <table:table-cell office:value-type="float" office:value="13130.93" calcext:value-type="float">
            <text:p>1313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1693" calcext:value-type="float">
            <text:p>-15.11693</text:p>
          </table:table-cell>
          <table:table-cell office:value-type="float" office:value="38.06731" calcext:value-type="float">
            <text:p>38.06731</text:p>
          </table:table-cell>
          <table:table-cell office:value-type="float" office:value="0" calcext:value-type="float">
            <text:p>0</text:p>
          </table:table-cell>
          <table:table-cell office:value-type="float" office:value="101.4525" calcext:value-type="float">
            <text:p>101.4525</text:p>
          </table:table-cell>
          <table:table-cell office:value-type="float" office:value="85.32669" calcext:value-type="float">
            <text:p>85.32669</text:p>
          </table:table-cell>
          <table:table-cell office:value-type="float" office:value="0.03575933" calcext:value-type="float">
            <text:p>0.03575933</text:p>
          </table:table-cell>
          <table:table-cell office:value-type="float" office:value="0" calcext:value-type="float">
            <text:p>0</text:p>
          </table:table-cell>
          <table:table-cell office:value-type="float" office:value="0.00000764618" calcext:value-type="float">
            <text:p>7.64618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5.06006" calcext:value-type="float">
            <text:p>-15.06006</text:p>
          </table:table-cell>
          <table:table-cell office:value-type="float" office:value="0" calcext:value-type="float">
            <text:p>0</text:p>
          </table:table-cell>
          <table:table-cell office:value-type="float" office:value="340.4098" calcext:value-type="float">
            <text:p>340.4098</text:p>
          </table:table-cell>
          <table:table-cell office:value-type="float" office:value="1178.208" calcext:value-type="float">
            <text:p>1178.208</text:p>
          </table:table-cell>
          <table:table-cell office:value-type="float" office:value="1462.147" calcext:value-type="float">
            <text:p>1462.147</text:p>
          </table:table-cell>
          <table:table-cell office:value-type="float" office:value="1298.06" calcext:value-type="float">
            <text:p>1298.06</text:p>
          </table:table-cell>
          <table:table-cell office:value-type="float" office:value="778.9495" calcext:value-type="float">
            <text:p>778.9495</text:p>
          </table:table-cell>
          <table:table-cell office:value-type="float" office:value="1085.412" calcext:value-type="float">
            <text:p>1085.412</text:p>
          </table:table-cell>
          <table:table-cell office:value-type="float" office:value="417.7694" calcext:value-type="float">
            <text:p>417.7694</text:p>
          </table:table-cell>
          <table:table-cell office:value-type="float" office:value="1863.972" calcext:value-type="float">
            <text:p>1863.972</text:p>
          </table:table-cell>
          <table:table-cell office:value-type="float" office:value="2096.561" calcext:value-type="float">
            <text:p>2096.561</text:p>
          </table:table-cell>
          <table:table-cell office:value-type="float" office:value="1673.192" calcext:value-type="float">
            <text:p>1673.192</text:p>
          </table:table-cell>
          <table:table-cell office:value-type="float" office:value="585.7277" calcext:value-type="float">
            <text:p>585.7277</text:p>
          </table:table-cell>
          <table:table-cell office:value-type="float" office:value="575.2297" calcext:value-type="float">
            <text:p>575.2297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00161292" calcext:value-type="float">
            <text:p>-1.6129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57419" calcext:value-type="float">
            <text:p>-13.57419</text:p>
          </table:table-cell>
          <table:table-cell office:value-type="float" office:value="0" calcext:value-type="float">
            <text:p>0</text:p>
          </table:table-cell>
          <table:table-cell office:value-type="float" office:value="2.135323" calcext:value-type="float">
            <text:p>2.135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488.34" calcext:value-type="float">
            <text:p>488.34</text:p>
          </table:table-cell>
          <table:table-cell office:value-type="float" office:value="13130.96" calcext:value-type="float">
            <text:p>1313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29945" calcext:value-type="float">
            <text:p>-15.29945</text:p>
          </table:table-cell>
          <table:table-cell office:value-type="float" office:value="38.43152" calcext:value-type="float">
            <text:p>38.43152</text:p>
          </table:table-cell>
          <table:table-cell office:value-type="float" office:value="0" calcext:value-type="float">
            <text:p>0</text:p>
          </table:table-cell>
          <table:table-cell office:value-type="float" office:value="101.3928" calcext:value-type="float">
            <text:p>101.3928</text:p>
          </table:table-cell>
          <table:table-cell office:value-type="float" office:value="85.2125" calcext:value-type="float">
            <text:p>85.2125</text:p>
          </table:table-cell>
          <table:table-cell office:value-type="float" office:value="0.03625713" calcext:value-type="float">
            <text:p>0.03625713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5.24207" calcext:value-type="float">
            <text:p>-15.24207</text:p>
          </table:table-cell>
          <table:table-cell office:value-type="float" office:value="0" calcext:value-type="float">
            <text:p>0</text:p>
          </table:table-cell>
          <table:table-cell office:value-type="float" office:value="340.4294" calcext:value-type="float">
            <text:p>340.4294</text:p>
          </table:table-cell>
          <table:table-cell office:value-type="float" office:value="1178.179" calcext:value-type="float">
            <text:p>1178.179</text:p>
          </table:table-cell>
          <table:table-cell office:value-type="float" office:value="1462.121" calcext:value-type="float">
            <text:p>1462.121</text:p>
          </table:table-cell>
          <table:table-cell office:value-type="float" office:value="1298.055" calcext:value-type="float">
            <text:p>1298.055</text:p>
          </table:table-cell>
          <table:table-cell office:value-type="float" office:value="778.9447" calcext:value-type="float">
            <text:p>778.9447</text:p>
          </table:table-cell>
          <table:table-cell office:value-type="float" office:value="1085.409" calcext:value-type="float">
            <text:p>1085.409</text:p>
          </table:table-cell>
          <table:table-cell office:value-type="float" office:value="417.7672" calcext:value-type="float">
            <text:p>417.7672</text:p>
          </table:table-cell>
          <table:table-cell office:value-type="float" office:value="1863.968" calcext:value-type="float">
            <text:p>1863.968</text:p>
          </table:table-cell>
          <table:table-cell office:value-type="float" office:value="2096.558" calcext:value-type="float">
            <text:p>2096.558</text:p>
          </table:table-cell>
          <table:table-cell office:value-type="float" office:value="1673.191" calcext:value-type="float">
            <text:p>1673.191</text:p>
          </table:table-cell>
          <table:table-cell office:value-type="float" office:value="585.7273" calcext:value-type="float">
            <text:p>585.7273</text:p>
          </table:table-cell>
          <table:table-cell office:value-type="float" office:value="575.2293" calcext:value-type="float">
            <text:p>575.2293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01873799" calcext:value-type="float">
            <text:p>-1.87379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74675" calcext:value-type="float">
            <text:p>-13.74675</text:p>
          </table:table-cell>
          <table:table-cell office:value-type="float" office:value="0" calcext:value-type="float">
            <text:p>0</text:p>
          </table:table-cell>
          <table:table-cell office:value-type="float" office:value="2.125832" calcext:value-type="float">
            <text:p>2.125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488.1704" calcext:value-type="float">
            <text:p>488.1704</text:p>
          </table:table-cell>
          <table:table-cell office:value-type="float" office:value="13130.99" calcext:value-type="float">
            <text:p>1313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5148" calcext:value-type="float">
            <text:p>-15.45148</text:p>
          </table:table-cell>
          <table:table-cell office:value-type="float" office:value="38.69635" calcext:value-type="float">
            <text:p>38.69635</text:p>
          </table:table-cell>
          <table:table-cell office:value-type="float" office:value="0" calcext:value-type="float">
            <text:p>0</text:p>
          </table:table-cell>
          <table:table-cell office:value-type="float" office:value="101.3061" calcext:value-type="float">
            <text:p>101.3061</text:p>
          </table:table-cell>
          <table:table-cell office:value-type="float" office:value="85.15944" calcext:value-type="float">
            <text:p>85.15944</text:p>
          </table:table-cell>
          <table:table-cell office:value-type="float" office:value="0.03687166" calcext:value-type="float">
            <text:p>0.03687166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5.39349" calcext:value-type="float">
            <text:p>-15.39349</text:p>
          </table:table-cell>
          <table:table-cell office:value-type="float" office:value="0" calcext:value-type="float">
            <text:p>0</text:p>
          </table:table-cell>
          <table:table-cell office:value-type="float" office:value="340.4457" calcext:value-type="float">
            <text:p>340.4457</text:p>
          </table:table-cell>
          <table:table-cell office:value-type="float" office:value="1178.13" calcext:value-type="float">
            <text:p>1178.13</text:p>
          </table:table-cell>
          <table:table-cell office:value-type="float" office:value="1462.085" calcext:value-type="float">
            <text:p>1462.085</text:p>
          </table:table-cell>
          <table:table-cell office:value-type="float" office:value="1298.048" calcext:value-type="float">
            <text:p>1298.048</text:p>
          </table:table-cell>
          <table:table-cell office:value-type="float" office:value="778.9398" calcext:value-type="float">
            <text:p>778.9398</text:p>
          </table:table-cell>
          <table:table-cell office:value-type="float" office:value="1085.405" calcext:value-type="float">
            <text:p>1085.405</text:p>
          </table:table-cell>
          <table:table-cell office:value-type="float" office:value="417.7649" calcext:value-type="float">
            <text:p>417.7649</text:p>
          </table:table-cell>
          <table:table-cell office:value-type="float" office:value="1863.965" calcext:value-type="float">
            <text:p>1863.965</text:p>
          </table:table-cell>
          <table:table-cell office:value-type="float" office:value="2096.556" calcext:value-type="float">
            <text:p>2096.556</text:p>
          </table:table-cell>
          <table:table-cell office:value-type="float" office:value="1673.19" calcext:value-type="float">
            <text:p>1673.19</text:p>
          </table:table-cell>
          <table:table-cell office:value-type="float" office:value="585.7269" calcext:value-type="float">
            <text:p>585.7269</text:p>
          </table:table-cell>
          <table:table-cell office:value-type="float" office:value="575.2289" calcext:value-type="float">
            <text:p>575.2289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01987361" calcext:value-type="float">
            <text:p>-1.98736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88948" calcext:value-type="float">
            <text:p>-13.88948</text:p>
          </table:table-cell>
          <table:table-cell office:value-type="float" office:value="0" calcext:value-type="float">
            <text:p>0</text:p>
          </table:table-cell>
          <table:table-cell office:value-type="float" office:value="2.117058" calcext:value-type="float">
            <text:p>2.11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488.0427" calcext:value-type="float">
            <text:p>488.0427</text:p>
          </table:table-cell>
          <table:table-cell office:value-type="float" office:value="13131" calcext:value-type="float">
            <text:p>13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721" calcext:value-type="float">
            <text:p>-15.5721</text:p>
          </table:table-cell>
          <table:table-cell office:value-type="float" office:value="40.65959" calcext:value-type="float">
            <text:p>40.65959</text:p>
          </table:table-cell>
          <table:table-cell office:value-type="float" office:value="0" calcext:value-type="float">
            <text:p>0</text:p>
          </table:table-cell>
          <table:table-cell office:value-type="float" office:value="101.2187" calcext:value-type="float">
            <text:p>101.2187</text:p>
          </table:table-cell>
          <table:table-cell office:value-type="float" office:value="85.13307" calcext:value-type="float">
            <text:p>85.13307</text:p>
          </table:table-cell>
          <table:table-cell office:value-type="float" office:value="0.03746242" calcext:value-type="float">
            <text:p>0.03746242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5.51352" calcext:value-type="float">
            <text:p>-15.51352</text:p>
          </table:table-cell>
          <table:table-cell office:value-type="float" office:value="0" calcext:value-type="float">
            <text:p>0</text:p>
          </table:table-cell>
          <table:table-cell office:value-type="float" office:value="340.4616" calcext:value-type="float">
            <text:p>340.4616</text:p>
          </table:table-cell>
          <table:table-cell office:value-type="float" office:value="1178.093" calcext:value-type="float">
            <text:p>1178.093</text:p>
          </table:table-cell>
          <table:table-cell office:value-type="float" office:value="1462.047" calcext:value-type="float">
            <text:p>1462.047</text:p>
          </table:table-cell>
          <table:table-cell office:value-type="float" office:value="1298.04" calcext:value-type="float">
            <text:p>1298.04</text:p>
          </table:table-cell>
          <table:table-cell office:value-type="float" office:value="778.9345" calcext:value-type="float">
            <text:p>778.9345</text:p>
          </table:table-cell>
          <table:table-cell office:value-type="float" office:value="1085.402" calcext:value-type="float">
            <text:p>1085.402</text:p>
          </table:table-cell>
          <table:table-cell office:value-type="float" office:value="417.7627" calcext:value-type="float">
            <text:p>417.7627</text:p>
          </table:table-cell>
          <table:table-cell office:value-type="float" office:value="1863.962" calcext:value-type="float">
            <text:p>1863.962</text:p>
          </table:table-cell>
          <table:table-cell office:value-type="float" office:value="2096.554" calcext:value-type="float">
            <text:p>2096.554</text:p>
          </table:table-cell>
          <table:table-cell office:value-type="float" office:value="1673.188" calcext:value-type="float">
            <text:p>1673.188</text:p>
          </table:table-cell>
          <table:table-cell office:value-type="float" office:value="585.7265" calcext:value-type="float">
            <text:p>585.7265</text:p>
          </table:table-cell>
          <table:table-cell office:value-type="float" office:value="575.2285" calcext:value-type="float">
            <text:p>575.2285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02068794" calcext:value-type="float">
            <text:p>-2.0687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99802" calcext:value-type="float">
            <text:p>-13.99802</text:p>
          </table:table-cell>
          <table:table-cell office:value-type="float" office:value="0" calcext:value-type="float">
            <text:p>0</text:p>
          </table:table-cell>
          <table:table-cell office:value-type="float" office:value="2.105528" calcext:value-type="float">
            <text:p>2.105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487.907" calcext:value-type="float">
            <text:p>487.907</text:p>
          </table:table-cell>
          <table:table-cell office:value-type="float" office:value="13131.03" calcext:value-type="float">
            <text:p>1313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9129" calcext:value-type="float">
            <text:p>-15.69129</text:p>
          </table:table-cell>
          <table:table-cell office:value-type="float" office:value="40.39673" calcext:value-type="float">
            <text:p>40.39673</text:p>
          </table:table-cell>
          <table:table-cell office:value-type="float" office:value="0" calcext:value-type="float">
            <text:p>0</text:p>
          </table:table-cell>
          <table:table-cell office:value-type="float" office:value="101.0593" calcext:value-type="float">
            <text:p>101.0593</text:p>
          </table:table-cell>
          <table:table-cell office:value-type="float" office:value="85.09564" calcext:value-type="float">
            <text:p>85.09564</text:p>
          </table:table-cell>
          <table:table-cell office:value-type="float" office:value="0.038018" calcext:value-type="float">
            <text:p>0.038018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5.63215" calcext:value-type="float">
            <text:p>-15.63215</text:p>
          </table:table-cell>
          <table:table-cell office:value-type="float" office:value="0" calcext:value-type="float">
            <text:p>0</text:p>
          </table:table-cell>
          <table:table-cell office:value-type="float" office:value="340.484" calcext:value-type="float">
            <text:p>340.484</text:p>
          </table:table-cell>
          <table:table-cell office:value-type="float" office:value="1178.051" calcext:value-type="float">
            <text:p>1178.051</text:p>
          </table:table-cell>
          <table:table-cell office:value-type="float" office:value="1462.015" calcext:value-type="float">
            <text:p>1462.015</text:p>
          </table:table-cell>
          <table:table-cell office:value-type="float" office:value="1298.033" calcext:value-type="float">
            <text:p>1298.033</text:p>
          </table:table-cell>
          <table:table-cell office:value-type="float" office:value="778.9293" calcext:value-type="float">
            <text:p>778.9293</text:p>
          </table:table-cell>
          <table:table-cell office:value-type="float" office:value="1085.398" calcext:value-type="float">
            <text:p>1085.398</text:p>
          </table:table-cell>
          <table:table-cell office:value-type="float" office:value="417.7605" calcext:value-type="float">
            <text:p>417.7605</text:p>
          </table:table-cell>
          <table:table-cell office:value-type="float" office:value="1863.959" calcext:value-type="float">
            <text:p>1863.959</text:p>
          </table:table-cell>
          <table:table-cell office:value-type="float" office:value="2096.552" calcext:value-type="float">
            <text:p>2096.552</text:p>
          </table:table-cell>
          <table:table-cell office:value-type="float" office:value="1673.187" calcext:value-type="float">
            <text:p>1673.187</text:p>
          </table:table-cell>
          <table:table-cell office:value-type="float" office:value="585.7261" calcext:value-type="float">
            <text:p>585.7261</text:p>
          </table:table-cell>
          <table:table-cell office:value-type="float" office:value="575.2281" calcext:value-type="float">
            <text:p>575.2281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02069365" calcext:value-type="float">
            <text:p>-2.06936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10544" calcext:value-type="float">
            <text:p>-14.10544</text:p>
          </table:table-cell>
          <table:table-cell office:value-type="float" office:value="0" calcext:value-type="float">
            <text:p>0</text:p>
          </table:table-cell>
          <table:table-cell office:value-type="float" office:value="2.094352" calcext:value-type="float">
            <text:p>2.09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487.7273" calcext:value-type="float">
            <text:p>487.7273</text:p>
          </table:table-cell>
          <table:table-cell office:value-type="float" office:value="13131.06" calcext:value-type="float">
            <text:p>1313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3962" calcext:value-type="float">
            <text:p>-15.83962</text:p>
          </table:table-cell>
          <table:table-cell office:value-type="float" office:value="40.54903" calcext:value-type="float">
            <text:p>40.54903</text:p>
          </table:table-cell>
          <table:table-cell office:value-type="float" office:value="0" calcext:value-type="float">
            <text:p>0</text:p>
          </table:table-cell>
          <table:table-cell office:value-type="float" office:value="100.855" calcext:value-type="float">
            <text:p>100.855</text:p>
          </table:table-cell>
          <table:table-cell office:value-type="float" office:value="85.04349" calcext:value-type="float">
            <text:p>85.04349</text:p>
          </table:table-cell>
          <table:table-cell office:value-type="float" office:value="0.03861692" calcext:value-type="float">
            <text:p>0.03861692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5.77989" calcext:value-type="float">
            <text:p>-15.77989</text:p>
          </table:table-cell>
          <table:table-cell office:value-type="float" office:value="0" calcext:value-type="float">
            <text:p>0</text:p>
          </table:table-cell>
          <table:table-cell office:value-type="float" office:value="340.5131" calcext:value-type="float">
            <text:p>340.5131</text:p>
          </table:table-cell>
          <table:table-cell office:value-type="float" office:value="1177.989" calcext:value-type="float">
            <text:p>1177.989</text:p>
          </table:table-cell>
          <table:table-cell office:value-type="float" office:value="1461.977" calcext:value-type="float">
            <text:p>1461.977</text:p>
          </table:table-cell>
          <table:table-cell office:value-type="float" office:value="1298.026" calcext:value-type="float">
            <text:p>1298.026</text:p>
          </table:table-cell>
          <table:table-cell office:value-type="float" office:value="778.9242" calcext:value-type="float">
            <text:p>778.9242</text:p>
          </table:table-cell>
          <table:table-cell office:value-type="float" office:value="1085.395" calcext:value-type="float">
            <text:p>1085.395</text:p>
          </table:table-cell>
          <table:table-cell office:value-type="float" office:value="417.7583" calcext:value-type="float">
            <text:p>417.7583</text:p>
          </table:table-cell>
          <table:table-cell office:value-type="float" office:value="1863.956" calcext:value-type="float">
            <text:p>1863.956</text:p>
          </table:table-cell>
          <table:table-cell office:value-type="float" office:value="2096.549" calcext:value-type="float">
            <text:p>2096.549</text:p>
          </table:table-cell>
          <table:table-cell office:value-type="float" office:value="1673.186" calcext:value-type="float">
            <text:p>1673.186</text:p>
          </table:table-cell>
          <table:table-cell office:value-type="float" office:value="585.7257" calcext:value-type="float">
            <text:p>585.7257</text:p>
          </table:table-cell>
          <table:table-cell office:value-type="float" office:value="575.2278" calcext:value-type="float">
            <text:p>575.2278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02069493" calcext:value-type="float">
            <text:p>-2.06949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24507" calcext:value-type="float">
            <text:p>-14.24507</text:p>
          </table:table-cell>
          <table:table-cell office:value-type="float" office:value="0" calcext:value-type="float">
            <text:p>0</text:p>
          </table:table-cell>
          <table:table-cell office:value-type="float" office:value="2.086298" calcext:value-type="float">
            <text:p>2.086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487.2061" calcext:value-type="float">
            <text:p>487.2061</text:p>
          </table:table-cell>
          <table:table-cell office:value-type="float" office:value="13131.17" calcext:value-type="float">
            <text:p>1313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22688" calcext:value-type="float">
            <text:p>-16.22688</text:p>
          </table:table-cell>
          <table:table-cell office:value-type="float" office:value="40.3852" calcext:value-type="float">
            <text:p>40.3852</text:p>
          </table:table-cell>
          <table:table-cell office:value-type="float" office:value="0" calcext:value-type="float">
            <text:p>0</text:p>
          </table:table-cell>
          <table:table-cell office:value-type="float" office:value="100.3385" calcext:value-type="float">
            <text:p>100.3385</text:p>
          </table:table-cell>
          <table:table-cell office:value-type="float" office:value="84.85484" calcext:value-type="float">
            <text:p>84.85484</text:p>
          </table:table-cell>
          <table:table-cell office:value-type="float" office:value="0.03937811" calcext:value-type="float">
            <text:p>0.03937811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6.16638" calcext:value-type="float">
            <text:p>-16.16638</text:p>
          </table:table-cell>
          <table:table-cell office:value-type="float" office:value="0" calcext:value-type="float">
            <text:p>0</text:p>
          </table:table-cell>
          <table:table-cell office:value-type="float" office:value="340.6063" calcext:value-type="float">
            <text:p>340.6063</text:p>
          </table:table-cell>
          <table:table-cell office:value-type="float" office:value="1177.813" calcext:value-type="float">
            <text:p>1177.813</text:p>
          </table:table-cell>
          <table:table-cell office:value-type="float" office:value="1461.868" calcext:value-type="float">
            <text:p>1461.868</text:p>
          </table:table-cell>
          <table:table-cell office:value-type="float" office:value="1298.017" calcext:value-type="float">
            <text:p>1298.017</text:p>
          </table:table-cell>
          <table:table-cell office:value-type="float" office:value="778.9186" calcext:value-type="float">
            <text:p>778.9186</text:p>
          </table:table-cell>
          <table:table-cell office:value-type="float" office:value="1085.392" calcext:value-type="float">
            <text:p>1085.392</text:p>
          </table:table-cell>
          <table:table-cell office:value-type="float" office:value="417.7561" calcext:value-type="float">
            <text:p>417.7561</text:p>
          </table:table-cell>
          <table:table-cell office:value-type="float" office:value="1863.953" calcext:value-type="float">
            <text:p>1863.953</text:p>
          </table:table-cell>
          <table:table-cell office:value-type="float" office:value="2096.547" calcext:value-type="float">
            <text:p>2096.547</text:p>
          </table:table-cell>
          <table:table-cell office:value-type="float" office:value="1673.185" calcext:value-type="float">
            <text:p>1673.185</text:p>
          </table:table-cell>
          <table:table-cell office:value-type="float" office:value="585.7254" calcext:value-type="float">
            <text:p>585.7254</text:p>
          </table:table-cell>
          <table:table-cell office:value-type="float" office:value="575.2274" calcext:value-type="float">
            <text:p>575.2274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0020792" calcext:value-type="float">
            <text:p>-2.079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6369" calcext:value-type="float">
            <text:p>-14.6369</text:p>
          </table:table-cell>
          <table:table-cell office:value-type="float" office:value="0" calcext:value-type="float">
            <text:p>0</text:p>
          </table:table-cell>
          <table:table-cell office:value-type="float" office:value="2.091619" calcext:value-type="float">
            <text:p>2.09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487.0143" calcext:value-type="float">
            <text:p>487.0143</text:p>
          </table:table-cell>
          <table:table-cell office:value-type="float" office:value="13131.18" calcext:value-type="float">
            <text:p>13131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1194" calcext:value-type="float">
            <text:p>-16.41194</text:p>
          </table:table-cell>
          <table:table-cell office:value-type="float" office:value="41.66574" calcext:value-type="float">
            <text:p>41.66574</text:p>
          </table:table-cell>
          <table:table-cell office:value-type="float" office:value="0" calcext:value-type="float">
            <text:p>0</text:p>
          </table:table-cell>
          <table:table-cell office:value-type="float" office:value="100.3036" calcext:value-type="float">
            <text:p>100.3036</text:p>
          </table:table-cell>
          <table:table-cell office:value-type="float" office:value="84.81533" calcext:value-type="float">
            <text:p>84.81533</text:p>
          </table:table-cell>
          <table:table-cell office:value-type="float" office:value="0.04005022" calcext:value-type="float">
            <text:p>0.04005022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6.35077" calcext:value-type="float">
            <text:p>-16.35077</text:p>
          </table:table-cell>
          <table:table-cell office:value-type="float" office:value="0" calcext:value-type="float">
            <text:p>0</text:p>
          </table:table-cell>
          <table:table-cell office:value-type="float" office:value="340.6242" calcext:value-type="float">
            <text:p>340.6242</text:p>
          </table:table-cell>
          <table:table-cell office:value-type="float" office:value="1177.752" calcext:value-type="float">
            <text:p>1177.752</text:p>
          </table:table-cell>
          <table:table-cell office:value-type="float" office:value="1461.799" calcext:value-type="float">
            <text:p>1461.799</text:p>
          </table:table-cell>
          <table:table-cell office:value-type="float" office:value="1298.006" calcext:value-type="float">
            <text:p>1298.006</text:p>
          </table:table-cell>
          <table:table-cell office:value-type="float" office:value="778.9122" calcext:value-type="float">
            <text:p>778.9122</text:p>
          </table:table-cell>
          <table:table-cell office:value-type="float" office:value="1085.388" calcext:value-type="float">
            <text:p>1085.388</text:p>
          </table:table-cell>
          <table:table-cell office:value-type="float" office:value="417.7539" calcext:value-type="float">
            <text:p>417.7539</text:p>
          </table:table-cell>
          <table:table-cell office:value-type="float" office:value="1863.949" calcext:value-type="float">
            <text:p>1863.949</text:p>
          </table:table-cell>
          <table:table-cell office:value-type="float" office:value="2096.545" calcext:value-type="float">
            <text:p>2096.545</text:p>
          </table:table-cell>
          <table:table-cell office:value-type="float" office:value="1673.184" calcext:value-type="float">
            <text:p>1673.184</text:p>
          </table:table-cell>
          <table:table-cell office:value-type="float" office:value="585.725" calcext:value-type="float">
            <text:p>585.725</text:p>
          </table:table-cell>
          <table:table-cell office:value-type="float" office:value="575.2269" calcext:value-type="float">
            <text:p>575.2269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002160717" calcext:value-type="float">
            <text:p>-2.16071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80543" calcext:value-type="float">
            <text:p>-14.80543</text:p>
          </table:table-cell>
          <table:table-cell office:value-type="float" office:value="0" calcext:value-type="float">
            <text:p>0</text:p>
          </table:table-cell>
          <table:table-cell office:value-type="float" office:value="2.075654" calcext:value-type="float">
            <text:p>2.075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486.6177" calcext:value-type="float">
            <text:p>486.6177</text:p>
          </table:table-cell>
          <table:table-cell office:value-type="float" office:value="13131.23" calcext:value-type="float">
            <text:p>1313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438" calcext:value-type="float">
            <text:p>-16.7438</text:p>
          </table:table-cell>
          <table:table-cell office:value-type="float" office:value="40.75923" calcext:value-type="float">
            <text:p>40.75923</text:p>
          </table:table-cell>
          <table:table-cell office:value-type="float" office:value="0" calcext:value-type="float">
            <text:p>0</text:p>
          </table:table-cell>
          <table:table-cell office:value-type="float" office:value="100.1903" calcext:value-type="float">
            <text:p>100.1903</text:p>
          </table:table-cell>
          <table:table-cell office:value-type="float" office:value="84.71904" calcext:value-type="float">
            <text:p>84.71904</text:p>
          </table:table-cell>
          <table:table-cell office:value-type="float" office:value="0.04086257" calcext:value-type="float">
            <text:p>0.04086257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6.68181" calcext:value-type="float">
            <text:p>-16.68181</text:p>
          </table:table-cell>
          <table:table-cell office:value-type="float" office:value="0" calcext:value-type="float">
            <text:p>0</text:p>
          </table:table-cell>
          <table:table-cell office:value-type="float" office:value="340.6584" calcext:value-type="float">
            <text:p>340.6584</text:p>
          </table:table-cell>
          <table:table-cell office:value-type="float" office:value="1177.622" calcext:value-type="float">
            <text:p>1177.622</text:p>
          </table:table-cell>
          <table:table-cell office:value-type="float" office:value="1461.679" calcext:value-type="float">
            <text:p>1461.679</text:p>
          </table:table-cell>
          <table:table-cell office:value-type="float" office:value="1297.991" calcext:value-type="float">
            <text:p>1297.991</text:p>
          </table:table-cell>
          <table:table-cell office:value-type="float" office:value="778.9045" calcext:value-type="float">
            <text:p>778.9045</text:p>
          </table:table-cell>
          <table:table-cell office:value-type="float" office:value="1085.385" calcext:value-type="float">
            <text:p>1085.385</text:p>
          </table:table-cell>
          <table:table-cell office:value-type="float" office:value="417.7517" calcext:value-type="float">
            <text:p>417.7517</text:p>
          </table:table-cell>
          <table:table-cell office:value-type="float" office:value="1863.946" calcext:value-type="float">
            <text:p>1863.946</text:p>
          </table:table-cell>
          <table:table-cell office:value-type="float" office:value="2096.542" calcext:value-type="float">
            <text:p>2096.542</text:p>
          </table:table-cell>
          <table:table-cell office:value-type="float" office:value="1673.183" calcext:value-type="float">
            <text:p>1673.183</text:p>
          </table:table-cell>
          <table:table-cell office:value-type="float" office:value="585.7246" calcext:value-type="float">
            <text:p>585.7246</text:p>
          </table:table-cell>
          <table:table-cell office:value-type="float" office:value="575.2266" calcext:value-type="float">
            <text:p>575.2266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0002360489" calcext:value-type="float">
            <text:p>-2.36048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13943" calcext:value-type="float">
            <text:p>-15.13943</text:p>
          </table:table-cell>
          <table:table-cell office:value-type="float" office:value="0" calcext:value-type="float">
            <text:p>0</text:p>
          </table:table-cell>
          <table:table-cell office:value-type="float" office:value="2.078544" calcext:value-type="float">
            <text:p>2.078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485.5817" calcext:value-type="float">
            <text:p>485.5817</text:p>
          </table:table-cell>
          <table:table-cell office:value-type="float" office:value="13131.39" calcext:value-type="float">
            <text:p>1313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5785" calcext:value-type="float">
            <text:p>-17.55785</text:p>
          </table:table-cell>
          <table:table-cell office:value-type="float" office:value="40.83727" calcext:value-type="float">
            <text:p>40.83727</text:p>
          </table:table-cell>
          <table:table-cell office:value-type="float" office:value="0" calcext:value-type="float">
            <text:p>0</text:p>
          </table:table-cell>
          <table:table-cell office:value-type="float" office:value="99.7207" calcext:value-type="float">
            <text:p>99.7207</text:p>
          </table:table-cell>
          <table:table-cell office:value-type="float" office:value="84.4751" calcext:value-type="float">
            <text:p>84.4751</text:p>
          </table:table-cell>
          <table:table-cell office:value-type="float" office:value="0.04169399" calcext:value-type="float">
            <text:p>0.04169399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7.49504" calcext:value-type="float">
            <text:p>-17.49504</text:p>
          </table:table-cell>
          <table:table-cell office:value-type="float" office:value="0" calcext:value-type="float">
            <text:p>0</text:p>
          </table:table-cell>
          <table:table-cell office:value-type="float" office:value="340.7807" calcext:value-type="float">
            <text:p>340.7807</text:p>
          </table:table-cell>
          <table:table-cell office:value-type="float" office:value="1177.256" calcext:value-type="float">
            <text:p>1177.256</text:p>
          </table:table-cell>
          <table:table-cell office:value-type="float" office:value="1461.355" calcext:value-type="float">
            <text:p>1461.355</text:p>
          </table:table-cell>
          <table:table-cell office:value-type="float" office:value="1297.955" calcext:value-type="float">
            <text:p>1297.955</text:p>
          </table:table-cell>
          <table:table-cell office:value-type="float" office:value="778.8899" calcext:value-type="float">
            <text:p>778.8899</text:p>
          </table:table-cell>
          <table:table-cell office:value-type="float" office:value="1085.381" calcext:value-type="float">
            <text:p>1085.381</text:p>
          </table:table-cell>
          <table:table-cell office:value-type="float" office:value="417.7494" calcext:value-type="float">
            <text:p>417.7494</text:p>
          </table:table-cell>
          <table:table-cell office:value-type="float" office:value="1863.943" calcext:value-type="float">
            <text:p>1863.943</text:p>
          </table:table-cell>
          <table:table-cell office:value-type="float" office:value="2096.54" calcext:value-type="float">
            <text:p>2096.54</text:p>
          </table:table-cell>
          <table:table-cell office:value-type="float" office:value="1673.181" calcext:value-type="float">
            <text:p>1673.181</text:p>
          </table:table-cell>
          <table:table-cell office:value-type="float" office:value="585.7243" calcext:value-type="float">
            <text:p>585.7243</text:p>
          </table:table-cell>
          <table:table-cell office:value-type="float" office:value="575.2262" calcext:value-type="float">
            <text:p>575.2262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0002509642" calcext:value-type="float">
            <text:p>-2.50964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99024" calcext:value-type="float">
            <text:p>-15.99024</text:p>
          </table:table-cell>
          <table:table-cell office:value-type="float" office:value="0" calcext:value-type="float">
            <text:p>0</text:p>
          </table:table-cell>
          <table:table-cell office:value-type="float" office:value="2.115993" calcext:value-type="float">
            <text:p>2.115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484.1167" calcext:value-type="float">
            <text:p>484.1167</text:p>
          </table:table-cell>
          <table:table-cell office:value-type="float" office:value="13131.56" calcext:value-type="float">
            <text:p>1313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7103" calcext:value-type="float">
            <text:p>-18.77103</text:p>
          </table:table-cell>
          <table:table-cell office:value-type="float" office:value="45.26585" calcext:value-type="float">
            <text:p>45.26585</text:p>
          </table:table-cell>
          <table:table-cell office:value-type="float" office:value="0" calcext:value-type="float">
            <text:p>0</text:p>
          </table:table-cell>
          <table:table-cell office:value-type="float" office:value="99.36347" calcext:value-type="float">
            <text:p>99.36347</text:p>
          </table:table-cell>
          <table:table-cell office:value-type="float" office:value="84.23064" calcext:value-type="float">
            <text:p>84.23064</text:p>
          </table:table-cell>
          <table:table-cell office:value-type="float" office:value="0.04262217" calcext:value-type="float">
            <text:p>0.04262217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6" calcext:value-type="float">
            <text:p>7.649276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18.70729" calcext:value-type="float">
            <text:p>-18.70729</text:p>
          </table:table-cell>
          <table:table-cell office:value-type="float" office:value="0" calcext:value-type="float">
            <text:p>0</text:p>
          </table:table-cell>
          <table:table-cell office:value-type="float" office:value="340.9187" calcext:value-type="float">
            <text:p>340.9187</text:p>
          </table:table-cell>
          <table:table-cell office:value-type="float" office:value="1176.708" calcext:value-type="float">
            <text:p>1176.708</text:p>
          </table:table-cell>
          <table:table-cell office:value-type="float" office:value="1460.839" calcext:value-type="float">
            <text:p>1460.839</text:p>
          </table:table-cell>
          <table:table-cell office:value-type="float" office:value="1297.89" calcext:value-type="float">
            <text:p>1297.89</text:p>
          </table:table-cell>
          <table:table-cell office:value-type="float" office:value="778.8582" calcext:value-type="float">
            <text:p>778.8582</text:p>
          </table:table-cell>
          <table:table-cell office:value-type="float" office:value="1085.37" calcext:value-type="float">
            <text:p>1085.37</text:p>
          </table:table-cell>
          <table:table-cell office:value-type="float" office:value="417.7462" calcext:value-type="float">
            <text:p>417.7462</text:p>
          </table:table-cell>
          <table:table-cell office:value-type="float" office:value="1863.94" calcext:value-type="float">
            <text:p>1863.94</text:p>
          </table:table-cell>
          <table:table-cell office:value-type="float" office:value="2096.538" calcext:value-type="float">
            <text:p>2096.538</text:p>
          </table:table-cell>
          <table:table-cell office:value-type="float" office:value="1673.18" calcext:value-type="float">
            <text:p>1673.18</text:p>
          </table:table-cell>
          <table:table-cell office:value-type="float" office:value="585.7241" calcext:value-type="float">
            <text:p>585.7241</text:p>
          </table:table-cell>
          <table:table-cell office:value-type="float" office:value="575.2258" calcext:value-type="float">
            <text:p>575.2258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0002895274" calcext:value-type="float">
            <text:p>-2.89527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2438" calcext:value-type="float">
            <text:p>-17.2438</text:p>
          </table:table-cell>
          <table:table-cell office:value-type="float" office:value="0" calcext:value-type="float">
            <text:p>0</text:p>
          </table:table-cell>
          <table:table-cell office:value-type="float" office:value="2.157108" calcext:value-type="float">
            <text:p>2.157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482.2666" calcext:value-type="float">
            <text:p>482.2666</text:p>
          </table:table-cell>
          <table:table-cell office:value-type="float" office:value="13131.69" calcext:value-type="float">
            <text:p>1313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0649" calcext:value-type="float">
            <text:p>-20.40649</text:p>
          </table:table-cell>
          <table:table-cell office:value-type="float" office:value="51.63977" calcext:value-type="float">
            <text:p>51.63977</text:p>
          </table:table-cell>
          <table:table-cell office:value-type="float" office:value="0" calcext:value-type="float">
            <text:p>0</text:p>
          </table:table-cell>
          <table:table-cell office:value-type="float" office:value="99.51159" calcext:value-type="float">
            <text:p>99.51159</text:p>
          </table:table-cell>
          <table:table-cell office:value-type="float" office:value="84.09241" calcext:value-type="float">
            <text:p>84.09241</text:p>
          </table:table-cell>
          <table:table-cell office:value-type="float" office:value="0.04358686" calcext:value-type="float">
            <text:p>0.04358686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78" calcext:value-type="float">
            <text:p>7.649278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20.34179" calcext:value-type="float">
            <text:p>-20.34179</text:p>
          </table:table-cell>
          <table:table-cell office:value-type="float" office:value="0" calcext:value-type="float">
            <text:p>0</text:p>
          </table:table-cell>
          <table:table-cell office:value-type="float" office:value="341.0302" calcext:value-type="float">
            <text:p>341.0302</text:p>
          </table:table-cell>
          <table:table-cell office:value-type="float" office:value="1175.995" calcext:value-type="float">
            <text:p>1175.995</text:p>
          </table:table-cell>
          <table:table-cell office:value-type="float" office:value="1460.079" calcext:value-type="float">
            <text:p>1460.079</text:p>
          </table:table-cell>
          <table:table-cell office:value-type="float" office:value="1297.779" calcext:value-type="float">
            <text:p>1297.779</text:p>
          </table:table-cell>
          <table:table-cell office:value-type="float" office:value="778.7925" calcext:value-type="float">
            <text:p>778.7925</text:p>
          </table:table-cell>
          <table:table-cell office:value-type="float" office:value="1085.343" calcext:value-type="float">
            <text:p>1085.343</text:p>
          </table:table-cell>
          <table:table-cell office:value-type="float" office:value="417.7369" calcext:value-type="float">
            <text:p>417.7369</text:p>
          </table:table-cell>
          <table:table-cell office:value-type="float" office:value="1863.934" calcext:value-type="float">
            <text:p>1863.934</text:p>
          </table:table-cell>
          <table:table-cell office:value-type="float" office:value="2096.535" calcext:value-type="float">
            <text:p>2096.535</text:p>
          </table:table-cell>
          <table:table-cell office:value-type="float" office:value="1673.179" calcext:value-type="float">
            <text:p>1673.179</text:p>
          </table:table-cell>
          <table:table-cell office:value-type="float" office:value="585.7238" calcext:value-type="float">
            <text:p>585.7238</text:p>
          </table:table-cell>
          <table:table-cell office:value-type="float" office:value="575.2254" calcext:value-type="float">
            <text:p>575.2254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0003531571" calcext:value-type="float">
            <text:p>-3.53157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92349" calcext:value-type="float">
            <text:p>-18.92349</text:p>
          </table:table-cell>
          <table:table-cell office:value-type="float" office:value="0" calcext:value-type="float">
            <text:p>0</text:p>
          </table:table-cell>
          <table:table-cell office:value-type="float" office:value="2.202191" calcext:value-type="float">
            <text:p>2.20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480.7517" calcext:value-type="float">
            <text:p>480.7517</text:p>
          </table:table-cell>
          <table:table-cell office:value-type="float" office:value="13131.75" calcext:value-type="float">
            <text:p>1313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81819" calcext:value-type="float">
            <text:p>-21.81819</text:p>
          </table:table-cell>
          <table:table-cell office:value-type="float" office:value="55.2061" calcext:value-type="float">
            <text:p>55.2061</text:p>
          </table:table-cell>
          <table:table-cell office:value-type="float" office:value="0" calcext:value-type="float">
            <text:p>0</text:p>
          </table:table-cell>
          <table:table-cell office:value-type="float" office:value="99.8102" calcext:value-type="float">
            <text:p>99.8102</text:p>
          </table:table-cell>
          <table:table-cell office:value-type="float" office:value="83.9748" calcext:value-type="float">
            <text:p>83.9748</text:p>
          </table:table-cell>
          <table:table-cell office:value-type="float" office:value="0.04461659" calcext:value-type="float">
            <text:p>0.04461659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8" calcext:value-type="float">
            <text:p>7.64928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21.75245" calcext:value-type="float">
            <text:p>-21.75245</text:p>
          </table:table-cell>
          <table:table-cell office:value-type="float" office:value="0" calcext:value-type="float">
            <text:p>0</text:p>
          </table:table-cell>
          <table:table-cell office:value-type="float" office:value="341.1155" calcext:value-type="float">
            <text:p>341.1155</text:p>
          </table:table-cell>
          <table:table-cell office:value-type="float" office:value="1175.474" calcext:value-type="float">
            <text:p>1175.474</text:p>
          </table:table-cell>
          <table:table-cell office:value-type="float" office:value="1459.424" calcext:value-type="float">
            <text:p>1459.424</text:p>
          </table:table-cell>
          <table:table-cell office:value-type="float" office:value="1297.676" calcext:value-type="float">
            <text:p>1297.676</text:p>
          </table:table-cell>
          <table:table-cell office:value-type="float" office:value="778.7152" calcext:value-type="float">
            <text:p>778.7152</text:p>
          </table:table-cell>
          <table:table-cell office:value-type="float" office:value="1085.31" calcext:value-type="float">
            <text:p>1085.31</text:p>
          </table:table-cell>
          <table:table-cell office:value-type="float" office:value="417.7218" calcext:value-type="float">
            <text:p>417.7218</text:p>
          </table:table-cell>
          <table:table-cell office:value-type="float" office:value="1863.925" calcext:value-type="float">
            <text:p>1863.925</text:p>
          </table:table-cell>
          <table:table-cell office:value-type="float" office:value="2096.532" calcext:value-type="float">
            <text:p>2096.532</text:p>
          </table:table-cell>
          <table:table-cell office:value-type="float" office:value="1673.178" calcext:value-type="float">
            <text:p>1673.178</text:p>
          </table:table-cell>
          <table:table-cell office:value-type="float" office:value="585.7235" calcext:value-type="float">
            <text:p>585.7235</text:p>
          </table:table-cell>
          <table:table-cell office:value-type="float" office:value="575.225" calcext:value-type="float">
            <text:p>575.225</text:p>
          </table:table-cell>
          <table:table-cell office:value-type="float" office:value="142.8152" calcext:value-type="float">
            <text:p>142.8152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0003734917" calcext:value-type="float">
            <text:p>-3.73491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33195" calcext:value-type="float">
            <text:p>-20.33195</text:p>
          </table:table-cell>
          <table:table-cell office:value-type="float" office:value="0" calcext:value-type="float">
            <text:p>0</text:p>
          </table:table-cell>
          <table:table-cell office:value-type="float" office:value="2.199775" calcext:value-type="float">
            <text:p>2.199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479.0667" calcext:value-type="float">
            <text:p>479.0667</text:p>
          </table:table-cell>
          <table:table-cell office:value-type="float" office:value="13131.83" calcext:value-type="float">
            <text:p>1313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34728" calcext:value-type="float">
            <text:p>-23.34728</text:p>
          </table:table-cell>
          <table:table-cell office:value-type="float" office:value="56.41472" calcext:value-type="float">
            <text:p>56.41472</text:p>
          </table:table-cell>
          <table:table-cell office:value-type="float" office:value="0" calcext:value-type="float">
            <text:p>0</text:p>
          </table:table-cell>
          <table:table-cell office:value-type="float" office:value="100.0583" calcext:value-type="float">
            <text:p>100.0583</text:p>
          </table:table-cell>
          <table:table-cell office:value-type="float" office:value="83.83602" calcext:value-type="float">
            <text:p>83.83602</text:p>
          </table:table-cell>
          <table:table-cell office:value-type="float" office:value="0.04561561" calcext:value-type="float">
            <text:p>0.04561561</text:p>
          </table:table-cell>
          <table:table-cell office:value-type="float" office:value="0" calcext:value-type="float">
            <text:p>0</text:p>
          </table:table-cell>
          <table:table-cell office:value-type="float" office:value="0.00000764928" calcext:value-type="float">
            <text:p>7.64928E-06</text:p>
          </table:table-cell>
          <table:table-cell office:value-type="float" office:value="0" calcext:value-type="float">
            <text:p>0</text:p>
          </table:table-cell>
          <table:table-cell office:value-type="float" office:value="-0.02112523" calcext:value-type="float">
            <text:p>-0.02112523</text:p>
          </table:table-cell>
          <table:table-cell office:value-type="float" office:value="370" calcext:value-type="float">
            <text:p>370</text:p>
          </table:table-cell>
          <table:table-cell office:value-type="float" office:value="-23.28055" calcext:value-type="float">
            <text:p>-23.28055</text:p>
          </table:table-cell>
          <table:table-cell office:value-type="float" office:value="0" calcext:value-type="float">
            <text:p>0</text:p>
          </table:table-cell>
          <table:table-cell office:value-type="float" office:value="341.2157" calcext:value-type="float">
            <text:p>341.2157</text:p>
          </table:table-cell>
          <table:table-cell office:value-type="float" office:value="1174.88" calcext:value-type="float">
            <text:p>1174.88</text:p>
          </table:table-cell>
          <table:table-cell office:value-type="float" office:value="1458.719" calcext:value-type="float">
            <text:p>1458.719</text:p>
          </table:table-cell>
          <table:table-cell office:value-type="float" office:value="1297.563" calcext:value-type="float">
            <text:p>1297.563</text:p>
          </table:table-cell>
          <table:table-cell office:value-type="float" office:value="778.6377" calcext:value-type="float">
            <text:p>778.6377</text:p>
          </table:table-cell>
          <table:table-cell office:value-type="float" office:value="1085.275" calcext:value-type="float">
            <text:p>1085.275</text:p>
          </table:table-cell>
          <table:table-cell office:value-type="float" office:value="417.7056" calcext:value-type="float">
            <text:p>417.7056</text:p>
          </table:table-cell>
          <table:table-cell office:value-type="float" office:value="1863.905" calcext:value-type="float">
            <text:p>1863.905</text:p>
          </table:table-cell>
          <table:table-cell office:value-type="float" office:value="2096.528" calcext:value-type="float">
            <text:p>2096.528</text:p>
          </table:table-cell>
          <table:table-cell office:value-type="float" office:value="1673.177" calcext:value-type="float">
            <text:p>1673.177</text:p>
          </table:table-cell>
          <table:table-cell office:value-type="float" office:value="585.7231" calcext:value-type="float">
            <text:p>585.7231</text:p>
          </table:table-cell>
          <table:table-cell office:value-type="float" office:value="575.2246" calcext:value-type="float">
            <text:p>575.2246</text:p>
          </table:table-cell>
          <table:table-cell office:value-type="float" office:value="142.8152" calcext:value-type="float">
            <text:p>142.8152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000415196" calcext:value-type="float">
            <text:p>-4.1519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88" calcext:value-type="float">
            <text:p>-21.888</text:p>
          </table:table-cell>
          <table:table-cell office:value-type="float" office:value="0" calcext:value-type="float">
            <text:p>0</text:p>
          </table:table-cell>
          <table:table-cell office:value-type="float" office:value="2.227576" calcext:value-type="float">
            <text:p>2.227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477.6468" calcext:value-type="float">
            <text:p>477.6468</text:p>
          </table:table-cell>
          <table:table-cell office:value-type="float" office:value="13131.91" calcext:value-type="float">
            <text:p>13131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55809" calcext:value-type="float">
            <text:p>-24.55809</text:p>
          </table:table-cell>
          <table:table-cell office:value-type="float" office:value="60.75994" calcext:value-type="float">
            <text:p>60.75994</text:p>
          </table:table-cell>
          <table:table-cell office:value-type="float" office:value="0" calcext:value-type="float">
            <text:p>0</text:p>
          </table:table-cell>
          <table:table-cell office:value-type="float" office:value="100.6064" calcext:value-type="float">
            <text:p>100.6064</text:p>
          </table:table-cell>
          <table:table-cell office:value-type="float" office:value="83.29498" calcext:value-type="float">
            <text:p>83.29498</text:p>
          </table:table-cell>
          <table:table-cell office:value-type="float" office:value="0.04655894" calcext:value-type="float">
            <text:p>0.04655894</text:p>
          </table:table-cell>
          <table:table-cell office:value-type="float" office:value="0" calcext:value-type="float">
            <text:p>0</text:p>
          </table:table-cell>
          <table:table-cell office:value-type="float" office:value="0.000008019053" calcext:value-type="float">
            <text:p>8.019053E-06</text:p>
          </table:table-cell>
          <table:table-cell office:value-type="float" office:value="0" calcext:value-type="float">
            <text:p>0</text:p>
          </table:table-cell>
          <table:table-cell office:value-type="float" office:value="-0.02116613" calcext:value-type="float">
            <text:p>-0.02116613</text:p>
          </table:table-cell>
          <table:table-cell office:value-type="float" office:value="370" calcext:value-type="float">
            <text:p>370</text:p>
          </table:table-cell>
          <table:table-cell office:value-type="float" office:value="-24.49037" calcext:value-type="float">
            <text:p>-24.49037</text:p>
          </table:table-cell>
          <table:table-cell office:value-type="float" office:value="0" calcext:value-type="float">
            <text:p>0</text:p>
          </table:table-cell>
          <table:table-cell office:value-type="float" office:value="341.331" calcext:value-type="float">
            <text:p>341.331</text:p>
          </table:table-cell>
          <table:table-cell office:value-type="float" office:value="1174.63" calcext:value-type="float">
            <text:p>1174.63</text:p>
          </table:table-cell>
          <table:table-cell office:value-type="float" office:value="1458.283" calcext:value-type="float">
            <text:p>1458.283</text:p>
          </table:table-cell>
          <table:table-cell office:value-type="float" office:value="1297.487" calcext:value-type="float">
            <text:p>1297.487</text:p>
          </table:table-cell>
          <table:table-cell office:value-type="float" office:value="778.5657" calcext:value-type="float">
            <text:p>778.5657</text:p>
          </table:table-cell>
          <table:table-cell office:value-type="float" office:value="1085.242" calcext:value-type="float">
            <text:p>1085.242</text:p>
          </table:table-cell>
          <table:table-cell office:value-type="float" office:value="417.6888" calcext:value-type="float">
            <text:p>417.6888</text:p>
          </table:table-cell>
          <table:table-cell office:value-type="float" office:value="1863.882" calcext:value-type="float">
            <text:p>1863.882</text:p>
          </table:table-cell>
          <table:table-cell office:value-type="float" office:value="2096.523" calcext:value-type="float">
            <text:p>2096.523</text:p>
          </table:table-cell>
          <table:table-cell office:value-type="float" office:value="1673.175" calcext:value-type="float">
            <text:p>1673.175</text:p>
          </table:table-cell>
          <table:table-cell office:value-type="float" office:value="585.7228" calcext:value-type="float">
            <text:p>585.7228</text:p>
          </table:table-cell>
          <table:table-cell office:value-type="float" office:value="575.2242" calcext:value-type="float">
            <text:p>575.2242</text:p>
          </table:table-cell>
          <table:table-cell office:value-type="float" office:value="142.8152" calcext:value-type="float">
            <text:p>142.8152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0004184185" calcext:value-type="float">
            <text:p>-4.18418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19877" calcext:value-type="float">
            <text:p>-23.19877</text:p>
          </table:table-cell>
          <table:table-cell office:value-type="float" office:value="0" calcext:value-type="float">
            <text:p>0</text:p>
          </table:table-cell>
          <table:table-cell office:value-type="float" office:value="2.328285" calcext:value-type="float">
            <text:p>2.328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476.3557" calcext:value-type="float">
            <text:p>476.3557</text:p>
          </table:table-cell>
          <table:table-cell office:value-type="float" office:value="13132.01" calcext:value-type="float">
            <text:p>1313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3967" calcext:value-type="float">
            <text:p>-25.43967</text:p>
          </table:table-cell>
          <table:table-cell office:value-type="float" office:value="61.84122" calcext:value-type="float">
            <text:p>61.84122</text:p>
          </table:table-cell>
          <table:table-cell office:value-type="float" office:value="0" calcext:value-type="float">
            <text:p>0</text:p>
          </table:table-cell>
          <table:table-cell office:value-type="float" office:value="101.1879" calcext:value-type="float">
            <text:p>101.1879</text:p>
          </table:table-cell>
          <table:table-cell office:value-type="float" office:value="82.76649" calcext:value-type="float">
            <text:p>82.76649</text:p>
          </table:table-cell>
          <table:table-cell office:value-type="float" office:value="0.04688903" calcext:value-type="float">
            <text:p>0.04688903</text:p>
          </table:table-cell>
          <table:table-cell office:value-type="float" office:value="0" calcext:value-type="float">
            <text:p>0</text:p>
          </table:table-cell>
          <table:table-cell office:value-type="float" office:value="0.000008346575" calcext:value-type="float">
            <text:p>8.346575E-06</text:p>
          </table:table-cell>
          <table:table-cell office:value-type="float" office:value="0" calcext:value-type="float">
            <text:p>0</text:p>
          </table:table-cell>
          <table:table-cell office:value-type="float" office:value="-0.02258793" calcext:value-type="float">
            <text:p>-0.02258793</text:p>
          </table:table-cell>
          <table:table-cell office:value-type="float" office:value="370" calcext:value-type="float">
            <text:p>370</text:p>
          </table:table-cell>
          <table:table-cell office:value-type="float" office:value="-25.3702" calcext:value-type="float">
            <text:p>-25.3702</text:p>
          </table:table-cell>
          <table:table-cell office:value-type="float" office:value="0" calcext:value-type="float">
            <text:p>0</text:p>
          </table:table-cell>
          <table:table-cell office:value-type="float" office:value="341.3762" calcext:value-type="float">
            <text:p>341.3762</text:p>
          </table:table-cell>
          <table:table-cell office:value-type="float" office:value="1174.361" calcext:value-type="float">
            <text:p>1174.361</text:p>
          </table:table-cell>
          <table:table-cell office:value-type="float" office:value="1458.011" calcext:value-type="float">
            <text:p>1458.011</text:p>
          </table:table-cell>
          <table:table-cell office:value-type="float" office:value="1297.43" calcext:value-type="float">
            <text:p>1297.43</text:p>
          </table:table-cell>
          <table:table-cell office:value-type="float" office:value="778.522" calcext:value-type="float">
            <text:p>778.522</text:p>
          </table:table-cell>
          <table:table-cell office:value-type="float" office:value="1085.216" calcext:value-type="float">
            <text:p>1085.216</text:p>
          </table:table-cell>
          <table:table-cell office:value-type="float" office:value="417.6761" calcext:value-type="float">
            <text:p>417.6761</text:p>
          </table:table-cell>
          <table:table-cell office:value-type="float" office:value="1863.858" calcext:value-type="float">
            <text:p>1863.858</text:p>
          </table:table-cell>
          <table:table-cell office:value-type="float" office:value="2096.518" calcext:value-type="float">
            <text:p>2096.518</text:p>
          </table:table-cell>
          <table:table-cell office:value-type="float" office:value="1673.174" calcext:value-type="float">
            <text:p>1673.174</text:p>
          </table:table-cell>
          <table:table-cell office:value-type="float" office:value="585.7224" calcext:value-type="float">
            <text:p>585.7224</text:p>
          </table:table-cell>
          <table:table-cell office:value-type="float" office:value="575.2238" calcext:value-type="float">
            <text:p>575.2238</text:p>
          </table:table-cell>
          <table:table-cell office:value-type="float" office:value="142.8152" calcext:value-type="float">
            <text:p>142.8152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001056634" calcext:value-type="float">
            <text:p>-0.00010566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362" calcext:value-type="float">
            <text:p>-24.362</text:p>
          </table:table-cell>
          <table:table-cell office:value-type="float" office:value="0" calcext:value-type="float">
            <text:p>0</text:p>
          </table:table-cell>
          <table:table-cell office:value-type="float" office:value="2.611511" calcext:value-type="float">
            <text:p>2.61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472.9587" calcext:value-type="float">
            <text:p>472.9587</text:p>
          </table:table-cell>
          <table:table-cell office:value-type="float" office:value="13132.3" calcext:value-type="float">
            <text:p>131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6643" calcext:value-type="float">
            <text:p>-28.6643</text:p>
          </table:table-cell>
          <table:table-cell office:value-type="float" office:value="71.38981" calcext:value-type="float">
            <text:p>71.38981</text:p>
          </table:table-cell>
          <table:table-cell office:value-type="float" office:value="0" calcext:value-type="float">
            <text:p>0</text:p>
          </table:table-cell>
          <table:table-cell office:value-type="float" office:value="103.3994" calcext:value-type="float">
            <text:p>103.3994</text:p>
          </table:table-cell>
          <table:table-cell office:value-type="float" office:value="80.74867" calcext:value-type="float">
            <text:p>80.74867</text:p>
          </table:table-cell>
          <table:table-cell office:value-type="float" office:value="0.04727701" calcext:value-type="float">
            <text:p>0.04727701</text:p>
          </table:table-cell>
          <table:table-cell office:value-type="float" office:value="0" calcext:value-type="float">
            <text:p>0</text:p>
          </table:table-cell>
          <table:table-cell office:value-type="float" office:value="0.000009927247" calcext:value-type="float">
            <text:p>9.927247E-06</text:p>
          </table:table-cell>
          <table:table-cell office:value-type="float" office:value="0" calcext:value-type="float">
            <text:p>0</text:p>
          </table:table-cell>
          <table:table-cell office:value-type="float" office:value="-0.02388147" calcext:value-type="float">
            <text:p>-0.02388147</text:p>
          </table:table-cell>
          <table:table-cell office:value-type="float" office:value="370" calcext:value-type="float">
            <text:p>370</text:p>
          </table:table-cell>
          <table:table-cell office:value-type="float" office:value="-28.59315" calcext:value-type="float">
            <text:p>-28.59315</text:p>
          </table:table-cell>
          <table:table-cell office:value-type="float" office:value="0" calcext:value-type="float">
            <text:p>0</text:p>
          </table:table-cell>
          <table:table-cell office:value-type="float" office:value="341.4872" calcext:value-type="float">
            <text:p>341.4872</text:p>
          </table:table-cell>
          <table:table-cell office:value-type="float" office:value="1173.783" calcext:value-type="float">
            <text:p>1173.783</text:p>
          </table:table-cell>
          <table:table-cell office:value-type="float" office:value="1457.558" calcext:value-type="float">
            <text:p>1457.558</text:p>
          </table:table-cell>
          <table:table-cell office:value-type="float" office:value="1297.36" calcext:value-type="float">
            <text:p>1297.36</text:p>
          </table:table-cell>
          <table:table-cell office:value-type="float" office:value="778.479" calcext:value-type="float">
            <text:p>778.479</text:p>
          </table:table-cell>
          <table:table-cell office:value-type="float" office:value="1085.193" calcext:value-type="float">
            <text:p>1085.193</text:p>
          </table:table-cell>
          <table:table-cell office:value-type="float" office:value="417.6651" calcext:value-type="float">
            <text:p>417.6651</text:p>
          </table:table-cell>
          <table:table-cell office:value-type="float" office:value="1863.84" calcext:value-type="float">
            <text:p>1863.84</text:p>
          </table:table-cell>
          <table:table-cell office:value-type="float" office:value="2096.513" calcext:value-type="float">
            <text:p>2096.513</text:p>
          </table:table-cell>
          <table:table-cell office:value-type="float" office:value="1673.173" calcext:value-type="float">
            <text:p>1673.173</text:p>
          </table:table-cell>
          <table:table-cell office:value-type="float" office:value="585.7219" calcext:value-type="float">
            <text:p>585.7219</text:p>
          </table:table-cell>
          <table:table-cell office:value-type="float" office:value="575.2234" calcext:value-type="float">
            <text:p>575.2234</text:p>
          </table:table-cell>
          <table:table-cell office:value-type="float" office:value="142.8151" calcext:value-type="float">
            <text:p>142.8151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03376148" calcext:value-type="float">
            <text:p>-0.00033761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4428" calcext:value-type="float">
            <text:p>-27.4428</text:p>
          </table:table-cell>
          <table:table-cell office:value-type="float" office:value="0" calcext:value-type="float">
            <text:p>0</text:p>
          </table:table-cell>
          <table:table-cell office:value-type="float" office:value="2.469426" calcext:value-type="float">
            <text:p>2.469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469.8855" calcext:value-type="float">
            <text:p>469.8855</text:p>
          </table:table-cell>
          <table:table-cell office:value-type="float" office:value="13132.56" calcext:value-type="float">
            <text:p>1313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56339" calcext:value-type="float">
            <text:p>-31.56339</text:p>
          </table:table-cell>
          <table:table-cell office:value-type="float" office:value="80.67185" calcext:value-type="float">
            <text:p>80.67185</text:p>
          </table:table-cell>
          <table:table-cell office:value-type="float" office:value="0" calcext:value-type="float">
            <text:p>0</text:p>
          </table:table-cell>
          <table:table-cell office:value-type="float" office:value="105.136" calcext:value-type="float">
            <text:p>105.136</text:p>
          </table:table-cell>
          <table:table-cell office:value-type="float" office:value="79.11979" calcext:value-type="float">
            <text:p>79.11979</text:p>
          </table:table-cell>
          <table:table-cell office:value-type="float" office:value="0.04788314" calcext:value-type="float">
            <text:p>0.04788314</text:p>
          </table:table-cell>
          <table:table-cell office:value-type="float" office:value="0" calcext:value-type="float">
            <text:p>0</text:p>
          </table:table-cell>
          <table:table-cell office:value-type="float" office:value="0.00001094255" calcext:value-type="float">
            <text:p>1.094255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31.49065" calcext:value-type="float">
            <text:p>-31.49065</text:p>
          </table:table-cell>
          <table:table-cell office:value-type="float" office:value="0" calcext:value-type="float">
            <text:p>0</text:p>
          </table:table-cell>
          <table:table-cell office:value-type="float" office:value="341.6165" calcext:value-type="float">
            <text:p>341.6165</text:p>
          </table:table-cell>
          <table:table-cell office:value-type="float" office:value="1173.199" calcext:value-type="float">
            <text:p>1173.199</text:p>
          </table:table-cell>
          <table:table-cell office:value-type="float" office:value="1457.038" calcext:value-type="float">
            <text:p>1457.038</text:p>
          </table:table-cell>
          <table:table-cell office:value-type="float" office:value="1297.285" calcext:value-type="float">
            <text:p>1297.285</text:p>
          </table:table-cell>
          <table:table-cell office:value-type="float" office:value="778.4207" calcext:value-type="float">
            <text:p>778.4207</text:p>
          </table:table-cell>
          <table:table-cell office:value-type="float" office:value="1085.165" calcext:value-type="float">
            <text:p>1085.165</text:p>
          </table:table-cell>
          <table:table-cell office:value-type="float" office:value="417.6506" calcext:value-type="float">
            <text:p>417.6506</text:p>
          </table:table-cell>
          <table:table-cell office:value-type="float" office:value="1863.818" calcext:value-type="float">
            <text:p>1863.818</text:p>
          </table:table-cell>
          <table:table-cell office:value-type="float" office:value="2096.508" calcext:value-type="float">
            <text:p>2096.508</text:p>
          </table:table-cell>
          <table:table-cell office:value-type="float" office:value="1673.171" calcext:value-type="float">
            <text:p>1673.171</text:p>
          </table:table-cell>
          <table:table-cell office:value-type="float" office:value="585.7216" calcext:value-type="float">
            <text:p>585.7216</text:p>
          </table:table-cell>
          <table:table-cell office:value-type="float" office:value="575.223" calcext:value-type="float">
            <text:p>575.223</text:p>
          </table:table-cell>
          <table:table-cell office:value-type="float" office:value="142.8151" calcext:value-type="float">
            <text:p>142.8151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03537936" calcext:value-type="float">
            <text:p>-0.0003537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21619" calcext:value-type="float">
            <text:p>-30.21619</text:p>
          </table:table-cell>
          <table:table-cell office:value-type="float" office:value="0" calcext:value-type="float">
            <text:p>0</text:p>
          </table:table-cell>
          <table:table-cell office:value-type="float" office:value="2.345261" calcext:value-type="float">
            <text:p>2.34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467.3942" calcext:value-type="float">
            <text:p>467.3942</text:p>
          </table:table-cell>
          <table:table-cell office:value-type="float" office:value="13132.89" calcext:value-type="float">
            <text:p>13132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6578" calcext:value-type="float">
            <text:p>-33.6578</text:p>
          </table:table-cell>
          <table:table-cell office:value-type="float" office:value="83.71024" calcext:value-type="float">
            <text:p>83.71024</text:p>
          </table:table-cell>
          <table:table-cell office:value-type="float" office:value="0" calcext:value-type="float">
            <text:p>0</text:p>
          </table:table-cell>
          <table:table-cell office:value-type="float" office:value="104.9269" calcext:value-type="float">
            <text:p>104.9269</text:p>
          </table:table-cell>
          <table:table-cell office:value-type="float" office:value="78.49275" calcext:value-type="float">
            <text:p>78.49275</text:p>
          </table:table-cell>
          <table:table-cell office:value-type="float" office:value="0.04850483" calcext:value-type="float">
            <text:p>0.04850483</text:p>
          </table:table-cell>
          <table:table-cell office:value-type="float" office:value="0" calcext:value-type="float">
            <text:p>0</text:p>
          </table:table-cell>
          <table:table-cell office:value-type="float" office:value="0.00001094255" calcext:value-type="float">
            <text:p>1.094255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33.58445" calcext:value-type="float">
            <text:p>-33.58445</text:p>
          </table:table-cell>
          <table:table-cell office:value-type="float" office:value="0" calcext:value-type="float">
            <text:p>0</text:p>
          </table:table-cell>
          <table:table-cell office:value-type="float" office:value="341.8702" calcext:value-type="float">
            <text:p>341.8702</text:p>
          </table:table-cell>
          <table:table-cell office:value-type="float" office:value="1172.399" calcext:value-type="float">
            <text:p>1172.399</text:p>
          </table:table-cell>
          <table:table-cell office:value-type="float" office:value="1456.294" calcext:value-type="float">
            <text:p>1456.294</text:p>
          </table:table-cell>
          <table:table-cell office:value-type="float" office:value="1297.187" calcext:value-type="float">
            <text:p>1297.187</text:p>
          </table:table-cell>
          <table:table-cell office:value-type="float" office:value="778.3511" calcext:value-type="float">
            <text:p>778.3511</text:p>
          </table:table-cell>
          <table:table-cell office:value-type="float" office:value="1085.133" calcext:value-type="float">
            <text:p>1085.133</text:p>
          </table:table-cell>
          <table:table-cell office:value-type="float" office:value="417.6345" calcext:value-type="float">
            <text:p>417.6345</text:p>
          </table:table-cell>
          <table:table-cell office:value-type="float" office:value="1863.794" calcext:value-type="float">
            <text:p>1863.794</text:p>
          </table:table-cell>
          <table:table-cell office:value-type="float" office:value="2096.503" calcext:value-type="float">
            <text:p>2096.503</text:p>
          </table:table-cell>
          <table:table-cell office:value-type="float" office:value="1673.17" calcext:value-type="float">
            <text:p>1673.17</text:p>
          </table:table-cell>
          <table:table-cell office:value-type="float" office:value="585.7211" calcext:value-type="float">
            <text:p>585.7211</text:p>
          </table:table-cell>
          <table:table-cell office:value-type="float" office:value="575.2226" calcext:value-type="float">
            <text:p>575.2226</text:p>
          </table:table-cell>
          <table:table-cell office:value-type="float" office:value="142.8151" calcext:value-type="float">
            <text:p>142.8151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03671198" calcext:value-type="float">
            <text:p>-0.0003671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34019" calcext:value-type="float">
            <text:p>-32.34019</text:p>
          </table:table-cell>
          <table:table-cell office:value-type="float" office:value="0" calcext:value-type="float">
            <text:p>0</text:p>
          </table:table-cell>
          <table:table-cell office:value-type="float" office:value="2.375259" calcext:value-type="float">
            <text:p>2.375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465.1756" calcext:value-type="float">
            <text:p>465.1756</text:p>
          </table:table-cell>
          <table:table-cell office:value-type="float" office:value="13133.08" calcext:value-type="float">
            <text:p>1313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64486" calcext:value-type="float">
            <text:p>-35.64486</text:p>
          </table:table-cell>
          <table:table-cell office:value-type="float" office:value="92.23947" calcext:value-type="float">
            <text:p>92.23947</text:p>
          </table:table-cell>
          <table:table-cell office:value-type="float" office:value="0" calcext:value-type="float">
            <text:p>0</text:p>
          </table:table-cell>
          <table:table-cell office:value-type="float" office:value="105.1196" calcext:value-type="float">
            <text:p>105.1196</text:p>
          </table:table-cell>
          <table:table-cell office:value-type="float" office:value="78.18964" calcext:value-type="float">
            <text:p>78.18964</text:p>
          </table:table-cell>
          <table:table-cell office:value-type="float" office:value="0.04913246" calcext:value-type="float">
            <text:p>0.04913246</text:p>
          </table:table-cell>
          <table:table-cell office:value-type="float" office:value="0" calcext:value-type="float">
            <text:p>0</text:p>
          </table:table-cell>
          <table:table-cell office:value-type="float" office:value="0.00001094559" calcext:value-type="float">
            <text:p>1.094559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35.57088" calcext:value-type="float">
            <text:p>-35.57088</text:p>
          </table:table-cell>
          <table:table-cell office:value-type="float" office:value="0" calcext:value-type="float">
            <text:p>0</text:p>
          </table:table-cell>
          <table:table-cell office:value-type="float" office:value="342.0535" calcext:value-type="float">
            <text:p>342.0535</text:p>
          </table:table-cell>
          <table:table-cell office:value-type="float" office:value="1171.617" calcext:value-type="float">
            <text:p>1171.617</text:p>
          </table:table-cell>
          <table:table-cell office:value-type="float" office:value="1455.463" calcext:value-type="float">
            <text:p>1455.463</text:p>
          </table:table-cell>
          <table:table-cell office:value-type="float" office:value="1297.074" calcext:value-type="float">
            <text:p>1297.074</text:p>
          </table:table-cell>
          <table:table-cell office:value-type="float" office:value="778.2626" calcext:value-type="float">
            <text:p>778.2626</text:p>
          </table:table-cell>
          <table:table-cell office:value-type="float" office:value="1085.094" calcext:value-type="float">
            <text:p>1085.094</text:p>
          </table:table-cell>
          <table:table-cell office:value-type="float" office:value="417.6156" calcext:value-type="float">
            <text:p>417.6156</text:p>
          </table:table-cell>
          <table:table-cell office:value-type="float" office:value="1863.769" calcext:value-type="float">
            <text:p>1863.769</text:p>
          </table:table-cell>
          <table:table-cell office:value-type="float" office:value="2096.494" calcext:value-type="float">
            <text:p>2096.494</text:p>
          </table:table-cell>
          <table:table-cell office:value-type="float" office:value="1673.169" calcext:value-type="float">
            <text:p>1673.169</text:p>
          </table:table-cell>
          <table:table-cell office:value-type="float" office:value="585.7206" calcext:value-type="float">
            <text:p>585.7206</text:p>
          </table:table-cell>
          <table:table-cell office:value-type="float" office:value="575.2222" calcext:value-type="float">
            <text:p>575.2222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00371817" calcext:value-type="float">
            <text:p>-0.000371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3229" calcext:value-type="float">
            <text:p>-34.3229</text:p>
          </table:table-cell>
          <table:table-cell office:value-type="float" office:value="0" calcext:value-type="float">
            <text:p>0</text:p>
          </table:table-cell>
          <table:table-cell office:value-type="float" office:value="2.371095" calcext:value-type="float">
            <text:p>2.37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462.9962" calcext:value-type="float">
            <text:p>462.9962</text:p>
          </table:table-cell>
          <table:table-cell office:value-type="float" office:value="13133.28" calcext:value-type="float">
            <text:p>13133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54546" calcext:value-type="float">
            <text:p>-37.54546</text:p>
          </table:table-cell>
          <table:table-cell office:value-type="float" office:value="96.71233" calcext:value-type="float">
            <text:p>96.71233</text:p>
          </table:table-cell>
          <table:table-cell office:value-type="float" office:value="0" calcext:value-type="float">
            <text:p>0</text:p>
          </table:table-cell>
          <table:table-cell office:value-type="float" office:value="105.1347" calcext:value-type="float">
            <text:p>105.1347</text:p>
          </table:table-cell>
          <table:table-cell office:value-type="float" office:value="77.8709" calcext:value-type="float">
            <text:p>77.8709</text:p>
          </table:table-cell>
          <table:table-cell office:value-type="float" office:value="0.04975708" calcext:value-type="float">
            <text:p>0.04975708</text:p>
          </table:table-cell>
          <table:table-cell office:value-type="float" office:value="0" calcext:value-type="float">
            <text:p>0</text:p>
          </table:table-cell>
          <table:table-cell office:value-type="float" office:value="0.00001094559" calcext:value-type="float">
            <text:p>1.094559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37.47085" calcext:value-type="float">
            <text:p>-37.47085</text:p>
          </table:table-cell>
          <table:table-cell office:value-type="float" office:value="0" calcext:value-type="float">
            <text:p>0</text:p>
          </table:table-cell>
          <table:table-cell office:value-type="float" office:value="342.2411" calcext:value-type="float">
            <text:p>342.2411</text:p>
          </table:table-cell>
          <table:table-cell office:value-type="float" office:value="1170.844" calcext:value-type="float">
            <text:p>1170.844</text:p>
          </table:table-cell>
          <table:table-cell office:value-type="float" office:value="1454.686" calcext:value-type="float">
            <text:p>1454.686</text:p>
          </table:table-cell>
          <table:table-cell office:value-type="float" office:value="1296.965" calcext:value-type="float">
            <text:p>1296.965</text:p>
          </table:table-cell>
          <table:table-cell office:value-type="float" office:value="778.1772" calcext:value-type="float">
            <text:p>778.1772</text:p>
          </table:table-cell>
          <table:table-cell office:value-type="float" office:value="1085.057" calcext:value-type="float">
            <text:p>1085.057</text:p>
          </table:table-cell>
          <table:table-cell office:value-type="float" office:value="417.5967" calcext:value-type="float">
            <text:p>417.5967</text:p>
          </table:table-cell>
          <table:table-cell office:value-type="float" office:value="1863.741" calcext:value-type="float">
            <text:p>1863.741</text:p>
          </table:table-cell>
          <table:table-cell office:value-type="float" office:value="2096.476" calcext:value-type="float">
            <text:p>2096.476</text:p>
          </table:table-cell>
          <table:table-cell office:value-type="float" office:value="1673.167" calcext:value-type="float">
            <text:p>1673.167</text:p>
          </table:table-cell>
          <table:table-cell office:value-type="float" office:value="585.7203" calcext:value-type="float">
            <text:p>585.7203</text:p>
          </table:table-cell>
          <table:table-cell office:value-type="float" office:value="575.2218" calcext:value-type="float">
            <text:p>575.2218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003829445" calcext:value-type="float">
            <text:p>-0.00038294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25129" calcext:value-type="float">
            <text:p>-36.25129</text:p>
          </table:table-cell>
          <table:table-cell office:value-type="float" office:value="0" calcext:value-type="float">
            <text:p>0</text:p>
          </table:table-cell>
          <table:table-cell office:value-type="float" office:value="2.398775" calcext:value-type="float">
            <text:p>2.398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460.951" calcext:value-type="float">
            <text:p>460.951</text:p>
          </table:table-cell>
          <table:table-cell office:value-type="float" office:value="13133.43" calcext:value-type="float">
            <text:p>1313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39223" calcext:value-type="float">
            <text:p>-39.39223</text:p>
          </table:table-cell>
          <table:table-cell office:value-type="float" office:value="101.441" calcext:value-type="float">
            <text:p>101.441</text:p>
          </table:table-cell>
          <table:table-cell office:value-type="float" office:value="0" calcext:value-type="float">
            <text:p>0</text:p>
          </table:table-cell>
          <table:table-cell office:value-type="float" office:value="105.6393" calcext:value-type="float">
            <text:p>105.6393</text:p>
          </table:table-cell>
          <table:table-cell office:value-type="float" office:value="77.28571" calcext:value-type="float">
            <text:p>77.28571</text:p>
          </table:table-cell>
          <table:table-cell office:value-type="float" office:value="0.05041556" calcext:value-type="float">
            <text:p>0.05041556</text:p>
          </table:table-cell>
          <table:table-cell office:value-type="float" office:value="0" calcext:value-type="float">
            <text:p>0</text:p>
          </table:table-cell>
          <table:table-cell office:value-type="float" office:value="0.0000109556" calcext:value-type="float">
            <text:p>1.09556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39.31696" calcext:value-type="float">
            <text:p>-39.31696</text:p>
          </table:table-cell>
          <table:table-cell office:value-type="float" office:value="0" calcext:value-type="float">
            <text:p>0</text:p>
          </table:table-cell>
          <table:table-cell office:value-type="float" office:value="342.4144" calcext:value-type="float">
            <text:p>342.4144</text:p>
          </table:table-cell>
          <table:table-cell office:value-type="float" office:value="1170.284" calcext:value-type="float">
            <text:p>1170.284</text:p>
          </table:table-cell>
          <table:table-cell office:value-type="float" office:value="1454.045" calcext:value-type="float">
            <text:p>1454.045</text:p>
          </table:table-cell>
          <table:table-cell office:value-type="float" office:value="1296.865" calcext:value-type="float">
            <text:p>1296.865</text:p>
          </table:table-cell>
          <table:table-cell office:value-type="float" office:value="778.0973" calcext:value-type="float">
            <text:p>778.0973</text:p>
          </table:table-cell>
          <table:table-cell office:value-type="float" office:value="1085.018" calcext:value-type="float">
            <text:p>1085.018</text:p>
          </table:table-cell>
          <table:table-cell office:value-type="float" office:value="417.5772" calcext:value-type="float">
            <text:p>417.5772</text:p>
          </table:table-cell>
          <table:table-cell office:value-type="float" office:value="1863.713" calcext:value-type="float">
            <text:p>1863.713</text:p>
          </table:table-cell>
          <table:table-cell office:value-type="float" office:value="2096.458" calcext:value-type="float">
            <text:p>2096.458</text:p>
          </table:table-cell>
          <table:table-cell office:value-type="float" office:value="1673.166" calcext:value-type="float">
            <text:p>1673.166</text:p>
          </table:table-cell>
          <table:table-cell office:value-type="float" office:value="585.7198" calcext:value-type="float">
            <text:p>585.7198</text:p>
          </table:table-cell>
          <table:table-cell office:value-type="float" office:value="575.2214" calcext:value-type="float">
            <text:p>575.2214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0384692" calcext:value-type="float">
            <text:p>-0.0003846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09872" calcext:value-type="float">
            <text:p>-38.09872</text:p>
          </table:table-cell>
          <table:table-cell office:value-type="float" office:value="0" calcext:value-type="float">
            <text:p>0</text:p>
          </table:table-cell>
          <table:table-cell office:value-type="float" office:value="2.399293" calcext:value-type="float">
            <text:p>2.399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458.7414" calcext:value-type="float">
            <text:p>458.7414</text:p>
          </table:table-cell>
          <table:table-cell office:value-type="float" office:value="13133.58" calcext:value-type="float">
            <text:p>1313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44537" calcext:value-type="float">
            <text:p>-41.44537</text:p>
          </table:table-cell>
          <table:table-cell office:value-type="float" office:value="108.3888" calcext:value-type="float">
            <text:p>108.3888</text:p>
          </table:table-cell>
          <table:table-cell office:value-type="float" office:value="0" calcext:value-type="float">
            <text:p>0</text:p>
          </table:table-cell>
          <table:table-cell office:value-type="float" office:value="106.626" calcext:value-type="float">
            <text:p>106.626</text:p>
          </table:table-cell>
          <table:table-cell office:value-type="float" office:value="76.32051" calcext:value-type="float">
            <text:p>76.32051</text:p>
          </table:table-cell>
          <table:table-cell office:value-type="float" office:value="0.05110784" calcext:value-type="float">
            <text:p>0.05110784</text:p>
          </table:table-cell>
          <table:table-cell office:value-type="float" office:value="0" calcext:value-type="float">
            <text:p>0</text:p>
          </table:table-cell>
          <table:table-cell office:value-type="float" office:value="0.00001095776" calcext:value-type="float">
            <text:p>1.095776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41.36942" calcext:value-type="float">
            <text:p>-41.36942</text:p>
          </table:table-cell>
          <table:table-cell office:value-type="float" office:value="0" calcext:value-type="float">
            <text:p>0</text:p>
          </table:table-cell>
          <table:table-cell office:value-type="float" office:value="342.5226" calcext:value-type="float">
            <text:p>342.5226</text:p>
          </table:table-cell>
          <table:table-cell office:value-type="float" office:value="1169.864" calcext:value-type="float">
            <text:p>1169.864</text:p>
          </table:table-cell>
          <table:table-cell office:value-type="float" office:value="1453.524" calcext:value-type="float">
            <text:p>1453.524</text:p>
          </table:table-cell>
          <table:table-cell office:value-type="float" office:value="1296.782" calcext:value-type="float">
            <text:p>1296.782</text:p>
          </table:table-cell>
          <table:table-cell office:value-type="float" office:value="778.0223" calcext:value-type="float">
            <text:p>778.0223</text:p>
          </table:table-cell>
          <table:table-cell office:value-type="float" office:value="1084.982" calcext:value-type="float">
            <text:p>1084.982</text:p>
          </table:table-cell>
          <table:table-cell office:value-type="float" office:value="417.5586" calcext:value-type="float">
            <text:p>417.5586</text:p>
          </table:table-cell>
          <table:table-cell office:value-type="float" office:value="1863.685" calcext:value-type="float">
            <text:p>1863.685</text:p>
          </table:table-cell>
          <table:table-cell office:value-type="float" office:value="2096.438" calcext:value-type="float">
            <text:p>2096.438</text:p>
          </table:table-cell>
          <table:table-cell office:value-type="float" office:value="1673.164" calcext:value-type="float">
            <text:p>1673.164</text:p>
          </table:table-cell>
          <table:table-cell office:value-type="float" office:value="585.7194" calcext:value-type="float">
            <text:p>585.7194</text:p>
          </table:table-cell>
          <table:table-cell office:value-type="float" office:value="575.2209" calcext:value-type="float">
            <text:p>575.2209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03853641" calcext:value-type="float">
            <text:p>-0.00038536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10618" calcext:value-type="float">
            <text:p>-40.10618</text:p>
          </table:table-cell>
          <table:table-cell office:value-type="float" office:value="0" calcext:value-type="float">
            <text:p>0</text:p>
          </table:table-cell>
          <table:table-cell office:value-type="float" office:value="2.353442" calcext:value-type="float">
            <text:p>2.353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457.131" calcext:value-type="float">
            <text:p>457.131</text:p>
          </table:table-cell>
          <table:table-cell office:value-type="float" office:value="13133.68" calcext:value-type="float">
            <text:p>1313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91132" calcext:value-type="float">
            <text:p>-42.91132</text:p>
          </table:table-cell>
          <table:table-cell office:value-type="float" office:value="114.1696" calcext:value-type="float">
            <text:p>114.1696</text:p>
          </table:table-cell>
          <table:table-cell office:value-type="float" office:value="0" calcext:value-type="float">
            <text:p>0</text:p>
          </table:table-cell>
          <table:table-cell office:value-type="float" office:value="107.1422" calcext:value-type="float">
            <text:p>107.1422</text:p>
          </table:table-cell>
          <table:table-cell office:value-type="float" office:value="75.76064" calcext:value-type="float">
            <text:p>75.76064</text:p>
          </table:table-cell>
          <table:table-cell office:value-type="float" office:value="0.05183331" calcext:value-type="float">
            <text:p>0.05183331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42.83463" calcext:value-type="float">
            <text:p>-42.83463</text:p>
          </table:table-cell>
          <table:table-cell office:value-type="float" office:value="0" calcext:value-type="float">
            <text:p>0</text:p>
          </table:table-cell>
          <table:table-cell office:value-type="float" office:value="342.5945" calcext:value-type="float">
            <text:p>342.5945</text:p>
          </table:table-cell>
          <table:table-cell office:value-type="float" office:value="1169.491" calcext:value-type="float">
            <text:p>1169.491</text:p>
          </table:table-cell>
          <table:table-cell office:value-type="float" office:value="1453.105" calcext:value-type="float">
            <text:p>1453.105</text:p>
          </table:table-cell>
          <table:table-cell office:value-type="float" office:value="1296.715" calcext:value-type="float">
            <text:p>1296.715</text:p>
          </table:table-cell>
          <table:table-cell office:value-type="float" office:value="777.962" calcext:value-type="float">
            <text:p>777.962</text:p>
          </table:table-cell>
          <table:table-cell office:value-type="float" office:value="1084.953" calcext:value-type="float">
            <text:p>1084.953</text:p>
          </table:table-cell>
          <table:table-cell office:value-type="float" office:value="417.5421" calcext:value-type="float">
            <text:p>417.5421</text:p>
          </table:table-cell>
          <table:table-cell office:value-type="float" office:value="1863.657" calcext:value-type="float">
            <text:p>1863.657</text:p>
          </table:table-cell>
          <table:table-cell office:value-type="float" office:value="2096.42" calcext:value-type="float">
            <text:p>2096.42</text:p>
          </table:table-cell>
          <table:table-cell office:value-type="float" office:value="1673.162" calcext:value-type="float">
            <text:p>1673.162</text:p>
          </table:table-cell>
          <table:table-cell office:value-type="float" office:value="585.7189" calcext:value-type="float">
            <text:p>585.7189</text:p>
          </table:table-cell>
          <table:table-cell office:value-type="float" office:value="575.2205" calcext:value-type="float">
            <text:p>575.2205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3950845" calcext:value-type="float">
            <text:p>-0.00039508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56339" calcext:value-type="float">
            <text:p>-41.56339</text:p>
          </table:table-cell>
          <table:table-cell office:value-type="float" office:value="0" calcext:value-type="float">
            <text:p>0</text:p>
          </table:table-cell>
          <table:table-cell office:value-type="float" office:value="2.344756" calcext:value-type="float">
            <text:p>2.344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456.0157" calcext:value-type="float">
            <text:p>456.0157</text:p>
          </table:table-cell>
          <table:table-cell office:value-type="float" office:value="13133.77" calcext:value-type="float">
            <text:p>13133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89951" calcext:value-type="float">
            <text:p>-43.89951</text:p>
          </table:table-cell>
          <table:table-cell office:value-type="float" office:value="116.4208" calcext:value-type="float">
            <text:p>116.4208</text:p>
          </table:table-cell>
          <table:table-cell office:value-type="float" office:value="0" calcext:value-type="float">
            <text:p>0</text:p>
          </table:table-cell>
          <table:table-cell office:value-type="float" office:value="106.9113" calcext:value-type="float">
            <text:p>106.9113</text:p>
          </table:table-cell>
          <table:table-cell office:value-type="float" office:value="75.60782" calcext:value-type="float">
            <text:p>75.60782</text:p>
          </table:table-cell>
          <table:table-cell office:value-type="float" office:value="0.05254327" calcext:value-type="float">
            <text:p>0.05254327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43.82212" calcext:value-type="float">
            <text:p>-43.82212</text:p>
          </table:table-cell>
          <table:table-cell office:value-type="float" office:value="0" calcext:value-type="float">
            <text:p>0</text:p>
          </table:table-cell>
          <table:table-cell office:value-type="float" office:value="342.7046" calcext:value-type="float">
            <text:p>342.7046</text:p>
          </table:table-cell>
          <table:table-cell office:value-type="float" office:value="1169.123" calcext:value-type="float">
            <text:p>1169.123</text:p>
          </table:table-cell>
          <table:table-cell office:value-type="float" office:value="1452.702" calcext:value-type="float">
            <text:p>1452.702</text:p>
          </table:table-cell>
          <table:table-cell office:value-type="float" office:value="1296.65" calcext:value-type="float">
            <text:p>1296.65</text:p>
          </table:table-cell>
          <table:table-cell office:value-type="float" office:value="777.9034" calcext:value-type="float">
            <text:p>777.9034</text:p>
          </table:table-cell>
          <table:table-cell office:value-type="float" office:value="1084.924" calcext:value-type="float">
            <text:p>1084.924</text:p>
          </table:table-cell>
          <table:table-cell office:value-type="float" office:value="417.5266" calcext:value-type="float">
            <text:p>417.5266</text:p>
          </table:table-cell>
          <table:table-cell office:value-type="float" office:value="1863.631" calcext:value-type="float">
            <text:p>1863.631</text:p>
          </table:table-cell>
          <table:table-cell office:value-type="float" office:value="2096.401" calcext:value-type="float">
            <text:p>2096.401</text:p>
          </table:table-cell>
          <table:table-cell office:value-type="float" office:value="1673.161" calcext:value-type="float">
            <text:p>1673.161</text:p>
          </table:table-cell>
          <table:table-cell office:value-type="float" office:value="585.7184" calcext:value-type="float">
            <text:p>585.7184</text:p>
          </table:table-cell>
          <table:table-cell office:value-type="float" office:value="575.22" calcext:value-type="float">
            <text:p>575.22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03975215" calcext:value-type="float">
            <text:p>-0.0003975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54475" calcext:value-type="float">
            <text:p>-42.54475</text:p>
          </table:table-cell>
          <table:table-cell office:value-type="float" office:value="0" calcext:value-type="float">
            <text:p>0</text:p>
          </table:table-cell>
          <table:table-cell office:value-type="float" office:value="2.338092" calcext:value-type="float">
            <text:p>2.33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454.6525" calcext:value-type="float">
            <text:p>454.6525</text:p>
          </table:table-cell>
          <table:table-cell office:value-type="float" office:value="13133.89" calcext:value-type="float">
            <text:p>13133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06747" calcext:value-type="float">
            <text:p>-45.06747</text:p>
          </table:table-cell>
          <table:table-cell office:value-type="float" office:value="116.8922" calcext:value-type="float">
            <text:p>116.8922</text:p>
          </table:table-cell>
          <table:table-cell office:value-type="float" office:value="0" calcext:value-type="float">
            <text:p>0</text:p>
          </table:table-cell>
          <table:table-cell office:value-type="float" office:value="106.6067" calcext:value-type="float">
            <text:p>106.6067</text:p>
          </table:table-cell>
          <table:table-cell office:value-type="float" office:value="75.43596" calcext:value-type="float">
            <text:p>75.43596</text:p>
          </table:table-cell>
          <table:table-cell office:value-type="float" office:value="0.05321208" calcext:value-type="float">
            <text:p>0.05321208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44.98941" calcext:value-type="float">
            <text:p>-44.98941</text:p>
          </table:table-cell>
          <table:table-cell office:value-type="float" office:value="0" calcext:value-type="float">
            <text:p>0</text:p>
          </table:table-cell>
          <table:table-cell office:value-type="float" office:value="342.8358" calcext:value-type="float">
            <text:p>342.8358</text:p>
          </table:table-cell>
          <table:table-cell office:value-type="float" office:value="1168.634" calcext:value-type="float">
            <text:p>1168.634</text:p>
          </table:table-cell>
          <table:table-cell office:value-type="float" office:value="1452.216" calcext:value-type="float">
            <text:p>1452.216</text:p>
          </table:table-cell>
          <table:table-cell office:value-type="float" office:value="1296.58" calcext:value-type="float">
            <text:p>1296.58</text:p>
          </table:table-cell>
          <table:table-cell office:value-type="float" office:value="777.8419" calcext:value-type="float">
            <text:p>777.8419</text:p>
          </table:table-cell>
          <table:table-cell office:value-type="float" office:value="1084.895" calcext:value-type="float">
            <text:p>1084.895</text:p>
          </table:table-cell>
          <table:table-cell office:value-type="float" office:value="417.511" calcext:value-type="float">
            <text:p>417.511</text:p>
          </table:table-cell>
          <table:table-cell office:value-type="float" office:value="1863.606" calcext:value-type="float">
            <text:p>1863.606</text:p>
          </table:table-cell>
          <table:table-cell office:value-type="float" office:value="2096.382" calcext:value-type="float">
            <text:p>2096.382</text:p>
          </table:table-cell>
          <table:table-cell office:value-type="float" office:value="1673.159" calcext:value-type="float">
            <text:p>1673.159</text:p>
          </table:table-cell>
          <table:table-cell office:value-type="float" office:value="585.718" calcext:value-type="float">
            <text:p>585.718</text:p>
          </table:table-cell>
          <table:table-cell office:value-type="float" office:value="575.2195" calcext:value-type="float">
            <text:p>575.2195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03990304" calcext:value-type="float">
            <text:p>-0.0003990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73668" calcext:value-type="float">
            <text:p>-43.73668</text:p>
          </table:table-cell>
          <table:table-cell office:value-type="float" office:value="0" calcext:value-type="float">
            <text:p>0</text:p>
          </table:table-cell>
          <table:table-cell office:value-type="float" office:value="2.362367" calcext:value-type="float">
            <text:p>2.36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452.2977" calcext:value-type="float">
            <text:p>452.2977</text:p>
          </table:table-cell>
          <table:table-cell office:value-type="float" office:value="13134.17" calcext:value-type="float">
            <text:p>13134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01501" calcext:value-type="float">
            <text:p>-47.01501</text:p>
          </table:table-cell>
          <table:table-cell office:value-type="float" office:value="121.1263" calcext:value-type="float">
            <text:p>121.1263</text:p>
          </table:table-cell>
          <table:table-cell office:value-type="float" office:value="0" calcext:value-type="float">
            <text:p>0</text:p>
          </table:table-cell>
          <table:table-cell office:value-type="float" office:value="106.0517" calcext:value-type="float">
            <text:p>106.0517</text:p>
          </table:table-cell>
          <table:table-cell office:value-type="float" office:value="75.08853" calcext:value-type="float">
            <text:p>75.08853</text:p>
          </table:table-cell>
          <table:table-cell office:value-type="float" office:value="0.05384777" calcext:value-type="float">
            <text:p>0.05384777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46.93632" calcext:value-type="float">
            <text:p>-46.93632</text:p>
          </table:table-cell>
          <table:table-cell office:value-type="float" office:value="0" calcext:value-type="float">
            <text:p>0</text:p>
          </table:table-cell>
          <table:table-cell office:value-type="float" office:value="343.0779" calcext:value-type="float">
            <text:p>343.0779</text:p>
          </table:table-cell>
          <table:table-cell office:value-type="float" office:value="1167.767" calcext:value-type="float">
            <text:p>1167.767</text:p>
          </table:table-cell>
          <table:table-cell office:value-type="float" office:value="1451.402" calcext:value-type="float">
            <text:p>1451.402</text:p>
          </table:table-cell>
          <table:table-cell office:value-type="float" office:value="1296.472" calcext:value-type="float">
            <text:p>1296.472</text:p>
          </table:table-cell>
          <table:table-cell office:value-type="float" office:value="777.7562" calcext:value-type="float">
            <text:p>777.7562</text:p>
          </table:table-cell>
          <table:table-cell office:value-type="float" office:value="1084.86" calcext:value-type="float">
            <text:p>1084.86</text:p>
          </table:table-cell>
          <table:table-cell office:value-type="float" office:value="417.4936" calcext:value-type="float">
            <text:p>417.4936</text:p>
          </table:table-cell>
          <table:table-cell office:value-type="float" office:value="1863.58" calcext:value-type="float">
            <text:p>1863.58</text:p>
          </table:table-cell>
          <table:table-cell office:value-type="float" office:value="2096.363" calcext:value-type="float">
            <text:p>2096.363</text:p>
          </table:table-cell>
          <table:table-cell office:value-type="float" office:value="1673.158" calcext:value-type="float">
            <text:p>1673.158</text:p>
          </table:table-cell>
          <table:table-cell office:value-type="float" office:value="585.7173" calcext:value-type="float">
            <text:p>585.7173</text:p>
          </table:table-cell>
          <table:table-cell office:value-type="float" office:value="575.2191" calcext:value-type="float">
            <text:p>575.2191</text:p>
          </table:table-cell>
          <table:table-cell office:value-type="float" office:value="142.8149" calcext:value-type="float">
            <text:p>142.8149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04156117" calcext:value-type="float">
            <text:p>-0.00041561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7668" calcext:value-type="float">
            <text:p>-45.7668</text:p>
          </table:table-cell>
          <table:table-cell office:value-type="float" office:value="0" calcext:value-type="float">
            <text:p>0</text:p>
          </table:table-cell>
          <table:table-cell office:value-type="float" office:value="2.445048" calcext:value-type="float">
            <text:p>2.445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448.7675" calcext:value-type="float">
            <text:p>448.7675</text:p>
          </table:table-cell>
          <table:table-cell office:value-type="float" office:value="13134.51" calcext:value-type="float">
            <text:p>1313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02769" calcext:value-type="float">
            <text:p>-50.02769</text:p>
          </table:table-cell>
          <table:table-cell office:value-type="float" office:value="128.5473" calcext:value-type="float">
            <text:p>128.5473</text:p>
          </table:table-cell>
          <table:table-cell office:value-type="float" office:value="0" calcext:value-type="float">
            <text:p>0</text:p>
          </table:table-cell>
          <table:table-cell office:value-type="float" office:value="105.7371" calcext:value-type="float">
            <text:p>105.7371</text:p>
          </table:table-cell>
          <table:table-cell office:value-type="float" office:value="74.72295" calcext:value-type="float">
            <text:p>74.72295</text:p>
          </table:table-cell>
          <table:table-cell office:value-type="float" office:value="0.05438802" calcext:value-type="float">
            <text:p>0.05438802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49.94846" calcext:value-type="float">
            <text:p>-49.94846</text:p>
          </table:table-cell>
          <table:table-cell office:value-type="float" office:value="0" calcext:value-type="float">
            <text:p>0</text:p>
          </table:table-cell>
          <table:table-cell office:value-type="float" office:value="343.3679" calcext:value-type="float">
            <text:p>343.3679</text:p>
          </table:table-cell>
          <table:table-cell office:value-type="float" office:value="1166.401" calcext:value-type="float">
            <text:p>1166.401</text:p>
          </table:table-cell>
          <table:table-cell office:value-type="float" office:value="1450.081" calcext:value-type="float">
            <text:p>1450.081</text:p>
          </table:table-cell>
          <table:table-cell office:value-type="float" office:value="1296.288" calcext:value-type="float">
            <text:p>1296.288</text:p>
          </table:table-cell>
          <table:table-cell office:value-type="float" office:value="777.6402" calcext:value-type="float">
            <text:p>777.6402</text:p>
          </table:table-cell>
          <table:table-cell office:value-type="float" office:value="1084.809" calcext:value-type="float">
            <text:p>1084.809</text:p>
          </table:table-cell>
          <table:table-cell office:value-type="float" office:value="417.4711" calcext:value-type="float">
            <text:p>417.4711</text:p>
          </table:table-cell>
          <table:table-cell office:value-type="float" office:value="1863.551" calcext:value-type="float">
            <text:p>1863.551</text:p>
          </table:table-cell>
          <table:table-cell office:value-type="float" office:value="2096.344" calcext:value-type="float">
            <text:p>2096.344</text:p>
          </table:table-cell>
          <table:table-cell office:value-type="float" office:value="1673.156" calcext:value-type="float">
            <text:p>1673.156</text:p>
          </table:table-cell>
          <table:table-cell office:value-type="float" office:value="585.7169" calcext:value-type="float">
            <text:p>585.7169</text:p>
          </table:table-cell>
          <table:table-cell office:value-type="float" office:value="575.2186" calcext:value-type="float">
            <text:p>575.2186</text:p>
          </table:table-cell>
          <table:table-cell office:value-type="float" office:value="142.8149" calcext:value-type="float">
            <text:p>142.8149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005408021" calcext:value-type="float">
            <text:p>-0.0005408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89473" calcext:value-type="float">
            <text:p>-48.89473</text:p>
          </table:table-cell>
          <table:table-cell office:value-type="float" office:value="0" calcext:value-type="float">
            <text:p>0</text:p>
          </table:table-cell>
          <table:table-cell office:value-type="float" office:value="2.560391" calcext:value-type="float">
            <text:p>2.56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445.057" calcext:value-type="float">
            <text:p>445.057</text:p>
          </table:table-cell>
          <table:table-cell office:value-type="float" office:value="13134.75" calcext:value-type="float">
            <text:p>1313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7802" calcext:value-type="float">
            <text:p>-53.37802</text:p>
          </table:table-cell>
          <table:table-cell office:value-type="float" office:value="139.1955" calcext:value-type="float">
            <text:p>139.1955</text:p>
          </table:table-cell>
          <table:table-cell office:value-type="float" office:value="0" calcext:value-type="float">
            <text:p>0</text:p>
          </table:table-cell>
          <table:table-cell office:value-type="float" office:value="106.1577" calcext:value-type="float">
            <text:p>106.1577</text:p>
          </table:table-cell>
          <table:table-cell office:value-type="float" office:value="74.58627" calcext:value-type="float">
            <text:p>74.58627</text:p>
          </table:table-cell>
          <table:table-cell office:value-type="float" office:value="0.05490986" calcext:value-type="float">
            <text:p>0.05490986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53.29826" calcext:value-type="float">
            <text:p>-53.29826</text:p>
          </table:table-cell>
          <table:table-cell office:value-type="float" office:value="0" calcext:value-type="float">
            <text:p>0</text:p>
          </table:table-cell>
          <table:table-cell office:value-type="float" office:value="343.5824" calcext:value-type="float">
            <text:p>343.5824</text:p>
          </table:table-cell>
          <table:table-cell office:value-type="float" office:value="1164.911" calcext:value-type="float">
            <text:p>1164.911</text:p>
          </table:table-cell>
          <table:table-cell office:value-type="float" office:value="1448.541" calcext:value-type="float">
            <text:p>1448.541</text:p>
          </table:table-cell>
          <table:table-cell office:value-type="float" office:value="1296.058" calcext:value-type="float">
            <text:p>1296.058</text:p>
          </table:table-cell>
          <table:table-cell office:value-type="float" office:value="777.4959" calcext:value-type="float">
            <text:p>777.4959</text:p>
          </table:table-cell>
          <table:table-cell office:value-type="float" office:value="1084.742" calcext:value-type="float">
            <text:p>1084.742</text:p>
          </table:table-cell>
          <table:table-cell office:value-type="float" office:value="417.4426" calcext:value-type="float">
            <text:p>417.4426</text:p>
          </table:table-cell>
          <table:table-cell office:value-type="float" office:value="1863.519" calcext:value-type="float">
            <text:p>1863.519</text:p>
          </table:table-cell>
          <table:table-cell office:value-type="float" office:value="2096.324" calcext:value-type="float">
            <text:p>2096.324</text:p>
          </table:table-cell>
          <table:table-cell office:value-type="float" office:value="1673.154" calcext:value-type="float">
            <text:p>1673.154</text:p>
          </table:table-cell>
          <table:table-cell office:value-type="float" office:value="585.7164" calcext:value-type="float">
            <text:p>585.7164</text:p>
          </table:table-cell>
          <table:table-cell office:value-type="float" office:value="575.2181" calcext:value-type="float">
            <text:p>575.2181</text:p>
          </table:table-cell>
          <table:table-cell office:value-type="float" office:value="142.8149" calcext:value-type="float">
            <text:p>142.8149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006822636" calcext:value-type="float">
            <text:p>-0.00068226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31814" calcext:value-type="float">
            <text:p>-52.31814</text:p>
          </table:table-cell>
          <table:table-cell office:value-type="float" office:value="0" calcext:value-type="float">
            <text:p>0</text:p>
          </table:table-cell>
          <table:table-cell office:value-type="float" office:value="2.633435" calcext:value-type="float">
            <text:p>2.63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441.8882" calcext:value-type="float">
            <text:p>441.8882</text:p>
          </table:table-cell>
          <table:table-cell office:value-type="float" office:value="13134.89" calcext:value-type="float">
            <text:p>13134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35986" calcext:value-type="float">
            <text:p>-56.35986</text:p>
          </table:table-cell>
          <table:table-cell office:value-type="float" office:value="151.3153" calcext:value-type="float">
            <text:p>151.3153</text:p>
          </table:table-cell>
          <table:table-cell office:value-type="float" office:value="0" calcext:value-type="float">
            <text:p>0</text:p>
          </table:table-cell>
          <table:table-cell office:value-type="float" office:value="106.705" calcext:value-type="float">
            <text:p>106.705</text:p>
          </table:table-cell>
          <table:table-cell office:value-type="float" office:value="74.54026" calcext:value-type="float">
            <text:p>74.54026</text:p>
          </table:table-cell>
          <table:table-cell office:value-type="float" office:value="0.05549311" calcext:value-type="float">
            <text:p>0.05549311</text:p>
          </table:table-cell>
          <table:table-cell office:value-type="float" office:value="0" calcext:value-type="float">
            <text:p>0</text:p>
          </table:table-cell>
          <table:table-cell office:value-type="float" office:value="0.00001095837" calcext:value-type="float">
            <text:p>1.095837E-05</text:p>
          </table:table-cell>
          <table:table-cell office:value-type="float" office:value="0" calcext:value-type="float">
            <text:p>0</text:p>
          </table:table-cell>
          <table:table-cell office:value-type="float" office:value="-0.02486068" calcext:value-type="float">
            <text:p>-0.02486068</text:p>
          </table:table-cell>
          <table:table-cell office:value-type="float" office:value="370" calcext:value-type="float">
            <text:p>370</text:p>
          </table:table-cell>
          <table:table-cell office:value-type="float" office:value="-56.27952" calcext:value-type="float">
            <text:p>-56.27952</text:p>
          </table:table-cell>
          <table:table-cell office:value-type="float" office:value="0" calcext:value-type="float">
            <text:p>0</text:p>
          </table:table-cell>
          <table:table-cell office:value-type="float" office:value="343.7493" calcext:value-type="float">
            <text:p>343.7493</text:p>
          </table:table-cell>
          <table:table-cell office:value-type="float" office:value="1163.679" calcext:value-type="float">
            <text:p>1163.679</text:p>
          </table:table-cell>
          <table:table-cell office:value-type="float" office:value="1447.166" calcext:value-type="float">
            <text:p>1447.166</text:p>
          </table:table-cell>
          <table:table-cell office:value-type="float" office:value="1295.829" calcext:value-type="float">
            <text:p>1295.829</text:p>
          </table:table-cell>
          <table:table-cell office:value-type="float" office:value="777.3474" calcext:value-type="float">
            <text:p>777.3474</text:p>
          </table:table-cell>
          <table:table-cell office:value-type="float" office:value="1084.669" calcext:value-type="float">
            <text:p>1084.669</text:p>
          </table:table-cell>
          <table:table-cell office:value-type="float" office:value="417.4092" calcext:value-type="float">
            <text:p>417.4092</text:p>
          </table:table-cell>
          <table:table-cell office:value-type="float" office:value="1863.482" calcext:value-type="float">
            <text:p>1863.482</text:p>
          </table:table-cell>
          <table:table-cell office:value-type="float" office:value="2096.304" calcext:value-type="float">
            <text:p>2096.304</text:p>
          </table:table-cell>
          <table:table-cell office:value-type="float" office:value="1673.153" calcext:value-type="float">
            <text:p>1673.153</text:p>
          </table:table-cell>
          <table:table-cell office:value-type="float" office:value="585.7159" calcext:value-type="float">
            <text:p>585.7159</text:p>
          </table:table-cell>
          <table:table-cell office:value-type="float" office:value="575.2175" calcext:value-type="float">
            <text:p>575.2175</text:p>
          </table:table-cell>
          <table:table-cell office:value-type="float" office:value="142.8149" calcext:value-type="float">
            <text:p>142.8149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007251413" calcext:value-type="float">
            <text:p>-0.00072514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29788" calcext:value-type="float">
            <text:p>-55.29788</text:p>
          </table:table-cell>
          <table:table-cell office:value-type="float" office:value="0" calcext:value-type="float">
            <text:p>0</text:p>
          </table:table-cell>
          <table:table-cell office:value-type="float" office:value="2.631393" calcext:value-type="float">
            <text:p>2.63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440.6859" calcext:value-type="float">
            <text:p>440.6859</text:p>
          </table:table-cell>
          <table:table-cell office:value-type="float" office:value="13134.91" calcext:value-type="float">
            <text:p>13134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55906" calcext:value-type="float">
            <text:p>-57.55906</text:p>
          </table:table-cell>
          <table:table-cell office:value-type="float" office:value="151.918" calcext:value-type="float">
            <text:p>151.918</text:p>
          </table:table-cell>
          <table:table-cell office:value-type="float" office:value="0" calcext:value-type="float">
            <text:p>0</text:p>
          </table:table-cell>
          <table:table-cell office:value-type="float" office:value="106.8944" calcext:value-type="float">
            <text:p>106.8944</text:p>
          </table:table-cell>
          <table:table-cell office:value-type="float" office:value="74.42472" calcext:value-type="float">
            <text:p>74.42472</text:p>
          </table:table-cell>
          <table:table-cell office:value-type="float" office:value="0.05599338" calcext:value-type="float">
            <text:p>0.05599338</text:p>
          </table:table-cell>
          <table:table-cell office:value-type="float" office:value="0" calcext:value-type="float">
            <text:p>0</text:p>
          </table:table-cell>
          <table:table-cell office:value-type="float" office:value="0.00001139561" calcext:value-type="float">
            <text:p>1.139561E-05</text:p>
          </table:table-cell>
          <table:table-cell office:value-type="float" office:value="0" calcext:value-type="float">
            <text:p>0</text:p>
          </table:table-cell>
          <table:table-cell office:value-type="float" office:value="-0.02509044" calcext:value-type="float">
            <text:p>-0.02509044</text:p>
          </table:table-cell>
          <table:table-cell office:value-type="float" office:value="370" calcext:value-type="float">
            <text:p>370</text:p>
          </table:table-cell>
          <table:table-cell office:value-type="float" office:value="-57.47799" calcext:value-type="float">
            <text:p>-57.47799</text:p>
          </table:table-cell>
          <table:table-cell office:value-type="float" office:value="0" calcext:value-type="float">
            <text:p>0</text:p>
          </table:table-cell>
          <table:table-cell office:value-type="float" office:value="343.8091" calcext:value-type="float">
            <text:p>343.8091</text:p>
          </table:table-cell>
          <table:table-cell office:value-type="float" office:value="1163.376" calcext:value-type="float">
            <text:p>1163.376</text:p>
          </table:table-cell>
          <table:table-cell office:value-type="float" office:value="1446.685" calcext:value-type="float">
            <text:p>1446.685</text:p>
          </table:table-cell>
          <table:table-cell office:value-type="float" office:value="1295.728" calcext:value-type="float">
            <text:p>1295.728</text:p>
          </table:table-cell>
          <table:table-cell office:value-type="float" office:value="777.2534" calcext:value-type="float">
            <text:p>777.2534</text:p>
          </table:table-cell>
          <table:table-cell office:value-type="float" office:value="1084.615" calcext:value-type="float">
            <text:p>1084.615</text:p>
          </table:table-cell>
          <table:table-cell office:value-type="float" office:value="417.3808" calcext:value-type="float">
            <text:p>417.3808</text:p>
          </table:table-cell>
          <table:table-cell office:value-type="float" office:value="1863.445" calcext:value-type="float">
            <text:p>1863.445</text:p>
          </table:table-cell>
          <table:table-cell office:value-type="float" office:value="2096.282" calcext:value-type="float">
            <text:p>2096.282</text:p>
          </table:table-cell>
          <table:table-cell office:value-type="float" office:value="1673.151" calcext:value-type="float">
            <text:p>1673.151</text:p>
          </table:table-cell>
          <table:table-cell office:value-type="float" office:value="585.7153" calcext:value-type="float">
            <text:p>585.7153</text:p>
          </table:table-cell>
          <table:table-cell office:value-type="float" office:value="575.2169" calcext:value-type="float">
            <text:p>575.2169</text:p>
          </table:table-cell>
          <table:table-cell office:value-type="float" office:value="142.8149" calcext:value-type="float">
            <text:p>142.8149</text:p>
          </table:table-cell>
          <table:table-cell office:value-type="float" office:value="35.69676" calcext:value-type="float">
            <text:p>35.69676</text:p>
          </table:table-cell>
          <table:table-cell office:value-type="float" office:value="0" calcext:value-type="float">
            <text:p>0</text:p>
          </table:table-cell>
          <table:table-cell office:value-type="float" office:value="-0.0007264415" calcext:value-type="float">
            <text:p>-0.00072644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43943" calcext:value-type="float">
            <text:p>-56.43943</text:p>
          </table:table-cell>
          <table:table-cell office:value-type="float" office:value="0" calcext:value-type="float">
            <text:p>0</text:p>
          </table:table-cell>
          <table:table-cell office:value-type="float" office:value="2.574014" calcext:value-type="float">
            <text:p>2.57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439.3306" calcext:value-type="float">
            <text:p>439.3306</text:p>
          </table:table-cell>
          <table:table-cell office:value-type="float" office:value="13134.98" calcext:value-type="float">
            <text:p>1313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6106" calcext:value-type="float">
            <text:p>-58.86106</text:p>
          </table:table-cell>
          <table:table-cell office:value-type="float" office:value="156.1482" calcext:value-type="float">
            <text:p>156.1482</text:p>
          </table:table-cell>
          <table:table-cell office:value-type="float" office:value="0" calcext:value-type="float">
            <text:p>0</text:p>
          </table:table-cell>
          <table:table-cell office:value-type="float" office:value="107.2777" calcext:value-type="float">
            <text:p>107.2777</text:p>
          </table:table-cell>
          <table:table-cell office:value-type="float" office:value="74.05673" calcext:value-type="float">
            <text:p>74.05673</text:p>
          </table:table-cell>
          <table:table-cell office:value-type="float" office:value="0.05656491" calcext:value-type="float">
            <text:p>0.05656491</text:p>
          </table:table-cell>
          <table:table-cell office:value-type="float" office:value="0" calcext:value-type="float">
            <text:p>0</text:p>
          </table:table-cell>
          <table:table-cell office:value-type="float" office:value="0.00001309997" calcext:value-type="float">
            <text:p>1.309997E-05</text:p>
          </table:table-cell>
          <table:table-cell office:value-type="float" office:value="0" calcext:value-type="float">
            <text:p>0</text:p>
          </table:table-cell>
          <table:table-cell office:value-type="float" office:value="-0.02630873" calcext:value-type="float">
            <text:p>-0.02630873</text:p>
          </table:table-cell>
          <table:table-cell office:value-type="float" office:value="370" calcext:value-type="float">
            <text:p>370</text:p>
          </table:table-cell>
          <table:table-cell office:value-type="float" office:value="-58.77819" calcext:value-type="float">
            <text:p>-58.77819</text:p>
          </table:table-cell>
          <table:table-cell office:value-type="float" office:value="0" calcext:value-type="float">
            <text:p>0</text:p>
          </table:table-cell>
          <table:table-cell office:value-type="float" office:value="343.8526" calcext:value-type="float">
            <text:p>343.8526</text:p>
          </table:table-cell>
          <table:table-cell office:value-type="float" office:value="1163.046" calcext:value-type="float">
            <text:p>1163.046</text:p>
          </table:table-cell>
          <table:table-cell office:value-type="float" office:value="1446.298" calcext:value-type="float">
            <text:p>1446.298</text:p>
          </table:table-cell>
          <table:table-cell office:value-type="float" office:value="1295.667" calcext:value-type="float">
            <text:p>1295.667</text:p>
          </table:table-cell>
          <table:table-cell office:value-type="float" office:value="777.1863" calcext:value-type="float">
            <text:p>777.1863</text:p>
          </table:table-cell>
          <table:table-cell office:value-type="float" office:value="1084.58" calcext:value-type="float">
            <text:p>1084.58</text:p>
          </table:table-cell>
          <table:table-cell office:value-type="float" office:value="417.3605" calcext:value-type="float">
            <text:p>417.3605</text:p>
          </table:table-cell>
          <table:table-cell office:value-type="float" office:value="1863.412" calcext:value-type="float">
            <text:p>1863.412</text:p>
          </table:table-cell>
          <table:table-cell office:value-type="float" office:value="2096.261" calcext:value-type="float">
            <text:p>2096.261</text:p>
          </table:table-cell>
          <table:table-cell office:value-type="float" office:value="1673.149" calcext:value-type="float">
            <text:p>1673.149</text:p>
          </table:table-cell>
          <table:table-cell office:value-type="float" office:value="585.7148" calcext:value-type="float">
            <text:p>585.7148</text:p>
          </table:table-cell>
          <table:table-cell office:value-type="float" office:value="575.2162" calcext:value-type="float">
            <text:p>575.2162</text:p>
          </table:table-cell>
          <table:table-cell office:value-type="float" office:value="142.8148" calcext:value-type="float">
            <text:p>142.8148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0727034" calcext:value-type="float">
            <text:p>-0.0007270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68689" calcext:value-type="float">
            <text:p>-57.68689</text:p>
          </table:table-cell>
          <table:table-cell office:value-type="float" office:value="0" calcext:value-type="float">
            <text:p>0</text:p>
          </table:table-cell>
          <table:table-cell office:value-type="float" office:value="2.520492" calcext:value-type="float">
            <text:p>2.52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438.625" calcext:value-type="float">
            <text:p>438.625</text:p>
          </table:table-cell>
          <table:table-cell office:value-type="float" office:value="13135" calcext:value-type="float">
            <text:p>1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41851" calcext:value-type="float">
            <text:p>-59.41851</text:p>
          </table:table-cell>
          <table:table-cell office:value-type="float" office:value="155.1131" calcext:value-type="float">
            <text:p>155.1131</text:p>
          </table:table-cell>
          <table:table-cell office:value-type="float" office:value="0" calcext:value-type="float">
            <text:p>0</text:p>
          </table:table-cell>
          <table:table-cell office:value-type="float" office:value="107.3565" calcext:value-type="float">
            <text:p>107.3565</text:p>
          </table:table-cell>
          <table:table-cell office:value-type="float" office:value="73.87464" calcext:value-type="float">
            <text:p>73.87464</text:p>
          </table:table-cell>
          <table:table-cell office:value-type="float" office:value="0.05698525" calcext:value-type="float">
            <text:p>0.05698525</text:p>
          </table:table-cell>
          <table:table-cell office:value-type="float" office:value="0" calcext:value-type="float">
            <text:p>0</text:p>
          </table:table-cell>
          <table:table-cell office:value-type="float" office:value="0.00001508786" calcext:value-type="float">
            <text:p>1.508786E-05</text:p>
          </table:table-cell>
          <table:table-cell office:value-type="float" office:value="0" calcext:value-type="float">
            <text:p>0</text:p>
          </table:table-cell>
          <table:table-cell office:value-type="float" office:value="-0.0274106" calcext:value-type="float">
            <text:p>-0.0274106</text:p>
          </table:table-cell>
          <table:table-cell office:value-type="float" office:value="370" calcext:value-type="float">
            <text:p>370</text:p>
          </table:table-cell>
          <table:table-cell office:value-type="float" office:value="-59.33413" calcext:value-type="float">
            <text:p>-59.33413</text:p>
          </table:table-cell>
          <table:table-cell office:value-type="float" office:value="0" calcext:value-type="float">
            <text:p>0</text:p>
          </table:table-cell>
          <table:table-cell office:value-type="float" office:value="343.9144" calcext:value-type="float">
            <text:p>343.9144</text:p>
          </table:table-cell>
          <table:table-cell office:value-type="float" office:value="1162.912" calcext:value-type="float">
            <text:p>1162.912</text:p>
          </table:table-cell>
          <table:table-cell office:value-type="float" office:value="1446.068" calcext:value-type="float">
            <text:p>1446.068</text:p>
          </table:table-cell>
          <table:table-cell office:value-type="float" office:value="1295.622" calcext:value-type="float">
            <text:p>1295.622</text:p>
          </table:table-cell>
          <table:table-cell office:value-type="float" office:value="777.1332" calcext:value-type="float">
            <text:p>777.1332</text:p>
          </table:table-cell>
          <table:table-cell office:value-type="float" office:value="1084.551" calcext:value-type="float">
            <text:p>1084.551</text:p>
          </table:table-cell>
          <table:table-cell office:value-type="float" office:value="417.3428" calcext:value-type="float">
            <text:p>417.3428</text:p>
          </table:table-cell>
          <table:table-cell office:value-type="float" office:value="1863.382" calcext:value-type="float">
            <text:p>1863.382</text:p>
          </table:table-cell>
          <table:table-cell office:value-type="float" office:value="2096.24" calcext:value-type="float">
            <text:p>2096.24</text:p>
          </table:table-cell>
          <table:table-cell office:value-type="float" office:value="1673.147" calcext:value-type="float">
            <text:p>1673.147</text:p>
          </table:table-cell>
          <table:table-cell office:value-type="float" office:value="585.7142" calcext:value-type="float">
            <text:p>585.7142</text:p>
          </table:table-cell>
          <table:table-cell office:value-type="float" office:value="575.2156" calcext:value-type="float">
            <text:p>575.2156</text:p>
          </table:table-cell>
          <table:table-cell office:value-type="float" office:value="142.8148" calcext:value-type="float">
            <text:p>142.8148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007272887" calcext:value-type="float">
            <text:p>-0.00072728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3392" calcext:value-type="float">
            <text:p>-58.3392</text:p>
          </table:table-cell>
          <table:table-cell office:value-type="float" office:value="0" calcext:value-type="float">
            <text:p>0</text:p>
          </table:table-cell>
          <table:table-cell office:value-type="float" office:value="2.616421" calcext:value-type="float">
            <text:p>2.6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437.6962" calcext:value-type="float">
            <text:p>437.6962</text:p>
          </table:table-cell>
          <table:table-cell office:value-type="float" office:value="13135.05" calcext:value-type="float">
            <text:p>1313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33652" calcext:value-type="float">
            <text:p>-60.33652</text:p>
          </table:table-cell>
          <table:table-cell office:value-type="float" office:value="157.3517" calcext:value-type="float">
            <text:p>157.3517</text:p>
          </table:table-cell>
          <table:table-cell office:value-type="float" office:value="0" calcext:value-type="float">
            <text:p>0</text:p>
          </table:table-cell>
          <table:table-cell office:value-type="float" office:value="107.6074" calcext:value-type="float">
            <text:p>107.6074</text:p>
          </table:table-cell>
          <table:table-cell office:value-type="float" office:value="73.52848" calcext:value-type="float">
            <text:p>73.52848</text:p>
          </table:table-cell>
          <table:table-cell office:value-type="float" office:value="0.05736976" calcext:value-type="float">
            <text:p>0.05736976</text:p>
          </table:table-cell>
          <table:table-cell office:value-type="float" office:value="0" calcext:value-type="float">
            <text:p>0</text:p>
          </table:table-cell>
          <table:table-cell office:value-type="float" office:value="0.00001799974" calcext:value-type="float">
            <text:p>1.799974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60.25118" calcext:value-type="float">
            <text:p>-60.25118</text:p>
          </table:table-cell>
          <table:table-cell office:value-type="float" office:value="0" calcext:value-type="float">
            <text:p>0</text:p>
          </table:table-cell>
          <table:table-cell office:value-type="float" office:value="343.9863" calcext:value-type="float">
            <text:p>343.9863</text:p>
          </table:table-cell>
          <table:table-cell office:value-type="float" office:value="1162.714" calcext:value-type="float">
            <text:p>1162.714</text:p>
          </table:table-cell>
          <table:table-cell office:value-type="float" office:value="1445.837" calcext:value-type="float">
            <text:p>1445.837</text:p>
          </table:table-cell>
          <table:table-cell office:value-type="float" office:value="1295.578" calcext:value-type="float">
            <text:p>1295.578</text:p>
          </table:table-cell>
          <table:table-cell office:value-type="float" office:value="777.0936" calcext:value-type="float">
            <text:p>777.0936</text:p>
          </table:table-cell>
          <table:table-cell office:value-type="float" office:value="1084.527" calcext:value-type="float">
            <text:p>1084.527</text:p>
          </table:table-cell>
          <table:table-cell office:value-type="float" office:value="417.3275" calcext:value-type="float">
            <text:p>417.3275</text:p>
          </table:table-cell>
          <table:table-cell office:value-type="float" office:value="1863.354" calcext:value-type="float">
            <text:p>1863.354</text:p>
          </table:table-cell>
          <table:table-cell office:value-type="float" office:value="2096.22" calcext:value-type="float">
            <text:p>2096.22</text:p>
          </table:table-cell>
          <table:table-cell office:value-type="float" office:value="1673.144" calcext:value-type="float">
            <text:p>1673.144</text:p>
          </table:table-cell>
          <table:table-cell office:value-type="float" office:value="585.7137" calcext:value-type="float">
            <text:p>585.7137</text:p>
          </table:table-cell>
          <table:table-cell office:value-type="float" office:value="575.215" calcext:value-type="float">
            <text:p>575.215</text:p>
          </table:table-cell>
          <table:table-cell office:value-type="float" office:value="142.8147" calcext:value-type="float">
            <text:p>142.8147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07420936" calcext:value-type="float">
            <text:p>-0.0007420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17875" calcext:value-type="float">
            <text:p>-59.17875</text:p>
          </table:table-cell>
          <table:table-cell office:value-type="float" office:value="0" calcext:value-type="float">
            <text:p>0</text:p>
          </table:table-cell>
          <table:table-cell office:value-type="float" office:value="2.538398" calcext:value-type="float">
            <text:p>2.53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435.8631" calcext:value-type="float">
            <text:p>435.8631</text:p>
          </table:table-cell>
          <table:table-cell office:value-type="float" office:value="13135.21" calcext:value-type="float">
            <text:p>1313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95951" calcext:value-type="float">
            <text:p>-61.95951</text:p>
          </table:table-cell>
          <table:table-cell office:value-type="float" office:value="162.3734" calcext:value-type="float">
            <text:p>162.3734</text:p>
          </table:table-cell>
          <table:table-cell office:value-type="float" office:value="0" calcext:value-type="float">
            <text:p>0</text:p>
          </table:table-cell>
          <table:table-cell office:value-type="float" office:value="108.4313" calcext:value-type="float">
            <text:p>108.4313</text:p>
          </table:table-cell>
          <table:table-cell office:value-type="float" office:value="72.64821" calcext:value-type="float">
            <text:p>72.64821</text:p>
          </table:table-cell>
          <table:table-cell office:value-type="float" office:value="0.05774805" calcext:value-type="float">
            <text:p>0.05774805</text:p>
          </table:table-cell>
          <table:table-cell office:value-type="float" office:value="0" calcext:value-type="float">
            <text:p>0</text:p>
          </table:table-cell>
          <table:table-cell office:value-type="float" office:value="0.000019724" calcext:value-type="float">
            <text:p>1.9724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61.87379" calcext:value-type="float">
            <text:p>-61.87379</text:p>
          </table:table-cell>
          <table:table-cell office:value-type="float" office:value="0" calcext:value-type="float">
            <text:p>0</text:p>
          </table:table-cell>
          <table:table-cell office:value-type="float" office:value="344.0778" calcext:value-type="float">
            <text:p>344.0778</text:p>
          </table:table-cell>
          <table:table-cell office:value-type="float" office:value="1162.37" calcext:value-type="float">
            <text:p>1162.37</text:p>
          </table:table-cell>
          <table:table-cell office:value-type="float" office:value="1445.479" calcext:value-type="float">
            <text:p>1445.479</text:p>
          </table:table-cell>
          <table:table-cell office:value-type="float" office:value="1295.524" calcext:value-type="float">
            <text:p>1295.524</text:p>
          </table:table-cell>
          <table:table-cell office:value-type="float" office:value="777.0464" calcext:value-type="float">
            <text:p>777.0464</text:p>
          </table:table-cell>
          <table:table-cell office:value-type="float" office:value="1084.502" calcext:value-type="float">
            <text:p>1084.502</text:p>
          </table:table-cell>
          <table:table-cell office:value-type="float" office:value="417.3131" calcext:value-type="float">
            <text:p>417.3131</text:p>
          </table:table-cell>
          <table:table-cell office:value-type="float" office:value="1863.329" calcext:value-type="float">
            <text:p>1863.329</text:p>
          </table:table-cell>
          <table:table-cell office:value-type="float" office:value="2096.2" calcext:value-type="float">
            <text:p>2096.2</text:p>
          </table:table-cell>
          <table:table-cell office:value-type="float" office:value="1673.142" calcext:value-type="float">
            <text:p>1673.142</text:p>
          </table:table-cell>
          <table:table-cell office:value-type="float" office:value="585.7131" calcext:value-type="float">
            <text:p>585.7131</text:p>
          </table:table-cell>
          <table:table-cell office:value-type="float" office:value="575.2143" calcext:value-type="float">
            <text:p>575.2143</text:p>
          </table:table-cell>
          <table:table-cell office:value-type="float" office:value="142.8147" calcext:value-type="float">
            <text:p>142.8147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07804114" calcext:value-type="float">
            <text:p>-0.0007804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81894" calcext:value-type="float">
            <text:p>-60.81894</text:p>
          </table:table-cell>
          <table:table-cell office:value-type="float" office:value="0" calcext:value-type="float">
            <text:p>0</text:p>
          </table:table-cell>
          <table:table-cell office:value-type="float" office:value="2.555766" calcext:value-type="float">
            <text:p>2.555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433.6693" calcext:value-type="float">
            <text:p>433.6693</text:p>
          </table:table-cell>
          <table:table-cell office:value-type="float" office:value="13135.39" calcext:value-type="float">
            <text:p>1313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91843" calcext:value-type="float">
            <text:p>-63.91843</text:p>
          </table:table-cell>
          <table:table-cell office:value-type="float" office:value="169.3445" calcext:value-type="float">
            <text:p>169.3445</text:p>
          </table:table-cell>
          <table:table-cell office:value-type="float" office:value="0" calcext:value-type="float">
            <text:p>0</text:p>
          </table:table-cell>
          <table:table-cell office:value-type="float" office:value="109.3285" calcext:value-type="float">
            <text:p>109.3285</text:p>
          </table:table-cell>
          <table:table-cell office:value-type="float" office:value="71.7081" calcext:value-type="float">
            <text:p>71.7081</text:p>
          </table:table-cell>
          <table:table-cell office:value-type="float" office:value="0.0582099" calcext:value-type="float">
            <text:p>0.0582099</text:p>
          </table:table-cell>
          <table:table-cell office:value-type="float" office:value="0" calcext:value-type="float">
            <text:p>0</text:p>
          </table:table-cell>
          <table:table-cell office:value-type="float" office:value="0.00002032112" calcext:value-type="float">
            <text:p>2.032112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63.83224" calcext:value-type="float">
            <text:p>-63.83224</text:p>
          </table:table-cell>
          <table:table-cell office:value-type="float" office:value="0" calcext:value-type="float">
            <text:p>0</text:p>
          </table:table-cell>
          <table:table-cell office:value-type="float" office:value="344.1591" calcext:value-type="float">
            <text:p>344.1591</text:p>
          </table:table-cell>
          <table:table-cell office:value-type="float" office:value="1161.899" calcext:value-type="float">
            <text:p>1161.899</text:p>
          </table:table-cell>
          <table:table-cell office:value-type="float" office:value="1445.016" calcext:value-type="float">
            <text:p>1445.016</text:p>
          </table:table-cell>
          <table:table-cell office:value-type="float" office:value="1295.456" calcext:value-type="float">
            <text:p>1295.456</text:p>
          </table:table-cell>
          <table:table-cell office:value-type="float" office:value="776.9877" calcext:value-type="float">
            <text:p>776.9877</text:p>
          </table:table-cell>
          <table:table-cell office:value-type="float" office:value="1084.474" calcext:value-type="float">
            <text:p>1084.474</text:p>
          </table:table-cell>
          <table:table-cell office:value-type="float" office:value="417.2975" calcext:value-type="float">
            <text:p>417.2975</text:p>
          </table:table-cell>
          <table:table-cell office:value-type="float" office:value="1863.304" calcext:value-type="float">
            <text:p>1863.304</text:p>
          </table:table-cell>
          <table:table-cell office:value-type="float" office:value="2096.18" calcext:value-type="float">
            <text:p>2096.18</text:p>
          </table:table-cell>
          <table:table-cell office:value-type="float" office:value="1673.14" calcext:value-type="float">
            <text:p>1673.14</text:p>
          </table:table-cell>
          <table:table-cell office:value-type="float" office:value="585.7126" calcext:value-type="float">
            <text:p>585.7126</text:p>
          </table:table-cell>
          <table:table-cell office:value-type="float" office:value="575.2136" calcext:value-type="float">
            <text:p>575.2136</text:p>
          </table:table-cell>
          <table:table-cell office:value-type="float" office:value="142.8147" calcext:value-type="float">
            <text:p>142.8147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07910375" calcext:value-type="float">
            <text:p>-0.0007910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78862" calcext:value-type="float">
            <text:p>-62.78862</text:p>
          </table:table-cell>
          <table:table-cell office:value-type="float" office:value="0" calcext:value-type="float">
            <text:p>0</text:p>
          </table:table-cell>
          <table:table-cell office:value-type="float" office:value="2.566744" calcext:value-type="float">
            <text:p>2.566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431.3727" calcext:value-type="float">
            <text:p>431.3727</text:p>
          </table:table-cell>
          <table:table-cell office:value-type="float" office:value="13135.67" calcext:value-type="float">
            <text:p>1313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79613" calcext:value-type="float">
            <text:p>-65.79613</text:p>
          </table:table-cell>
          <table:table-cell office:value-type="float" office:value="174.3026" calcext:value-type="float">
            <text:p>174.3026</text:p>
          </table:table-cell>
          <table:table-cell office:value-type="float" office:value="0" calcext:value-type="float">
            <text:p>0</text:p>
          </table:table-cell>
          <table:table-cell office:value-type="float" office:value="108.7615" calcext:value-type="float">
            <text:p>108.7615</text:p>
          </table:table-cell>
          <table:table-cell office:value-type="float" office:value="71.34763" calcext:value-type="float">
            <text:p>71.34763</text:p>
          </table:table-cell>
          <table:table-cell office:value-type="float" office:value="0.05862502" calcext:value-type="float">
            <text:p>0.05862502</text:p>
          </table:table-cell>
          <table:table-cell office:value-type="float" office:value="0" calcext:value-type="float">
            <text:p>0</text:p>
          </table:table-cell>
          <table:table-cell office:value-type="float" office:value="0.00002032112" calcext:value-type="float">
            <text:p>2.032112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65.70953" calcext:value-type="float">
            <text:p>-65.70953</text:p>
          </table:table-cell>
          <table:table-cell office:value-type="float" office:value="0" calcext:value-type="float">
            <text:p>0</text:p>
          </table:table-cell>
          <table:table-cell office:value-type="float" office:value="344.3879" calcext:value-type="float">
            <text:p>344.3879</text:p>
          </table:table-cell>
          <table:table-cell office:value-type="float" office:value="1161.073" calcext:value-type="float">
            <text:p>1161.073</text:p>
          </table:table-cell>
          <table:table-cell office:value-type="float" office:value="1444.242" calcext:value-type="float">
            <text:p>1444.242</text:p>
          </table:table-cell>
          <table:table-cell office:value-type="float" office:value="1295.353" calcext:value-type="float">
            <text:p>1295.353</text:p>
          </table:table-cell>
          <table:table-cell office:value-type="float" office:value="776.9053" calcext:value-type="float">
            <text:p>776.9053</text:p>
          </table:table-cell>
          <table:table-cell office:value-type="float" office:value="1084.44" calcext:value-type="float">
            <text:p>1084.44</text:p>
          </table:table-cell>
          <table:table-cell office:value-type="float" office:value="417.2799" calcext:value-type="float">
            <text:p>417.2799</text:p>
          </table:table-cell>
          <table:table-cell office:value-type="float" office:value="1863.276" calcext:value-type="float">
            <text:p>1863.276</text:p>
          </table:table-cell>
          <table:table-cell office:value-type="float" office:value="2096.16" calcext:value-type="float">
            <text:p>2096.16</text:p>
          </table:table-cell>
          <table:table-cell office:value-type="float" office:value="1673.138" calcext:value-type="float">
            <text:p>1673.138</text:p>
          </table:table-cell>
          <table:table-cell office:value-type="float" office:value="585.712" calcext:value-type="float">
            <text:p>585.712</text:p>
          </table:table-cell>
          <table:table-cell office:value-type="float" office:value="575.2129" calcext:value-type="float">
            <text:p>575.2129</text:p>
          </table:table-cell>
          <table:table-cell office:value-type="float" office:value="142.8147" calcext:value-type="float">
            <text:p>142.8147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08335383" calcext:value-type="float">
            <text:p>-0.00083353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75943" calcext:value-type="float">
            <text:p>-64.75943</text:p>
          </table:table-cell>
          <table:table-cell office:value-type="float" office:value="0" calcext:value-type="float">
            <text:p>0</text:p>
          </table:table-cell>
          <table:table-cell office:value-type="float" office:value="2.660207" calcext:value-type="float">
            <text:p>2.66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428.5285" calcext:value-type="float">
            <text:p>428.5285</text:p>
          </table:table-cell>
          <table:table-cell office:value-type="float" office:value="13135.91" calcext:value-type="float">
            <text:p>1313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25233" calcext:value-type="float">
            <text:p>-68.25233</text:p>
          </table:table-cell>
          <table:table-cell office:value-type="float" office:value="178.7165" calcext:value-type="float">
            <text:p>178.7165</text:p>
          </table:table-cell>
          <table:table-cell office:value-type="float" office:value="0" calcext:value-type="float">
            <text:p>0</text:p>
          </table:table-cell>
          <table:table-cell office:value-type="float" office:value="108.6869" calcext:value-type="float">
            <text:p>108.6869</text:p>
          </table:table-cell>
          <table:table-cell office:value-type="float" office:value="71.14026" calcext:value-type="float">
            <text:p>71.14026</text:p>
          </table:table-cell>
          <table:table-cell office:value-type="float" office:value="0.05892691" calcext:value-type="float">
            <text:p>0.05892691</text:p>
          </table:table-cell>
          <table:table-cell office:value-type="float" office:value="0" calcext:value-type="float">
            <text:p>0</text:p>
          </table:table-cell>
          <table:table-cell office:value-type="float" office:value="0.00002032112" calcext:value-type="float">
            <text:p>2.032112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68.16543" calcext:value-type="float">
            <text:p>-68.16543</text:p>
          </table:table-cell>
          <table:table-cell office:value-type="float" office:value="0" calcext:value-type="float">
            <text:p>0</text:p>
          </table:table-cell>
          <table:table-cell office:value-type="float" office:value="344.5881" calcext:value-type="float">
            <text:p>344.5881</text:p>
          </table:table-cell>
          <table:table-cell office:value-type="float" office:value="1159.96" calcext:value-type="float">
            <text:p>1159.96</text:p>
          </table:table-cell>
          <table:table-cell office:value-type="float" office:value="1443.15" calcext:value-type="float">
            <text:p>1443.15</text:p>
          </table:table-cell>
          <table:table-cell office:value-type="float" office:value="1295.198" calcext:value-type="float">
            <text:p>1295.198</text:p>
          </table:table-cell>
          <table:table-cell office:value-type="float" office:value="776.7969" calcext:value-type="float">
            <text:p>776.7969</text:p>
          </table:table-cell>
          <table:table-cell office:value-type="float" office:value="1084.391" calcext:value-type="float">
            <text:p>1084.391</text:p>
          </table:table-cell>
          <table:table-cell office:value-type="float" office:value="417.2576" calcext:value-type="float">
            <text:p>417.2576</text:p>
          </table:table-cell>
          <table:table-cell office:value-type="float" office:value="1863.247" calcext:value-type="float">
            <text:p>1863.247</text:p>
          </table:table-cell>
          <table:table-cell office:value-type="float" office:value="2096.141" calcext:value-type="float">
            <text:p>2096.141</text:p>
          </table:table-cell>
          <table:table-cell office:value-type="float" office:value="1673.136" calcext:value-type="float">
            <text:p>1673.136</text:p>
          </table:table-cell>
          <table:table-cell office:value-type="float" office:value="585.7115" calcext:value-type="float">
            <text:p>585.7115</text:p>
          </table:table-cell>
          <table:table-cell office:value-type="float" office:value="575.2121" calcext:value-type="float">
            <text:p>575.2121</text:p>
          </table:table-cell>
          <table:table-cell office:value-type="float" office:value="142.8147" calcext:value-type="float">
            <text:p>142.8147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009606018" calcext:value-type="float">
            <text:p>-0.0009606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30888" calcext:value-type="float">
            <text:p>-67.30888</text:p>
          </table:table-cell>
          <table:table-cell office:value-type="float" office:value="0" calcext:value-type="float">
            <text:p>0</text:p>
          </table:table-cell>
          <table:table-cell office:value-type="float" office:value="2.753965" calcext:value-type="float">
            <text:p>2.753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425.3751" calcext:value-type="float">
            <text:p>425.3751</text:p>
          </table:table-cell>
          <table:table-cell office:value-type="float" office:value="13136.13" calcext:value-type="float">
            <text:p>13136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05679" calcext:value-type="float">
            <text:p>-71.05679</text:p>
          </table:table-cell>
          <table:table-cell office:value-type="float" office:value="188.7906" calcext:value-type="float">
            <text:p>188.7906</text:p>
          </table:table-cell>
          <table:table-cell office:value-type="float" office:value="0" calcext:value-type="float">
            <text:p>0</text:p>
          </table:table-cell>
          <table:table-cell office:value-type="float" office:value="108.8498" calcext:value-type="float">
            <text:p>108.8498</text:p>
          </table:table-cell>
          <table:table-cell office:value-type="float" office:value="70.99908" calcext:value-type="float">
            <text:p>70.99908</text:p>
          </table:table-cell>
          <table:table-cell office:value-type="float" office:value="0.05922598" calcext:value-type="float">
            <text:p>0.05922598</text:p>
          </table:table-cell>
          <table:table-cell office:value-type="float" office:value="0" calcext:value-type="float">
            <text:p>0</text:p>
          </table:table-cell>
          <table:table-cell office:value-type="float" office:value="0.00002032112" calcext:value-type="float">
            <text:p>2.032112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70.96958" calcext:value-type="float">
            <text:p>-70.96958</text:p>
          </table:table-cell>
          <table:table-cell office:value-type="float" office:value="0" calcext:value-type="float">
            <text:p>0</text:p>
          </table:table-cell>
          <table:table-cell office:value-type="float" office:value="344.78" calcext:value-type="float">
            <text:p>344.78</text:p>
          </table:table-cell>
          <table:table-cell office:value-type="float" office:value="1158.712" calcext:value-type="float">
            <text:p>1158.712</text:p>
          </table:table-cell>
          <table:table-cell office:value-type="float" office:value="1441.88" calcext:value-type="float">
            <text:p>1441.88</text:p>
          </table:table-cell>
          <table:table-cell office:value-type="float" office:value="1295.002" calcext:value-type="float">
            <text:p>1295.002</text:p>
          </table:table-cell>
          <table:table-cell office:value-type="float" office:value="776.6684" calcext:value-type="float">
            <text:p>776.6684</text:p>
          </table:table-cell>
          <table:table-cell office:value-type="float" office:value="1084.33" calcext:value-type="float">
            <text:p>1084.33</text:p>
          </table:table-cell>
          <table:table-cell office:value-type="float" office:value="417.2313" calcext:value-type="float">
            <text:p>417.2313</text:p>
          </table:table-cell>
          <table:table-cell office:value-type="float" office:value="1863.215" calcext:value-type="float">
            <text:p>1863.215</text:p>
          </table:table-cell>
          <table:table-cell office:value-type="float" office:value="2096.12" calcext:value-type="float">
            <text:p>2096.12</text:p>
          </table:table-cell>
          <table:table-cell office:value-type="float" office:value="1673.133" calcext:value-type="float">
            <text:p>1673.133</text:p>
          </table:table-cell>
          <table:table-cell office:value-type="float" office:value="585.7109" calcext:value-type="float">
            <text:p>585.7109</text:p>
          </table:table-cell>
          <table:table-cell office:value-type="float" office:value="575.2114" calcext:value-type="float">
            <text:p>575.2114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01139628" calcext:value-type="float">
            <text:p>-0.0011396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18986" calcext:value-type="float">
            <text:p>-70.18986</text:p>
          </table:table-cell>
          <table:table-cell office:value-type="float" office:value="0" calcext:value-type="float">
            <text:p>0</text:p>
          </table:table-cell>
          <table:table-cell office:value-type="float" office:value="2.830849" calcext:value-type="float">
            <text:p>2.830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421.7231" calcext:value-type="float">
            <text:p>421.7231</text:p>
          </table:table-cell>
          <table:table-cell office:value-type="float" office:value="13136.37" calcext:value-type="float">
            <text:p>13136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30843" calcext:value-type="float">
            <text:p>-74.30843</text:p>
          </table:table-cell>
          <table:table-cell office:value-type="float" office:value="197.1082" calcext:value-type="float">
            <text:p>197.1082</text:p>
          </table:table-cell>
          <table:table-cell office:value-type="float" office:value="0" calcext:value-type="float">
            <text:p>0</text:p>
          </table:table-cell>
          <table:table-cell office:value-type="float" office:value="109.0194" calcext:value-type="float">
            <text:p>109.0194</text:p>
          </table:table-cell>
          <table:table-cell office:value-type="float" office:value="70.85476" calcext:value-type="float">
            <text:p>70.85476</text:p>
          </table:table-cell>
          <table:table-cell office:value-type="float" office:value="0.05941894" calcext:value-type="float">
            <text:p>0.05941894</text:p>
          </table:table-cell>
          <table:table-cell office:value-type="float" office:value="0" calcext:value-type="float">
            <text:p>0</text:p>
          </table:table-cell>
          <table:table-cell office:value-type="float" office:value="0.00002032112" calcext:value-type="float">
            <text:p>2.032112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74.22104" calcext:value-type="float">
            <text:p>-74.22104</text:p>
          </table:table-cell>
          <table:table-cell office:value-type="float" office:value="0" calcext:value-type="float">
            <text:p>0</text:p>
          </table:table-cell>
          <table:table-cell office:value-type="float" office:value="344.9977" calcext:value-type="float">
            <text:p>344.9977</text:p>
          </table:table-cell>
          <table:table-cell office:value-type="float" office:value="1157.261" calcext:value-type="float">
            <text:p>1157.261</text:p>
          </table:table-cell>
          <table:table-cell office:value-type="float" office:value="1440.384" calcext:value-type="float">
            <text:p>1440.384</text:p>
          </table:table-cell>
          <table:table-cell office:value-type="float" office:value="1294.775" calcext:value-type="float">
            <text:p>1294.775</text:p>
          </table:table-cell>
          <table:table-cell office:value-type="float" office:value="776.521" calcext:value-type="float">
            <text:p>776.521</text:p>
          </table:table-cell>
          <table:table-cell office:value-type="float" office:value="1084.261" calcext:value-type="float">
            <text:p>1084.261</text:p>
          </table:table-cell>
          <table:table-cell office:value-type="float" office:value="417.2004" calcext:value-type="float">
            <text:p>417.2004</text:p>
          </table:table-cell>
          <table:table-cell office:value-type="float" office:value="1863.18" calcext:value-type="float">
            <text:p>1863.18</text:p>
          </table:table-cell>
          <table:table-cell office:value-type="float" office:value="2096.1" calcext:value-type="float">
            <text:p>2096.1</text:p>
          </table:table-cell>
          <table:table-cell office:value-type="float" office:value="1673.131" calcext:value-type="float">
            <text:p>1673.131</text:p>
          </table:table-cell>
          <table:table-cell office:value-type="float" office:value="585.7103" calcext:value-type="float">
            <text:p>585.7103</text:p>
          </table:table-cell>
          <table:table-cell office:value-type="float" office:value="575.2106" calcext:value-type="float">
            <text:p>575.2106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1470044" calcext:value-type="float">
            <text:p>-0.0014700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3.5465" calcext:value-type="float">
            <text:p>-73.5465</text:p>
          </table:table-cell>
          <table:table-cell office:value-type="float" office:value="0" calcext:value-type="float">
            <text:p>0</text:p>
          </table:table-cell>
          <table:table-cell office:value-type="float" office:value="2.935322" calcext:value-type="float">
            <text:p>2.935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417.4129" calcext:value-type="float">
            <text:p>417.4129</text:p>
          </table:table-cell>
          <table:table-cell office:value-type="float" office:value="13136.6" calcext:value-type="float">
            <text:p>1313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2093" calcext:value-type="float">
            <text:p>-78.2093</text:p>
          </table:table-cell>
          <table:table-cell office:value-type="float" office:value="208.139" calcext:value-type="float">
            <text:p>208.139</text:p>
          </table:table-cell>
          <table:table-cell office:value-type="float" office:value="0" calcext:value-type="float">
            <text:p>0</text:p>
          </table:table-cell>
          <table:table-cell office:value-type="float" office:value="109.3639" calcext:value-type="float">
            <text:p>109.3639</text:p>
          </table:table-cell>
          <table:table-cell office:value-type="float" office:value="70.77115" calcext:value-type="float">
            <text:p>70.77115</text:p>
          </table:table-cell>
          <table:table-cell office:value-type="float" office:value="0.05952043" calcext:value-type="float">
            <text:p>0.05952043</text:p>
          </table:table-cell>
          <table:table-cell office:value-type="float" office:value="0" calcext:value-type="float">
            <text:p>0</text:p>
          </table:table-cell>
          <table:table-cell office:value-type="float" office:value="0.00002032112" calcext:value-type="float">
            <text:p>2.032112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78.12181" calcext:value-type="float">
            <text:p>-78.12181</text:p>
          </table:table-cell>
          <table:table-cell office:value-type="float" office:value="0" calcext:value-type="float">
            <text:p>0</text:p>
          </table:table-cell>
          <table:table-cell office:value-type="float" office:value="345.2227" calcext:value-type="float">
            <text:p>345.2227</text:p>
          </table:table-cell>
          <table:table-cell office:value-type="float" office:value="1155.547" calcext:value-type="float">
            <text:p>1155.547</text:p>
          </table:table-cell>
          <table:table-cell office:value-type="float" office:value="1438.525" calcext:value-type="float">
            <text:p>1438.525</text:p>
          </table:table-cell>
          <table:table-cell office:value-type="float" office:value="1294.489" calcext:value-type="float">
            <text:p>1294.489</text:p>
          </table:table-cell>
          <table:table-cell office:value-type="float" office:value="776.3387" calcext:value-type="float">
            <text:p>776.3387</text:p>
          </table:table-cell>
          <table:table-cell office:value-type="float" office:value="1084.177" calcext:value-type="float">
            <text:p>1084.177</text:p>
          </table:table-cell>
          <table:table-cell office:value-type="float" office:value="417.162" calcext:value-type="float">
            <text:p>417.162</text:p>
          </table:table-cell>
          <table:table-cell office:value-type="float" office:value="1863.14" calcext:value-type="float">
            <text:p>1863.14</text:p>
          </table:table-cell>
          <table:table-cell office:value-type="float" office:value="2096.078" calcext:value-type="float">
            <text:p>2096.078</text:p>
          </table:table-cell>
          <table:table-cell office:value-type="float" office:value="1673.129" calcext:value-type="float">
            <text:p>1673.129</text:p>
          </table:table-cell>
          <table:table-cell office:value-type="float" office:value="585.7097" calcext:value-type="float">
            <text:p>585.7097</text:p>
          </table:table-cell>
          <table:table-cell office:value-type="float" office:value="575.2099" calcext:value-type="float">
            <text:p>575.2099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2031211" calcext:value-type="float">
            <text:p>-0.002031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57465" calcext:value-type="float">
            <text:p>-77.57465</text:p>
          </table:table-cell>
          <table:table-cell office:value-type="float" office:value="0" calcext:value-type="float">
            <text:p>0</text:p>
          </table:table-cell>
          <table:table-cell office:value-type="float" office:value="3.062287" calcext:value-type="float">
            <text:p>3.06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413.3998" calcext:value-type="float">
            <text:p>413.3998</text:p>
          </table:table-cell>
          <table:table-cell office:value-type="float" office:value="13136.74" calcext:value-type="float">
            <text:p>1313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98309" calcext:value-type="float">
            <text:p>-81.98309</text:p>
          </table:table-cell>
          <table:table-cell office:value-type="float" office:value="217.5595" calcext:value-type="float">
            <text:p>217.5595</text:p>
          </table:table-cell>
          <table:table-cell office:value-type="float" office:value="0" calcext:value-type="float">
            <text:p>0</text:p>
          </table:table-cell>
          <table:table-cell office:value-type="float" office:value="109.9114" calcext:value-type="float">
            <text:p>109.9114</text:p>
          </table:table-cell>
          <table:table-cell office:value-type="float" office:value="70.73834" calcext:value-type="float">
            <text:p>70.73834</text:p>
          </table:table-cell>
          <table:table-cell office:value-type="float" office:value="0.05972207" calcext:value-type="float">
            <text:p>0.05972207</text:p>
          </table:table-cell>
          <table:table-cell office:value-type="float" office:value="0" calcext:value-type="float">
            <text:p>0</text:p>
          </table:table-cell>
          <table:table-cell office:value-type="float" office:value="0.00002032766" calcext:value-type="float">
            <text:p>2.032766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81.89539" calcext:value-type="float">
            <text:p>-81.89539</text:p>
          </table:table-cell>
          <table:table-cell office:value-type="float" office:value="0" calcext:value-type="float">
            <text:p>0</text:p>
          </table:table-cell>
          <table:table-cell office:value-type="float" office:value="345.4254" calcext:value-type="float">
            <text:p>345.4254</text:p>
          </table:table-cell>
          <table:table-cell office:value-type="float" office:value="1153.985" calcext:value-type="float">
            <text:p>1153.985</text:p>
          </table:table-cell>
          <table:table-cell office:value-type="float" office:value="1436.771" calcext:value-type="float">
            <text:p>1436.771</text:p>
          </table:table-cell>
          <table:table-cell office:value-type="float" office:value="1294.188" calcext:value-type="float">
            <text:p>1294.188</text:p>
          </table:table-cell>
          <table:table-cell office:value-type="float" office:value="776.1434" calcext:value-type="float">
            <text:p>776.1434</text:p>
          </table:table-cell>
          <table:table-cell office:value-type="float" office:value="1084.082" calcext:value-type="float">
            <text:p>1084.082</text:p>
          </table:table-cell>
          <table:table-cell office:value-type="float" office:value="417.1185" calcext:value-type="float">
            <text:p>417.1185</text:p>
          </table:table-cell>
          <table:table-cell office:value-type="float" office:value="1863.085" calcext:value-type="float">
            <text:p>1863.085</text:p>
          </table:table-cell>
          <table:table-cell office:value-type="float" office:value="2096.055" calcext:value-type="float">
            <text:p>2096.055</text:p>
          </table:table-cell>
          <table:table-cell office:value-type="float" office:value="1673.117" calcext:value-type="float">
            <text:p>1673.117</text:p>
          </table:table-cell>
          <table:table-cell office:value-type="float" office:value="585.7091" calcext:value-type="float">
            <text:p>585.7091</text:p>
          </table:table-cell>
          <table:table-cell office:value-type="float" office:value="575.2091" calcext:value-type="float">
            <text:p>575.2091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2364269" calcext:value-type="float">
            <text:p>-0.0023642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37555" calcext:value-type="float">
            <text:p>-81.37555</text:p>
          </table:table-cell>
          <table:table-cell office:value-type="float" office:value="0" calcext:value-type="float">
            <text:p>0</text:p>
          </table:table-cell>
          <table:table-cell office:value-type="float" office:value="3.088974" calcext:value-type="float">
            <text:p>3.08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410.0102" calcext:value-type="float">
            <text:p>410.0102</text:p>
          </table:table-cell>
          <table:table-cell office:value-type="float" office:value="13136.87" calcext:value-type="float">
            <text:p>1313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20773" calcext:value-type="float">
            <text:p>-85.20773</text:p>
          </table:table-cell>
          <table:table-cell office:value-type="float" office:value="230.187" calcext:value-type="float">
            <text:p>230.187</text:p>
          </table:table-cell>
          <table:table-cell office:value-type="float" office:value="0" calcext:value-type="float">
            <text:p>0</text:p>
          </table:table-cell>
          <table:table-cell office:value-type="float" office:value="110.2995" calcext:value-type="float">
            <text:p>110.2995</text:p>
          </table:table-cell>
          <table:table-cell office:value-type="float" office:value="70.50709" calcext:value-type="float">
            <text:p>70.50709</text:p>
          </table:table-cell>
          <table:table-cell office:value-type="float" office:value="0.06007389" calcext:value-type="float">
            <text:p>0.06007389</text:p>
          </table:table-cell>
          <table:table-cell office:value-type="float" office:value="0" calcext:value-type="float">
            <text:p>0</text:p>
          </table:table-cell>
          <table:table-cell office:value-type="float" office:value="0.00002032949" calcext:value-type="float">
            <text:p>2.032949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85.11967" calcext:value-type="float">
            <text:p>-85.11967</text:p>
          </table:table-cell>
          <table:table-cell office:value-type="float" office:value="0" calcext:value-type="float">
            <text:p>0</text:p>
          </table:table-cell>
          <table:table-cell office:value-type="float" office:value="345.6089" calcext:value-type="float">
            <text:p>345.6089</text:p>
          </table:table-cell>
          <table:table-cell office:value-type="float" office:value="1152.818" calcext:value-type="float">
            <text:p>1152.818</text:p>
          </table:table-cell>
          <table:table-cell office:value-type="float" office:value="1435.387" calcext:value-type="float">
            <text:p>1435.387</text:p>
          </table:table-cell>
          <table:table-cell office:value-type="float" office:value="1293.935" calcext:value-type="float">
            <text:p>1293.935</text:p>
          </table:table-cell>
          <table:table-cell office:value-type="float" office:value="775.9664" calcext:value-type="float">
            <text:p>775.9664</text:p>
          </table:table-cell>
          <table:table-cell office:value-type="float" office:value="1083.99" calcext:value-type="float">
            <text:p>1083.99</text:p>
          </table:table-cell>
          <table:table-cell office:value-type="float" office:value="417.0748" calcext:value-type="float">
            <text:p>417.0748</text:p>
          </table:table-cell>
          <table:table-cell office:value-type="float" office:value="1863.027" calcext:value-type="float">
            <text:p>1863.027</text:p>
          </table:table-cell>
          <table:table-cell office:value-type="float" office:value="2096.031" calcext:value-type="float">
            <text:p>2096.031</text:p>
          </table:table-cell>
          <table:table-cell office:value-type="float" office:value="1673.103" calcext:value-type="float">
            <text:p>1673.103</text:p>
          </table:table-cell>
          <table:table-cell office:value-type="float" office:value="585.7085" calcext:value-type="float">
            <text:p>585.7085</text:p>
          </table:table-cell>
          <table:table-cell office:value-type="float" office:value="575.2083" calcext:value-type="float">
            <text:p>575.2083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2478771" calcext:value-type="float">
            <text:p>-0.002478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56757" calcext:value-type="float">
            <text:p>-84.56757</text:p>
          </table:table-cell>
          <table:table-cell office:value-type="float" office:value="0" calcext:value-type="float">
            <text:p>0</text:p>
          </table:table-cell>
          <table:table-cell office:value-type="float" office:value="3.056575" calcext:value-type="float">
            <text:p>3.05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407.6151" calcext:value-type="float">
            <text:p>407.6151</text:p>
          </table:table-cell>
          <table:table-cell office:value-type="float" office:value="13136.92" calcext:value-type="float">
            <text:p>1313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50248" calcext:value-type="float">
            <text:p>-87.50248</text:p>
          </table:table-cell>
          <table:table-cell office:value-type="float" office:value="233.7977" calcext:value-type="float">
            <text:p>233.7977</text:p>
          </table:table-cell>
          <table:table-cell office:value-type="float" office:value="0" calcext:value-type="float">
            <text:p>0</text:p>
          </table:table-cell>
          <table:table-cell office:value-type="float" office:value="110.3558" calcext:value-type="float">
            <text:p>110.3558</text:p>
          </table:table-cell>
          <table:table-cell office:value-type="float" office:value="70.46087" calcext:value-type="float">
            <text:p>70.46087</text:p>
          </table:table-cell>
          <table:table-cell office:value-type="float" office:value="0.0604639" calcext:value-type="float">
            <text:p>0.0604639</text:p>
          </table:table-cell>
          <table:table-cell office:value-type="float" office:value="0" calcext:value-type="float">
            <text:p>0</text:p>
          </table:table-cell>
          <table:table-cell office:value-type="float" office:value="0.00002032949" calcext:value-type="float">
            <text:p>2.032949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87.41404" calcext:value-type="float">
            <text:p>-87.41404</text:p>
          </table:table-cell>
          <table:table-cell office:value-type="float" office:value="0" calcext:value-type="float">
            <text:p>0</text:p>
          </table:table-cell>
          <table:table-cell office:value-type="float" office:value="345.7459" calcext:value-type="float">
            <text:p>345.7459</text:p>
          </table:table-cell>
          <table:table-cell office:value-type="float" office:value="1151.953" calcext:value-type="float">
            <text:p>1151.953</text:p>
          </table:table-cell>
          <table:table-cell office:value-type="float" office:value="1434.37" calcext:value-type="float">
            <text:p>1434.37</text:p>
          </table:table-cell>
          <table:table-cell office:value-type="float" office:value="1293.737" calcext:value-type="float">
            <text:p>1293.737</text:p>
          </table:table-cell>
          <table:table-cell office:value-type="float" office:value="775.8303" calcext:value-type="float">
            <text:p>775.8303</text:p>
          </table:table-cell>
          <table:table-cell office:value-type="float" office:value="1083.912" calcext:value-type="float">
            <text:p>1083.912</text:p>
          </table:table-cell>
          <table:table-cell office:value-type="float" office:value="417.0348" calcext:value-type="float">
            <text:p>417.0348</text:p>
          </table:table-cell>
          <table:table-cell office:value-type="float" office:value="1862.97" calcext:value-type="float">
            <text:p>1862.97</text:p>
          </table:table-cell>
          <table:table-cell office:value-type="float" office:value="2096.006" calcext:value-type="float">
            <text:p>2096.006</text:p>
          </table:table-cell>
          <table:table-cell office:value-type="float" office:value="1673.089" calcext:value-type="float">
            <text:p>1673.089</text:p>
          </table:table-cell>
          <table:table-cell office:value-type="float" office:value="585.7079" calcext:value-type="float">
            <text:p>585.7079</text:p>
          </table:table-cell>
          <table:table-cell office:value-type="float" office:value="575.2075" calcext:value-type="float">
            <text:p>575.2075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02517488" calcext:value-type="float">
            <text:p>-0.002517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84943" calcext:value-type="float">
            <text:p>-86.84943</text:p>
          </table:table-cell>
          <table:table-cell office:value-type="float" office:value="0" calcext:value-type="float">
            <text:p>0</text:p>
          </table:table-cell>
          <table:table-cell office:value-type="float" office:value="3.043913" calcext:value-type="float">
            <text:p>3.043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405.6936" calcext:value-type="float">
            <text:p>405.6936</text:p>
          </table:table-cell>
          <table:table-cell office:value-type="float" office:value="13136.97" calcext:value-type="float">
            <text:p>1313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36804" calcext:value-type="float">
            <text:p>-89.36804</text:p>
          </table:table-cell>
          <table:table-cell office:value-type="float" office:value="240.4613" calcext:value-type="float">
            <text:p>240.4613</text:p>
          </table:table-cell>
          <table:table-cell office:value-type="float" office:value="0" calcext:value-type="float">
            <text:p>0</text:p>
          </table:table-cell>
          <table:table-cell office:value-type="float" office:value="110.5923" calcext:value-type="float">
            <text:p>110.5923</text:p>
          </table:table-cell>
          <table:table-cell office:value-type="float" office:value="70.13815" calcext:value-type="float">
            <text:p>70.13815</text:p>
          </table:table-cell>
          <table:table-cell office:value-type="float" office:value="0.0609321" calcext:value-type="float">
            <text:p>0.0609321</text:p>
          </table:table-cell>
          <table:table-cell office:value-type="float" office:value="0" calcext:value-type="float">
            <text:p>0</text:p>
          </table:table-cell>
          <table:table-cell office:value-type="float" office:value="0.00002034038" calcext:value-type="float">
            <text:p>2.034038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89.27914" calcext:value-type="float">
            <text:p>-89.27914</text:p>
          </table:table-cell>
          <table:table-cell office:value-type="float" office:value="0" calcext:value-type="float">
            <text:p>0</text:p>
          </table:table-cell>
          <table:table-cell office:value-type="float" office:value="345.8335" calcext:value-type="float">
            <text:p>345.8335</text:p>
          </table:table-cell>
          <table:table-cell office:value-type="float" office:value="1151.453" calcext:value-type="float">
            <text:p>1151.453</text:p>
          </table:table-cell>
          <table:table-cell office:value-type="float" office:value="1433.688" calcext:value-type="float">
            <text:p>1433.688</text:p>
          </table:table-cell>
          <table:table-cell office:value-type="float" office:value="1293.59" calcext:value-type="float">
            <text:p>1293.59</text:p>
          </table:table-cell>
          <table:table-cell office:value-type="float" office:value="775.7193" calcext:value-type="float">
            <text:p>775.7193</text:p>
          </table:table-cell>
          <table:table-cell office:value-type="float" office:value="1083.845" calcext:value-type="float">
            <text:p>1083.845</text:p>
          </table:table-cell>
          <table:table-cell office:value-type="float" office:value="416.9985" calcext:value-type="float">
            <text:p>416.9985</text:p>
          </table:table-cell>
          <table:table-cell office:value-type="float" office:value="1862.914" calcext:value-type="float">
            <text:p>1862.914</text:p>
          </table:table-cell>
          <table:table-cell office:value-type="float" office:value="2095.981" calcext:value-type="float">
            <text:p>2095.981</text:p>
          </table:table-cell>
          <table:table-cell office:value-type="float" office:value="1673.075" calcext:value-type="float">
            <text:p>1673.075</text:p>
          </table:table-cell>
          <table:table-cell office:value-type="float" office:value="585.7072" calcext:value-type="float">
            <text:p>585.7072</text:p>
          </table:table-cell>
          <table:table-cell office:value-type="float" office:value="575.2067" calcext:value-type="float">
            <text:p>575.2067</text:p>
          </table:table-cell>
          <table:table-cell office:value-type="float" office:value="142.8145" calcext:value-type="float">
            <text:p>142.8145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2520292" calcext:value-type="float">
            <text:p>-0.0025202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67064" calcext:value-type="float">
            <text:p>-88.67064</text:p>
          </table:table-cell>
          <table:table-cell office:value-type="float" office:value="0" calcext:value-type="float">
            <text:p>0</text:p>
          </table:table-cell>
          <table:table-cell office:value-type="float" office:value="2.999694" calcext:value-type="float">
            <text:p>2.999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404.0428" calcext:value-type="float">
            <text:p>404.0428</text:p>
          </table:table-cell>
          <table:table-cell office:value-type="float" office:value="13137.03" calcext:value-type="float">
            <text:p>1313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88939" calcext:value-type="float">
            <text:p>-90.88939</text:p>
          </table:table-cell>
          <table:table-cell office:value-type="float" office:value="245.139" calcext:value-type="float">
            <text:p>245.139</text:p>
          </table:table-cell>
          <table:table-cell office:value-type="float" office:value="0" calcext:value-type="float">
            <text:p>0</text:p>
          </table:table-cell>
          <table:table-cell office:value-type="float" office:value="110.8765" calcext:value-type="float">
            <text:p>110.8765</text:p>
          </table:table-cell>
          <table:table-cell office:value-type="float" office:value="48.81725" calcext:value-type="float">
            <text:p>48.81725</text:p>
          </table:table-cell>
          <table:table-cell office:value-type="float" office:value="0.06137056" calcext:value-type="float">
            <text:p>0.06137056</text:p>
          </table:table-cell>
          <table:table-cell office:value-type="float" office:value="0" calcext:value-type="float">
            <text:p>0</text:p>
          </table:table-cell>
          <table:table-cell office:value-type="float" office:value="0.0000203494" calcext:value-type="float">
            <text:p>2.03494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90.80004" calcext:value-type="float">
            <text:p>-90.80004</text:p>
          </table:table-cell>
          <table:table-cell office:value-type="float" office:value="0" calcext:value-type="float">
            <text:p>0</text:p>
          </table:table-cell>
          <table:table-cell office:value-type="float" office:value="332.1406" calcext:value-type="float">
            <text:p>332.1406</text:p>
          </table:table-cell>
          <table:table-cell office:value-type="float" office:value="1165.74" calcext:value-type="float">
            <text:p>1165.74</text:p>
          </table:table-cell>
          <table:table-cell office:value-type="float" office:value="1453.2" calcext:value-type="float">
            <text:p>1453.2</text:p>
          </table:table-cell>
          <table:table-cell office:value-type="float" office:value="1293.485" calcext:value-type="float">
            <text:p>1293.485</text:p>
          </table:table-cell>
          <table:table-cell office:value-type="float" office:value="775.6224" calcext:value-type="float">
            <text:p>775.6224</text:p>
          </table:table-cell>
          <table:table-cell office:value-type="float" office:value="1083.788" calcext:value-type="float">
            <text:p>1083.788</text:p>
          </table:table-cell>
          <table:table-cell office:value-type="float" office:value="416.9698" calcext:value-type="float">
            <text:p>416.9698</text:p>
          </table:table-cell>
          <table:table-cell office:value-type="float" office:value="1862.865" calcext:value-type="float">
            <text:p>1862.865</text:p>
          </table:table-cell>
          <table:table-cell office:value-type="float" office:value="2095.957" calcext:value-type="float">
            <text:p>2095.957</text:p>
          </table:table-cell>
          <table:table-cell office:value-type="float" office:value="1673.06" calcext:value-type="float">
            <text:p>1673.06</text:p>
          </table:table-cell>
          <table:table-cell office:value-type="float" office:value="585.7065" calcext:value-type="float">
            <text:p>585.7065</text:p>
          </table:table-cell>
          <table:table-cell office:value-type="float" office:value="575.2059" calcext:value-type="float">
            <text:p>575.2059</text:p>
          </table:table-cell>
          <table:table-cell office:value-type="float" office:value="142.8145" calcext:value-type="float">
            <text:p>142.8145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2527794" calcext:value-type="float">
            <text:p>-0.002527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20761" calcext:value-type="float">
            <text:p>-90.20761</text:p>
          </table:table-cell>
          <table:table-cell office:value-type="float" office:value="0" calcext:value-type="float">
            <text:p>0</text:p>
          </table:table-cell>
          <table:table-cell office:value-type="float" office:value="3.015115" calcext:value-type="float">
            <text:p>3.015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402.4223" calcext:value-type="float">
            <text:p>402.4223</text:p>
          </table:table-cell>
          <table:table-cell office:value-type="float" office:value="13137.13" calcext:value-type="float">
            <text:p>13137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37885" calcext:value-type="float">
            <text:p>-92.37885</text:p>
          </table:table-cell>
          <table:table-cell office:value-type="float" office:value="250.1588" calcext:value-type="float">
            <text:p>250.1588</text:p>
          </table:table-cell>
          <table:table-cell office:value-type="float" office:value="0" calcext:value-type="float">
            <text:p>0</text:p>
          </table:table-cell>
          <table:table-cell office:value-type="float" office:value="111.2507" calcext:value-type="float">
            <text:p>111.2507</text:p>
          </table:table-cell>
          <table:table-cell office:value-type="float" office:value="33.89304" calcext:value-type="float">
            <text:p>33.89304</text:p>
          </table:table-cell>
          <table:table-cell office:value-type="float" office:value="0.06179522" calcext:value-type="float">
            <text:p>0.06179522</text:p>
          </table:table-cell>
          <table:table-cell office:value-type="float" office:value="0" calcext:value-type="float">
            <text:p>0</text:p>
          </table:table-cell>
          <table:table-cell office:value-type="float" office:value="0.0000203494" calcext:value-type="float">
            <text:p>2.03494E-05</text:p>
          </table:table-cell>
          <table:table-cell office:value-type="float" office:value="0" calcext:value-type="float">
            <text:p>0</text:p>
          </table:table-cell>
          <table:table-cell office:value-type="float" office:value="-0.02799728" calcext:value-type="float">
            <text:p>-0.02799728</text:p>
          </table:table-cell>
          <table:table-cell office:value-type="float" office:value="370" calcext:value-type="float">
            <text:p>370</text:p>
          </table:table-cell>
          <table:table-cell office:value-type="float" office:value="-92.28908" calcext:value-type="float">
            <text:p>-92.28908</text:p>
          </table:table-cell>
          <table:table-cell office:value-type="float" office:value="0" calcext:value-type="float">
            <text:p>0</text:p>
          </table:table-cell>
          <table:table-cell office:value-type="float" office:value="322.4933" calcext:value-type="float">
            <text:p>322.4933</text:p>
          </table:table-cell>
          <table:table-cell office:value-type="float" office:value="1175.596" calcext:value-type="float">
            <text:p>1175.596</text:p>
          </table:table-cell>
          <table:table-cell office:value-type="float" office:value="1466.707" calcext:value-type="float">
            <text:p>1466.707</text:p>
          </table:table-cell>
          <table:table-cell office:value-type="float" office:value="1293.4" calcext:value-type="float">
            <text:p>1293.4</text:p>
          </table:table-cell>
          <table:table-cell office:value-type="float" office:value="775.5458" calcext:value-type="float">
            <text:p>775.5458</text:p>
          </table:table-cell>
          <table:table-cell office:value-type="float" office:value="1083.745" calcext:value-type="float">
            <text:p>1083.745</text:p>
          </table:table-cell>
          <table:table-cell office:value-type="float" office:value="416.9451" calcext:value-type="float">
            <text:p>416.9451</text:p>
          </table:table-cell>
          <table:table-cell office:value-type="float" office:value="1862.827" calcext:value-type="float">
            <text:p>1862.827</text:p>
          </table:table-cell>
          <table:table-cell office:value-type="float" office:value="2095.932" calcext:value-type="float">
            <text:p>2095.932</text:p>
          </table:table-cell>
          <table:table-cell office:value-type="float" office:value="1673.046" calcext:value-type="float">
            <text:p>1673.046</text:p>
          </table:table-cell>
          <table:table-cell office:value-type="float" office:value="585.7058" calcext:value-type="float">
            <text:p>585.7058</text:p>
          </table:table-cell>
          <table:table-cell office:value-type="float" office:value="575.205" calcext:value-type="float">
            <text:p>575.205</text:p>
          </table:table-cell>
          <table:table-cell office:value-type="float" office:value="142.8145" calcext:value-type="float">
            <text:p>142.8145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2528743" calcext:value-type="float">
            <text:p>-0.0025287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68774" calcext:value-type="float">
            <text:p>-91.68774</text:p>
          </table:table-cell>
          <table:table-cell office:value-type="float" office:value="0" calcext:value-type="float">
            <text:p>0</text:p>
          </table:table-cell>
          <table:table-cell office:value-type="float" office:value="3.006093" calcext:value-type="float">
            <text:p>3.00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399.8515" calcext:value-type="float">
            <text:p>399.8515</text:p>
          </table:table-cell>
          <table:table-cell office:value-type="float" office:value="13137.35" calcext:value-type="float">
            <text:p>1313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6346" calcext:value-type="float">
            <text:p>-94.6346</text:p>
          </table:table-cell>
          <table:table-cell office:value-type="float" office:value="255.7837" calcext:value-type="float">
            <text:p>255.7837</text:p>
          </table:table-cell>
          <table:table-cell office:value-type="float" office:value="0" calcext:value-type="float">
            <text:p>0</text:p>
          </table:table-cell>
          <table:table-cell office:value-type="float" office:value="111.4358" calcext:value-type="float">
            <text:p>111.4358</text:p>
          </table:table-cell>
          <table:table-cell office:value-type="float" office:value="33.5728" calcext:value-type="float">
            <text:p>33.5728</text:p>
          </table:table-cell>
          <table:table-cell office:value-type="float" office:value="0.06221012" calcext:value-type="float">
            <text:p>0.06221012</text:p>
          </table:table-cell>
          <table:table-cell office:value-type="float" office:value="0" calcext:value-type="float">
            <text:p>0</text:p>
          </table:table-cell>
          <table:table-cell office:value-type="float" office:value="0.0000203494" calcext:value-type="float">
            <text:p>2.03494E-05</text:p>
          </table:table-cell>
          <table:table-cell office:value-type="float" office:value="0" calcext:value-type="float">
            <text:p>0</text:p>
          </table:table-cell>
          <table:table-cell office:value-type="float" office:value="-0.02871132" calcext:value-type="float">
            <text:p>-0.02871132</text:p>
          </table:table-cell>
          <table:table-cell office:value-type="float" office:value="370" calcext:value-type="float">
            <text:p>370</text:p>
          </table:table-cell>
          <table:table-cell office:value-type="float" office:value="-94.5437" calcext:value-type="float">
            <text:p>-94.5437</text:p>
          </table:table-cell>
          <table:table-cell office:value-type="float" office:value="0" calcext:value-type="float">
            <text:p>0</text:p>
          </table:table-cell>
          <table:table-cell office:value-type="float" office:value="322.541" calcext:value-type="float">
            <text:p>322.541</text:p>
          </table:table-cell>
          <table:table-cell office:value-type="float" office:value="1174.753" calcext:value-type="float">
            <text:p>1174.753</text:p>
          </table:table-cell>
          <table:table-cell office:value-type="float" office:value="1465.838" calcext:value-type="float">
            <text:p>1465.838</text:p>
          </table:table-cell>
          <table:table-cell office:value-type="float" office:value="1293.272" calcext:value-type="float">
            <text:p>1293.272</text:p>
          </table:table-cell>
          <table:table-cell office:value-type="float" office:value="775.4559" calcext:value-type="float">
            <text:p>775.4559</text:p>
          </table:table-cell>
          <table:table-cell office:value-type="float" office:value="1083.697" calcext:value-type="float">
            <text:p>1083.697</text:p>
          </table:table-cell>
          <table:table-cell office:value-type="float" office:value="416.9207" calcext:value-type="float">
            <text:p>416.9207</text:p>
          </table:table-cell>
          <table:table-cell office:value-type="float" office:value="1862.791" calcext:value-type="float">
            <text:p>1862.791</text:p>
          </table:table-cell>
          <table:table-cell office:value-type="float" office:value="2095.908" calcext:value-type="float">
            <text:p>2095.908</text:p>
          </table:table-cell>
          <table:table-cell office:value-type="float" office:value="1673.032" calcext:value-type="float">
            <text:p>1673.032</text:p>
          </table:table-cell>
          <table:table-cell office:value-type="float" office:value="585.7051" calcext:value-type="float">
            <text:p>585.7051</text:p>
          </table:table-cell>
          <table:table-cell office:value-type="float" office:value="575.204" calcext:value-type="float">
            <text:p>575.204</text:p>
          </table:table-cell>
          <table:table-cell office:value-type="float" office:value="142.8145" calcext:value-type="float">
            <text:p>142.8145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02566003" calcext:value-type="float">
            <text:p>-0.002566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3.99258" calcext:value-type="float">
            <text:p>-93.99258</text:p>
          </table:table-cell>
          <table:table-cell office:value-type="float" office:value="0" calcext:value-type="float">
            <text:p>0</text:p>
          </table:table-cell>
          <table:table-cell office:value-type="float" office:value="3.056184" calcext:value-type="float">
            <text:p>3.056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397.0139" calcext:value-type="float">
            <text:p>397.0139</text:p>
          </table:table-cell>
          <table:table-cell office:value-type="float" office:value="13137.55" calcext:value-type="float">
            <text:p>13137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1571" calcext:value-type="float">
            <text:p>-97.1571</text:p>
          </table:table-cell>
          <table:table-cell office:value-type="float" office:value="262.3237" calcext:value-type="float">
            <text:p>262.3237</text:p>
          </table:table-cell>
          <table:table-cell office:value-type="float" office:value="0" calcext:value-type="float">
            <text:p>0</text:p>
          </table:table-cell>
          <table:table-cell office:value-type="float" office:value="111.2358" calcext:value-type="float">
            <text:p>111.2358</text:p>
          </table:table-cell>
          <table:table-cell office:value-type="float" office:value="33.48997" calcext:value-type="float">
            <text:p>33.48997</text:p>
          </table:table-cell>
          <table:table-cell office:value-type="float" office:value="0.06255987" calcext:value-type="float">
            <text:p>0.06255987</text:p>
          </table:table-cell>
          <table:table-cell office:value-type="float" office:value="0" calcext:value-type="float">
            <text:p>0</text:p>
          </table:table-cell>
          <table:table-cell office:value-type="float" office:value="0.0000203494" calcext:value-type="float">
            <text:p>2.03494E-05</text:p>
          </table:table-cell>
          <table:table-cell office:value-type="float" office:value="0" calcext:value-type="float">
            <text:p>0</text:p>
          </table:table-cell>
          <table:table-cell office:value-type="float" office:value="-0.02973949" calcext:value-type="float">
            <text:p>-0.02973949</text:p>
          </table:table-cell>
          <table:table-cell office:value-type="float" office:value="370" calcext:value-type="float">
            <text:p>370</text:p>
          </table:table-cell>
          <table:table-cell office:value-type="float" office:value="-97.06482" calcext:value-type="float">
            <text:p>-97.06482</text:p>
          </table:table-cell>
          <table:table-cell office:value-type="float" office:value="0" calcext:value-type="float">
            <text:p>0</text:p>
          </table:table-cell>
          <table:table-cell office:value-type="float" office:value="322.6401" calcext:value-type="float">
            <text:p>322.6401</text:p>
          </table:table-cell>
          <table:table-cell office:value-type="float" office:value="1173.668" calcext:value-type="float">
            <text:p>1173.668</text:p>
          </table:table-cell>
          <table:table-cell office:value-type="float" office:value="1464.715" calcext:value-type="float">
            <text:p>1464.715</text:p>
          </table:table-cell>
          <table:table-cell office:value-type="float" office:value="1293.105" calcext:value-type="float">
            <text:p>1293.105</text:p>
          </table:table-cell>
          <table:table-cell office:value-type="float" office:value="775.34" calcext:value-type="float">
            <text:p>775.34</text:p>
          </table:table-cell>
          <table:table-cell office:value-type="float" office:value="1083.636" calcext:value-type="float">
            <text:p>1083.636</text:p>
          </table:table-cell>
          <table:table-cell office:value-type="float" office:value="416.8923" calcext:value-type="float">
            <text:p>416.8923</text:p>
          </table:table-cell>
          <table:table-cell office:value-type="float" office:value="1862.753" calcext:value-type="float">
            <text:p>1862.753</text:p>
          </table:table-cell>
          <table:table-cell office:value-type="float" office:value="2095.884" calcext:value-type="float">
            <text:p>2095.884</text:p>
          </table:table-cell>
          <table:table-cell office:value-type="float" office:value="1673.017" calcext:value-type="float">
            <text:p>1673.017</text:p>
          </table:table-cell>
          <table:table-cell office:value-type="float" office:value="585.7044" calcext:value-type="float">
            <text:p>585.7044</text:p>
          </table:table-cell>
          <table:table-cell office:value-type="float" office:value="575.2031" calcext:value-type="float">
            <text:p>575.2031</text:p>
          </table:table-cell>
          <table:table-cell office:value-type="float" office:value="142.8144" calcext:value-type="float">
            <text:p>142.8144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2692465" calcext:value-type="float">
            <text:p>-0.0026924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5784" calcext:value-type="float">
            <text:p>-96.5784</text:p>
          </table:table-cell>
          <table:table-cell office:value-type="float" office:value="0" calcext:value-type="float">
            <text:p>0</text:p>
          </table:table-cell>
          <table:table-cell office:value-type="float" office:value="3.120583" calcext:value-type="float">
            <text:p>3.12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394.6443" calcext:value-type="float">
            <text:p>394.6443</text:p>
          </table:table-cell>
          <table:table-cell office:value-type="float" office:value="13137.66" calcext:value-type="float">
            <text:p>1313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22309" calcext:value-type="float">
            <text:p>-99.22309</text:p>
          </table:table-cell>
          <table:table-cell office:value-type="float" office:value="269.0721" calcext:value-type="float">
            <text:p>269.0721</text:p>
          </table:table-cell>
          <table:table-cell office:value-type="float" office:value="0" calcext:value-type="float">
            <text:p>0</text:p>
          </table:table-cell>
          <table:table-cell office:value-type="float" office:value="111.4091" calcext:value-type="float">
            <text:p>111.4091</text:p>
          </table:table-cell>
          <table:table-cell office:value-type="float" office:value="33.34777" calcext:value-type="float">
            <text:p>33.34777</text:p>
          </table:table-cell>
          <table:table-cell office:value-type="float" office:value="0.06293768" calcext:value-type="float">
            <text:p>0.06293768</text:p>
          </table:table-cell>
          <table:table-cell office:value-type="float" office:value="0" calcext:value-type="float">
            <text:p>0</text:p>
          </table:table-cell>
          <table:table-cell office:value-type="float" office:value="0.0000204951" calcext:value-type="float">
            <text:p>2.04951E-05</text:p>
          </table:table-cell>
          <table:table-cell office:value-type="float" office:value="0" calcext:value-type="float">
            <text:p>0</text:p>
          </table:table-cell>
          <table:table-cell office:value-type="float" office:value="-0.03065677" calcext:value-type="float">
            <text:p>-0.03065677</text:p>
          </table:table-cell>
          <table:table-cell office:value-type="float" office:value="370" calcext:value-type="float">
            <text:p>370</text:p>
          </table:table-cell>
          <table:table-cell office:value-type="float" office:value="-99.12952" calcext:value-type="float">
            <text:p>-99.12952</text:p>
          </table:table-cell>
          <table:table-cell office:value-type="float" office:value="0" calcext:value-type="float">
            <text:p>0</text:p>
          </table:table-cell>
          <table:table-cell office:value-type="float" office:value="322.7387" calcext:value-type="float">
            <text:p>322.7387</text:p>
          </table:table-cell>
          <table:table-cell office:value-type="float" office:value="1172.885" calcext:value-type="float">
            <text:p>1172.885</text:p>
          </table:table-cell>
          <table:table-cell office:value-type="float" office:value="1463.744" calcext:value-type="float">
            <text:p>1463.744</text:p>
          </table:table-cell>
          <table:table-cell office:value-type="float" office:value="1292.943" calcext:value-type="float">
            <text:p>1292.943</text:p>
          </table:table-cell>
          <table:table-cell office:value-type="float" office:value="775.2187" calcext:value-type="float">
            <text:p>775.2187</text:p>
          </table:table-cell>
          <table:table-cell office:value-type="float" office:value="1083.57" calcext:value-type="float">
            <text:p>1083.57</text:p>
          </table:table-cell>
          <table:table-cell office:value-type="float" office:value="416.8593" calcext:value-type="float">
            <text:p>416.8593</text:p>
          </table:table-cell>
          <table:table-cell office:value-type="float" office:value="1862.714" calcext:value-type="float">
            <text:p>1862.714</text:p>
          </table:table-cell>
          <table:table-cell office:value-type="float" office:value="2095.86" calcext:value-type="float">
            <text:p>2095.86</text:p>
          </table:table-cell>
          <table:table-cell office:value-type="float" office:value="1673.003" calcext:value-type="float">
            <text:p>1673.003</text:p>
          </table:table-cell>
          <table:table-cell office:value-type="float" office:value="585.7037" calcext:value-type="float">
            <text:p>585.7037</text:p>
          </table:table-cell>
          <table:table-cell office:value-type="float" office:value="575.2021" calcext:value-type="float">
            <text:p>575.2021</text:p>
          </table:table-cell>
          <table:table-cell office:value-type="float" office:value="142.8144" calcext:value-type="float">
            <text:p>142.8144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2712342" calcext:value-type="float">
            <text:p>-0.0027123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78702" calcext:value-type="float">
            <text:p>-98.78702</text:p>
          </table:table-cell>
          <table:table-cell office:value-type="float" office:value="0" calcext:value-type="float">
            <text:p>0</text:p>
          </table:table-cell>
          <table:table-cell office:value-type="float" office:value="3.264443" calcext:value-type="float">
            <text:p>3.26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392.6798" calcext:value-type="float">
            <text:p>392.6798</text:p>
          </table:table-cell>
          <table:table-cell office:value-type="float" office:value="13137.75" calcext:value-type="float">
            <text:p>1313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1488" calcext:value-type="float">
            <text:p>-101.1488</text:p>
          </table:table-cell>
          <table:table-cell office:value-type="float" office:value="275.3701" calcext:value-type="float">
            <text:p>275.3701</text:p>
          </table:table-cell>
          <table:table-cell office:value-type="float" office:value="0" calcext:value-type="float">
            <text:p>0</text:p>
          </table:table-cell>
          <table:table-cell office:value-type="float" office:value="111.8375" calcext:value-type="float">
            <text:p>111.8375</text:p>
          </table:table-cell>
          <table:table-cell office:value-type="float" office:value="32.98666" calcext:value-type="float">
            <text:p>32.98666</text:p>
          </table:table-cell>
          <table:table-cell office:value-type="float" office:value="0.0632941" calcext:value-type="float">
            <text:p>0.0632941</text:p>
          </table:table-cell>
          <table:table-cell office:value-type="float" office:value="0" calcext:value-type="float">
            <text:p>0</text:p>
          </table:table-cell>
          <table:table-cell office:value-type="float" office:value="0.00002049839" calcext:value-type="float">
            <text:p>2.049839E-05</text:p>
          </table:table-cell>
          <table:table-cell office:value-type="float" office:value="0" calcext:value-type="float">
            <text:p>0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01.0546" calcext:value-type="float">
            <text:p>-101.0546</text:p>
          </table:table-cell>
          <table:table-cell office:value-type="float" office:value="0" calcext:value-type="float">
            <text:p>0</text:p>
          </table:table-cell>
          <table:table-cell office:value-type="float" office:value="322.7595" calcext:value-type="float">
            <text:p>322.7595</text:p>
          </table:table-cell>
          <table:table-cell office:value-type="float" office:value="1172.376" calcext:value-type="float">
            <text:p>1172.376</text:p>
          </table:table-cell>
          <table:table-cell office:value-type="float" office:value="1463.098" calcext:value-type="float">
            <text:p>1463.098</text:p>
          </table:table-cell>
          <table:table-cell office:value-type="float" office:value="1292.823" calcext:value-type="float">
            <text:p>1292.823</text:p>
          </table:table-cell>
          <table:table-cell office:value-type="float" office:value="775.1255" calcext:value-type="float">
            <text:p>775.1255</text:p>
          </table:table-cell>
          <table:table-cell office:value-type="float" office:value="1083.512" calcext:value-type="float">
            <text:p>1083.512</text:p>
          </table:table-cell>
          <table:table-cell office:value-type="float" office:value="416.8305" calcext:value-type="float">
            <text:p>416.8305</text:p>
          </table:table-cell>
          <table:table-cell office:value-type="float" office:value="1862.674" calcext:value-type="float">
            <text:p>1862.674</text:p>
          </table:table-cell>
          <table:table-cell office:value-type="float" office:value="2095.836" calcext:value-type="float">
            <text:p>2095.836</text:p>
          </table:table-cell>
          <table:table-cell office:value-type="float" office:value="1672.989" calcext:value-type="float">
            <text:p>1672.989</text:p>
          </table:table-cell>
          <table:table-cell office:value-type="float" office:value="585.7029" calcext:value-type="float">
            <text:p>585.7029</text:p>
          </table:table-cell>
          <table:table-cell office:value-type="float" office:value="575.201" calcext:value-type="float">
            <text:p>575.201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02717597" calcext:value-type="float">
            <text:p>-0.0027175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.6118" calcext:value-type="float">
            <text:p>-100.6118</text:p>
          </table:table-cell>
          <table:table-cell office:value-type="float" office:value="0" calcext:value-type="float">
            <text:p>0</text:p>
          </table:table-cell>
          <table:table-cell office:value-type="float" office:value="3.163803" calcext:value-type="float">
            <text:p>3.163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389.9796" calcext:value-type="float">
            <text:p>389.9796</text:p>
          </table:table-cell>
          <table:table-cell office:value-type="float" office:value="13137.93" calcext:value-type="float">
            <text:p>1313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5669" calcext:value-type="float">
            <text:p>-103.5669</text:p>
          </table:table-cell>
          <table:table-cell office:value-type="float" office:value="281.0418" calcext:value-type="float">
            <text:p>281.0418</text:p>
          </table:table-cell>
          <table:table-cell office:value-type="float" office:value="0" calcext:value-type="float">
            <text:p>0</text:p>
          </table:table-cell>
          <table:table-cell office:value-type="float" office:value="112.1622" calcext:value-type="float">
            <text:p>112.1622</text:p>
          </table:table-cell>
          <table:table-cell office:value-type="float" office:value="32.53341" calcext:value-type="float">
            <text:p>32.53341</text:p>
          </table:table-cell>
          <table:table-cell office:value-type="float" office:value="0.06363819" calcext:value-type="float">
            <text:p>0.06363819</text:p>
          </table:table-cell>
          <table:table-cell office:value-type="float" office:value="0" calcext:value-type="float">
            <text:p>0</text:p>
          </table:table-cell>
          <table:table-cell office:value-type="float" office:value="0.00002050055" calcext:value-type="float">
            <text:p>2.050055E-05</text:p>
          </table:table-cell>
          <table:table-cell office:value-type="float" office:value="0" calcext:value-type="float">
            <text:p>0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03.4725" calcext:value-type="float">
            <text:p>-103.4725</text:p>
          </table:table-cell>
          <table:table-cell office:value-type="float" office:value="0" calcext:value-type="float">
            <text:p>0</text:p>
          </table:table-cell>
          <table:table-cell office:value-type="float" office:value="322.8159" calcext:value-type="float">
            <text:p>322.8159</text:p>
          </table:table-cell>
          <table:table-cell office:value-type="float" office:value="1171.538" calcext:value-type="float">
            <text:p>1171.538</text:p>
          </table:table-cell>
          <table:table-cell office:value-type="float" office:value="1462.211" calcext:value-type="float">
            <text:p>1462.211</text:p>
          </table:table-cell>
          <table:table-cell office:value-type="float" office:value="1292.691" calcext:value-type="float">
            <text:p>1292.691</text:p>
          </table:table-cell>
          <table:table-cell office:value-type="float" office:value="775.0272" calcext:value-type="float">
            <text:p>775.0272</text:p>
          </table:table-cell>
          <table:table-cell office:value-type="float" office:value="1083.456" calcext:value-type="float">
            <text:p>1083.456</text:p>
          </table:table-cell>
          <table:table-cell office:value-type="float" office:value="416.8041" calcext:value-type="float">
            <text:p>416.8041</text:p>
          </table:table-cell>
          <table:table-cell office:value-type="float" office:value="1862.636" calcext:value-type="float">
            <text:p>1862.636</text:p>
          </table:table-cell>
          <table:table-cell office:value-type="float" office:value="2095.812" calcext:value-type="float">
            <text:p>2095.812</text:p>
          </table:table-cell>
          <table:table-cell office:value-type="float" office:value="1672.974" calcext:value-type="float">
            <text:p>1672.974</text:p>
          </table:table-cell>
          <table:table-cell office:value-type="float" office:value="585.7021" calcext:value-type="float">
            <text:p>585.7021</text:p>
          </table:table-cell>
          <table:table-cell office:value-type="float" office:value="575.2001" calcext:value-type="float">
            <text:p>575.2001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02770275" calcext:value-type="float">
            <text:p>-0.002770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3.0728" calcext:value-type="float">
            <text:p>-103.0728</text:p>
          </table:table-cell>
          <table:table-cell office:value-type="float" office:value="0" calcext:value-type="float">
            <text:p>0</text:p>
          </table:table-cell>
          <table:table-cell office:value-type="float" office:value="3.207211" calcext:value-type="float">
            <text:p>3.207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386.8376" calcext:value-type="float">
            <text:p>386.8376</text:p>
          </table:table-cell>
          <table:table-cell office:value-type="float" office:value="13138.15" calcext:value-type="float">
            <text:p>1313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3363" calcext:value-type="float">
            <text:p>-106.3363</text:p>
          </table:table-cell>
          <table:table-cell office:value-type="float" office:value="288.7039" calcext:value-type="float">
            <text:p>288.7039</text:p>
          </table:table-cell>
          <table:table-cell office:value-type="float" office:value="0" calcext:value-type="float">
            <text:p>0</text:p>
          </table:table-cell>
          <table:table-cell office:value-type="float" office:value="111.6864" calcext:value-type="float">
            <text:p>111.6864</text:p>
          </table:table-cell>
          <table:table-cell office:value-type="float" office:value="32.37613" calcext:value-type="float">
            <text:p>32.37613</text:p>
          </table:table-cell>
          <table:table-cell office:value-type="float" office:value="0.06385525" calcext:value-type="float">
            <text:p>0.06385525</text:p>
          </table:table-cell>
          <table:table-cell office:value-type="float" office:value="0" calcext:value-type="float">
            <text:p>0</text:p>
          </table:table-cell>
          <table:table-cell office:value-type="float" office:value="0.00002050055" calcext:value-type="float">
            <text:p>2.050055E-05</text:p>
          </table:table-cell>
          <table:table-cell office:value-type="float" office:value="0" calcext:value-type="float">
            <text:p>0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06.2417" calcext:value-type="float">
            <text:p>-106.2417</text:p>
          </table:table-cell>
          <table:table-cell office:value-type="float" office:value="0" calcext:value-type="float">
            <text:p>0</text:p>
          </table:table-cell>
          <table:table-cell office:value-type="float" office:value="322.9651" calcext:value-type="float">
            <text:p>322.9651</text:p>
          </table:table-cell>
          <table:table-cell office:value-type="float" office:value="1170.339" calcext:value-type="float">
            <text:p>1170.339</text:p>
          </table:table-cell>
          <table:table-cell office:value-type="float" office:value="1460.977" calcext:value-type="float">
            <text:p>1460.977</text:p>
          </table:table-cell>
          <table:table-cell office:value-type="float" office:value="1292.504" calcext:value-type="float">
            <text:p>1292.504</text:p>
          </table:table-cell>
          <table:table-cell office:value-type="float" office:value="774.9061" calcext:value-type="float">
            <text:p>774.9061</text:p>
          </table:table-cell>
          <table:table-cell office:value-type="float" office:value="1083.39" calcext:value-type="float">
            <text:p>1083.39</text:p>
          </table:table-cell>
          <table:table-cell office:value-type="float" office:value="416.7737" calcext:value-type="float">
            <text:p>416.7737</text:p>
          </table:table-cell>
          <table:table-cell office:value-type="float" office:value="1862.597" calcext:value-type="float">
            <text:p>1862.597</text:p>
          </table:table-cell>
          <table:table-cell office:value-type="float" office:value="2095.788" calcext:value-type="float">
            <text:p>2095.788</text:p>
          </table:table-cell>
          <table:table-cell office:value-type="float" office:value="1672.96" calcext:value-type="float">
            <text:p>1672.96</text:p>
          </table:table-cell>
          <table:table-cell office:value-type="float" office:value="585.7013" calcext:value-type="float">
            <text:p>585.7013</text:p>
          </table:table-cell>
          <table:table-cell office:value-type="float" office:value="575.199" calcext:value-type="float">
            <text:p>575.199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03031781" calcext:value-type="float">
            <text:p>-0.0030317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5.9447" calcext:value-type="float">
            <text:p>-105.9447</text:p>
          </table:table-cell>
          <table:table-cell office:value-type="float" office:value="0" calcext:value-type="float">
            <text:p>0</text:p>
          </table:table-cell>
          <table:table-cell office:value-type="float" office:value="3.309823" calcext:value-type="float">
            <text:p>3.309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383.8257" calcext:value-type="float">
            <text:p>383.8257</text:p>
          </table:table-cell>
          <table:table-cell office:value-type="float" office:value="13138.27" calcext:value-type="float">
            <text:p>1313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331" calcext:value-type="float">
            <text:p>-109.1331</text:p>
          </table:table-cell>
          <table:table-cell office:value-type="float" office:value="299.2892" calcext:value-type="float">
            <text:p>299.2892</text:p>
          </table:table-cell>
          <table:table-cell office:value-type="float" office:value="0" calcext:value-type="float">
            <text:p>0</text:p>
          </table:table-cell>
          <table:table-cell office:value-type="float" office:value="111.6372" calcext:value-type="float">
            <text:p>111.6372</text:p>
          </table:table-cell>
          <table:table-cell office:value-type="float" office:value="32.31188" calcext:value-type="float">
            <text:p>32.31188</text:p>
          </table:table-cell>
          <table:table-cell office:value-type="float" office:value="0.06411409" calcext:value-type="float">
            <text:p>0.06411409</text:p>
          </table:table-cell>
          <table:table-cell office:value-type="float" office:value="0" calcext:value-type="float">
            <text:p>0</text:p>
          </table:table-cell>
          <table:table-cell office:value-type="float" office:value="0.00002050472" calcext:value-type="float">
            <text:p>2.050472E-05</text:p>
          </table:table-cell>
          <table:table-cell office:value-type="float" office:value="0" calcext:value-type="float">
            <text:p>0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09.0382" calcext:value-type="float">
            <text:p>-109.0382</text:p>
          </table:table-cell>
          <table:table-cell office:value-type="float" office:value="0" calcext:value-type="float">
            <text:p>0</text:p>
          </table:table-cell>
          <table:table-cell office:value-type="float" office:value="323.1049" calcext:value-type="float">
            <text:p>323.1049</text:p>
          </table:table-cell>
          <table:table-cell office:value-type="float" office:value="1169.194" calcext:value-type="float">
            <text:p>1169.194</text:p>
          </table:table-cell>
          <table:table-cell office:value-type="float" office:value="1459.7" calcext:value-type="float">
            <text:p>1459.7</text:p>
          </table:table-cell>
          <table:table-cell office:value-type="float" office:value="1292.301" calcext:value-type="float">
            <text:p>1292.301</text:p>
          </table:table-cell>
          <table:table-cell office:value-type="float" office:value="774.7657" calcext:value-type="float">
            <text:p>774.7657</text:p>
          </table:table-cell>
          <table:table-cell office:value-type="float" office:value="1083.314" calcext:value-type="float">
            <text:p>1083.314</text:p>
          </table:table-cell>
          <table:table-cell office:value-type="float" office:value="416.737" calcext:value-type="float">
            <text:p>416.737</text:p>
          </table:table-cell>
          <table:table-cell office:value-type="float" office:value="1862.545" calcext:value-type="float">
            <text:p>1862.545</text:p>
          </table:table-cell>
          <table:table-cell office:value-type="float" office:value="2095.763" calcext:value-type="float">
            <text:p>2095.763</text:p>
          </table:table-cell>
          <table:table-cell office:value-type="float" office:value="1672.946" calcext:value-type="float">
            <text:p>1672.946</text:p>
          </table:table-cell>
          <table:table-cell office:value-type="float" office:value="585.7004" calcext:value-type="float">
            <text:p>585.7004</text:p>
          </table:table-cell>
          <table:table-cell office:value-type="float" office:value="575.1979" calcext:value-type="float">
            <text:p>575.1979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3208077" calcext:value-type="float">
            <text:p>-0.0032080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.7726" calcext:value-type="float">
            <text:p>-108.7726</text:p>
          </table:table-cell>
          <table:table-cell office:value-type="float" office:value="0" calcext:value-type="float">
            <text:p>0</text:p>
          </table:table-cell>
          <table:table-cell office:value-type="float" office:value="3.340765" calcext:value-type="float">
            <text:p>3.34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380.4448" calcext:value-type="float">
            <text:p>380.4448</text:p>
          </table:table-cell>
          <table:table-cell office:value-type="float" office:value="13138.44" calcext:value-type="float">
            <text:p>13138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1889" calcext:value-type="float">
            <text:p>-112.1889</text:p>
          </table:table-cell>
          <table:table-cell office:value-type="float" office:value="308.7668" calcext:value-type="float">
            <text:p>308.7668</text:p>
          </table:table-cell>
          <table:table-cell office:value-type="float" office:value="0" calcext:value-type="float">
            <text:p>0</text:p>
          </table:table-cell>
          <table:table-cell office:value-type="float" office:value="112.3999" calcext:value-type="float">
            <text:p>112.3999</text:p>
          </table:table-cell>
          <table:table-cell office:value-type="float" office:value="31.71915" calcext:value-type="float">
            <text:p>31.71915</text:p>
          </table:table-cell>
          <table:table-cell office:value-type="float" office:value="0.06436004" calcext:value-type="float">
            <text:p>0.06436004</text:p>
          </table:table-cell>
          <table:table-cell office:value-type="float" office:value="0" calcext:value-type="float">
            <text:p>0</text:p>
          </table:table-cell>
          <table:table-cell office:value-type="float" office:value="0.00002067331" calcext:value-type="float">
            <text:p>2.067331E-05</text:p>
          </table:table-cell>
          <table:table-cell office:value-type="float" office:value="0" calcext:value-type="float">
            <text:p>0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12.0937" calcext:value-type="float">
            <text:p>-112.0937</text:p>
          </table:table-cell>
          <table:table-cell office:value-type="float" office:value="0" calcext:value-type="float">
            <text:p>0</text:p>
          </table:table-cell>
          <table:table-cell office:value-type="float" office:value="323.1408" calcext:value-type="float">
            <text:p>323.1408</text:p>
          </table:table-cell>
          <table:table-cell office:value-type="float" office:value="1168.219" calcext:value-type="float">
            <text:p>1168.219</text:p>
          </table:table-cell>
          <table:table-cell office:value-type="float" office:value="1458.557" calcext:value-type="float">
            <text:p>1458.557</text:p>
          </table:table-cell>
          <table:table-cell office:value-type="float" office:value="1292.109" calcext:value-type="float">
            <text:p>1292.109</text:p>
          </table:table-cell>
          <table:table-cell office:value-type="float" office:value="774.6308" calcext:value-type="float">
            <text:p>774.6308</text:p>
          </table:table-cell>
          <table:table-cell office:value-type="float" office:value="1083.237" calcext:value-type="float">
            <text:p>1083.237</text:p>
          </table:table-cell>
          <table:table-cell office:value-type="float" office:value="416.6992" calcext:value-type="float">
            <text:p>416.6992</text:p>
          </table:table-cell>
          <table:table-cell office:value-type="float" office:value="1862.489" calcext:value-type="float">
            <text:p>1862.489</text:p>
          </table:table-cell>
          <table:table-cell office:value-type="float" office:value="2095.738" calcext:value-type="float">
            <text:p>2095.738</text:p>
          </table:table-cell>
          <table:table-cell office:value-type="float" office:value="1672.931" calcext:value-type="float">
            <text:p>1672.931</text:p>
          </table:table-cell>
          <table:table-cell office:value-type="float" office:value="585.6996" calcext:value-type="float">
            <text:p>585.6996</text:p>
          </table:table-cell>
          <table:table-cell office:value-type="float" office:value="575.1968" calcext:value-type="float">
            <text:p>575.1968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3449651" calcext:value-type="float">
            <text:p>-0.0034496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1.9228" calcext:value-type="float">
            <text:p>-111.9228</text:p>
          </table:table-cell>
          <table:table-cell office:value-type="float" office:value="0" calcext:value-type="float">
            <text:p>0</text:p>
          </table:table-cell>
          <table:table-cell office:value-type="float" office:value="3.435321" calcext:value-type="float">
            <text:p>3.435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377.5457" calcext:value-type="float">
            <text:p>377.5457</text:p>
          </table:table-cell>
          <table:table-cell office:value-type="float" office:value="13138.66" calcext:value-type="float">
            <text:p>1313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2524" calcext:value-type="float">
            <text:p>-114.2524</text:p>
          </table:table-cell>
          <table:table-cell office:value-type="float" office:value="308.6486" calcext:value-type="float">
            <text:p>308.6486</text:p>
          </table:table-cell>
          <table:table-cell office:value-type="float" office:value="0" calcext:value-type="float">
            <text:p>0</text:p>
          </table:table-cell>
          <table:table-cell office:value-type="float" office:value="112.9259" calcext:value-type="float">
            <text:p>112.9259</text:p>
          </table:table-cell>
          <table:table-cell office:value-type="float" office:value="30.86999" calcext:value-type="float">
            <text:p>30.86999</text:p>
          </table:table-cell>
          <table:table-cell office:value-type="float" office:value="0.06417297" calcext:value-type="float">
            <text:p>0.06417297</text:p>
          </table:table-cell>
          <table:table-cell office:value-type="float" office:value="0.008208741" calcext:value-type="float">
            <text:p>0.008208741</text:p>
          </table:table-cell>
          <table:table-cell office:value-type="float" office:value="0.0001572441" calcext:value-type="float">
            <text:p>0.0001572441</text:p>
          </table:table-cell>
          <table:table-cell office:value-type="float" office:value="0.001114182" calcext:value-type="float">
            <text:p>0.001114182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14.1669" calcext:value-type="float">
            <text:p>-114.1669</text:p>
          </table:table-cell>
          <table:table-cell office:value-type="float" office:value="0" calcext:value-type="float">
            <text:p>0</text:p>
          </table:table-cell>
          <table:table-cell office:value-type="float" office:value="323.2854" calcext:value-type="float">
            <text:p>323.2854</text:p>
          </table:table-cell>
          <table:table-cell office:value-type="float" office:value="1167.575" calcext:value-type="float">
            <text:p>1167.575</text:p>
          </table:table-cell>
          <table:table-cell office:value-type="float" office:value="1457.697" calcext:value-type="float">
            <text:p>1457.697</text:p>
          </table:table-cell>
          <table:table-cell office:value-type="float" office:value="1291.966" calcext:value-type="float">
            <text:p>1291.966</text:p>
          </table:table-cell>
          <table:table-cell office:value-type="float" office:value="774.5145" calcext:value-type="float">
            <text:p>774.5145</text:p>
          </table:table-cell>
          <table:table-cell office:value-type="float" office:value="1083.167" calcext:value-type="float">
            <text:p>1083.167</text:p>
          </table:table-cell>
          <table:table-cell office:value-type="float" office:value="416.6625" calcext:value-type="float">
            <text:p>416.6625</text:p>
          </table:table-cell>
          <table:table-cell office:value-type="float" office:value="1862.433" calcext:value-type="float">
            <text:p>1862.433</text:p>
          </table:table-cell>
          <table:table-cell office:value-type="float" office:value="2095.712" calcext:value-type="float">
            <text:p>2095.712</text:p>
          </table:table-cell>
          <table:table-cell office:value-type="float" office:value="1672.917" calcext:value-type="float">
            <text:p>1672.917</text:p>
          </table:table-cell>
          <table:table-cell office:value-type="float" office:value="585.6987" calcext:value-type="float">
            <text:p>585.6987</text:p>
          </table:table-cell>
          <table:table-cell office:value-type="float" office:value="575.1957" calcext:value-type="float">
            <text:p>575.1957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3890225" calcext:value-type="float">
            <text:p>-0.003890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526" calcext:value-type="float">
            <text:p>-114.526</text:p>
          </table:table-cell>
          <table:table-cell office:value-type="float" office:value="0" calcext:value-type="float">
            <text:p>0</text:p>
          </table:table-cell>
          <table:table-cell office:value-type="float" office:value="3.973456" calcext:value-type="float">
            <text:p>3.97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374.988" calcext:value-type="float">
            <text:p>374.988</text:p>
          </table:table-cell>
          <table:table-cell office:value-type="float" office:value="13138.8" calcext:value-type="float">
            <text:p>1313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6104" calcext:value-type="float">
            <text:p>-116.6104</text:p>
          </table:table-cell>
          <table:table-cell office:value-type="float" office:value="315.7466" calcext:value-type="float">
            <text:p>315.7466</text:p>
          </table:table-cell>
          <table:table-cell office:value-type="float" office:value="0" calcext:value-type="float">
            <text:p>0</text:p>
          </table:table-cell>
          <table:table-cell office:value-type="float" office:value="113.5513" calcext:value-type="float">
            <text:p>113.5513</text:p>
          </table:table-cell>
          <table:table-cell office:value-type="float" office:value="30.12896" calcext:value-type="float">
            <text:p>30.12896</text:p>
          </table:table-cell>
          <table:table-cell office:value-type="float" office:value="0.06426843" calcext:value-type="float">
            <text:p>0.06426843</text:p>
          </table:table-cell>
          <table:table-cell office:value-type="float" office:value="0.008208741" calcext:value-type="float">
            <text:p>0.008208741</text:p>
          </table:table-cell>
          <table:table-cell office:value-type="float" office:value="0.0001573081" calcext:value-type="float">
            <text:p>0.0001573081</text:p>
          </table:table-cell>
          <table:table-cell office:value-type="float" office:value="0.001114182" calcext:value-type="float">
            <text:p>0.001114182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16.5248" calcext:value-type="float">
            <text:p>-116.5248</text:p>
          </table:table-cell>
          <table:table-cell office:value-type="float" office:value="0" calcext:value-type="float">
            <text:p>0</text:p>
          </table:table-cell>
          <table:table-cell office:value-type="float" office:value="323.3788" calcext:value-type="float">
            <text:p>323.3788</text:p>
          </table:table-cell>
          <table:table-cell office:value-type="float" office:value="1166.995" calcext:value-type="float">
            <text:p>1166.995</text:p>
          </table:table-cell>
          <table:table-cell office:value-type="float" office:value="1456.944" calcext:value-type="float">
            <text:p>1456.944</text:p>
          </table:table-cell>
          <table:table-cell office:value-type="float" office:value="1291.833" calcext:value-type="float">
            <text:p>1291.833</text:p>
          </table:table-cell>
          <table:table-cell office:value-type="float" office:value="774.4097" calcext:value-type="float">
            <text:p>774.4097</text:p>
          </table:table-cell>
          <table:table-cell office:value-type="float" office:value="1083.104" calcext:value-type="float">
            <text:p>1083.104</text:p>
          </table:table-cell>
          <table:table-cell office:value-type="float" office:value="416.6284" calcext:value-type="float">
            <text:p>416.6284</text:p>
          </table:table-cell>
          <table:table-cell office:value-type="float" office:value="1862.378" calcext:value-type="float">
            <text:p>1862.378</text:p>
          </table:table-cell>
          <table:table-cell office:value-type="float" office:value="2095.686" calcext:value-type="float">
            <text:p>2095.686</text:p>
          </table:table-cell>
          <table:table-cell office:value-type="float" office:value="1672.902" calcext:value-type="float">
            <text:p>1672.902</text:p>
          </table:table-cell>
          <table:table-cell office:value-type="float" office:value="585.6979" calcext:value-type="float">
            <text:p>585.6979</text:p>
          </table:table-cell>
          <table:table-cell office:value-type="float" office:value="575.1946" calcext:value-type="float">
            <text:p>575.1946</text:p>
          </table:table-cell>
          <table:table-cell office:value-type="float" office:value="142.8142" calcext:value-type="float">
            <text:p>142.8142</text:p>
          </table:table-cell>
          <table:table-cell office:value-type="float" office:value="35.69686" calcext:value-type="float">
            <text:p>35.69686</text:p>
          </table:table-cell>
          <table:table-cell office:value-type="float" office:value="0" calcext:value-type="float">
            <text:p>0</text:p>
          </table:table-cell>
          <table:table-cell office:value-type="float" office:value="-0.004137485" calcext:value-type="float">
            <text:p>-0.004137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8804" calcext:value-type="float">
            <text:p>-116.8804</text:p>
          </table:table-cell>
          <table:table-cell office:value-type="float" office:value="0" calcext:value-type="float">
            <text:p>0</text:p>
          </table:table-cell>
          <table:table-cell office:value-type="float" office:value="3.969746" calcext:value-type="float">
            <text:p>3.96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372.082" calcext:value-type="float">
            <text:p>372.082</text:p>
          </table:table-cell>
          <table:table-cell office:value-type="float" office:value="13139.02" calcext:value-type="float">
            <text:p>1313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3818" calcext:value-type="float">
            <text:p>-119.3818</text:p>
          </table:table-cell>
          <table:table-cell office:value-type="float" office:value="324.1877" calcext:value-type="float">
            <text:p>324.1877</text:p>
          </table:table-cell>
          <table:table-cell office:value-type="float" office:value="0" calcext:value-type="float">
            <text:p>0</text:p>
          </table:table-cell>
          <table:table-cell office:value-type="float" office:value="114.3163" calcext:value-type="float">
            <text:p>114.3163</text:p>
          </table:table-cell>
          <table:table-cell office:value-type="float" office:value="29.13435" calcext:value-type="float">
            <text:p>29.13435</text:p>
          </table:table-cell>
          <table:table-cell office:value-type="float" office:value="0.06439904" calcext:value-type="float">
            <text:p>0.06439904</text:p>
          </table:table-cell>
          <table:table-cell office:value-type="float" office:value="0.008208741" calcext:value-type="float">
            <text:p>0.008208741</text:p>
          </table:table-cell>
          <table:table-cell office:value-type="float" office:value="0.0001573081" calcext:value-type="float">
            <text:p>0.0001573081</text:p>
          </table:table-cell>
          <table:table-cell office:value-type="float" office:value="0.001114182" calcext:value-type="float">
            <text:p>0.001114182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19.296" calcext:value-type="float">
            <text:p>-119.296</text:p>
          </table:table-cell>
          <table:table-cell office:value-type="float" office:value="0" calcext:value-type="float">
            <text:p>0</text:p>
          </table:table-cell>
          <table:table-cell office:value-type="float" office:value="323.49" calcext:value-type="float">
            <text:p>323.49</text:p>
          </table:table-cell>
          <table:table-cell office:value-type="float" office:value="1166.358" calcext:value-type="float">
            <text:p>1166.358</text:p>
          </table:table-cell>
          <table:table-cell office:value-type="float" office:value="1456.192" calcext:value-type="float">
            <text:p>1456.192</text:p>
          </table:table-cell>
          <table:table-cell office:value-type="float" office:value="1291.702" calcext:value-type="float">
            <text:p>1291.702</text:p>
          </table:table-cell>
          <table:table-cell office:value-type="float" office:value="774.3093" calcext:value-type="float">
            <text:p>774.3093</text:p>
          </table:table-cell>
          <table:table-cell office:value-type="float" office:value="1083.045" calcext:value-type="float">
            <text:p>1083.045</text:p>
          </table:table-cell>
          <table:table-cell office:value-type="float" office:value="416.5987" calcext:value-type="float">
            <text:p>416.5987</text:p>
          </table:table-cell>
          <table:table-cell office:value-type="float" office:value="1862.325" calcext:value-type="float">
            <text:p>1862.325</text:p>
          </table:table-cell>
          <table:table-cell office:value-type="float" office:value="2095.659" calcext:value-type="float">
            <text:p>2095.659</text:p>
          </table:table-cell>
          <table:table-cell office:value-type="float" office:value="1672.887" calcext:value-type="float">
            <text:p>1672.887</text:p>
          </table:table-cell>
          <table:table-cell office:value-type="float" office:value="585.697" calcext:value-type="float">
            <text:p>585.697</text:p>
          </table:table-cell>
          <table:table-cell office:value-type="float" office:value="575.1934" calcext:value-type="float">
            <text:p>575.1934</text:p>
          </table:table-cell>
          <table:table-cell office:value-type="float" office:value="142.8142" calcext:value-type="float">
            <text:p>142.8142</text:p>
          </table:table-cell>
          <table:table-cell office:value-type="float" office:value="35.69686" calcext:value-type="float">
            <text:p>35.69686</text:p>
          </table:table-cell>
          <table:table-cell office:value-type="float" office:value="0" calcext:value-type="float">
            <text:p>0</text:p>
          </table:table-cell>
          <table:table-cell office:value-type="float" office:value="-0.004248691" calcext:value-type="float">
            <text:p>-0.0042486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5089" calcext:value-type="float">
            <text:p>-119.5089</text:p>
          </table:table-cell>
          <table:table-cell office:value-type="float" office:value="0" calcext:value-type="float">
            <text:p>0</text:p>
          </table:table-cell>
          <table:table-cell office:value-type="float" office:value="3.827115" calcext:value-type="float">
            <text:p>3.827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369.2448" calcext:value-type="float">
            <text:p>369.2448</text:p>
          </table:table-cell>
          <table:table-cell office:value-type="float" office:value="13139.22" calcext:value-type="float">
            <text:p>1313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0307" calcext:value-type="float">
            <text:p>-122.0307</text:p>
          </table:table-cell>
          <table:table-cell office:value-type="float" office:value="334.2562" calcext:value-type="float">
            <text:p>334.2562</text:p>
          </table:table-cell>
          <table:table-cell office:value-type="float" office:value="0" calcext:value-type="float">
            <text:p>0</text:p>
          </table:table-cell>
          <table:table-cell office:value-type="float" office:value="114.7801" calcext:value-type="float">
            <text:p>114.7801</text:p>
          </table:table-cell>
          <table:table-cell office:value-type="float" office:value="28.37964" calcext:value-type="float">
            <text:p>28.37964</text:p>
          </table:table-cell>
          <table:table-cell office:value-type="float" office:value="0.06455938" calcext:value-type="float">
            <text:p>0.06455938</text:p>
          </table:table-cell>
          <table:table-cell office:value-type="float" office:value="0.008208741" calcext:value-type="float">
            <text:p>0.008208741</text:p>
          </table:table-cell>
          <table:table-cell office:value-type="float" office:value="0.0001573081" calcext:value-type="float">
            <text:p>0.0001573081</text:p>
          </table:table-cell>
          <table:table-cell office:value-type="float" office:value="0.001114182" calcext:value-type="float">
            <text:p>0.001114182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21.9447" calcext:value-type="float">
            <text:p>-121.9447</text:p>
          </table:table-cell>
          <table:table-cell office:value-type="float" office:value="0" calcext:value-type="float">
            <text:p>0</text:p>
          </table:table-cell>
          <table:table-cell office:value-type="float" office:value="323.5863" calcext:value-type="float">
            <text:p>323.5863</text:p>
          </table:table-cell>
          <table:table-cell office:value-type="float" office:value="1165.636" calcext:value-type="float">
            <text:p>1165.636</text:p>
          </table:table-cell>
          <table:table-cell office:value-type="float" office:value="1455.367" calcext:value-type="float">
            <text:p>1455.367</text:p>
          </table:table-cell>
          <table:table-cell office:value-type="float" office:value="1291.558" calcext:value-type="float">
            <text:p>1291.558</text:p>
          </table:table-cell>
          <table:table-cell office:value-type="float" office:value="774.2064" calcext:value-type="float">
            <text:p>774.2064</text:p>
          </table:table-cell>
          <table:table-cell office:value-type="float" office:value="1082.983" calcext:value-type="float">
            <text:p>1082.983</text:p>
          </table:table-cell>
          <table:table-cell office:value-type="float" office:value="416.5684" calcext:value-type="float">
            <text:p>416.5684</text:p>
          </table:table-cell>
          <table:table-cell office:value-type="float" office:value="1862.273" calcext:value-type="float">
            <text:p>1862.273</text:p>
          </table:table-cell>
          <table:table-cell office:value-type="float" office:value="2095.634" calcext:value-type="float">
            <text:p>2095.634</text:p>
          </table:table-cell>
          <table:table-cell office:value-type="float" office:value="1672.872" calcext:value-type="float">
            <text:p>1672.872</text:p>
          </table:table-cell>
          <table:table-cell office:value-type="float" office:value="585.696" calcext:value-type="float">
            <text:p>585.696</text:p>
          </table:table-cell>
          <table:table-cell office:value-type="float" office:value="575.1922" calcext:value-type="float">
            <text:p>575.1922</text:p>
          </table:table-cell>
          <table:table-cell office:value-type="float" office:value="142.8142" calcext:value-type="float">
            <text:p>142.8142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4362643" calcext:value-type="float">
            <text:p>-0.0043626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0888" calcext:value-type="float">
            <text:p>-122.0888</text:p>
          </table:table-cell>
          <table:table-cell office:value-type="float" office:value="0" calcext:value-type="float">
            <text:p>0</text:p>
          </table:table-cell>
          <table:table-cell office:value-type="float" office:value="3.75888" calcext:value-type="float">
            <text:p>3.75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366.2188" calcext:value-type="float">
            <text:p>366.2188</text:p>
          </table:table-cell>
          <table:table-cell office:value-type="float" office:value="13139.5" calcext:value-type="float">
            <text:p>131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5983" calcext:value-type="float">
            <text:p>-124.5983</text:p>
          </table:table-cell>
          <table:table-cell office:value-type="float" office:value="337.9696" calcext:value-type="float">
            <text:p>337.9696</text:p>
          </table:table-cell>
          <table:table-cell office:value-type="float" office:value="0" calcext:value-type="float">
            <text:p>0</text:p>
          </table:table-cell>
          <table:table-cell office:value-type="float" office:value="113.4623" calcext:value-type="float">
            <text:p>113.4623</text:p>
          </table:table-cell>
          <table:table-cell office:value-type="float" office:value="27.98081" calcext:value-type="float">
            <text:p>27.98081</text:p>
          </table:table-cell>
          <table:table-cell office:value-type="float" office:value="0.06459244" calcext:value-type="float">
            <text:p>0.06459244</text:p>
          </table:table-cell>
          <table:table-cell office:value-type="float" office:value="0.008208741" calcext:value-type="float">
            <text:p>0.008208741</text:p>
          </table:table-cell>
          <table:table-cell office:value-type="float" office:value="0.0001573081" calcext:value-type="float">
            <text:p>0.0001573081</text:p>
          </table:table-cell>
          <table:table-cell office:value-type="float" office:value="0.001114182" calcext:value-type="float">
            <text:p>0.001114182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24.5124" calcext:value-type="float">
            <text:p>-124.5124</text:p>
          </table:table-cell>
          <table:table-cell office:value-type="float" office:value="0" calcext:value-type="float">
            <text:p>0</text:p>
          </table:table-cell>
          <table:table-cell office:value-type="float" office:value="323.8298" calcext:value-type="float">
            <text:p>323.8298</text:p>
          </table:table-cell>
          <table:table-cell office:value-type="float" office:value="1164.606" calcext:value-type="float">
            <text:p>1164.606</text:p>
          </table:table-cell>
          <table:table-cell office:value-type="float" office:value="1454.289" calcext:value-type="float">
            <text:p>1454.289</text:p>
          </table:table-cell>
          <table:table-cell office:value-type="float" office:value="1291.385" calcext:value-type="float">
            <text:p>1291.385</text:p>
          </table:table-cell>
          <table:table-cell office:value-type="float" office:value="774.0887" calcext:value-type="float">
            <text:p>774.0887</text:p>
          </table:table-cell>
          <table:table-cell office:value-type="float" office:value="1082.917" calcext:value-type="float">
            <text:p>1082.917</text:p>
          </table:table-cell>
          <table:table-cell office:value-type="float" office:value="416.5356" calcext:value-type="float">
            <text:p>416.5356</text:p>
          </table:table-cell>
          <table:table-cell office:value-type="float" office:value="1862.221" calcext:value-type="float">
            <text:p>1862.221</text:p>
          </table:table-cell>
          <table:table-cell office:value-type="float" office:value="2095.608" calcext:value-type="float">
            <text:p>2095.608</text:p>
          </table:table-cell>
          <table:table-cell office:value-type="float" office:value="1672.858" calcext:value-type="float">
            <text:p>1672.858</text:p>
          </table:table-cell>
          <table:table-cell office:value-type="float" office:value="585.6952" calcext:value-type="float">
            <text:p>585.6952</text:p>
          </table:table-cell>
          <table:table-cell office:value-type="float" office:value="575.191" calcext:value-type="float">
            <text:p>575.191</text:p>
          </table:table-cell>
          <table:table-cell office:value-type="float" office:value="142.8142" calcext:value-type="float">
            <text:p>142.8142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4694661" calcext:value-type="float">
            <text:p>-0.0046946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4.7736" calcext:value-type="float">
            <text:p>-124.7736</text:p>
          </table:table-cell>
          <table:table-cell office:value-type="float" office:value="0" calcext:value-type="float">
            <text:p>0</text:p>
          </table:table-cell>
          <table:table-cell office:value-type="float" office:value="3.876894" calcext:value-type="float">
            <text:p>3.876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363.8427" calcext:value-type="float">
            <text:p>363.8427</text:p>
          </table:table-cell>
          <table:table-cell office:value-type="float" office:value="13139.73" calcext:value-type="float">
            <text:p>1313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2046" calcext:value-type="float">
            <text:p>-126.2046</text:p>
          </table:table-cell>
          <table:table-cell office:value-type="float" office:value="330.9852" calcext:value-type="float">
            <text:p>330.9852</text:p>
          </table:table-cell>
          <table:table-cell office:value-type="float" office:value="0" calcext:value-type="float">
            <text:p>0</text:p>
          </table:table-cell>
          <table:table-cell office:value-type="float" office:value="113.5891" calcext:value-type="float">
            <text:p>113.5891</text:p>
          </table:table-cell>
          <table:table-cell office:value-type="float" office:value="27.14576" calcext:value-type="float">
            <text:p>27.14576</text:p>
          </table:table-cell>
          <table:table-cell office:value-type="float" office:value="0.06440472" calcext:value-type="float">
            <text:p>0.06440472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3980243" calcext:value-type="float">
            <text:p>0.000398024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26.1194" calcext:value-type="float">
            <text:p>-126.1194</text:p>
          </table:table-cell>
          <table:table-cell office:value-type="float" office:value="0" calcext:value-type="float">
            <text:p>0</text:p>
          </table:table-cell>
          <table:table-cell office:value-type="float" office:value="324.0189" calcext:value-type="float">
            <text:p>324.0189</text:p>
          </table:table-cell>
          <table:table-cell office:value-type="float" office:value="1164.115" calcext:value-type="float">
            <text:p>1164.115</text:p>
          </table:table-cell>
          <table:table-cell office:value-type="float" office:value="1453.613" calcext:value-type="float">
            <text:p>1453.613</text:p>
          </table:table-cell>
          <table:table-cell office:value-type="float" office:value="1291.341" calcext:value-type="float">
            <text:p>1291.341</text:p>
          </table:table-cell>
          <table:table-cell office:value-type="float" office:value="773.9874" calcext:value-type="float">
            <text:p>773.9874</text:p>
          </table:table-cell>
          <table:table-cell office:value-type="float" office:value="1082.857" calcext:value-type="float">
            <text:p>1082.857</text:p>
          </table:table-cell>
          <table:table-cell office:value-type="float" office:value="416.5008" calcext:value-type="float">
            <text:p>416.5008</text:p>
          </table:table-cell>
          <table:table-cell office:value-type="float" office:value="1862.168" calcext:value-type="float">
            <text:p>1862.168</text:p>
          </table:table-cell>
          <table:table-cell office:value-type="float" office:value="2095.583" calcext:value-type="float">
            <text:p>2095.583</text:p>
          </table:table-cell>
          <table:table-cell office:value-type="float" office:value="1672.843" calcext:value-type="float">
            <text:p>1672.843</text:p>
          </table:table-cell>
          <table:table-cell office:value-type="float" office:value="585.6943" calcext:value-type="float">
            <text:p>585.6943</text:p>
          </table:table-cell>
          <table:table-cell office:value-type="float" office:value="575.1898" calcext:value-type="float">
            <text:p>575.1898</text:p>
          </table:table-cell>
          <table:table-cell office:value-type="float" office:value="142.8142" calcext:value-type="float">
            <text:p>142.8142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5053372" calcext:value-type="float">
            <text:p>-0.0050533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6.8549" calcext:value-type="float">
            <text:p>-126.8549</text:p>
          </table:table-cell>
          <table:table-cell office:value-type="float" office:value="0" calcext:value-type="float">
            <text:p>0</text:p>
          </table:table-cell>
          <table:table-cell office:value-type="float" office:value="4.35203" calcext:value-type="float">
            <text:p>4.35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361.0558" calcext:value-type="float">
            <text:p>361.0558</text:p>
          </table:table-cell>
          <table:table-cell office:value-type="float" office:value="13139.95" calcext:value-type="float">
            <text:p>1313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682" calcext:value-type="float">
            <text:p>-128.8682</text:p>
          </table:table-cell>
          <table:table-cell office:value-type="float" office:value="337.9146" calcext:value-type="float">
            <text:p>337.9146</text:p>
          </table:table-cell>
          <table:table-cell office:value-type="float" office:value="0" calcext:value-type="float">
            <text:p>0</text:p>
          </table:table-cell>
          <table:table-cell office:value-type="float" office:value="114.2315" calcext:value-type="float">
            <text:p>114.2315</text:p>
          </table:table-cell>
          <table:table-cell office:value-type="float" office:value="26.24238" calcext:value-type="float">
            <text:p>26.24238</text:p>
          </table:table-cell>
          <table:table-cell office:value-type="float" office:value="0.06435459" calcext:value-type="float">
            <text:p>0.06435459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3993833" calcext:value-type="float">
            <text:p>0.000399383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28.7831" calcext:value-type="float">
            <text:p>-128.7831</text:p>
          </table:table-cell>
          <table:table-cell office:value-type="float" office:value="0" calcext:value-type="float">
            <text:p>0</text:p>
          </table:table-cell>
          <table:table-cell office:value-type="float" office:value="324.1448" calcext:value-type="float">
            <text:p>324.1448</text:p>
          </table:table-cell>
          <table:table-cell office:value-type="float" office:value="1163.494" calcext:value-type="float">
            <text:p>1163.494</text:p>
          </table:table-cell>
          <table:table-cell office:value-type="float" office:value="1452.861" calcext:value-type="float">
            <text:p>1452.861</text:p>
          </table:table-cell>
          <table:table-cell office:value-type="float" office:value="1291.214" calcext:value-type="float">
            <text:p>1291.214</text:p>
          </table:table-cell>
          <table:table-cell office:value-type="float" office:value="773.8898" calcext:value-type="float">
            <text:p>773.8898</text:p>
          </table:table-cell>
          <table:table-cell office:value-type="float" office:value="1082.797" calcext:value-type="float">
            <text:p>1082.797</text:p>
          </table:table-cell>
          <table:table-cell office:value-type="float" office:value="416.4702" calcext:value-type="float">
            <text:p>416.4702</text:p>
          </table:table-cell>
          <table:table-cell office:value-type="float" office:value="1862.115" calcext:value-type="float">
            <text:p>1862.115</text:p>
          </table:table-cell>
          <table:table-cell office:value-type="float" office:value="2095.558" calcext:value-type="float">
            <text:p>2095.558</text:p>
          </table:table-cell>
          <table:table-cell office:value-type="float" office:value="1672.828" calcext:value-type="float">
            <text:p>1672.828</text:p>
          </table:table-cell>
          <table:table-cell office:value-type="float" office:value="585.6933" calcext:value-type="float">
            <text:p>585.6933</text:p>
          </table:table-cell>
          <table:table-cell office:value-type="float" office:value="575.1884" calcext:value-type="float">
            <text:p>575.1884</text:p>
          </table:table-cell>
          <table:table-cell office:value-type="float" office:value="142.8142" calcext:value-type="float">
            <text:p>142.8142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5415824" calcext:value-type="float">
            <text:p>-0.0054158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358" calcext:value-type="float">
            <text:p>-129.358</text:p>
          </table:table-cell>
          <table:table-cell office:value-type="float" office:value="0" calcext:value-type="float">
            <text:p>0</text:p>
          </table:table-cell>
          <table:table-cell office:value-type="float" office:value="4.191833" calcext:value-type="float">
            <text:p>4.19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358.8137" calcext:value-type="float">
            <text:p>358.8137</text:p>
          </table:table-cell>
          <table:table-cell office:value-type="float" office:value="13140.1" calcext:value-type="float">
            <text:p>131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8568" calcext:value-type="float">
            <text:p>-130.8568</text:p>
          </table:table-cell>
          <table:table-cell office:value-type="float" office:value="342.6782" calcext:value-type="float">
            <text:p>342.6782</text:p>
          </table:table-cell>
          <table:table-cell office:value-type="float" office:value="0" calcext:value-type="float">
            <text:p>0</text:p>
          </table:table-cell>
          <table:table-cell office:value-type="float" office:value="114.5747" calcext:value-type="float">
            <text:p>114.5747</text:p>
          </table:table-cell>
          <table:table-cell office:value-type="float" office:value="25.58583" calcext:value-type="float">
            <text:p>25.58583</text:p>
          </table:table-cell>
          <table:table-cell office:value-type="float" office:value="0.06437226" calcext:value-type="float">
            <text:p>0.0643722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3996212" calcext:value-type="float">
            <text:p>0.0003996212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30.7717" calcext:value-type="float">
            <text:p>-130.7717</text:p>
          </table:table-cell>
          <table:table-cell office:value-type="float" office:value="0" calcext:value-type="float">
            <text:p>0</text:p>
          </table:table-cell>
          <table:table-cell office:value-type="float" office:value="324.2744" calcext:value-type="float">
            <text:p>324.2744</text:p>
          </table:table-cell>
          <table:table-cell office:value-type="float" office:value="1162.99" calcext:value-type="float">
            <text:p>1162.99</text:p>
          </table:table-cell>
          <table:table-cell office:value-type="float" office:value="1452.198" calcext:value-type="float">
            <text:p>1452.198</text:p>
          </table:table-cell>
          <table:table-cell office:value-type="float" office:value="1291.098" calcext:value-type="float">
            <text:p>1291.098</text:p>
          </table:table-cell>
          <table:table-cell office:value-type="float" office:value="773.7905" calcext:value-type="float">
            <text:p>773.7905</text:p>
          </table:table-cell>
          <table:table-cell office:value-type="float" office:value="1082.738" calcext:value-type="float">
            <text:p>1082.738</text:p>
          </table:table-cell>
          <table:table-cell office:value-type="float" office:value="416.4402" calcext:value-type="float">
            <text:p>416.4402</text:p>
          </table:table-cell>
          <table:table-cell office:value-type="float" office:value="1862.062" calcext:value-type="float">
            <text:p>1862.062</text:p>
          </table:table-cell>
          <table:table-cell office:value-type="float" office:value="2095.532" calcext:value-type="float">
            <text:p>2095.532</text:p>
          </table:table-cell>
          <table:table-cell office:value-type="float" office:value="1672.814" calcext:value-type="float">
            <text:p>1672.814</text:p>
          </table:table-cell>
          <table:table-cell office:value-type="float" office:value="585.6924" calcext:value-type="float">
            <text:p>585.6924</text:p>
          </table:table-cell>
          <table:table-cell office:value-type="float" office:value="575.1871" calcext:value-type="float">
            <text:p>575.1871</text:p>
          </table:table-cell>
          <table:table-cell office:value-type="float" office:value="142.8141" calcext:value-type="float">
            <text:p>142.8141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5634467" calcext:value-type="float">
            <text:p>-0.0056344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4014" calcext:value-type="float">
            <text:p>-131.4014</text:p>
          </table:table-cell>
          <table:table-cell office:value-type="float" office:value="0" calcext:value-type="float">
            <text:p>0</text:p>
          </table:table-cell>
          <table:table-cell office:value-type="float" office:value="4.246171" calcext:value-type="float">
            <text:p>4.246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356.3327" calcext:value-type="float">
            <text:p>356.3327</text:p>
          </table:table-cell>
          <table:table-cell office:value-type="float" office:value="13140.31" calcext:value-type="float">
            <text:p>1314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234" calcext:value-type="float">
            <text:p>-133.234</text:p>
          </table:table-cell>
          <table:table-cell office:value-type="float" office:value="351.0656" calcext:value-type="float">
            <text:p>351.0656</text:p>
          </table:table-cell>
          <table:table-cell office:value-type="float" office:value="0" calcext:value-type="float">
            <text:p>0</text:p>
          </table:table-cell>
          <table:table-cell office:value-type="float" office:value="114.435" calcext:value-type="float">
            <text:p>114.435</text:p>
          </table:table-cell>
          <table:table-cell office:value-type="float" office:value="25.03153" calcext:value-type="float">
            <text:p>25.03153</text:p>
          </table:table-cell>
          <table:table-cell office:value-type="float" office:value="0.0643117" calcext:value-type="float">
            <text:p>0.064311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399622" calcext:value-type="float">
            <text:p>0.000399622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33.1489" calcext:value-type="float">
            <text:p>-133.1489</text:p>
          </table:table-cell>
          <table:table-cell office:value-type="float" office:value="0" calcext:value-type="float">
            <text:p>0</text:p>
          </table:table-cell>
          <table:table-cell office:value-type="float" office:value="324.3845" calcext:value-type="float">
            <text:p>324.3845</text:p>
          </table:table-cell>
          <table:table-cell office:value-type="float" office:value="1162.322" calcext:value-type="float">
            <text:p>1162.322</text:p>
          </table:table-cell>
          <table:table-cell office:value-type="float" office:value="1451.439" calcext:value-type="float">
            <text:p>1451.439</text:p>
          </table:table-cell>
          <table:table-cell office:value-type="float" office:value="1290.971" calcext:value-type="float">
            <text:p>1290.971</text:p>
          </table:table-cell>
          <table:table-cell office:value-type="float" office:value="773.6932" calcext:value-type="float">
            <text:p>773.6932</text:p>
          </table:table-cell>
          <table:table-cell office:value-type="float" office:value="1082.681" calcext:value-type="float">
            <text:p>1082.681</text:p>
          </table:table-cell>
          <table:table-cell office:value-type="float" office:value="416.4121" calcext:value-type="float">
            <text:p>416.4121</text:p>
          </table:table-cell>
          <table:table-cell office:value-type="float" office:value="1862.013" calcext:value-type="float">
            <text:p>1862.013</text:p>
          </table:table-cell>
          <table:table-cell office:value-type="float" office:value="2095.506" calcext:value-type="float">
            <text:p>2095.506</text:p>
          </table:table-cell>
          <table:table-cell office:value-type="float" office:value="1672.8" calcext:value-type="float">
            <text:p>1672.8</text:p>
          </table:table-cell>
          <table:table-cell office:value-type="float" office:value="585.6915" calcext:value-type="float">
            <text:p>585.6915</text:p>
          </table:table-cell>
          <table:table-cell office:value-type="float" office:value="575.1857" calcext:value-type="float">
            <text:p>575.1857</text:p>
          </table:table-cell>
          <table:table-cell office:value-type="float" office:value="142.8141" calcext:value-type="float">
            <text:p>142.8141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0590948" calcext:value-type="float">
            <text:p>-0.00590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3.6205" calcext:value-type="float">
            <text:p>-133.6205</text:p>
          </table:table-cell>
          <table:table-cell office:value-type="float" office:value="0" calcext:value-type="float">
            <text:p>0</text:p>
          </table:table-cell>
          <table:table-cell office:value-type="float" office:value="4.08672" calcext:value-type="float">
            <text:p>4.08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354.2184" calcext:value-type="float">
            <text:p>354.2184</text:p>
          </table:table-cell>
          <table:table-cell office:value-type="float" office:value="13140.47" calcext:value-type="float">
            <text:p>1314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8266" calcext:value-type="float">
            <text:p>-134.8266</text:p>
          </table:table-cell>
          <table:table-cell office:value-type="float" office:value="348.742" calcext:value-type="float">
            <text:p>348.742</text:p>
          </table:table-cell>
          <table:table-cell office:value-type="float" office:value="0" calcext:value-type="float">
            <text:p>0</text:p>
          </table:table-cell>
          <table:table-cell office:value-type="float" office:value="114.5247" calcext:value-type="float">
            <text:p>114.5247</text:p>
          </table:table-cell>
          <table:table-cell office:value-type="float" office:value="24.44686" calcext:value-type="float">
            <text:p>24.44686</text:p>
          </table:table-cell>
          <table:table-cell office:value-type="float" office:value="0.06425247" calcext:value-type="float">
            <text:p>0.0642524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4007408" calcext:value-type="float">
            <text:p>0.0004007408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082861" calcext:value-type="float">
            <text:p>-0.03082861</text:p>
          </table:table-cell>
          <table:table-cell office:value-type="float" office:value="370" calcext:value-type="float">
            <text:p>370</text:p>
          </table:table-cell>
          <table:table-cell office:value-type="float" office:value="-134.7416" calcext:value-type="float">
            <text:p>-134.7416</text:p>
          </table:table-cell>
          <table:table-cell office:value-type="float" office:value="0" calcext:value-type="float">
            <text:p>0</text:p>
          </table:table-cell>
          <table:table-cell office:value-type="float" office:value="324.5378" calcext:value-type="float">
            <text:p>324.5378</text:p>
          </table:table-cell>
          <table:table-cell office:value-type="float" office:value="1161.832" calcext:value-type="float">
            <text:p>1161.832</text:p>
          </table:table-cell>
          <table:table-cell office:value-type="float" office:value="1450.786" calcext:value-type="float">
            <text:p>1450.786</text:p>
          </table:table-cell>
          <table:table-cell office:value-type="float" office:value="1290.874" calcext:value-type="float">
            <text:p>1290.874</text:p>
          </table:table-cell>
          <table:table-cell office:value-type="float" office:value="773.5909" calcext:value-type="float">
            <text:p>773.5909</text:p>
          </table:table-cell>
          <table:table-cell office:value-type="float" office:value="1082.622" calcext:value-type="float">
            <text:p>1082.622</text:p>
          </table:table-cell>
          <table:table-cell office:value-type="float" office:value="416.3808" calcext:value-type="float">
            <text:p>416.3808</text:p>
          </table:table-cell>
          <table:table-cell office:value-type="float" office:value="1861.962" calcext:value-type="float">
            <text:p>1861.962</text:p>
          </table:table-cell>
          <table:table-cell office:value-type="float" office:value="2095.48" calcext:value-type="float">
            <text:p>2095.48</text:p>
          </table:table-cell>
          <table:table-cell office:value-type="float" office:value="1672.786" calcext:value-type="float">
            <text:p>1672.786</text:p>
          </table:table-cell>
          <table:table-cell office:value-type="float" office:value="585.6907" calcext:value-type="float">
            <text:p>585.6907</text:p>
          </table:table-cell>
          <table:table-cell office:value-type="float" office:value="575.1844" calcext:value-type="float">
            <text:p>575.1844</text:p>
          </table:table-cell>
          <table:table-cell office:value-type="float" office:value="142.8141" calcext:value-type="float">
            <text:p>142.8141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06168837" calcext:value-type="float">
            <text:p>-0.0061688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5.5262" calcext:value-type="float">
            <text:p>-135.5262</text:p>
          </table:table-cell>
          <table:table-cell office:value-type="float" office:value="0" calcext:value-type="float">
            <text:p>0</text:p>
          </table:table-cell>
          <table:table-cell office:value-type="float" office:value="4.398139" calcext:value-type="float">
            <text:p>4.39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351.5826" calcext:value-type="float">
            <text:p>351.5826</text:p>
          </table:table-cell>
          <table:table-cell office:value-type="float" office:value="13140.7" calcext:value-type="float">
            <text:p>1314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6382" calcext:value-type="float">
            <text:p>-137.6382</text:p>
          </table:table-cell>
          <table:table-cell office:value-type="float" office:value="357.0644" calcext:value-type="float">
            <text:p>357.0644</text:p>
          </table:table-cell>
          <table:table-cell office:value-type="float" office:value="0" calcext:value-type="float">
            <text:p>0</text:p>
          </table:table-cell>
          <table:table-cell office:value-type="float" office:value="114.4352" calcext:value-type="float">
            <text:p>114.4352</text:p>
          </table:table-cell>
          <table:table-cell office:value-type="float" office:value="23.85657" calcext:value-type="float">
            <text:p>23.85657</text:p>
          </table:table-cell>
          <table:table-cell office:value-type="float" office:value="0.06409496" calcext:value-type="float">
            <text:p>0.0640949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4007408" calcext:value-type="float">
            <text:p>0.0004007408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130198" calcext:value-type="float">
            <text:p>-0.03130198</text:p>
          </table:table-cell>
          <table:table-cell office:value-type="float" office:value="370" calcext:value-type="float">
            <text:p>370</text:p>
          </table:table-cell>
          <table:table-cell office:value-type="float" office:value="-137.5529" calcext:value-type="float">
            <text:p>-137.5529</text:p>
          </table:table-cell>
          <table:table-cell office:value-type="float" office:value="0" calcext:value-type="float">
            <text:p>0</text:p>
          </table:table-cell>
          <table:table-cell office:value-type="float" office:value="324.6388" calcext:value-type="float">
            <text:p>324.6388</text:p>
          </table:table-cell>
          <table:table-cell office:value-type="float" office:value="1161.139" calcext:value-type="float">
            <text:p>1161.139</text:p>
          </table:table-cell>
          <table:table-cell office:value-type="float" office:value="1449.989" calcext:value-type="float">
            <text:p>1449.989</text:p>
          </table:table-cell>
          <table:table-cell office:value-type="float" office:value="1290.733" calcext:value-type="float">
            <text:p>1290.733</text:p>
          </table:table-cell>
          <table:table-cell office:value-type="float" office:value="773.4878" calcext:value-type="float">
            <text:p>773.4878</text:p>
          </table:table-cell>
          <table:table-cell office:value-type="float" office:value="1082.562" calcext:value-type="float">
            <text:p>1082.562</text:p>
          </table:table-cell>
          <table:table-cell office:value-type="float" office:value="416.3513" calcext:value-type="float">
            <text:p>416.3513</text:p>
          </table:table-cell>
          <table:table-cell office:value-type="float" office:value="1861.91" calcext:value-type="float">
            <text:p>1861.91</text:p>
          </table:table-cell>
          <table:table-cell office:value-type="float" office:value="2095.454" calcext:value-type="float">
            <text:p>2095.454</text:p>
          </table:table-cell>
          <table:table-cell office:value-type="float" office:value="1672.772" calcext:value-type="float">
            <text:p>1672.772</text:p>
          </table:table-cell>
          <table:table-cell office:value-type="float" office:value="585.6904" calcext:value-type="float">
            <text:p>585.6904</text:p>
          </table:table-cell>
          <table:table-cell office:value-type="float" office:value="575.183" calcext:value-type="float">
            <text:p>575.183</text:p>
          </table:table-cell>
          <table:table-cell office:value-type="float" office:value="142.8141" calcext:value-type="float">
            <text:p>142.8141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06561102" calcext:value-type="float">
            <text:p>-0.006561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.877" calcext:value-type="float">
            <text:p>-137.877</text:p>
          </table:table-cell>
          <table:table-cell office:value-type="float" office:value="0" calcext:value-type="float">
            <text:p>0</text:p>
          </table:table-cell>
          <table:table-cell office:value-type="float" office:value="3.936823" calcext:value-type="float">
            <text:p>3.936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349.8401" calcext:value-type="float">
            <text:p>349.8401</text:p>
          </table:table-cell>
          <table:table-cell office:value-type="float" office:value="13140.74" calcext:value-type="float">
            <text:p>1314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555" calcext:value-type="float">
            <text:p>-139.555</text:p>
          </table:table-cell>
          <table:table-cell office:value-type="float" office:value="359.7405" calcext:value-type="float">
            <text:p>359.7405</text:p>
          </table:table-cell>
          <table:table-cell office:value-type="float" office:value="0" calcext:value-type="float">
            <text:p>0</text:p>
          </table:table-cell>
          <table:table-cell office:value-type="float" office:value="114.5119" calcext:value-type="float">
            <text:p>114.5119</text:p>
          </table:table-cell>
          <table:table-cell office:value-type="float" office:value="7.040152" calcext:value-type="float">
            <text:p>7.040152</text:p>
          </table:table-cell>
          <table:table-cell office:value-type="float" office:value="0.06414269" calcext:value-type="float">
            <text:p>0.06414269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400833" calcext:value-type="float">
            <text:p>0.00040083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222952" calcext:value-type="float">
            <text:p>-0.03222952</text:p>
          </table:table-cell>
          <table:table-cell office:value-type="float" office:value="370" calcext:value-type="float">
            <text:p>370</text:p>
          </table:table-cell>
          <table:table-cell office:value-type="float" office:value="-139.4687" calcext:value-type="float">
            <text:p>-139.4687</text:p>
          </table:table-cell>
          <table:table-cell office:value-type="float" office:value="0" calcext:value-type="float">
            <text:p>0</text:p>
          </table:table-cell>
          <table:table-cell office:value-type="float" office:value="308.7139" calcext:value-type="float">
            <text:p>308.7139</text:p>
          </table:table-cell>
          <table:table-cell office:value-type="float" office:value="1193.215" calcext:value-type="float">
            <text:p>1193.215</text:p>
          </table:table-cell>
          <table:table-cell office:value-type="float" office:value="1449.369" calcext:value-type="float">
            <text:p>1449.369</text:p>
          </table:table-cell>
          <table:table-cell office:value-type="float" office:value="1290.609" calcext:value-type="float">
            <text:p>1290.609</text:p>
          </table:table-cell>
          <table:table-cell office:value-type="float" office:value="773.391" calcext:value-type="float">
            <text:p>773.391</text:p>
          </table:table-cell>
          <table:table-cell office:value-type="float" office:value="1082.5" calcext:value-type="float">
            <text:p>1082.5</text:p>
          </table:table-cell>
          <table:table-cell office:value-type="float" office:value="416.3194" calcext:value-type="float">
            <text:p>416.3194</text:p>
          </table:table-cell>
          <table:table-cell office:value-type="float" office:value="1861.857" calcext:value-type="float">
            <text:p>1861.857</text:p>
          </table:table-cell>
          <table:table-cell office:value-type="float" office:value="2095.427" calcext:value-type="float">
            <text:p>2095.427</text:p>
          </table:table-cell>
          <table:table-cell office:value-type="float" office:value="1672.757" calcext:value-type="float">
            <text:p>1672.757</text:p>
          </table:table-cell>
          <table:table-cell office:value-type="float" office:value="585.6906" calcext:value-type="float">
            <text:p>585.6906</text:p>
          </table:table-cell>
          <table:table-cell office:value-type="float" office:value="575.1818" calcext:value-type="float">
            <text:p>575.1818</text:p>
          </table:table-cell>
          <table:table-cell office:value-type="float" office:value="142.814" calcext:value-type="float">
            <text:p>142.814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6678206" calcext:value-type="float">
            <text:p>-0.0066782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5165" calcext:value-type="float">
            <text:p>-139.5165</text:p>
          </table:table-cell>
          <table:table-cell office:value-type="float" office:value="0" calcext:value-type="float">
            <text:p>0</text:p>
          </table:table-cell>
          <table:table-cell office:value-type="float" office:value="3.659948" calcext:value-type="float">
            <text:p>3.659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347.8977" calcext:value-type="float">
            <text:p>347.8977</text:p>
          </table:table-cell>
          <table:table-cell office:value-type="float" office:value="13140.84" calcext:value-type="float">
            <text:p>1314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4973" calcext:value-type="float">
            <text:p>-141.4973</text:p>
          </table:table-cell>
          <table:table-cell office:value-type="float" office:value="365.6791" calcext:value-type="float">
            <text:p>365.6791</text:p>
          </table:table-cell>
          <table:table-cell office:value-type="float" office:value="0" calcext:value-type="float">
            <text:p>0</text:p>
          </table:table-cell>
          <table:table-cell office:value-type="float" office:value="114.6067" calcext:value-type="float">
            <text:p>114.6067</text:p>
          </table:table-cell>
          <table:table-cell office:value-type="float" office:value="6.819149" calcext:value-type="float">
            <text:p>6.819149</text:p>
          </table:table-cell>
          <table:table-cell office:value-type="float" office:value="0.06419022" calcext:value-type="float">
            <text:p>0.06419022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400833" calcext:value-type="float">
            <text:p>0.00040083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306239" calcext:value-type="float">
            <text:p>-0.03306239</text:p>
          </table:table-cell>
          <table:table-cell office:value-type="float" office:value="370" calcext:value-type="float">
            <text:p>370</text:p>
          </table:table-cell>
          <table:table-cell office:value-type="float" office:value="-141.4101" calcext:value-type="float">
            <text:p>-141.4101</text:p>
          </table:table-cell>
          <table:table-cell office:value-type="float" office:value="0" calcext:value-type="float">
            <text:p>0</text:p>
          </table:table-cell>
          <table:table-cell office:value-type="float" office:value="308.6859" calcext:value-type="float">
            <text:p>308.6859</text:p>
          </table:table-cell>
          <table:table-cell office:value-type="float" office:value="1192.599" calcext:value-type="float">
            <text:p>1192.599</text:p>
          </table:table-cell>
          <table:table-cell office:value-type="float" office:value="1448.752" calcext:value-type="float">
            <text:p>1448.752</text:p>
          </table:table-cell>
          <table:table-cell office:value-type="float" office:value="1290.505" calcext:value-type="float">
            <text:p>1290.505</text:p>
          </table:table-cell>
          <table:table-cell office:value-type="float" office:value="773.2982" calcext:value-type="float">
            <text:p>773.2982</text:p>
          </table:table-cell>
          <table:table-cell office:value-type="float" office:value="1082.446" calcext:value-type="float">
            <text:p>1082.446</text:p>
          </table:table-cell>
          <table:table-cell office:value-type="float" office:value="416.2932" calcext:value-type="float">
            <text:p>416.2932</text:p>
          </table:table-cell>
          <table:table-cell office:value-type="float" office:value="1861.811" calcext:value-type="float">
            <text:p>1861.811</text:p>
          </table:table-cell>
          <table:table-cell office:value-type="float" office:value="2095.4" calcext:value-type="float">
            <text:p>2095.4</text:p>
          </table:table-cell>
          <table:table-cell office:value-type="float" office:value="1672.742" calcext:value-type="float">
            <text:p>1672.742</text:p>
          </table:table-cell>
          <table:table-cell office:value-type="float" office:value="585.6904" calcext:value-type="float">
            <text:p>585.6904</text:p>
          </table:table-cell>
          <table:table-cell office:value-type="float" office:value="575.1807" calcext:value-type="float">
            <text:p>575.1807</text:p>
          </table:table-cell>
          <table:table-cell office:value-type="float" office:value="142.814" calcext:value-type="float">
            <text:p>142.814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06801734" calcext:value-type="float">
            <text:p>-0.0068017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1.317" calcext:value-type="float">
            <text:p>-141.317</text:p>
          </table:table-cell>
          <table:table-cell office:value-type="float" office:value="0" calcext:value-type="float">
            <text:p>0</text:p>
          </table:table-cell>
          <table:table-cell office:value-type="float" office:value="3.518522" calcext:value-type="float">
            <text:p>3.518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345.6757" calcext:value-type="float">
            <text:p>345.6757</text:p>
          </table:table-cell>
          <table:table-cell office:value-type="float" office:value="13140.96" calcext:value-type="float">
            <text:p>1314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6521" calcext:value-type="float">
            <text:p>-143.6521</text:p>
          </table:table-cell>
          <table:table-cell office:value-type="float" office:value="372.7151" calcext:value-type="float">
            <text:p>372.7151</text:p>
          </table:table-cell>
          <table:table-cell office:value-type="float" office:value="0" calcext:value-type="float">
            <text:p>0</text:p>
          </table:table-cell>
          <table:table-cell office:value-type="float" office:value="114.705" calcext:value-type="float">
            <text:p>114.705</text:p>
          </table:table-cell>
          <table:table-cell office:value-type="float" office:value="6.568328" calcext:value-type="float">
            <text:p>6.568328</text:p>
          </table:table-cell>
          <table:table-cell office:value-type="float" office:value="0.06425508" calcext:value-type="float">
            <text:p>0.06425508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400833" calcext:value-type="float">
            <text:p>0.00040083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336583" calcext:value-type="float">
            <text:p>-0.03336583</text:p>
          </table:table-cell>
          <table:table-cell office:value-type="float" office:value="370" calcext:value-type="float">
            <text:p>370</text:p>
          </table:table-cell>
          <table:table-cell office:value-type="float" office:value="-143.5646" calcext:value-type="float">
            <text:p>-143.5646</text:p>
          </table:table-cell>
          <table:table-cell office:value-type="float" office:value="0" calcext:value-type="float">
            <text:p>0</text:p>
          </table:table-cell>
          <table:table-cell office:value-type="float" office:value="308.6466" calcext:value-type="float">
            <text:p>308.6466</text:p>
          </table:table-cell>
          <table:table-cell office:value-type="float" office:value="1191.882" calcext:value-type="float">
            <text:p>1191.882</text:p>
          </table:table-cell>
          <table:table-cell office:value-type="float" office:value="1448.049" calcext:value-type="float">
            <text:p>1448.049</text:p>
          </table:table-cell>
          <table:table-cell office:value-type="float" office:value="1290.378" calcext:value-type="float">
            <text:p>1290.378</text:p>
          </table:table-cell>
          <table:table-cell office:value-type="float" office:value="773.2044" calcext:value-type="float">
            <text:p>773.2044</text:p>
          </table:table-cell>
          <table:table-cell office:value-type="float" office:value="1082.388" calcext:value-type="float">
            <text:p>1082.388</text:p>
          </table:table-cell>
          <table:table-cell office:value-type="float" office:value="416.2659" calcext:value-type="float">
            <text:p>416.2659</text:p>
          </table:table-cell>
          <table:table-cell office:value-type="float" office:value="1861.77" calcext:value-type="float">
            <text:p>1861.77</text:p>
          </table:table-cell>
          <table:table-cell office:value-type="float" office:value="2095.374" calcext:value-type="float">
            <text:p>2095.374</text:p>
          </table:table-cell>
          <table:table-cell office:value-type="float" office:value="1672.727" calcext:value-type="float">
            <text:p>1672.727</text:p>
          </table:table-cell>
          <table:table-cell office:value-type="float" office:value="585.6895" calcext:value-type="float">
            <text:p>585.6895</text:p>
          </table:table-cell>
          <table:table-cell office:value-type="float" office:value="575.1797" calcext:value-type="float">
            <text:p>575.1797</text:p>
          </table:table-cell>
          <table:table-cell office:value-type="float" office:value="142.8141" calcext:value-type="float">
            <text:p>142.8141</text:p>
          </table:table-cell>
          <table:table-cell office:value-type="float" office:value="35.69693" calcext:value-type="float">
            <text:p>35.69693</text:p>
          </table:table-cell>
          <table:table-cell office:value-type="float" office:value="0" calcext:value-type="float">
            <text:p>0</text:p>
          </table:table-cell>
          <table:table-cell office:value-type="float" office:value="-0.006935702" calcext:value-type="float">
            <text:p>-0.006935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3714" calcext:value-type="float">
            <text:p>-143.3714</text:p>
          </table:table-cell>
          <table:table-cell office:value-type="float" office:value="0" calcext:value-type="float">
            <text:p>0</text:p>
          </table:table-cell>
          <table:table-cell office:value-type="float" office:value="3.417489" calcext:value-type="float">
            <text:p>3.417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343.1388" calcext:value-type="float">
            <text:p>343.1388</text:p>
          </table:table-cell>
          <table:table-cell office:value-type="float" office:value="13141.08" calcext:value-type="float">
            <text:p>13141.08</text:p>
          </table:table-cell>
          <table:table-cell office:value-type="float" office:value="0" calcext:value-type="float">
            <text:p>0</text:p>
          </table:table-cell>
          <table:table-cell office:value-type="float" office:value="0.0002608188" calcext:value-type="float">
            <text:p>0.0002608188</text:p>
          </table:table-cell>
          <table:table-cell office:value-type="float" office:value="-145.9854" calcext:value-type="float">
            <text:p>-145.9854</text:p>
          </table:table-cell>
          <table:table-cell office:value-type="float" office:value="380.4287" calcext:value-type="float">
            <text:p>380.4287</text:p>
          </table:table-cell>
          <table:table-cell office:value-type="float" office:value="-0.000711315" calcext:value-type="float">
            <text:p>-0.000711315</text:p>
          </table:table-cell>
          <table:table-cell office:value-type="float" office:value="114.7764" calcext:value-type="float">
            <text:p>114.7764</text:p>
          </table:table-cell>
          <table:table-cell office:value-type="float" office:value="6.317739" calcext:value-type="float">
            <text:p>6.317739</text:p>
          </table:table-cell>
          <table:table-cell office:value-type="float" office:value="0.06433704" calcext:value-type="float">
            <text:p>0.06433704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04008405" calcext:value-type="float">
            <text:p>0.0004008405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3336583" calcext:value-type="float">
            <text:p>-0.03336583</text:p>
          </table:table-cell>
          <table:table-cell office:value-type="float" office:value="370" calcext:value-type="float">
            <text:p>370</text:p>
          </table:table-cell>
          <table:table-cell office:value-type="float" office:value="-145.903" calcext:value-type="float">
            <text:p>-145.903</text:p>
          </table:table-cell>
          <table:table-cell office:value-type="float" office:value="0" calcext:value-type="float">
            <text:p>0</text:p>
          </table:table-cell>
          <table:table-cell office:value-type="float" office:value="308.5985" calcext:value-type="float">
            <text:p>308.5985</text:p>
          </table:table-cell>
          <table:table-cell office:value-type="float" office:value="1191.037" calcext:value-type="float">
            <text:p>1191.037</text:p>
          </table:table-cell>
          <table:table-cell office:value-type="float" office:value="1447.223" calcext:value-type="float">
            <text:p>1447.223</text:p>
          </table:table-cell>
          <table:table-cell office:value-type="float" office:value="1290.227" calcext:value-type="float">
            <text:p>1290.227</text:p>
          </table:table-cell>
          <table:table-cell office:value-type="float" office:value="773.1011" calcext:value-type="float">
            <text:p>773.1011</text:p>
          </table:table-cell>
          <table:table-cell office:value-type="float" office:value="1082.325" calcext:value-type="float">
            <text:p>1082.325</text:p>
          </table:table-cell>
          <table:table-cell office:value-type="float" office:value="416.2354" calcext:value-type="float">
            <text:p>416.2354</text:p>
          </table:table-cell>
          <table:table-cell office:value-type="float" office:value="1861.718" calcext:value-type="float">
            <text:p>1861.718</text:p>
          </table:table-cell>
          <table:table-cell office:value-type="float" office:value="2095.347" calcext:value-type="float">
            <text:p>2095.347</text:p>
          </table:table-cell>
          <table:table-cell office:value-type="float" office:value="1672.711" calcext:value-type="float">
            <text:p>1672.711</text:p>
          </table:table-cell>
          <table:table-cell office:value-type="float" office:value="585.6882" calcext:value-type="float">
            <text:p>585.6882</text:p>
          </table:table-cell>
          <table:table-cell office:value-type="float" office:value="575.1785" calcext:value-type="float">
            <text:p>575.1785</text:p>
          </table:table-cell>
          <table:table-cell office:value-type="float" office:value="142.8145" calcext:value-type="float">
            <text:p>142.8145</text:p>
          </table:table-cell>
          <table:table-cell office:value-type="float" office:value="35.69693" calcext:value-type="float">
            <text:p>35.69693</text:p>
          </table:table-cell>
          <table:table-cell office:value-type="float" office:value="0" calcext:value-type="float">
            <text:p>0</text:p>
          </table:table-cell>
          <table:table-cell office:value-type="float" office:value="-0.007089656" calcext:value-type="float">
            <text:p>-0.007089656</text:p>
          </table:table-cell>
          <table:table-cell office:value-type="float" office:value="0" calcext:value-type="float">
            <text:p>0</text:p>
          </table:table-cell>
          <table:table-cell office:value-type="float" office:value="0.004778082" calcext:value-type="float">
            <text:p>0.004778082</text:p>
          </table:table-cell>
          <table:table-cell office:value-type="float" office:value="0.002248016" calcext:value-type="float">
            <text:p>0.002248016</text:p>
          </table:table-cell>
          <table:table-cell office:value-type="float" office:value="-0.008179052" calcext:value-type="float">
            <text:p>-0.008179052</text:p>
          </table:table-cell>
          <table:table-cell office:value-type="float" office:value="-0.005931036" calcext:value-type="float">
            <text:p>-0.005931036</text:p>
          </table:table-cell>
          <table:table-cell office:value-type="float" office:value="-145.7265" calcext:value-type="float">
            <text:p>-145.7265</text:p>
          </table:table-cell>
          <table:table-cell office:value-type="float" office:value="0" calcext:value-type="float">
            <text:p>0</text:p>
          </table:table-cell>
          <table:table-cell office:value-type="float" office:value="3.438729" calcext:value-type="float">
            <text:p>3.438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340.5672" calcext:value-type="float">
            <text:p>340.5672</text:p>
          </table:table-cell>
          <table:table-cell office:value-type="float" office:value="13141.19" calcext:value-type="float">
            <text:p>13141.19</text:p>
          </table:table-cell>
          <table:table-cell office:value-type="float" office:value="0" calcext:value-type="float">
            <text:p>0</text:p>
          </table:table-cell>
          <table:table-cell office:value-type="float" office:value="0.0005261687" calcext:value-type="float">
            <text:p>0.0005261687</text:p>
          </table:table-cell>
          <table:table-cell office:value-type="float" office:value="-148.4304" calcext:value-type="float">
            <text:p>-148.4304</text:p>
          </table:table-cell>
          <table:table-cell office:value-type="float" office:value="390.8436" calcext:value-type="float">
            <text:p>390.8436</text:p>
          </table:table-cell>
          <table:table-cell office:value-type="float" office:value="-0.002501273" calcext:value-type="float">
            <text:p>-0.002501273</text:p>
          </table:table-cell>
          <table:table-cell office:value-type="float" office:value="114.7831" calcext:value-type="float">
            <text:p>114.7831</text:p>
          </table:table-cell>
          <table:table-cell office:value-type="float" office:value="6.096284" calcext:value-type="float">
            <text:p>6.096284</text:p>
          </table:table-cell>
          <table:table-cell office:value-type="float" office:value="0.0644848" calcext:value-type="float">
            <text:p>0.0644848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06363029" calcext:value-type="float">
            <text:p>0.00636302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-0.0162552" calcext:value-type="float">
            <text:p>-0.0162552</text:p>
          </table:table-cell>
          <table:table-cell office:value-type="float" office:value="370" calcext:value-type="float">
            <text:p>370</text:p>
          </table:table-cell>
          <table:table-cell office:value-type="float" office:value="-148.3708" calcext:value-type="float">
            <text:p>-148.3708</text:p>
          </table:table-cell>
          <table:table-cell office:value-type="float" office:value="0" calcext:value-type="float">
            <text:p>0</text:p>
          </table:table-cell>
          <table:table-cell office:value-type="float" office:value="308.5687" calcext:value-type="float">
            <text:p>308.5687</text:p>
          </table:table-cell>
          <table:table-cell office:value-type="float" office:value="1190.158" calcext:value-type="float">
            <text:p>1190.158</text:p>
          </table:table-cell>
          <table:table-cell office:value-type="float" office:value="1446.355" calcext:value-type="float">
            <text:p>1446.355</text:p>
          </table:table-cell>
          <table:table-cell office:value-type="float" office:value="1290.068" calcext:value-type="float">
            <text:p>1290.068</text:p>
          </table:table-cell>
          <table:table-cell office:value-type="float" office:value="772.9893" calcext:value-type="float">
            <text:p>772.9893</text:p>
          </table:table-cell>
          <table:table-cell office:value-type="float" office:value="1082.258" calcext:value-type="float">
            <text:p>1082.258</text:p>
          </table:table-cell>
          <table:table-cell office:value-type="float" office:value="416.2021" calcext:value-type="float">
            <text:p>416.2021</text:p>
          </table:table-cell>
          <table:table-cell office:value-type="float" office:value="1861.665" calcext:value-type="float">
            <text:p>1861.665</text:p>
          </table:table-cell>
          <table:table-cell office:value-type="float" office:value="2095.321" calcext:value-type="float">
            <text:p>2095.321</text:p>
          </table:table-cell>
          <table:table-cell office:value-type="float" office:value="1672.696" calcext:value-type="float">
            <text:p>1672.696</text:p>
          </table:table-cell>
          <table:table-cell office:value-type="float" office:value="585.6869" calcext:value-type="float">
            <text:p>585.6869</text:p>
          </table:table-cell>
          <table:table-cell office:value-type="float" office:value="575.1769" calcext:value-type="float">
            <text:p>575.1769</text:p>
          </table:table-cell>
          <table:table-cell office:value-type="float" office:value="142.8151" calcext:value-type="float">
            <text:p>142.8151</text:p>
          </table:table-cell>
          <table:table-cell office:value-type="float" office:value="35.69692" calcext:value-type="float">
            <text:p>35.69692</text:p>
          </table:table-cell>
          <table:table-cell office:value-type="float" office:value="0" calcext:value-type="float">
            <text:p>0</text:p>
          </table:table-cell>
          <table:table-cell office:value-type="float" office:value="-0.007243592" calcext:value-type="float">
            <text:p>-0.007243592</text:p>
          </table:table-cell>
          <table:table-cell office:value-type="float" office:value="0" calcext:value-type="float">
            <text:p>0</text:p>
          </table:table-cell>
          <table:table-cell office:value-type="float" office:value="0.0101832" calcext:value-type="float">
            <text:p>0.0101832</text:p>
          </table:table-cell>
          <table:table-cell office:value-type="float" office:value="0.01997207" calcext:value-type="float">
            <text:p>0.01997207</text:p>
          </table:table-cell>
          <table:table-cell office:value-type="float" office:value="-0.02753022" calcext:value-type="float">
            <text:p>-0.02753022</text:p>
          </table:table-cell>
          <table:table-cell office:value-type="float" office:value="-0.007558148" calcext:value-type="float">
            <text:p>-0.007558148</text:p>
          </table:table-cell>
          <table:table-cell office:value-type="float" office:value="-148.1275" calcext:value-type="float">
            <text:p>-148.1275</text:p>
          </table:table-cell>
          <table:table-cell office:value-type="float" office:value="0" calcext:value-type="float">
            <text:p>0</text:p>
          </table:table-cell>
          <table:table-cell office:value-type="float" office:value="3.378557" calcext:value-type="float">
            <text:p>3.378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338.5826" calcext:value-type="float">
            <text:p>338.5826</text:p>
          </table:table-cell>
          <table:table-cell office:value-type="float" office:value="13141.24" calcext:value-type="float">
            <text:p>13141.24</text:p>
          </table:table-cell>
          <table:table-cell office:value-type="float" office:value="0" calcext:value-type="float">
            <text:p>0</text:p>
          </table:table-cell>
          <table:table-cell office:value-type="float" office:value="0.0007924274" calcext:value-type="float">
            <text:p>0.0007924274</text:p>
          </table:table-cell>
          <table:table-cell office:value-type="float" office:value="-150.3377" calcext:value-type="float">
            <text:p>-150.3377</text:p>
          </table:table-cell>
          <table:table-cell office:value-type="float" office:value="398.6589" calcext:value-type="float">
            <text:p>398.6589</text:p>
          </table:table-cell>
          <table:table-cell office:value-type="float" office:value="-0.004715717" calcext:value-type="float">
            <text:p>-0.004715717</text:p>
          </table:table-cell>
          <table:table-cell office:value-type="float" office:value="114.3815" calcext:value-type="float">
            <text:p>114.3815</text:p>
          </table:table-cell>
          <table:table-cell office:value-type="float" office:value="5.986234" calcext:value-type="float">
            <text:p>5.986234</text:p>
          </table:table-cell>
          <table:table-cell office:value-type="float" office:value="0.06480668" calcext:value-type="float">
            <text:p>0.06480668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161077" calcext:value-type="float">
            <text:p>0.0161077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0372146" calcext:value-type="float">
            <text:p>0.0372146</text:p>
          </table:table-cell>
          <table:table-cell office:value-type="float" office:value="370" calcext:value-type="float">
            <text:p>370</text:p>
          </table:table-cell>
          <table:table-cell office:value-type="float" office:value="-150.3353" calcext:value-type="float">
            <text:p>-150.3353</text:p>
          </table:table-cell>
          <table:table-cell office:value-type="float" office:value="0" calcext:value-type="float">
            <text:p>0</text:p>
          </table:table-cell>
          <table:table-cell office:value-type="float" office:value="308.6294" calcext:value-type="float">
            <text:p>308.6294</text:p>
          </table:table-cell>
          <table:table-cell office:value-type="float" office:value="1189.453" calcext:value-type="float">
            <text:p>1189.453</text:p>
          </table:table-cell>
          <table:table-cell office:value-type="float" office:value="1445.63" calcext:value-type="float">
            <text:p>1445.63</text:p>
          </table:table-cell>
          <table:table-cell office:value-type="float" office:value="1289.921" calcext:value-type="float">
            <text:p>1289.921</text:p>
          </table:table-cell>
          <table:table-cell office:value-type="float" office:value="772.8836" calcext:value-type="float">
            <text:p>772.8836</text:p>
          </table:table-cell>
          <table:table-cell office:value-type="float" office:value="1082.191" calcext:value-type="float">
            <text:p>1082.191</text:p>
          </table:table-cell>
          <table:table-cell office:value-type="float" office:value="416.1684" calcext:value-type="float">
            <text:p>416.1684</text:p>
          </table:table-cell>
          <table:table-cell office:value-type="float" office:value="1861.61" calcext:value-type="float">
            <text:p>1861.61</text:p>
          </table:table-cell>
          <table:table-cell office:value-type="float" office:value="2095.293" calcext:value-type="float">
            <text:p>2095.293</text:p>
          </table:table-cell>
          <table:table-cell office:value-type="float" office:value="1672.681" calcext:value-type="float">
            <text:p>1672.681</text:p>
          </table:table-cell>
          <table:table-cell office:value-type="float" office:value="585.6855" calcext:value-type="float">
            <text:p>585.6855</text:p>
          </table:table-cell>
          <table:table-cell office:value-type="float" office:value="575.1751" calcext:value-type="float">
            <text:p>575.1751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92" calcext:value-type="float">
            <text:p>35.69692</text:p>
          </table:table-cell>
          <table:table-cell office:value-type="float" office:value="0" calcext:value-type="float">
            <text:p>0</text:p>
          </table:table-cell>
          <table:table-cell office:value-type="float" office:value="-0.007262984" calcext:value-type="float">
            <text:p>-0.007262984</text:p>
          </table:table-cell>
          <table:table-cell office:value-type="float" office:value="0" calcext:value-type="float">
            <text:p>0</text:p>
          </table:table-cell>
          <table:table-cell office:value-type="float" office:value="0.0141356" calcext:value-type="float">
            <text:p>0.0141356</text:p>
          </table:table-cell>
          <table:table-cell office:value-type="float" office:value="0.0431929" calcext:value-type="float">
            <text:p>0.0431929</text:p>
          </table:table-cell>
          <table:table-cell office:value-type="float" office:value="-0.04727875" calcext:value-type="float">
            <text:p>-0.04727875</text:p>
          </table:table-cell>
          <table:table-cell office:value-type="float" office:value="-0.004085854" calcext:value-type="float">
            <text:p>-0.004085854</text:p>
          </table:table-cell>
          <table:table-cell office:value-type="float" office:value="-149.998" calcext:value-type="float">
            <text:p>-149.998</text:p>
          </table:table-cell>
          <table:table-cell office:value-type="float" office:value="0" calcext:value-type="float">
            <text:p>0</text:p>
          </table:table-cell>
          <table:table-cell office:value-type="float" office:value="3.289198" calcext:value-type="float">
            <text:p>3.289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335.9736" calcext:value-type="float">
            <text:p>335.9736</text:p>
          </table:table-cell>
          <table:table-cell office:value-type="float" office:value="13141.36" calcext:value-type="float">
            <text:p>13141.36</text:p>
          </table:table-cell>
          <table:table-cell office:value-type="float" office:value="0" calcext:value-type="float">
            <text:p>0</text:p>
          </table:table-cell>
          <table:table-cell office:value-type="float" office:value="0.001060774" calcext:value-type="float">
            <text:p>0.001060774</text:p>
          </table:table-cell>
          <table:table-cell office:value-type="float" office:value="-152.6727" calcext:value-type="float">
            <text:p>-152.6727</text:p>
          </table:table-cell>
          <table:table-cell office:value-type="float" office:value="408.1732" calcext:value-type="float">
            <text:p>408.1732</text:p>
          </table:table-cell>
          <table:table-cell office:value-type="float" office:value="-0.007706341" calcext:value-type="float">
            <text:p>-0.007706341</text:p>
          </table:table-cell>
          <table:table-cell office:value-type="float" office:value="113.6883" calcext:value-type="float">
            <text:p>113.6883</text:p>
          </table:table-cell>
          <table:table-cell office:value-type="float" office:value="5.840548" calcext:value-type="float">
            <text:p>5.840548</text:p>
          </table:table-cell>
          <table:table-cell office:value-type="float" office:value="0.06505655" calcext:value-type="float">
            <text:p>0.06505655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1798548" calcext:value-type="float">
            <text:p>0.01798548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06684463" calcext:value-type="float">
            <text:p>0.06684463</text:p>
          </table:table-cell>
          <table:table-cell office:value-type="float" office:value="370" calcext:value-type="float">
            <text:p>370</text:p>
          </table:table-cell>
          <table:table-cell office:value-type="float" office:value="-152.6836" calcext:value-type="float">
            <text:p>-152.6836</text:p>
          </table:table-cell>
          <table:table-cell office:value-type="float" office:value="0" calcext:value-type="float">
            <text:p>0</text:p>
          </table:table-cell>
          <table:table-cell office:value-type="float" office:value="308.6822" calcext:value-type="float">
            <text:p>308.6822</text:p>
          </table:table-cell>
          <table:table-cell office:value-type="float" office:value="1188.465" calcext:value-type="float">
            <text:p>1188.465</text:p>
          </table:table-cell>
          <table:table-cell office:value-type="float" office:value="1444.704" calcext:value-type="float">
            <text:p>1444.704</text:p>
          </table:table-cell>
          <table:table-cell office:value-type="float" office:value="1289.754" calcext:value-type="float">
            <text:p>1289.754</text:p>
          </table:table-cell>
          <table:table-cell office:value-type="float" office:value="772.7699" calcext:value-type="float">
            <text:p>772.7699</text:p>
          </table:table-cell>
          <table:table-cell office:value-type="float" office:value="1082.122" calcext:value-type="float">
            <text:p>1082.122</text:p>
          </table:table-cell>
          <table:table-cell office:value-type="float" office:value="416.1347" calcext:value-type="float">
            <text:p>416.1347</text:p>
          </table:table-cell>
          <table:table-cell office:value-type="float" office:value="1861.555" calcext:value-type="float">
            <text:p>1861.555</text:p>
          </table:table-cell>
          <table:table-cell office:value-type="float" office:value="2095.266" calcext:value-type="float">
            <text:p>2095.266</text:p>
          </table:table-cell>
          <table:table-cell office:value-type="float" office:value="1672.665" calcext:value-type="float">
            <text:p>1672.665</text:p>
          </table:table-cell>
          <table:table-cell office:value-type="float" office:value="585.6843" calcext:value-type="float">
            <text:p>585.6843</text:p>
          </table:table-cell>
          <table:table-cell office:value-type="float" office:value="575.1734" calcext:value-type="float">
            <text:p>575.1734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07393565" calcext:value-type="float">
            <text:p>-0.007393565</text:p>
          </table:table-cell>
          <table:table-cell office:value-type="float" office:value="0" calcext:value-type="float">
            <text:p>0</text:p>
          </table:table-cell>
          <table:table-cell office:value-type="float" office:value="0.0189061" calcext:value-type="float">
            <text:p>0.0189061</text:p>
          </table:table-cell>
          <table:table-cell office:value-type="float" office:value="0.08638551" calcext:value-type="float">
            <text:p>0.08638551</text:p>
          </table:table-cell>
          <table:table-cell office:value-type="float" office:value="-0.07553131" calcext:value-type="float">
            <text:p>-0.07553131</text:p>
          </table:table-cell>
          <table:table-cell office:value-type="float" office:value="0.0108542" calcext:value-type="float">
            <text:p>0.0108542</text:p>
          </table:table-cell>
          <table:table-cell office:value-type="float" office:value="-152.431" calcext:value-type="float">
            <text:p>-152.431</text:p>
          </table:table-cell>
          <table:table-cell office:value-type="float" office:value="0" calcext:value-type="float">
            <text:p>0</text:p>
          </table:table-cell>
          <table:table-cell office:value-type="float" office:value="3.35899" calcext:value-type="float">
            <text:p>3.35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332.7455" calcext:value-type="float">
            <text:p>332.7455</text:p>
          </table:table-cell>
          <table:table-cell office:value-type="float" office:value="13141.48" calcext:value-type="float">
            <text:p>13141.48</text:p>
          </table:table-cell>
          <table:table-cell office:value-type="float" office:value="0" calcext:value-type="float">
            <text:p>0</text:p>
          </table:table-cell>
          <table:table-cell office:value-type="float" office:value="0.001336156" calcext:value-type="float">
            <text:p>0.001336156</text:p>
          </table:table-cell>
          <table:table-cell office:value-type="float" office:value="-155.5989" calcext:value-type="float">
            <text:p>-155.5989</text:p>
          </table:table-cell>
          <table:table-cell office:value-type="float" office:value="418.4951" calcext:value-type="float">
            <text:p>418.4951</text:p>
          </table:table-cell>
          <table:table-cell office:value-type="float" office:value="-0.0113915" calcext:value-type="float">
            <text:p>-0.0113915</text:p>
          </table:table-cell>
          <table:table-cell office:value-type="float" office:value="112.8653" calcext:value-type="float">
            <text:p>112.8653</text:p>
          </table:table-cell>
          <table:table-cell office:value-type="float" office:value="5.685295" calcext:value-type="float">
            <text:p>5.685295</text:p>
          </table:table-cell>
          <table:table-cell office:value-type="float" office:value="0.06518874" calcext:value-type="float">
            <text:p>0.06518874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1894105" calcext:value-type="float">
            <text:p>0.01894105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08665876" calcext:value-type="float">
            <text:p>0.08665876</text:p>
          </table:table-cell>
          <table:table-cell office:value-type="float" office:value="370" calcext:value-type="float">
            <text:p>370</text:p>
          </table:table-cell>
          <table:table-cell office:value-type="float" office:value="-155.5907" calcext:value-type="float">
            <text:p>-155.5907</text:p>
          </table:table-cell>
          <table:table-cell office:value-type="float" office:value="0" calcext:value-type="float">
            <text:p>0</text:p>
          </table:table-cell>
          <table:table-cell office:value-type="float" office:value="308.753" calcext:value-type="float">
            <text:p>308.753</text:p>
          </table:table-cell>
          <table:table-cell office:value-type="float" office:value="1187.205" calcext:value-type="float">
            <text:p>1187.205</text:p>
          </table:table-cell>
          <table:table-cell office:value-type="float" office:value="1443.516" calcext:value-type="float">
            <text:p>1443.516</text:p>
          </table:table-cell>
          <table:table-cell office:value-type="float" office:value="1289.536" calcext:value-type="float">
            <text:p>1289.536</text:p>
          </table:table-cell>
          <table:table-cell office:value-type="float" office:value="772.6367" calcext:value-type="float">
            <text:p>772.6367</text:p>
          </table:table-cell>
          <table:table-cell office:value-type="float" office:value="1082.041" calcext:value-type="float">
            <text:p>1082.041</text:p>
          </table:table-cell>
          <table:table-cell office:value-type="float" office:value="416.098" calcext:value-type="float">
            <text:p>416.098</text:p>
          </table:table-cell>
          <table:table-cell office:value-type="float" office:value="1861.499" calcext:value-type="float">
            <text:p>1861.499</text:p>
          </table:table-cell>
          <table:table-cell office:value-type="float" office:value="2095.235" calcext:value-type="float">
            <text:p>2095.235</text:p>
          </table:table-cell>
          <table:table-cell office:value-type="float" office:value="1672.65" calcext:value-type="float">
            <text:p>1672.65</text:p>
          </table:table-cell>
          <table:table-cell office:value-type="float" office:value="585.6831" calcext:value-type="float">
            <text:p>585.6831</text:p>
          </table:table-cell>
          <table:table-cell office:value-type="float" office:value="575.1716" calcext:value-type="float">
            <text:p>575.1716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07723315" calcext:value-type="float">
            <text:p>-0.007723315</text:p>
          </table:table-cell>
          <table:table-cell office:value-type="float" office:value="0" calcext:value-type="float">
            <text:p>0</text:p>
          </table:table-cell>
          <table:table-cell office:value-type="float" office:value="0.0245863" calcext:value-type="float">
            <text:p>0.0245863</text:p>
          </table:table-cell>
          <table:table-cell office:value-type="float" office:value="0.1616337" calcext:value-type="float">
            <text:p>0.1616337</text:p>
          </table:table-cell>
          <table:table-cell office:value-type="float" office:value="-0.1147656" calcext:value-type="float">
            <text:p>-0.1147656</text:p>
          </table:table-cell>
          <table:table-cell office:value-type="float" office:value="0.0468681" calcext:value-type="float">
            <text:p>0.0468681</text:p>
          </table:table-cell>
          <table:table-cell office:value-type="float" office:value="-155.4711" calcext:value-type="float">
            <text:p>-155.4711</text:p>
          </table:table-cell>
          <table:table-cell office:value-type="float" office:value="0" calcext:value-type="float">
            <text:p>0</text:p>
          </table:table-cell>
          <table:table-cell office:value-type="float" office:value="3.45653" calcext:value-type="float">
            <text:p>3.45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329.2105" calcext:value-type="float">
            <text:p>329.2105</text:p>
          </table:table-cell>
          <table:table-cell office:value-type="float" office:value="13141.55" calcext:value-type="float">
            <text:p>13141.55</text:p>
          </table:table-cell>
          <table:table-cell office:value-type="float" office:value="0" calcext:value-type="float">
            <text:p>0</text:p>
          </table:table-cell>
          <table:table-cell office:value-type="float" office:value="0.001620967" calcext:value-type="float">
            <text:p>0.001620967</text:p>
          </table:table-cell>
          <table:table-cell office:value-type="float" office:value="-158.8911" calcext:value-type="float">
            <text:p>-158.8911</text:p>
          </table:table-cell>
          <table:table-cell office:value-type="float" office:value="432.1592" calcext:value-type="float">
            <text:p>432.1592</text:p>
          </table:table-cell>
          <table:table-cell office:value-type="float" office:value="-0.01563448" calcext:value-type="float">
            <text:p>-0.01563448</text:p>
          </table:table-cell>
          <table:table-cell office:value-type="float" office:value="112.217" calcext:value-type="float">
            <text:p>112.217</text:p>
          </table:table-cell>
          <table:table-cell office:value-type="float" office:value="5.525631" calcext:value-type="float">
            <text:p>5.525631</text:p>
          </table:table-cell>
          <table:table-cell office:value-type="float" office:value="0.06526442" calcext:value-type="float">
            <text:p>0.06526442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1951987" calcext:value-type="float">
            <text:p>0.01951987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1002067" calcext:value-type="float">
            <text:p>0.1002067</text:p>
          </table:table-cell>
          <table:table-cell office:value-type="float" office:value="370" calcext:value-type="float">
            <text:p>370</text:p>
          </table:table-cell>
          <table:table-cell office:value-type="float" office:value="-158.8254" calcext:value-type="float">
            <text:p>-158.8254</text:p>
          </table:table-cell>
          <table:table-cell office:value-type="float" office:value="0" calcext:value-type="float">
            <text:p>0</text:p>
          </table:table-cell>
          <table:table-cell office:value-type="float" office:value="308.8856" calcext:value-type="float">
            <text:p>308.8856</text:p>
          </table:table-cell>
          <table:table-cell office:value-type="float" office:value="1185.816" calcext:value-type="float">
            <text:p>1185.816</text:p>
          </table:table-cell>
          <table:table-cell office:value-type="float" office:value="1442.143" calcext:value-type="float">
            <text:p>1442.143</text:p>
          </table:table-cell>
          <table:table-cell office:value-type="float" office:value="1289.284" calcext:value-type="float">
            <text:p>1289.284</text:p>
          </table:table-cell>
          <table:table-cell office:value-type="float" office:value="772.4727" calcext:value-type="float">
            <text:p>772.4727</text:p>
          </table:table-cell>
          <table:table-cell office:value-type="float" office:value="1081.947" calcext:value-type="float">
            <text:p>1081.947</text:p>
          </table:table-cell>
          <table:table-cell office:value-type="float" office:value="416.0564" calcext:value-type="float">
            <text:p>416.0564</text:p>
          </table:table-cell>
          <table:table-cell office:value-type="float" office:value="1861.44" calcext:value-type="float">
            <text:p>1861.44</text:p>
          </table:table-cell>
          <table:table-cell office:value-type="float" office:value="2095.196" calcext:value-type="float">
            <text:p>2095.196</text:p>
          </table:table-cell>
          <table:table-cell office:value-type="float" office:value="1672.634" calcext:value-type="float">
            <text:p>1672.634</text:p>
          </table:table-cell>
          <table:table-cell office:value-type="float" office:value="585.6819" calcext:value-type="float">
            <text:p>585.6819</text:p>
          </table:table-cell>
          <table:table-cell office:value-type="float" office:value="575.1699" calcext:value-type="float">
            <text:p>575.1699</text:p>
          </table:table-cell>
          <table:table-cell office:value-type="float" office:value="142.8158" calcext:value-type="float">
            <text:p>142.8158</text:p>
          </table:table-cell>
          <table:table-cell office:value-type="float" office:value="35.6969" calcext:value-type="float">
            <text:p>35.6969</text:p>
          </table:table-cell>
          <table:table-cell office:value-type="float" office:value="0" calcext:value-type="float">
            <text:p>0</text:p>
          </table:table-cell>
          <table:table-cell office:value-type="float" office:value="-0.008152657" calcext:value-type="float">
            <text:p>-0.008152657</text:p>
          </table:table-cell>
          <table:table-cell office:value-type="float" office:value="0" calcext:value-type="float">
            <text:p>0</text:p>
          </table:table-cell>
          <table:table-cell office:value-type="float" office:value="0.03089533" calcext:value-type="float">
            <text:p>0.03089533</text:p>
          </table:table-cell>
          <table:table-cell office:value-type="float" office:value="0.2798307" calcext:value-type="float">
            <text:p>0.2798307</text:p>
          </table:table-cell>
          <table:table-cell office:value-type="float" office:value="-0.1655632" calcext:value-type="float">
            <text:p>-0.1655632</text:p>
          </table:table-cell>
          <table:table-cell office:value-type="float" office:value="0.1142675" calcext:value-type="float">
            <text:p>0.1142675</text:p>
          </table:table-cell>
          <table:table-cell office:value-type="float" office:value="-158.8563" calcext:value-type="float">
            <text:p>-158.8563</text:p>
          </table:table-cell>
          <table:table-cell office:value-type="float" office:value="0" calcext:value-type="float">
            <text:p>0</text:p>
          </table:table-cell>
          <table:table-cell office:value-type="float" office:value="3.539572" calcext:value-type="float">
            <text:p>3.539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326.6998" calcext:value-type="float">
            <text:p>326.6998</text:p>
          </table:table-cell>
          <table:table-cell office:value-type="float" office:value="13141.65" calcext:value-type="float">
            <text:p>13141.65</text:p>
          </table:table-cell>
          <table:table-cell office:value-type="float" office:value="0" calcext:value-type="float">
            <text:p>0</text:p>
          </table:table-cell>
          <table:table-cell office:value-type="float" office:value="0.001924057" calcext:value-type="float">
            <text:p>0.001924057</text:p>
          </table:table-cell>
          <table:table-cell office:value-type="float" office:value="-161.0076" calcext:value-type="float">
            <text:p>-161.0076</text:p>
          </table:table-cell>
          <table:table-cell office:value-type="float" office:value="440.1552" calcext:value-type="float">
            <text:p>440.1552</text:p>
          </table:table-cell>
          <table:table-cell office:value-type="float" office:value="-0.02091211" calcext:value-type="float">
            <text:p>-0.02091211</text:p>
          </table:table-cell>
          <table:table-cell office:value-type="float" office:value="112.2045" calcext:value-type="float">
            <text:p>112.2045</text:p>
          </table:table-cell>
          <table:table-cell office:value-type="float" office:value="5.307659" calcext:value-type="float">
            <text:p>5.307659</text:p>
          </table:table-cell>
          <table:table-cell office:value-type="float" office:value="0.06532249" calcext:value-type="float">
            <text:p>0.06532249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6752641" calcext:value-type="float">
            <text:p>0.06752641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1805591" calcext:value-type="float">
            <text:p>0.1805591</text:p>
          </table:table-cell>
          <table:table-cell office:value-type="float" office:value="370" calcext:value-type="float">
            <text:p>370</text:p>
          </table:table-cell>
          <table:table-cell office:value-type="float" office:value="-161.0144" calcext:value-type="float">
            <text:p>-161.0144</text:p>
          </table:table-cell>
          <table:table-cell office:value-type="float" office:value="0" calcext:value-type="float">
            <text:p>0</text:p>
          </table:table-cell>
          <table:table-cell office:value-type="float" office:value="308.9406" calcext:value-type="float">
            <text:p>308.9406</text:p>
          </table:table-cell>
          <table:table-cell office:value-type="float" office:value="1185.007" calcext:value-type="float">
            <text:p>1185.007</text:p>
          </table:table-cell>
          <table:table-cell office:value-type="float" office:value="1441.296" calcext:value-type="float">
            <text:p>1441.296</text:p>
          </table:table-cell>
          <table:table-cell office:value-type="float" office:value="1289.098" calcext:value-type="float">
            <text:p>1289.098</text:p>
          </table:table-cell>
          <table:table-cell office:value-type="float" office:value="772.3267" calcext:value-type="float">
            <text:p>772.3267</text:p>
          </table:table-cell>
          <table:table-cell office:value-type="float" office:value="1081.853" calcext:value-type="float">
            <text:p>1081.853</text:p>
          </table:table-cell>
          <table:table-cell office:value-type="float" office:value="416.0118" calcext:value-type="float">
            <text:p>416.0118</text:p>
          </table:table-cell>
          <table:table-cell office:value-type="float" office:value="1861.377" calcext:value-type="float">
            <text:p>1861.377</text:p>
          </table:table-cell>
          <table:table-cell office:value-type="float" office:value="2095.156" calcext:value-type="float">
            <text:p>2095.156</text:p>
          </table:table-cell>
          <table:table-cell office:value-type="float" office:value="1672.619" calcext:value-type="float">
            <text:p>1672.619</text:p>
          </table:table-cell>
          <table:table-cell office:value-type="float" office:value="585.6808" calcext:value-type="float">
            <text:p>585.6808</text:p>
          </table:table-cell>
          <table:table-cell office:value-type="float" office:value="575.168" calcext:value-type="float">
            <text:p>575.168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9" calcext:value-type="float">
            <text:p>35.6969</text:p>
          </table:table-cell>
          <table:table-cell office:value-type="float" office:value="0" calcext:value-type="float">
            <text:p>0</text:p>
          </table:table-cell>
          <table:table-cell office:value-type="float" office:value="-0.00845323" calcext:value-type="float">
            <text:p>-0.00845323</text:p>
          </table:table-cell>
          <table:table-cell office:value-type="float" office:value="0" calcext:value-type="float">
            <text:p>0</text:p>
          </table:table-cell>
          <table:table-cell office:value-type="float" office:value="0.03413682" calcext:value-type="float">
            <text:p>0.03413682</text:p>
          </table:table-cell>
          <table:table-cell office:value-type="float" office:value="0.364041" calcext:value-type="float">
            <text:p>0.364041</text:p>
          </table:table-cell>
          <table:table-cell office:value-type="float" office:value="-0.1994069" calcext:value-type="float">
            <text:p>-0.1994069</text:p>
          </table:table-cell>
          <table:table-cell office:value-type="float" office:value="0.1646341" calcext:value-type="float">
            <text:p>0.1646341</text:p>
          </table:table-cell>
          <table:table-cell office:value-type="float" office:value="-161.1576" calcext:value-type="float">
            <text:p>-161.1576</text:p>
          </table:table-cell>
          <table:table-cell office:value-type="float" office:value="0" calcext:value-type="float">
            <text:p>0</text:p>
          </table:table-cell>
          <table:table-cell office:value-type="float" office:value="3.64901" calcext:value-type="float">
            <text:p>3.64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324.5737" calcext:value-type="float">
            <text:p>324.5737</text:p>
          </table:table-cell>
          <table:table-cell office:value-type="float" office:value="13141.67" calcext:value-type="float">
            <text:p>13141.67</text:p>
          </table:table-cell>
          <table:table-cell office:value-type="float" office:value="0" calcext:value-type="float">
            <text:p>0</text:p>
          </table:table-cell>
          <table:table-cell office:value-type="float" office:value="0.00225055" calcext:value-type="float">
            <text:p>0.00225055</text:p>
          </table:table-cell>
          <table:table-cell office:value-type="float" office:value="-163.1392" calcext:value-type="float">
            <text:p>-163.1392</text:p>
          </table:table-cell>
          <table:table-cell office:value-type="float" office:value="449.957" calcext:value-type="float">
            <text:p>449.957</text:p>
          </table:table-cell>
          <table:table-cell office:value-type="float" office:value="-0.02773015" calcext:value-type="float">
            <text:p>-0.02773015</text:p>
          </table:table-cell>
          <table:table-cell office:value-type="float" office:value="112.0275" calcext:value-type="float">
            <text:p>112.0275</text:p>
          </table:table-cell>
          <table:table-cell office:value-type="float" office:value="5.173602" calcext:value-type="float">
            <text:p>5.173602</text:p>
          </table:table-cell>
          <table:table-cell office:value-type="float" office:value="0.06561431" calcext:value-type="float">
            <text:p>0.06561431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06965" calcext:value-type="float">
            <text:p>0.07106965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1925441" calcext:value-type="float">
            <text:p>0.1925441</text:p>
          </table:table-cell>
          <table:table-cell office:value-type="float" office:value="370" calcext:value-type="float">
            <text:p>370</text:p>
          </table:table-cell>
          <table:table-cell office:value-type="float" office:value="-163.1068" calcext:value-type="float">
            <text:p>-163.1068</text:p>
          </table:table-cell>
          <table:table-cell office:value-type="float" office:value="0" calcext:value-type="float">
            <text:p>0</text:p>
          </table:table-cell>
          <table:table-cell office:value-type="float" office:value="309.0154" calcext:value-type="float">
            <text:p>309.0154</text:p>
          </table:table-cell>
          <table:table-cell office:value-type="float" office:value="1184.238" calcext:value-type="float">
            <text:p>1184.238</text:p>
          </table:table-cell>
          <table:table-cell office:value-type="float" office:value="1440.524" calcext:value-type="float">
            <text:p>1440.524</text:p>
          </table:table-cell>
          <table:table-cell office:value-type="float" office:value="1288.943" calcext:value-type="float">
            <text:p>1288.943</text:p>
          </table:table-cell>
          <table:table-cell office:value-type="float" office:value="772.2084" calcext:value-type="float">
            <text:p>772.2084</text:p>
          </table:table-cell>
          <table:table-cell office:value-type="float" office:value="1081.777" calcext:value-type="float">
            <text:p>1081.777</text:p>
          </table:table-cell>
          <table:table-cell office:value-type="float" office:value="415.9742" calcext:value-type="float">
            <text:p>415.9742</text:p>
          </table:table-cell>
          <table:table-cell office:value-type="float" office:value="1861.316" calcext:value-type="float">
            <text:p>1861.316</text:p>
          </table:table-cell>
          <table:table-cell office:value-type="float" office:value="2095.115" calcext:value-type="float">
            <text:p>2095.115</text:p>
          </table:table-cell>
          <table:table-cell office:value-type="float" office:value="1672.604" calcext:value-type="float">
            <text:p>1672.604</text:p>
          </table:table-cell>
          <table:table-cell office:value-type="float" office:value="585.6796" calcext:value-type="float">
            <text:p>585.6796</text:p>
          </table:table-cell>
          <table:table-cell office:value-type="float" office:value="575.1663" calcext:value-type="float">
            <text:p>575.1663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89" calcext:value-type="float">
            <text:p>35.69689</text:p>
          </table:table-cell>
          <table:table-cell office:value-type="float" office:value="0" calcext:value-type="float">
            <text:p>0</text:p>
          </table:table-cell>
          <table:table-cell office:value-type="float" office:value="-0.008508287" calcext:value-type="float">
            <text:p>-0.008508287</text:p>
          </table:table-cell>
          <table:table-cell office:value-type="float" office:value="0" calcext:value-type="float">
            <text:p>0</text:p>
          </table:table-cell>
          <table:table-cell office:value-type="float" office:value="0.03625105" calcext:value-type="float">
            <text:p>0.03625105</text:p>
          </table:table-cell>
          <table:table-cell office:value-type="float" office:value="0.4393089" calcext:value-type="float">
            <text:p>0.4393089</text:p>
          </table:table-cell>
          <table:table-cell office:value-type="float" office:value="-0.2270115" calcext:value-type="float">
            <text:p>-0.2270115</text:p>
          </table:table-cell>
          <table:table-cell office:value-type="float" office:value="0.2122974" calcext:value-type="float">
            <text:p>0.2122974</text:p>
          </table:table-cell>
          <table:table-cell office:value-type="float" office:value="-163.1986" calcext:value-type="float">
            <text:p>-163.1986</text:p>
          </table:table-cell>
          <table:table-cell office:value-type="float" office:value="0" calcext:value-type="float">
            <text:p>0</text:p>
          </table:table-cell>
          <table:table-cell office:value-type="float" office:value="3.552241" calcext:value-type="float">
            <text:p>3.55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322.126" calcext:value-type="float">
            <text:p>322.126</text:p>
          </table:table-cell>
          <table:table-cell office:value-type="float" office:value="13141.69" calcext:value-type="float">
            <text:p>13141.69</text:p>
          </table:table-cell>
          <table:table-cell office:value-type="float" office:value="0" calcext:value-type="float">
            <text:p>0</text:p>
          </table:table-cell>
          <table:table-cell office:value-type="float" office:value="0.0026015" calcext:value-type="float">
            <text:p>0.0026015</text:p>
          </table:table-cell>
          <table:table-cell office:value-type="float" office:value="-165.4456" calcext:value-type="float">
            <text:p>-165.4456</text:p>
          </table:table-cell>
          <table:table-cell office:value-type="float" office:value="457.8481" calcext:value-type="float">
            <text:p>457.8481</text:p>
          </table:table-cell>
          <table:table-cell office:value-type="float" office:value="-0.03540919" calcext:value-type="float">
            <text:p>-0.03540919</text:p>
          </table:table-cell>
          <table:table-cell office:value-type="float" office:value="111.6614" calcext:value-type="float">
            <text:p>111.6614</text:p>
          </table:table-cell>
          <table:table-cell office:value-type="float" office:value="5.047255" calcext:value-type="float">
            <text:p>5.047255</text:p>
          </table:table-cell>
          <table:table-cell office:value-type="float" office:value="0.0658574" calcext:value-type="float">
            <text:p>0.0658574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25561" calcext:value-type="float">
            <text:p>0.07125561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1971283" calcext:value-type="float">
            <text:p>0.1971283</text:p>
          </table:table-cell>
          <table:table-cell office:value-type="float" office:value="370" calcext:value-type="float">
            <text:p>370</text:p>
          </table:table-cell>
          <table:table-cell office:value-type="float" office:value="-165.3302" calcext:value-type="float">
            <text:p>-165.3302</text:p>
          </table:table-cell>
          <table:table-cell office:value-type="float" office:value="0" calcext:value-type="float">
            <text:p>0</text:p>
          </table:table-cell>
          <table:table-cell office:value-type="float" office:value="309.1413" calcext:value-type="float">
            <text:p>309.1413</text:p>
          </table:table-cell>
          <table:table-cell office:value-type="float" office:value="1183.275" calcext:value-type="float">
            <text:p>1183.275</text:p>
          </table:table-cell>
          <table:table-cell office:value-type="float" office:value="1439.596" calcext:value-type="float">
            <text:p>1439.596</text:p>
          </table:table-cell>
          <table:table-cell office:value-type="float" office:value="1288.763" calcext:value-type="float">
            <text:p>1288.763</text:p>
          </table:table-cell>
          <table:table-cell office:value-type="float" office:value="772.0846" calcext:value-type="float">
            <text:p>772.0846</text:p>
          </table:table-cell>
          <table:table-cell office:value-type="float" office:value="1081.698" calcext:value-type="float">
            <text:p>1081.698</text:p>
          </table:table-cell>
          <table:table-cell office:value-type="float" office:value="415.9369" calcext:value-type="float">
            <text:p>415.9369</text:p>
          </table:table-cell>
          <table:table-cell office:value-type="float" office:value="1861.257" calcext:value-type="float">
            <text:p>1861.257</text:p>
          </table:table-cell>
          <table:table-cell office:value-type="float" office:value="2095.073" calcext:value-type="float">
            <text:p>2095.073</text:p>
          </table:table-cell>
          <table:table-cell office:value-type="float" office:value="1672.588" calcext:value-type="float">
            <text:p>1672.588</text:p>
          </table:table-cell>
          <table:table-cell office:value-type="float" office:value="585.6785" calcext:value-type="float">
            <text:p>585.6785</text:p>
          </table:table-cell>
          <table:table-cell office:value-type="float" office:value="575.1644" calcext:value-type="float">
            <text:p>575.1644</text:p>
          </table:table-cell>
          <table:table-cell office:value-type="float" office:value="142.8157" calcext:value-type="float">
            <text:p>142.8157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08672069" calcext:value-type="float">
            <text:p>-0.008672069</text:p>
          </table:table-cell>
          <table:table-cell office:value-type="float" office:value="0" calcext:value-type="float">
            <text:p>0</text:p>
          </table:table-cell>
          <table:table-cell office:value-type="float" office:value="0.03952267" calcext:value-type="float">
            <text:p>0.03952267</text:p>
          </table:table-cell>
          <table:table-cell office:value-type="float" office:value="0.5583347" calcext:value-type="float">
            <text:p>0.5583347</text:p>
          </table:table-cell>
          <table:table-cell office:value-type="float" office:value="-0.2661707" calcext:value-type="float">
            <text:p>-0.2661707</text:p>
          </table:table-cell>
          <table:table-cell office:value-type="float" office:value="0.292164" calcext:value-type="float">
            <text:p>0.292164</text:p>
          </table:table-cell>
          <table:table-cell office:value-type="float" office:value="-165.5635" calcext:value-type="float">
            <text:p>-165.5635</text:p>
          </table:table-cell>
          <table:table-cell office:value-type="float" office:value="0" calcext:value-type="float">
            <text:p>0</text:p>
          </table:table-cell>
          <table:table-cell office:value-type="float" office:value="3.612365" calcext:value-type="float">
            <text:p>3.61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319.7098" calcext:value-type="float">
            <text:p>319.7098</text:p>
          </table:table-cell>
          <table:table-cell office:value-type="float" office:value="13141.69" calcext:value-type="float">
            <text:p>13141.69</text:p>
          </table:table-cell>
          <table:table-cell office:value-type="float" office:value="0" calcext:value-type="float">
            <text:p>0</text:p>
          </table:table-cell>
          <table:table-cell office:value-type="float" office:value="0.002981118" calcext:value-type="float">
            <text:p>0.002981118</text:p>
          </table:table-cell>
          <table:table-cell office:value-type="float" office:value="-167.7592" calcext:value-type="float">
            <text:p>-167.7592</text:p>
          </table:table-cell>
          <table:table-cell office:value-type="float" office:value="462.9492" calcext:value-type="float">
            <text:p>462.9492</text:p>
          </table:table-cell>
          <table:table-cell office:value-type="float" office:value="-0.04408857" calcext:value-type="float">
            <text:p>-0.04408857</text:p>
          </table:table-cell>
          <table:table-cell office:value-type="float" office:value="111.4005" calcext:value-type="float">
            <text:p>111.4005</text:p>
          </table:table-cell>
          <table:table-cell office:value-type="float" office:value="4.91725" calcext:value-type="float">
            <text:p>4.91725</text:p>
          </table:table-cell>
          <table:table-cell office:value-type="float" office:value="0.06610325" calcext:value-type="float">
            <text:p>0.06610325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35529" calcext:value-type="float">
            <text:p>0.0713552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03264" calcext:value-type="float">
            <text:p>0.2003264</text:p>
          </table:table-cell>
          <table:table-cell office:value-type="float" office:value="370" calcext:value-type="float">
            <text:p>370</text:p>
          </table:table-cell>
          <table:table-cell office:value-type="float" office:value="-167.5302" calcext:value-type="float">
            <text:p>-167.5302</text:p>
          </table:table-cell>
          <table:table-cell office:value-type="float" office:value="0" calcext:value-type="float">
            <text:p>0</text:p>
          </table:table-cell>
          <table:table-cell office:value-type="float" office:value="309.2798" calcext:value-type="float">
            <text:p>309.2798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1438.663" calcext:value-type="float">
            <text:p>1438.663</text:p>
          </table:table-cell>
          <table:table-cell office:value-type="float" office:value="1288.567" calcext:value-type="float">
            <text:p>1288.567</text:p>
          </table:table-cell>
          <table:table-cell office:value-type="float" office:value="771.956" calcext:value-type="float">
            <text:p>771.956</text:p>
          </table:table-cell>
          <table:table-cell office:value-type="float" office:value="1081.616" calcext:value-type="float">
            <text:p>1081.616</text:p>
          </table:table-cell>
          <table:table-cell office:value-type="float" office:value="415.898" calcext:value-type="float">
            <text:p>415.898</text:p>
          </table:table-cell>
          <table:table-cell office:value-type="float" office:value="1861.196" calcext:value-type="float">
            <text:p>1861.196</text:p>
          </table:table-cell>
          <table:table-cell office:value-type="float" office:value="2095.032" calcext:value-type="float">
            <text:p>2095.032</text:p>
          </table:table-cell>
          <table:table-cell office:value-type="float" office:value="1672.573" calcext:value-type="float">
            <text:p>1672.573</text:p>
          </table:table-cell>
          <table:table-cell office:value-type="float" office:value="585.6774" calcext:value-type="float">
            <text:p>585.6774</text:p>
          </table:table-cell>
          <table:table-cell office:value-type="float" office:value="575.1625" calcext:value-type="float">
            <text:p>575.1625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08785705" calcext:value-type="float">
            <text:p>-0.008785705</text:p>
          </table:table-cell>
          <table:table-cell office:value-type="float" office:value="0" calcext:value-type="float">
            <text:p>0</text:p>
          </table:table-cell>
          <table:table-cell office:value-type="float" office:value="0.04344959" calcext:value-type="float">
            <text:p>0.04344959</text:p>
          </table:table-cell>
          <table:table-cell office:value-type="float" office:value="0.7146519" calcext:value-type="float">
            <text:p>0.7146519</text:p>
          </table:table-cell>
          <table:table-cell office:value-type="float" office:value="-0.3145556" calcext:value-type="float">
            <text:p>-0.3145556</text:p>
          </table:table-cell>
          <table:table-cell office:value-type="float" office:value="0.4000964" calcext:value-type="float">
            <text:p>0.4000964</text:p>
          </table:table-cell>
          <table:table-cell office:value-type="float" office:value="-167.9171" calcext:value-type="float">
            <text:p>-167.9171</text:p>
          </table:table-cell>
          <table:table-cell office:value-type="float" office:value="0" calcext:value-type="float">
            <text:p>0</text:p>
          </table:table-cell>
          <table:table-cell office:value-type="float" office:value="3.656854" calcext:value-type="float">
            <text:p>3.656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317.2083" calcext:value-type="float">
            <text:p>317.2083</text:p>
          </table:table-cell>
          <table:table-cell office:value-type="float" office:value="13141.7" calcext:value-type="float">
            <text:p>13141.7</text:p>
          </table:table-cell>
          <table:table-cell office:value-type="float" office:value="0" calcext:value-type="float">
            <text:p>0</text:p>
          </table:table-cell>
          <table:table-cell office:value-type="float" office:value="0.003390547" calcext:value-type="float">
            <text:p>0.003390547</text:p>
          </table:table-cell>
          <table:table-cell office:value-type="float" office:value="-170.165" calcext:value-type="float">
            <text:p>-170.165</text:p>
          </table:table-cell>
          <table:table-cell office:value-type="float" office:value="469.4995" calcext:value-type="float">
            <text:p>469.4995</text:p>
          </table:table-cell>
          <table:table-cell office:value-type="float" office:value="-0.05354086" calcext:value-type="float">
            <text:p>-0.05354086</text:p>
          </table:table-cell>
          <table:table-cell office:value-type="float" office:value="111.1998" calcext:value-type="float">
            <text:p>111.1998</text:p>
          </table:table-cell>
          <table:table-cell office:value-type="float" office:value="4.784738" calcext:value-type="float">
            <text:p>4.784738</text:p>
          </table:table-cell>
          <table:table-cell office:value-type="float" office:value="0.06637513" calcext:value-type="float">
            <text:p>0.06637513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42696" calcext:value-type="float">
            <text:p>0.07142696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27923" calcext:value-type="float">
            <text:p>0.2027923</text:p>
          </table:table-cell>
          <table:table-cell office:value-type="float" office:value="370" calcext:value-type="float">
            <text:p>370</text:p>
          </table:table-cell>
          <table:table-cell office:value-type="float" office:value="-169.8076" calcext:value-type="float">
            <text:p>-169.8076</text:p>
          </table:table-cell>
          <table:table-cell office:value-type="float" office:value="0" calcext:value-type="float">
            <text:p>0</text:p>
          </table:table-cell>
          <table:table-cell office:value-type="float" office:value="309.372" calcext:value-type="float">
            <text:p>309.372</text:p>
          </table:table-cell>
          <table:table-cell office:value-type="float" office:value="1181.41" calcext:value-type="float">
            <text:p>1181.41</text:p>
          </table:table-cell>
          <table:table-cell office:value-type="float" office:value="1437.721" calcext:value-type="float">
            <text:p>1437.721</text:p>
          </table:table-cell>
          <table:table-cell office:value-type="float" office:value="1288.372" calcext:value-type="float">
            <text:p>1288.372</text:p>
          </table:table-cell>
          <table:table-cell office:value-type="float" office:value="771.8273" calcext:value-type="float">
            <text:p>771.8273</text:p>
          </table:table-cell>
          <table:table-cell office:value-type="float" office:value="1081.532" calcext:value-type="float">
            <text:p>1081.532</text:p>
          </table:table-cell>
          <table:table-cell office:value-type="float" office:value="415.8587" calcext:value-type="float">
            <text:p>415.8587</text:p>
          </table:table-cell>
          <table:table-cell office:value-type="float" office:value="1861.134" calcext:value-type="float">
            <text:p>1861.134</text:p>
          </table:table-cell>
          <table:table-cell office:value-type="float" office:value="2094.991" calcext:value-type="float">
            <text:p>2094.991</text:p>
          </table:table-cell>
          <table:table-cell office:value-type="float" office:value="1672.557" calcext:value-type="float">
            <text:p>1672.557</text:p>
          </table:table-cell>
          <table:table-cell office:value-type="float" office:value="585.6763" calcext:value-type="float">
            <text:p>585.6763</text:p>
          </table:table-cell>
          <table:table-cell office:value-type="float" office:value="575.1606" calcext:value-type="float">
            <text:p>575.1606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8900356" calcext:value-type="float">
            <text:p>-0.008900356</text:p>
          </table:table-cell>
          <table:table-cell office:value-type="float" office:value="0" calcext:value-type="float">
            <text:p>0</text:p>
          </table:table-cell>
          <table:table-cell office:value-type="float" office:value="0.05173958" calcext:value-type="float">
            <text:p>0.05173958</text:p>
          </table:table-cell>
          <table:table-cell office:value-type="float" office:value="0.886269" calcext:value-type="float">
            <text:p>0.886269</text:p>
          </table:table-cell>
          <table:table-cell office:value-type="float" office:value="-0.3649864" calcext:value-type="float">
            <text:p>-0.3649864</text:p>
          </table:table-cell>
          <table:table-cell office:value-type="float" office:value="0.5212827" calcext:value-type="float">
            <text:p>0.5212827</text:p>
          </table:table-cell>
          <table:table-cell office:value-type="float" office:value="-170.3453" calcext:value-type="float">
            <text:p>-170.3453</text:p>
          </table:table-cell>
          <table:table-cell office:value-type="float" office:value="0" calcext:value-type="float">
            <text:p>0</text:p>
          </table:table-cell>
          <table:table-cell office:value-type="float" office:value="3.686144" calcext:value-type="float">
            <text:p>3.686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315.397" calcext:value-type="float">
            <text:p>315.397</text:p>
          </table:table-cell>
          <table:table-cell office:value-type="float" office:value="13141.64" calcext:value-type="float">
            <text:p>13141.64</text:p>
          </table:table-cell>
          <table:table-cell office:value-type="float" office:value="0" calcext:value-type="float">
            <text:p>0</text:p>
          </table:table-cell>
          <table:table-cell office:value-type="float" office:value="0.00383531" calcext:value-type="float">
            <text:p>0.00383531</text:p>
          </table:table-cell>
          <table:table-cell office:value-type="float" office:value="-171.9843" calcext:value-type="float">
            <text:p>-171.9843</text:p>
          </table:table-cell>
          <table:table-cell office:value-type="float" office:value="477.1733" calcext:value-type="float">
            <text:p>477.1733</text:p>
          </table:table-cell>
          <table:table-cell office:value-type="float" office:value="-0.06391918" calcext:value-type="float">
            <text:p>-0.06391918</text:p>
          </table:table-cell>
          <table:table-cell office:value-type="float" office:value="111.0962" calcext:value-type="float">
            <text:p>111.0962</text:p>
          </table:table-cell>
          <table:table-cell office:value-type="float" office:value="4.709824" calcext:value-type="float">
            <text:p>4.709824</text:p>
          </table:table-cell>
          <table:table-cell office:value-type="float" office:value="0.06668573" calcext:value-type="float">
            <text:p>0.06668573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47904" calcext:value-type="float">
            <text:p>0.07147904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46963" calcext:value-type="float">
            <text:p>0.2046963</text:p>
          </table:table-cell>
          <table:table-cell office:value-type="float" office:value="370" calcext:value-type="float">
            <text:p>370</text:p>
          </table:table-cell>
          <table:table-cell office:value-type="float" office:value="-171.5267" calcext:value-type="float">
            <text:p>-171.5267</text:p>
          </table:table-cell>
          <table:table-cell office:value-type="float" office:value="0" calcext:value-type="float">
            <text:p>0</text:p>
          </table:table-cell>
          <table:table-cell office:value-type="float" office:value="309.4104" calcext:value-type="float">
            <text:p>309.4104</text:p>
          </table:table-cell>
          <table:table-cell office:value-type="float" office:value="1180.8" calcext:value-type="float">
            <text:p>1180.8</text:p>
          </table:table-cell>
          <table:table-cell office:value-type="float" office:value="1437.027" calcext:value-type="float">
            <text:p>1437.027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771.7081" calcext:value-type="float">
            <text:p>771.7081</text:p>
          </table:table-cell>
          <table:table-cell office:value-type="float" office:value="1081.451" calcext:value-type="float">
            <text:p>1081.451</text:p>
          </table:table-cell>
          <table:table-cell office:value-type="float" office:value="415.8195" calcext:value-type="float">
            <text:p>415.8195</text:p>
          </table:table-cell>
          <table:table-cell office:value-type="float" office:value="1861.072" calcext:value-type="float">
            <text:p>1861.072</text:p>
          </table:table-cell>
          <table:table-cell office:value-type="float" office:value="2094.949" calcext:value-type="float">
            <text:p>2094.949</text:p>
          </table:table-cell>
          <table:table-cell office:value-type="float" office:value="1672.542" calcext:value-type="float">
            <text:p>1672.542</text:p>
          </table:table-cell>
          <table:table-cell office:value-type="float" office:value="585.6752" calcext:value-type="float">
            <text:p>585.6752</text:p>
          </table:table-cell>
          <table:table-cell office:value-type="float" office:value="575.1587" calcext:value-type="float">
            <text:p>575.1587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08910671" calcext:value-type="float">
            <text:p>-0.008910671</text:p>
          </table:table-cell>
          <table:table-cell office:value-type="float" office:value="0" calcext:value-type="float">
            <text:p>0</text:p>
          </table:table-cell>
          <table:table-cell office:value-type="float" office:value="0.05577534" calcext:value-type="float">
            <text:p>0.05577534</text:p>
          </table:table-cell>
          <table:table-cell office:value-type="float" office:value="1.01955" calcext:value-type="float">
            <text:p>1.01955</text:p>
          </table:table-cell>
          <table:table-cell office:value-type="float" office:value="-0.4067897" calcext:value-type="float">
            <text:p>-0.4067897</text:p>
          </table:table-cell>
          <table:table-cell office:value-type="float" office:value="0.6127604" calcext:value-type="float">
            <text:p>0.6127604</text:p>
          </table:table-cell>
          <table:table-cell office:value-type="float" office:value="-172.1527" calcext:value-type="float">
            <text:p>-172.1527</text:p>
          </table:table-cell>
          <table:table-cell office:value-type="float" office:value="0" calcext:value-type="float">
            <text:p>0</text:p>
          </table:table-cell>
          <table:table-cell office:value-type="float" office:value="3.682889" calcext:value-type="float">
            <text:p>3.68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313.1947" calcext:value-type="float">
            <text:p>313.1947</text:p>
          </table:table-cell>
          <table:table-cell office:value-type="float" office:value="13141.64" calcext:value-type="float">
            <text:p>13141.64</text:p>
          </table:table-cell>
          <table:table-cell office:value-type="float" office:value="0" calcext:value-type="float">
            <text:p>0</text:p>
          </table:table-cell>
          <table:table-cell office:value-type="float" office:value="0.004321072" calcext:value-type="float">
            <text:p>0.004321072</text:p>
          </table:table-cell>
          <table:table-cell office:value-type="float" office:value="-174.0778" calcext:value-type="float">
            <text:p>-174.0778</text:p>
          </table:table-cell>
          <table:table-cell office:value-type="float" office:value="482.0378" calcext:value-type="float">
            <text:p>482.0378</text:p>
          </table:table-cell>
          <table:table-cell office:value-type="float" office:value="-0.07625718" calcext:value-type="float">
            <text:p>-0.07625718</text:p>
          </table:table-cell>
          <table:table-cell office:value-type="float" office:value="110.827" calcext:value-type="float">
            <text:p>110.827</text:p>
          </table:table-cell>
          <table:table-cell office:value-type="float" office:value="4.587893" calcext:value-type="float">
            <text:p>4.587893</text:p>
          </table:table-cell>
          <table:table-cell office:value-type="float" office:value="0.06696454" calcext:value-type="float">
            <text:p>0.06696454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51982" calcext:value-type="float">
            <text:p>0.07151982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62593" calcext:value-type="float">
            <text:p>0.2062593</text:p>
          </table:table-cell>
          <table:table-cell office:value-type="float" office:value="370" calcext:value-type="float">
            <text:p>370</text:p>
          </table:table-cell>
          <table:table-cell office:value-type="float" office:value="-173.4487" calcext:value-type="float">
            <text:p>-173.4487</text:p>
          </table:table-cell>
          <table:table-cell office:value-type="float" office:value="0" calcext:value-type="float">
            <text:p>0</text:p>
          </table:table-cell>
          <table:table-cell office:value-type="float" office:value="309.4919" calcext:value-type="float">
            <text:p>309.4919</text:p>
          </table:table-cell>
          <table:table-cell office:value-type="float" office:value="1179.955" calcext:value-type="float">
            <text:p>1179.955</text:p>
          </table:table-cell>
          <table:table-cell office:value-type="float" office:value="1436.217" calcext:value-type="float">
            <text:p>1436.217</text:p>
          </table:table-cell>
          <table:table-cell office:value-type="float" office:value="1288.041" calcext:value-type="float">
            <text:p>1288.041</text:p>
          </table:table-cell>
          <table:table-cell office:value-type="float" office:value="771.5967" calcext:value-type="float">
            <text:p>771.5967</text:p>
          </table:table-cell>
          <table:table-cell office:value-type="float" office:value="1081.377" calcext:value-type="float">
            <text:p>1081.377</text:p>
          </table:table-cell>
          <table:table-cell office:value-type="float" office:value="415.7839" calcext:value-type="float">
            <text:p>415.7839</text:p>
          </table:table-cell>
          <table:table-cell office:value-type="float" office:value="1861.011" calcext:value-type="float">
            <text:p>1861.011</text:p>
          </table:table-cell>
          <table:table-cell office:value-type="float" office:value="2094.907" calcext:value-type="float">
            <text:p>2094.907</text:p>
          </table:table-cell>
          <table:table-cell office:value-type="float" office:value="1672.526" calcext:value-type="float">
            <text:p>1672.526</text:p>
          </table:table-cell>
          <table:table-cell office:value-type="float" office:value="585.6741" calcext:value-type="float">
            <text:p>585.6741</text:p>
          </table:table-cell>
          <table:table-cell office:value-type="float" office:value="575.1566" calcext:value-type="float">
            <text:p>575.1566</text:p>
          </table:table-cell>
          <table:table-cell office:value-type="float" office:value="142.8156" calcext:value-type="float">
            <text:p>142.8156</text:p>
          </table:table-cell>
          <table:table-cell office:value-type="float" office:value="35.69686" calcext:value-type="float">
            <text:p>35.69686</text:p>
          </table:table-cell>
          <table:table-cell office:value-type="float" office:value="0" calcext:value-type="float">
            <text:p>0</text:p>
          </table:table-cell>
          <table:table-cell office:value-type="float" office:value="-0.009007765" calcext:value-type="float">
            <text:p>-0.009007765</text:p>
          </table:table-cell>
          <table:table-cell office:value-type="float" office:value="0" calcext:value-type="float">
            <text:p>0</text:p>
          </table:table-cell>
          <table:table-cell office:value-type="float" office:value="0.06076092" calcext:value-type="float">
            <text:p>0.06076092</text:p>
          </table:table-cell>
          <table:table-cell office:value-type="float" office:value="1.233349" calcext:value-type="float">
            <text:p>1.233349</text:p>
          </table:table-cell>
          <table:table-cell office:value-type="float" office:value="-0.4601521" calcext:value-type="float">
            <text:p>-0.4601521</text:p>
          </table:table-cell>
          <table:table-cell office:value-type="float" office:value="0.7731966" calcext:value-type="float">
            <text:p>0.7731966</text:p>
          </table:table-cell>
          <table:table-cell office:value-type="float" office:value="-174.2919" calcext:value-type="float">
            <text:p>-174.2919</text:p>
          </table:table-cell>
          <table:table-cell office:value-type="float" office:value="0" calcext:value-type="float">
            <text:p>0</text:p>
          </table:table-cell>
          <table:table-cell office:value-type="float" office:value="3.738738" calcext:value-type="float">
            <text:p>3.738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310.5449" calcext:value-type="float">
            <text:p>310.5449</text:p>
          </table:table-cell>
          <table:table-cell office:value-type="float" office:value="13141.62" calcext:value-type="float">
            <text:p>13141.62</text:p>
          </table:table-cell>
          <table:table-cell office:value-type="float" office:value="0" calcext:value-type="float">
            <text:p>0</text:p>
          </table:table-cell>
          <table:table-cell office:value-type="float" office:value="0.004846245" calcext:value-type="float">
            <text:p>0.004846245</text:p>
          </table:table-cell>
          <table:table-cell office:value-type="float" office:value="-176.6113" calcext:value-type="float">
            <text:p>-176.6113</text:p>
          </table:table-cell>
          <table:table-cell office:value-type="float" office:value="488.9951" calcext:value-type="float">
            <text:p>488.9951</text:p>
          </table:table-cell>
          <table:table-cell office:value-type="float" office:value="-0.09041471" calcext:value-type="float">
            <text:p>-0.09041471</text:p>
          </table:table-cell>
          <table:table-cell office:value-type="float" office:value="110.4282" calcext:value-type="float">
            <text:p>110.4282</text:p>
          </table:table-cell>
          <table:table-cell office:value-type="float" office:value="4.466022" calcext:value-type="float">
            <text:p>4.466022</text:p>
          </table:table-cell>
          <table:table-cell office:value-type="float" office:value="0.06716447" calcext:value-type="float">
            <text:p>0.0671644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54991" calcext:value-type="float">
            <text:p>0.07154991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74954" calcext:value-type="float">
            <text:p>0.2074954</text:p>
          </table:table-cell>
          <table:table-cell office:value-type="float" office:value="370" calcext:value-type="float">
            <text:p>370</text:p>
          </table:table-cell>
          <table:table-cell office:value-type="float" office:value="-175.7708" calcext:value-type="float">
            <text:p>-175.7708</text:p>
          </table:table-cell>
          <table:table-cell office:value-type="float" office:value="0" calcext:value-type="float">
            <text:p>0</text:p>
          </table:table-cell>
          <table:table-cell office:value-type="float" office:value="309.6381" calcext:value-type="float">
            <text:p>309.6381</text:p>
          </table:table-cell>
          <table:table-cell office:value-type="float" office:value="1178.886" calcext:value-type="float">
            <text:p>1178.886</text:p>
          </table:table-cell>
          <table:table-cell office:value-type="float" office:value="1435.18" calcext:value-type="float">
            <text:p>1435.18</text:p>
          </table:table-cell>
          <table:table-cell office:value-type="float" office:value="1287.832" calcext:value-type="float">
            <text:p>1287.832</text:p>
          </table:table-cell>
          <table:table-cell office:value-type="float" office:value="771.462" calcext:value-type="float">
            <text:p>771.462</text:p>
          </table:table-cell>
          <table:table-cell office:value-type="float" office:value="1081.292" calcext:value-type="float">
            <text:p>1081.292</text:p>
          </table:table-cell>
          <table:table-cell office:value-type="float" office:value="415.7454" calcext:value-type="float">
            <text:p>415.7454</text:p>
          </table:table-cell>
          <table:table-cell office:value-type="float" office:value="1860.95" calcext:value-type="float">
            <text:p>1860.95</text:p>
          </table:table-cell>
          <table:table-cell office:value-type="float" office:value="2094.865" calcext:value-type="float">
            <text:p>2094.865</text:p>
          </table:table-cell>
          <table:table-cell office:value-type="float" office:value="1672.511" calcext:value-type="float">
            <text:p>1672.511</text:p>
          </table:table-cell>
          <table:table-cell office:value-type="float" office:value="585.6729" calcext:value-type="float">
            <text:p>585.6729</text:p>
          </table:table-cell>
          <table:table-cell office:value-type="float" office:value="575.1546" calcext:value-type="float">
            <text:p>575.1546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9237803" calcext:value-type="float">
            <text:p>-0.009237803</text:p>
          </table:table-cell>
          <table:table-cell office:value-type="float" office:value="0" calcext:value-type="float">
            <text:p>0</text:p>
          </table:table-cell>
          <table:table-cell office:value-type="float" office:value="0.06631824" calcext:value-type="float">
            <text:p>0.06631824</text:p>
          </table:table-cell>
          <table:table-cell office:value-type="float" office:value="1.496067" calcext:value-type="float">
            <text:p>1.496067</text:p>
          </table:table-cell>
          <table:table-cell office:value-type="float" office:value="-0.5245514" calcext:value-type="float">
            <text:p>-0.5245514</text:p>
          </table:table-cell>
          <table:table-cell office:value-type="float" office:value="0.971516" calcext:value-type="float">
            <text:p>0.971516</text:p>
          </table:table-cell>
          <table:table-cell office:value-type="float" office:value="-176.8983" calcext:value-type="float">
            <text:p>-176.8983</text:p>
          </table:table-cell>
          <table:table-cell office:value-type="float" office:value="0" calcext:value-type="float">
            <text:p>0</text:p>
          </table:table-cell>
          <table:table-cell office:value-type="float" office:value="3.82305" calcext:value-type="float">
            <text:p>3.8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307.5263" calcext:value-type="float">
            <text:p>307.5263</text:p>
          </table:table-cell>
          <table:table-cell office:value-type="float" office:value="13141.58" calcext:value-type="float">
            <text:p>13141.58</text:p>
          </table:table-cell>
          <table:table-cell office:value-type="float" office:value="0" calcext:value-type="float">
            <text:p>0</text:p>
          </table:table-cell>
          <table:table-cell office:value-type="float" office:value="0.005413454" calcext:value-type="float">
            <text:p>0.005413454</text:p>
          </table:table-cell>
          <table:table-cell office:value-type="float" office:value="-179.5357" calcext:value-type="float">
            <text:p>-179.5357</text:p>
          </table:table-cell>
          <table:table-cell office:value-type="float" office:value="498.6688" calcext:value-type="float">
            <text:p>498.6688</text:p>
          </table:table-cell>
          <table:table-cell office:value-type="float" office:value="-0.1082603" calcext:value-type="float">
            <text:p>-0.1082603</text:p>
          </table:table-cell>
          <table:table-cell office:value-type="float" office:value="109.8835" calcext:value-type="float">
            <text:p>109.8835</text:p>
          </table:table-cell>
          <table:table-cell office:value-type="float" office:value="4.33613" calcext:value-type="float">
            <text:p>4.33613</text:p>
          </table:table-cell>
          <table:table-cell office:value-type="float" office:value="0.06728807" calcext:value-type="float">
            <text:p>0.0672880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57367" calcext:value-type="float">
            <text:p>0.07157367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85149" calcext:value-type="float">
            <text:p>0.2085149</text:p>
          </table:table-cell>
          <table:table-cell office:value-type="float" office:value="370" calcext:value-type="float">
            <text:p>370</text:p>
          </table:table-cell>
          <table:table-cell office:value-type="float" office:value="-178.4462" calcext:value-type="float">
            <text:p>-178.4462</text:p>
          </table:table-cell>
          <table:table-cell office:value-type="float" office:value="0" calcext:value-type="float">
            <text:p>0</text:p>
          </table:table-cell>
          <table:table-cell office:value-type="float" office:value="309.8097" calcext:value-type="float">
            <text:p>309.8097</text:p>
          </table:table-cell>
          <table:table-cell office:value-type="float" office:value="1177.67" calcext:value-type="float">
            <text:p>1177.67</text:p>
          </table:table-cell>
          <table:table-cell office:value-type="float" office:value="1433.958" calcext:value-type="float">
            <text:p>1433.958</text:p>
          </table:table-cell>
          <table:table-cell office:value-type="float" office:value="1287.586" calcext:value-type="float">
            <text:p>1287.586</text:p>
          </table:table-cell>
          <table:table-cell office:value-type="float" office:value="771.3053" calcext:value-type="float">
            <text:p>771.3053</text:p>
          </table:table-cell>
          <table:table-cell office:value-type="float" office:value="1081.195" calcext:value-type="float">
            <text:p>1081.195</text:p>
          </table:table-cell>
          <table:table-cell office:value-type="float" office:value="415.7018" calcext:value-type="float">
            <text:p>415.7018</text:p>
          </table:table-cell>
          <table:table-cell office:value-type="float" office:value="1860.888" calcext:value-type="float">
            <text:p>1860.888</text:p>
          </table:table-cell>
          <table:table-cell office:value-type="float" office:value="2094.823" calcext:value-type="float">
            <text:p>2094.823</text:p>
          </table:table-cell>
          <table:table-cell office:value-type="float" office:value="1672.495" calcext:value-type="float">
            <text:p>1672.495</text:p>
          </table:table-cell>
          <table:table-cell office:value-type="float" office:value="585.6717" calcext:value-type="float">
            <text:p>585.6717</text:p>
          </table:table-cell>
          <table:table-cell office:value-type="float" office:value="575.1525" calcext:value-type="float">
            <text:p>575.1525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0959486" calcext:value-type="float">
            <text:p>-0.00959486</text:p>
          </table:table-cell>
          <table:table-cell office:value-type="float" office:value="0" calcext:value-type="float">
            <text:p>0</text:p>
          </table:table-cell>
          <table:table-cell office:value-type="float" office:value="0.07241698" calcext:value-type="float">
            <text:p>0.07241698</text:p>
          </table:table-cell>
          <table:table-cell office:value-type="float" office:value="1.806669" calcext:value-type="float">
            <text:p>1.806669</text:p>
          </table:table-cell>
          <table:table-cell office:value-type="float" office:value="-0.6032037" calcext:value-type="float">
            <text:p>-0.6032037</text:p>
          </table:table-cell>
          <table:table-cell office:value-type="float" office:value="1.203465" calcext:value-type="float">
            <text:p>1.203465</text:p>
          </table:table-cell>
          <table:table-cell office:value-type="float" office:value="-179.8967" calcext:value-type="float">
            <text:p>-179.8967</text:p>
          </table:table-cell>
          <table:table-cell office:value-type="float" office:value="0" calcext:value-type="float">
            <text:p>0</text:p>
          </table:table-cell>
          <table:table-cell office:value-type="float" office:value="3.913393" calcext:value-type="float">
            <text:p>3.913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304.1323" calcext:value-type="float">
            <text:p>304.1323</text:p>
          </table:table-cell>
          <table:table-cell office:value-type="float" office:value="13141.48" calcext:value-type="float">
            <text:p>13141.48</text:p>
          </table:table-cell>
          <table:table-cell office:value-type="float" office:value="0" calcext:value-type="float">
            <text:p>0</text:p>
          </table:table-cell>
          <table:table-cell office:value-type="float" office:value="0.00609039" calcext:value-type="float">
            <text:p>0.00609039</text:p>
          </table:table-cell>
          <table:table-cell office:value-type="float" office:value="-182.8812" calcext:value-type="float">
            <text:p>-182.8812</text:p>
          </table:table-cell>
          <table:table-cell office:value-type="float" office:value="509.3954" calcext:value-type="float">
            <text:p>509.3954</text:p>
          </table:table-cell>
          <table:table-cell office:value-type="float" office:value="-0.133066" calcext:value-type="float">
            <text:p>-0.133066</text:p>
          </table:table-cell>
          <table:table-cell office:value-type="float" office:value="109.2163" calcext:value-type="float">
            <text:p>109.2163</text:p>
          </table:table-cell>
          <table:table-cell office:value-type="float" office:value="4.205906" calcext:value-type="float">
            <text:p>4.205906</text:p>
          </table:table-cell>
          <table:table-cell office:value-type="float" office:value="0.06735353" calcext:value-type="float">
            <text:p>0.06735353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59263" calcext:value-type="float">
            <text:p>0.0715926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093656" calcext:value-type="float">
            <text:p>0.2093656</text:p>
          </table:table-cell>
          <table:table-cell office:value-type="float" office:value="370" calcext:value-type="float">
            <text:p>370</text:p>
          </table:table-cell>
          <table:table-cell office:value-type="float" office:value="-181.4694" calcext:value-type="float">
            <text:p>-181.4694</text:p>
          </table:table-cell>
          <table:table-cell office:value-type="float" office:value="0" calcext:value-type="float">
            <text:p>0</text:p>
          </table:table-cell>
          <table:table-cell office:value-type="float" office:value="310.0099" calcext:value-type="float">
            <text:p>310.0099</text:p>
          </table:table-cell>
          <table:table-cell office:value-type="float" office:value="1176.311" calcext:value-type="float">
            <text:p>1176.311</text:p>
          </table:table-cell>
          <table:table-cell office:value-type="float" office:value="1432.534" calcext:value-type="float">
            <text:p>1432.534</text:p>
          </table:table-cell>
          <table:table-cell office:value-type="float" office:value="1287.289" calcext:value-type="float">
            <text:p>1287.289</text:p>
          </table:table-cell>
          <table:table-cell office:value-type="float" office:value="771.1203" calcext:value-type="float">
            <text:p>771.1203</text:p>
          </table:table-cell>
          <table:table-cell office:value-type="float" office:value="1081.08" calcext:value-type="float">
            <text:p>1081.08</text:p>
          </table:table-cell>
          <table:table-cell office:value-type="float" office:value="415.6521" calcext:value-type="float">
            <text:p>415.6521</text:p>
          </table:table-cell>
          <table:table-cell office:value-type="float" office:value="1860.812" calcext:value-type="float">
            <text:p>1860.812</text:p>
          </table:table-cell>
          <table:table-cell office:value-type="float" office:value="2094.781" calcext:value-type="float">
            <text:p>2094.781</text:p>
          </table:table-cell>
          <table:table-cell office:value-type="float" office:value="1672.48" calcext:value-type="float">
            <text:p>1672.48</text:p>
          </table:table-cell>
          <table:table-cell office:value-type="float" office:value="585.6706" calcext:value-type="float">
            <text:p>585.6706</text:p>
          </table:table-cell>
          <table:table-cell office:value-type="float" office:value="575.1504" calcext:value-type="float">
            <text:p>575.1504</text:p>
          </table:table-cell>
          <table:table-cell office:value-type="float" office:value="142.8155" calcext:value-type="float">
            <text:p>142.8155</text:p>
          </table:table-cell>
          <table:table-cell office:value-type="float" office:value="35.69684" calcext:value-type="float">
            <text:p>35.69684</text:p>
          </table:table-cell>
          <table:table-cell office:value-type="float" office:value="0" calcext:value-type="float">
            <text:p>0</text:p>
          </table:table-cell>
          <table:table-cell office:value-type="float" office:value="-0.01006011" calcext:value-type="float">
            <text:p>-0.01006011</text:p>
          </table:table-cell>
          <table:table-cell office:value-type="float" office:value="0" calcext:value-type="float">
            <text:p>0</text:p>
          </table:table-cell>
          <table:table-cell office:value-type="float" office:value="0.07910298" calcext:value-type="float">
            <text:p>0.07910298</text:p>
          </table:table-cell>
          <table:table-cell office:value-type="float" office:value="2.202752" calcext:value-type="float">
            <text:p>2.202752</text:p>
          </table:table-cell>
          <table:table-cell office:value-type="float" office:value="-0.7010139" calcext:value-type="float">
            <text:p>-0.7010139</text:p>
          </table:table-cell>
          <table:table-cell office:value-type="float" office:value="1.501738" calcext:value-type="float">
            <text:p>1.501738</text:p>
          </table:table-cell>
          <table:table-cell office:value-type="float" office:value="-183.3135" calcext:value-type="float">
            <text:p>-183.3135</text:p>
          </table:table-cell>
          <table:table-cell office:value-type="float" office:value="0" calcext:value-type="float">
            <text:p>0</text:p>
          </table:table-cell>
          <table:table-cell office:value-type="float" office:value="4.00854" calcext:value-type="float">
            <text:p>4.0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300.8076" calcext:value-type="float">
            <text:p>300.8076</text:p>
          </table:table-cell>
          <table:table-cell office:value-type="float" office:value="13141.34" calcext:value-type="float">
            <text:p>13141.34</text:p>
          </table:table-cell>
          <table:table-cell office:value-type="float" office:value="0" calcext:value-type="float">
            <text:p>0</text:p>
          </table:table-cell>
          <table:table-cell office:value-type="float" office:value="0.006810351" calcext:value-type="float">
            <text:p>0.006810351</text:p>
          </table:table-cell>
          <table:table-cell office:value-type="float" office:value="-186.2197" calcext:value-type="float">
            <text:p>-186.2197</text:p>
          </table:table-cell>
          <table:table-cell office:value-type="float" office:value="521.8455" calcext:value-type="float">
            <text:p>521.8455</text:p>
          </table:table-cell>
          <table:table-cell office:value-type="float" office:value="-0.1660822" calcext:value-type="float">
            <text:p>-0.1660822</text:p>
          </table:table-cell>
          <table:table-cell office:value-type="float" office:value="108.5346" calcext:value-type="float">
            <text:p>108.5346</text:p>
          </table:table-cell>
          <table:table-cell office:value-type="float" office:value="4.08568" calcext:value-type="float">
            <text:p>4.08568</text:p>
          </table:table-cell>
          <table:table-cell office:value-type="float" office:value="0.06741796" calcext:value-type="float">
            <text:p>0.0674179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0644" calcext:value-type="float">
            <text:p>0.07160644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0029" calcext:value-type="float">
            <text:p>0.210029</text:p>
          </table:table-cell>
          <table:table-cell office:value-type="float" office:value="370" calcext:value-type="float">
            <text:p>370</text:p>
          </table:table-cell>
          <table:table-cell office:value-type="float" office:value="-184.4607" calcext:value-type="float">
            <text:p>-184.4607</text:p>
          </table:table-cell>
          <table:table-cell office:value-type="float" office:value="0" calcext:value-type="float">
            <text:p>0</text:p>
          </table:table-cell>
          <table:table-cell office:value-type="float" office:value="310.2133" calcext:value-type="float">
            <text:p>310.2133</text:p>
          </table:table-cell>
          <table:table-cell office:value-type="float" office:value="1174.994" calcext:value-type="float">
            <text:p>1174.994</text:p>
          </table:table-cell>
          <table:table-cell office:value-type="float" office:value="1431.124" calcext:value-type="float">
            <text:p>1431.124</text:p>
          </table:table-cell>
          <table:table-cell office:value-type="float" office:value="1286.984" calcext:value-type="float">
            <text:p>1286.984</text:p>
          </table:table-cell>
          <table:table-cell office:value-type="float" office:value="770.9282" calcext:value-type="float">
            <text:p>770.9282</text:p>
          </table:table-cell>
          <table:table-cell office:value-type="float" office:value="1080.955" calcext:value-type="float">
            <text:p>1080.955</text:p>
          </table:table-cell>
          <table:table-cell office:value-type="float" office:value="415.5988" calcext:value-type="float">
            <text:p>415.5988</text:p>
          </table:table-cell>
          <table:table-cell office:value-type="float" office:value="1860.73" calcext:value-type="float">
            <text:p>1860.73</text:p>
          </table:table-cell>
          <table:table-cell office:value-type="float" office:value="2094.738" calcext:value-type="float">
            <text:p>2094.738</text:p>
          </table:table-cell>
          <table:table-cell office:value-type="float" office:value="1672.464" calcext:value-type="float">
            <text:p>1672.464</text:p>
          </table:table-cell>
          <table:table-cell office:value-type="float" office:value="585.6694" calcext:value-type="float">
            <text:p>585.6694</text:p>
          </table:table-cell>
          <table:table-cell office:value-type="float" office:value="575.1481" calcext:value-type="float">
            <text:p>575.1481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1053383" calcext:value-type="float">
            <text:p>-0.01053383</text:p>
          </table:table-cell>
          <table:table-cell office:value-type="float" office:value="0" calcext:value-type="float">
            <text:p>0</text:p>
          </table:table-cell>
          <table:table-cell office:value-type="float" office:value="0.09172098" calcext:value-type="float">
            <text:p>0.09172098</text:p>
          </table:table-cell>
          <table:table-cell office:value-type="float" office:value="2.637311" calcext:value-type="float">
            <text:p>2.637311</text:p>
          </table:table-cell>
          <table:table-cell office:value-type="float" office:value="-0.8209351" calcext:value-type="float">
            <text:p>-0.8209351</text:p>
          </table:table-cell>
          <table:table-cell office:value-type="float" office:value="1.816376" calcext:value-type="float">
            <text:p>1.816376</text:p>
          </table:table-cell>
          <table:table-cell office:value-type="float" office:value="-186.6989" calcext:value-type="float">
            <text:p>-186.6989</text:p>
          </table:table-cell>
          <table:table-cell office:value-type="float" office:value="0" calcext:value-type="float">
            <text:p>0</text:p>
          </table:table-cell>
          <table:table-cell office:value-type="float" office:value="4.087938" calcext:value-type="float">
            <text:p>4.08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297.2763" calcext:value-type="float">
            <text:p>297.2763</text:p>
          </table:table-cell>
          <table:table-cell office:value-type="float" office:value="13141.16" calcext:value-type="float">
            <text:p>13141.16</text:p>
          </table:table-cell>
          <table:table-cell office:value-type="float" office:value="0" calcext:value-type="float">
            <text:p>0</text:p>
          </table:table-cell>
          <table:table-cell office:value-type="float" office:value="0.007740815" calcext:value-type="float">
            <text:p>0.007740815</text:p>
          </table:table-cell>
          <table:table-cell office:value-type="float" office:value="-189.8032" calcext:value-type="float">
            <text:p>-189.8032</text:p>
          </table:table-cell>
          <table:table-cell office:value-type="float" office:value="530.1058" calcext:value-type="float">
            <text:p>530.1058</text:p>
          </table:table-cell>
          <table:table-cell office:value-type="float" office:value="-0.2055432" calcext:value-type="float">
            <text:p>-0.2055432</text:p>
          </table:table-cell>
          <table:table-cell office:value-type="float" office:value="107.4515" calcext:value-type="float">
            <text:p>107.4515</text:p>
          </table:table-cell>
          <table:table-cell office:value-type="float" office:value="3.968035" calcext:value-type="float">
            <text:p>3.968035</text:p>
          </table:table-cell>
          <table:table-cell office:value-type="float" office:value="0.06745025" calcext:value-type="float">
            <text:p>0.06745025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1829" calcext:value-type="float">
            <text:p>0.0716182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06118" calcext:value-type="float">
            <text:p>0.2106118</text:p>
          </table:table-cell>
          <table:table-cell office:value-type="float" office:value="370" calcext:value-type="float">
            <text:p>370</text:p>
          </table:table-cell>
          <table:table-cell office:value-type="float" office:value="-187.6272" calcext:value-type="float">
            <text:p>-187.6272</text:p>
          </table:table-cell>
          <table:table-cell office:value-type="float" office:value="0" calcext:value-type="float">
            <text:p>0</text:p>
          </table:table-cell>
          <table:table-cell office:value-type="float" office:value="310.4306" calcext:value-type="float">
            <text:p>310.4306</text:p>
          </table:table-cell>
          <table:table-cell office:value-type="float" office:value="1173.608" calcext:value-type="float">
            <text:p>1173.608</text:p>
          </table:table-cell>
          <table:table-cell office:value-type="float" office:value="1429.602" calcext:value-type="float">
            <text:p>1429.602</text:p>
          </table:table-cell>
          <table:table-cell office:value-type="float" office:value="1286.643" calcext:value-type="float">
            <text:p>1286.643</text:p>
          </table:table-cell>
          <table:table-cell office:value-type="float" office:value="770.7169" calcext:value-type="float">
            <text:p>770.7169</text:p>
          </table:table-cell>
          <table:table-cell office:value-type="float" office:value="1080.818" calcext:value-type="float">
            <text:p>1080.818</text:p>
          </table:table-cell>
          <table:table-cell office:value-type="float" office:value="415.541" calcext:value-type="float">
            <text:p>415.541</text:p>
          </table:table-cell>
          <table:table-cell office:value-type="float" office:value="1860.645" calcext:value-type="float">
            <text:p>1860.645</text:p>
          </table:table-cell>
          <table:table-cell office:value-type="float" office:value="2094.693" calcext:value-type="float">
            <text:p>2094.693</text:p>
          </table:table-cell>
          <table:table-cell office:value-type="float" office:value="1672.448" calcext:value-type="float">
            <text:p>1672.448</text:p>
          </table:table-cell>
          <table:table-cell office:value-type="float" office:value="585.6682" calcext:value-type="float">
            <text:p>585.6682</text:p>
          </table:table-cell>
          <table:table-cell office:value-type="float" office:value="575.1459" calcext:value-type="float">
            <text:p>575.1459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1104712" calcext:value-type="float">
            <text:p>-0.01104712</text:p>
          </table:table-cell>
          <table:table-cell office:value-type="float" office:value="0" calcext:value-type="float">
            <text:p>0</text:p>
          </table:table-cell>
          <table:table-cell office:value-type="float" office:value="0.1019775" calcext:value-type="float">
            <text:p>0.1019775</text:p>
          </table:table-cell>
          <table:table-cell office:value-type="float" office:value="3.148842" calcext:value-type="float">
            <text:p>3.148842</text:p>
          </table:table-cell>
          <table:table-cell office:value-type="float" office:value="-0.9543571" calcext:value-type="float">
            <text:p>-0.9543571</text:p>
          </table:table-cell>
          <table:table-cell office:value-type="float" office:value="2.194485" calcext:value-type="float">
            <text:p>2.194485</text:p>
          </table:table-cell>
          <table:table-cell office:value-type="float" office:value="-190.3262" calcext:value-type="float">
            <text:p>-190.3262</text:p>
          </table:table-cell>
          <table:table-cell office:value-type="float" office:value="0" calcext:value-type="float">
            <text:p>0</text:p>
          </table:table-cell>
          <table:table-cell office:value-type="float" office:value="4.170556" calcext:value-type="float">
            <text:p>4.17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94.2974" calcext:value-type="float">
            <text:p>294.2974</text:p>
          </table:table-cell>
          <table:table-cell office:value-type="float" office:value="13140.97" calcext:value-type="float">
            <text:p>13140.97</text:p>
          </table:table-cell>
          <table:table-cell office:value-type="float" office:value="0" calcext:value-type="float">
            <text:p>0</text:p>
          </table:table-cell>
          <table:table-cell office:value-type="float" office:value="0.00858358" calcext:value-type="float">
            <text:p>0.00858358</text:p>
          </table:table-cell>
          <table:table-cell office:value-type="float" office:value="-192.9317" calcext:value-type="float">
            <text:p>-192.9317</text:p>
          </table:table-cell>
          <table:table-cell office:value-type="float" office:value="538.7599" calcext:value-type="float">
            <text:p>538.7599</text:p>
          </table:table-cell>
          <table:table-cell office:value-type="float" office:value="-0.252224" calcext:value-type="float">
            <text:p>-0.252224</text:p>
          </table:table-cell>
          <table:table-cell office:value-type="float" office:value="107.2262" calcext:value-type="float">
            <text:p>107.2262</text:p>
          </table:table-cell>
          <table:table-cell office:value-type="float" office:value="3.869667" calcext:value-type="float">
            <text:p>3.869667</text:p>
          </table:table-cell>
          <table:table-cell office:value-type="float" office:value="0.06756159" calcext:value-type="float">
            <text:p>0.06756159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2458" calcext:value-type="float">
            <text:p>0.07162458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09953" calcext:value-type="float">
            <text:p>0.2109953</text:p>
          </table:table-cell>
          <table:table-cell office:value-type="float" office:value="370" calcext:value-type="float">
            <text:p>370</text:p>
          </table:table-cell>
          <table:table-cell office:value-type="float" office:value="-190.3952" calcext:value-type="float">
            <text:p>-190.3952</text:p>
          </table:table-cell>
          <table:table-cell office:value-type="float" office:value="0" calcext:value-type="float">
            <text:p>0</text:p>
          </table:table-cell>
          <table:table-cell office:value-type="float" office:value="310.6231" calcext:value-type="float">
            <text:p>310.6231</text:p>
          </table:table-cell>
          <table:table-cell office:value-type="float" office:value="1172.466" calcext:value-type="float">
            <text:p>1172.466</text:p>
          </table:table-cell>
          <table:table-cell office:value-type="float" office:value="1428.329" calcext:value-type="float">
            <text:p>1428.329</text:p>
          </table:table-cell>
          <table:table-cell office:value-type="float" office:value="1286.342" calcext:value-type="float">
            <text:p>1286.342</text:p>
          </table:table-cell>
          <table:table-cell office:value-type="float" office:value="770.5186" calcext:value-type="float">
            <text:p>770.5186</text:p>
          </table:table-cell>
          <table:table-cell office:value-type="float" office:value="1080.68" calcext:value-type="float">
            <text:p>1080.68</text:p>
          </table:table-cell>
          <table:table-cell office:value-type="float" office:value="415.4809" calcext:value-type="float">
            <text:p>415.4809</text:p>
          </table:table-cell>
          <table:table-cell office:value-type="float" office:value="1860.557" calcext:value-type="float">
            <text:p>1860.557</text:p>
          </table:table-cell>
          <table:table-cell office:value-type="float" office:value="2094.647" calcext:value-type="float">
            <text:p>2094.647</text:p>
          </table:table-cell>
          <table:table-cell office:value-type="float" office:value="1672.432" calcext:value-type="float">
            <text:p>1672.432</text:p>
          </table:table-cell>
          <table:table-cell office:value-type="float" office:value="585.6669" calcext:value-type="float">
            <text:p>585.6669</text:p>
          </table:table-cell>
          <table:table-cell office:value-type="float" office:value="575.1436" calcext:value-type="float">
            <text:p>575.1436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1139683" calcext:value-type="float">
            <text:p>-0.01139683</text:p>
          </table:table-cell>
          <table:table-cell office:value-type="float" office:value="0" calcext:value-type="float">
            <text:p>0</text:p>
          </table:table-cell>
          <table:table-cell office:value-type="float" office:value="0.1101089" calcext:value-type="float">
            <text:p>0.1101089</text:p>
          </table:table-cell>
          <table:table-cell office:value-type="float" office:value="3.593683" calcext:value-type="float">
            <text:p>3.593683</text:p>
          </table:table-cell>
          <table:table-cell office:value-type="float" office:value="-1.085192" calcext:value-type="float">
            <text:p>-1.085192</text:p>
          </table:table-cell>
          <table:table-cell office:value-type="float" office:value="2.508491" calcext:value-type="float">
            <text:p>2.508491</text:p>
          </table:table-cell>
          <table:table-cell office:value-type="float" office:value="-193.4299" calcext:value-type="float">
            <text:p>-193.4299</text:p>
          </table:table-cell>
          <table:table-cell office:value-type="float" office:value="0" calcext:value-type="float">
            <text:p>0</text:p>
          </table:table-cell>
          <table:table-cell office:value-type="float" office:value="4.190861" calcext:value-type="float">
            <text:p>4.19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91.4387" calcext:value-type="float">
            <text:p>291.4387</text:p>
          </table:table-cell>
          <table:table-cell office:value-type="float" office:value="13140.78" calcext:value-type="float">
            <text:p>13140.78</text:p>
          </table:table-cell>
          <table:table-cell office:value-type="float" office:value="0" calcext:value-type="float">
            <text:p>0</text:p>
          </table:table-cell>
          <table:table-cell office:value-type="float" office:value="0.009541262" calcext:value-type="float">
            <text:p>0.009541262</text:p>
          </table:table-cell>
          <table:table-cell office:value-type="float" office:value="-195.7323" calcext:value-type="float">
            <text:p>-195.7323</text:p>
          </table:table-cell>
          <table:table-cell office:value-type="float" office:value="548.8521" calcext:value-type="float">
            <text:p>548.8521</text:p>
          </table:table-cell>
          <table:table-cell office:value-type="float" office:value="-0.302037" calcext:value-type="float">
            <text:p>-0.302037</text:p>
          </table:table-cell>
          <table:table-cell office:value-type="float" office:value="106.9637" calcext:value-type="float">
            <text:p>106.9637</text:p>
          </table:table-cell>
          <table:table-cell office:value-type="float" office:value="3.770481" calcext:value-type="float">
            <text:p>3.770481</text:p>
          </table:table-cell>
          <table:table-cell office:value-type="float" office:value="0.06769126" calcext:value-type="float">
            <text:p>0.0676912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2832" calcext:value-type="float">
            <text:p>0.07162832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12868" calcext:value-type="float">
            <text:p>0.2112868</text:p>
          </table:table-cell>
          <table:table-cell office:value-type="float" office:value="370" calcext:value-type="float">
            <text:p>370</text:p>
          </table:table-cell>
          <table:table-cell office:value-type="float" office:value="-192.7653" calcext:value-type="float">
            <text:p>-192.7653</text:p>
          </table:table-cell>
          <table:table-cell office:value-type="float" office:value="0" calcext:value-type="float">
            <text:p>0</text:p>
          </table:table-cell>
          <table:table-cell office:value-type="float" office:value="310.8009" calcext:value-type="float">
            <text:p>310.8009</text:p>
          </table:table-cell>
          <table:table-cell office:value-type="float" office:value="1171.36" calcext:value-type="float">
            <text:p>1171.36</text:p>
          </table:table-cell>
          <table:table-cell office:value-type="float" office:value="1427.12" calcext:value-type="float">
            <text:p>1427.12</text:p>
          </table:table-cell>
          <table:table-cell office:value-type="float" office:value="1286.061" calcext:value-type="float">
            <text:p>1286.061</text:p>
          </table:table-cell>
          <table:table-cell office:value-type="float" office:value="770.3323" calcext:value-type="float">
            <text:p>770.3323</text:p>
          </table:table-cell>
          <table:table-cell office:value-type="float" office:value="1080.551" calcext:value-type="float">
            <text:p>1080.551</text:p>
          </table:table-cell>
          <table:table-cell office:value-type="float" office:value="415.4237" calcext:value-type="float">
            <text:p>415.4237</text:p>
          </table:table-cell>
          <table:table-cell office:value-type="float" office:value="1860.468" calcext:value-type="float">
            <text:p>1860.468</text:p>
          </table:table-cell>
          <table:table-cell office:value-type="float" office:value="2094.601" calcext:value-type="float">
            <text:p>2094.601</text:p>
          </table:table-cell>
          <table:table-cell office:value-type="float" office:value="1672.415" calcext:value-type="float">
            <text:p>1672.415</text:p>
          </table:table-cell>
          <table:table-cell office:value-type="float" office:value="585.6656" calcext:value-type="float">
            <text:p>585.6656</text:p>
          </table:table-cell>
          <table:table-cell office:value-type="float" office:value="575.1412" calcext:value-type="float">
            <text:p>575.1412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1171885" calcext:value-type="float">
            <text:p>-0.01171885</text:p>
          </table:table-cell>
          <table:table-cell office:value-type="float" office:value="0" calcext:value-type="float">
            <text:p>0</text:p>
          </table:table-cell>
          <table:table-cell office:value-type="float" office:value="0.1205796" calcext:value-type="float">
            <text:p>0.1205796</text:p>
          </table:table-cell>
          <table:table-cell office:value-type="float" office:value="4.135693" calcext:value-type="float">
            <text:p>4.135693</text:p>
          </table:table-cell>
          <table:table-cell office:value-type="float" office:value="-1.246266" calcext:value-type="float">
            <text:p>-1.246266</text:p>
          </table:table-cell>
          <table:table-cell office:value-type="float" office:value="2.889427" calcext:value-type="float">
            <text:p>2.889427</text:p>
          </table:table-cell>
          <table:table-cell office:value-type="float" office:value="-196.4126" calcext:value-type="float">
            <text:p>-196.4126</text:p>
          </table:table-cell>
          <table:table-cell office:value-type="float" office:value="0" calcext:value-type="float">
            <text:p>0</text:p>
          </table:table-cell>
          <table:table-cell office:value-type="float" office:value="4.420398" calcext:value-type="float">
            <text:p>4.42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89.8238" calcext:value-type="float">
            <text:p>289.8238</text:p>
          </table:table-cell>
          <table:table-cell office:value-type="float" office:value="13140.6" calcext:value-type="float">
            <text:p>13140.6</text:p>
          </table:table-cell>
          <table:table-cell office:value-type="float" office:value="0" calcext:value-type="float">
            <text:p>0</text:p>
          </table:table-cell>
          <table:table-cell office:value-type="float" office:value="0.01055998" calcext:value-type="float">
            <text:p>0.01055998</text:p>
          </table:table-cell>
          <table:table-cell office:value-type="float" office:value="-197.5098" calcext:value-type="float">
            <text:p>-197.5098</text:p>
          </table:table-cell>
          <table:table-cell office:value-type="float" office:value="554.1174" calcext:value-type="float">
            <text:p>554.1174</text:p>
          </table:table-cell>
          <table:table-cell office:value-type="float" office:value="-0.3458923" calcext:value-type="float">
            <text:p>-0.3458923</text:p>
          </table:table-cell>
          <table:table-cell office:value-type="float" office:value="106.9059" calcext:value-type="float">
            <text:p>106.9059</text:p>
          </table:table-cell>
          <table:table-cell office:value-type="float" office:value="3.719913" calcext:value-type="float">
            <text:p>3.719913</text:p>
          </table:table-cell>
          <table:table-cell office:value-type="float" office:value="0.0678848" calcext:value-type="float">
            <text:p>0.0678848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3189" calcext:value-type="float">
            <text:p>0.0716318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15446" calcext:value-type="float">
            <text:p>0.2115446</text:p>
          </table:table-cell>
          <table:table-cell office:value-type="float" office:value="370" calcext:value-type="float">
            <text:p>370</text:p>
          </table:table-cell>
          <table:table-cell office:value-type="float" office:value="-194.3633" calcext:value-type="float">
            <text:p>-194.3633</text:p>
          </table:table-cell>
          <table:table-cell office:value-type="float" office:value="0" calcext:value-type="float">
            <text:p>0</text:p>
          </table:table-cell>
          <table:table-cell office:value-type="float" office:value="310.8499" calcext:value-type="float">
            <text:p>310.8499</text:p>
          </table:table-cell>
          <table:table-cell office:value-type="float" office:value="1170.841" calcext:value-type="float">
            <text:p>1170.841</text:p>
          </table:table-cell>
          <table:table-cell office:value-type="float" office:value="1426.466" calcext:value-type="float">
            <text:p>1426.466</text:p>
          </table:table-cell>
          <table:table-cell office:value-type="float" office:value="1285.896" calcext:value-type="float">
            <text:p>1285.896</text:p>
          </table:table-cell>
          <table:table-cell office:value-type="float" office:value="770.1874" calcext:value-type="float">
            <text:p>770.1874</text:p>
          </table:table-cell>
          <table:table-cell office:value-type="float" office:value="1080.444" calcext:value-type="float">
            <text:p>1080.444</text:p>
          </table:table-cell>
          <table:table-cell office:value-type="float" office:value="415.3718" calcext:value-type="float">
            <text:p>415.3718</text:p>
          </table:table-cell>
          <table:table-cell office:value-type="float" office:value="1860.38" calcext:value-type="float">
            <text:p>1860.38</text:p>
          </table:table-cell>
          <table:table-cell office:value-type="float" office:value="2094.553" calcext:value-type="float">
            <text:p>2094.553</text:p>
          </table:table-cell>
          <table:table-cell office:value-type="float" office:value="1672.399" calcext:value-type="float">
            <text:p>1672.399</text:p>
          </table:table-cell>
          <table:table-cell office:value-type="float" office:value="585.6642" calcext:value-type="float">
            <text:p>585.6642</text:p>
          </table:table-cell>
          <table:table-cell office:value-type="float" office:value="575.1387" calcext:value-type="float">
            <text:p>575.1387</text:p>
          </table:table-cell>
          <table:table-cell office:value-type="float" office:value="142.8154" calcext:value-type="float">
            <text:p>142.8154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1178059" calcext:value-type="float">
            <text:p>-0.01178059</text:p>
          </table:table-cell>
          <table:table-cell office:value-type="float" office:value="0" calcext:value-type="float">
            <text:p>0</text:p>
          </table:table-cell>
          <table:table-cell office:value-type="float" office:value="0.126002" calcext:value-type="float">
            <text:p>0.126002</text:p>
          </table:table-cell>
          <table:table-cell office:value-type="float" office:value="4.383824" calcext:value-type="float">
            <text:p>4.383824</text:p>
          </table:table-cell>
          <table:table-cell office:value-type="float" office:value="-1.35876" calcext:value-type="float">
            <text:p>-1.35876</text:p>
          </table:table-cell>
          <table:table-cell office:value-type="float" office:value="3.025064" calcext:value-type="float">
            <text:p>3.025064</text:p>
          </table:table-cell>
          <table:table-cell office:value-type="float" office:value="-198.158" calcext:value-type="float">
            <text:p>-198.158</text:p>
          </table:table-cell>
          <table:table-cell office:value-type="float" office:value="0" calcext:value-type="float">
            <text:p>0</text:p>
          </table:table-cell>
          <table:table-cell office:value-type="float" office:value="4.429883" calcext:value-type="float">
            <text:p>4.42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288.3234" calcext:value-type="float">
            <text:p>288.3234</text:p>
          </table:table-cell>
          <table:table-cell office:value-type="float" office:value="13140.46" calcext:value-type="float">
            <text:p>13140.46</text:p>
          </table:table-cell>
          <table:table-cell office:value-type="float" office:value="0" calcext:value-type="float">
            <text:p>0</text:p>
          </table:table-cell>
          <table:table-cell office:value-type="float" office:value="0.01168742" calcext:value-type="float">
            <text:p>0.01168742</text:p>
          </table:table-cell>
          <table:table-cell office:value-type="float" office:value="-199.1974" calcext:value-type="float">
            <text:p>-199.1974</text:p>
          </table:table-cell>
          <table:table-cell office:value-type="float" office:value="560.1112" calcext:value-type="float">
            <text:p>560.1112</text:p>
          </table:table-cell>
          <table:table-cell office:value-type="float" office:value="-0.3961531" calcext:value-type="float">
            <text:p>-0.3961531</text:p>
          </table:table-cell>
          <table:table-cell office:value-type="float" office:value="106.8178" calcext:value-type="float">
            <text:p>106.8178</text:p>
          </table:table-cell>
          <table:table-cell office:value-type="float" office:value="3.658933" calcext:value-type="float">
            <text:p>3.658933</text:p>
          </table:table-cell>
          <table:table-cell office:value-type="float" office:value="0.06811207" calcext:value-type="float">
            <text:p>0.0681120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349" calcext:value-type="float">
            <text:p>0.071634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17742" calcext:value-type="float">
            <text:p>0.2117742</text:p>
          </table:table-cell>
          <table:table-cell office:value-type="float" office:value="370" calcext:value-type="float">
            <text:p>370</text:p>
          </table:table-cell>
          <table:table-cell office:value-type="float" office:value="-195.7026" calcext:value-type="float">
            <text:p>-195.7026</text:p>
          </table:table-cell>
          <table:table-cell office:value-type="float" office:value="0" calcext:value-type="float">
            <text:p>0</text:p>
          </table:table-cell>
          <table:table-cell office:value-type="float" office:value="310.8782" calcext:value-type="float">
            <text:p>310.8782</text:p>
          </table:table-cell>
          <table:table-cell office:value-type="float" office:value="1170.331" calcext:value-type="float">
            <text:p>1170.331</text:p>
          </table:table-cell>
          <table:table-cell office:value-type="float" office:value="1425.892" calcext:value-type="float">
            <text:p>1425.892</text:p>
          </table:table-cell>
          <table:table-cell office:value-type="float" office:value="1285.755" calcext:value-type="float">
            <text:p>1285.755</text:p>
          </table:table-cell>
          <table:table-cell office:value-type="float" office:value="770.0796" calcext:value-type="float">
            <text:p>770.0796</text:p>
          </table:table-cell>
          <table:table-cell office:value-type="float" office:value="1080.365" calcext:value-type="float">
            <text:p>1080.365</text:p>
          </table:table-cell>
          <table:table-cell office:value-type="float" office:value="415.3319" calcext:value-type="float">
            <text:p>415.3319</text:p>
          </table:table-cell>
          <table:table-cell office:value-type="float" office:value="1860.299" calcext:value-type="float">
            <text:p>1860.299</text:p>
          </table:table-cell>
          <table:table-cell office:value-type="float" office:value="2094.506" calcext:value-type="float">
            <text:p>2094.506</text:p>
          </table:table-cell>
          <table:table-cell office:value-type="float" office:value="1672.383" calcext:value-type="float">
            <text:p>1672.383</text:p>
          </table:table-cell>
          <table:table-cell office:value-type="float" office:value="585.6595" calcext:value-type="float">
            <text:p>585.6595</text:p>
          </table:table-cell>
          <table:table-cell office:value-type="float" office:value="575.1362" calcext:value-type="float">
            <text:p>575.1362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1179844" calcext:value-type="float">
            <text:p>-0.01179844</text:p>
          </table:table-cell>
          <table:table-cell office:value-type="float" office:value="0" calcext:value-type="float">
            <text:p>0</text:p>
          </table:table-cell>
          <table:table-cell office:value-type="float" office:value="0.1422639" calcext:value-type="float">
            <text:p>0.1422639</text:p>
          </table:table-cell>
          <table:table-cell office:value-type="float" office:value="4.83203" calcext:value-type="float">
            <text:p>4.83203</text:p>
          </table:table-cell>
          <table:table-cell office:value-type="float" office:value="-1.508963" calcext:value-type="float">
            <text:p>-1.508963</text:p>
          </table:table-cell>
          <table:table-cell office:value-type="float" office:value="3.323067" calcext:value-type="float">
            <text:p>3.323067</text:p>
          </table:table-cell>
          <table:table-cell office:value-type="float" office:value="-199.7337" calcext:value-type="float">
            <text:p>-199.7337</text:p>
          </table:table-cell>
          <table:table-cell office:value-type="float" office:value="0" calcext:value-type="float">
            <text:p>0</text:p>
          </table:table-cell>
          <table:table-cell office:value-type="float" office:value="4.36553" calcext:value-type="float">
            <text:p>4.36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86.6626" calcext:value-type="float">
            <text:p>286.6626</text:p>
          </table:table-cell>
          <table:table-cell office:value-type="float" office:value="13140.34" calcext:value-type="float">
            <text:p>13140.34</text:p>
          </table:table-cell>
          <table:table-cell office:value-type="float" office:value="0" calcext:value-type="float">
            <text:p>0</text:p>
          </table:table-cell>
          <table:table-cell office:value-type="float" office:value="0.01294092" calcext:value-type="float">
            <text:p>0.01294092</text:p>
          </table:table-cell>
          <table:table-cell office:value-type="float" office:value="-200.9669" calcext:value-type="float">
            <text:p>-200.9669</text:p>
          </table:table-cell>
          <table:table-cell office:value-type="float" office:value="564.7097" calcext:value-type="float">
            <text:p>564.7097</text:p>
          </table:table-cell>
          <table:table-cell office:value-type="float" office:value="-0.4550464" calcext:value-type="float">
            <text:p>-0.4550464</text:p>
          </table:table-cell>
          <table:table-cell office:value-type="float" office:value="106.6652" calcext:value-type="float">
            <text:p>106.6652</text:p>
          </table:table-cell>
          <table:table-cell office:value-type="float" office:value="3.578117" calcext:value-type="float">
            <text:p>3.578117</text:p>
          </table:table-cell>
          <table:table-cell office:value-type="float" office:value="0.06835136" calcext:value-type="float">
            <text:p>0.0683513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3754" calcext:value-type="float">
            <text:p>0.07163754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19802" calcext:value-type="float">
            <text:p>0.2119802</text:p>
          </table:table-cell>
          <table:table-cell office:value-type="float" office:value="370" calcext:value-type="float">
            <text:p>370</text:p>
          </table:table-cell>
          <table:table-cell office:value-type="float" office:value="-196.9892" calcext:value-type="float">
            <text:p>-196.9892</text:p>
          </table:table-cell>
          <table:table-cell office:value-type="float" office:value="0" calcext:value-type="float">
            <text:p>0</text:p>
          </table:table-cell>
          <table:table-cell office:value-type="float" office:value="310.9406" calcext:value-type="float">
            <text:p>310.9406</text:p>
          </table:table-cell>
          <table:table-cell office:value-type="float" office:value="1169.726" calcext:value-type="float">
            <text:p>1169.726</text:p>
          </table:table-cell>
          <table:table-cell office:value-type="float" office:value="1425.257" calcext:value-type="float">
            <text:p>1425.257</text:p>
          </table:table-cell>
          <table:table-cell office:value-type="float" office:value="1285.604" calcext:value-type="float">
            <text:p>1285.604</text:p>
          </table:table-cell>
          <table:table-cell office:value-type="float" office:value="769.9709" calcext:value-type="float">
            <text:p>769.9709</text:p>
          </table:table-cell>
          <table:table-cell office:value-type="float" office:value="1080.287" calcext:value-type="float">
            <text:p>1080.287</text:p>
          </table:table-cell>
          <table:table-cell office:value-type="float" office:value="415.295" calcext:value-type="float">
            <text:p>415.295</text:p>
          </table:table-cell>
          <table:table-cell office:value-type="float" office:value="1860.222" calcext:value-type="float">
            <text:p>1860.222</text:p>
          </table:table-cell>
          <table:table-cell office:value-type="float" office:value="2094.46" calcext:value-type="float">
            <text:p>2094.46</text:p>
          </table:table-cell>
          <table:table-cell office:value-type="float" office:value="1672.366" calcext:value-type="float">
            <text:p>1672.366</text:p>
          </table:table-cell>
          <table:table-cell office:value-type="float" office:value="585.6523" calcext:value-type="float">
            <text:p>585.6523</text:p>
          </table:table-cell>
          <table:table-cell office:value-type="float" office:value="575.1335" calcext:value-type="float">
            <text:p>575.1335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11834" calcext:value-type="float">
            <text:p>-0.011834</text:p>
          </table:table-cell>
          <table:table-cell office:value-type="float" office:value="0" calcext:value-type="float">
            <text:p>0</text:p>
          </table:table-cell>
          <table:table-cell office:value-type="float" office:value="0.1608735" calcext:value-type="float">
            <text:p>0.1608735</text:p>
          </table:table-cell>
          <table:table-cell office:value-type="float" office:value="5.461806" calcext:value-type="float">
            <text:p>5.461806</text:p>
          </table:table-cell>
          <table:table-cell office:value-type="float" office:value="-1.71486" calcext:value-type="float">
            <text:p>-1.71486</text:p>
          </table:table-cell>
          <table:table-cell office:value-type="float" office:value="3.746946" calcext:value-type="float">
            <text:p>3.746946</text:p>
          </table:table-cell>
          <table:table-cell office:value-type="float" office:value="-201.4493" calcext:value-type="float">
            <text:p>-201.4493</text:p>
          </table:table-cell>
          <table:table-cell office:value-type="float" office:value="0" calcext:value-type="float">
            <text:p>0</text:p>
          </table:table-cell>
          <table:table-cell office:value-type="float" office:value="4.368246" calcext:value-type="float">
            <text:p>4.368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84.8198" calcext:value-type="float">
            <text:p>284.8198</text:p>
          </table:table-cell>
          <table:table-cell office:value-type="float" office:value="13140.21" calcext:value-type="float">
            <text:p>13140.21</text:p>
          </table:table-cell>
          <table:table-cell office:value-type="float" office:value="0" calcext:value-type="float">
            <text:p>0</text:p>
          </table:table-cell>
          <table:table-cell office:value-type="float" office:value="0.01434195" calcext:value-type="float">
            <text:p>0.01434195</text:p>
          </table:table-cell>
          <table:table-cell office:value-type="float" office:value="-202.8692" calcext:value-type="float">
            <text:p>-202.8692</text:p>
          </table:table-cell>
          <table:table-cell office:value-type="float" office:value="571.8824" calcext:value-type="float">
            <text:p>571.8824</text:p>
          </table:table-cell>
          <table:table-cell office:value-type="float" office:value="-0.5253097" calcext:value-type="float">
            <text:p>-0.5253097</text:p>
          </table:table-cell>
          <table:table-cell office:value-type="float" office:value="106.4647" calcext:value-type="float">
            <text:p>106.4647</text:p>
          </table:table-cell>
          <table:table-cell office:value-type="float" office:value="3.48705" calcext:value-type="float">
            <text:p>3.48705</text:p>
          </table:table-cell>
          <table:table-cell office:value-type="float" office:value="0.06857797" calcext:value-type="float">
            <text:p>0.0685779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3969" calcext:value-type="float">
            <text:p>0.0716396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21661" calcext:value-type="float">
            <text:p>0.2121661</text:p>
          </table:table-cell>
          <table:table-cell office:value-type="float" office:value="370" calcext:value-type="float">
            <text:p>370</text:p>
          </table:table-cell>
          <table:table-cell office:value-type="float" office:value="-198.2941" calcext:value-type="float">
            <text:p>-198.2941</text:p>
          </table:table-cell>
          <table:table-cell office:value-type="float" office:value="0" calcext:value-type="float">
            <text:p>0</text:p>
          </table:table-cell>
          <table:table-cell office:value-type="float" office:value="311.0531" calcext:value-type="float">
            <text:p>311.0531</text:p>
          </table:table-cell>
          <table:table-cell office:value-type="float" office:value="1169.029" calcext:value-type="float">
            <text:p>1169.029</text:p>
          </table:table-cell>
          <table:table-cell office:value-type="float" office:value="1424.521" calcext:value-type="float">
            <text:p>1424.521</text:p>
          </table:table-cell>
          <table:table-cell office:value-type="float" office:value="1285.429" calcext:value-type="float">
            <text:p>1285.429</text:p>
          </table:table-cell>
          <table:table-cell office:value-type="float" office:value="769.8494" calcext:value-type="float">
            <text:p>769.8494</text:p>
          </table:table-cell>
          <table:table-cell office:value-type="float" office:value="1080.203" calcext:value-type="float">
            <text:p>1080.203</text:p>
          </table:table-cell>
          <table:table-cell office:value-type="float" office:value="415.2564" calcext:value-type="float">
            <text:p>415.2564</text:p>
          </table:table-cell>
          <table:table-cell office:value-type="float" office:value="1860.146" calcext:value-type="float">
            <text:p>1860.146</text:p>
          </table:table-cell>
          <table:table-cell office:value-type="float" office:value="2094.415" calcext:value-type="float">
            <text:p>2094.415</text:p>
          </table:table-cell>
          <table:table-cell office:value-type="float" office:value="1672.35" calcext:value-type="float">
            <text:p>1672.35</text:p>
          </table:table-cell>
          <table:table-cell office:value-type="float" office:value="585.6449" calcext:value-type="float">
            <text:p>585.6449</text:p>
          </table:table-cell>
          <table:table-cell office:value-type="float" office:value="575.1308" calcext:value-type="float">
            <text:p>575.1308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1189466" calcext:value-type="float">
            <text:p>-0.01189466</text:p>
          </table:table-cell>
          <table:table-cell office:value-type="float" office:value="0" calcext:value-type="float">
            <text:p>0</text:p>
          </table:table-cell>
          <table:table-cell office:value-type="float" office:value="0.1760203" calcext:value-type="float">
            <text:p>0.1760203</text:p>
          </table:table-cell>
          <table:table-cell office:value-type="float" office:value="6.216226" calcext:value-type="float">
            <text:p>6.216226</text:p>
          </table:table-cell>
          <table:table-cell office:value-type="float" office:value="-1.942297" calcext:value-type="float">
            <text:p>-1.942297</text:p>
          </table:table-cell>
          <table:table-cell office:value-type="float" office:value="4.273929" calcext:value-type="float">
            <text:p>4.273929</text:p>
          </table:table-cell>
          <table:table-cell office:value-type="float" office:value="-203.3574" calcext:value-type="float">
            <text:p>-203.3574</text:p>
          </table:table-cell>
          <table:table-cell office:value-type="float" office:value="0" calcext:value-type="float">
            <text:p>0</text:p>
          </table:table-cell>
          <table:table-cell office:value-type="float" office:value="4.442347" calcext:value-type="float">
            <text:p>4.44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82.771" calcext:value-type="float">
            <text:p>282.771</text:p>
          </table:table-cell>
          <table:table-cell office:value-type="float" office:value="13140.08" calcext:value-type="float">
            <text:p>13140.08</text:p>
          </table:table-cell>
          <table:table-cell office:value-type="float" office:value="0" calcext:value-type="float">
            <text:p>0</text:p>
          </table:table-cell>
          <table:table-cell office:value-type="float" office:value="0.01596927" calcext:value-type="float">
            <text:p>0.01596927</text:p>
          </table:table-cell>
          <table:table-cell office:value-type="float" office:value="-205.0112" calcext:value-type="float">
            <text:p>-205.0112</text:p>
          </table:table-cell>
          <table:table-cell office:value-type="float" office:value="580.1019" calcext:value-type="float">
            <text:p>580.1019</text:p>
          </table:table-cell>
          <table:table-cell office:value-type="float" office:value="-0.6057184" calcext:value-type="float">
            <text:p>-0.6057184</text:p>
          </table:table-cell>
          <table:table-cell office:value-type="float" office:value="106.2733" calcext:value-type="float">
            <text:p>106.2733</text:p>
          </table:table-cell>
          <table:table-cell office:value-type="float" office:value="3.389717" calcext:value-type="float">
            <text:p>3.389717</text:p>
          </table:table-cell>
          <table:table-cell office:value-type="float" office:value="0.0687752" calcext:value-type="float">
            <text:p>0.0687752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64183" calcext:value-type="float">
            <text:p>0.0716418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23346" calcext:value-type="float">
            <text:p>0.2123346</text:p>
          </table:table-cell>
          <table:table-cell office:value-type="float" office:value="370" calcext:value-type="float">
            <text:p>370</text:p>
          </table:table-cell>
          <table:table-cell office:value-type="float" office:value="-199.6295" calcext:value-type="float">
            <text:p>-199.6295</text:p>
          </table:table-cell>
          <table:table-cell office:value-type="float" office:value="0" calcext:value-type="float">
            <text:p>0</text:p>
          </table:table-cell>
          <table:table-cell office:value-type="float" office:value="311.132" calcext:value-type="float">
            <text:p>311.132</text:p>
          </table:table-cell>
          <table:table-cell office:value-type="float" office:value="1168.245" calcext:value-type="float">
            <text:p>1168.245</text:p>
          </table:table-cell>
          <table:table-cell office:value-type="float" office:value="1423.734" calcext:value-type="float">
            <text:p>1423.734</text:p>
          </table:table-cell>
          <table:table-cell office:value-type="float" office:value="1285.246" calcext:value-type="float">
            <text:p>1285.246</text:p>
          </table:table-cell>
          <table:table-cell office:value-type="float" office:value="769.7248" calcext:value-type="float">
            <text:p>769.7248</text:p>
          </table:table-cell>
          <table:table-cell office:value-type="float" office:value="1080.116" calcext:value-type="float">
            <text:p>1080.116</text:p>
          </table:table-cell>
          <table:table-cell office:value-type="float" office:value="415.2166" calcext:value-type="float">
            <text:p>415.2166</text:p>
          </table:table-cell>
          <table:table-cell office:value-type="float" office:value="1860.07" calcext:value-type="float">
            <text:p>1860.07</text:p>
          </table:table-cell>
          <table:table-cell office:value-type="float" office:value="2094.37" calcext:value-type="float">
            <text:p>2094.37</text:p>
          </table:table-cell>
          <table:table-cell office:value-type="float" office:value="1672.333" calcext:value-type="float">
            <text:p>1672.333</text:p>
          </table:table-cell>
          <table:table-cell office:value-type="float" office:value="585.6376" calcext:value-type="float">
            <text:p>585.6376</text:p>
          </table:table-cell>
          <table:table-cell office:value-type="float" office:value="575.1281" calcext:value-type="float">
            <text:p>575.1281</text:p>
          </table:table-cell>
          <table:table-cell office:value-type="float" office:value="142.8153" calcext:value-type="float">
            <text:p>142.8153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20353" calcext:value-type="float">
            <text:p>-0.0120353</text:p>
          </table:table-cell>
          <table:table-cell office:value-type="float" office:value="0" calcext:value-type="float">
            <text:p>0</text:p>
          </table:table-cell>
          <table:table-cell office:value-type="float" office:value="0.1938614" calcext:value-type="float">
            <text:p>0.1938614</text:p>
          </table:table-cell>
          <table:table-cell office:value-type="float" office:value="7.205905" calcext:value-type="float">
            <text:p>7.205905</text:p>
          </table:table-cell>
          <table:table-cell office:value-type="float" office:value="-2.206047" calcext:value-type="float">
            <text:p>-2.206047</text:p>
          </table:table-cell>
          <table:table-cell office:value-type="float" office:value="4.999858" calcext:value-type="float">
            <text:p>4.999858</text:p>
          </table:table-cell>
          <table:table-cell office:value-type="float" office:value="-205.4591" calcext:value-type="float">
            <text:p>-205.4591</text:p>
          </table:table-cell>
          <table:table-cell office:value-type="float" office:value="0" calcext:value-type="float">
            <text:p>0</text:p>
          </table:table-cell>
          <table:table-cell office:value-type="float" office:value="4.48064" calcext:value-type="float">
            <text:p>4.4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81.2839" calcext:value-type="float">
            <text:p>281.2839</text:p>
          </table:table-cell>
          <table:table-cell office:value-type="float" office:value="13139.92" calcext:value-type="float">
            <text:p>13139.92</text:p>
          </table:table-cell>
          <table:table-cell office:value-type="float" office:value="0" calcext:value-type="float">
            <text:p>0</text:p>
          </table:table-cell>
          <table:table-cell office:value-type="float" office:value="0.01768227" calcext:value-type="float">
            <text:p>0.01768227</text:p>
          </table:table-cell>
          <table:table-cell office:value-type="float" office:value="-206.3951" calcext:value-type="float">
            <text:p>-206.3951</text:p>
          </table:table-cell>
          <table:table-cell office:value-type="float" office:value="581.4536" calcext:value-type="float">
            <text:p>581.4536</text:p>
          </table:table-cell>
          <table:table-cell office:value-type="float" office:value="-0.6848556" calcext:value-type="float">
            <text:p>-0.6848556</text:p>
          </table:table-cell>
          <table:table-cell office:value-type="float" office:value="106.1925" calcext:value-type="float">
            <text:p>106.1925</text:p>
          </table:table-cell>
          <table:table-cell office:value-type="float" office:value="3.324002" calcext:value-type="float">
            <text:p>3.324002</text:p>
          </table:table-cell>
          <table:table-cell office:value-type="float" office:value="0.06893329" calcext:value-type="float">
            <text:p>0.06893329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73815" calcext:value-type="float">
            <text:p>0.07173815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3739" calcext:value-type="float">
            <text:p>0.213739</text:p>
          </table:table-cell>
          <table:table-cell office:value-type="float" office:value="370" calcext:value-type="float">
            <text:p>370</text:p>
          </table:table-cell>
          <table:table-cell office:value-type="float" office:value="-200.5292" calcext:value-type="float">
            <text:p>-200.5292</text:p>
          </table:table-cell>
          <table:table-cell office:value-type="float" office:value="0" calcext:value-type="float">
            <text:p>0</text:p>
          </table:table-cell>
          <table:table-cell office:value-type="float" office:value="311.1744" calcext:value-type="float">
            <text:p>311.1744</text:p>
          </table:table-cell>
          <table:table-cell office:value-type="float" office:value="1167.744" calcext:value-type="float">
            <text:p>1167.744</text:p>
          </table:table-cell>
          <table:table-cell office:value-type="float" office:value="1423.139" calcext:value-type="float">
            <text:p>1423.139</text:p>
          </table:table-cell>
          <table:table-cell office:value-type="float" office:value="1285.106" calcext:value-type="float">
            <text:p>1285.106</text:p>
          </table:table-cell>
          <table:table-cell office:value-type="float" office:value="769.6049" calcext:value-type="float">
            <text:p>769.6049</text:p>
          </table:table-cell>
          <table:table-cell office:value-type="float" office:value="1080.031" calcext:value-type="float">
            <text:p>1080.031</text:p>
          </table:table-cell>
          <table:table-cell office:value-type="float" office:value="415.1762" calcext:value-type="float">
            <text:p>415.1762</text:p>
          </table:table-cell>
          <table:table-cell office:value-type="float" office:value="1859.992" calcext:value-type="float">
            <text:p>1859.992</text:p>
          </table:table-cell>
          <table:table-cell office:value-type="float" office:value="2094.325" calcext:value-type="float">
            <text:p>2094.325</text:p>
          </table:table-cell>
          <table:table-cell office:value-type="float" office:value="1672.317" calcext:value-type="float">
            <text:p>1672.317</text:p>
          </table:table-cell>
          <table:table-cell office:value-type="float" office:value="585.6303" calcext:value-type="float">
            <text:p>585.6303</text:p>
          </table:table-cell>
          <table:table-cell office:value-type="float" office:value="575.1251" calcext:value-type="float">
            <text:p>575.1251</text:p>
          </table:table-cell>
          <table:table-cell office:value-type="float" office:value="142.8152" calcext:value-type="float">
            <text:p>142.8152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209652" calcext:value-type="float">
            <text:p>-0.01209652</text:p>
          </table:table-cell>
          <table:table-cell office:value-type="float" office:value="0" calcext:value-type="float">
            <text:p>0</text:p>
          </table:table-cell>
          <table:table-cell office:value-type="float" office:value="0.2073416" calcext:value-type="float">
            <text:p>0.2073416</text:p>
          </table:table-cell>
          <table:table-cell office:value-type="float" office:value="7.828997" calcext:value-type="float">
            <text:p>7.828997</text:p>
          </table:table-cell>
          <table:table-cell office:value-type="float" office:value="-2.422625" calcext:value-type="float">
            <text:p>-2.422625</text:p>
          </table:table-cell>
          <table:table-cell office:value-type="float" office:value="5.406372" calcext:value-type="float">
            <text:p>5.406372</text:p>
          </table:table-cell>
          <table:table-cell office:value-type="float" office:value="-207.0423" calcext:value-type="float">
            <text:p>-207.0423</text:p>
          </table:table-cell>
          <table:table-cell office:value-type="float" office:value="0" calcext:value-type="float">
            <text:p>0</text:p>
          </table:table-cell>
          <table:table-cell office:value-type="float" office:value="4.75624" calcext:value-type="float">
            <text:p>4.7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79.6101" calcext:value-type="float">
            <text:p>279.6101</text:p>
          </table:table-cell>
          <table:table-cell office:value-type="float" office:value="13139.81" calcext:value-type="float">
            <text:p>13139.81</text:p>
          </table:table-cell>
          <table:table-cell office:value-type="float" office:value="0" calcext:value-type="float">
            <text:p>0</text:p>
          </table:table-cell>
          <table:table-cell office:value-type="float" office:value="0.01955486" calcext:value-type="float">
            <text:p>0.01955486</text:p>
          </table:table-cell>
          <table:table-cell office:value-type="float" office:value="-208.2538" calcext:value-type="float">
            <text:p>-208.2538</text:p>
          </table:table-cell>
          <table:table-cell office:value-type="float" office:value="588.3395" calcext:value-type="float">
            <text:p>588.3395</text:p>
          </table:table-cell>
          <table:table-cell office:value-type="float" office:value="-0.7720929" calcext:value-type="float">
            <text:p>-0.7720929</text:p>
          </table:table-cell>
          <table:table-cell office:value-type="float" office:value="106.1418" calcext:value-type="float">
            <text:p>106.1418</text:p>
          </table:table-cell>
          <table:table-cell office:value-type="float" office:value="3.235305" calcext:value-type="float">
            <text:p>3.235305</text:p>
          </table:table-cell>
          <table:table-cell office:value-type="float" office:value="0.06907063" calcext:value-type="float">
            <text:p>0.06907063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18719" calcext:value-type="float">
            <text:p>0.071871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37808" calcext:value-type="float">
            <text:p>0.2137808</text:p>
          </table:table-cell>
          <table:table-cell office:value-type="float" office:value="370" calcext:value-type="float">
            <text:p>370</text:p>
          </table:table-cell>
          <table:table-cell office:value-type="float" office:value="-201.4418" calcext:value-type="float">
            <text:p>-201.4418</text:p>
          </table:table-cell>
          <table:table-cell office:value-type="float" office:value="0" calcext:value-type="float">
            <text:p>0</text:p>
          </table:table-cell>
          <table:table-cell office:value-type="float" office:value="311.1721" calcext:value-type="float">
            <text:p>311.1721</text:p>
          </table:table-cell>
          <table:table-cell office:value-type="float" office:value="1167.161" calcext:value-type="float">
            <text:p>1167.161</text:p>
          </table:table-cell>
          <table:table-cell office:value-type="float" office:value="1422.528" calcext:value-type="float">
            <text:p>1422.528</text:p>
          </table:table-cell>
          <table:table-cell office:value-type="float" office:value="1284.964" calcext:value-type="float">
            <text:p>1284.964</text:p>
          </table:table-cell>
          <table:table-cell office:value-type="float" office:value="769.5004" calcext:value-type="float">
            <text:p>769.5004</text:p>
          </table:table-cell>
          <table:table-cell office:value-type="float" office:value="1079.955" calcext:value-type="float">
            <text:p>1079.955</text:p>
          </table:table-cell>
          <table:table-cell office:value-type="float" office:value="415.1413" calcext:value-type="float">
            <text:p>415.1413</text:p>
          </table:table-cell>
          <table:table-cell office:value-type="float" office:value="1859.926" calcext:value-type="float">
            <text:p>1859.926</text:p>
          </table:table-cell>
          <table:table-cell office:value-type="float" office:value="2094.28" calcext:value-type="float">
            <text:p>2094.28</text:p>
          </table:table-cell>
          <table:table-cell office:value-type="float" office:value="1672.3" calcext:value-type="float">
            <text:p>1672.3</text:p>
          </table:table-cell>
          <table:table-cell office:value-type="float" office:value="585.623" calcext:value-type="float">
            <text:p>585.623</text:p>
          </table:table-cell>
          <table:table-cell office:value-type="float" office:value="575.1222" calcext:value-type="float">
            <text:p>575.1222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1218775" calcext:value-type="float">
            <text:p>-0.01218775</text:p>
          </table:table-cell>
          <table:table-cell office:value-type="float" office:value="0" calcext:value-type="float">
            <text:p>0</text:p>
          </table:table-cell>
          <table:table-cell office:value-type="float" office:value="0.2266942" calcext:value-type="float">
            <text:p>0.2266942</text:p>
          </table:table-cell>
          <table:table-cell office:value-type="float" office:value="8.996693" calcext:value-type="float">
            <text:p>8.996693</text:p>
          </table:table-cell>
          <table:table-cell office:value-type="float" office:value="-2.731686" calcext:value-type="float">
            <text:p>-2.731686</text:p>
          </table:table-cell>
          <table:table-cell office:value-type="float" office:value="6.265007" calcext:value-type="float">
            <text:p>6.265007</text:p>
          </table:table-cell>
          <table:table-cell office:value-type="float" office:value="-208.7552" calcext:value-type="float">
            <text:p>-208.7552</text:p>
          </table:table-cell>
          <table:table-cell office:value-type="float" office:value="0" calcext:value-type="float">
            <text:p>0</text:p>
          </table:table-cell>
          <table:table-cell office:value-type="float" office:value="4.696227" calcext:value-type="float">
            <text:p>4.696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77.5179" calcext:value-type="float">
            <text:p>277.5179</text:p>
          </table:table-cell>
          <table:table-cell office:value-type="float" office:value="13139.71" calcext:value-type="float">
            <text:p>13139.71</text:p>
          </table:table-cell>
          <table:table-cell office:value-type="float" office:value="0" calcext:value-type="float">
            <text:p>0</text:p>
          </table:table-cell>
          <table:table-cell office:value-type="float" office:value="0.02181584" calcext:value-type="float">
            <text:p>0.02181584</text:p>
          </table:table-cell>
          <table:table-cell office:value-type="float" office:value="-210.3376" calcext:value-type="float">
            <text:p>-210.3376</text:p>
          </table:table-cell>
          <table:table-cell office:value-type="float" office:value="594.5424" calcext:value-type="float">
            <text:p>594.5424</text:p>
          </table:table-cell>
          <table:table-cell office:value-type="float" office:value="-0.8812517" calcext:value-type="float">
            <text:p>-0.8812517</text:p>
          </table:table-cell>
          <table:table-cell office:value-type="float" office:value="105.9215" calcext:value-type="float">
            <text:p>105.9215</text:p>
          </table:table-cell>
          <table:table-cell office:value-type="float" office:value="3.131234" calcext:value-type="float">
            <text:p>3.131234</text:p>
          </table:table-cell>
          <table:table-cell office:value-type="float" office:value="0.06916536" calcext:value-type="float">
            <text:p>0.0691653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00567" calcext:value-type="float">
            <text:p>0.07200567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38251" calcext:value-type="float">
            <text:p>0.2138251</text:p>
          </table:table-cell>
          <table:table-cell office:value-type="float" office:value="370" calcext:value-type="float">
            <text:p>370</text:p>
          </table:table-cell>
          <table:table-cell office:value-type="float" office:value="-202.3842" calcext:value-type="float">
            <text:p>-202.3842</text:p>
          </table:table-cell>
          <table:table-cell office:value-type="float" office:value="0" calcext:value-type="float">
            <text:p>0</text:p>
          </table:table-cell>
          <table:table-cell office:value-type="float" office:value="311.2122" calcext:value-type="float">
            <text:p>311.2122</text:p>
          </table:table-cell>
          <table:table-cell office:value-type="float" office:value="1166.358" calcext:value-type="float">
            <text:p>1166.358</text:p>
          </table:table-cell>
          <table:table-cell office:value-type="float" office:value="1421.752" calcext:value-type="float">
            <text:p>1421.752</text:p>
          </table:table-cell>
          <table:table-cell office:value-type="float" office:value="1284.791" calcext:value-type="float">
            <text:p>1284.791</text:p>
          </table:table-cell>
          <table:table-cell office:value-type="float" office:value="769.3776" calcext:value-type="float">
            <text:p>769.3776</text:p>
          </table:table-cell>
          <table:table-cell office:value-type="float" office:value="1079.874" calcext:value-type="float">
            <text:p>1079.874</text:p>
          </table:table-cell>
          <table:table-cell office:value-type="float" office:value="415.105" calcext:value-type="float">
            <text:p>415.105</text:p>
          </table:table-cell>
          <table:table-cell office:value-type="float" office:value="1859.864" calcext:value-type="float">
            <text:p>1859.864</text:p>
          </table:table-cell>
          <table:table-cell office:value-type="float" office:value="2094.235" calcext:value-type="float">
            <text:p>2094.235</text:p>
          </table:table-cell>
          <table:table-cell office:value-type="float" office:value="1672.284" calcext:value-type="float">
            <text:p>1672.284</text:p>
          </table:table-cell>
          <table:table-cell office:value-type="float" office:value="585.6156" calcext:value-type="float">
            <text:p>585.6156</text:p>
          </table:table-cell>
          <table:table-cell office:value-type="float" office:value="575.1191" calcext:value-type="float">
            <text:p>575.1191</text:p>
          </table:table-cell>
          <table:table-cell office:value-type="float" office:value="142.8149" calcext:value-type="float">
            <text:p>142.8149</text:p>
          </table:table-cell>
          <table:table-cell office:value-type="float" office:value="35.69676" calcext:value-type="float">
            <text:p>35.69676</text:p>
          </table:table-cell>
          <table:table-cell office:value-type="float" office:value="0" calcext:value-type="float">
            <text:p>0</text:p>
          </table:table-cell>
          <table:table-cell office:value-type="float" office:value="-0.01239732" calcext:value-type="float">
            <text:p>-0.01239732</text:p>
          </table:table-cell>
          <table:table-cell office:value-type="float" office:value="0" calcext:value-type="float">
            <text:p>0</text:p>
          </table:table-cell>
          <table:table-cell office:value-type="float" office:value="0.2563906" calcext:value-type="float">
            <text:p>0.2563906</text:p>
          </table:table-cell>
          <table:table-cell office:value-type="float" office:value="10.48633" calcext:value-type="float">
            <text:p>10.48633</text:p>
          </table:table-cell>
          <table:table-cell office:value-type="float" office:value="-3.189274" calcext:value-type="float">
            <text:p>-3.189274</text:p>
          </table:table-cell>
          <table:table-cell office:value-type="float" office:value="7.297057" calcext:value-type="float">
            <text:p>7.297057</text:p>
          </table:table-cell>
          <table:table-cell office:value-type="float" office:value="-210.8812" calcext:value-type="float">
            <text:p>-210.8812</text:p>
          </table:table-cell>
          <table:table-cell office:value-type="float" office:value="0" calcext:value-type="float">
            <text:p>0</text:p>
          </table:table-cell>
          <table:table-cell office:value-type="float" office:value="4.847091" calcext:value-type="float">
            <text:p>4.847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75.3891" calcext:value-type="float">
            <text:p>275.3891</text:p>
          </table:table-cell>
          <table:table-cell office:value-type="float" office:value="13139.56" calcext:value-type="float">
            <text:p>13139.56</text:p>
          </table:table-cell>
          <table:table-cell office:value-type="float" office:value="0" calcext:value-type="float">
            <text:p>0</text:p>
          </table:table-cell>
          <table:table-cell office:value-type="float" office:value="0.02409078" calcext:value-type="float">
            <text:p>0.02409078</text:p>
          </table:table-cell>
          <table:table-cell office:value-type="float" office:value="-212.6736" calcext:value-type="float">
            <text:p>-212.6736</text:p>
          </table:table-cell>
          <table:table-cell office:value-type="float" office:value="604.9963" calcext:value-type="float">
            <text:p>604.9963</text:p>
          </table:table-cell>
          <table:table-cell office:value-type="float" office:value="-1.011997" calcext:value-type="float">
            <text:p>-1.011997</text:p>
          </table:table-cell>
          <table:table-cell office:value-type="float" office:value="105.7809" calcext:value-type="float">
            <text:p>105.7809</text:p>
          </table:table-cell>
          <table:table-cell office:value-type="float" office:value="3.030474" calcext:value-type="float">
            <text:p>3.030474</text:p>
          </table:table-cell>
          <table:table-cell office:value-type="float" office:value="0.06924357" calcext:value-type="float">
            <text:p>0.0692435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13942" calcext:value-type="float">
            <text:p>0.07213942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38713" calcext:value-type="float">
            <text:p>0.2138713</text:p>
          </table:table-cell>
          <table:table-cell office:value-type="float" office:value="370" calcext:value-type="float">
            <text:p>370</text:p>
          </table:table-cell>
          <table:table-cell office:value-type="float" office:value="-203.1805" calcext:value-type="float">
            <text:p>-203.1805</text:p>
          </table:table-cell>
          <table:table-cell office:value-type="float" office:value="0" calcext:value-type="float">
            <text:p>0</text:p>
          </table:table-cell>
          <table:table-cell office:value-type="float" office:value="311.2531" calcext:value-type="float">
            <text:p>311.2531</text:p>
          </table:table-cell>
          <table:table-cell office:value-type="float" office:value="1165.574" calcext:value-type="float">
            <text:p>1165.574</text:p>
          </table:table-cell>
          <table:table-cell office:value-type="float" office:value="1420.939" calcext:value-type="float">
            <text:p>1420.939</text:p>
          </table:table-cell>
          <table:table-cell office:value-type="float" office:value="1284.593" calcext:value-type="float">
            <text:p>1284.593</text:p>
          </table:table-cell>
          <table:table-cell office:value-type="float" office:value="769.2408" calcext:value-type="float">
            <text:p>769.2408</text:p>
          </table:table-cell>
          <table:table-cell office:value-type="float" office:value="1079.778" calcext:value-type="float">
            <text:p>1079.778</text:p>
          </table:table-cell>
          <table:table-cell office:value-type="float" office:value="415.0628" calcext:value-type="float">
            <text:p>415.0628</text:p>
          </table:table-cell>
          <table:table-cell office:value-type="float" office:value="1859.79" calcext:value-type="float">
            <text:p>1859.79</text:p>
          </table:table-cell>
          <table:table-cell office:value-type="float" office:value="2094.19" calcext:value-type="float">
            <text:p>2094.19</text:p>
          </table:table-cell>
          <table:table-cell office:value-type="float" office:value="1672.267" calcext:value-type="float">
            <text:p>1672.267</text:p>
          </table:table-cell>
          <table:table-cell office:value-type="float" office:value="585.6082" calcext:value-type="float">
            <text:p>585.6082</text:p>
          </table:table-cell>
          <table:table-cell office:value-type="float" office:value="575.1158" calcext:value-type="float">
            <text:p>575.1158</text:p>
          </table:table-cell>
          <table:table-cell office:value-type="float" office:value="142.8147" calcext:value-type="float">
            <text:p>142.8147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1262717" calcext:value-type="float">
            <text:p>-0.01262717</text:p>
          </table:table-cell>
          <table:table-cell office:value-type="float" office:value="0" calcext:value-type="float">
            <text:p>0</text:p>
          </table:table-cell>
          <table:table-cell office:value-type="float" office:value="0.289092" calcext:value-type="float">
            <text:p>0.289092</text:p>
          </table:table-cell>
          <table:table-cell office:value-type="float" office:value="12.3589" calcext:value-type="float">
            <text:p>12.3589</text:p>
          </table:table-cell>
          <table:table-cell office:value-type="float" office:value="-3.653041" calcext:value-type="float">
            <text:p>-3.653041</text:p>
          </table:table-cell>
          <table:table-cell office:value-type="float" office:value="8.705855" calcext:value-type="float">
            <text:p>8.705855</text:p>
          </table:table-cell>
          <table:table-cell office:value-type="float" office:value="-213.0779" calcext:value-type="float">
            <text:p>-213.0779</text:p>
          </table:table-cell>
          <table:table-cell office:value-type="float" office:value="0" calcext:value-type="float">
            <text:p>0</text:p>
          </table:table-cell>
          <table:table-cell office:value-type="float" office:value="4.837482" calcext:value-type="float">
            <text:p>4.83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73.0547" calcext:value-type="float">
            <text:p>273.0547</text:p>
          </table:table-cell>
          <table:table-cell office:value-type="float" office:value="13139.4" calcext:value-type="float">
            <text:p>13139.4</text:p>
          </table:table-cell>
          <table:table-cell office:value-type="float" office:value="0" calcext:value-type="float">
            <text:p>0</text:p>
          </table:table-cell>
          <table:table-cell office:value-type="float" office:value="0.02733379" calcext:value-type="float">
            <text:p>0.02733379</text:p>
          </table:table-cell>
          <table:table-cell office:value-type="float" office:value="-215.1514" calcext:value-type="float">
            <text:p>-215.1514</text:p>
          </table:table-cell>
          <table:table-cell office:value-type="float" office:value="610.0062" calcext:value-type="float">
            <text:p>610.0062</text:p>
          </table:table-cell>
          <table:table-cell office:value-type="float" office:value="-1.162713" calcext:value-type="float">
            <text:p>-1.162713</text:p>
          </table:table-cell>
          <table:table-cell office:value-type="float" office:value="105.343" calcext:value-type="float">
            <text:p>105.343</text:p>
          </table:table-cell>
          <table:table-cell office:value-type="float" office:value="2.928631" calcext:value-type="float">
            <text:p>2.928631</text:p>
          </table:table-cell>
          <table:table-cell office:value-type="float" office:value="0.06928176" calcext:value-type="float">
            <text:p>0.06928176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27317" calcext:value-type="float">
            <text:p>0.07227317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39188" calcext:value-type="float">
            <text:p>0.2139188</text:p>
          </table:table-cell>
          <table:table-cell office:value-type="float" office:value="370" calcext:value-type="float">
            <text:p>370</text:p>
          </table:table-cell>
          <table:table-cell office:value-type="float" office:value="-203.9256" calcext:value-type="float">
            <text:p>-203.9256</text:p>
          </table:table-cell>
          <table:table-cell office:value-type="float" office:value="0" calcext:value-type="float">
            <text:p>0</text:p>
          </table:table-cell>
          <table:table-cell office:value-type="float" office:value="311.3854" calcext:value-type="float">
            <text:p>311.3854</text:p>
          </table:table-cell>
          <table:table-cell office:value-type="float" office:value="1164.627" calcext:value-type="float">
            <text:p>1164.627</text:p>
          </table:table-cell>
          <table:table-cell office:value-type="float" office:value="1420.007" calcext:value-type="float">
            <text:p>1420.007</text:p>
          </table:table-cell>
          <table:table-cell office:value-type="float" office:value="1284.38" calcext:value-type="float">
            <text:p>1284.38</text:p>
          </table:table-cell>
          <table:table-cell office:value-type="float" office:value="769.0924" calcext:value-type="float">
            <text:p>769.0924</text:p>
          </table:table-cell>
          <table:table-cell office:value-type="float" office:value="1079.679" calcext:value-type="float">
            <text:p>1079.679</text:p>
          </table:table-cell>
          <table:table-cell office:value-type="float" office:value="415.0196" calcext:value-type="float">
            <text:p>415.0196</text:p>
          </table:table-cell>
          <table:table-cell office:value-type="float" office:value="1859.712" calcext:value-type="float">
            <text:p>1859.712</text:p>
          </table:table-cell>
          <table:table-cell office:value-type="float" office:value="2094.146" calcext:value-type="float">
            <text:p>2094.146</text:p>
          </table:table-cell>
          <table:table-cell office:value-type="float" office:value="1672.251" calcext:value-type="float">
            <text:p>1672.251</text:p>
          </table:table-cell>
          <table:table-cell office:value-type="float" office:value="585.6008" calcext:value-type="float">
            <text:p>585.6008</text:p>
          </table:table-cell>
          <table:table-cell office:value-type="float" office:value="575.1127" calcext:value-type="float">
            <text:p>575.1127</text:p>
          </table:table-cell>
          <table:table-cell office:value-type="float" office:value="142.8146" calcext:value-type="float">
            <text:p>142.8146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129627" calcext:value-type="float">
            <text:p>-0.0129627</text:p>
          </table:table-cell>
          <table:table-cell office:value-type="float" office:value="0" calcext:value-type="float">
            <text:p>0</text:p>
          </table:table-cell>
          <table:table-cell office:value-type="float" office:value="0.3196856" calcext:value-type="float">
            <text:p>0.3196856</text:p>
          </table:table-cell>
          <table:table-cell office:value-type="float" office:value="14.51278" calcext:value-type="float">
            <text:p>14.51278</text:p>
          </table:table-cell>
          <table:table-cell office:value-type="float" office:value="-4.22568" calcext:value-type="float">
            <text:p>-4.22568</text:p>
          </table:table-cell>
          <table:table-cell office:value-type="float" office:value="10.2871" calcext:value-type="float">
            <text:p>10.2871</text:p>
          </table:table-cell>
          <table:table-cell office:value-type="float" office:value="-215.5027" calcext:value-type="float">
            <text:p>-215.5027</text:p>
          </table:table-cell>
          <table:table-cell office:value-type="float" office:value="0" calcext:value-type="float">
            <text:p>0</text:p>
          </table:table-cell>
          <table:table-cell office:value-type="float" office:value="4.933821" calcext:value-type="float">
            <text:p>4.933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271.1667" calcext:value-type="float">
            <text:p>271.1667</text:p>
          </table:table-cell>
          <table:table-cell office:value-type="float" office:value="13139.19" calcext:value-type="float">
            <text:p>13139.19</text:p>
          </table:table-cell>
          <table:table-cell office:value-type="float" office:value="0" calcext:value-type="float">
            <text:p>0</text:p>
          </table:table-cell>
          <table:table-cell office:value-type="float" office:value="0.0301553" calcext:value-type="float">
            <text:p>0.0301553</text:p>
          </table:table-cell>
          <table:table-cell office:value-type="float" office:value="-217.2154" calcext:value-type="float">
            <text:p>-217.2154</text:p>
          </table:table-cell>
          <table:table-cell office:value-type="float" office:value="617.3147" calcext:value-type="float">
            <text:p>617.3147</text:p>
          </table:table-cell>
          <table:table-cell office:value-type="float" office:value="-1.336742" calcext:value-type="float">
            <text:p>-1.336742</text:p>
          </table:table-cell>
          <table:table-cell office:value-type="float" office:value="105.2465" calcext:value-type="float">
            <text:p>105.2465</text:p>
          </table:table-cell>
          <table:table-cell office:value-type="float" office:value="2.858629" calcext:value-type="float">
            <text:p>2.858629</text:p>
          </table:table-cell>
          <table:table-cell office:value-type="float" office:value="0.06938452" calcext:value-type="float">
            <text:p>0.06938452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40693" calcext:value-type="float">
            <text:p>0.0724069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39661" calcext:value-type="float">
            <text:p>0.2139661</text:p>
          </table:table-cell>
          <table:table-cell office:value-type="float" office:value="370" calcext:value-type="float">
            <text:p>370</text:p>
          </table:table-cell>
          <table:table-cell office:value-type="float" office:value="-205.2219" calcext:value-type="float">
            <text:p>-205.2219</text:p>
          </table:table-cell>
          <table:table-cell office:value-type="float" office:value="0" calcext:value-type="float">
            <text:p>0</text:p>
          </table:table-cell>
          <table:table-cell office:value-type="float" office:value="311.4083" calcext:value-type="float">
            <text:p>311.4083</text:p>
          </table:table-cell>
          <table:table-cell office:value-type="float" office:value="1163.979" calcext:value-type="float">
            <text:p>1163.979</text:p>
          </table:table-cell>
          <table:table-cell office:value-type="float" office:value="1419.255" calcext:value-type="float">
            <text:p>1419.255</text:p>
          </table:table-cell>
          <table:table-cell office:value-type="float" office:value="1284.18" calcext:value-type="float">
            <text:p>1284.18</text:p>
          </table:table-cell>
          <table:table-cell office:value-type="float" office:value="768.9486" calcext:value-type="float">
            <text:p>768.9486</text:p>
          </table:table-cell>
          <table:table-cell office:value-type="float" office:value="1079.576" calcext:value-type="float">
            <text:p>1079.576</text:p>
          </table:table-cell>
          <table:table-cell office:value-type="float" office:value="414.9742" calcext:value-type="float">
            <text:p>414.9742</text:p>
          </table:table-cell>
          <table:table-cell office:value-type="float" office:value="1859.633" calcext:value-type="float">
            <text:p>1859.633</text:p>
          </table:table-cell>
          <table:table-cell office:value-type="float" office:value="2094.1" calcext:value-type="float">
            <text:p>2094.1</text:p>
          </table:table-cell>
          <table:table-cell office:value-type="float" office:value="1672.234" calcext:value-type="float">
            <text:p>1672.234</text:p>
          </table:table-cell>
          <table:table-cell office:value-type="float" office:value="585.5934" calcext:value-type="float">
            <text:p>585.5934</text:p>
          </table:table-cell>
          <table:table-cell office:value-type="float" office:value="575.1093" calcext:value-type="float">
            <text:p>575.1093</text:p>
          </table:table-cell>
          <table:table-cell office:value-type="float" office:value="142.8144" calcext:value-type="float">
            <text:p>142.8144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13113" calcext:value-type="float">
            <text:p>-0.013113</text:p>
          </table:table-cell>
          <table:table-cell office:value-type="float" office:value="0" calcext:value-type="float">
            <text:p>0</text:p>
          </table:table-cell>
          <table:table-cell office:value-type="float" office:value="0.3473231" calcext:value-type="float">
            <text:p>0.3473231</text:p>
          </table:table-cell>
          <table:table-cell office:value-type="float" office:value="15.6431" calcext:value-type="float">
            <text:p>15.6431</text:p>
          </table:table-cell>
          <table:table-cell office:value-type="float" office:value="-4.762178" calcext:value-type="float">
            <text:p>-4.762178</text:p>
          </table:table-cell>
          <table:table-cell office:value-type="float" office:value="10.88092" calcext:value-type="float">
            <text:p>10.88092</text:p>
          </table:table-cell>
          <table:table-cell office:value-type="float" office:value="-217.5184" calcext:value-type="float">
            <text:p>-217.5184</text:p>
          </table:table-cell>
          <table:table-cell office:value-type="float" office:value="0" calcext:value-type="float">
            <text:p>0</text:p>
          </table:table-cell>
          <table:table-cell office:value-type="float" office:value="5.058981" calcext:value-type="float">
            <text:p>5.05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68.9807" calcext:value-type="float">
            <text:p>268.9807</text:p>
          </table:table-cell>
          <table:table-cell office:value-type="float" office:value="13139.04" calcext:value-type="float">
            <text:p>13139.04</text:p>
          </table:table-cell>
          <table:table-cell office:value-type="float" office:value="0" calcext:value-type="float">
            <text:p>0</text:p>
          </table:table-cell>
          <table:table-cell office:value-type="float" office:value="0.03369166" calcext:value-type="float">
            <text:p>0.03369166</text:p>
          </table:table-cell>
          <table:table-cell office:value-type="float" office:value="-219.6392" calcext:value-type="float">
            <text:p>-219.6392</text:p>
          </table:table-cell>
          <table:table-cell office:value-type="float" office:value="623.5076" calcext:value-type="float">
            <text:p>623.5076</text:p>
          </table:table-cell>
          <table:table-cell office:value-type="float" office:value="-1.525119" calcext:value-type="float">
            <text:p>-1.525119</text:p>
          </table:table-cell>
          <table:table-cell office:value-type="float" office:value="104.9916" calcext:value-type="float">
            <text:p>104.9916</text:p>
          </table:table-cell>
          <table:table-cell office:value-type="float" office:value="2.757535" calcext:value-type="float">
            <text:p>2.757535</text:p>
          </table:table-cell>
          <table:table-cell office:value-type="float" office:value="0.06943858" calcext:value-type="float">
            <text:p>0.06943858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54068" calcext:value-type="float">
            <text:p>0.07254068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40144" calcext:value-type="float">
            <text:p>0.2140144</text:p>
          </table:table-cell>
          <table:table-cell office:value-type="float" office:value="370" calcext:value-type="float">
            <text:p>370</text:p>
          </table:table-cell>
          <table:table-cell office:value-type="float" office:value="-205.3673" calcext:value-type="float">
            <text:p>-205.3673</text:p>
          </table:table-cell>
          <table:table-cell office:value-type="float" office:value="0" calcext:value-type="float">
            <text:p>0</text:p>
          </table:table-cell>
          <table:table-cell office:value-type="float" office:value="311.461" calcext:value-type="float">
            <text:p>311.461</text:p>
          </table:table-cell>
          <table:table-cell office:value-type="float" office:value="1163.136" calcext:value-type="float">
            <text:p>1163.136</text:p>
          </table:table-cell>
          <table:table-cell office:value-type="float" office:value="1418.426" calcext:value-type="float">
            <text:p>1418.426</text:p>
          </table:table-cell>
          <table:table-cell office:value-type="float" office:value="1283.984" calcext:value-type="float">
            <text:p>1283.984</text:p>
          </table:table-cell>
          <table:table-cell office:value-type="float" office:value="768.8124" calcext:value-type="float">
            <text:p>768.8124</text:p>
          </table:table-cell>
          <table:table-cell office:value-type="float" office:value="1079.483" calcext:value-type="float">
            <text:p>1079.483</text:p>
          </table:table-cell>
          <table:table-cell office:value-type="float" office:value="414.9316" calcext:value-type="float">
            <text:p>414.9316</text:p>
          </table:table-cell>
          <table:table-cell office:value-type="float" office:value="1859.554" calcext:value-type="float">
            <text:p>1859.554</text:p>
          </table:table-cell>
          <table:table-cell office:value-type="float" office:value="2094.055" calcext:value-type="float">
            <text:p>2094.055</text:p>
          </table:table-cell>
          <table:table-cell office:value-type="float" office:value="1672.218" calcext:value-type="float">
            <text:p>1672.218</text:p>
          </table:table-cell>
          <table:table-cell office:value-type="float" office:value="585.5861" calcext:value-type="float">
            <text:p>585.5861</text:p>
          </table:table-cell>
          <table:table-cell office:value-type="float" office:value="575.1059" calcext:value-type="float">
            <text:p>575.1059</text:p>
          </table:table-cell>
          <table:table-cell office:value-type="float" office:value="142.8143" calcext:value-type="float">
            <text:p>142.8143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1337603" calcext:value-type="float">
            <text:p>-0.01337603</text:p>
          </table:table-cell>
          <table:table-cell office:value-type="float" office:value="0" calcext:value-type="float">
            <text:p>0</text:p>
          </table:table-cell>
          <table:table-cell office:value-type="float" office:value="0.3892742" calcext:value-type="float">
            <text:p>0.3892742</text:p>
          </table:table-cell>
          <table:table-cell office:value-type="float" office:value="18.5017" calcext:value-type="float">
            <text:p>18.5017</text:p>
          </table:table-cell>
          <table:table-cell office:value-type="float" office:value="-5.531463" calcext:value-type="float">
            <text:p>-5.531463</text:p>
          </table:table-cell>
          <table:table-cell office:value-type="float" office:value="12.97024" calcext:value-type="float">
            <text:p>12.97024</text:p>
          </table:table-cell>
          <table:table-cell office:value-type="float" office:value="-219.7839" calcext:value-type="float">
            <text:p>-219.7839</text:p>
          </table:table-cell>
          <table:table-cell office:value-type="float" office:value="0" calcext:value-type="float">
            <text:p>0</text:p>
          </table:table-cell>
          <table:table-cell office:value-type="float" office:value="5.088471" calcext:value-type="float">
            <text:p>5.088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66.4131" calcext:value-type="float">
            <text:p>266.4131</text:p>
          </table:table-cell>
          <table:table-cell office:value-type="float" office:value="13138.8" calcext:value-type="float">
            <text:p>13138.8</text:p>
          </table:table-cell>
          <table:table-cell office:value-type="float" office:value="0" calcext:value-type="float">
            <text:p>0</text:p>
          </table:table-cell>
          <table:table-cell office:value-type="float" office:value="0.03918814" calcext:value-type="float">
            <text:p>0.03918814</text:p>
          </table:table-cell>
          <table:table-cell office:value-type="float" office:value="-222.4983" calcext:value-type="float">
            <text:p>-222.4983</text:p>
          </table:table-cell>
          <table:table-cell office:value-type="float" office:value="632.5818" calcext:value-type="float">
            <text:p>632.5818</text:p>
          </table:table-cell>
          <table:table-cell office:value-type="float" office:value="-1.760491" calcext:value-type="float">
            <text:p>-1.760491</text:p>
          </table:table-cell>
          <table:table-cell office:value-type="float" office:value="104.3878" calcext:value-type="float">
            <text:p>104.3878</text:p>
          </table:table-cell>
          <table:table-cell office:value-type="float" office:value="2.666844" calcext:value-type="float">
            <text:p>2.666844</text:p>
          </table:table-cell>
          <table:table-cell office:value-type="float" office:value="0.06939405" calcext:value-type="float">
            <text:p>0.06939405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67443" calcext:value-type="float">
            <text:p>0.07267443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4063" calcext:value-type="float">
            <text:p>0.214063</text:p>
          </table:table-cell>
          <table:table-cell office:value-type="float" office:value="370" calcext:value-type="float">
            <text:p>370</text:p>
          </table:table-cell>
          <table:table-cell office:value-type="float" office:value="-205.7015" calcext:value-type="float">
            <text:p>-205.7015</text:p>
          </table:table-cell>
          <table:table-cell office:value-type="float" office:value="0" calcext:value-type="float">
            <text:p>0</text:p>
          </table:table-cell>
          <table:table-cell office:value-type="float" office:value="311.6028" calcext:value-type="float">
            <text:p>311.6028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417.347" calcext:value-type="float">
            <text:p>1417.347</text:p>
          </table:table-cell>
          <table:table-cell office:value-type="float" office:value="1283.725" calcext:value-type="float">
            <text:p>1283.725</text:p>
          </table:table-cell>
          <table:table-cell office:value-type="float" office:value="768.6534" calcext:value-type="float">
            <text:p>768.6534</text:p>
          </table:table-cell>
          <table:table-cell office:value-type="float" office:value="1079.373" calcext:value-type="float">
            <text:p>1079.373</text:p>
          </table:table-cell>
          <table:table-cell office:value-type="float" office:value="414.8856" calcext:value-type="float">
            <text:p>414.8856</text:p>
          </table:table-cell>
          <table:table-cell office:value-type="float" office:value="1859.475" calcext:value-type="float">
            <text:p>1859.475</text:p>
          </table:table-cell>
          <table:table-cell office:value-type="float" office:value="2094.009" calcext:value-type="float">
            <text:p>2094.009</text:p>
          </table:table-cell>
          <table:table-cell office:value-type="float" office:value="1672.201" calcext:value-type="float">
            <text:p>1672.201</text:p>
          </table:table-cell>
          <table:table-cell office:value-type="float" office:value="585.5787" calcext:value-type="float">
            <text:p>585.5787</text:p>
          </table:table-cell>
          <table:table-cell office:value-type="float" office:value="575.1024" calcext:value-type="float">
            <text:p>575.1024</text:p>
          </table:table-cell>
          <table:table-cell office:value-type="float" office:value="142.8141" calcext:value-type="float">
            <text:p>142.8141</text:p>
          </table:table-cell>
          <table:table-cell office:value-type="float" office:value="35.69672" calcext:value-type="float">
            <text:p>35.69672</text:p>
          </table:table-cell>
          <table:table-cell office:value-type="float" office:value="0" calcext:value-type="float">
            <text:p>0</text:p>
          </table:table-cell>
          <table:table-cell office:value-type="float" office:value="-0.013857" calcext:value-type="float">
            <text:p>-0.013857</text:p>
          </table:table-cell>
          <table:table-cell office:value-type="float" office:value="0" calcext:value-type="float">
            <text:p>0</text:p>
          </table:table-cell>
          <table:table-cell office:value-type="float" office:value="0.426762" calcext:value-type="float">
            <text:p>0.426762</text:p>
          </table:table-cell>
          <table:table-cell office:value-type="float" office:value="21.67953" calcext:value-type="float">
            <text:p>21.67953</text:p>
          </table:table-cell>
          <table:table-cell office:value-type="float" office:value="-6.421188" calcext:value-type="float">
            <text:p>-6.421188</text:p>
          </table:table-cell>
          <table:table-cell office:value-type="float" office:value="15.25835" calcext:value-type="float">
            <text:p>15.25835</text:p>
          </table:table-cell>
          <table:table-cell office:value-type="float" office:value="-222.5197" calcext:value-type="float">
            <text:p>-222.5197</text:p>
          </table:table-cell>
          <table:table-cell office:value-type="float" office:value="0" calcext:value-type="float">
            <text:p>0</text:p>
          </table:table-cell>
          <table:table-cell office:value-type="float" office:value="5.200295" calcext:value-type="float">
            <text:p>5.20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63.7981" calcext:value-type="float">
            <text:p>263.7981</text:p>
          </table:table-cell>
          <table:table-cell office:value-type="float" office:value="13138.5" calcext:value-type="float">
            <text:p>13138.5</text:p>
          </table:table-cell>
          <table:table-cell office:value-type="float" office:value="0" calcext:value-type="float">
            <text:p>0</text:p>
          </table:table-cell>
          <table:table-cell office:value-type="float" office:value="0.04521771" calcext:value-type="float">
            <text:p>0.04521771</text:p>
          </table:table-cell>
          <table:table-cell office:value-type="float" office:value="-225.547" calcext:value-type="float">
            <text:p>-225.547</text:p>
          </table:table-cell>
          <table:table-cell office:value-type="float" office:value="643.4454" calcext:value-type="float">
            <text:p>643.4454</text:p>
          </table:table-cell>
          <table:table-cell office:value-type="float" office:value="-2.052519" calcext:value-type="float">
            <text:p>-2.052519</text:p>
          </table:table-cell>
          <table:table-cell office:value-type="float" office:value="103.8532" calcext:value-type="float">
            <text:p>103.8532</text:p>
          </table:table-cell>
          <table:table-cell office:value-type="float" office:value="2.58022" calcext:value-type="float">
            <text:p>2.58022</text:p>
          </table:table-cell>
          <table:table-cell office:value-type="float" office:value="0.06932117" calcext:value-type="float">
            <text:p>0.0693211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80818" calcext:value-type="float">
            <text:p>0.07280818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41127" calcext:value-type="float">
            <text:p>0.2141127</text:p>
          </table:table-cell>
          <table:table-cell office:value-type="float" office:value="370" calcext:value-type="float">
            <text:p>370</text:p>
          </table:table-cell>
          <table:table-cell office:value-type="float" office:value="-206.0431" calcext:value-type="float">
            <text:p>-206.0431</text:p>
          </table:table-cell>
          <table:table-cell office:value-type="float" office:value="0" calcext:value-type="float">
            <text:p>0</text:p>
          </table:table-cell>
          <table:table-cell office:value-type="float" office:value="311.7626" calcext:value-type="float">
            <text:p>311.7626</text:p>
          </table:table-cell>
          <table:table-cell office:value-type="float" office:value="1161.011" calcext:value-type="float">
            <text:p>1161.011</text:p>
          </table:table-cell>
          <table:table-cell office:value-type="float" office:value="1416.217" calcext:value-type="float">
            <text:p>1416.217</text:p>
          </table:table-cell>
          <table:table-cell office:value-type="float" office:value="1283.45" calcext:value-type="float">
            <text:p>1283.45</text:p>
          </table:table-cell>
          <table:table-cell office:value-type="float" office:value="768.4769" calcext:value-type="float">
            <text:p>768.4769</text:p>
          </table:table-cell>
          <table:table-cell office:value-type="float" office:value="1079.248" calcext:value-type="float">
            <text:p>1079.248</text:p>
          </table:table-cell>
          <table:table-cell office:value-type="float" office:value="414.8351" calcext:value-type="float">
            <text:p>414.8351</text:p>
          </table:table-cell>
          <table:table-cell office:value-type="float" office:value="1859.391" calcext:value-type="float">
            <text:p>1859.391</text:p>
          </table:table-cell>
          <table:table-cell office:value-type="float" office:value="2093.963" calcext:value-type="float">
            <text:p>2093.963</text:p>
          </table:table-cell>
          <table:table-cell office:value-type="float" office:value="1672.185" calcext:value-type="float">
            <text:p>1672.185</text:p>
          </table:table-cell>
          <table:table-cell office:value-type="float" office:value="585.5713" calcext:value-type="float">
            <text:p>585.5713</text:p>
          </table:table-cell>
          <table:table-cell office:value-type="float" office:value="575.0988" calcext:value-type="float">
            <text:p>575.0988</text:p>
          </table:table-cell>
          <table:table-cell office:value-type="float" office:value="142.814" calcext:value-type="float">
            <text:p>142.814</text:p>
          </table:table-cell>
          <table:table-cell office:value-type="float" office:value="35.69672" calcext:value-type="float">
            <text:p>35.69672</text:p>
          </table:table-cell>
          <table:table-cell office:value-type="float" office:value="0" calcext:value-type="float">
            <text:p>0</text:p>
          </table:table-cell>
          <table:table-cell office:value-type="float" office:value="-0.01435521" calcext:value-type="float">
            <text:p>-0.01435521</text:p>
          </table:table-cell>
          <table:table-cell office:value-type="float" office:value="0" calcext:value-type="float">
            <text:p>0</text:p>
          </table:table-cell>
          <table:table-cell office:value-type="float" office:value="0.4652639" calcext:value-type="float">
            <text:p>0.4652639</text:p>
          </table:table-cell>
          <table:table-cell office:value-type="float" office:value="25.12179" calcext:value-type="float">
            <text:p>25.12179</text:p>
          </table:table-cell>
          <table:table-cell office:value-type="float" office:value="-7.449739" calcext:value-type="float">
            <text:p>-7.449739</text:p>
          </table:table-cell>
          <table:table-cell office:value-type="float" office:value="17.67205" calcext:value-type="float">
            <text:p>17.67205</text:p>
          </table:table-cell>
          <table:table-cell office:value-type="float" office:value="-225.3602" calcext:value-type="float">
            <text:p>-225.3602</text:p>
          </table:table-cell>
          <table:table-cell office:value-type="float" office:value="0" calcext:value-type="float">
            <text:p>0</text:p>
          </table:table-cell>
          <table:table-cell office:value-type="float" office:value="5.281653" calcext:value-type="float">
            <text:p>5.28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61.2177" calcext:value-type="float">
            <text:p>261.2177</text:p>
          </table:table-cell>
          <table:table-cell office:value-type="float" office:value="13138.17" calcext:value-type="float">
            <text:p>13138.17</text:p>
          </table:table-cell>
          <table:table-cell office:value-type="float" office:value="0" calcext:value-type="float">
            <text:p>0</text:p>
          </table:table-cell>
          <table:table-cell office:value-type="float" office:value="0.05156951" calcext:value-type="float">
            <text:p>0.05156951</text:p>
          </table:table-cell>
          <table:table-cell office:value-type="float" office:value="-228.6752" calcext:value-type="float">
            <text:p>-228.6752</text:p>
          </table:table-cell>
          <table:table-cell office:value-type="float" office:value="653.8889" calcext:value-type="float">
            <text:p>653.8889</text:p>
          </table:table-cell>
          <table:table-cell office:value-type="float" office:value="-2.414622" calcext:value-type="float">
            <text:p>-2.414622</text:p>
          </table:table-cell>
          <table:table-cell office:value-type="float" office:value="103.4271" calcext:value-type="float">
            <text:p>103.4271</text:p>
          </table:table-cell>
          <table:table-cell office:value-type="float" office:value="2.495181" calcext:value-type="float">
            <text:p>2.495181</text:p>
          </table:table-cell>
          <table:table-cell office:value-type="float" office:value="0.06930557" calcext:value-type="float">
            <text:p>0.06930557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294194" calcext:value-type="float">
            <text:p>0.07294194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41631" calcext:value-type="float">
            <text:p>0.2141631</text:p>
          </table:table-cell>
          <table:table-cell office:value-type="float" office:value="370" calcext:value-type="float">
            <text:p>370</text:p>
          </table:table-cell>
          <table:table-cell office:value-type="float" office:value="-206.186" calcext:value-type="float">
            <text:p>-206.186</text:p>
          </table:table-cell>
          <table:table-cell office:value-type="float" office:value="0" calcext:value-type="float">
            <text:p>0</text:p>
          </table:table-cell>
          <table:table-cell office:value-type="float" office:value="311.9322" calcext:value-type="float">
            <text:p>311.9322</text:p>
          </table:table-cell>
          <table:table-cell office:value-type="float" office:value="1159.964" calcext:value-type="float">
            <text:p>1159.964</text:p>
          </table:table-cell>
          <table:table-cell office:value-type="float" office:value="1415.092" calcext:value-type="float">
            <text:p>1415.092</text:p>
          </table:table-cell>
          <table:table-cell office:value-type="float" office:value="1283.161" calcext:value-type="float">
            <text:p>1283.161</text:p>
          </table:table-cell>
          <table:table-cell office:value-type="float" office:value="768.2957" calcext:value-type="float">
            <text:p>768.2957</text:p>
          </table:table-cell>
          <table:table-cell office:value-type="float" office:value="1079.116" calcext:value-type="float">
            <text:p>1079.116</text:p>
          </table:table-cell>
          <table:table-cell office:value-type="float" office:value="414.78" calcext:value-type="float">
            <text:p>414.78</text:p>
          </table:table-cell>
          <table:table-cell office:value-type="float" office:value="1859.305" calcext:value-type="float">
            <text:p>1859.305</text:p>
          </table:table-cell>
          <table:table-cell office:value-type="float" office:value="2093.906" calcext:value-type="float">
            <text:p>2093.906</text:p>
          </table:table-cell>
          <table:table-cell office:value-type="float" office:value="1672.168" calcext:value-type="float">
            <text:p>1672.168</text:p>
          </table:table-cell>
          <table:table-cell office:value-type="float" office:value="585.5638" calcext:value-type="float">
            <text:p>585.5638</text:p>
          </table:table-cell>
          <table:table-cell office:value-type="float" office:value="575.0952" calcext:value-type="float">
            <text:p>575.0952</text:p>
          </table:table-cell>
          <table:table-cell office:value-type="float" office:value="142.8138" calcext:value-type="float">
            <text:p>142.8138</text:p>
          </table:table-cell>
          <table:table-cell office:value-type="float" office:value="35.69671" calcext:value-type="float">
            <text:p>35.69671</text:p>
          </table:table-cell>
          <table:table-cell office:value-type="float" office:value="0" calcext:value-type="float">
            <text:p>0</text:p>
          </table:table-cell>
          <table:table-cell office:value-type="float" office:value="-0.01482691" calcext:value-type="float">
            <text:p>-0.01482691</text:p>
          </table:table-cell>
          <table:table-cell office:value-type="float" office:value="0" calcext:value-type="float">
            <text:p>0</text:p>
          </table:table-cell>
          <table:table-cell office:value-type="float" office:value="0.5109382" calcext:value-type="float">
            <text:p>0.5109382</text:p>
          </table:table-cell>
          <table:table-cell office:value-type="float" office:value="28.93013" calcext:value-type="float">
            <text:p>28.93013</text:p>
          </table:table-cell>
          <table:table-cell office:value-type="float" office:value="-8.63657" calcext:value-type="float">
            <text:p>-8.63657</text:p>
          </table:table-cell>
          <table:table-cell office:value-type="float" office:value="20.29356" calcext:value-type="float">
            <text:p>20.29356</text:p>
          </table:table-cell>
          <table:table-cell office:value-type="float" office:value="-228.1972" calcext:value-type="float">
            <text:p>-228.1972</text:p>
          </table:table-cell>
          <table:table-cell office:value-type="float" office:value="0" calcext:value-type="float">
            <text:p>0</text:p>
          </table:table-cell>
          <table:table-cell office:value-type="float" office:value="5.351001" calcext:value-type="float">
            <text:p>5.35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58.7247" calcext:value-type="float">
            <text:p>258.7247</text:p>
          </table:table-cell>
          <table:table-cell office:value-type="float" office:value="13137.81" calcext:value-type="float">
            <text:p>13137.81</text:p>
          </table:table-cell>
          <table:table-cell office:value-type="float" office:value="0" calcext:value-type="float">
            <text:p>0</text:p>
          </table:table-cell>
          <table:table-cell office:value-type="float" office:value="0.05861583" calcext:value-type="float">
            <text:p>0.05861583</text:p>
          </table:table-cell>
          <table:table-cell office:value-type="float" office:value="-231.792" calcext:value-type="float">
            <text:p>-231.792</text:p>
          </table:table-cell>
          <table:table-cell office:value-type="float" office:value="664.7735" calcext:value-type="float">
            <text:p>664.7735</text:p>
          </table:table-cell>
          <table:table-cell office:value-type="float" office:value="-2.839544" calcext:value-type="float">
            <text:p>-2.839544</text:p>
          </table:table-cell>
          <table:table-cell office:value-type="float" office:value="103.0175" calcext:value-type="float">
            <text:p>103.0175</text:p>
          </table:table-cell>
          <table:table-cell office:value-type="float" office:value="2.411388" calcext:value-type="float">
            <text:p>2.411388</text:p>
          </table:table-cell>
          <table:table-cell office:value-type="float" office:value="0.06930751" calcext:value-type="float">
            <text:p>0.06930751</text:p>
          </table:table-cell>
          <table:table-cell office:value-type="float" office:value="0.008545259" calcext:value-type="float">
            <text:p>0.008545259</text:p>
          </table:table-cell>
          <table:table-cell office:value-type="float" office:value="0.07307569" calcext:value-type="float">
            <text:p>0.07307569</text:p>
          </table:table-cell>
          <table:table-cell office:value-type="float" office:value="0.001163818" calcext:value-type="float">
            <text:p>0.001163818</text:p>
          </table:table-cell>
          <table:table-cell office:value-type="float" office:value="0.2142146" calcext:value-type="float">
            <text:p>0.2142146</text:p>
          </table:table-cell>
          <table:table-cell office:value-type="float" office:value="370" calcext:value-type="float">
            <text:p>370</text:p>
          </table:table-cell>
          <table:table-cell office:value-type="float" office:value="-205.9648" calcext:value-type="float">
            <text:p>-205.9648</text:p>
          </table:table-cell>
          <table:table-cell office:value-type="float" office:value="0" calcext:value-type="float">
            <text:p>0</text:p>
          </table:table-cell>
          <table:table-cell office:value-type="float" office:value="312.1029" calcext:value-type="float">
            <text:p>312.1029</text:p>
          </table:table-cell>
          <table:table-cell office:value-type="float" office:value="1158.953" calcext:value-type="float">
            <text:p>1158.953</text:p>
          </table:table-cell>
          <table:table-cell office:value-type="float" office:value="1414.003" calcext:value-type="float">
            <text:p>1414.003</text:p>
          </table:table-cell>
          <table:table-cell office:value-type="float" office:value="1282.882" calcext:value-type="float">
            <text:p>1282.882</text:p>
          </table:table-cell>
          <table:table-cell office:value-type="float" office:value="768.1143" calcext:value-type="float">
            <text:p>768.1143</text:p>
          </table:table-cell>
          <table:table-cell office:value-type="float" office:value="1078.982" calcext:value-type="float">
            <text:p>1078.982</text:p>
          </table:table-cell>
          <table:table-cell office:value-type="float" office:value="414.7242" calcext:value-type="float">
            <text:p>414.7242</text:p>
          </table:table-cell>
          <table:table-cell office:value-type="float" office:value="1859.206" calcext:value-type="float">
            <text:p>1859.206</text:p>
          </table:table-cell>
          <table:table-cell office:value-type="float" office:value="2093.846" calcext:value-type="float">
            <text:p>2093.846</text:p>
          </table:table-cell>
          <table:table-cell office:value-type="float" office:value="1672.151" calcext:value-type="float">
            <text:p>1672.151</text:p>
          </table:table-cell>
          <table:table-cell office:value-type="float" office:value="585.5563" calcext:value-type="float">
            <text:p>585.5563</text:p>
          </table:table-cell>
          <table:table-cell office:value-type="float" office:value="575.0914" calcext:value-type="float">
            <text:p>575.0914</text:p>
          </table:table-cell>
          <table:table-cell office:value-type="float" office:value="142.8137" calcext:value-type="float">
            <text:p>142.8137</text:p>
          </table:table-cell>
          <table:table-cell office:value-type="float" office:value="35.6967" calcext:value-type="float">
            <text:p>35.6967</text:p>
          </table:table-cell>
          <table:table-cell office:value-type="float" office:value="0" calcext:value-type="float">
            <text:p>0</text:p>
          </table:table-cell>
          <table:table-cell office:value-type="float" office:value="-0.01524654" calcext:value-type="float">
            <text:p>-0.01524654</text:p>
          </table:table-cell>
          <table:table-cell office:value-type="float" office:value="0" calcext:value-type="float">
            <text:p>0</text:p>
          </table:table-cell>
          <table:table-cell office:value-type="float" office:value="0.5694764" calcext:value-type="float">
            <text:p>0.5694764</text:p>
          </table:table-cell>
          <table:table-cell office:value-type="float" office:value="33.22405" calcext:value-type="float">
            <text:p>33.22405</text:p>
          </table:table-cell>
          <table:table-cell office:value-type="float" office:value="-10.01902" calcext:value-type="float">
            <text:p>-10.01902</text:p>
          </table:table-cell>
          <table:table-cell office:value-type="float" office:value="23.20503" calcext:value-type="float">
            <text:p>23.20503</text:p>
          </table:table-cell>
          <table:table-cell office:value-type="float" office:value="-230.9594" calcext:value-type="float">
            <text:p>-230.9594</text:p>
          </table:table-cell>
          <table:table-cell office:value-type="float" office:value="0" calcext:value-type="float">
            <text:p>0</text:p>
          </table:table-cell>
          <table:table-cell office:value-type="float" office:value="5.420172" calcext:value-type="float">
            <text:p>5.42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256.5259" calcext:value-type="float">
            <text:p>256.5259</text:p>
          </table:table-cell>
          <table:table-cell office:value-type="float" office:value="13137.29" calcext:value-type="float">
            <text:p>13137.29</text:p>
          </table:table-cell>
          <table:table-cell office:value-type="float" office:value="0" calcext:value-type="float">
            <text:p>0</text:p>
          </table:table-cell>
          <table:table-cell office:value-type="float" office:value="0.06541605" calcext:value-type="float">
            <text:p>0.06541605</text:p>
          </table:table-cell>
          <table:table-cell office:value-type="float" office:value="-234.1223" calcext:value-type="float">
            <text:p>-234.1223</text:p>
          </table:table-cell>
          <table:table-cell office:value-type="float" office:value="670.4333" calcext:value-type="float">
            <text:p>670.4333</text:p>
          </table:table-cell>
          <table:table-cell office:value-type="float" office:value="-3.258264" calcext:value-type="float">
            <text:p>-3.258264</text:p>
          </table:table-cell>
          <table:table-cell office:value-type="float" office:value="102.6755" calcext:value-type="float">
            <text:p>102.6755</text:p>
          </table:table-cell>
          <table:table-cell office:value-type="float" office:value="2.289934" calcext:value-type="float">
            <text:p>2.289934</text:p>
          </table:table-cell>
          <table:table-cell office:value-type="float" office:value="0.06920491" calcext:value-type="float">
            <text:p>0.06920491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328931" calcext:value-type="float">
            <text:p>0.07328931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7395" calcext:value-type="float">
            <text:p>0.2157395</text:p>
          </table:table-cell>
          <table:table-cell office:value-type="float" office:value="370" calcext:value-type="float">
            <text:p>370</text:p>
          </table:table-cell>
          <table:table-cell office:value-type="float" office:value="-205.4198" calcext:value-type="float">
            <text:p>-205.4198</text:p>
          </table:table-cell>
          <table:table-cell office:value-type="float" office:value="0" calcext:value-type="float">
            <text:p>0</text:p>
          </table:table-cell>
          <table:table-cell office:value-type="float" office:value="312.3215" calcext:value-type="float">
            <text:p>312.3215</text:p>
          </table:table-cell>
          <table:table-cell office:value-type="float" office:value="1158.138" calcext:value-type="float">
            <text:p>1158.138</text:p>
          </table:table-cell>
          <table:table-cell office:value-type="float" office:value="1413.083" calcext:value-type="float">
            <text:p>1413.083</text:p>
          </table:table-cell>
          <table:table-cell office:value-type="float" office:value="1282.642" calcext:value-type="float">
            <text:p>1282.642</text:p>
          </table:table-cell>
          <table:table-cell office:value-type="float" office:value="767.7723" calcext:value-type="float">
            <text:p>767.7723</text:p>
          </table:table-cell>
          <table:table-cell office:value-type="float" office:value="1078.797" calcext:value-type="float">
            <text:p>1078.797</text:p>
          </table:table-cell>
          <table:table-cell office:value-type="float" office:value="414.6897" calcext:value-type="float">
            <text:p>414.6897</text:p>
          </table:table-cell>
          <table:table-cell office:value-type="float" office:value="1859.088" calcext:value-type="float">
            <text:p>1859.088</text:p>
          </table:table-cell>
          <table:table-cell office:value-type="float" office:value="2093.761" calcext:value-type="float">
            <text:p>2093.761</text:p>
          </table:table-cell>
          <table:table-cell office:value-type="float" office:value="1672.109" calcext:value-type="float">
            <text:p>1672.109</text:p>
          </table:table-cell>
          <table:table-cell office:value-type="float" office:value="585.5415" calcext:value-type="float">
            <text:p>585.5415</text:p>
          </table:table-cell>
          <table:table-cell office:value-type="float" office:value="575.075" calcext:value-type="float">
            <text:p>575.075</text:p>
          </table:table-cell>
          <table:table-cell office:value-type="float" office:value="142.8104" calcext:value-type="float">
            <text:p>142.8104</text:p>
          </table:table-cell>
          <table:table-cell office:value-type="float" office:value="35.69567" calcext:value-type="float">
            <text:p>35.69567</text:p>
          </table:table-cell>
          <table:table-cell office:value-type="float" office:value="0" calcext:value-type="float">
            <text:p>0</text:p>
          </table:table-cell>
          <table:table-cell office:value-type="float" office:value="-0.01562232" calcext:value-type="float">
            <text:p>-0.01562232</text:p>
          </table:table-cell>
          <table:table-cell office:value-type="float" office:value="0" calcext:value-type="float">
            <text:p>0</text:p>
          </table:table-cell>
          <table:table-cell office:value-type="float" office:value="0.6241006" calcext:value-type="float">
            <text:p>0.6241006</text:p>
          </table:table-cell>
          <table:table-cell office:value-type="float" office:value="37.21835" calcext:value-type="float">
            <text:p>37.21835</text:p>
          </table:table-cell>
          <table:table-cell office:value-type="float" office:value="-11.31441" calcext:value-type="float">
            <text:p>-11.31441</text:p>
          </table:table-cell>
          <table:table-cell office:value-type="float" office:value="25.90394" calcext:value-type="float">
            <text:p>25.90394</text:p>
          </table:table-cell>
          <table:table-cell office:value-type="float" office:value="-233.3598" calcext:value-type="float">
            <text:p>-233.3598</text:p>
          </table:table-cell>
          <table:table-cell office:value-type="float" office:value="0" calcext:value-type="float">
            <text:p>0</text:p>
          </table:table-cell>
          <table:table-cell office:value-type="float" office:value="5.906202" calcext:value-type="float">
            <text:p>5.906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54.495" calcext:value-type="float">
            <text:p>254.495</text:p>
          </table:table-cell>
          <table:table-cell office:value-type="float" office:value="13137" calcext:value-type="float">
            <text:p>13137</text:p>
          </table:table-cell>
          <table:table-cell office:value-type="float" office:value="0" calcext:value-type="float">
            <text:p>0</text:p>
          </table:table-cell>
          <table:table-cell office:value-type="float" office:value="0.07286851" calcext:value-type="float">
            <text:p>0.07286851</text:p>
          </table:table-cell>
          <table:table-cell office:value-type="float" office:value="-236.8828" calcext:value-type="float">
            <text:p>-236.8828</text:p>
          </table:table-cell>
          <table:table-cell office:value-type="float" office:value="682.5316" calcext:value-type="float">
            <text:p>682.5316</text:p>
          </table:table-cell>
          <table:table-cell office:value-type="float" office:value="-3.688241" calcext:value-type="float">
            <text:p>-3.688241</text:p>
          </table:table-cell>
          <table:table-cell office:value-type="float" office:value="102.5044" calcext:value-type="float">
            <text:p>102.5044</text:p>
          </table:table-cell>
          <table:table-cell office:value-type="float" office:value="2.218453" calcext:value-type="float">
            <text:p>2.218453</text:p>
          </table:table-cell>
          <table:table-cell office:value-type="float" office:value="0.06920592" calcext:value-type="float">
            <text:p>0.06920592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34202" calcext:value-type="float">
            <text:p>0.0734202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71" calcext:value-type="float">
            <text:p>0.21571</text:p>
          </table:table-cell>
          <table:table-cell office:value-type="float" office:value="370" calcext:value-type="float">
            <text:p>370</text:p>
          </table:table-cell>
          <table:table-cell office:value-type="float" office:value="-203.2108" calcext:value-type="float">
            <text:p>-203.2108</text:p>
          </table:table-cell>
          <table:table-cell office:value-type="float" office:value="0" calcext:value-type="float">
            <text:p>0</text:p>
          </table:table-cell>
          <table:table-cell office:value-type="float" office:value="312.3883" calcext:value-type="float">
            <text:p>312.3883</text:p>
          </table:table-cell>
          <table:table-cell office:value-type="float" office:value="1157.364" calcext:value-type="float">
            <text:p>1157.364</text:p>
          </table:table-cell>
          <table:table-cell office:value-type="float" office:value="1412.266" calcext:value-type="float">
            <text:p>1412.266</text:p>
          </table:table-cell>
          <table:table-cell office:value-type="float" office:value="1282.429" calcext:value-type="float">
            <text:p>1282.429</text:p>
          </table:table-cell>
          <table:table-cell office:value-type="float" office:value="767.6196" calcext:value-type="float">
            <text:p>767.6196</text:p>
          </table:table-cell>
          <table:table-cell office:value-type="float" office:value="1078.685" calcext:value-type="float">
            <text:p>1078.685</text:p>
          </table:table-cell>
          <table:table-cell office:value-type="float" office:value="414.6399" calcext:value-type="float">
            <text:p>414.6399</text:p>
          </table:table-cell>
          <table:table-cell office:value-type="float" office:value="1858.988" calcext:value-type="float">
            <text:p>1858.988</text:p>
          </table:table-cell>
          <table:table-cell office:value-type="float" office:value="2093.701" calcext:value-type="float">
            <text:p>2093.701</text:p>
          </table:table-cell>
          <table:table-cell office:value-type="float" office:value="1672.092" calcext:value-type="float">
            <text:p>1672.092</text:p>
          </table:table-cell>
          <table:table-cell office:value-type="float" office:value="585.5339" calcext:value-type="float">
            <text:p>585.5339</text:p>
          </table:table-cell>
          <table:table-cell office:value-type="float" office:value="575.071" calcext:value-type="float">
            <text:p>575.071</text:p>
          </table:table-cell>
          <table:table-cell office:value-type="float" office:value="142.8103" calcext:value-type="float">
            <text:p>142.8103</text:p>
          </table:table-cell>
          <table:table-cell office:value-type="float" office:value="35.69566" calcext:value-type="float">
            <text:p>35.69566</text:p>
          </table:table-cell>
          <table:table-cell office:value-type="float" office:value="0" calcext:value-type="float">
            <text:p>0</text:p>
          </table:table-cell>
          <table:table-cell office:value-type="float" office:value="-0.01600737" calcext:value-type="float">
            <text:p>-0.01600737</text:p>
          </table:table-cell>
          <table:table-cell office:value-type="float" office:value="0" calcext:value-type="float">
            <text:p>0</text:p>
          </table:table-cell>
          <table:table-cell office:value-type="float" office:value="0.6820076" calcext:value-type="float">
            <text:p>0.6820076</text:p>
          </table:table-cell>
          <table:table-cell office:value-type="float" office:value="43.26762" calcext:value-type="float">
            <text:p>43.26762</text:p>
          </table:table-cell>
          <table:table-cell office:value-type="float" office:value="-12.82657" calcext:value-type="float">
            <text:p>-12.82657</text:p>
          </table:table-cell>
          <table:table-cell office:value-type="float" office:value="30.44105" calcext:value-type="float">
            <text:p>30.44105</text:p>
          </table:table-cell>
          <table:table-cell office:value-type="float" office:value="-235.5934" calcext:value-type="float">
            <text:p>-235.5934</text:p>
          </table:table-cell>
          <table:table-cell office:value-type="float" office:value="0" calcext:value-type="float">
            <text:p>0</text:p>
          </table:table-cell>
          <table:table-cell office:value-type="float" office:value="5.80878" calcext:value-type="float">
            <text:p>5.8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252.2674" calcext:value-type="float">
            <text:p>252.2674</text:p>
          </table:table-cell>
          <table:table-cell office:value-type="float" office:value="13136.65" calcext:value-type="float">
            <text:p>13136.65</text:p>
          </table:table-cell>
          <table:table-cell office:value-type="float" office:value="0" calcext:value-type="float">
            <text:p>0</text:p>
          </table:table-cell>
          <table:table-cell office:value-type="float" office:value="0.08508339" calcext:value-type="float">
            <text:p>0.08508339</text:p>
          </table:table-cell>
          <table:table-cell office:value-type="float" office:value="-239.8305" calcext:value-type="float">
            <text:p>-239.8305</text:p>
          </table:table-cell>
          <table:table-cell office:value-type="float" office:value="692.2388" calcext:value-type="float">
            <text:p>692.2388</text:p>
          </table:table-cell>
          <table:table-cell office:value-type="float" office:value="-4.22015" calcext:value-type="float">
            <text:p>-4.22015</text:p>
          </table:table-cell>
          <table:table-cell office:value-type="float" office:value="102.046" calcext:value-type="float">
            <text:p>102.046</text:p>
          </table:table-cell>
          <table:table-cell office:value-type="float" office:value="2.154125" calcext:value-type="float">
            <text:p>2.154125</text:p>
          </table:table-cell>
          <table:table-cell office:value-type="float" office:value="0.06909794" calcext:value-type="float">
            <text:p>0.06909794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355171" calcext:value-type="float">
            <text:p>0.07355171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6911" calcext:value-type="float">
            <text:p>0.2156911</text:p>
          </table:table-cell>
          <table:table-cell office:value-type="float" office:value="370" calcext:value-type="float">
            <text:p>370</text:p>
          </table:table-cell>
          <table:table-cell office:value-type="float" office:value="-200.9523" calcext:value-type="float">
            <text:p>-200.9523</text:p>
          </table:table-cell>
          <table:table-cell office:value-type="float" office:value="0" calcext:value-type="float">
            <text:p>0</text:p>
          </table:table-cell>
          <table:table-cell office:value-type="float" office:value="312.5351" calcext:value-type="float">
            <text:p>312.5351</text:p>
          </table:table-cell>
          <table:table-cell office:value-type="float" office:value="1156.442" calcext:value-type="float">
            <text:p>1156.442</text:p>
          </table:table-cell>
          <table:table-cell office:value-type="float" office:value="1411.29" calcext:value-type="float">
            <text:p>1411.29</text:p>
          </table:table-cell>
          <table:table-cell office:value-type="float" office:value="1282.181" calcext:value-type="float">
            <text:p>1282.181</text:p>
          </table:table-cell>
          <table:table-cell office:value-type="float" office:value="767.4556" calcext:value-type="float">
            <text:p>767.4556</text:p>
          </table:table-cell>
          <table:table-cell office:value-type="float" office:value="1078.564" calcext:value-type="float">
            <text:p>1078.564</text:p>
          </table:table-cell>
          <table:table-cell office:value-type="float" office:value="414.5893" calcext:value-type="float">
            <text:p>414.5893</text:p>
          </table:table-cell>
          <table:table-cell office:value-type="float" office:value="1858.891" calcext:value-type="float">
            <text:p>1858.891</text:p>
          </table:table-cell>
          <table:table-cell office:value-type="float" office:value="2093.64" calcext:value-type="float">
            <text:p>2093.64</text:p>
          </table:table-cell>
          <table:table-cell office:value-type="float" office:value="1672.074" calcext:value-type="float">
            <text:p>1672.074</text:p>
          </table:table-cell>
          <table:table-cell office:value-type="float" office:value="585.5264" calcext:value-type="float">
            <text:p>585.5264</text:p>
          </table:table-cell>
          <table:table-cell office:value-type="float" office:value="575.067" calcext:value-type="float">
            <text:p>575.067</text:p>
          </table:table-cell>
          <table:table-cell office:value-type="float" office:value="142.8101" calcext:value-type="float">
            <text:p>142.8101</text:p>
          </table:table-cell>
          <table:table-cell office:value-type="float" office:value="35.69565" calcext:value-type="float">
            <text:p>35.69565</text:p>
          </table:table-cell>
          <table:table-cell office:value-type="float" office:value="0" calcext:value-type="float">
            <text:p>0</text:p>
          </table:table-cell>
          <table:table-cell office:value-type="float" office:value="-0.01651736" calcext:value-type="float">
            <text:p>-0.01651736</text:p>
          </table:table-cell>
          <table:table-cell office:value-type="float" office:value="0" calcext:value-type="float">
            <text:p>0</text:p>
          </table:table-cell>
          <table:table-cell office:value-type="float" office:value="0.7448732" calcext:value-type="float">
            <text:p>0.7448732</text:p>
          </table:table-cell>
          <table:table-cell office:value-type="float" office:value="49.70939" calcext:value-type="float">
            <text:p>49.70939</text:p>
          </table:table-cell>
          <table:table-cell office:value-type="float" office:value="-14.59785" calcext:value-type="float">
            <text:p>-14.59785</text:p>
          </table:table-cell>
          <table:table-cell office:value-type="float" office:value="35.11154" calcext:value-type="float">
            <text:p>35.11154</text:p>
          </table:table-cell>
          <table:table-cell office:value-type="float" office:value="-238.0973" calcext:value-type="float">
            <text:p>-238.0973</text:p>
          </table:table-cell>
          <table:table-cell office:value-type="float" office:value="0" calcext:value-type="float">
            <text:p>0</text:p>
          </table:table-cell>
          <table:table-cell office:value-type="float" office:value="5.896534" calcext:value-type="float">
            <text:p>5.896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250.1071" calcext:value-type="float">
            <text:p>250.1071</text:p>
          </table:table-cell>
          <table:table-cell office:value-type="float" office:value="13136.28" calcext:value-type="float">
            <text:p>13136.28</text:p>
          </table:table-cell>
          <table:table-cell office:value-type="float" office:value="0" calcext:value-type="float">
            <text:p>0</text:p>
          </table:table-cell>
          <table:table-cell office:value-type="float" office:value="0.09597272" calcext:value-type="float">
            <text:p>0.09597272</text:p>
          </table:table-cell>
          <table:table-cell office:value-type="float" office:value="-242.8806" calcext:value-type="float">
            <text:p>-242.8806</text:p>
          </table:table-cell>
          <table:table-cell office:value-type="float" office:value="697.8492" calcext:value-type="float">
            <text:p>697.8492</text:p>
          </table:table-cell>
          <table:table-cell office:value-type="float" office:value="-4.892555" calcext:value-type="float">
            <text:p>-4.892555</text:p>
          </table:table-cell>
          <table:table-cell office:value-type="float" office:value="101.7332" calcext:value-type="float">
            <text:p>101.7332</text:p>
          </table:table-cell>
          <table:table-cell office:value-type="float" office:value="2.084496" calcext:value-type="float">
            <text:p>2.084496</text:p>
          </table:table-cell>
          <table:table-cell office:value-type="float" office:value="0.06904345" calcext:value-type="float">
            <text:p>0.06904345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368331" calcext:value-type="float">
            <text:p>0.07368331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6817" calcext:value-type="float">
            <text:p>0.2156817</text:p>
          </table:table-cell>
          <table:table-cell office:value-type="float" office:value="370" calcext:value-type="float">
            <text:p>370</text:p>
          </table:table-cell>
          <table:table-cell office:value-type="float" office:value="-198.1162" calcext:value-type="float">
            <text:p>-198.1162</text:p>
          </table:table-cell>
          <table:table-cell office:value-type="float" office:value="0" calcext:value-type="float">
            <text:p>0</text:p>
          </table:table-cell>
          <table:table-cell office:value-type="float" office:value="312.687" calcext:value-type="float">
            <text:p>312.687</text:p>
          </table:table-cell>
          <table:table-cell office:value-type="float" office:value="1155.569" calcext:value-type="float">
            <text:p>1155.569</text:p>
          </table:table-cell>
          <table:table-cell office:value-type="float" office:value="1410.338" calcext:value-type="float">
            <text:p>1410.338</text:p>
          </table:table-cell>
          <table:table-cell office:value-type="float" office:value="1281.931" calcext:value-type="float">
            <text:p>1281.931</text:p>
          </table:table-cell>
          <table:table-cell office:value-type="float" office:value="767.2872" calcext:value-type="float">
            <text:p>767.2872</text:p>
          </table:table-cell>
          <table:table-cell office:value-type="float" office:value="1078.439" calcext:value-type="float">
            <text:p>1078.439</text:p>
          </table:table-cell>
          <table:table-cell office:value-type="float" office:value="414.5359" calcext:value-type="float">
            <text:p>414.5359</text:p>
          </table:table-cell>
          <table:table-cell office:value-type="float" office:value="1858.791" calcext:value-type="float">
            <text:p>1858.791</text:p>
          </table:table-cell>
          <table:table-cell office:value-type="float" office:value="2093.578" calcext:value-type="float">
            <text:p>2093.578</text:p>
          </table:table-cell>
          <table:table-cell office:value-type="float" office:value="1672.057" calcext:value-type="float">
            <text:p>1672.057</text:p>
          </table:table-cell>
          <table:table-cell office:value-type="float" office:value="585.5187" calcext:value-type="float">
            <text:p>585.5187</text:p>
          </table:table-cell>
          <table:table-cell office:value-type="float" office:value="575.0627" calcext:value-type="float">
            <text:p>575.0627</text:p>
          </table:table-cell>
          <table:table-cell office:value-type="float" office:value="142.81" calcext:value-type="float">
            <text:p>142.81</text:p>
          </table:table-cell>
          <table:table-cell office:value-type="float" office:value="35.69564" calcext:value-type="float">
            <text:p>35.69564</text:p>
          </table:table-cell>
          <table:table-cell office:value-type="float" office:value="0" calcext:value-type="float">
            <text:p>0</text:p>
          </table:table-cell>
          <table:table-cell office:value-type="float" office:value="-0.01692492" calcext:value-type="float">
            <text:p>-0.01692492</text:p>
          </table:table-cell>
          <table:table-cell office:value-type="float" office:value="0" calcext:value-type="float">
            <text:p>0</text:p>
          </table:table-cell>
          <table:table-cell office:value-type="float" office:value="0.839274" calcext:value-type="float">
            <text:p>0.839274</text:p>
          </table:table-cell>
          <table:table-cell office:value-type="float" office:value="57.17723" calcext:value-type="float">
            <text:p>57.17723</text:p>
          </table:table-cell>
          <table:table-cell office:value-type="float" office:value="-16.85493" calcext:value-type="float">
            <text:p>-16.85493</text:p>
          </table:table-cell>
          <table:table-cell office:value-type="float" office:value="40.3223" calcext:value-type="float">
            <text:p>40.3223</text:p>
          </table:table-cell>
          <table:table-cell office:value-type="float" office:value="-240.5465" calcext:value-type="float">
            <text:p>-240.5465</text:p>
          </table:table-cell>
          <table:table-cell office:value-type="float" office:value="0" calcext:value-type="float">
            <text:p>0</text:p>
          </table:table-cell>
          <table:table-cell office:value-type="float" office:value="5.967747" calcext:value-type="float">
            <text:p>5.96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248.0833" calcext:value-type="float">
            <text:p>248.0833</text:p>
          </table:table-cell>
          <table:table-cell office:value-type="float" office:value="13135.91" calcext:value-type="float">
            <text:p>13135.91</text:p>
          </table:table-cell>
          <table:table-cell office:value-type="float" office:value="0" calcext:value-type="float">
            <text:p>0</text:p>
          </table:table-cell>
          <table:table-cell office:value-type="float" office:value="0.1069872" calcext:value-type="float">
            <text:p>0.1069872</text:p>
          </table:table-cell>
          <table:table-cell office:value-type="float" office:value="-245.7946" calcext:value-type="float">
            <text:p>-245.7946</text:p>
          </table:table-cell>
          <table:table-cell office:value-type="float" office:value="709.1594" calcext:value-type="float">
            <text:p>709.1594</text:p>
          </table:table-cell>
          <table:table-cell office:value-type="float" office:value="-5.661202" calcext:value-type="float">
            <text:p>-5.661202</text:p>
          </table:table-cell>
          <table:table-cell office:value-type="float" office:value="101.4854" calcext:value-type="float">
            <text:p>101.4854</text:p>
          </table:table-cell>
          <table:table-cell office:value-type="float" office:value="2.023409" calcext:value-type="float">
            <text:p>2.023409</text:p>
          </table:table-cell>
          <table:table-cell office:value-type="float" office:value="0.06907938" calcext:value-type="float">
            <text:p>0.06907938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381495" calcext:value-type="float">
            <text:p>0.07381495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6809" calcext:value-type="float">
            <text:p>0.2156809</text:p>
          </table:table-cell>
          <table:table-cell office:value-type="float" office:value="370" calcext:value-type="float">
            <text:p>370</text:p>
          </table:table-cell>
          <table:table-cell office:value-type="float" office:value="-196.2433" calcext:value-type="float">
            <text:p>-196.2433</text:p>
          </table:table-cell>
          <table:table-cell office:value-type="float" office:value="0" calcext:value-type="float">
            <text:p>0</text:p>
          </table:table-cell>
          <table:table-cell office:value-type="float" office:value="312.8058" calcext:value-type="float">
            <text:p>312.8058</text:p>
          </table:table-cell>
          <table:table-cell office:value-type="float" office:value="1154.781" calcext:value-type="float">
            <text:p>1154.781</text:p>
          </table:table-cell>
          <table:table-cell office:value-type="float" office:value="1409.45" calcext:value-type="float">
            <text:p>1409.45</text:p>
          </table:table-cell>
          <table:table-cell office:value-type="float" office:value="1281.693" calcext:value-type="float">
            <text:p>1281.693</text:p>
          </table:table-cell>
          <table:table-cell office:value-type="float" office:value="767.1229" calcext:value-type="float">
            <text:p>767.1229</text:p>
          </table:table-cell>
          <table:table-cell office:value-type="float" office:value="1078.315" calcext:value-type="float">
            <text:p>1078.315</text:p>
          </table:table-cell>
          <table:table-cell office:value-type="float" office:value="414.4827" calcext:value-type="float">
            <text:p>414.4827</text:p>
          </table:table-cell>
          <table:table-cell office:value-type="float" office:value="1858.691" calcext:value-type="float">
            <text:p>1858.691</text:p>
          </table:table-cell>
          <table:table-cell office:value-type="float" office:value="2093.516" calcext:value-type="float">
            <text:p>2093.516</text:p>
          </table:table-cell>
          <table:table-cell office:value-type="float" office:value="1672.035" calcext:value-type="float">
            <text:p>1672.035</text:p>
          </table:table-cell>
          <table:table-cell office:value-type="float" office:value="585.5112" calcext:value-type="float">
            <text:p>585.5112</text:p>
          </table:table-cell>
          <table:table-cell office:value-type="float" office:value="575.0585" calcext:value-type="float">
            <text:p>575.0585</text:p>
          </table:table-cell>
          <table:table-cell office:value-type="float" office:value="142.8098" calcext:value-type="float">
            <text:p>142.8098</text:p>
          </table:table-cell>
          <table:table-cell office:value-type="float" office:value="35.69563" calcext:value-type="float">
            <text:p>35.69563</text:p>
          </table:table-cell>
          <table:table-cell office:value-type="float" office:value="0" calcext:value-type="float">
            <text:p>0</text:p>
          </table:table-cell>
          <table:table-cell office:value-type="float" office:value="-0.01724383" calcext:value-type="float">
            <text:p>-0.01724383</text:p>
          </table:table-cell>
          <table:table-cell office:value-type="float" office:value="0" calcext:value-type="float">
            <text:p>0</text:p>
          </table:table-cell>
          <table:table-cell office:value-type="float" office:value="0.9299476" calcext:value-type="float">
            <text:p>0.9299476</text:p>
          </table:table-cell>
          <table:table-cell office:value-type="float" office:value="63.71797" calcext:value-type="float">
            <text:p>63.71797</text:p>
          </table:table-cell>
          <table:table-cell office:value-type="float" office:value="-19.37757" calcext:value-type="float">
            <text:p>-19.37757</text:p>
          </table:table-cell>
          <table:table-cell office:value-type="float" office:value="44.34039" calcext:value-type="float">
            <text:p>44.34039</text:p>
          </table:table-cell>
          <table:table-cell office:value-type="float" office:value="-242.8632" calcext:value-type="float">
            <text:p>-242.8632</text:p>
          </table:table-cell>
          <table:table-cell office:value-type="float" office:value="0" calcext:value-type="float">
            <text:p>0</text:p>
          </table:table-cell>
          <table:table-cell office:value-type="float" office:value="6.138842" calcext:value-type="float">
            <text:p>6.138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246.0268" calcext:value-type="float">
            <text:p>246.0268</text:p>
          </table:table-cell>
          <table:table-cell office:value-type="float" office:value="13135.55" calcext:value-type="float">
            <text:p>13135.55</text:p>
          </table:table-cell>
          <table:table-cell office:value-type="float" office:value="0" calcext:value-type="float">
            <text:p>0</text:p>
          </table:table-cell>
          <table:table-cell office:value-type="float" office:value="0.1186087" calcext:value-type="float">
            <text:p>0.1186087</text:p>
          </table:table-cell>
          <table:table-cell office:value-type="float" office:value="-248.8923" calcext:value-type="float">
            <text:p>-248.8923</text:p>
          </table:table-cell>
          <table:table-cell office:value-type="float" office:value="721.543" calcext:value-type="float">
            <text:p>721.543</text:p>
          </table:table-cell>
          <table:table-cell office:value-type="float" office:value="-6.473365" calcext:value-type="float">
            <text:p>-6.473365</text:p>
          </table:table-cell>
          <table:table-cell office:value-type="float" office:value="101.253" calcext:value-type="float">
            <text:p>101.253</text:p>
          </table:table-cell>
          <table:table-cell office:value-type="float" office:value="1.959691" calcext:value-type="float">
            <text:p>1.959691</text:p>
          </table:table-cell>
          <table:table-cell office:value-type="float" office:value="0.06909663" calcext:value-type="float">
            <text:p>0.06909663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394656" calcext:value-type="float">
            <text:p>0.07394656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6887" calcext:value-type="float">
            <text:p>0.2156887</text:p>
          </table:table-cell>
          <table:table-cell office:value-type="float" office:value="370" calcext:value-type="float">
            <text:p>370</text:p>
          </table:table-cell>
          <table:table-cell office:value-type="float" office:value="-192.5588" calcext:value-type="float">
            <text:p>-192.5588</text:p>
          </table:table-cell>
          <table:table-cell office:value-type="float" office:value="0" calcext:value-type="float">
            <text:p>0</text:p>
          </table:table-cell>
          <table:table-cell office:value-type="float" office:value="312.8763" calcext:value-type="float">
            <text:p>312.8763</text:p>
          </table:table-cell>
          <table:table-cell office:value-type="float" office:value="1153.978" calcext:value-type="float">
            <text:p>1153.978</text:p>
          </table:table-cell>
          <table:table-cell office:value-type="float" office:value="1408.593" calcext:value-type="float">
            <text:p>1408.593</text:p>
          </table:table-cell>
          <table:table-cell office:value-type="float" office:value="1281.464" calcext:value-type="float">
            <text:p>1281.464</text:p>
          </table:table-cell>
          <table:table-cell office:value-type="float" office:value="766.9675" calcext:value-type="float">
            <text:p>766.9675</text:p>
          </table:table-cell>
          <table:table-cell office:value-type="float" office:value="1078.196" calcext:value-type="float">
            <text:p>1078.196</text:p>
          </table:table-cell>
          <table:table-cell office:value-type="float" office:value="414.431" calcext:value-type="float">
            <text:p>414.431</text:p>
          </table:table-cell>
          <table:table-cell office:value-type="float" office:value="1858.591" calcext:value-type="float">
            <text:p>1858.591</text:p>
          </table:table-cell>
          <table:table-cell office:value-type="float" office:value="2093.454" calcext:value-type="float">
            <text:p>2093.454</text:p>
          </table:table-cell>
          <table:table-cell office:value-type="float" office:value="1672.006" calcext:value-type="float">
            <text:p>1672.006</text:p>
          </table:table-cell>
          <table:table-cell office:value-type="float" office:value="585.5035" calcext:value-type="float">
            <text:p>585.5035</text:p>
          </table:table-cell>
          <table:table-cell office:value-type="float" office:value="575.0541" calcext:value-type="float">
            <text:p>575.0541</text:p>
          </table:table-cell>
          <table:table-cell office:value-type="float" office:value="142.8097" calcext:value-type="float">
            <text:p>142.8097</text:p>
          </table:table-cell>
          <table:table-cell office:value-type="float" office:value="35.69562" calcext:value-type="float">
            <text:p>35.69562</text:p>
          </table:table-cell>
          <table:table-cell office:value-type="float" office:value="0" calcext:value-type="float">
            <text:p>0</text:p>
          </table:table-cell>
          <table:table-cell office:value-type="float" office:value="-0.01760381" calcext:value-type="float">
            <text:p>-0.01760381</text:p>
          </table:table-cell>
          <table:table-cell office:value-type="float" office:value="0" calcext:value-type="float">
            <text:p>0</text:p>
          </table:table-cell>
          <table:table-cell office:value-type="float" office:value="1.033679" calcext:value-type="float">
            <text:p>1.033679</text:p>
          </table:table-cell>
          <table:table-cell office:value-type="float" office:value="72.7314" calcext:value-type="float">
            <text:p>72.7314</text:p>
          </table:table-cell>
          <table:table-cell office:value-type="float" office:value="-22.42413" calcext:value-type="float">
            <text:p>-22.42413</text:p>
          </table:table-cell>
          <table:table-cell office:value-type="float" office:value="50.30727" calcext:value-type="float">
            <text:p>50.30727</text:p>
          </table:table-cell>
          <table:table-cell office:value-type="float" office:value="-245.1866" calcext:value-type="float">
            <text:p>-245.1866</text:p>
          </table:table-cell>
          <table:table-cell office:value-type="float" office:value="0" calcext:value-type="float">
            <text:p>0</text:p>
          </table:table-cell>
          <table:table-cell office:value-type="float" office:value="6.176307" calcext:value-type="float">
            <text:p>6.17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243.5557" calcext:value-type="float">
            <text:p>243.5557</text:p>
          </table:table-cell>
          <table:table-cell office:value-type="float" office:value="13135.09" calcext:value-type="float">
            <text:p>13135.09</text:p>
          </table:table-cell>
          <table:table-cell office:value-type="float" office:value="0" calcext:value-type="float">
            <text:p>0</text:p>
          </table:table-cell>
          <table:table-cell office:value-type="float" office:value="0.1415333" calcext:value-type="float">
            <text:p>0.1415333</text:p>
          </table:table-cell>
          <table:table-cell office:value-type="float" office:value="-252.5737" calcext:value-type="float">
            <text:p>-252.5737</text:p>
          </table:table-cell>
          <table:table-cell office:value-type="float" office:value="729.3372" calcext:value-type="float">
            <text:p>729.3372</text:p>
          </table:table-cell>
          <table:table-cell office:value-type="float" office:value="-7.417206" calcext:value-type="float">
            <text:p>-7.417206</text:p>
          </table:table-cell>
          <table:table-cell office:value-type="float" office:value="100.6628" calcext:value-type="float">
            <text:p>100.6628</text:p>
          </table:table-cell>
          <table:table-cell office:value-type="float" office:value="1.89528" calcext:value-type="float">
            <text:p>1.89528</text:p>
          </table:table-cell>
          <table:table-cell office:value-type="float" office:value="0.06898203" calcext:value-type="float">
            <text:p>0.06898203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07816" calcext:value-type="float">
            <text:p>0.07407816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7051" calcext:value-type="float">
            <text:p>0.2157051</text:p>
          </table:table-cell>
          <table:table-cell office:value-type="float" office:value="370" calcext:value-type="float">
            <text:p>370</text:p>
          </table:table-cell>
          <table:table-cell office:value-type="float" office:value="-189.1212" calcext:value-type="float">
            <text:p>-189.1212</text:p>
          </table:table-cell>
          <table:table-cell office:value-type="float" office:value="0" calcext:value-type="float">
            <text:p>0</text:p>
          </table:table-cell>
          <table:table-cell office:value-type="float" office:value="313.0439" calcext:value-type="float">
            <text:p>313.0439</text:p>
          </table:table-cell>
          <table:table-cell office:value-type="float" office:value="1152.921" calcext:value-type="float">
            <text:p>1152.921</text:p>
          </table:table-cell>
          <table:table-cell office:value-type="float" office:value="1407.468" calcext:value-type="float">
            <text:p>1407.468</text:p>
          </table:table-cell>
          <table:table-cell office:value-type="float" office:value="1281.179" calcext:value-type="float">
            <text:p>1281.179</text:p>
          </table:table-cell>
          <table:table-cell office:value-type="float" office:value="766.7842" calcext:value-type="float">
            <text:p>766.7842</text:p>
          </table:table-cell>
          <table:table-cell office:value-type="float" office:value="1078.065" calcext:value-type="float">
            <text:p>1078.065</text:p>
          </table:table-cell>
          <table:table-cell office:value-type="float" office:value="414.3773" calcext:value-type="float">
            <text:p>414.3773</text:p>
          </table:table-cell>
          <table:table-cell office:value-type="float" office:value="1858.49" calcext:value-type="float">
            <text:p>1858.49</text:p>
          </table:table-cell>
          <table:table-cell office:value-type="float" office:value="2093.392" calcext:value-type="float">
            <text:p>2093.392</text:p>
          </table:table-cell>
          <table:table-cell office:value-type="float" office:value="1671.977" calcext:value-type="float">
            <text:p>1671.977</text:p>
          </table:table-cell>
          <table:table-cell office:value-type="float" office:value="585.4958" calcext:value-type="float">
            <text:p>585.4958</text:p>
          </table:table-cell>
          <table:table-cell office:value-type="float" office:value="575.0494" calcext:value-type="float">
            <text:p>575.0494</text:p>
          </table:table-cell>
          <table:table-cell office:value-type="float" office:value="142.8095" calcext:value-type="float">
            <text:p>142.8095</text:p>
          </table:table-cell>
          <table:table-cell office:value-type="float" office:value="35.69561" calcext:value-type="float">
            <text:p>35.69561</text:p>
          </table:table-cell>
          <table:table-cell office:value-type="float" office:value="0" calcext:value-type="float">
            <text:p>0</text:p>
          </table:table-cell>
          <table:table-cell office:value-type="float" office:value="-0.018187" calcext:value-type="float">
            <text:p>-0.018187</text:p>
          </table:table-cell>
          <table:table-cell office:value-type="float" office:value="0" calcext:value-type="float">
            <text:p>0</text:p>
          </table:table-cell>
          <table:table-cell office:value-type="float" office:value="1.15672" calcext:value-type="float">
            <text:p>1.15672</text:p>
          </table:table-cell>
          <table:table-cell office:value-type="float" office:value="82.5711" calcext:value-type="float">
            <text:p>82.5711</text:p>
          </table:table-cell>
          <table:table-cell office:value-type="float" office:value="-26.09577" calcext:value-type="float">
            <text:p>-26.09577</text:p>
          </table:table-cell>
          <table:table-cell office:value-type="float" office:value="56.47533" calcext:value-type="float">
            <text:p>56.47533</text:p>
          </table:table-cell>
          <table:table-cell office:value-type="float" office:value="-248.0444" calcext:value-type="float">
            <text:p>-248.0444</text:p>
          </table:table-cell>
          <table:table-cell office:value-type="float" office:value="0" calcext:value-type="float">
            <text:p>0</text:p>
          </table:table-cell>
          <table:table-cell office:value-type="float" office:value="6.296381" calcext:value-type="float">
            <text:p>6.296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241.5765" calcext:value-type="float">
            <text:p>241.5765</text:p>
          </table:table-cell>
          <table:table-cell office:value-type="float" office:value="13134.63" calcext:value-type="float">
            <text:p>13134.63</text:p>
          </table:table-cell>
          <table:table-cell office:value-type="float" office:value="0" calcext:value-type="float">
            <text:p>0</text:p>
          </table:table-cell>
          <table:table-cell office:value-type="float" office:value="0.155572" calcext:value-type="float">
            <text:p>0.155572</text:p>
          </table:table-cell>
          <table:table-cell office:value-type="float" office:value="-255.9032" calcext:value-type="float">
            <text:p>-255.9032</text:p>
          </table:table-cell>
          <table:table-cell office:value-type="float" office:value="745.6151" calcext:value-type="float">
            <text:p>745.6151</text:p>
          </table:table-cell>
          <table:table-cell office:value-type="float" office:value="-8.385968" calcext:value-type="float">
            <text:p>-8.385968</text:p>
          </table:table-cell>
          <table:table-cell office:value-type="float" office:value="100.4069" calcext:value-type="float">
            <text:p>100.4069</text:p>
          </table:table-cell>
          <table:table-cell office:value-type="float" office:value="1.846581" calcext:value-type="float">
            <text:p>1.846581</text:p>
          </table:table-cell>
          <table:table-cell office:value-type="float" office:value="0.06901327" calcext:value-type="float">
            <text:p>0.06901327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20977" calcext:value-type="float">
            <text:p>0.07420977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7303" calcext:value-type="float">
            <text:p>0.2157303</text:p>
          </table:table-cell>
          <table:table-cell office:value-type="float" office:value="370" calcext:value-type="float">
            <text:p>370</text:p>
          </table:table-cell>
          <table:table-cell office:value-type="float" office:value="-185.4813" calcext:value-type="float">
            <text:p>-185.4813</text:p>
          </table:table-cell>
          <table:table-cell office:value-type="float" office:value="0" calcext:value-type="float">
            <text:p>0</text:p>
          </table:table-cell>
          <table:table-cell office:value-type="float" office:value="313.1847" calcext:value-type="float">
            <text:p>313.1847</text:p>
          </table:table-cell>
          <table:table-cell office:value-type="float" office:value="1152.158" calcext:value-type="float">
            <text:p>1152.158</text:p>
          </table:table-cell>
          <table:table-cell office:value-type="float" office:value="1406.55" calcext:value-type="float">
            <text:p>1406.55</text:p>
          </table:table-cell>
          <table:table-cell office:value-type="float" office:value="1280.909" calcext:value-type="float">
            <text:p>1280.909</text:p>
          </table:table-cell>
          <table:table-cell office:value-type="float" office:value="766.6095" calcext:value-type="float">
            <text:p>766.6095</text:p>
          </table:table-cell>
          <table:table-cell office:value-type="float" office:value="1077.924" calcext:value-type="float">
            <text:p>1077.924</text:p>
          </table:table-cell>
          <table:table-cell office:value-type="float" office:value="414.3208" calcext:value-type="float">
            <text:p>414.3208</text:p>
          </table:table-cell>
          <table:table-cell office:value-type="float" office:value="1858.386" calcext:value-type="float">
            <text:p>1858.386</text:p>
          </table:table-cell>
          <table:table-cell office:value-type="float" office:value="2093.329" calcext:value-type="float">
            <text:p>2093.329</text:p>
          </table:table-cell>
          <table:table-cell office:value-type="float" office:value="1671.947" calcext:value-type="float">
            <text:p>1671.947</text:p>
          </table:table-cell>
          <table:table-cell office:value-type="float" office:value="585.4882" calcext:value-type="float">
            <text:p>585.4882</text:p>
          </table:table-cell>
          <table:table-cell office:value-type="float" office:value="575.0447" calcext:value-type="float">
            <text:p>575.0447</text:p>
          </table:table-cell>
          <table:table-cell office:value-type="float" office:value="142.8094" calcext:value-type="float">
            <text:p>142.8094</text:p>
          </table:table-cell>
          <table:table-cell office:value-type="float" office:value="35.6956" calcext:value-type="float">
            <text:p>35.6956</text:p>
          </table:table-cell>
          <table:table-cell office:value-type="float" office:value="0" calcext:value-type="float">
            <text:p>0</text:p>
          </table:table-cell>
          <table:table-cell office:value-type="float" office:value="-0.01850437" calcext:value-type="float">
            <text:p>-0.01850437</text:p>
          </table:table-cell>
          <table:table-cell office:value-type="float" office:value="0" calcext:value-type="float">
            <text:p>0</text:p>
          </table:table-cell>
          <table:table-cell office:value-type="float" office:value="1.233814" calcext:value-type="float">
            <text:p>1.233814</text:p>
          </table:table-cell>
          <table:table-cell office:value-type="float" office:value="91.16936" calcext:value-type="float">
            <text:p>91.16936</text:p>
          </table:table-cell>
          <table:table-cell office:value-type="float" office:value="-28.69025" calcext:value-type="float">
            <text:p>-28.69025</text:p>
          </table:table-cell>
          <table:table-cell office:value-type="float" office:value="62.47912" calcext:value-type="float">
            <text:p>62.47912</text:p>
          </table:table-cell>
          <table:table-cell office:value-type="float" office:value="-250.4037" calcext:value-type="float">
            <text:p>-250.4037</text:p>
          </table:table-cell>
          <table:table-cell office:value-type="float" office:value="0" calcext:value-type="float">
            <text:p>0</text:p>
          </table:table-cell>
          <table:table-cell office:value-type="float" office:value="6.293538" calcext:value-type="float">
            <text:p>6.29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239.8012" calcext:value-type="float">
            <text:p>239.8012</text:p>
          </table:table-cell>
          <table:table-cell office:value-type="float" office:value="13134.21" calcext:value-type="float">
            <text:p>13134.21</text:p>
          </table:table-cell>
          <table:table-cell office:value-type="float" office:value="0" calcext:value-type="float">
            <text:p>0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-258.8948" calcext:value-type="float">
            <text:p>-258.8948</text:p>
          </table:table-cell>
          <table:table-cell office:value-type="float" office:value="751.4022" calcext:value-type="float">
            <text:p>751.4022</text:p>
          </table:table-cell>
          <table:table-cell office:value-type="float" office:value="-9.349817" calcext:value-type="float">
            <text:p>-9.349817</text:p>
          </table:table-cell>
          <table:table-cell office:value-type="float" office:value="100.0896" calcext:value-type="float">
            <text:p>100.0896</text:p>
          </table:table-cell>
          <table:table-cell office:value-type="float" office:value="1.800058" calcext:value-type="float">
            <text:p>1.800058</text:p>
          </table:table-cell>
          <table:table-cell office:value-type="float" office:value="0.06912319" calcext:value-type="float">
            <text:p>0.06912319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34138" calcext:value-type="float">
            <text:p>0.07434138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7648" calcext:value-type="float">
            <text:p>0.2157648</text:p>
          </table:table-cell>
          <table:table-cell office:value-type="float" office:value="370" calcext:value-type="float">
            <text:p>370</text:p>
          </table:table-cell>
          <table:table-cell office:value-type="float" office:value="-178.882" calcext:value-type="float">
            <text:p>-178.882</text:p>
          </table:table-cell>
          <table:table-cell office:value-type="float" office:value="0" calcext:value-type="float">
            <text:p>0</text:p>
          </table:table-cell>
          <table:table-cell office:value-type="float" office:value="313.3191" calcext:value-type="float">
            <text:p>313.3191</text:p>
          </table:table-cell>
          <table:table-cell office:value-type="float" office:value="1151.426" calcext:value-type="float">
            <text:p>1151.426</text:p>
          </table:table-cell>
          <table:table-cell office:value-type="float" office:value="1405.751" calcext:value-type="float">
            <text:p>1405.751</text:p>
          </table:table-cell>
          <table:table-cell office:value-type="float" office:value="1280.688" calcext:value-type="float">
            <text:p>1280.688</text:p>
          </table:table-cell>
          <table:table-cell office:value-type="float" office:value="766.4611" calcext:value-type="float">
            <text:p>766.4611</text:p>
          </table:table-cell>
          <table:table-cell office:value-type="float" office:value="1077.807" calcext:value-type="float">
            <text:p>1077.807</text:p>
          </table:table-cell>
          <table:table-cell office:value-type="float" office:value="414.2695" calcext:value-type="float">
            <text:p>414.2695</text:p>
          </table:table-cell>
          <table:table-cell office:value-type="float" office:value="1858.284" calcext:value-type="float">
            <text:p>1858.284</text:p>
          </table:table-cell>
          <table:table-cell office:value-type="float" office:value="2093.266" calcext:value-type="float">
            <text:p>2093.266</text:p>
          </table:table-cell>
          <table:table-cell office:value-type="float" office:value="1671.918" calcext:value-type="float">
            <text:p>1671.918</text:p>
          </table:table-cell>
          <table:table-cell office:value-type="float" office:value="585.4805" calcext:value-type="float">
            <text:p>585.4805</text:p>
          </table:table-cell>
          <table:table-cell office:value-type="float" office:value="575.04" calcext:value-type="float">
            <text:p>575.04</text:p>
          </table:table-cell>
          <table:table-cell office:value-type="float" office:value="142.8092" calcext:value-type="float">
            <text:p>142.8092</text:p>
          </table:table-cell>
          <table:table-cell office:value-type="float" office:value="35.69559" calcext:value-type="float">
            <text:p>35.69559</text:p>
          </table:table-cell>
          <table:table-cell office:value-type="float" office:value="0" calcext:value-type="float">
            <text:p>0</text:p>
          </table:table-cell>
          <table:table-cell office:value-type="float" office:value="-0.01872791" calcext:value-type="float">
            <text:p>-0.01872791</text:p>
          </table:table-cell>
          <table:table-cell office:value-type="float" office:value="0" calcext:value-type="float">
            <text:p>0</text:p>
          </table:table-cell>
          <table:table-cell office:value-type="float" office:value="1.321663" calcext:value-type="float">
            <text:p>1.321663</text:p>
          </table:table-cell>
          <table:table-cell office:value-type="float" office:value="102.8335" calcext:value-type="float">
            <text:p>102.8335</text:p>
          </table:table-cell>
          <table:table-cell office:value-type="float" office:value="-31.73593" calcext:value-type="float">
            <text:p>-31.73593</text:p>
          </table:table-cell>
          <table:table-cell office:value-type="float" office:value="71.09761" calcext:value-type="float">
            <text:p>71.09761</text:p>
          </table:table-cell>
          <table:table-cell office:value-type="float" office:value="-252.5218" calcext:value-type="float">
            <text:p>-252.5218</text:p>
          </table:table-cell>
          <table:table-cell office:value-type="float" office:value="0" calcext:value-type="float">
            <text:p>0</text:p>
          </table:table-cell>
          <table:table-cell office:value-type="float" office:value="6.380335" calcext:value-type="float">
            <text:p>6.38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237.8634" calcext:value-type="float">
            <text:p>237.8634</text:p>
          </table:table-cell>
          <table:table-cell office:value-type="float" office:value="13133.77" calcext:value-type="float">
            <text:p>13133.77</text:p>
          </table:table-cell>
          <table:table-cell office:value-type="float" office:value="0" calcext:value-type="float">
            <text:p>0</text:p>
          </table:table-cell>
          <table:table-cell office:value-type="float" office:value="0.2135531" calcext:value-type="float">
            <text:p>0.2135531</text:p>
          </table:table-cell>
          <table:table-cell office:value-type="float" office:value="-262.1394" calcext:value-type="float">
            <text:p>-262.1394</text:p>
          </table:table-cell>
          <table:table-cell office:value-type="float" office:value="763.9709" calcext:value-type="float">
            <text:p>763.9709</text:p>
          </table:table-cell>
          <table:table-cell office:value-type="float" office:value="-10.53934" calcext:value-type="float">
            <text:p>-10.53934</text:p>
          </table:table-cell>
          <table:table-cell office:value-type="float" office:value="99.72479" calcext:value-type="float">
            <text:p>99.72479</text:p>
          </table:table-cell>
          <table:table-cell office:value-type="float" office:value="1.75352" calcext:value-type="float">
            <text:p>1.75352</text:p>
          </table:table-cell>
          <table:table-cell office:value-type="float" office:value="0.06922275" calcext:value-type="float">
            <text:p>0.06922275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47302" calcext:value-type="float">
            <text:p>0.07447302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8098" calcext:value-type="float">
            <text:p>0.2158098</text:p>
          </table:table-cell>
          <table:table-cell office:value-type="float" office:value="370" calcext:value-type="float">
            <text:p>370</text:p>
          </table:table-cell>
          <table:table-cell office:value-type="float" office:value="-173.7681" calcext:value-type="float">
            <text:p>-173.7681</text:p>
          </table:table-cell>
          <table:table-cell office:value-type="float" office:value="0" calcext:value-type="float">
            <text:p>0</text:p>
          </table:table-cell>
          <table:table-cell office:value-type="float" office:value="313.4521" calcext:value-type="float">
            <text:p>313.4521</text:p>
          </table:table-cell>
          <table:table-cell office:value-type="float" office:value="1150.617" calcext:value-type="float">
            <text:p>1150.617</text:p>
          </table:table-cell>
          <table:table-cell office:value-type="float" office:value="1404.869" calcext:value-type="float">
            <text:p>1404.869</text:p>
          </table:table-cell>
          <table:table-cell office:value-type="float" office:value="1280.45" calcext:value-type="float">
            <text:p>1280.45</text:p>
          </table:table-cell>
          <table:table-cell office:value-type="float" office:value="766.3009" calcext:value-type="float">
            <text:p>766.3009</text:p>
          </table:table-cell>
          <table:table-cell office:value-type="float" office:value="1077.685" calcext:value-type="float">
            <text:p>1077.685</text:p>
          </table:table-cell>
          <table:table-cell office:value-type="float" office:value="414.2184" calcext:value-type="float">
            <text:p>414.2184</text:p>
          </table:table-cell>
          <table:table-cell office:value-type="float" office:value="1858.184" calcext:value-type="float">
            <text:p>1858.184</text:p>
          </table:table-cell>
          <table:table-cell office:value-type="float" office:value="2093.203" calcext:value-type="float">
            <text:p>2093.203</text:p>
          </table:table-cell>
          <table:table-cell office:value-type="float" office:value="1671.888" calcext:value-type="float">
            <text:p>1671.888</text:p>
          </table:table-cell>
          <table:table-cell office:value-type="float" office:value="585.4727" calcext:value-type="float">
            <text:p>585.4727</text:p>
          </table:table-cell>
          <table:table-cell office:value-type="float" office:value="575.035" calcext:value-type="float">
            <text:p>575.035</text:p>
          </table:table-cell>
          <table:table-cell office:value-type="float" office:value="142.8091" calcext:value-type="float">
            <text:p>142.8091</text:p>
          </table:table-cell>
          <table:table-cell office:value-type="float" office:value="35.69559" calcext:value-type="float">
            <text:p>35.69559</text:p>
          </table:table-cell>
          <table:table-cell office:value-type="float" office:value="0" calcext:value-type="float">
            <text:p>0</text:p>
          </table:table-cell>
          <table:table-cell office:value-type="float" office:value="-0.01899838" calcext:value-type="float">
            <text:p>-0.01899838</text:p>
          </table:table-cell>
          <table:table-cell office:value-type="float" office:value="0" calcext:value-type="float">
            <text:p>0</text:p>
          </table:table-cell>
          <table:table-cell office:value-type="float" office:value="1.439901" calcext:value-type="float">
            <text:p>1.439901</text:p>
          </table:table-cell>
          <table:table-cell office:value-type="float" office:value="114.3039" calcext:value-type="float">
            <text:p>114.3039</text:p>
          </table:table-cell>
          <table:table-cell office:value-type="float" office:value="-36.04634" calcext:value-type="float">
            <text:p>-36.04634</text:p>
          </table:table-cell>
          <table:table-cell office:value-type="float" office:value="78.25757" calcext:value-type="float">
            <text:p>78.25757</text:p>
          </table:table-cell>
          <table:table-cell office:value-type="float" office:value="-254.8378" calcext:value-type="float">
            <text:p>-254.8378</text:p>
          </table:table-cell>
          <table:table-cell office:value-type="float" office:value="0" calcext:value-type="float">
            <text:p>0</text:p>
          </table:table-cell>
          <table:table-cell office:value-type="float" office:value="6.637867" calcext:value-type="float">
            <text:p>6.637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236.0828" calcext:value-type="float">
            <text:p>236.0828</text:p>
          </table:table-cell>
          <table:table-cell office:value-type="float" office:value="13133.37" calcext:value-type="float">
            <text:p>13133.37</text:p>
          </table:table-cell>
          <table:table-cell office:value-type="float" office:value="0" calcext:value-type="float">
            <text:p>0</text:p>
          </table:table-cell>
          <table:table-cell office:value-type="float" office:value="0.2366972" calcext:value-type="float">
            <text:p>0.2366972</text:p>
          </table:table-cell>
          <table:table-cell office:value-type="float" office:value="-265.5407" calcext:value-type="float">
            <text:p>-265.5407</text:p>
          </table:table-cell>
          <table:table-cell office:value-type="float" office:value="773.187" calcext:value-type="float">
            <text:p>773.187</text:p>
          </table:table-cell>
          <table:table-cell office:value-type="float" office:value="-11.80311" calcext:value-type="float">
            <text:p>-11.80311</text:p>
          </table:table-cell>
          <table:table-cell office:value-type="float" office:value="99.50049" calcext:value-type="float">
            <text:p>99.50049</text:p>
          </table:table-cell>
          <table:table-cell office:value-type="float" office:value="1.707814" calcext:value-type="float">
            <text:p>1.707814</text:p>
          </table:table-cell>
          <table:table-cell office:value-type="float" office:value="0.0693633" calcext:value-type="float">
            <text:p>0.0693633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60462" calcext:value-type="float">
            <text:p>0.07460462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8667" calcext:value-type="float">
            <text:p>0.2158667</text:p>
          </table:table-cell>
          <table:table-cell office:value-type="float" office:value="370" calcext:value-type="float">
            <text:p>370</text:p>
          </table:table-cell>
          <table:table-cell office:value-type="float" office:value="-166.1461" calcext:value-type="float">
            <text:p>-166.1461</text:p>
          </table:table-cell>
          <table:table-cell office:value-type="float" office:value="0" calcext:value-type="float">
            <text:p>0</text:p>
          </table:table-cell>
          <table:table-cell office:value-type="float" office:value="313.5275" calcext:value-type="float">
            <text:p>313.5275</text:p>
          </table:table-cell>
          <table:table-cell office:value-type="float" office:value="1149.932" calcext:value-type="float">
            <text:p>1149.932</text:p>
          </table:table-cell>
          <table:table-cell office:value-type="float" office:value="1404.097" calcext:value-type="float">
            <text:p>1404.097</text:p>
          </table:table-cell>
          <table:table-cell office:value-type="float" office:value="1280.229" calcext:value-type="float">
            <text:p>1280.229</text:p>
          </table:table-cell>
          <table:table-cell office:value-type="float" office:value="766.149" calcext:value-type="float">
            <text:p>766.149</text:p>
          </table:table-cell>
          <table:table-cell office:value-type="float" office:value="1077.565" calcext:value-type="float">
            <text:p>1077.565</text:p>
          </table:table-cell>
          <table:table-cell office:value-type="float" office:value="414.1671" calcext:value-type="float">
            <text:p>414.1671</text:p>
          </table:table-cell>
          <table:table-cell office:value-type="float" office:value="1858.084" calcext:value-type="float">
            <text:p>1858.084</text:p>
          </table:table-cell>
          <table:table-cell office:value-type="float" office:value="2093.14" calcext:value-type="float">
            <text:p>2093.14</text:p>
          </table:table-cell>
          <table:table-cell office:value-type="float" office:value="1671.858" calcext:value-type="float">
            <text:p>1671.858</text:p>
          </table:table-cell>
          <table:table-cell office:value-type="float" office:value="585.4648" calcext:value-type="float">
            <text:p>585.4648</text:p>
          </table:table-cell>
          <table:table-cell office:value-type="float" office:value="575.0298" calcext:value-type="float">
            <text:p>575.0298</text:p>
          </table:table-cell>
          <table:table-cell office:value-type="float" office:value="142.8089" calcext:value-type="float">
            <text:p>142.8089</text:p>
          </table:table-cell>
          <table:table-cell office:value-type="float" office:value="35.69558" calcext:value-type="float">
            <text:p>35.69558</text:p>
          </table:table-cell>
          <table:table-cell office:value-type="float" office:value="0" calcext:value-type="float">
            <text:p>0</text:p>
          </table:table-cell>
          <table:table-cell office:value-type="float" office:value="-0.0192286" calcext:value-type="float">
            <text:p>-0.0192286</text:p>
          </table:table-cell>
          <table:table-cell office:value-type="float" office:value="0" calcext:value-type="float">
            <text:p>0</text:p>
          </table:table-cell>
          <table:table-cell office:value-type="float" office:value="1.573422" calcext:value-type="float">
            <text:p>1.573422</text:p>
          </table:table-cell>
          <table:table-cell office:value-type="float" office:value="128.5767" calcext:value-type="float">
            <text:p>128.5767</text:p>
          </table:table-cell>
          <table:table-cell office:value-type="float" office:value="-40.56255" calcext:value-type="float">
            <text:p>-40.56255</text:p>
          </table:table-cell>
          <table:table-cell office:value-type="float" office:value="88.01419" calcext:value-type="float">
            <text:p>88.01419</text:p>
          </table:table-cell>
          <table:table-cell office:value-type="float" office:value="-256.9469" calcext:value-type="float">
            <text:p>-256.9469</text:p>
          </table:table-cell>
          <table:table-cell office:value-type="float" office:value="0" calcext:value-type="float">
            <text:p>0</text:p>
          </table:table-cell>
          <table:table-cell office:value-type="float" office:value="6.607206" calcext:value-type="float">
            <text:p>6.607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234.2677" calcext:value-type="float">
            <text:p>234.2677</text:p>
          </table:table-cell>
          <table:table-cell office:value-type="float" office:value="13132.93" calcext:value-type="float">
            <text:p>13132.93</text:p>
          </table:table-cell>
          <table:table-cell office:value-type="float" office:value="0" calcext:value-type="float">
            <text:p>0</text:p>
          </table:table-cell>
          <table:table-cell office:value-type="float" office:value="0.269397" calcext:value-type="float">
            <text:p>0.269397</text:p>
          </table:table-cell>
          <table:table-cell office:value-type="float" office:value="-269.041" calcext:value-type="float">
            <text:p>-269.041</text:p>
          </table:table-cell>
          <table:table-cell office:value-type="float" office:value="787.6616" calcext:value-type="float">
            <text:p>787.6616</text:p>
          </table:table-cell>
          <table:table-cell office:value-type="float" office:value="-13.173" calcext:value-type="float">
            <text:p>-13.173</text:p>
          </table:table-cell>
          <table:table-cell office:value-type="float" office:value="99.17723" calcext:value-type="float">
            <text:p>99.17723</text:p>
          </table:table-cell>
          <table:table-cell office:value-type="float" office:value="1.661151" calcext:value-type="float">
            <text:p>1.661151</text:p>
          </table:table-cell>
          <table:table-cell office:value-type="float" office:value="0.06949909" calcext:value-type="float">
            <text:p>0.06949909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73623" calcext:value-type="float">
            <text:p>0.07473623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59369" calcext:value-type="float">
            <text:p>0.2159369</text:p>
          </table:table-cell>
          <table:table-cell office:value-type="float" office:value="370" calcext:value-type="float">
            <text:p>370</text:p>
          </table:table-cell>
          <table:table-cell office:value-type="float" office:value="-157.3304" calcext:value-type="float">
            <text:p>-157.3304</text:p>
          </table:table-cell>
          <table:table-cell office:value-type="float" office:value="0" calcext:value-type="float">
            <text:p>0</text:p>
          </table:table-cell>
          <table:table-cell office:value-type="float" office:value="313.6655" calcext:value-type="float">
            <text:p>313.6655</text:p>
          </table:table-cell>
          <table:table-cell office:value-type="float" office:value="1149.178" calcext:value-type="float">
            <text:p>1149.178</text:p>
          </table:table-cell>
          <table:table-cell office:value-type="float" office:value="1403.267" calcext:value-type="float">
            <text:p>1403.267</text:p>
          </table:table-cell>
          <table:table-cell office:value-type="float" office:value="1279.998" calcext:value-type="float">
            <text:p>1279.998</text:p>
          </table:table-cell>
          <table:table-cell office:value-type="float" office:value="765.9946" calcext:value-type="float">
            <text:p>765.9946</text:p>
          </table:table-cell>
          <table:table-cell office:value-type="float" office:value="1077.445" calcext:value-type="float">
            <text:p>1077.445</text:p>
          </table:table-cell>
          <table:table-cell office:value-type="float" office:value="414.1165" calcext:value-type="float">
            <text:p>414.1165</text:p>
          </table:table-cell>
          <table:table-cell office:value-type="float" office:value="1857.984" calcext:value-type="float">
            <text:p>1857.984</text:p>
          </table:table-cell>
          <table:table-cell office:value-type="float" office:value="2093.078" calcext:value-type="float">
            <text:p>2093.078</text:p>
          </table:table-cell>
          <table:table-cell office:value-type="float" office:value="1671.828" calcext:value-type="float">
            <text:p>1671.828</text:p>
          </table:table-cell>
          <table:table-cell office:value-type="float" office:value="585.457" calcext:value-type="float">
            <text:p>585.457</text:p>
          </table:table-cell>
          <table:table-cell office:value-type="float" office:value="575.0246" calcext:value-type="float">
            <text:p>575.0246</text:p>
          </table:table-cell>
          <table:table-cell office:value-type="float" office:value="142.8088" calcext:value-type="float">
            <text:p>142.8088</text:p>
          </table:table-cell>
          <table:table-cell office:value-type="float" office:value="35.69557" calcext:value-type="float">
            <text:p>35.69557</text:p>
          </table:table-cell>
          <table:table-cell office:value-type="float" office:value="0" calcext:value-type="float">
            <text:p>0</text:p>
          </table:table-cell>
          <table:table-cell office:value-type="float" office:value="-0.01945085" calcext:value-type="float">
            <text:p>-0.01945085</text:p>
          </table:table-cell>
          <table:table-cell office:value-type="float" office:value="0" calcext:value-type="float">
            <text:p>0</text:p>
          </table:table-cell>
          <table:table-cell office:value-type="float" office:value="1.69696" calcext:value-type="float">
            <text:p>1.69696</text:p>
          </table:table-cell>
          <table:table-cell office:value-type="float" office:value="144.2642" calcext:value-type="float">
            <text:p>144.2642</text:p>
          </table:table-cell>
          <table:table-cell office:value-type="float" office:value="-45.31227" calcext:value-type="float">
            <text:p>-45.31227</text:p>
          </table:table-cell>
          <table:table-cell office:value-type="float" office:value="98.9519" calcext:value-type="float">
            <text:p>98.9519</text:p>
          </table:table-cell>
          <table:table-cell office:value-type="float" office:value="-259.1353" calcext:value-type="float">
            <text:p>-259.1353</text:p>
          </table:table-cell>
          <table:table-cell office:value-type="float" office:value="0" calcext:value-type="float">
            <text:p>0</text:p>
          </table:table-cell>
          <table:table-cell office:value-type="float" office:value="6.664618" calcext:value-type="float">
            <text:p>6.664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232.4675" calcext:value-type="float">
            <text:p>232.4675</text:p>
          </table:table-cell>
          <table:table-cell office:value-type="float" office:value="13132.47" calcext:value-type="float">
            <text:p>13132.47</text:p>
          </table:table-cell>
          <table:table-cell office:value-type="float" office:value="0" calcext:value-type="float">
            <text:p>0</text:p>
          </table:table-cell>
          <table:table-cell office:value-type="float" office:value="0.3085379" calcext:value-type="float">
            <text:p>0.3085379</text:p>
          </table:table-cell>
          <table:table-cell office:value-type="float" office:value="-272.6782" calcext:value-type="float">
            <text:p>-272.6782</text:p>
          </table:table-cell>
          <table:table-cell office:value-type="float" office:value="801.8311" calcext:value-type="float">
            <text:p>801.8311</text:p>
          </table:table-cell>
          <table:table-cell office:value-type="float" office:value="-14.66866" calcext:value-type="float">
            <text:p>-14.66866</text:p>
          </table:table-cell>
          <table:table-cell office:value-type="float" office:value="98.80797" calcext:value-type="float">
            <text:p>98.80797</text:p>
          </table:table-cell>
          <table:table-cell office:value-type="float" office:value="1.617424" calcext:value-type="float">
            <text:p>1.617424</text:p>
          </table:table-cell>
          <table:table-cell office:value-type="float" office:value="0.06972849" calcext:value-type="float">
            <text:p>0.06972849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86784" calcext:value-type="float">
            <text:p>0.07486784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60216" calcext:value-type="float">
            <text:p>0.2160216</text:p>
          </table:table-cell>
          <table:table-cell office:value-type="float" office:value="370" calcext:value-type="float">
            <text:p>370</text:p>
          </table:table-cell>
          <table:table-cell office:value-type="float" office:value="-148.8389" calcext:value-type="float">
            <text:p>-148.8389</text:p>
          </table:table-cell>
          <table:table-cell office:value-type="float" office:value="0" calcext:value-type="float">
            <text:p>0</text:p>
          </table:table-cell>
          <table:table-cell office:value-type="float" office:value="313.8064" calcext:value-type="float">
            <text:p>313.8064</text:p>
          </table:table-cell>
          <table:table-cell office:value-type="float" office:value="1148.429" calcext:value-type="float">
            <text:p>1148.429</text:p>
          </table:table-cell>
          <table:table-cell office:value-type="float" office:value="1402.428" calcext:value-type="float">
            <text:p>1402.428</text:p>
          </table:table-cell>
          <table:table-cell office:value-type="float" office:value="1279.768" calcext:value-type="float">
            <text:p>1279.768</text:p>
          </table:table-cell>
          <table:table-cell office:value-type="float" office:value="765.8337" calcext:value-type="float">
            <text:p>765.8337</text:p>
          </table:table-cell>
          <table:table-cell office:value-type="float" office:value="1077.323" calcext:value-type="float">
            <text:p>1077.323</text:p>
          </table:table-cell>
          <table:table-cell office:value-type="float" office:value="414.0659" calcext:value-type="float">
            <text:p>414.0659</text:p>
          </table:table-cell>
          <table:table-cell office:value-type="float" office:value="1857.885" calcext:value-type="float">
            <text:p>1857.885</text:p>
          </table:table-cell>
          <table:table-cell office:value-type="float" office:value="2093.014" calcext:value-type="float">
            <text:p>2093.014</text:p>
          </table:table-cell>
          <table:table-cell office:value-type="float" office:value="1671.798" calcext:value-type="float">
            <text:p>1671.798</text:p>
          </table:table-cell>
          <table:table-cell office:value-type="float" office:value="585.449" calcext:value-type="float">
            <text:p>585.449</text:p>
          </table:table-cell>
          <table:table-cell office:value-type="float" office:value="575.0192" calcext:value-type="float">
            <text:p>575.0192</text:p>
          </table:table-cell>
          <table:table-cell office:value-type="float" office:value="142.8087" calcext:value-type="float">
            <text:p>142.8087</text:p>
          </table:table-cell>
          <table:table-cell office:value-type="float" office:value="35.69556" calcext:value-type="float">
            <text:p>35.69556</text:p>
          </table:table-cell>
          <table:table-cell office:value-type="float" office:value="0" calcext:value-type="float">
            <text:p>0</text:p>
          </table:table-cell>
          <table:table-cell office:value-type="float" office:value="-0.01965874" calcext:value-type="float">
            <text:p>-0.01965874</text:p>
          </table:table-cell>
          <table:table-cell office:value-type="float" office:value="0" calcext:value-type="float">
            <text:p>0</text:p>
          </table:table-cell>
          <table:table-cell office:value-type="float" office:value="1.840464" calcext:value-type="float">
            <text:p>1.840464</text:p>
          </table:table-cell>
          <table:table-cell office:value-type="float" office:value="160.3361" calcext:value-type="float">
            <text:p>160.3361</text:p>
          </table:table-cell>
          <table:table-cell office:value-type="float" office:value="-50.76129" calcext:value-type="float">
            <text:p>-50.76129</text:p>
          </table:table-cell>
          <table:table-cell office:value-type="float" office:value="109.5748" calcext:value-type="float">
            <text:p>109.5748</text:p>
          </table:table-cell>
          <table:table-cell office:value-type="float" office:value="-261.3404" calcext:value-type="float">
            <text:p>-261.3404</text:p>
          </table:table-cell>
          <table:table-cell office:value-type="float" office:value="0" calcext:value-type="float">
            <text:p>0</text:p>
          </table:table-cell>
          <table:table-cell office:value-type="float" office:value="6.724146" calcext:value-type="float">
            <text:p>6.724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230.6411" calcext:value-type="float">
            <text:p>230.6411</text:p>
          </table:table-cell>
          <table:table-cell office:value-type="float" office:value="13131.96" calcext:value-type="float">
            <text:p>13131.96</text:p>
          </table:table-cell>
          <table:table-cell office:value-type="float" office:value="0" calcext:value-type="float">
            <text:p>0</text:p>
          </table:table-cell>
          <table:table-cell office:value-type="float" office:value="0.3516628" calcext:value-type="float">
            <text:p>0.3516628</text:p>
          </table:table-cell>
          <table:table-cell office:value-type="float" office:value="-276.5451" calcext:value-type="float">
            <text:p>-276.5451</text:p>
          </table:table-cell>
          <table:table-cell office:value-type="float" office:value="813.6975" calcext:value-type="float">
            <text:p>813.6975</text:p>
          </table:table-cell>
          <table:table-cell office:value-type="float" office:value="-16.30753" calcext:value-type="float">
            <text:p>-16.30753</text:p>
          </table:table-cell>
          <table:table-cell office:value-type="float" office:value="98.30795" calcext:value-type="float">
            <text:p>98.30795</text:p>
          </table:table-cell>
          <table:table-cell office:value-type="float" office:value="1.572815" calcext:value-type="float">
            <text:p>1.572815</text:p>
          </table:table-cell>
          <table:table-cell office:value-type="float" office:value="0.0699853" calcext:value-type="float">
            <text:p>0.0699853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97672" calcext:value-type="float">
            <text:p>0.07497672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61219" calcext:value-type="float">
            <text:p>0.2161219</text:p>
          </table:table-cell>
          <table:table-cell office:value-type="float" office:value="370" calcext:value-type="float">
            <text:p>370</text:p>
          </table:table-cell>
          <table:table-cell office:value-type="float" office:value="-139.9262" calcext:value-type="float">
            <text:p>-139.9262</text:p>
          </table:table-cell>
          <table:table-cell office:value-type="float" office:value="0" calcext:value-type="float">
            <text:p>0</text:p>
          </table:table-cell>
          <table:table-cell office:value-type="float" office:value="313.9527" calcext:value-type="float">
            <text:p>313.9527</text:p>
          </table:table-cell>
          <table:table-cell office:value-type="float" office:value="1147.65" calcext:value-type="float">
            <text:p>1147.65</text:p>
          </table:table-cell>
          <table:table-cell office:value-type="float" office:value="1401.558" calcext:value-type="float">
            <text:p>1401.558</text:p>
          </table:table-cell>
          <table:table-cell office:value-type="float" office:value="1279.518" calcext:value-type="float">
            <text:p>1279.518</text:p>
          </table:table-cell>
          <table:table-cell office:value-type="float" office:value="765.674" calcext:value-type="float">
            <text:p>765.674</text:p>
          </table:table-cell>
          <table:table-cell office:value-type="float" office:value="1077.197" calcext:value-type="float">
            <text:p>1077.197</text:p>
          </table:table-cell>
          <table:table-cell office:value-type="float" office:value="414.0146" calcext:value-type="float">
            <text:p>414.0146</text:p>
          </table:table-cell>
          <table:table-cell office:value-type="float" office:value="1857.784" calcext:value-type="float">
            <text:p>1857.784</text:p>
          </table:table-cell>
          <table:table-cell office:value-type="float" office:value="2092.951" calcext:value-type="float">
            <text:p>2092.951</text:p>
          </table:table-cell>
          <table:table-cell office:value-type="float" office:value="1671.768" calcext:value-type="float">
            <text:p>1671.768</text:p>
          </table:table-cell>
          <table:table-cell office:value-type="float" office:value="585.4411" calcext:value-type="float">
            <text:p>585.4411</text:p>
          </table:table-cell>
          <table:table-cell office:value-type="float" office:value="575.0137" calcext:value-type="float">
            <text:p>575.0137</text:p>
          </table:table-cell>
          <table:table-cell office:value-type="float" office:value="142.8085" calcext:value-type="float">
            <text:p>142.8085</text:p>
          </table:table-cell>
          <table:table-cell office:value-type="float" office:value="35.69555" calcext:value-type="float">
            <text:p>35.69555</text:p>
          </table:table-cell>
          <table:table-cell office:value-type="float" office:value="0" calcext:value-type="float">
            <text:p>0</text:p>
          </table:table-cell>
          <table:table-cell office:value-type="float" office:value="-0.01986508" calcext:value-type="float">
            <text:p>-0.01986508</text:p>
          </table:table-cell>
          <table:table-cell office:value-type="float" office:value="0" calcext:value-type="float">
            <text:p>0</text:p>
          </table:table-cell>
          <table:table-cell office:value-type="float" office:value="1.997449" calcext:value-type="float">
            <text:p>1.997449</text:p>
          </table:table-cell>
          <table:table-cell office:value-type="float" office:value="177.7767" calcext:value-type="float">
            <text:p>177.7767</text:p>
          </table:table-cell>
          <table:table-cell office:value-type="float" office:value="-57.07287" calcext:value-type="float">
            <text:p>-57.07287</text:p>
          </table:table-cell>
          <table:table-cell office:value-type="float" office:value="120.7039" calcext:value-type="float">
            <text:p>120.7039</text:p>
          </table:table-cell>
          <table:table-cell office:value-type="float" office:value="-263.6307" calcext:value-type="float">
            <text:p>-263.6307</text:p>
          </table:table-cell>
          <table:table-cell office:value-type="float" office:value="0" calcext:value-type="float">
            <text:p>0</text:p>
          </table:table-cell>
          <table:table-cell office:value-type="float" office:value="6.783391" calcext:value-type="float">
            <text:p>6.783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228.7704" calcext:value-type="float">
            <text:p>228.7704</text:p>
          </table:table-cell>
          <table:table-cell office:value-type="float" office:value="13131.37" calcext:value-type="float">
            <text:p>13131.37</text:p>
          </table:table-cell>
          <table:table-cell office:value-type="float" office:value="0" calcext:value-type="float">
            <text:p>0</text:p>
          </table:table-cell>
          <table:table-cell office:value-type="float" office:value="0.4048066" calcext:value-type="float">
            <text:p>0.4048066</text:p>
          </table:table-cell>
          <table:table-cell office:value-type="float" office:value="-280.6296" calcext:value-type="float">
            <text:p>-280.6296</text:p>
          </table:table-cell>
          <table:table-cell office:value-type="float" office:value="821.7245" calcext:value-type="float">
            <text:p>821.7245</text:p>
          </table:table-cell>
          <table:table-cell office:value-type="float" office:value="-18.03119" calcext:value-type="float">
            <text:p>-18.03119</text:p>
          </table:table-cell>
          <table:table-cell office:value-type="float" office:value="97.55817" calcext:value-type="float">
            <text:p>97.55817</text:p>
          </table:table-cell>
          <table:table-cell office:value-type="float" office:value="1.529201" calcext:value-type="float">
            <text:p>1.529201</text:p>
          </table:table-cell>
          <table:table-cell office:value-type="float" office:value="0.0702757" calcext:value-type="float">
            <text:p>0.0702757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97765" calcext:value-type="float">
            <text:p>0.07497765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62467" calcext:value-type="float">
            <text:p>0.2162467</text:p>
          </table:table-cell>
          <table:table-cell office:value-type="float" office:value="370" calcext:value-type="float">
            <text:p>370</text:p>
          </table:table-cell>
          <table:table-cell office:value-type="float" office:value="-132.1195" calcext:value-type="float">
            <text:p>-132.1195</text:p>
          </table:table-cell>
          <table:table-cell office:value-type="float" office:value="0" calcext:value-type="float">
            <text:p>0</text:p>
          </table:table-cell>
          <table:table-cell office:value-type="float" office:value="314.1121" calcext:value-type="float">
            <text:p>314.1121</text:p>
          </table:table-cell>
          <table:table-cell office:value-type="float" office:value="1146.838" calcext:value-type="float">
            <text:p>1146.838</text:p>
          </table:table-cell>
          <table:table-cell office:value-type="float" office:value="1400.636" calcext:value-type="float">
            <text:p>1400.636</text:p>
          </table:table-cell>
          <table:table-cell office:value-type="float" office:value="1279.249" calcext:value-type="float">
            <text:p>1279.249</text:p>
          </table:table-cell>
          <table:table-cell office:value-type="float" office:value="765.5043" calcext:value-type="float">
            <text:p>765.5043</text:p>
          </table:table-cell>
          <table:table-cell office:value-type="float" office:value="1077.062" calcext:value-type="float">
            <text:p>1077.062</text:p>
          </table:table-cell>
          <table:table-cell office:value-type="float" office:value="413.9615" calcext:value-type="float">
            <text:p>413.9615</text:p>
          </table:table-cell>
          <table:table-cell office:value-type="float" office:value="1857.682" calcext:value-type="float">
            <text:p>1857.682</text:p>
          </table:table-cell>
          <table:table-cell office:value-type="float" office:value="2092.887" calcext:value-type="float">
            <text:p>2092.887</text:p>
          </table:table-cell>
          <table:table-cell office:value-type="float" office:value="1671.738" calcext:value-type="float">
            <text:p>1671.738</text:p>
          </table:table-cell>
          <table:table-cell office:value-type="float" office:value="585.4331" calcext:value-type="float">
            <text:p>585.4331</text:p>
          </table:table-cell>
          <table:table-cell office:value-type="float" office:value="575.008" calcext:value-type="float">
            <text:p>575.008</text:p>
          </table:table-cell>
          <table:table-cell office:value-type="float" office:value="142.8085" calcext:value-type="float">
            <text:p>142.8085</text:p>
          </table:table-cell>
          <table:table-cell office:value-type="float" office:value="35.69554" calcext:value-type="float">
            <text:p>35.69554</text:p>
          </table:table-cell>
          <table:table-cell office:value-type="float" office:value="0" calcext:value-type="float">
            <text:p>0</text:p>
          </table:table-cell>
          <table:table-cell office:value-type="float" office:value="-0.02009432" calcext:value-type="float">
            <text:p>-0.02009432</text:p>
          </table:table-cell>
          <table:table-cell office:value-type="float" office:value="0" calcext:value-type="float">
            <text:p>0</text:p>
          </table:table-cell>
          <table:table-cell office:value-type="float" office:value="2.149234" calcext:value-type="float">
            <text:p>2.149234</text:p>
          </table:table-cell>
          <table:table-cell office:value-type="float" office:value="195.008" calcext:value-type="float">
            <text:p>195.008</text:p>
          </table:table-cell>
          <table:table-cell office:value-type="float" office:value="-64.15071" calcext:value-type="float">
            <text:p>-64.15071</text:p>
          </table:table-cell>
          <table:table-cell office:value-type="float" office:value="130.8573" calcext:value-type="float">
            <text:p>130.8573</text:p>
          </table:table-cell>
          <table:table-cell office:value-type="float" office:value="-266.0387" calcext:value-type="float">
            <text:p>-266.0387</text:p>
          </table:table-cell>
          <table:table-cell office:value-type="float" office:value="0" calcext:value-type="float">
            <text:p>0</text:p>
          </table:table-cell>
          <table:table-cell office:value-type="float" office:value="6.828841" calcext:value-type="float">
            <text:p>6.828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226.8756" calcext:value-type="float">
            <text:p>226.8756</text:p>
          </table:table-cell>
          <table:table-cell office:value-type="float" office:value="13130.74" calcext:value-type="float">
            <text:p>13130.74</text:p>
          </table:table-cell>
          <table:table-cell office:value-type="float" office:value="0" calcext:value-type="float">
            <text:p>0</text:p>
          </table:table-cell>
          <table:table-cell office:value-type="float" office:value="0.4621897" calcext:value-type="float">
            <text:p>0.4621897</text:p>
          </table:table-cell>
          <table:table-cell office:value-type="float" office:value="-284.8295" calcext:value-type="float">
            <text:p>-284.8295</text:p>
          </table:table-cell>
          <table:table-cell office:value-type="float" office:value="838.5115" calcext:value-type="float">
            <text:p>838.5115</text:p>
          </table:table-cell>
          <table:table-cell office:value-type="float" office:value="-19.75649" calcext:value-type="float">
            <text:p>-19.75649</text:p>
          </table:table-cell>
          <table:table-cell office:value-type="float" office:value="96.57771" calcext:value-type="float">
            <text:p>96.57771</text:p>
          </table:table-cell>
          <table:table-cell office:value-type="float" office:value="1.484881" calcext:value-type="float">
            <text:p>1.484881</text:p>
          </table:table-cell>
          <table:table-cell office:value-type="float" office:value="0.07067841" calcext:value-type="float">
            <text:p>0.07067841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97908" calcext:value-type="float">
            <text:p>0.07497908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6406" calcext:value-type="float">
            <text:p>0.216406</text:p>
          </table:table-cell>
          <table:table-cell office:value-type="float" office:value="370" calcext:value-type="float">
            <text:p>370</text:p>
          </table:table-cell>
          <table:table-cell office:value-type="float" office:value="-125.1728" calcext:value-type="float">
            <text:p>-125.1728</text:p>
          </table:table-cell>
          <table:table-cell office:value-type="float" office:value="0" calcext:value-type="float">
            <text:p>0</text:p>
          </table:table-cell>
          <table:table-cell office:value-type="float" office:value="314.278" calcext:value-type="float">
            <text:p>314.278</text:p>
          </table:table-cell>
          <table:table-cell office:value-type="float" office:value="1146.032" calcext:value-type="float">
            <text:p>1146.032</text:p>
          </table:table-cell>
          <table:table-cell office:value-type="float" office:value="1399.674" calcext:value-type="float">
            <text:p>1399.674</text:p>
          </table:table-cell>
          <table:table-cell office:value-type="float" office:value="1278.96" calcext:value-type="float">
            <text:p>1278.96</text:p>
          </table:table-cell>
          <table:table-cell office:value-type="float" office:value="765.3218" calcext:value-type="float">
            <text:p>765.3218</text:p>
          </table:table-cell>
          <table:table-cell office:value-type="float" office:value="1076.916" calcext:value-type="float">
            <text:p>1076.916</text:p>
          </table:table-cell>
          <table:table-cell office:value-type="float" office:value="413.9042" calcext:value-type="float">
            <text:p>413.9042</text:p>
          </table:table-cell>
          <table:table-cell office:value-type="float" office:value="1857.579" calcext:value-type="float">
            <text:p>1857.579</text:p>
          </table:table-cell>
          <table:table-cell office:value-type="float" office:value="2092.823" calcext:value-type="float">
            <text:p>2092.823</text:p>
          </table:table-cell>
          <table:table-cell office:value-type="float" office:value="1671.707" calcext:value-type="float">
            <text:p>1671.707</text:p>
          </table:table-cell>
          <table:table-cell office:value-type="float" office:value="585.4251" calcext:value-type="float">
            <text:p>585.4251</text:p>
          </table:table-cell>
          <table:table-cell office:value-type="float" office:value="575.0021" calcext:value-type="float">
            <text:p>575.0021</text:p>
          </table:table-cell>
          <table:table-cell office:value-type="float" office:value="142.8085" calcext:value-type="float">
            <text:p>142.8085</text:p>
          </table:table-cell>
          <table:table-cell office:value-type="float" office:value="35.69553" calcext:value-type="float">
            <text:p>35.69553</text:p>
          </table:table-cell>
          <table:table-cell office:value-type="float" office:value="0" calcext:value-type="float">
            <text:p>0</text:p>
          </table:table-cell>
          <table:table-cell office:value-type="float" office:value="-0.0203411" calcext:value-type="float">
            <text:p>-0.0203411</text:p>
          </table:table-cell>
          <table:table-cell office:value-type="float" office:value="0" calcext:value-type="float">
            <text:p>0</text:p>
          </table:table-cell>
          <table:table-cell office:value-type="float" office:value="2.302959" calcext:value-type="float">
            <text:p>2.302959</text:p>
          </table:table-cell>
          <table:table-cell office:value-type="float" office:value="211.7581" calcext:value-type="float">
            <text:p>211.7581</text:p>
          </table:table-cell>
          <table:table-cell office:value-type="float" office:value="-71.4978" calcext:value-type="float">
            <text:p>-71.4978</text:p>
          </table:table-cell>
          <table:table-cell office:value-type="float" office:value="140.2603" calcext:value-type="float">
            <text:p>140.2603</text:p>
          </table:table-cell>
          <table:table-cell office:value-type="float" office:value="-268.5318" calcext:value-type="float">
            <text:p>-268.5318</text:p>
          </table:table-cell>
          <table:table-cell office:value-type="float" office:value="0" calcext:value-type="float">
            <text:p>0</text:p>
          </table:table-cell>
          <table:table-cell office:value-type="float" office:value="6.845767" calcext:value-type="float">
            <text:p>6.845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225.1577" calcext:value-type="float">
            <text:p>225.1577</text:p>
          </table:table-cell>
          <table:table-cell office:value-type="float" office:value="13130.08" calcext:value-type="float">
            <text:p>13130.08</text:p>
          </table:table-cell>
          <table:table-cell office:value-type="float" office:value="0" calcext:value-type="float">
            <text:p>0</text:p>
          </table:table-cell>
          <table:table-cell office:value-type="float" office:value="0.5122468" calcext:value-type="float">
            <text:p>0.5122468</text:p>
          </table:table-cell>
          <table:table-cell office:value-type="float" office:value="-288.8074" calcext:value-type="float">
            <text:p>-288.8074</text:p>
          </table:table-cell>
          <table:table-cell office:value-type="float" office:value="849.0464" calcext:value-type="float">
            <text:p>849.0464</text:p>
          </table:table-cell>
          <table:table-cell office:value-type="float" office:value="-21.42158" calcext:value-type="float">
            <text:p>-21.42158</text:p>
          </table:table-cell>
          <table:table-cell office:value-type="float" office:value="95.70937" calcext:value-type="float">
            <text:p>95.70937</text:p>
          </table:table-cell>
          <table:table-cell office:value-type="float" office:value="1.441299" calcext:value-type="float">
            <text:p>1.441299</text:p>
          </table:table-cell>
          <table:table-cell office:value-type="float" office:value="0.07126077" calcext:value-type="float">
            <text:p>0.07126077</text:p>
          </table:table-cell>
          <table:table-cell office:value-type="float" office:value="0.2477675" calcext:value-type="float">
            <text:p>0.2477675</text:p>
          </table:table-cell>
          <table:table-cell office:value-type="float" office:value="0.07498091" calcext:value-type="float">
            <text:p>0.07498091</text:p>
          </table:table-cell>
          <table:table-cell office:value-type="float" office:value="0.001331184" calcext:value-type="float">
            <text:p>0.001331184</text:p>
          </table:table-cell>
          <table:table-cell office:value-type="float" office:value="0.2165992" calcext:value-type="float">
            <text:p>0.2165992</text:p>
          </table:table-cell>
          <table:table-cell office:value-type="float" office:value="370" calcext:value-type="float">
            <text:p>370</text:p>
          </table:table-cell>
          <table:table-cell office:value-type="float" office:value="-116.4444" calcext:value-type="float">
            <text:p>-116.4444</text:p>
          </table:table-cell>
          <table:table-cell office:value-type="float" office:value="0" calcext:value-type="float">
            <text:p>0</text:p>
          </table:table-cell>
          <table:table-cell office:value-type="float" office:value="314.4282" calcext:value-type="float">
            <text:p>314.4282</text:p>
          </table:table-cell>
          <table:table-cell office:value-type="float" office:value="1145.342" calcext:value-type="float">
            <text:p>1145.342</text:p>
          </table:table-cell>
          <table:table-cell office:value-type="float" office:value="1398.786" calcext:value-type="float">
            <text:p>1398.786</text:p>
          </table:table-cell>
          <table:table-cell office:value-type="float" office:value="1278.677" calcext:value-type="float">
            <text:p>1278.677</text:p>
          </table:table-cell>
          <table:table-cell office:value-type="float" office:value="765.139" calcext:value-type="float">
            <text:p>765.139</text:p>
          </table:table-cell>
          <table:table-cell office:value-type="float" office:value="1076.764" calcext:value-type="float">
            <text:p>1076.764</text:p>
          </table:table-cell>
          <table:table-cell office:value-type="float" office:value="413.8437" calcext:value-type="float">
            <text:p>413.8437</text:p>
          </table:table-cell>
          <table:table-cell office:value-type="float" office:value="1857.465" calcext:value-type="float">
            <text:p>1857.465</text:p>
          </table:table-cell>
          <table:table-cell office:value-type="float" office:value="2092.758" calcext:value-type="float">
            <text:p>2092.758</text:p>
          </table:table-cell>
          <table:table-cell office:value-type="float" office:value="1671.677" calcext:value-type="float">
            <text:p>1671.677</text:p>
          </table:table-cell>
          <table:table-cell office:value-type="float" office:value="585.4171" calcext:value-type="float">
            <text:p>585.4171</text:p>
          </table:table-cell>
          <table:table-cell office:value-type="float" office:value="574.9962" calcext:value-type="float">
            <text:p>574.9962</text:p>
          </table:table-cell>
          <table:table-cell office:value-type="float" office:value="142.8085" calcext:value-type="float">
            <text:p>142.8085</text:p>
          </table:table-cell>
          <table:table-cell office:value-type="float" office:value="35.69552" calcext:value-type="float">
            <text:p>35.69552</text:p>
          </table:table-cell>
          <table:table-cell office:value-type="float" office:value="0" calcext:value-type="float">
            <text:p>0</text:p>
          </table:table-cell>
          <table:table-cell office:value-type="float" office:value="-0.02052522" calcext:value-type="float">
            <text:p>-0.02052522</text:p>
          </table:table-cell>
          <table:table-cell office:value-type="float" office:value="0" calcext:value-type="float">
            <text:p>0</text:p>
          </table:table-cell>
          <table:table-cell office:value-type="float" office:value="2.449365" calcext:value-type="float">
            <text:p>2.449365</text:p>
          </table:table-cell>
          <table:table-cell office:value-type="float" office:value="229.7338" calcext:value-type="float">
            <text:p>229.7338</text:p>
          </table:table-cell>
          <table:table-cell office:value-type="float" office:value="-78.44107" calcext:value-type="float">
            <text:p>-78.44107</text:p>
          </table:table-cell>
          <table:table-cell office:value-type="float" office:value="151.2927" calcext:value-type="float">
            <text:p>151.2927</text:p>
          </table:table-cell>
          <table:table-cell office:value-type="float" office:value="-270.8557" calcext:value-type="float">
            <text:p>-270.8557</text:p>
          </table:table-cell>
          <table:table-cell office:value-type="float" office:value="0" calcext:value-type="float">
            <text:p>0</text:p>
          </table:table-cell>
          <table:table-cell office:value-type="float" office:value="6.853649" calcext:value-type="float">
            <text:p>6.853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223.5889" calcext:value-type="float">
            <text:p>223.5889</text:p>
          </table:table-cell>
          <table:table-cell office:value-type="float" office:value="13128.93" calcext:value-type="float">
            <text:p>13128.93</text:p>
          </table:table-cell>
          <table:table-cell office:value-type="float" office:value="0" calcext:value-type="float">
            <text:p>0</text:p>
          </table:table-cell>
          <table:table-cell office:value-type="float" office:value="0.5626307" calcext:value-type="float">
            <text:p>0.5626307</text:p>
          </table:table-cell>
          <table:table-cell office:value-type="float" office:value="-292.2135" calcext:value-type="float">
            <text:p>-292.2135</text:p>
          </table:table-cell>
          <table:table-cell office:value-type="float" office:value="859.9784" calcext:value-type="float">
            <text:p>859.9784</text:p>
          </table:table-cell>
          <table:table-cell office:value-type="float" office:value="-23.04778" calcext:value-type="float">
            <text:p>-23.04778</text:p>
          </table:table-cell>
          <table:table-cell office:value-type="float" office:value="94.87389" calcext:value-type="float">
            <text:p>94.87389</text:p>
          </table:table-cell>
          <table:table-cell office:value-type="float" office:value="1.384758" calcext:value-type="float">
            <text:p>1.384758</text:p>
          </table:table-cell>
          <table:table-cell office:value-type="float" office:value="0.07191511" calcext:value-type="float">
            <text:p>0.0719151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05109" calcext:value-type="float">
            <text:p>0.0750510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90731" calcext:value-type="float">
            <text:p>0.2190731</text:p>
          </table:table-cell>
          <table:table-cell office:value-type="float" office:value="370" calcext:value-type="float">
            <text:p>370</text:p>
          </table:table-cell>
          <table:table-cell office:value-type="float" office:value="-107.8011" calcext:value-type="float">
            <text:p>-107.8011</text:p>
          </table:table-cell>
          <table:table-cell office:value-type="float" office:value="0" calcext:value-type="float">
            <text:p>0</text:p>
          </table:table-cell>
          <table:table-cell office:value-type="float" office:value="314.7986" calcext:value-type="float">
            <text:p>314.7986</text:p>
          </table:table-cell>
          <table:table-cell office:value-type="float" office:value="1144.738" calcext:value-type="float">
            <text:p>1144.738</text:p>
          </table:table-cell>
          <table:table-cell office:value-type="float" office:value="1397.939" calcext:value-type="float">
            <text:p>1397.939</text:p>
          </table:table-cell>
          <table:table-cell office:value-type="float" office:value="1278.417" calcext:value-type="float">
            <text:p>1278.417</text:p>
          </table:table-cell>
          <table:table-cell office:value-type="float" office:value="764.5578" calcext:value-type="float">
            <text:p>764.5578</text:p>
          </table:table-cell>
          <table:table-cell office:value-type="float" office:value="1076.483" calcext:value-type="float">
            <text:p>1076.483</text:p>
          </table:table-cell>
          <table:table-cell office:value-type="float" office:value="413.8351" calcext:value-type="float">
            <text:p>413.8351</text:p>
          </table:table-cell>
          <table:table-cell office:value-type="float" office:value="1857.307" calcext:value-type="float">
            <text:p>1857.307</text:p>
          </table:table-cell>
          <table:table-cell office:value-type="float" office:value="2092.626" calcext:value-type="float">
            <text:p>2092.626</text:p>
          </table:table-cell>
          <table:table-cell office:value-type="float" office:value="1671.589" calcext:value-type="float">
            <text:p>1671.589</text:p>
          </table:table-cell>
          <table:table-cell office:value-type="float" office:value="585.3906" calcext:value-type="float">
            <text:p>585.3906</text:p>
          </table:table-cell>
          <table:table-cell office:value-type="float" office:value="574.9599" calcext:value-type="float">
            <text:p>574.9599</text:p>
          </table:table-cell>
          <table:table-cell office:value-type="float" office:value="142.801" calcext:value-type="float">
            <text:p>142.801</text:p>
          </table:table-cell>
          <table:table-cell office:value-type="float" office:value="35.69302" calcext:value-type="float">
            <text:p>35.69302</text:p>
          </table:table-cell>
          <table:table-cell office:value-type="float" office:value="0" calcext:value-type="float">
            <text:p>0</text:p>
          </table:table-cell>
          <table:table-cell office:value-type="float" office:value="-0.02065433" calcext:value-type="float">
            <text:p>-0.02065433</text:p>
          </table:table-cell>
          <table:table-cell office:value-type="float" office:value="0" calcext:value-type="float">
            <text:p>0</text:p>
          </table:table-cell>
          <table:table-cell office:value-type="float" office:value="2.57767" calcext:value-type="float">
            <text:p>2.57767</text:p>
          </table:table-cell>
          <table:table-cell office:value-type="float" office:value="247.6237" calcext:value-type="float">
            <text:p>247.6237</text:p>
          </table:table-cell>
          <table:table-cell office:value-type="float" office:value="-85.35089" calcext:value-type="float">
            <text:p>-85.35089</text:p>
          </table:table-cell>
          <table:table-cell office:value-type="float" office:value="162.2728" calcext:value-type="float">
            <text:p>162.2728</text:p>
          </table:table-cell>
          <table:table-cell office:value-type="float" office:value="-272.9542" calcext:value-type="float">
            <text:p>-272.9542</text:p>
          </table:table-cell>
          <table:table-cell office:value-type="float" office:value="0" calcext:value-type="float">
            <text:p>0</text:p>
          </table:table-cell>
          <table:table-cell office:value-type="float" office:value="7.16547" calcext:value-type="float">
            <text:p>7.16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222.0248" calcext:value-type="float">
            <text:p>222.0248</text:p>
          </table:table-cell>
          <table:table-cell office:value-type="float" office:value="13128.41" calcext:value-type="float">
            <text:p>13128.41</text:p>
          </table:table-cell>
          <table:table-cell office:value-type="float" office:value="0" calcext:value-type="float">
            <text:p>0</text:p>
          </table:table-cell>
          <table:table-cell office:value-type="float" office:value="0.6013119" calcext:value-type="float">
            <text:p>0.6013119</text:p>
          </table:table-cell>
          <table:table-cell office:value-type="float" office:value="-295.8701" calcext:value-type="float">
            <text:p>-295.8701</text:p>
          </table:table-cell>
          <table:table-cell office:value-type="float" office:value="868.9736" calcext:value-type="float">
            <text:p>868.9736</text:p>
          </table:table-cell>
          <table:table-cell office:value-type="float" office:value="-24.67319" calcext:value-type="float">
            <text:p>-24.67319</text:p>
          </table:table-cell>
          <table:table-cell office:value-type="float" office:value="94.58752" calcext:value-type="float">
            <text:p>94.58752</text:p>
          </table:table-cell>
          <table:table-cell office:value-type="float" office:value="1.337131" calcext:value-type="float">
            <text:p>1.337131</text:p>
          </table:table-cell>
          <table:table-cell office:value-type="float" office:value="0.07227965" calcext:value-type="float">
            <text:p>0.0722796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2111" calcext:value-type="float">
            <text:p>0.0752111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97352" calcext:value-type="float">
            <text:p>0.2197352</text:p>
          </table:table-cell>
          <table:table-cell office:value-type="float" office:value="370" calcext:value-type="float">
            <text:p>370</text:p>
          </table:table-cell>
          <table:table-cell office:value-type="float" office:value="-94.3285" calcext:value-type="float">
            <text:p>-94.3285</text:p>
          </table:table-cell>
          <table:table-cell office:value-type="float" office:value="0" calcext:value-type="float">
            <text:p>0</text:p>
          </table:table-cell>
          <table:table-cell office:value-type="float" office:value="314.8462" calcext:value-type="float">
            <text:p>314.8462</text:p>
          </table:table-cell>
          <table:table-cell office:value-type="float" office:value="1144.066" calcext:value-type="float">
            <text:p>1144.066</text:p>
          </table:table-cell>
          <table:table-cell office:value-type="float" office:value="1397.325" calcext:value-type="float">
            <text:p>1397.325</text:p>
          </table:table-cell>
          <table:table-cell office:value-type="float" office:value="1278.202" calcext:value-type="float">
            <text:p>1278.202</text:p>
          </table:table-cell>
          <table:table-cell office:value-type="float" office:value="764.4067" calcext:value-type="float">
            <text:p>764.4067</text:p>
          </table:table-cell>
          <table:table-cell office:value-type="float" office:value="1076.348" calcext:value-type="float">
            <text:p>1076.348</text:p>
          </table:table-cell>
          <table:table-cell office:value-type="float" office:value="413.7786" calcext:value-type="float">
            <text:p>413.7786</text:p>
          </table:table-cell>
          <table:table-cell office:value-type="float" office:value="1857.188" calcext:value-type="float">
            <text:p>1857.188</text:p>
          </table:table-cell>
          <table:table-cell office:value-type="float" office:value="2092.548" calcext:value-type="float">
            <text:p>2092.548</text:p>
          </table:table-cell>
          <table:table-cell office:value-type="float" office:value="1671.558" calcext:value-type="float">
            <text:p>1671.558</text:p>
          </table:table-cell>
          <table:table-cell office:value-type="float" office:value="585.3825" calcext:value-type="float">
            <text:p>585.3825</text:p>
          </table:table-cell>
          <table:table-cell office:value-type="float" office:value="574.9537" calcext:value-type="float">
            <text:p>574.9537</text:p>
          </table:table-cell>
          <table:table-cell office:value-type="float" office:value="142.8009" calcext:value-type="float">
            <text:p>142.8009</text:p>
          </table:table-cell>
          <table:table-cell office:value-type="float" office:value="35.693" calcext:value-type="float">
            <text:p>35.693</text:p>
          </table:table-cell>
          <table:table-cell office:value-type="float" office:value="0" calcext:value-type="float">
            <text:p>0</text:p>
          </table:table-cell>
          <table:table-cell office:value-type="float" office:value="-0.02091094" calcext:value-type="float">
            <text:p>-0.02091094</text:p>
          </table:table-cell>
          <table:table-cell office:value-type="float" office:value="0" calcext:value-type="float">
            <text:p>0</text:p>
          </table:table-cell>
          <table:table-cell office:value-type="float" office:value="2.752521" calcext:value-type="float">
            <text:p>2.752521</text:p>
          </table:table-cell>
          <table:table-cell office:value-type="float" office:value="270.5664" calcext:value-type="float">
            <text:p>270.5664</text:p>
          </table:table-cell>
          <table:table-cell office:value-type="float" office:value="-92.78917" calcext:value-type="float">
            <text:p>-92.78917</text:p>
          </table:table-cell>
          <table:table-cell office:value-type="float" office:value="177.7772" calcext:value-type="float">
            <text:p>177.7772</text:p>
          </table:table-cell>
          <table:table-cell office:value-type="float" office:value="-274.9748" calcext:value-type="float">
            <text:p>-274.9748</text:p>
          </table:table-cell>
          <table:table-cell office:value-type="float" office:value="0" calcext:value-type="float">
            <text:p>0</text:p>
          </table:table-cell>
          <table:table-cell office:value-type="float" office:value="7.154539" calcext:value-type="float">
            <text:p>7.15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220.4128" calcext:value-type="float">
            <text:p>220.4128</text:p>
          </table:table-cell>
          <table:table-cell office:value-type="float" office:value="13127.84" calcext:value-type="float">
            <text:p>13127.84</text:p>
          </table:table-cell>
          <table:table-cell office:value-type="float" office:value="0" calcext:value-type="float">
            <text:p>0</text:p>
          </table:table-cell>
          <table:table-cell office:value-type="float" office:value="0.6571729" calcext:value-type="float">
            <text:p>0.6571729</text:p>
          </table:table-cell>
          <table:table-cell office:value-type="float" office:value="-299.7928" calcext:value-type="float">
            <text:p>-299.7928</text:p>
          </table:table-cell>
          <table:table-cell office:value-type="float" office:value="883.1617" calcext:value-type="float">
            <text:p>883.1617</text:p>
          </table:table-cell>
          <table:table-cell office:value-type="float" office:value="-26.50021" calcext:value-type="float">
            <text:p>-26.50021</text:p>
          </table:table-cell>
          <table:table-cell office:value-type="float" office:value="94.03544" calcext:value-type="float">
            <text:p>94.03544</text:p>
          </table:table-cell>
          <table:table-cell office:value-type="float" office:value="1.300139" calcext:value-type="float">
            <text:p>1.300139</text:p>
          </table:table-cell>
          <table:table-cell office:value-type="float" office:value="0.07278416" calcext:value-type="float">
            <text:p>0.0727841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34414" calcext:value-type="float">
            <text:p>0.07534414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97874" calcext:value-type="float">
            <text:p>0.2197874</text:p>
          </table:table-cell>
          <table:table-cell office:value-type="float" office:value="370" calcext:value-type="float">
            <text:p>370</text:p>
          </table:table-cell>
          <table:table-cell office:value-type="float" office:value="-81.52124" calcext:value-type="float">
            <text:p>-81.52124</text:p>
          </table:table-cell>
          <table:table-cell office:value-type="float" office:value="0" calcext:value-type="float">
            <text:p>0</text:p>
          </table:table-cell>
          <table:table-cell office:value-type="float" office:value="314.9789" calcext:value-type="float">
            <text:p>314.9789</text:p>
          </table:table-cell>
          <table:table-cell office:value-type="float" office:value="1143.278" calcext:value-type="float">
            <text:p>1143.278</text:p>
          </table:table-cell>
          <table:table-cell office:value-type="float" office:value="1396.633" calcext:value-type="float">
            <text:p>1396.633</text:p>
          </table:table-cell>
          <table:table-cell office:value-type="float" office:value="1277.976" calcext:value-type="float">
            <text:p>1277.976</text:p>
          </table:table-cell>
          <table:table-cell office:value-type="float" office:value="764.2543" calcext:value-type="float">
            <text:p>764.2543</text:p>
          </table:table-cell>
          <table:table-cell office:value-type="float" office:value="1076.218" calcext:value-type="float">
            <text:p>1076.218</text:p>
          </table:table-cell>
          <table:table-cell office:value-type="float" office:value="413.7247" calcext:value-type="float">
            <text:p>413.7247</text:p>
          </table:table-cell>
          <table:table-cell office:value-type="float" office:value="1857.078" calcext:value-type="float">
            <text:p>1857.078</text:p>
          </table:table-cell>
          <table:table-cell office:value-type="float" office:value="2092.47" calcext:value-type="float">
            <text:p>2092.47</text:p>
          </table:table-cell>
          <table:table-cell office:value-type="float" office:value="1671.527" calcext:value-type="float">
            <text:p>1671.527</text:p>
          </table:table-cell>
          <table:table-cell office:value-type="float" office:value="585.3743" calcext:value-type="float">
            <text:p>585.3743</text:p>
          </table:table-cell>
          <table:table-cell office:value-type="float" office:value="574.9473" calcext:value-type="float">
            <text:p>574.9473</text:p>
          </table:table-cell>
          <table:table-cell office:value-type="float" office:value="142.8008" calcext:value-type="float">
            <text:p>142.8008</text:p>
          </table:table-cell>
          <table:table-cell office:value-type="float" office:value="35.693" calcext:value-type="float">
            <text:p>35.693</text:p>
          </table:table-cell>
          <table:table-cell office:value-type="float" office:value="0" calcext:value-type="float">
            <text:p>0</text:p>
          </table:table-cell>
          <table:table-cell office:value-type="float" office:value="-0.02111866" calcext:value-type="float">
            <text:p>-0.02111866</text:p>
          </table:table-cell>
          <table:table-cell office:value-type="float" office:value="0" calcext:value-type="float">
            <text:p>0</text:p>
          </table:table-cell>
          <table:table-cell office:value-type="float" office:value="2.91632" calcext:value-type="float">
            <text:p>2.91632</text:p>
          </table:table-cell>
          <table:table-cell office:value-type="float" office:value="293.8896" calcext:value-type="float">
            <text:p>293.8896</text:p>
          </table:table-cell>
          <table:table-cell office:value-type="float" office:value="-101.2237" calcext:value-type="float">
            <text:p>-101.2237</text:p>
          </table:table-cell>
          <table:table-cell office:value-type="float" office:value="192.6659" calcext:value-type="float">
            <text:p>192.6659</text:p>
          </table:table-cell>
          <table:table-cell office:value-type="float" office:value="-277.1109" calcext:value-type="float">
            <text:p>-277.1109</text:p>
          </table:table-cell>
          <table:table-cell office:value-type="float" office:value="0" calcext:value-type="float">
            <text:p>0</text:p>
          </table:table-cell>
          <table:table-cell office:value-type="float" office:value="7.19483" calcext:value-type="float">
            <text:p>7.19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218.9056" calcext:value-type="float">
            <text:p>218.9056</text:p>
          </table:table-cell>
          <table:table-cell office:value-type="float" office:value="13127.22" calcext:value-type="float">
            <text:p>13127.22</text:p>
          </table:table-cell>
          <table:table-cell office:value-type="float" office:value="0" calcext:value-type="float">
            <text:p>0</text:p>
          </table:table-cell>
          <table:table-cell office:value-type="float" office:value="0.7193899" calcext:value-type="float">
            <text:p>0.7193899</text:p>
          </table:table-cell>
          <table:table-cell office:value-type="float" office:value="-303.7135" calcext:value-type="float">
            <text:p>-303.7135</text:p>
          </table:table-cell>
          <table:table-cell office:value-type="float" office:value="895.3327" calcext:value-type="float">
            <text:p>895.3327</text:p>
          </table:table-cell>
          <table:table-cell office:value-type="float" office:value="-28.38594" calcext:value-type="float">
            <text:p>-28.38594</text:p>
          </table:table-cell>
          <table:table-cell office:value-type="float" office:value="93.41463" calcext:value-type="float">
            <text:p>93.41463</text:p>
          </table:table-cell>
          <table:table-cell office:value-type="float" office:value="1.264949" calcext:value-type="float">
            <text:p>1.264949</text:p>
          </table:table-cell>
          <table:table-cell office:value-type="float" office:value="0.07345852" calcext:value-type="float">
            <text:p>0.07345852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47747" calcext:value-type="float">
            <text:p>0.07547747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98708" calcext:value-type="float">
            <text:p>0.2198708</text:p>
          </table:table-cell>
          <table:table-cell office:value-type="float" office:value="370" calcext:value-type="float">
            <text:p>370</text:p>
          </table:table-cell>
          <table:table-cell office:value-type="float" office:value="-68.70627" calcext:value-type="float">
            <text:p>-68.70627</text:p>
          </table:table-cell>
          <table:table-cell office:value-type="float" office:value="0" calcext:value-type="float">
            <text:p>0</text:p>
          </table:table-cell>
          <table:table-cell office:value-type="float" office:value="315.0978" calcext:value-type="float">
            <text:p>315.0978</text:p>
          </table:table-cell>
          <table:table-cell office:value-type="float" office:value="1142.57" calcext:value-type="float">
            <text:p>1142.57</text:p>
          </table:table-cell>
          <table:table-cell office:value-type="float" office:value="1395.948" calcext:value-type="float">
            <text:p>1395.948</text:p>
          </table:table-cell>
          <table:table-cell office:value-type="float" office:value="1277.745" calcext:value-type="float">
            <text:p>1277.745</text:p>
          </table:table-cell>
          <table:table-cell office:value-type="float" office:value="764.0969" calcext:value-type="float">
            <text:p>764.0969</text:p>
          </table:table-cell>
          <table:table-cell office:value-type="float" office:value="1076.082" calcext:value-type="float">
            <text:p>1076.082</text:p>
          </table:table-cell>
          <table:table-cell office:value-type="float" office:value="413.667" calcext:value-type="float">
            <text:p>413.667</text:p>
          </table:table-cell>
          <table:table-cell office:value-type="float" office:value="1856.961" calcext:value-type="float">
            <text:p>1856.961</text:p>
          </table:table-cell>
          <table:table-cell office:value-type="float" office:value="2092.393" calcext:value-type="float">
            <text:p>2092.393</text:p>
          </table:table-cell>
          <table:table-cell office:value-type="float" office:value="1671.497" calcext:value-type="float">
            <text:p>1671.497</text:p>
          </table:table-cell>
          <table:table-cell office:value-type="float" office:value="585.3662" calcext:value-type="float">
            <text:p>585.3662</text:p>
          </table:table-cell>
          <table:table-cell office:value-type="float" office:value="574.9407" calcext:value-type="float">
            <text:p>574.9407</text:p>
          </table:table-cell>
          <table:table-cell office:value-type="float" office:value="142.8006" calcext:value-type="float">
            <text:p>142.8006</text:p>
          </table:table-cell>
          <table:table-cell office:value-type="float" office:value="35.69299" calcext:value-type="float">
            <text:p>35.69299</text:p>
          </table:table-cell>
          <table:table-cell office:value-type="float" office:value="0" calcext:value-type="float">
            <text:p>0</text:p>
          </table:table-cell>
          <table:table-cell office:value-type="float" office:value="-0.02127116" calcext:value-type="float">
            <text:p>-0.02127116</text:p>
          </table:table-cell>
          <table:table-cell office:value-type="float" office:value="0" calcext:value-type="float">
            <text:p>0</text:p>
          </table:table-cell>
          <table:table-cell office:value-type="float" office:value="3.076453" calcext:value-type="float">
            <text:p>3.076453</text:p>
          </table:table-cell>
          <table:table-cell office:value-type="float" office:value="317.1987" calcext:value-type="float">
            <text:p>317.1987</text:p>
          </table:table-cell>
          <table:table-cell office:value-type="float" office:value="-109.6983" calcext:value-type="float">
            <text:p>-109.6983</text:p>
          </table:table-cell>
          <table:table-cell office:value-type="float" office:value="207.5004" calcext:value-type="float">
            <text:p>207.5004</text:p>
          </table:table-cell>
          <table:table-cell office:value-type="float" office:value="-279.197" calcext:value-type="float">
            <text:p>-279.197</text:p>
          </table:table-cell>
          <table:table-cell office:value-type="float" office:value="0" calcext:value-type="float">
            <text:p>0</text:p>
          </table:table-cell>
          <table:table-cell office:value-type="float" office:value="7.245088" calcext:value-type="float">
            <text:p>7.245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217.5591" calcext:value-type="float">
            <text:p>217.5591</text:p>
          </table:table-cell>
          <table:table-cell office:value-type="float" office:value="13126.68" calcext:value-type="float">
            <text:p>13126.68</text:p>
          </table:table-cell>
          <table:table-cell office:value-type="float" office:value="0" calcext:value-type="float">
            <text:p>0</text:p>
          </table:table-cell>
          <table:table-cell office:value-type="float" office:value="0.7636887" calcext:value-type="float">
            <text:p>0.7636887</text:p>
          </table:table-cell>
          <table:table-cell office:value-type="float" office:value="-307.1838" calcext:value-type="float">
            <text:p>-307.1838</text:p>
          </table:table-cell>
          <table:table-cell office:value-type="float" office:value="904.0033" calcext:value-type="float">
            <text:p>904.0033</text:p>
          </table:table-cell>
          <table:table-cell office:value-type="float" office:value="-30.19022" calcext:value-type="float">
            <text:p>-30.19022</text:p>
          </table:table-cell>
          <table:table-cell office:value-type="float" office:value="93.08312" calcext:value-type="float">
            <text:p>93.08312</text:p>
          </table:table-cell>
          <table:table-cell office:value-type="float" office:value="1.238369" calcext:value-type="float">
            <text:p>1.238369</text:p>
          </table:table-cell>
          <table:table-cell office:value-type="float" office:value="0.0740305" calcext:value-type="float">
            <text:p>0.074030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886" calcext:value-type="float">
            <text:p>0.0755886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99817" calcext:value-type="float">
            <text:p>0.2199817</text:p>
          </table:table-cell>
          <table:table-cell office:value-type="float" office:value="370" calcext:value-type="float">
            <text:p>370</text:p>
          </table:table-cell>
          <table:table-cell office:value-type="float" office:value="-51.37782" calcext:value-type="float">
            <text:p>-51.37782</text:p>
          </table:table-cell>
          <table:table-cell office:value-type="float" office:value="0" calcext:value-type="float">
            <text:p>0</text:p>
          </table:table-cell>
          <table:table-cell office:value-type="float" office:value="315.1082" calcext:value-type="float">
            <text:p>315.1082</text:p>
          </table:table-cell>
          <table:table-cell office:value-type="float" office:value="1142.003" calcext:value-type="float">
            <text:p>1142.003</text:p>
          </table:table-cell>
          <table:table-cell office:value-type="float" office:value="1395.408" calcext:value-type="float">
            <text:p>1395.408</text:p>
          </table:table-cell>
          <table:table-cell office:value-type="float" office:value="1277.551" calcext:value-type="float">
            <text:p>1277.551</text:p>
          </table:table-cell>
          <table:table-cell office:value-type="float" office:value="763.9568" calcext:value-type="float">
            <text:p>763.9568</text:p>
          </table:table-cell>
          <table:table-cell office:value-type="float" office:value="1075.952" calcext:value-type="float">
            <text:p>1075.952</text:p>
          </table:table-cell>
          <table:table-cell office:value-type="float" office:value="413.6126" calcext:value-type="float">
            <text:p>413.6126</text:p>
          </table:table-cell>
          <table:table-cell office:value-type="float" office:value="1856.843" calcext:value-type="float">
            <text:p>1856.843</text:p>
          </table:table-cell>
          <table:table-cell office:value-type="float" office:value="2092.315" calcext:value-type="float">
            <text:p>2092.315</text:p>
          </table:table-cell>
          <table:table-cell office:value-type="float" office:value="1671.466" calcext:value-type="float">
            <text:p>1671.466</text:p>
          </table:table-cell>
          <table:table-cell office:value-type="float" office:value="585.358" calcext:value-type="float">
            <text:p>585.358</text:p>
          </table:table-cell>
          <table:table-cell office:value-type="float" office:value="574.9339" calcext:value-type="float">
            <text:p>574.9339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7" calcext:value-type="float">
            <text:p>35.69297</text:p>
          </table:table-cell>
          <table:table-cell office:value-type="float" office:value="0" calcext:value-type="float">
            <text:p>0</text:p>
          </table:table-cell>
          <table:table-cell office:value-type="float" office:value="-0.0213941" calcext:value-type="float">
            <text:p>-0.0213941</text:p>
          </table:table-cell>
          <table:table-cell office:value-type="float" office:value="0" calcext:value-type="float">
            <text:p>0</text:p>
          </table:table-cell>
          <table:table-cell office:value-type="float" office:value="3.241993" calcext:value-type="float">
            <text:p>3.241993</text:p>
          </table:table-cell>
          <table:table-cell office:value-type="float" office:value="343.7597" calcext:value-type="float">
            <text:p>343.7597</text:p>
          </table:table-cell>
          <table:table-cell office:value-type="float" office:value="-117.2612" calcext:value-type="float">
            <text:p>-117.2612</text:p>
          </table:table-cell>
          <table:table-cell office:value-type="float" office:value="226.4985" calcext:value-type="float">
            <text:p>226.4985</text:p>
          </table:table-cell>
          <table:table-cell office:value-type="float" office:value="-281.0177" calcext:value-type="float">
            <text:p>-281.0177</text:p>
          </table:table-cell>
          <table:table-cell office:value-type="float" office:value="0" calcext:value-type="float">
            <text:p>0</text:p>
          </table:table-cell>
          <table:table-cell office:value-type="float" office:value="7.398886" calcext:value-type="float">
            <text:p>7.398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216.3888" calcext:value-type="float">
            <text:p>216.3888</text:p>
          </table:table-cell>
          <table:table-cell office:value-type="float" office:value="13126.16" calcext:value-type="float">
            <text:p>13126.16</text:p>
          </table:table-cell>
          <table:table-cell office:value-type="float" office:value="0" calcext:value-type="float">
            <text:p>0</text:p>
          </table:table-cell>
          <table:table-cell office:value-type="float" office:value="0.8293473" calcext:value-type="float">
            <text:p>0.8293473</text:p>
          </table:table-cell>
          <table:table-cell office:value-type="float" office:value="-310.6041" calcext:value-type="float">
            <text:p>-310.6041</text:p>
          </table:table-cell>
          <table:table-cell office:value-type="float" office:value="914.2332" calcext:value-type="float">
            <text:p>914.2332</text:p>
          </table:table-cell>
          <table:table-cell office:value-type="float" office:value="-32.01783" calcext:value-type="float">
            <text:p>-32.01783</text:p>
          </table:table-cell>
          <table:table-cell office:value-type="float" office:value="92.55163" calcext:value-type="float">
            <text:p>92.55163</text:p>
          </table:table-cell>
          <table:table-cell office:value-type="float" office:value="1.209567" calcext:value-type="float">
            <text:p>1.209567</text:p>
          </table:table-cell>
          <table:table-cell office:value-type="float" office:value="0.07484526" calcext:value-type="float">
            <text:p>0.0748452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8967" calcext:value-type="float">
            <text:p>0.07558967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1306" calcext:value-type="float">
            <text:p>0.2201306</text:p>
          </table:table-cell>
          <table:table-cell office:value-type="float" office:value="370" calcext:value-type="float">
            <text:p>370</text:p>
          </table:table-cell>
          <table:table-cell office:value-type="float" office:value="-35.68431" calcext:value-type="float">
            <text:p>-35.68431</text:p>
          </table:table-cell>
          <table:table-cell office:value-type="float" office:value="0" calcext:value-type="float">
            <text:p>0</text:p>
          </table:table-cell>
          <table:table-cell office:value-type="float" office:value="315.204" calcext:value-type="float">
            <text:p>315.204</text:p>
          </table:table-cell>
          <table:table-cell office:value-type="float" office:value="1141.454" calcext:value-type="float">
            <text:p>1141.454</text:p>
          </table:table-cell>
          <table:table-cell office:value-type="float" office:value="1394.896" calcext:value-type="float">
            <text:p>1394.896</text:p>
          </table:table-cell>
          <table:table-cell office:value-type="float" office:value="1277.376" calcext:value-type="float">
            <text:p>1277.376</text:p>
          </table:table-cell>
          <table:table-cell office:value-type="float" office:value="763.8295" calcext:value-type="float">
            <text:p>763.8295</text:p>
          </table:table-cell>
          <table:table-cell office:value-type="float" office:value="1075.836" calcext:value-type="float">
            <text:p>1075.836</text:p>
          </table:table-cell>
          <table:table-cell office:value-type="float" office:value="413.5632" calcext:value-type="float">
            <text:p>413.5632</text:p>
          </table:table-cell>
          <table:table-cell office:value-type="float" office:value="1856.737" calcext:value-type="float">
            <text:p>1856.737</text:p>
          </table:table-cell>
          <table:table-cell office:value-type="float" office:value="2092.237" calcext:value-type="float">
            <text:p>2092.237</text:p>
          </table:table-cell>
          <table:table-cell office:value-type="float" office:value="1671.435" calcext:value-type="float">
            <text:p>1671.435</text:p>
          </table:table-cell>
          <table:table-cell office:value-type="float" office:value="585.3497" calcext:value-type="float">
            <text:p>585.3497</text:p>
          </table:table-cell>
          <table:table-cell office:value-type="float" office:value="574.9269" calcext:value-type="float">
            <text:p>574.9269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6" calcext:value-type="float">
            <text:p>35.69296</text:p>
          </table:table-cell>
          <table:table-cell office:value-type="float" office:value="0" calcext:value-type="float">
            <text:p>0</text:p>
          </table:table-cell>
          <table:table-cell office:value-type="float" office:value="-0.0214591" calcext:value-type="float">
            <text:p>-0.0214591</text:p>
          </table:table-cell>
          <table:table-cell office:value-type="float" office:value="0" calcext:value-type="float">
            <text:p>0</text:p>
          </table:table-cell>
          <table:table-cell office:value-type="float" office:value="3.38027" calcext:value-type="float">
            <text:p>3.38027</text:p>
          </table:table-cell>
          <table:table-cell office:value-type="float" office:value="369.2797" calcext:value-type="float">
            <text:p>369.2797</text:p>
          </table:table-cell>
          <table:table-cell office:value-type="float" office:value="-125.5118" calcext:value-type="float">
            <text:p>-125.5118</text:p>
          </table:table-cell>
          <table:table-cell office:value-type="float" office:value="243.7679" calcext:value-type="float">
            <text:p>243.7679</text:p>
          </table:table-cell>
          <table:table-cell office:value-type="float" office:value="-282.679" calcext:value-type="float">
            <text:p>-282.679</text:p>
          </table:table-cell>
          <table:table-cell office:value-type="float" office:value="0" calcext:value-type="float">
            <text:p>0</text:p>
          </table:table-cell>
          <table:table-cell office:value-type="float" office:value="7.467095" calcext:value-type="float">
            <text:p>7.467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215.2879" calcext:value-type="float">
            <text:p>215.2879</text:p>
          </table:table-cell>
          <table:table-cell office:value-type="float" office:value="13125.61" calcext:value-type="float">
            <text:p>13125.61</text:p>
          </table:table-cell>
          <table:table-cell office:value-type="float" office:value="0" calcext:value-type="float">
            <text:p>0</text:p>
          </table:table-cell>
          <table:table-cell office:value-type="float" office:value="0.9107267" calcext:value-type="float">
            <text:p>0.9107267</text:p>
          </table:table-cell>
          <table:table-cell office:value-type="float" office:value="-314.1753" calcext:value-type="float">
            <text:p>-314.1753</text:p>
          </table:table-cell>
          <table:table-cell office:value-type="float" office:value="928.7706" calcext:value-type="float">
            <text:p>928.7706</text:p>
          </table:table-cell>
          <table:table-cell office:value-type="float" office:value="-34.05465" calcext:value-type="float">
            <text:p>-34.05465</text:p>
          </table:table-cell>
          <table:table-cell office:value-type="float" office:value="91.81492" calcext:value-type="float">
            <text:p>91.81492</text:p>
          </table:table-cell>
          <table:table-cell office:value-type="float" office:value="1.180889" calcext:value-type="float">
            <text:p>1.180889</text:p>
          </table:table-cell>
          <table:table-cell office:value-type="float" office:value="0.07588755" calcext:value-type="float">
            <text:p>0.0758875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911" calcext:value-type="float">
            <text:p>0.0755911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3241" calcext:value-type="float">
            <text:p>0.2203241</text:p>
          </table:table-cell>
          <table:table-cell office:value-type="float" office:value="370" calcext:value-type="float">
            <text:p>370</text:p>
          </table:table-cell>
          <table:table-cell office:value-type="float" office:value="-22.64691" calcext:value-type="float">
            <text:p>-22.64691</text:p>
          </table:table-cell>
          <table:table-cell office:value-type="float" office:value="0" calcext:value-type="float">
            <text:p>0</text:p>
          </table:table-cell>
          <table:table-cell office:value-type="float" office:value="315.3285" calcext:value-type="float">
            <text:p>315.3285</text:p>
          </table:table-cell>
          <table:table-cell office:value-type="float" office:value="1140.944" calcext:value-type="float">
            <text:p>1140.944</text:p>
          </table:table-cell>
          <table:table-cell office:value-type="float" office:value="1394.368" calcext:value-type="float">
            <text:p>1394.368</text:p>
          </table:table-cell>
          <table:table-cell office:value-type="float" office:value="1277.192" calcext:value-type="float">
            <text:p>1277.192</text:p>
          </table:table-cell>
          <table:table-cell office:value-type="float" office:value="763.6979" calcext:value-type="float">
            <text:p>763.6979</text:p>
          </table:table-cell>
          <table:table-cell office:value-type="float" office:value="1075.718" calcext:value-type="float">
            <text:p>1075.718</text:p>
          </table:table-cell>
          <table:table-cell office:value-type="float" office:value="413.5137" calcext:value-type="float">
            <text:p>413.5137</text:p>
          </table:table-cell>
          <table:table-cell office:value-type="float" office:value="1856.635" calcext:value-type="float">
            <text:p>1856.635</text:p>
          </table:table-cell>
          <table:table-cell office:value-type="float" office:value="2092.16" calcext:value-type="float">
            <text:p>2092.16</text:p>
          </table:table-cell>
          <table:table-cell office:value-type="float" office:value="1671.404" calcext:value-type="float">
            <text:p>1671.404</text:p>
          </table:table-cell>
          <table:table-cell office:value-type="float" office:value="585.3414" calcext:value-type="float">
            <text:p>585.3414</text:p>
          </table:table-cell>
          <table:table-cell office:value-type="float" office:value="574.9199" calcext:value-type="float">
            <text:p>574.9199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5" calcext:value-type="float">
            <text:p>35.69295</text:p>
          </table:table-cell>
          <table:table-cell office:value-type="float" office:value="0" calcext:value-type="float">
            <text:p>0</text:p>
          </table:table-cell>
          <table:table-cell office:value-type="float" office:value="-0.02153307" calcext:value-type="float">
            <text:p>-0.02153307</text:p>
          </table:table-cell>
          <table:table-cell office:value-type="float" office:value="0" calcext:value-type="float">
            <text:p>0</text:p>
          </table:table-cell>
          <table:table-cell office:value-type="float" office:value="3.506769" calcext:value-type="float">
            <text:p>3.506769</text:p>
          </table:table-cell>
          <table:table-cell office:value-type="float" office:value="392.3343" calcext:value-type="float">
            <text:p>392.3343</text:p>
          </table:table-cell>
          <table:table-cell office:value-type="float" office:value="-134.0172" calcext:value-type="float">
            <text:p>-134.0172</text:p>
          </table:table-cell>
          <table:table-cell office:value-type="float" office:value="258.3171" calcext:value-type="float">
            <text:p>258.3171</text:p>
          </table:table-cell>
          <table:table-cell office:value-type="float" office:value="-284.3182" calcext:value-type="float">
            <text:p>-284.3182</text:p>
          </table:table-cell>
          <table:table-cell office:value-type="float" office:value="0" calcext:value-type="float">
            <text:p>0</text:p>
          </table:table-cell>
          <table:table-cell office:value-type="float" office:value="7.570239" calcext:value-type="float">
            <text:p>7.570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214.3135" calcext:value-type="float">
            <text:p>214.3135</text:p>
          </table:table-cell>
          <table:table-cell office:value-type="float" office:value="13125.08" calcext:value-type="float">
            <text:p>13125.08</text:p>
          </table:table-cell>
          <table:table-cell office:value-type="float" office:value="0" calcext:value-type="float">
            <text:p>0</text:p>
          </table:table-cell>
          <table:table-cell office:value-type="float" office:value="0.9819877" calcext:value-type="float">
            <text:p>0.9819877</text:p>
          </table:table-cell>
          <table:table-cell office:value-type="float" office:value="-317.6013" calcext:value-type="float">
            <text:p>-317.6013</text:p>
          </table:table-cell>
          <table:table-cell office:value-type="float" office:value="936.3723" calcext:value-type="float">
            <text:p>936.3723</text:p>
          </table:table-cell>
          <table:table-cell office:value-type="float" office:value="-36.1099" calcext:value-type="float">
            <text:p>-36.1099</text:p>
          </table:table-cell>
          <table:table-cell office:value-type="float" office:value="91.04537" calcext:value-type="float">
            <text:p>91.04537</text:p>
          </table:table-cell>
          <table:table-cell office:value-type="float" office:value="1.153965" calcext:value-type="float">
            <text:p>1.153965</text:p>
          </table:table-cell>
          <table:table-cell office:value-type="float" office:value="0.07711796" calcext:value-type="float">
            <text:p>0.0771179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932" calcext:value-type="float">
            <text:p>0.0755932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55" calcext:value-type="float">
            <text:p>0.220555</text:p>
          </table:table-cell>
          <table:table-cell office:value-type="float" office:value="370" calcext:value-type="float">
            <text:p>370</text:p>
          </table:table-cell>
          <table:table-cell office:value-type="float" office:value="-10.63144" calcext:value-type="float">
            <text:p>-10.63144</text:p>
          </table:table-cell>
          <table:table-cell office:value-type="float" office:value="0" calcext:value-type="float">
            <text:p>0</text:p>
          </table:table-cell>
          <table:table-cell office:value-type="float" office:value="315.4387" calcext:value-type="float">
            <text:p>315.4387</text:p>
          </table:table-cell>
          <table:table-cell office:value-type="float" office:value="1140.519" calcext:value-type="float">
            <text:p>1140.519</text:p>
          </table:table-cell>
          <table:table-cell office:value-type="float" office:value="1393.894" calcext:value-type="float">
            <text:p>1393.894</text:p>
          </table:table-cell>
          <table:table-cell office:value-type="float" office:value="1277.014" calcext:value-type="float">
            <text:p>1277.014</text:p>
          </table:table-cell>
          <table:table-cell office:value-type="float" office:value="763.5781" calcext:value-type="float">
            <text:p>763.5781</text:p>
          </table:table-cell>
          <table:table-cell office:value-type="float" office:value="1075.601" calcext:value-type="float">
            <text:p>1075.601</text:p>
          </table:table-cell>
          <table:table-cell office:value-type="float" office:value="413.4643" calcext:value-type="float">
            <text:p>413.4643</text:p>
          </table:table-cell>
          <table:table-cell office:value-type="float" office:value="1856.533" calcext:value-type="float">
            <text:p>1856.533</text:p>
          </table:table-cell>
          <table:table-cell office:value-type="float" office:value="2092.082" calcext:value-type="float">
            <text:p>2092.082</text:p>
          </table:table-cell>
          <table:table-cell office:value-type="float" office:value="1671.373" calcext:value-type="float">
            <text:p>1671.373</text:p>
          </table:table-cell>
          <table:table-cell office:value-type="float" office:value="585.3331" calcext:value-type="float">
            <text:p>585.3331</text:p>
          </table:table-cell>
          <table:table-cell office:value-type="float" office:value="574.9127" calcext:value-type="float">
            <text:p>574.9127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4" calcext:value-type="float">
            <text:p>35.69294</text:p>
          </table:table-cell>
          <table:table-cell office:value-type="float" office:value="0" calcext:value-type="float">
            <text:p>0</text:p>
          </table:table-cell>
          <table:table-cell office:value-type="float" office:value="-0.02158434" calcext:value-type="float">
            <text:p>-0.02158434</text:p>
          </table:table-cell>
          <table:table-cell office:value-type="float" office:value="0" calcext:value-type="float">
            <text:p>0</text:p>
          </table:table-cell>
          <table:table-cell office:value-type="float" office:value="3.615151" calcext:value-type="float">
            <text:p>3.615151</text:p>
          </table:table-cell>
          <table:table-cell office:value-type="float" office:value="413.8917" calcext:value-type="float">
            <text:p>413.8917</text:p>
          </table:table-cell>
          <table:table-cell office:value-type="float" office:value="-142.2049" calcext:value-type="float">
            <text:p>-142.2049</text:p>
          </table:table-cell>
          <table:table-cell office:value-type="float" office:value="271.6868" calcext:value-type="float">
            <text:p>271.6868</text:p>
          </table:table-cell>
          <table:table-cell office:value-type="float" office:value="-285.7995" calcext:value-type="float">
            <text:p>-285.7995</text:p>
          </table:table-cell>
          <table:table-cell office:value-type="float" office:value="0" calcext:value-type="float">
            <text:p>0</text:p>
          </table:table-cell>
          <table:table-cell office:value-type="float" office:value="7.680537" calcext:value-type="float">
            <text:p>7.68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213.3372" calcext:value-type="float">
            <text:p>213.3372</text:p>
          </table:table-cell>
          <table:table-cell office:value-type="float" office:value="13124.54" calcext:value-type="float">
            <text:p>13124.54</text:p>
          </table:table-cell>
          <table:table-cell office:value-type="float" office:value="0" calcext:value-type="float">
            <text:p>0</text:p>
          </table:table-cell>
          <table:table-cell office:value-type="float" office:value="1.067165" calcext:value-type="float">
            <text:p>1.067165</text:p>
          </table:table-cell>
          <table:table-cell office:value-type="float" office:value="-321.1216" calcext:value-type="float">
            <text:p>-321.1216</text:p>
          </table:table-cell>
          <table:table-cell office:value-type="float" office:value="947.2879" calcext:value-type="float">
            <text:p>947.2879</text:p>
          </table:table-cell>
          <table:table-cell office:value-type="float" office:value="-38.25622" calcext:value-type="float">
            <text:p>-38.25622</text:p>
          </table:table-cell>
          <table:table-cell office:value-type="float" office:value="90.12466" calcext:value-type="float">
            <text:p>90.12466</text:p>
          </table:table-cell>
          <table:table-cell office:value-type="float" office:value="1.126222" calcext:value-type="float">
            <text:p>1.126222</text:p>
          </table:table-cell>
          <table:table-cell office:value-type="float" office:value="0.07848994" calcext:value-type="float">
            <text:p>0.07848994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9534" calcext:value-type="float">
            <text:p>0.07559534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817" calcext:value-type="float">
            <text:p>0.220817</text:p>
          </table:table-cell>
          <table:table-cell office:value-type="float" office:value="370" calcext:value-type="float">
            <text:p>370</text:p>
          </table:table-cell>
          <table:table-cell office:value-type="float" office:value="-2.418391" calcext:value-type="float">
            <text:p>-2.418391</text:p>
          </table:table-cell>
          <table:table-cell office:value-type="float" office:value="0" calcext:value-type="float">
            <text:p>0</text:p>
          </table:table-cell>
          <table:table-cell office:value-type="float" office:value="315.5635" calcext:value-type="float">
            <text:p>315.5635</text:p>
          </table:table-cell>
          <table:table-cell office:value-type="float" office:value="1140.079" calcext:value-type="float">
            <text:p>1140.079</text:p>
          </table:table-cell>
          <table:table-cell office:value-type="float" office:value="1393.409" calcext:value-type="float">
            <text:p>1393.409</text:p>
          </table:table-cell>
          <table:table-cell office:value-type="float" office:value="1276.845" calcext:value-type="float">
            <text:p>1276.845</text:p>
          </table:table-cell>
          <table:table-cell office:value-type="float" office:value="763.4517" calcext:value-type="float">
            <text:p>763.4517</text:p>
          </table:table-cell>
          <table:table-cell office:value-type="float" office:value="1075.485" calcext:value-type="float">
            <text:p>1075.485</text:p>
          </table:table-cell>
          <table:table-cell office:value-type="float" office:value="413.4153" calcext:value-type="float">
            <text:p>413.4153</text:p>
          </table:table-cell>
          <table:table-cell office:value-type="float" office:value="1856.432" calcext:value-type="float">
            <text:p>1856.432</text:p>
          </table:table-cell>
          <table:table-cell office:value-type="float" office:value="2092.005" calcext:value-type="float">
            <text:p>2092.005</text:p>
          </table:table-cell>
          <table:table-cell office:value-type="float" office:value="1671.343" calcext:value-type="float">
            <text:p>1671.343</text:p>
          </table:table-cell>
          <table:table-cell office:value-type="float" office:value="585.3249" calcext:value-type="float">
            <text:p>585.3249</text:p>
          </table:table-cell>
          <table:table-cell office:value-type="float" office:value="574.9053" calcext:value-type="float">
            <text:p>574.9053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3" calcext:value-type="float">
            <text:p>35.69293</text:p>
          </table:table-cell>
          <table:table-cell office:value-type="float" office:value="0" calcext:value-type="float">
            <text:p>0</text:p>
          </table:table-cell>
          <table:table-cell office:value-type="float" office:value="-0.02165025" calcext:value-type="float">
            <text:p>-0.02165025</text:p>
          </table:table-cell>
          <table:table-cell office:value-type="float" office:value="0" calcext:value-type="float">
            <text:p>0</text:p>
          </table:table-cell>
          <table:table-cell office:value-type="float" office:value="3.701472" calcext:value-type="float">
            <text:p>3.701472</text:p>
          </table:table-cell>
          <table:table-cell office:value-type="float" office:value="432.2205" calcext:value-type="float">
            <text:p>432.2205</text:p>
          </table:table-cell>
          <table:table-cell office:value-type="float" office:value="-150.9709" calcext:value-type="float">
            <text:p>-150.9709</text:p>
          </table:table-cell>
          <table:table-cell office:value-type="float" office:value="281.2496" calcext:value-type="float">
            <text:p>281.2496</text:p>
          </table:table-cell>
          <table:table-cell office:value-type="float" office:value="-287.2968" calcext:value-type="float">
            <text:p>-287.2968</text:p>
          </table:table-cell>
          <table:table-cell office:value-type="float" office:value="0" calcext:value-type="float">
            <text:p>0</text:p>
          </table:table-cell>
          <table:table-cell office:value-type="float" office:value="7.805802" calcext:value-type="float">
            <text:p>7.80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212.5005" calcext:value-type="float">
            <text:p>212.5005</text:p>
          </table:table-cell>
          <table:table-cell office:value-type="float" office:value="13123.97" calcext:value-type="float">
            <text:p>13123.97</text:p>
          </table:table-cell>
          <table:table-cell office:value-type="float" office:value="0" calcext:value-type="float">
            <text:p>0</text:p>
          </table:table-cell>
          <table:table-cell office:value-type="float" office:value="1.38453" calcext:value-type="float">
            <text:p>1.38453</text:p>
          </table:table-cell>
          <table:table-cell office:value-type="float" office:value="-324.8557" calcext:value-type="float">
            <text:p>-324.8557</text:p>
          </table:table-cell>
          <table:table-cell office:value-type="float" office:value="958.3002" calcext:value-type="float">
            <text:p>958.3002</text:p>
          </table:table-cell>
          <table:table-cell office:value-type="float" office:value="-40.49498" calcext:value-type="float">
            <text:p>-40.49498</text:p>
          </table:table-cell>
          <table:table-cell office:value-type="float" office:value="88.99598" calcext:value-type="float">
            <text:p>88.99598</text:p>
          </table:table-cell>
          <table:table-cell office:value-type="float" office:value="1.317897" calcext:value-type="float">
            <text:p>1.317897</text:p>
          </table:table-cell>
          <table:table-cell office:value-type="float" office:value="0.07983765" calcext:value-type="float">
            <text:p>0.0798376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9749" calcext:value-type="float">
            <text:p>0.0755974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11035" calcext:value-type="float">
            <text:p>0.2211035</text:p>
          </table:table-cell>
          <table:table-cell office:value-type="float" office:value="370" calcext:value-type="float">
            <text:p>370</text:p>
          </table:table-cell>
          <table:table-cell office:value-type="float" office:value="2.402828" calcext:value-type="float">
            <text:p>2.402828</text:p>
          </table:table-cell>
          <table:table-cell office:value-type="float" office:value="0" calcext:value-type="float">
            <text:p>0</text:p>
          </table:table-cell>
          <table:table-cell office:value-type="float" office:value="315.7027" calcext:value-type="float">
            <text:p>315.7027</text:p>
          </table:table-cell>
          <table:table-cell office:value-type="float" office:value="1139.586" calcext:value-type="float">
            <text:p>1139.586</text:p>
          </table:table-cell>
          <table:table-cell office:value-type="float" office:value="1392.882" calcext:value-type="float">
            <text:p>1392.882</text:p>
          </table:table-cell>
          <table:table-cell office:value-type="float" office:value="1276.659" calcext:value-type="float">
            <text:p>1276.659</text:p>
          </table:table-cell>
          <table:table-cell office:value-type="float" office:value="763.3205" calcext:value-type="float">
            <text:p>763.3205</text:p>
          </table:table-cell>
          <table:table-cell office:value-type="float" office:value="1075.362" calcext:value-type="float">
            <text:p>1075.362</text:p>
          </table:table-cell>
          <table:table-cell office:value-type="float" office:value="413.3654" calcext:value-type="float">
            <text:p>413.3654</text:p>
          </table:table-cell>
          <table:table-cell office:value-type="float" office:value="1856.33" calcext:value-type="float">
            <text:p>1856.33</text:p>
          </table:table-cell>
          <table:table-cell office:value-type="float" office:value="2091.928" calcext:value-type="float">
            <text:p>2091.928</text:p>
          </table:table-cell>
          <table:table-cell office:value-type="float" office:value="1671.312" calcext:value-type="float">
            <text:p>1671.312</text:p>
          </table:table-cell>
          <table:table-cell office:value-type="float" office:value="585.3167" calcext:value-type="float">
            <text:p>585.3167</text:p>
          </table:table-cell>
          <table:table-cell office:value-type="float" office:value="574.8963" calcext:value-type="float">
            <text:p>574.8963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2" calcext:value-type="float">
            <text:p>35.69292</text:p>
          </table:table-cell>
          <table:table-cell office:value-type="float" office:value="0" calcext:value-type="float">
            <text:p>0</text:p>
          </table:table-cell>
          <table:table-cell office:value-type="float" office:value="-0.02174874" calcext:value-type="float">
            <text:p>-0.02174874</text:p>
          </table:table-cell>
          <table:table-cell office:value-type="float" office:value="0" calcext:value-type="float">
            <text:p>0</text:p>
          </table:table-cell>
          <table:table-cell office:value-type="float" office:value="3.776754" calcext:value-type="float">
            <text:p>3.776754</text:p>
          </table:table-cell>
          <table:table-cell office:value-type="float" office:value="447.9307" calcext:value-type="float">
            <text:p>447.9307</text:p>
          </table:table-cell>
          <table:table-cell office:value-type="float" office:value="-160.391" calcext:value-type="float">
            <text:p>-160.391</text:p>
          </table:table-cell>
          <table:table-cell office:value-type="float" office:value="287.5397" calcext:value-type="float">
            <text:p>287.5397</text:p>
          </table:table-cell>
          <table:table-cell office:value-type="float" office:value="-288.9189" calcext:value-type="float">
            <text:p>-288.9189</text:p>
          </table:table-cell>
          <table:table-cell office:value-type="float" office:value="0" calcext:value-type="float">
            <text:p>0</text:p>
          </table:table-cell>
          <table:table-cell office:value-type="float" office:value="7.932368" calcext:value-type="float">
            <text:p>7.93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211.4728" calcext:value-type="float">
            <text:p>211.4728</text:p>
          </table:table-cell>
          <table:table-cell office:value-type="float" office:value="13123.37" calcext:value-type="float">
            <text:p>13123.37</text:p>
          </table:table-cell>
          <table:table-cell office:value-type="float" office:value="0" calcext:value-type="float">
            <text:p>0</text:p>
          </table:table-cell>
          <table:table-cell office:value-type="float" office:value="1.484996" calcext:value-type="float">
            <text:p>1.484996</text:p>
          </table:table-cell>
          <table:table-cell office:value-type="float" office:value="-328.4749" calcext:value-type="float">
            <text:p>-328.4749</text:p>
          </table:table-cell>
          <table:table-cell office:value-type="float" office:value="970.7663" calcext:value-type="float">
            <text:p>970.7663</text:p>
          </table:table-cell>
          <table:table-cell office:value-type="float" office:value="-42.58949" calcext:value-type="float">
            <text:p>-42.58949</text:p>
          </table:table-cell>
          <table:table-cell office:value-type="float" office:value="88.02076" calcext:value-type="float">
            <text:p>88.02076</text:p>
          </table:table-cell>
          <table:table-cell office:value-type="float" office:value="1.282412" calcext:value-type="float">
            <text:p>1.282412</text:p>
          </table:table-cell>
          <table:table-cell office:value-type="float" office:value="0.08120883" calcext:value-type="float">
            <text:p>0.08120883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59963" calcext:value-type="float">
            <text:p>0.0755996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14063" calcext:value-type="float">
            <text:p>0.2214063</text:p>
          </table:table-cell>
          <table:table-cell office:value-type="float" office:value="370" calcext:value-type="float">
            <text:p>370</text:p>
          </table:table-cell>
          <table:table-cell office:value-type="float" office:value="7.152338" calcext:value-type="float">
            <text:p>7.152338</text:p>
          </table:table-cell>
          <table:table-cell office:value-type="float" office:value="0" calcext:value-type="float">
            <text:p>0</text:p>
          </table:table-cell>
          <table:table-cell office:value-type="float" office:value="315.8459" calcext:value-type="float">
            <text:p>315.8459</text:p>
          </table:table-cell>
          <table:table-cell office:value-type="float" office:value="1139.117" calcext:value-type="float">
            <text:p>1139.117</text:p>
          </table:table-cell>
          <table:table-cell office:value-type="float" office:value="1392.363" calcext:value-type="float">
            <text:p>1392.363</text:p>
          </table:table-cell>
          <table:table-cell office:value-type="float" office:value="1276.466" calcext:value-type="float">
            <text:p>1276.466</text:p>
          </table:table-cell>
          <table:table-cell office:value-type="float" office:value="763.1908" calcext:value-type="float">
            <text:p>763.1908</text:p>
          </table:table-cell>
          <table:table-cell office:value-type="float" office:value="1075.232" calcext:value-type="float">
            <text:p>1075.232</text:p>
          </table:table-cell>
          <table:table-cell office:value-type="float" office:value="413.3113" calcext:value-type="float">
            <text:p>413.3113</text:p>
          </table:table-cell>
          <table:table-cell office:value-type="float" office:value="1856.214" calcext:value-type="float">
            <text:p>1856.214</text:p>
          </table:table-cell>
          <table:table-cell office:value-type="float" office:value="2091.851" calcext:value-type="float">
            <text:p>2091.851</text:p>
          </table:table-cell>
          <table:table-cell office:value-type="float" office:value="1671.281" calcext:value-type="float">
            <text:p>1671.281</text:p>
          </table:table-cell>
          <table:table-cell office:value-type="float" office:value="585.3086" calcext:value-type="float">
            <text:p>585.3086</text:p>
          </table:table-cell>
          <table:table-cell office:value-type="float" office:value="574.8828" calcext:value-type="float">
            <text:p>574.8828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1" calcext:value-type="float">
            <text:p>35.69291</text:p>
          </table:table-cell>
          <table:table-cell office:value-type="float" office:value="0" calcext:value-type="float">
            <text:p>0</text:p>
          </table:table-cell>
          <table:table-cell office:value-type="float" office:value="-0.02184292" calcext:value-type="float">
            <text:p>-0.02184292</text:p>
          </table:table-cell>
          <table:table-cell office:value-type="float" office:value="0" calcext:value-type="float">
            <text:p>0</text:p>
          </table:table-cell>
          <table:table-cell office:value-type="float" office:value="3.840918" calcext:value-type="float">
            <text:p>3.840918</text:p>
          </table:table-cell>
          <table:table-cell office:value-type="float" office:value="462.4145" calcext:value-type="float">
            <text:p>462.4145</text:p>
          </table:table-cell>
          <table:table-cell office:value-type="float" office:value="-168.6215" calcext:value-type="float">
            <text:p>-168.6215</text:p>
          </table:table-cell>
          <table:table-cell office:value-type="float" office:value="293.7929" calcext:value-type="float">
            <text:p>293.7929</text:p>
          </table:table-cell>
          <table:table-cell office:value-type="float" office:value="-290.5307" calcext:value-type="float">
            <text:p>-290.5307</text:p>
          </table:table-cell>
          <table:table-cell office:value-type="float" office:value="0" calcext:value-type="float">
            <text:p>0</text:p>
          </table:table-cell>
          <table:table-cell office:value-type="float" office:value="8.020449" calcext:value-type="float">
            <text:p>8.02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210.55" calcext:value-type="float">
            <text:p>210.55</text:p>
          </table:table-cell>
          <table:table-cell office:value-type="float" office:value="13122.8" calcext:value-type="float">
            <text:p>13122.8</text:p>
          </table:table-cell>
          <table:table-cell office:value-type="float" office:value="0" calcext:value-type="float">
            <text:p>0</text:p>
          </table:table-cell>
          <table:table-cell office:value-type="float" office:value="1.567493" calcext:value-type="float">
            <text:p>1.567493</text:p>
          </table:table-cell>
          <table:table-cell office:value-type="float" office:value="-331.6783" calcext:value-type="float">
            <text:p>-331.6783</text:p>
          </table:table-cell>
          <table:table-cell office:value-type="float" office:value="980.338" calcext:value-type="float">
            <text:p>980.338</text:p>
          </table:table-cell>
          <table:table-cell office:value-type="float" office:value="-44.41746" calcext:value-type="float">
            <text:p>-44.41746</text:p>
          </table:table-cell>
          <table:table-cell office:value-type="float" office:value="87.26088" calcext:value-type="float">
            <text:p>87.26088</text:p>
          </table:table-cell>
          <table:table-cell office:value-type="float" office:value="1.244603" calcext:value-type="float">
            <text:p>1.244603</text:p>
          </table:table-cell>
          <table:table-cell office:value-type="float" office:value="0.08268645" calcext:value-type="float">
            <text:p>0.0826864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0178" calcext:value-type="float">
            <text:p>0.07560178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17162" calcext:value-type="float">
            <text:p>0.2217162</text:p>
          </table:table-cell>
          <table:table-cell office:value-type="float" office:value="370" calcext:value-type="float">
            <text:p>370</text:p>
          </table:table-cell>
          <table:table-cell office:value-type="float" office:value="13.11694" calcext:value-type="float">
            <text:p>13.11694</text:p>
          </table:table-cell>
          <table:table-cell office:value-type="float" office:value="0" calcext:value-type="float">
            <text:p>0</text:p>
          </table:table-cell>
          <table:table-cell office:value-type="float" office:value="315.9643" calcext:value-type="float">
            <text:p>315.9643</text:p>
          </table:table-cell>
          <table:table-cell office:value-type="float" office:value="1138.709" calcext:value-type="float">
            <text:p>1138.709</text:p>
          </table:table-cell>
          <table:table-cell office:value-type="float" office:value="1391.908" calcext:value-type="float">
            <text:p>1391.908</text:p>
          </table:table-cell>
          <table:table-cell office:value-type="float" office:value="1276.297" calcext:value-type="float">
            <text:p>1276.297</text:p>
          </table:table-cell>
          <table:table-cell office:value-type="float" office:value="763.0717" calcext:value-type="float">
            <text:p>763.0717</text:p>
          </table:table-cell>
          <table:table-cell office:value-type="float" office:value="1075.111" calcext:value-type="float">
            <text:p>1075.111</text:p>
          </table:table-cell>
          <table:table-cell office:value-type="float" office:value="413.2585" calcext:value-type="float">
            <text:p>413.2585</text:p>
          </table:table-cell>
          <table:table-cell office:value-type="float" office:value="1856.097" calcext:value-type="float">
            <text:p>1856.097</text:p>
          </table:table-cell>
          <table:table-cell office:value-type="float" office:value="2091.773" calcext:value-type="float">
            <text:p>2091.773</text:p>
          </table:table-cell>
          <table:table-cell office:value-type="float" office:value="1671.25" calcext:value-type="float">
            <text:p>1671.25</text:p>
          </table:table-cell>
          <table:table-cell office:value-type="float" office:value="585.3005" calcext:value-type="float">
            <text:p>585.3005</text:p>
          </table:table-cell>
          <table:table-cell office:value-type="float" office:value="574.869" calcext:value-type="float">
            <text:p>574.869</text:p>
          </table:table-cell>
          <table:table-cell office:value-type="float" office:value="142.8005" calcext:value-type="float">
            <text:p>142.8005</text:p>
          </table:table-cell>
          <table:table-cell office:value-type="float" office:value="35.6929" calcext:value-type="float">
            <text:p>35.6929</text:p>
          </table:table-cell>
          <table:table-cell office:value-type="float" office:value="0" calcext:value-type="float">
            <text:p>0</text:p>
          </table:table-cell>
          <table:table-cell office:value-type="float" office:value="-0.02191249" calcext:value-type="float">
            <text:p>-0.02191249</text:p>
          </table:table-cell>
          <table:table-cell office:value-type="float" office:value="0" calcext:value-type="float">
            <text:p>0</text:p>
          </table:table-cell>
          <table:table-cell office:value-type="float" office:value="3.901952" calcext:value-type="float">
            <text:p>3.901952</text:p>
          </table:table-cell>
          <table:table-cell office:value-type="float" office:value="477.4733" calcext:value-type="float">
            <text:p>477.4733</text:p>
          </table:table-cell>
          <table:table-cell office:value-type="float" office:value="-176.3609" calcext:value-type="float">
            <text:p>-176.3609</text:p>
          </table:table-cell>
          <table:table-cell office:value-type="float" office:value="301.1124" calcext:value-type="float">
            <text:p>301.1124</text:p>
          </table:table-cell>
          <table:table-cell office:value-type="float" office:value="-291.9858" calcext:value-type="float">
            <text:p>-291.9858</text:p>
          </table:table-cell>
          <table:table-cell office:value-type="float" office:value="0" calcext:value-type="float">
            <text:p>0</text:p>
          </table:table-cell>
          <table:table-cell office:value-type="float" office:value="8.100069" calcext:value-type="float">
            <text:p>8.10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210.929" calcext:value-type="float">
            <text:p>210.929</text:p>
          </table:table-cell>
          <table:table-cell office:value-type="float" office:value="13122.18" calcext:value-type="float">
            <text:p>13122.18</text:p>
          </table:table-cell>
          <table:table-cell office:value-type="float" office:value="0" calcext:value-type="float">
            <text:p>0</text:p>
          </table:table-cell>
          <table:table-cell office:value-type="float" office:value="3.088508" calcext:value-type="float">
            <text:p>3.088508</text:p>
          </table:table-cell>
          <table:table-cell office:value-type="float" office:value="-335.0587" calcext:value-type="float">
            <text:p>-335.0587</text:p>
          </table:table-cell>
          <table:table-cell office:value-type="float" office:value="988.8515" calcext:value-type="float">
            <text:p>988.8515</text:p>
          </table:table-cell>
          <table:table-cell office:value-type="float" office:value="-46.23621" calcext:value-type="float">
            <text:p>-46.23621</text:p>
          </table:table-cell>
          <table:table-cell office:value-type="float" office:value="86.26009" calcext:value-type="float">
            <text:p>86.26009</text:p>
          </table:table-cell>
          <table:table-cell office:value-type="float" office:value="2.602989" calcext:value-type="float">
            <text:p>2.602989</text:p>
          </table:table-cell>
          <table:table-cell office:value-type="float" office:value="0.0840836" calcext:value-type="float">
            <text:p>0.084083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0392" calcext:value-type="float">
            <text:p>0.07560392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0226" calcext:value-type="float">
            <text:p>0.2220226</text:p>
          </table:table-cell>
          <table:table-cell office:value-type="float" office:value="370" calcext:value-type="float">
            <text:p>370</text:p>
          </table:table-cell>
          <table:table-cell office:value-type="float" office:value="15.1737" calcext:value-type="float">
            <text:p>15.1737</text:p>
          </table:table-cell>
          <table:table-cell office:value-type="float" office:value="0" calcext:value-type="float">
            <text:p>0</text:p>
          </table:table-cell>
          <table:table-cell office:value-type="float" office:value="316.1305" calcext:value-type="float">
            <text:p>316.1305</text:p>
          </table:table-cell>
          <table:table-cell office:value-type="float" office:value="1138.218" calcext:value-type="float">
            <text:p>1138.218</text:p>
          </table:table-cell>
          <table:table-cell office:value-type="float" office:value="1391.38" calcext:value-type="float">
            <text:p>1391.38</text:p>
          </table:table-cell>
          <table:table-cell office:value-type="float" office:value="1276.107" calcext:value-type="float">
            <text:p>1276.107</text:p>
          </table:table-cell>
          <table:table-cell office:value-type="float" office:value="762.9459" calcext:value-type="float">
            <text:p>762.9459</text:p>
          </table:table-cell>
          <table:table-cell office:value-type="float" office:value="1074.985" calcext:value-type="float">
            <text:p>1074.985</text:p>
          </table:table-cell>
          <table:table-cell office:value-type="float" office:value="413.2043" calcext:value-type="float">
            <text:p>413.2043</text:p>
          </table:table-cell>
          <table:table-cell office:value-type="float" office:value="1855.981" calcext:value-type="float">
            <text:p>1855.981</text:p>
          </table:table-cell>
          <table:table-cell office:value-type="float" office:value="2091.696" calcext:value-type="float">
            <text:p>2091.696</text:p>
          </table:table-cell>
          <table:table-cell office:value-type="float" office:value="1671.218" calcext:value-type="float">
            <text:p>1671.218</text:p>
          </table:table-cell>
          <table:table-cell office:value-type="float" office:value="585.2925" calcext:value-type="float">
            <text:p>585.2925</text:p>
          </table:table-cell>
          <table:table-cell office:value-type="float" office:value="574.8552" calcext:value-type="float">
            <text:p>574.8552</text:p>
          </table:table-cell>
          <table:table-cell office:value-type="float" office:value="142.8004" calcext:value-type="float">
            <text:p>142.8004</text:p>
          </table:table-cell>
          <table:table-cell office:value-type="float" office:value="35.69289" calcext:value-type="float">
            <text:p>35.69289</text:p>
          </table:table-cell>
          <table:table-cell office:value-type="float" office:value="0" calcext:value-type="float">
            <text:p>0</text:p>
          </table:table-cell>
          <table:table-cell office:value-type="float" office:value="-0.02203128" calcext:value-type="float">
            <text:p>-0.02203128</text:p>
          </table:table-cell>
          <table:table-cell office:value-type="float" office:value="0" calcext:value-type="float">
            <text:p>0</text:p>
          </table:table-cell>
          <table:table-cell office:value-type="float" office:value="3.868553" calcext:value-type="float">
            <text:p>3.868553</text:p>
          </table:table-cell>
          <table:table-cell office:value-type="float" office:value="489.9018" calcext:value-type="float">
            <text:p>489.9018</text:p>
          </table:table-cell>
          <table:table-cell office:value-type="float" office:value="-185.2123" calcext:value-type="float">
            <text:p>-185.2123</text:p>
          </table:table-cell>
          <table:table-cell office:value-type="float" office:value="304.6895" calcext:value-type="float">
            <text:p>304.6895</text:p>
          </table:table-cell>
          <table:table-cell office:value-type="float" office:value="-293.6255" calcext:value-type="float">
            <text:p>-293.6255</text:p>
          </table:table-cell>
          <table:table-cell office:value-type="float" office:value="0" calcext:value-type="float">
            <text:p>0</text:p>
          </table:table-cell>
          <table:table-cell office:value-type="float" office:value="8.177037" calcext:value-type="float">
            <text:p>8.177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209.9623" calcext:value-type="float">
            <text:p>209.9623</text:p>
          </table:table-cell>
          <table:table-cell office:value-type="float" office:value="13121.57" calcext:value-type="float">
            <text:p>13121.57</text:p>
          </table:table-cell>
          <table:table-cell office:value-type="float" office:value="0" calcext:value-type="float">
            <text:p>0</text:p>
          </table:table-cell>
          <table:table-cell office:value-type="float" office:value="3.181952" calcext:value-type="float">
            <text:p>3.181952</text:p>
          </table:table-cell>
          <table:table-cell office:value-type="float" office:value="-338.2664" calcext:value-type="float">
            <text:p>-338.2664</text:p>
          </table:table-cell>
          <table:table-cell office:value-type="float" office:value="998.822" calcext:value-type="float">
            <text:p>998.822</text:p>
          </table:table-cell>
          <table:table-cell office:value-type="float" office:value="-47.94546" calcext:value-type="float">
            <text:p>-47.94546</text:p>
          </table:table-cell>
          <table:table-cell office:value-type="float" office:value="85.5261" calcext:value-type="float">
            <text:p>85.5261</text:p>
          </table:table-cell>
          <table:table-cell office:value-type="float" office:value="2.588725" calcext:value-type="float">
            <text:p>2.588725</text:p>
          </table:table-cell>
          <table:table-cell office:value-type="float" office:value="0.08552418" calcext:value-type="float">
            <text:p>0.0855241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0607" calcext:value-type="float">
            <text:p>0.07560607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3115" calcext:value-type="float">
            <text:p>0.2223115</text:p>
          </table:table-cell>
          <table:table-cell office:value-type="float" office:value="370" calcext:value-type="float">
            <text:p>370</text:p>
          </table:table-cell>
          <table:table-cell office:value-type="float" office:value="22.10163" calcext:value-type="float">
            <text:p>22.10163</text:p>
          </table:table-cell>
          <table:table-cell office:value-type="float" office:value="0" calcext:value-type="float">
            <text:p>0</text:p>
          </table:table-cell>
          <table:table-cell office:value-type="float" office:value="316.2425" calcext:value-type="float">
            <text:p>316.2425</text:p>
          </table:table-cell>
          <table:table-cell office:value-type="float" office:value="1137.78" calcext:value-type="float">
            <text:p>1137.78</text:p>
          </table:table-cell>
          <table:table-cell office:value-type="float" office:value="1390.884" calcext:value-type="float">
            <text:p>1390.884</text:p>
          </table:table-cell>
          <table:table-cell office:value-type="float" office:value="1275.923" calcext:value-type="float">
            <text:p>1275.923</text:p>
          </table:table-cell>
          <table:table-cell office:value-type="float" office:value="762.8216" calcext:value-type="float">
            <text:p>762.8216</text:p>
          </table:table-cell>
          <table:table-cell office:value-type="float" office:value="1074.856" calcext:value-type="float">
            <text:p>1074.856</text:p>
          </table:table-cell>
          <table:table-cell office:value-type="float" office:value="413.1482" calcext:value-type="float">
            <text:p>413.1482</text:p>
          </table:table-cell>
          <table:table-cell office:value-type="float" office:value="1855.862" calcext:value-type="float">
            <text:p>1855.862</text:p>
          </table:table-cell>
          <table:table-cell office:value-type="float" office:value="2091.618" calcext:value-type="float">
            <text:p>2091.618</text:p>
          </table:table-cell>
          <table:table-cell office:value-type="float" office:value="1671.187" calcext:value-type="float">
            <text:p>1671.187</text:p>
          </table:table-cell>
          <table:table-cell office:value-type="float" office:value="585.2845" calcext:value-type="float">
            <text:p>585.2845</text:p>
          </table:table-cell>
          <table:table-cell office:value-type="float" office:value="574.8412" calcext:value-type="float">
            <text:p>574.8412</text:p>
          </table:table-cell>
          <table:table-cell office:value-type="float" office:value="142.8004" calcext:value-type="float">
            <text:p>142.8004</text:p>
          </table:table-cell>
          <table:table-cell office:value-type="float" office:value="35.69288" calcext:value-type="float">
            <text:p>35.69288</text:p>
          </table:table-cell>
          <table:table-cell office:value-type="float" office:value="0" calcext:value-type="float">
            <text:p>0</text:p>
          </table:table-cell>
          <table:table-cell office:value-type="float" office:value="-0.02212558" calcext:value-type="float">
            <text:p>-0.02212558</text:p>
          </table:table-cell>
          <table:table-cell office:value-type="float" office:value="0" calcext:value-type="float">
            <text:p>0</text:p>
          </table:table-cell>
          <table:table-cell office:value-type="float" office:value="3.926185" calcext:value-type="float">
            <text:p>3.926185</text:p>
          </table:table-cell>
          <table:table-cell office:value-type="float" office:value="505.8411" calcext:value-type="float">
            <text:p>505.8411</text:p>
          </table:table-cell>
          <table:table-cell office:value-type="float" office:value="-192.7374" calcext:value-type="float">
            <text:p>-192.7374</text:p>
          </table:table-cell>
          <table:table-cell office:value-type="float" office:value="313.1037" calcext:value-type="float">
            <text:p>313.1037</text:p>
          </table:table-cell>
          <table:table-cell office:value-type="float" office:value="-295.1811" calcext:value-type="float">
            <text:p>-295.1811</text:p>
          </table:table-cell>
          <table:table-cell office:value-type="float" office:value="0" calcext:value-type="float">
            <text:p>0</text:p>
          </table:table-cell>
          <table:table-cell office:value-type="float" office:value="8.233778" calcext:value-type="float">
            <text:p>8.233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209.0638" calcext:value-type="float">
            <text:p>209.0638</text:p>
          </table:table-cell>
          <table:table-cell office:value-type="float" office:value="13121" calcext:value-type="float">
            <text:p>13121</text:p>
          </table:table-cell>
          <table:table-cell office:value-type="float" office:value="0" calcext:value-type="float">
            <text:p>0</text:p>
          </table:table-cell>
          <table:table-cell office:value-type="float" office:value="3.247003" calcext:value-type="float">
            <text:p>3.247003</text:p>
          </table:table-cell>
          <table:table-cell office:value-type="float" office:value="-341.2079" calcext:value-type="float">
            <text:p>-341.2079</text:p>
          </table:table-cell>
          <table:table-cell office:value-type="float" office:value="1005.44" calcext:value-type="float">
            <text:p>1005.44</text:p>
          </table:table-cell>
          <table:table-cell office:value-type="float" office:value="-49.51365" calcext:value-type="float">
            <text:p>-49.51365</text:p>
          </table:table-cell>
          <table:table-cell office:value-type="float" office:value="84.95988" calcext:value-type="float">
            <text:p>84.95988</text:p>
          </table:table-cell>
          <table:table-cell office:value-type="float" office:value="2.551847" calcext:value-type="float">
            <text:p>2.551847</text:p>
          </table:table-cell>
          <table:table-cell office:value-type="float" office:value="0.08703387" calcext:value-type="float">
            <text:p>0.0870338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0799" calcext:value-type="float">
            <text:p>0.0756079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5652" calcext:value-type="float">
            <text:p>0.2225652</text:p>
          </table:table-cell>
          <table:table-cell office:value-type="float" office:value="370" calcext:value-type="float">
            <text:p>370</text:p>
          </table:table-cell>
          <table:table-cell office:value-type="float" office:value="29.90959" calcext:value-type="float">
            <text:p>29.90959</text:p>
          </table:table-cell>
          <table:table-cell office:value-type="float" office:value="0" calcext:value-type="float">
            <text:p>0</text:p>
          </table:table-cell>
          <table:table-cell office:value-type="float" office:value="316.3404" calcext:value-type="float">
            <text:p>316.3404</text:p>
          </table:table-cell>
          <table:table-cell office:value-type="float" office:value="1137.391" calcext:value-type="float">
            <text:p>1137.391</text:p>
          </table:table-cell>
          <table:table-cell office:value-type="float" office:value="1390.446" calcext:value-type="float">
            <text:p>1390.446</text:p>
          </table:table-cell>
          <table:table-cell office:value-type="float" office:value="1275.765" calcext:value-type="float">
            <text:p>1275.765</text:p>
          </table:table-cell>
          <table:table-cell office:value-type="float" office:value="762.7049" calcext:value-type="float">
            <text:p>762.7049</text:p>
          </table:table-cell>
          <table:table-cell office:value-type="float" office:value="1074.738" calcext:value-type="float">
            <text:p>1074.738</text:p>
          </table:table-cell>
          <table:table-cell office:value-type="float" office:value="413.0949" calcext:value-type="float">
            <text:p>413.0949</text:p>
          </table:table-cell>
          <table:table-cell office:value-type="float" office:value="1855.743" calcext:value-type="float">
            <text:p>1855.743</text:p>
          </table:table-cell>
          <table:table-cell office:value-type="float" office:value="2091.539" calcext:value-type="float">
            <text:p>2091.539</text:p>
          </table:table-cell>
          <table:table-cell office:value-type="float" office:value="1671.156" calcext:value-type="float">
            <text:p>1671.156</text:p>
          </table:table-cell>
          <table:table-cell office:value-type="float" office:value="585.2765" calcext:value-type="float">
            <text:p>585.2765</text:p>
          </table:table-cell>
          <table:table-cell office:value-type="float" office:value="574.8272" calcext:value-type="float">
            <text:p>574.8272</text:p>
          </table:table-cell>
          <table:table-cell office:value-type="float" office:value="142.8004" calcext:value-type="float">
            <text:p>142.8004</text:p>
          </table:table-cell>
          <table:table-cell office:value-type="float" office:value="35.69287" calcext:value-type="float">
            <text:p>35.69287</text:p>
          </table:table-cell>
          <table:table-cell office:value-type="float" office:value="0" calcext:value-type="float">
            <text:p>0</text:p>
          </table:table-cell>
          <table:table-cell office:value-type="float" office:value="-0.02219061" calcext:value-type="float">
            <text:p>-0.02219061</text:p>
          </table:table-cell>
          <table:table-cell office:value-type="float" office:value="0" calcext:value-type="float">
            <text:p>0</text:p>
          </table:table-cell>
          <table:table-cell office:value-type="float" office:value="3.982657" calcext:value-type="float">
            <text:p>3.982657</text:p>
          </table:table-cell>
          <table:table-cell office:value-type="float" office:value="522.3375" calcext:value-type="float">
            <text:p>522.3375</text:p>
          </table:table-cell>
          <table:table-cell office:value-type="float" office:value="-200.0601" calcext:value-type="float">
            <text:p>-200.0601</text:p>
          </table:table-cell>
          <table:table-cell office:value-type="float" office:value="322.2774" calcext:value-type="float">
            <text:p>322.2774</text:p>
          </table:table-cell>
          <table:table-cell office:value-type="float" office:value="-296.6045" calcext:value-type="float">
            <text:p>-296.6045</text:p>
          </table:table-cell>
          <table:table-cell office:value-type="float" office:value="0" calcext:value-type="float">
            <text:p>0</text:p>
          </table:table-cell>
          <table:table-cell office:value-type="float" office:value="8.284204" calcext:value-type="float">
            <text:p>8.284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208.7414" calcext:value-type="float">
            <text:p>208.7414</text:p>
          </table:table-cell>
          <table:table-cell office:value-type="float" office:value="13120.43" calcext:value-type="float">
            <text:p>13120.43</text:p>
          </table:table-cell>
          <table:table-cell office:value-type="float" office:value="0" calcext:value-type="float">
            <text:p>0</text:p>
          </table:table-cell>
          <table:table-cell office:value-type="float" office:value="3.913479" calcext:value-type="float">
            <text:p>3.913479</text:p>
          </table:table-cell>
          <table:table-cell office:value-type="float" office:value="-344.1463" calcext:value-type="float">
            <text:p>-344.1463</text:p>
          </table:table-cell>
          <table:table-cell office:value-type="float" office:value="1015.514" calcext:value-type="float">
            <text:p>1015.514</text:p>
          </table:table-cell>
          <table:table-cell office:value-type="float" office:value="-51.0705" calcext:value-type="float">
            <text:p>-51.0705</text:p>
          </table:table-cell>
          <table:table-cell office:value-type="float" office:value="84.35677" calcext:value-type="float">
            <text:p>84.35677</text:p>
          </table:table-cell>
          <table:table-cell office:value-type="float" office:value="3.09097" calcext:value-type="float">
            <text:p>3.09097</text:p>
          </table:table-cell>
          <table:table-cell office:value-type="float" office:value="0.0885485" calcext:value-type="float">
            <text:p>0.088548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0931" calcext:value-type="float">
            <text:p>0.07560931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7658" calcext:value-type="float">
            <text:p>0.2227658</text:p>
          </table:table-cell>
          <table:table-cell office:value-type="float" office:value="370" calcext:value-type="float">
            <text:p>370</text:p>
          </table:table-cell>
          <table:table-cell office:value-type="float" office:value="33.75428" calcext:value-type="float">
            <text:p>33.75428</text:p>
          </table:table-cell>
          <table:table-cell office:value-type="float" office:value="0" calcext:value-type="float">
            <text:p>0</text:p>
          </table:table-cell>
          <table:table-cell office:value-type="float" office:value="316.4631" calcext:value-type="float">
            <text:p>316.4631</text:p>
          </table:table-cell>
          <table:table-cell office:value-type="float" office:value="1136.982" calcext:value-type="float">
            <text:p>1136.982</text:p>
          </table:table-cell>
          <table:table-cell office:value-type="float" office:value="1389.996" calcext:value-type="float">
            <text:p>1389.996</text:p>
          </table:table-cell>
          <table:table-cell office:value-type="float" office:value="1275.605" calcext:value-type="float">
            <text:p>1275.605</text:p>
          </table:table-cell>
          <table:table-cell office:value-type="float" office:value="762.5878" calcext:value-type="float">
            <text:p>762.5878</text:p>
          </table:table-cell>
          <table:table-cell office:value-type="float" office:value="1074.622" calcext:value-type="float">
            <text:p>1074.622</text:p>
          </table:table-cell>
          <table:table-cell office:value-type="float" office:value="413.0437" calcext:value-type="float">
            <text:p>413.0437</text:p>
          </table:table-cell>
          <table:table-cell office:value-type="float" office:value="1855.625" calcext:value-type="float">
            <text:p>1855.625</text:p>
          </table:table-cell>
          <table:table-cell office:value-type="float" office:value="2091.46" calcext:value-type="float">
            <text:p>2091.46</text:p>
          </table:table-cell>
          <table:table-cell office:value-type="float" office:value="1671.124" calcext:value-type="float">
            <text:p>1671.124</text:p>
          </table:table-cell>
          <table:table-cell office:value-type="float" office:value="585.2683" calcext:value-type="float">
            <text:p>585.2683</text:p>
          </table:table-cell>
          <table:table-cell office:value-type="float" office:value="574.8131" calcext:value-type="float">
            <text:p>574.8131</text:p>
          </table:table-cell>
          <table:table-cell office:value-type="float" office:value="142.8004" calcext:value-type="float">
            <text:p>142.8004</text:p>
          </table:table-cell>
          <table:table-cell office:value-type="float" office:value="35.69286" calcext:value-type="float">
            <text:p>35.69286</text:p>
          </table:table-cell>
          <table:table-cell office:value-type="float" office:value="0" calcext:value-type="float">
            <text:p>0</text:p>
          </table:table-cell>
          <table:table-cell office:value-type="float" office:value="-0.02227923" calcext:value-type="float">
            <text:p>-0.02227923</text:p>
          </table:table-cell>
          <table:table-cell office:value-type="float" office:value="0" calcext:value-type="float">
            <text:p>0</text:p>
          </table:table-cell>
          <table:table-cell office:value-type="float" office:value="4.002854" calcext:value-type="float">
            <text:p>4.002854</text:p>
          </table:table-cell>
          <table:table-cell office:value-type="float" office:value="535.5872" calcext:value-type="float">
            <text:p>535.5872</text:p>
          </table:table-cell>
          <table:table-cell office:value-type="float" office:value="-208.1106" calcext:value-type="float">
            <text:p>-208.1106</text:p>
          </table:table-cell>
          <table:table-cell office:value-type="float" office:value="327.4766" calcext:value-type="float">
            <text:p>327.4766</text:p>
          </table:table-cell>
          <table:table-cell office:value-type="float" office:value="-298.065" calcext:value-type="float">
            <text:p>-298.065</text:p>
          </table:table-cell>
          <table:table-cell office:value-type="float" office:value="0" calcext:value-type="float">
            <text:p>0</text:p>
          </table:table-cell>
          <table:table-cell office:value-type="float" office:value="8.357571" calcext:value-type="float">
            <text:p>8.357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207.9105" calcext:value-type="float">
            <text:p>207.9105</text:p>
          </table:table-cell>
          <table:table-cell office:value-type="float" office:value="13119.9" calcext:value-type="float">
            <text:p>13119.9</text:p>
          </table:table-cell>
          <table:table-cell office:value-type="float" office:value="0" calcext:value-type="float">
            <text:p>0</text:p>
          </table:table-cell>
          <table:table-cell office:value-type="float" office:value="3.959819" calcext:value-type="float">
            <text:p>3.959819</text:p>
          </table:table-cell>
          <table:table-cell office:value-type="float" office:value="-346.8875" calcext:value-type="float">
            <text:p>-346.8875</text:p>
          </table:table-cell>
          <table:table-cell office:value-type="float" office:value="1026.324" calcext:value-type="float">
            <text:p>1026.324</text:p>
          </table:table-cell>
          <table:table-cell office:value-type="float" office:value="-52.53849" calcext:value-type="float">
            <text:p>-52.53849</text:p>
          </table:table-cell>
          <table:table-cell office:value-type="float" office:value="83.92939" calcext:value-type="float">
            <text:p>83.92939</text:p>
          </table:table-cell>
          <table:table-cell office:value-type="float" office:value="3.056994" calcext:value-type="float">
            <text:p>3.056994</text:p>
          </table:table-cell>
          <table:table-cell office:value-type="float" office:value="0.09010611" calcext:value-type="float">
            <text:p>0.0901061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003" calcext:value-type="float">
            <text:p>0.0756100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9082" calcext:value-type="float">
            <text:p>0.2229082</text:p>
          </table:table-cell>
          <table:table-cell office:value-type="float" office:value="370" calcext:value-type="float">
            <text:p>370</text:p>
          </table:table-cell>
          <table:table-cell office:value-type="float" office:value="42.58004" calcext:value-type="float">
            <text:p>42.58004</text:p>
          </table:table-cell>
          <table:table-cell office:value-type="float" office:value="0" calcext:value-type="float">
            <text:p>0</text:p>
          </table:table-cell>
          <table:table-cell office:value-type="float" office:value="316.5363" calcext:value-type="float">
            <text:p>316.5363</text:p>
          </table:table-cell>
          <table:table-cell office:value-type="float" office:value="1136.642" calcext:value-type="float">
            <text:p>1136.642</text:p>
          </table:table-cell>
          <table:table-cell office:value-type="float" office:value="1389.6" calcext:value-type="float">
            <text:p>1389.6</text:p>
          </table:table-cell>
          <table:table-cell office:value-type="float" office:value="1275.462" calcext:value-type="float">
            <text:p>1275.462</text:p>
          </table:table-cell>
          <table:table-cell office:value-type="float" office:value="762.4807" calcext:value-type="float">
            <text:p>762.4807</text:p>
          </table:table-cell>
          <table:table-cell office:value-type="float" office:value="1074.508" calcext:value-type="float">
            <text:p>1074.508</text:p>
          </table:table-cell>
          <table:table-cell office:value-type="float" office:value="412.9931" calcext:value-type="float">
            <text:p>412.9931</text:p>
          </table:table-cell>
          <table:table-cell office:value-type="float" office:value="1855.506" calcext:value-type="float">
            <text:p>1855.506</text:p>
          </table:table-cell>
          <table:table-cell office:value-type="float" office:value="2091.381" calcext:value-type="float">
            <text:p>2091.381</text:p>
          </table:table-cell>
          <table:table-cell office:value-type="float" office:value="1671.093" calcext:value-type="float">
            <text:p>1671.093</text:p>
          </table:table-cell>
          <table:table-cell office:value-type="float" office:value="585.2601" calcext:value-type="float">
            <text:p>585.2601</text:p>
          </table:table-cell>
          <table:table-cell office:value-type="float" office:value="574.7988" calcext:value-type="float">
            <text:p>574.7988</text:p>
          </table:table-cell>
          <table:table-cell office:value-type="float" office:value="142.8004" calcext:value-type="float">
            <text:p>142.8004</text:p>
          </table:table-cell>
          <table:table-cell office:value-type="float" office:value="35.69286" calcext:value-type="float">
            <text:p>35.69286</text:p>
          </table:table-cell>
          <table:table-cell office:value-type="float" office:value="0" calcext:value-type="float">
            <text:p>0</text:p>
          </table:table-cell>
          <table:table-cell office:value-type="float" office:value="-0.02232707" calcext:value-type="float">
            <text:p>-0.02232707</text:p>
          </table:table-cell>
          <table:table-cell office:value-type="float" office:value="0" calcext:value-type="float">
            <text:p>0</text:p>
          </table:table-cell>
          <table:table-cell office:value-type="float" office:value="4.049948" calcext:value-type="float">
            <text:p>4.049948</text:p>
          </table:table-cell>
          <table:table-cell office:value-type="float" office:value="552.0343" calcext:value-type="float">
            <text:p>552.0343</text:p>
          </table:table-cell>
          <table:table-cell office:value-type="float" office:value="-214.4561" calcext:value-type="float">
            <text:p>-214.4561</text:p>
          </table:table-cell>
          <table:table-cell office:value-type="float" office:value="337.5782" calcext:value-type="float">
            <text:p>337.5782</text:p>
          </table:table-cell>
          <table:table-cell office:value-type="float" office:value="-299.3851" calcext:value-type="float">
            <text:p>-299.3851</text:p>
          </table:table-cell>
          <table:table-cell office:value-type="float" office:value="0" calcext:value-type="float">
            <text:p>0</text:p>
          </table:table-cell>
          <table:table-cell office:value-type="float" office:value="8.400777" calcext:value-type="float">
            <text:p>8.40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207.1952" calcext:value-type="float">
            <text:p>207.1952</text:p>
          </table:table-cell>
          <table:table-cell office:value-type="float" office:value="13119.42" calcext:value-type="float">
            <text:p>13119.42</text:p>
          </table:table-cell>
          <table:table-cell office:value-type="float" office:value="0" calcext:value-type="float">
            <text:p>0</text:p>
          </table:table-cell>
          <table:table-cell office:value-type="float" office:value="4.029084" calcext:value-type="float">
            <text:p>4.029084</text:p>
          </table:table-cell>
          <table:table-cell office:value-type="float" office:value="-349.368" calcext:value-type="float">
            <text:p>-349.368</text:p>
          </table:table-cell>
          <table:table-cell office:value-type="float" office:value="1033.79" calcext:value-type="float">
            <text:p>1033.79</text:p>
          </table:table-cell>
          <table:table-cell office:value-type="float" office:value="-53.89716" calcext:value-type="float">
            <text:p>-53.89716</text:p>
          </table:table-cell>
          <table:table-cell office:value-type="float" office:value="83.57259" calcext:value-type="float">
            <text:p>83.57259</text:p>
          </table:table-cell>
          <table:table-cell office:value-type="float" office:value="3.023809" calcext:value-type="float">
            <text:p>3.023809</text:p>
          </table:table-cell>
          <table:table-cell office:value-type="float" office:value="0.09178536" calcext:value-type="float">
            <text:p>0.0917853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074" calcext:value-type="float">
            <text:p>0.07561074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30126" calcext:value-type="float">
            <text:p>0.2230126</text:p>
          </table:table-cell>
          <table:table-cell office:value-type="float" office:value="370" calcext:value-type="float">
            <text:p>370</text:p>
          </table:table-cell>
          <table:table-cell office:value-type="float" office:value="54.29869" calcext:value-type="float">
            <text:p>54.29869</text:p>
          </table:table-cell>
          <table:table-cell office:value-type="float" office:value="0" calcext:value-type="float">
            <text:p>0</text:p>
          </table:table-cell>
          <table:table-cell office:value-type="float" office:value="316.6251" calcext:value-type="float">
            <text:p>316.6251</text:p>
          </table:table-cell>
          <table:table-cell office:value-type="float" office:value="1136.344" calcext:value-type="float">
            <text:p>1136.344</text:p>
          </table:table-cell>
          <table:table-cell office:value-type="float" office:value="1389.247" calcext:value-type="float">
            <text:p>1389.247</text:p>
          </table:table-cell>
          <table:table-cell office:value-type="float" office:value="1275.344" calcext:value-type="float">
            <text:p>1275.344</text:p>
          </table:table-cell>
          <table:table-cell office:value-type="float" office:value="762.3842" calcext:value-type="float">
            <text:p>762.3842</text:p>
          </table:table-cell>
          <table:table-cell office:value-type="float" office:value="1074.411" calcext:value-type="float">
            <text:p>1074.411</text:p>
          </table:table-cell>
          <table:table-cell office:value-type="float" office:value="412.9469" calcext:value-type="float">
            <text:p>412.9469</text:p>
          </table:table-cell>
          <table:table-cell office:value-type="float" office:value="1855.391" calcext:value-type="float">
            <text:p>1855.391</text:p>
          </table:table-cell>
          <table:table-cell office:value-type="float" office:value="2091.302" calcext:value-type="float">
            <text:p>2091.302</text:p>
          </table:table-cell>
          <table:table-cell office:value-type="float" office:value="1671.061" calcext:value-type="float">
            <text:p>1671.061</text:p>
          </table:table-cell>
          <table:table-cell office:value-type="float" office:value="585.2518" calcext:value-type="float">
            <text:p>585.2518</text:p>
          </table:table-cell>
          <table:table-cell office:value-type="float" office:value="574.7845" calcext:value-type="float">
            <text:p>574.7845</text:p>
          </table:table-cell>
          <table:table-cell office:value-type="float" office:value="142.8004" calcext:value-type="float">
            <text:p>142.8004</text:p>
          </table:table-cell>
          <table:table-cell office:value-type="float" office:value="35.69284" calcext:value-type="float">
            <text:p>35.69284</text:p>
          </table:table-cell>
          <table:table-cell office:value-type="float" office:value="0" calcext:value-type="float">
            <text:p>0</text:p>
          </table:table-cell>
          <table:table-cell office:value-type="float" office:value="-0.02235856" calcext:value-type="float">
            <text:p>-0.02235856</text:p>
          </table:table-cell>
          <table:table-cell office:value-type="float" office:value="0" calcext:value-type="float">
            <text:p>0</text:p>
          </table:table-cell>
          <table:table-cell office:value-type="float" office:value="4.092214" calcext:value-type="float">
            <text:p>4.092214</text:p>
          </table:table-cell>
          <table:table-cell office:value-type="float" office:value="571.0339" calcext:value-type="float">
            <text:p>571.0339</text:p>
          </table:table-cell>
          <table:table-cell office:value-type="float" office:value="-220.629" calcext:value-type="float">
            <text:p>-220.629</text:p>
          </table:table-cell>
          <table:table-cell office:value-type="float" office:value="350.4049" calcext:value-type="float">
            <text:p>350.4049</text:p>
          </table:table-cell>
          <table:table-cell office:value-type="float" office:value="-300.5696" calcext:value-type="float">
            <text:p>-300.5696</text:p>
          </table:table-cell>
          <table:table-cell office:value-type="float" office:value="0" calcext:value-type="float">
            <text:p>0</text:p>
          </table:table-cell>
          <table:table-cell office:value-type="float" office:value="8.461169" calcext:value-type="float">
            <text:p>8.46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206.525" calcext:value-type="float">
            <text:p>206.525</text:p>
          </table:table-cell>
          <table:table-cell office:value-type="float" office:value="13118.95" calcext:value-type="float">
            <text:p>13118.95</text:p>
          </table:table-cell>
          <table:table-cell office:value-type="float" office:value="0" calcext:value-type="float">
            <text:p>0</text:p>
          </table:table-cell>
          <table:table-cell office:value-type="float" office:value="4.109343" calcext:value-type="float">
            <text:p>4.109343</text:p>
          </table:table-cell>
          <table:table-cell office:value-type="float" office:value="-351.8271" calcext:value-type="float">
            <text:p>-351.8271</text:p>
          </table:table-cell>
          <table:table-cell office:value-type="float" office:value="1043.049" calcext:value-type="float">
            <text:p>1043.049</text:p>
          </table:table-cell>
          <table:table-cell office:value-type="float" office:value="-55.31471" calcext:value-type="float">
            <text:p>-55.31471</text:p>
          </table:table-cell>
          <table:table-cell office:value-type="float" office:value="83.23423" calcext:value-type="float">
            <text:p>83.23423</text:p>
          </table:table-cell>
          <table:table-cell office:value-type="float" office:value="2.988278" calcext:value-type="float">
            <text:p>2.988278</text:p>
          </table:table-cell>
          <table:table-cell office:value-type="float" office:value="0.09350511" calcext:value-type="float">
            <text:p>0.0935051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146" calcext:value-type="float">
            <text:p>0.07561146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3081" calcext:value-type="float">
            <text:p>0.223081</text:p>
          </table:table-cell>
          <table:table-cell office:value-type="float" office:value="370" calcext:value-type="float">
            <text:p>370</text:p>
          </table:table-cell>
          <table:table-cell office:value-type="float" office:value="64.70768" calcext:value-type="float">
            <text:p>64.70768</text:p>
          </table:table-cell>
          <table:table-cell office:value-type="float" office:value="0" calcext:value-type="float">
            <text:p>0</text:p>
          </table:table-cell>
          <table:table-cell office:value-type="float" office:value="316.7212" calcext:value-type="float">
            <text:p>316.7212</text:p>
          </table:table-cell>
          <table:table-cell office:value-type="float" office:value="1136.058" calcext:value-type="float">
            <text:p>1136.058</text:p>
          </table:table-cell>
          <table:table-cell office:value-type="float" office:value="1388.916" calcext:value-type="float">
            <text:p>1388.916</text:p>
          </table:table-cell>
          <table:table-cell office:value-type="float" office:value="1275.234" calcext:value-type="float">
            <text:p>1275.234</text:p>
          </table:table-cell>
          <table:table-cell office:value-type="float" office:value="762.2953" calcext:value-type="float">
            <text:p>762.2953</text:p>
          </table:table-cell>
          <table:table-cell office:value-type="float" office:value="1074.321" calcext:value-type="float">
            <text:p>1074.321</text:p>
          </table:table-cell>
          <table:table-cell office:value-type="float" office:value="412.9038" calcext:value-type="float">
            <text:p>412.9038</text:p>
          </table:table-cell>
          <table:table-cell office:value-type="float" office:value="1855.281" calcext:value-type="float">
            <text:p>1855.281</text:p>
          </table:table-cell>
          <table:table-cell office:value-type="float" office:value="2091.224" calcext:value-type="float">
            <text:p>2091.224</text:p>
          </table:table-cell>
          <table:table-cell office:value-type="float" office:value="1671.03" calcext:value-type="float">
            <text:p>1671.03</text:p>
          </table:table-cell>
          <table:table-cell office:value-type="float" office:value="585.2436" calcext:value-type="float">
            <text:p>585.2436</text:p>
          </table:table-cell>
          <table:table-cell office:value-type="float" office:value="574.77" calcext:value-type="float">
            <text:p>574.77</text:p>
          </table:table-cell>
          <table:table-cell office:value-type="float" office:value="142.8003" calcext:value-type="float">
            <text:p>142.8003</text:p>
          </table:table-cell>
          <table:table-cell office:value-type="float" office:value="35.69283" calcext:value-type="float">
            <text:p>35.69283</text:p>
          </table:table-cell>
          <table:table-cell office:value-type="float" office:value="0" calcext:value-type="float">
            <text:p>0</text:p>
          </table:table-cell>
          <table:table-cell office:value-type="float" office:value="-0.02238968" calcext:value-type="float">
            <text:p>-0.02238968</text:p>
          </table:table-cell>
          <table:table-cell office:value-type="float" office:value="0" calcext:value-type="float">
            <text:p>0</text:p>
          </table:table-cell>
          <table:table-cell office:value-type="float" office:value="4.139657" calcext:value-type="float">
            <text:p>4.139657</text:p>
          </table:table-cell>
          <table:table-cell office:value-type="float" office:value="589.2325" calcext:value-type="float">
            <text:p>589.2325</text:p>
          </table:table-cell>
          <table:table-cell office:value-type="float" office:value="-227.3977" calcext:value-type="float">
            <text:p>-227.3977</text:p>
          </table:table-cell>
          <table:table-cell office:value-type="float" office:value="361.8348" calcext:value-type="float">
            <text:p>361.8348</text:p>
          </table:table-cell>
          <table:table-cell office:value-type="float" office:value="-301.6961" calcext:value-type="float">
            <text:p>-301.6961</text:p>
          </table:table-cell>
          <table:table-cell office:value-type="float" office:value="0" calcext:value-type="float">
            <text:p>0</text:p>
          </table:table-cell>
          <table:table-cell office:value-type="float" office:value="8.544272" calcext:value-type="float">
            <text:p>8.544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205.8224" calcext:value-type="float">
            <text:p>205.8224</text:p>
          </table:table-cell>
          <table:table-cell office:value-type="float" office:value="13118.49" calcext:value-type="float">
            <text:p>13118.49</text:p>
          </table:table-cell>
          <table:table-cell office:value-type="float" office:value="0" calcext:value-type="float">
            <text:p>0</text:p>
          </table:table-cell>
          <table:table-cell office:value-type="float" office:value="4.21906" calcext:value-type="float">
            <text:p>4.21906</text:p>
          </table:table-cell>
          <table:table-cell office:value-type="float" office:value="-354.4943" calcext:value-type="float">
            <text:p>-354.4943</text:p>
          </table:table-cell>
          <table:table-cell office:value-type="float" office:value="1049.069" calcext:value-type="float">
            <text:p>1049.069</text:p>
          </table:table-cell>
          <table:table-cell office:value-type="float" office:value="-56.88841" calcext:value-type="float">
            <text:p>-56.88841</text:p>
          </table:table-cell>
          <table:table-cell office:value-type="float" office:value="82.84128" calcext:value-type="float">
            <text:p>82.84128</text:p>
          </table:table-cell>
          <table:table-cell office:value-type="float" office:value="2.945184" calcext:value-type="float">
            <text:p>2.945184</text:p>
          </table:table-cell>
          <table:table-cell office:value-type="float" office:value="0.095166" calcext:value-type="float">
            <text:p>0.09516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17" calcext:value-type="float">
            <text:p>0.07561217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31059" calcext:value-type="float">
            <text:p>0.2231059</text:p>
          </table:table-cell>
          <table:table-cell office:value-type="float" office:value="370" calcext:value-type="float">
            <text:p>370</text:p>
          </table:table-cell>
          <table:table-cell office:value-type="float" office:value="72.26709" calcext:value-type="float">
            <text:p>72.26709</text:p>
          </table:table-cell>
          <table:table-cell office:value-type="float" office:value="0" calcext:value-type="float">
            <text:p>0</text:p>
          </table:table-cell>
          <table:table-cell office:value-type="float" office:value="316.8462" calcext:value-type="float">
            <text:p>316.8462</text:p>
          </table:table-cell>
          <table:table-cell office:value-type="float" office:value="1135.734" calcext:value-type="float">
            <text:p>1135.734</text:p>
          </table:table-cell>
          <table:table-cell office:value-type="float" office:value="1388.553" calcext:value-type="float">
            <text:p>1388.553</text:p>
          </table:table-cell>
          <table:table-cell office:value-type="float" office:value="1275.118" calcext:value-type="float">
            <text:p>1275.118</text:p>
          </table:table-cell>
          <table:table-cell office:value-type="float" office:value="762.2032" calcext:value-type="float">
            <text:p>762.2032</text:p>
          </table:table-cell>
          <table:table-cell office:value-type="float" office:value="1074.232" calcext:value-type="float">
            <text:p>1074.232</text:p>
          </table:table-cell>
          <table:table-cell office:value-type="float" office:value="412.8618" calcext:value-type="float">
            <text:p>412.8618</text:p>
          </table:table-cell>
          <table:table-cell office:value-type="float" office:value="1855.182" calcext:value-type="float">
            <text:p>1855.182</text:p>
          </table:table-cell>
          <table:table-cell office:value-type="float" office:value="2091.146" calcext:value-type="float">
            <text:p>2091.146</text:p>
          </table:table-cell>
          <table:table-cell office:value-type="float" office:value="1670.998" calcext:value-type="float">
            <text:p>1670.998</text:p>
          </table:table-cell>
          <table:table-cell office:value-type="float" office:value="585.2353" calcext:value-type="float">
            <text:p>585.2353</text:p>
          </table:table-cell>
          <table:table-cell office:value-type="float" office:value="574.7599" calcext:value-type="float">
            <text:p>574.7599</text:p>
          </table:table-cell>
          <table:table-cell office:value-type="float" office:value="142.8003" calcext:value-type="float">
            <text:p>142.8003</text:p>
          </table:table-cell>
          <table:table-cell office:value-type="float" office:value="35.69283" calcext:value-type="float">
            <text:p>35.69283</text:p>
          </table:table-cell>
          <table:table-cell office:value-type="float" office:value="0" calcext:value-type="float">
            <text:p>0</text:p>
          </table:table-cell>
          <table:table-cell office:value-type="float" office:value="-0.02243322" calcext:value-type="float">
            <text:p>-0.02243322</text:p>
          </table:table-cell>
          <table:table-cell office:value-type="float" office:value="0" calcext:value-type="float">
            <text:p>0</text:p>
          </table:table-cell>
          <table:table-cell office:value-type="float" office:value="4.189035" calcext:value-type="float">
            <text:p>4.189035</text:p>
          </table:table-cell>
          <table:table-cell office:value-type="float" office:value="605.884" calcext:value-type="float">
            <text:p>605.884</text:p>
          </table:table-cell>
          <table:table-cell office:value-type="float" office:value="-235.4319" calcext:value-type="float">
            <text:p>-235.4319</text:p>
          </table:table-cell>
          <table:table-cell office:value-type="float" office:value="370.4521" calcext:value-type="float">
            <text:p>370.4521</text:p>
          </table:table-cell>
          <table:table-cell office:value-type="float" office:value="-302.8922" calcext:value-type="float">
            <text:p>-302.8922</text:p>
          </table:table-cell>
          <table:table-cell office:value-type="float" office:value="0" calcext:value-type="float">
            <text:p>0</text:p>
          </table:table-cell>
          <table:table-cell office:value-type="float" office:value="8.646604" calcext:value-type="float">
            <text:p>8.64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205.5868" calcext:value-type="float">
            <text:p>205.5868</text:p>
          </table:table-cell>
          <table:table-cell office:value-type="float" office:value="13117.96" calcext:value-type="float">
            <text:p>13117.96</text:p>
          </table:table-cell>
          <table:table-cell office:value-type="float" office:value="0" calcext:value-type="float">
            <text:p>0</text:p>
          </table:table-cell>
          <table:table-cell office:value-type="float" office:value="4.92048" calcext:value-type="float">
            <text:p>4.92048</text:p>
          </table:table-cell>
          <table:table-cell office:value-type="float" office:value="-357.4892" calcext:value-type="float">
            <text:p>-357.4892</text:p>
          </table:table-cell>
          <table:table-cell office:value-type="float" office:value="1055.183" calcext:value-type="float">
            <text:p>1055.183</text:p>
          </table:table-cell>
          <table:table-cell office:value-type="float" office:value="-58.61105" calcext:value-type="float">
            <text:p>-58.61105</text:p>
          </table:table-cell>
          <table:table-cell office:value-type="float" office:value="82.31987" calcext:value-type="float">
            <text:p>82.31987</text:p>
          </table:table-cell>
          <table:table-cell office:value-type="float" office:value="3.464334" calcext:value-type="float">
            <text:p>3.464334</text:p>
          </table:table-cell>
          <table:table-cell office:value-type="float" office:value="0.09674625" calcext:value-type="float">
            <text:p>0.0967462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30769" calcext:value-type="float">
            <text:p>0.2230769</text:p>
          </table:table-cell>
          <table:table-cell office:value-type="float" office:value="370" calcext:value-type="float">
            <text:p>370</text:p>
          </table:table-cell>
          <table:table-cell office:value-type="float" office:value="75.92901" calcext:value-type="float">
            <text:p>75.92901</text:p>
          </table:table-cell>
          <table:table-cell office:value-type="float" office:value="0" calcext:value-type="float">
            <text:p>0</text:p>
          </table:table-cell>
          <table:table-cell office:value-type="float" office:value="317.0028" calcext:value-type="float">
            <text:p>317.0028</text:p>
          </table:table-cell>
          <table:table-cell office:value-type="float" office:value="1135.341" calcext:value-type="float">
            <text:p>1135.341</text:p>
          </table:table-cell>
          <table:table-cell office:value-type="float" office:value="1388.126" calcext:value-type="float">
            <text:p>1388.126</text:p>
          </table:table-cell>
          <table:table-cell office:value-type="float" office:value="1274.977" calcext:value-type="float">
            <text:p>1274.977</text:p>
          </table:table-cell>
          <table:table-cell office:value-type="float" office:value="762.1014" calcext:value-type="float">
            <text:p>762.1014</text:p>
          </table:table-cell>
          <table:table-cell office:value-type="float" office:value="1074.133" calcext:value-type="float">
            <text:p>1074.133</text:p>
          </table:table-cell>
          <table:table-cell office:value-type="float" office:value="412.8182" calcext:value-type="float">
            <text:p>412.8182</text:p>
          </table:table-cell>
          <table:table-cell office:value-type="float" office:value="1855.079" calcext:value-type="float">
            <text:p>1855.079</text:p>
          </table:table-cell>
          <table:table-cell office:value-type="float" office:value="2091.069" calcext:value-type="float">
            <text:p>2091.069</text:p>
          </table:table-cell>
          <table:table-cell office:value-type="float" office:value="1670.966" calcext:value-type="float">
            <text:p>1670.966</text:p>
          </table:table-cell>
          <table:table-cell office:value-type="float" office:value="585.227" calcext:value-type="float">
            <text:p>585.227</text:p>
          </table:table-cell>
          <table:table-cell office:value-type="float" office:value="574.7513" calcext:value-type="float">
            <text:p>574.7513</text:p>
          </table:table-cell>
          <table:table-cell office:value-type="float" office:value="142.8003" calcext:value-type="float">
            <text:p>142.8003</text:p>
          </table:table-cell>
          <table:table-cell office:value-type="float" office:value="35.69281" calcext:value-type="float">
            <text:p>35.69281</text:p>
          </table:table-cell>
          <table:table-cell office:value-type="float" office:value="0" calcext:value-type="float">
            <text:p>0</text:p>
          </table:table-cell>
          <table:table-cell office:value-type="float" office:value="-0.02251772" calcext:value-type="float">
            <text:p>-0.02251772</text:p>
          </table:table-cell>
          <table:table-cell office:value-type="float" office:value="0" calcext:value-type="float">
            <text:p>0</text:p>
          </table:table-cell>
          <table:table-cell office:value-type="float" office:value="4.189819" calcext:value-type="float">
            <text:p>4.189819</text:p>
          </table:table-cell>
          <table:table-cell office:value-type="float" office:value="619.924" calcext:value-type="float">
            <text:p>619.924</text:p>
          </table:table-cell>
          <table:table-cell office:value-type="float" office:value="-244.5852" calcext:value-type="float">
            <text:p>-244.5852</text:p>
          </table:table-cell>
          <table:table-cell office:value-type="float" office:value="375.3387" calcext:value-type="float">
            <text:p>375.3387</text:p>
          </table:table-cell>
          <table:table-cell office:value-type="float" office:value="-304.2566" calcext:value-type="float">
            <text:p>-304.2566</text:p>
          </table:table-cell>
          <table:table-cell office:value-type="float" office:value="0" calcext:value-type="float">
            <text:p>0</text:p>
          </table:table-cell>
          <table:table-cell office:value-type="float" office:value="8.738132" calcext:value-type="float">
            <text:p>8.738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206.6609" calcext:value-type="float">
            <text:p>206.6609</text:p>
          </table:table-cell>
          <table:table-cell office:value-type="float" office:value="13117.39" calcext:value-type="float">
            <text:p>13117.39</text:p>
          </table:table-cell>
          <table:table-cell office:value-type="float" office:value="0" calcext:value-type="float">
            <text:p>0</text:p>
          </table:table-cell>
          <table:table-cell office:value-type="float" office:value="7.007043" calcext:value-type="float">
            <text:p>7.007043</text:p>
          </table:table-cell>
          <table:table-cell office:value-type="float" office:value="-360.6363" calcext:value-type="float">
            <text:p>-360.6363</text:p>
          </table:table-cell>
          <table:table-cell office:value-type="float" office:value="1066.166" calcext:value-type="float">
            <text:p>1066.166</text:p>
          </table:table-cell>
          <table:table-cell office:value-type="float" office:value="-60.3425" calcext:value-type="float">
            <text:p>-60.3425</text:p>
          </table:table-cell>
          <table:table-cell office:value-type="float" office:value="81.67557" calcext:value-type="float">
            <text:p>81.67557</text:p>
          </table:table-cell>
          <table:table-cell office:value-type="float" office:value="5.370398" calcext:value-type="float">
            <text:p>5.370398</text:p>
          </table:table-cell>
          <table:table-cell office:value-type="float" office:value="0.09828877" calcext:value-type="float">
            <text:p>0.0982887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9819" calcext:value-type="float">
            <text:p>0.2229819</text:p>
          </table:table-cell>
          <table:table-cell office:value-type="float" office:value="370" calcext:value-type="float">
            <text:p>370</text:p>
          </table:table-cell>
          <table:table-cell office:value-type="float" office:value="77.4242" calcext:value-type="float">
            <text:p>77.4242</text:p>
          </table:table-cell>
          <table:table-cell office:value-type="float" office:value="0" calcext:value-type="float">
            <text:p>0</text:p>
          </table:table-cell>
          <table:table-cell office:value-type="float" office:value="317.1688" calcext:value-type="float">
            <text:p>317.1688</text:p>
          </table:table-cell>
          <table:table-cell office:value-type="float" office:value="1134.906" calcext:value-type="float">
            <text:p>1134.906</text:p>
          </table:table-cell>
          <table:table-cell office:value-type="float" office:value="1387.654" calcext:value-type="float">
            <text:p>1387.654</text:p>
          </table:table-cell>
          <table:table-cell office:value-type="float" office:value="1274.818" calcext:value-type="float">
            <text:p>1274.818</text:p>
          </table:table-cell>
          <table:table-cell office:value-type="float" office:value="761.9871" calcext:value-type="float">
            <text:p>761.9871</text:p>
          </table:table-cell>
          <table:table-cell office:value-type="float" office:value="1074.025" calcext:value-type="float">
            <text:p>1074.025</text:p>
          </table:table-cell>
          <table:table-cell office:value-type="float" office:value="412.7717" calcext:value-type="float">
            <text:p>412.7717</text:p>
          </table:table-cell>
          <table:table-cell office:value-type="float" office:value="1854.965" calcext:value-type="float">
            <text:p>1854.965</text:p>
          </table:table-cell>
          <table:table-cell office:value-type="float" office:value="2090.992" calcext:value-type="float">
            <text:p>2090.992</text:p>
          </table:table-cell>
          <table:table-cell office:value-type="float" office:value="1670.934" calcext:value-type="float">
            <text:p>1670.934</text:p>
          </table:table-cell>
          <table:table-cell office:value-type="float" office:value="585.2187" calcext:value-type="float">
            <text:p>585.2187</text:p>
          </table:table-cell>
          <table:table-cell office:value-type="float" office:value="574.7424" calcext:value-type="float">
            <text:p>574.7424</text:p>
          </table:table-cell>
          <table:table-cell office:value-type="float" office:value="142.8003" calcext:value-type="float">
            <text:p>142.8003</text:p>
          </table:table-cell>
          <table:table-cell office:value-type="float" office:value="35.6928" calcext:value-type="float">
            <text:p>35.6928</text:p>
          </table:table-cell>
          <table:table-cell office:value-type="float" office:value="0" calcext:value-type="float">
            <text:p>0</text:p>
          </table:table-cell>
          <table:table-cell office:value-type="float" office:value="-0.02263466" calcext:value-type="float">
            <text:p>-0.02263466</text:p>
          </table:table-cell>
          <table:table-cell office:value-type="float" office:value="0" calcext:value-type="float">
            <text:p>0</text:p>
          </table:table-cell>
          <table:table-cell office:value-type="float" office:value="4.096846" calcext:value-type="float">
            <text:p>4.096846</text:p>
          </table:table-cell>
          <table:table-cell office:value-type="float" office:value="632.4748" calcext:value-type="float">
            <text:p>632.4748</text:p>
          </table:table-cell>
          <table:table-cell office:value-type="float" office:value="-254.2733" calcext:value-type="float">
            <text:p>-254.2733</text:p>
          </table:table-cell>
          <table:table-cell office:value-type="float" office:value="378.2015" calcext:value-type="float">
            <text:p>378.2015</text:p>
          </table:table-cell>
          <table:table-cell office:value-type="float" office:value="-305.7393" calcext:value-type="float">
            <text:p>-305.7393</text:p>
          </table:table-cell>
          <table:table-cell office:value-type="float" office:value="0" calcext:value-type="float">
            <text:p>0</text:p>
          </table:table-cell>
          <table:table-cell office:value-type="float" office:value="8.80464" calcext:value-type="float">
            <text:p>8.8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205.9039" calcext:value-type="float">
            <text:p>205.9039</text:p>
          </table:table-cell>
          <table:table-cell office:value-type="float" office:value="13116.87" calcext:value-type="float">
            <text:p>13116.87</text:p>
          </table:table-cell>
          <table:table-cell office:value-type="float" office:value="0" calcext:value-type="float">
            <text:p>0</text:p>
          </table:table-cell>
          <table:table-cell office:value-type="float" office:value="7.062703" calcext:value-type="float">
            <text:p>7.062703</text:p>
          </table:table-cell>
          <table:table-cell office:value-type="float" office:value="-363.3087" calcext:value-type="float">
            <text:p>-363.3087</text:p>
          </table:table-cell>
          <table:table-cell office:value-type="float" office:value="1074.863" calcext:value-type="float">
            <text:p>1074.863</text:p>
          </table:table-cell>
          <table:table-cell office:value-type="float" office:value="-61.77356" calcext:value-type="float">
            <text:p>-61.77356</text:p>
          </table:table-cell>
          <table:table-cell office:value-type="float" office:value="81.33292" calcext:value-type="float">
            <text:p>81.33292</text:p>
          </table:table-cell>
          <table:table-cell office:value-type="float" office:value="5.345432" calcext:value-type="float">
            <text:p>5.345432</text:p>
          </table:table-cell>
          <table:table-cell office:value-type="float" office:value="0.09995119" calcext:value-type="float">
            <text:p>0.09995119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809" calcext:value-type="float">
            <text:p>0.222809</text:p>
          </table:table-cell>
          <table:table-cell office:value-type="float" office:value="370" calcext:value-type="float">
            <text:p>370</text:p>
          </table:table-cell>
          <table:table-cell office:value-type="float" office:value="85.61693" calcext:value-type="float">
            <text:p>85.61693</text:p>
          </table:table-cell>
          <table:table-cell office:value-type="float" office:value="0" calcext:value-type="float">
            <text:p>0</text:p>
          </table:table-cell>
          <table:table-cell office:value-type="float" office:value="317.2339" calcext:value-type="float">
            <text:p>317.2339</text:p>
          </table:table-cell>
          <table:table-cell office:value-type="float" office:value="1134.598" calcext:value-type="float">
            <text:p>1134.598</text:p>
          </table:table-cell>
          <table:table-cell office:value-type="float" office:value="1387.279" calcext:value-type="float">
            <text:p>1387.279</text:p>
          </table:table-cell>
          <table:table-cell office:value-type="float" office:value="1274.684" calcext:value-type="float">
            <text:p>1274.684</text:p>
          </table:table-cell>
          <table:table-cell office:value-type="float" office:value="761.8867" calcext:value-type="float">
            <text:p>761.8867</text:p>
          </table:table-cell>
          <table:table-cell office:value-type="float" office:value="1073.922" calcext:value-type="float">
            <text:p>1073.922</text:p>
          </table:table-cell>
          <table:table-cell office:value-type="float" office:value="412.7258" calcext:value-type="float">
            <text:p>412.7258</text:p>
          </table:table-cell>
          <table:table-cell office:value-type="float" office:value="1854.849" calcext:value-type="float">
            <text:p>1854.849</text:p>
          </table:table-cell>
          <table:table-cell office:value-type="float" office:value="2090.914" calcext:value-type="float">
            <text:p>2090.914</text:p>
          </table:table-cell>
          <table:table-cell office:value-type="float" office:value="1670.903" calcext:value-type="float">
            <text:p>1670.903</text:p>
          </table:table-cell>
          <table:table-cell office:value-type="float" office:value="585.2103" calcext:value-type="float">
            <text:p>585.2103</text:p>
          </table:table-cell>
          <table:table-cell office:value-type="float" office:value="574.7332" calcext:value-type="float">
            <text:p>574.7332</text:p>
          </table:table-cell>
          <table:table-cell office:value-type="float" office:value="142.8002" calcext:value-type="float">
            <text:p>142.8002</text:p>
          </table:table-cell>
          <table:table-cell office:value-type="float" office:value="35.69279" calcext:value-type="float">
            <text:p>35.69279</text:p>
          </table:table-cell>
          <table:table-cell office:value-type="float" office:value="0" calcext:value-type="float">
            <text:p>0</text:p>
          </table:table-cell>
          <table:table-cell office:value-type="float" office:value="-0.02268311" calcext:value-type="float">
            <text:p>-0.02268311</text:p>
          </table:table-cell>
          <table:table-cell office:value-type="float" office:value="0" calcext:value-type="float">
            <text:p>0</text:p>
          </table:table-cell>
          <table:table-cell office:value-type="float" office:value="4.13028" calcext:value-type="float">
            <text:p>4.13028</text:p>
          </table:table-cell>
          <table:table-cell office:value-type="float" office:value="647.772" calcext:value-type="float">
            <text:p>647.772</text:p>
          </table:table-cell>
          <table:table-cell office:value-type="float" office:value="-260.1256" calcext:value-type="float">
            <text:p>-260.1256</text:p>
          </table:table-cell>
          <table:table-cell office:value-type="float" office:value="387.6464" calcext:value-type="float">
            <text:p>387.6464</text:p>
          </table:table-cell>
          <table:table-cell office:value-type="float" office:value="-306.977" calcext:value-type="float">
            <text:p>-306.977</text:p>
          </table:table-cell>
          <table:table-cell office:value-type="float" office:value="0" calcext:value-type="float">
            <text:p>0</text:p>
          </table:table-cell>
          <table:table-cell office:value-type="float" office:value="8.802297" calcext:value-type="float">
            <text:p>8.80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205.2044" calcext:value-type="float">
            <text:p>205.2044</text:p>
          </table:table-cell>
          <table:table-cell office:value-type="float" office:value="13116.39" calcext:value-type="float">
            <text:p>13116.39</text:p>
          </table:table-cell>
          <table:table-cell office:value-type="float" office:value="0" calcext:value-type="float">
            <text:p>0</text:p>
          </table:table-cell>
          <table:table-cell office:value-type="float" office:value="7.157544" calcext:value-type="float">
            <text:p>7.157544</text:p>
          </table:table-cell>
          <table:table-cell office:value-type="float" office:value="-365.8367" calcext:value-type="float">
            <text:p>-365.8367</text:p>
          </table:table-cell>
          <table:table-cell office:value-type="float" office:value="1084.629" calcext:value-type="float">
            <text:p>1084.629</text:p>
          </table:table-cell>
          <table:table-cell office:value-type="float" office:value="-63.15528" calcext:value-type="float">
            <text:p>-63.15528</text:p>
          </table:table-cell>
          <table:table-cell office:value-type="float" office:value="80.99384" calcext:value-type="float">
            <text:p>80.99384</text:p>
          </table:table-cell>
          <table:table-cell office:value-type="float" office:value="5.316104" calcext:value-type="float">
            <text:p>5.316104</text:p>
          </table:table-cell>
          <table:table-cell office:value-type="float" office:value="0.1016367" calcext:value-type="float">
            <text:p>0.101636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5497" calcext:value-type="float">
            <text:p>0.2225497</text:p>
          </table:table-cell>
          <table:table-cell office:value-type="float" office:value="370" calcext:value-type="float">
            <text:p>370</text:p>
          </table:table-cell>
          <table:table-cell office:value-type="float" office:value="94.59998" calcext:value-type="float">
            <text:p>94.59998</text:p>
          </table:table-cell>
          <table:table-cell office:value-type="float" office:value="0" calcext:value-type="float">
            <text:p>0</text:p>
          </table:table-cell>
          <table:table-cell office:value-type="float" office:value="317.3377" calcext:value-type="float">
            <text:p>317.3377</text:p>
          </table:table-cell>
          <table:table-cell office:value-type="float" office:value="1134.282" calcext:value-type="float">
            <text:p>1134.282</text:p>
          </table:table-cell>
          <table:table-cell office:value-type="float" office:value="1386.919" calcext:value-type="float">
            <text:p>1386.919</text:p>
          </table:table-cell>
          <table:table-cell office:value-type="float" office:value="1274.568" calcext:value-type="float">
            <text:p>1274.568</text:p>
          </table:table-cell>
          <table:table-cell office:value-type="float" office:value="761.7935" calcext:value-type="float">
            <text:p>761.7935</text:p>
          </table:table-cell>
          <table:table-cell office:value-type="float" office:value="1073.835" calcext:value-type="float">
            <text:p>1073.835</text:p>
          </table:table-cell>
          <table:table-cell office:value-type="float" office:value="412.6837" calcext:value-type="float">
            <text:p>412.6837</text:p>
          </table:table-cell>
          <table:table-cell office:value-type="float" office:value="1854.735" calcext:value-type="float">
            <text:p>1854.735</text:p>
          </table:table-cell>
          <table:table-cell office:value-type="float" office:value="2090.836" calcext:value-type="float">
            <text:p>2090.836</text:p>
          </table:table-cell>
          <table:table-cell office:value-type="float" office:value="1670.871" calcext:value-type="float">
            <text:p>1670.871</text:p>
          </table:table-cell>
          <table:table-cell office:value-type="float" office:value="585.202" calcext:value-type="float">
            <text:p>585.202</text:p>
          </table:table-cell>
          <table:table-cell office:value-type="float" office:value="574.7239" calcext:value-type="float">
            <text:p>574.7239</text:p>
          </table:table-cell>
          <table:table-cell office:value-type="float" office:value="142.8002" calcext:value-type="float">
            <text:p>142.8002</text:p>
          </table:table-cell>
          <table:table-cell office:value-type="float" office:value="35.69278" calcext:value-type="float">
            <text:p>35.69278</text:p>
          </table:table-cell>
          <table:table-cell office:value-type="float" office:value="0" calcext:value-type="float">
            <text:p>0</text:p>
          </table:table-cell>
          <table:table-cell office:value-type="float" office:value="-0.02272988" calcext:value-type="float">
            <text:p>-0.02272988</text:p>
          </table:table-cell>
          <table:table-cell office:value-type="float" office:value="0" calcext:value-type="float">
            <text:p>0</text:p>
          </table:table-cell>
          <table:table-cell office:value-type="float" office:value="4.155729" calcext:value-type="float">
            <text:p>4.155729</text:p>
          </table:table-cell>
          <table:table-cell office:value-type="float" office:value="665.0298" calcext:value-type="float">
            <text:p>665.0298</text:p>
          </table:table-cell>
          <table:table-cell office:value-type="float" office:value="-267.2763" calcext:value-type="float">
            <text:p>-267.2763</text:p>
          </table:table-cell>
          <table:table-cell office:value-type="float" office:value="397.7535" calcext:value-type="float">
            <text:p>397.7535</text:p>
          </table:table-cell>
          <table:table-cell office:value-type="float" office:value="-308.1667" calcext:value-type="float">
            <text:p>-308.1667</text:p>
          </table:table-cell>
          <table:table-cell office:value-type="float" office:value="0" calcext:value-type="float">
            <text:p>0</text:p>
          </table:table-cell>
          <table:table-cell office:value-type="float" office:value="8.846519" calcext:value-type="float">
            <text:p>8.846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204.5252" calcext:value-type="float">
            <text:p>204.5252</text:p>
          </table:table-cell>
          <table:table-cell office:value-type="float" office:value="13115.91" calcext:value-type="float">
            <text:p>13115.91</text:p>
          </table:table-cell>
          <table:table-cell office:value-type="float" office:value="0" calcext:value-type="float">
            <text:p>0</text:p>
          </table:table-cell>
          <table:table-cell office:value-type="float" office:value="7.248368" calcext:value-type="float">
            <text:p>7.248368</text:p>
          </table:table-cell>
          <table:table-cell office:value-type="float" office:value="-368.3647" calcext:value-type="float">
            <text:p>-368.3647</text:p>
          </table:table-cell>
          <table:table-cell office:value-type="float" office:value="1088.669" calcext:value-type="float">
            <text:p>1088.669</text:p>
          </table:table-cell>
          <table:table-cell office:value-type="float" office:value="-64.57359" calcext:value-type="float">
            <text:p>-64.57359</text:p>
          </table:table-cell>
          <table:table-cell office:value-type="float" office:value="80.66973" calcext:value-type="float">
            <text:p>80.66973</text:p>
          </table:table-cell>
          <table:table-cell office:value-type="float" office:value="5.286726" calcext:value-type="float">
            <text:p>5.286726</text:p>
          </table:table-cell>
          <table:table-cell office:value-type="float" office:value="0.1033338" calcext:value-type="float">
            <text:p>0.103333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21963" calcext:value-type="float">
            <text:p>0.2221963</text:p>
          </table:table-cell>
          <table:table-cell office:value-type="float" office:value="370" calcext:value-type="float">
            <text:p>370</text:p>
          </table:table-cell>
          <table:table-cell office:value-type="float" office:value="102.9161" calcext:value-type="float">
            <text:p>102.9161</text:p>
          </table:table-cell>
          <table:table-cell office:value-type="float" office:value="0" calcext:value-type="float">
            <text:p>0</text:p>
          </table:table-cell>
          <table:table-cell office:value-type="float" office:value="317.4358" calcext:value-type="float">
            <text:p>317.4358</text:p>
          </table:table-cell>
          <table:table-cell office:value-type="float" office:value="1133.979" calcext:value-type="float">
            <text:p>1133.979</text:p>
          </table:table-cell>
          <table:table-cell office:value-type="float" office:value="1386.568" calcext:value-type="float">
            <text:p>1386.568</text:p>
          </table:table-cell>
          <table:table-cell office:value-type="float" office:value="1274.455" calcext:value-type="float">
            <text:p>1274.455</text:p>
          </table:table-cell>
          <table:table-cell office:value-type="float" office:value="761.7007" calcext:value-type="float">
            <text:p>761.7007</text:p>
          </table:table-cell>
          <table:table-cell office:value-type="float" office:value="1073.752" calcext:value-type="float">
            <text:p>1073.752</text:p>
          </table:table-cell>
          <table:table-cell office:value-type="float" office:value="412.6436" calcext:value-type="float">
            <text:p>412.6436</text:p>
          </table:table-cell>
          <table:table-cell office:value-type="float" office:value="1854.622" calcext:value-type="float">
            <text:p>1854.622</text:p>
          </table:table-cell>
          <table:table-cell office:value-type="float" office:value="2090.758" calcext:value-type="float">
            <text:p>2090.758</text:p>
          </table:table-cell>
          <table:table-cell office:value-type="float" office:value="1670.839" calcext:value-type="float">
            <text:p>1670.839</text:p>
          </table:table-cell>
          <table:table-cell office:value-type="float" office:value="585.1935" calcext:value-type="float">
            <text:p>585.1935</text:p>
          </table:table-cell>
          <table:table-cell office:value-type="float" office:value="574.7145" calcext:value-type="float">
            <text:p>574.7145</text:p>
          </table:table-cell>
          <table:table-cell office:value-type="float" office:value="142.8002" calcext:value-type="float">
            <text:p>142.8002</text:p>
          </table:table-cell>
          <table:table-cell office:value-type="float" office:value="35.69278" calcext:value-type="float">
            <text:p>35.69278</text:p>
          </table:table-cell>
          <table:table-cell office:value-type="float" office:value="0" calcext:value-type="float">
            <text:p>0</text:p>
          </table:table-cell>
          <table:table-cell office:value-type="float" office:value="-0.02277097" calcext:value-type="float">
            <text:p>-0.02277097</text:p>
          </table:table-cell>
          <table:table-cell office:value-type="float" office:value="0" calcext:value-type="float">
            <text:p>0</text:p>
          </table:table-cell>
          <table:table-cell office:value-type="float" office:value="4.180322" calcext:value-type="float">
            <text:p>4.180322</text:p>
          </table:table-cell>
          <table:table-cell office:value-type="float" office:value="681.728" calcext:value-type="float">
            <text:p>681.728</text:p>
          </table:table-cell>
          <table:table-cell office:value-type="float" office:value="-274.5676" calcext:value-type="float">
            <text:p>-274.5676</text:p>
          </table:table-cell>
          <table:table-cell office:value-type="float" office:value="407.1603" calcext:value-type="float">
            <text:p>407.1603</text:p>
          </table:table-cell>
          <table:table-cell office:value-type="float" office:value="-309.3255" calcext:value-type="float">
            <text:p>-309.3255</text:p>
          </table:table-cell>
          <table:table-cell office:value-type="float" office:value="0" calcext:value-type="float">
            <text:p>0</text:p>
          </table:table-cell>
          <table:table-cell office:value-type="float" office:value="8.89641" calcext:value-type="float">
            <text:p>8.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203.8306" calcext:value-type="float">
            <text:p>203.8306</text:p>
          </table:table-cell>
          <table:table-cell office:value-type="float" office:value="13115.43" calcext:value-type="float">
            <text:p>13115.43</text:p>
          </table:table-cell>
          <table:table-cell office:value-type="float" office:value="0" calcext:value-type="float">
            <text:p>0</text:p>
          </table:table-cell>
          <table:table-cell office:value-type="float" office:value="7.360946" calcext:value-type="float">
            <text:p>7.360946</text:p>
          </table:table-cell>
          <table:table-cell office:value-type="float" office:value="-370.9928" calcext:value-type="float">
            <text:p>-370.9928</text:p>
          </table:table-cell>
          <table:table-cell office:value-type="float" office:value="1100.583" calcext:value-type="float">
            <text:p>1100.583</text:p>
          </table:table-cell>
          <table:table-cell office:value-type="float" office:value="-66.04783" calcext:value-type="float">
            <text:p>-66.04783</text:p>
          </table:table-cell>
          <table:table-cell office:value-type="float" office:value="80.31641" calcext:value-type="float">
            <text:p>80.31641</text:p>
          </table:table-cell>
          <table:table-cell office:value-type="float" office:value="5.257969" calcext:value-type="float">
            <text:p>5.257969</text:p>
          </table:table-cell>
          <table:table-cell office:value-type="float" office:value="0.1050231" calcext:value-type="float">
            <text:p>0.105023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17393" calcext:value-type="float">
            <text:p>0.2217393</text:p>
          </table:table-cell>
          <table:table-cell office:value-type="float" office:value="370" calcext:value-type="float">
            <text:p>370</text:p>
          </table:table-cell>
          <table:table-cell office:value-type="float" office:value="110.0832" calcext:value-type="float">
            <text:p>110.0832</text:p>
          </table:table-cell>
          <table:table-cell office:value-type="float" office:value="0" calcext:value-type="float">
            <text:p>0</text:p>
          </table:table-cell>
          <table:table-cell office:value-type="float" office:value="317.5539" calcext:value-type="float">
            <text:p>317.5539</text:p>
          </table:table-cell>
          <table:table-cell office:value-type="float" office:value="1133.654" calcext:value-type="float">
            <text:p>1133.654</text:p>
          </table:table-cell>
          <table:table-cell office:value-type="float" office:value="1386.198" calcext:value-type="float">
            <text:p>1386.198</text:p>
          </table:table-cell>
          <table:table-cell office:value-type="float" office:value="1274.338" calcext:value-type="float">
            <text:p>1274.338</text:p>
          </table:table-cell>
          <table:table-cell office:value-type="float" office:value="761.6068" calcext:value-type="float">
            <text:p>761.6068</text:p>
          </table:table-cell>
          <table:table-cell office:value-type="float" office:value="1073.667" calcext:value-type="float">
            <text:p>1073.667</text:p>
          </table:table-cell>
          <table:table-cell office:value-type="float" office:value="412.6054" calcext:value-type="float">
            <text:p>412.6054</text:p>
          </table:table-cell>
          <table:table-cell office:value-type="float" office:value="1854.51" calcext:value-type="float">
            <text:p>1854.51</text:p>
          </table:table-cell>
          <table:table-cell office:value-type="float" office:value="2090.68" calcext:value-type="float">
            <text:p>2090.68</text:p>
          </table:table-cell>
          <table:table-cell office:value-type="float" office:value="1670.806" calcext:value-type="float">
            <text:p>1670.806</text:p>
          </table:table-cell>
          <table:table-cell office:value-type="float" office:value="585.1851" calcext:value-type="float">
            <text:p>585.1851</text:p>
          </table:table-cell>
          <table:table-cell office:value-type="float" office:value="574.705" calcext:value-type="float">
            <text:p>574.705</text:p>
          </table:table-cell>
          <table:table-cell office:value-type="float" office:value="142.8002" calcext:value-type="float">
            <text:p>142.8002</text:p>
          </table:table-cell>
          <table:table-cell office:value-type="float" office:value="35.69277" calcext:value-type="float">
            <text:p>35.69277</text:p>
          </table:table-cell>
          <table:table-cell office:value-type="float" office:value="0" calcext:value-type="float">
            <text:p>0</text:p>
          </table:table-cell>
          <table:table-cell office:value-type="float" office:value="-0.02282286" calcext:value-type="float">
            <text:p>-0.02282286</text:p>
          </table:table-cell>
          <table:table-cell office:value-type="float" office:value="0" calcext:value-type="float">
            <text:p>0</text:p>
          </table:table-cell>
          <table:table-cell office:value-type="float" office:value="4.201053" calcext:value-type="float">
            <text:p>4.201053</text:p>
          </table:table-cell>
          <table:table-cell office:value-type="float" office:value="697.753" calcext:value-type="float">
            <text:p>697.753</text:p>
          </table:table-cell>
          <table:table-cell office:value-type="float" office:value="-282.2994" calcext:value-type="float">
            <text:p>-282.2994</text:p>
          </table:table-cell>
          <table:table-cell office:value-type="float" office:value="415.4536" calcext:value-type="float">
            <text:p>415.4536</text:p>
          </table:table-cell>
          <table:table-cell office:value-type="float" office:value="-310.5329" calcext:value-type="float">
            <text:p>-310.5329</text:p>
          </table:table-cell>
          <table:table-cell office:value-type="float" office:value="0" calcext:value-type="float">
            <text:p>0</text:p>
          </table:table-cell>
          <table:table-cell office:value-type="float" office:value="8.948099" calcext:value-type="float">
            <text:p>8.948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203.1542" calcext:value-type="float">
            <text:p>203.1542</text:p>
          </table:table-cell>
          <table:table-cell office:value-type="float" office:value="13114.99" calcext:value-type="float">
            <text:p>13114.99</text:p>
          </table:table-cell>
          <table:table-cell office:value-type="float" office:value="0" calcext:value-type="float">
            <text:p>0</text:p>
          </table:table-cell>
          <table:table-cell office:value-type="float" office:value="7.422749" calcext:value-type="float">
            <text:p>7.422749</text:p>
          </table:table-cell>
          <table:table-cell office:value-type="float" office:value="-373.4456" calcext:value-type="float">
            <text:p>-373.4456</text:p>
          </table:table-cell>
          <table:table-cell office:value-type="float" office:value="1107.049" calcext:value-type="float">
            <text:p>1107.049</text:p>
          </table:table-cell>
          <table:table-cell office:value-type="float" office:value="-67.43862" calcext:value-type="float">
            <text:p>-67.43862</text:p>
          </table:table-cell>
          <table:table-cell office:value-type="float" office:value="80.10603" calcext:value-type="float">
            <text:p>80.10603</text:p>
          </table:table-cell>
          <table:table-cell office:value-type="float" office:value="5.233391" calcext:value-type="float">
            <text:p>5.233391</text:p>
          </table:table-cell>
          <table:table-cell office:value-type="float" office:value="0.1066567" calcext:value-type="float">
            <text:p>0.106656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11676" calcext:value-type="float">
            <text:p>0.2211676</text:p>
          </table:table-cell>
          <table:table-cell office:value-type="float" office:value="370" calcext:value-type="float">
            <text:p>370</text:p>
          </table:table-cell>
          <table:table-cell office:value-type="float" office:value="122.1068" calcext:value-type="float">
            <text:p>122.1068</text:p>
          </table:table-cell>
          <table:table-cell office:value-type="float" office:value="0" calcext:value-type="float">
            <text:p>0</text:p>
          </table:table-cell>
          <table:table-cell office:value-type="float" office:value="317.5691" calcext:value-type="float">
            <text:p>317.5691</text:p>
          </table:table-cell>
          <table:table-cell office:value-type="float" office:value="1133.401" calcext:value-type="float">
            <text:p>1133.401</text:p>
          </table:table-cell>
          <table:table-cell office:value-type="float" office:value="1385.889" calcext:value-type="float">
            <text:p>1385.889</text:p>
          </table:table-cell>
          <table:table-cell office:value-type="float" office:value="1274.235" calcext:value-type="float">
            <text:p>1274.235</text:p>
          </table:table-cell>
          <table:table-cell office:value-type="float" office:value="761.5193" calcext:value-type="float">
            <text:p>761.5193</text:p>
          </table:table-cell>
          <table:table-cell office:value-type="float" office:value="1073.588" calcext:value-type="float">
            <text:p>1073.588</text:p>
          </table:table-cell>
          <table:table-cell office:value-type="float" office:value="412.5688" calcext:value-type="float">
            <text:p>412.5688</text:p>
          </table:table-cell>
          <table:table-cell office:value-type="float" office:value="1854.401" calcext:value-type="float">
            <text:p>1854.401</text:p>
          </table:table-cell>
          <table:table-cell office:value-type="float" office:value="2090.602" calcext:value-type="float">
            <text:p>2090.602</text:p>
          </table:table-cell>
          <table:table-cell office:value-type="float" office:value="1670.774" calcext:value-type="float">
            <text:p>1670.774</text:p>
          </table:table-cell>
          <table:table-cell office:value-type="float" office:value="585.1767" calcext:value-type="float">
            <text:p>585.1767</text:p>
          </table:table-cell>
          <table:table-cell office:value-type="float" office:value="574.6954" calcext:value-type="float">
            <text:p>574.6954</text:p>
          </table:table-cell>
          <table:table-cell office:value-type="float" office:value="142.8002" calcext:value-type="float">
            <text:p>142.8002</text:p>
          </table:table-cell>
          <table:table-cell office:value-type="float" office:value="35.69276" calcext:value-type="float">
            <text:p>35.69276</text:p>
          </table:table-cell>
          <table:table-cell office:value-type="float" office:value="0" calcext:value-type="float">
            <text:p>0</text:p>
          </table:table-cell>
          <table:table-cell office:value-type="float" office:value="-0.02285547" calcext:value-type="float">
            <text:p>-0.02285547</text:p>
          </table:table-cell>
          <table:table-cell office:value-type="float" office:value="0" calcext:value-type="float">
            <text:p>0</text:p>
          </table:table-cell>
          <table:table-cell office:value-type="float" office:value="4.227357" calcext:value-type="float">
            <text:p>4.227357</text:p>
          </table:table-cell>
          <table:table-cell office:value-type="float" office:value="717.4769" calcext:value-type="float">
            <text:p>717.4769</text:p>
          </table:table-cell>
          <table:table-cell office:value-type="float" office:value="-288.9304" calcext:value-type="float">
            <text:p>-288.9304</text:p>
          </table:table-cell>
          <table:table-cell office:value-type="float" office:value="428.5465" calcext:value-type="float">
            <text:p>428.5465</text:p>
          </table:table-cell>
          <table:table-cell office:value-type="float" office:value="-311.6345" calcext:value-type="float">
            <text:p>-311.6345</text:p>
          </table:table-cell>
          <table:table-cell office:value-type="float" office:value="0" calcext:value-type="float">
            <text:p>0</text:p>
          </table:table-cell>
          <table:table-cell office:value-type="float" office:value="8.984741" calcext:value-type="float">
            <text:p>8.984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202.5015" calcext:value-type="float">
            <text:p>202.5015</text:p>
          </table:table-cell>
          <table:table-cell office:value-type="float" office:value="13114.57" calcext:value-type="float">
            <text:p>13114.57</text:p>
          </table:table-cell>
          <table:table-cell office:value-type="float" office:value="0" calcext:value-type="float">
            <text:p>0</text:p>
          </table:table-cell>
          <table:table-cell office:value-type="float" office:value="7.493679" calcext:value-type="float">
            <text:p>7.493679</text:p>
          </table:table-cell>
          <table:table-cell office:value-type="float" office:value="-375.8759" calcext:value-type="float">
            <text:p>-375.8759</text:p>
          </table:table-cell>
          <table:table-cell office:value-type="float" office:value="1114.552" calcext:value-type="float">
            <text:p>1114.552</text:p>
          </table:table-cell>
          <table:table-cell office:value-type="float" office:value="-68.82852" calcext:value-type="float">
            <text:p>-68.82852</text:p>
          </table:table-cell>
          <table:table-cell office:value-type="float" office:value="79.84906" calcext:value-type="float">
            <text:p>79.84906</text:p>
          </table:table-cell>
          <table:table-cell office:value-type="float" office:value="5.202723" calcext:value-type="float">
            <text:p>5.202723</text:p>
          </table:table-cell>
          <table:table-cell office:value-type="float" office:value="0.1084041" calcext:value-type="float">
            <text:p>0.108404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30.5761" calcext:value-type="float">
            <text:p>130.5761</text:p>
          </table:table-cell>
          <table:table-cell office:value-type="float" office:value="0" calcext:value-type="float">
            <text:p>0</text:p>
          </table:table-cell>
          <table:table-cell office:value-type="float" office:value="317.6223" calcext:value-type="float">
            <text:p>317.6223</text:p>
          </table:table-cell>
          <table:table-cell office:value-type="float" office:value="1133.129" calcext:value-type="float">
            <text:p>1133.129</text:p>
          </table:table-cell>
          <table:table-cell office:value-type="float" office:value="1385.578" calcext:value-type="float">
            <text:p>1385.578</text:p>
          </table:table-cell>
          <table:table-cell office:value-type="float" office:value="1274.132" calcext:value-type="float">
            <text:p>1274.132</text:p>
          </table:table-cell>
          <table:table-cell office:value-type="float" office:value="761.4417" calcext:value-type="float">
            <text:p>761.4417</text:p>
          </table:table-cell>
          <table:table-cell office:value-type="float" office:value="1073.516" calcext:value-type="float">
            <text:p>1073.516</text:p>
          </table:table-cell>
          <table:table-cell office:value-type="float" office:value="412.535" calcext:value-type="float">
            <text:p>412.535</text:p>
          </table:table-cell>
          <table:table-cell office:value-type="float" office:value="1854.304" calcext:value-type="float">
            <text:p>1854.304</text:p>
          </table:table-cell>
          <table:table-cell office:value-type="float" office:value="2090.524" calcext:value-type="float">
            <text:p>2090.524</text:p>
          </table:table-cell>
          <table:table-cell office:value-type="float" office:value="1670.742" calcext:value-type="float">
            <text:p>1670.742</text:p>
          </table:table-cell>
          <table:table-cell office:value-type="float" office:value="585.1682" calcext:value-type="float">
            <text:p>585.1682</text:p>
          </table:table-cell>
          <table:table-cell office:value-type="float" office:value="574.6857" calcext:value-type="float">
            <text:p>574.6857</text:p>
          </table:table-cell>
          <table:table-cell office:value-type="float" office:value="142.8001" calcext:value-type="float">
            <text:p>142.8001</text:p>
          </table:table-cell>
          <table:table-cell office:value-type="float" office:value="35.69275" calcext:value-type="float">
            <text:p>35.69275</text:p>
          </table:table-cell>
          <table:table-cell office:value-type="float" office:value="0" calcext:value-type="float">
            <text:p>0</text:p>
          </table:table-cell>
          <table:table-cell office:value-type="float" office:value="-0.02288641" calcext:value-type="float">
            <text:p>-0.02288641</text:p>
          </table:table-cell>
          <table:table-cell office:value-type="float" office:value="0" calcext:value-type="float">
            <text:p>0</text:p>
          </table:table-cell>
          <table:table-cell office:value-type="float" office:value="4.248789" calcext:value-type="float">
            <text:p>4.248789</text:p>
          </table:table-cell>
          <table:table-cell office:value-type="float" office:value="734.9177" calcext:value-type="float">
            <text:p>734.9177</text:p>
          </table:table-cell>
          <table:table-cell office:value-type="float" office:value="-296.8648" calcext:value-type="float">
            <text:p>-296.8648</text:p>
          </table:table-cell>
          <table:table-cell office:value-type="float" office:value="438.0529" calcext:value-type="float">
            <text:p>438.0529</text:p>
          </table:table-cell>
          <table:table-cell office:value-type="float" office:value="-312.71" calcext:value-type="float">
            <text:p>-312.71</text:p>
          </table:table-cell>
          <table:table-cell office:value-type="float" office:value="0" calcext:value-type="float">
            <text:p>0</text:p>
          </table:table-cell>
          <table:table-cell office:value-type="float" office:value="9.018951" calcext:value-type="float">
            <text:p>9.01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201.8458" calcext:value-type="float">
            <text:p>201.8458</text:p>
          </table:table-cell>
          <table:table-cell office:value-type="float" office:value="13114.13" calcext:value-type="float">
            <text:p>13114.13</text:p>
          </table:table-cell>
          <table:table-cell office:value-type="float" office:value="0" calcext:value-type="float">
            <text:p>0</text:p>
          </table:table-cell>
          <table:table-cell office:value-type="float" office:value="7.593148" calcext:value-type="float">
            <text:p>7.593148</text:p>
          </table:table-cell>
          <table:table-cell office:value-type="float" office:value="-378.403" calcext:value-type="float">
            <text:p>-378.403</text:p>
          </table:table-cell>
          <table:table-cell office:value-type="float" office:value="1119.421" calcext:value-type="float">
            <text:p>1119.421</text:p>
          </table:table-cell>
          <table:table-cell office:value-type="float" office:value="-70.26335" calcext:value-type="float">
            <text:p>-70.26335</text:p>
          </table:table-cell>
          <table:table-cell office:value-type="float" office:value="79.54438" calcext:value-type="float">
            <text:p>79.54438</text:p>
          </table:table-cell>
          <table:table-cell office:value-type="float" office:value="5.168592" calcext:value-type="float">
            <text:p>5.168592</text:p>
          </table:table-cell>
          <table:table-cell office:value-type="float" office:value="0.1101176" calcext:value-type="float">
            <text:p>0.110117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37.8984" calcext:value-type="float">
            <text:p>137.8984</text:p>
          </table:table-cell>
          <table:table-cell office:value-type="float" office:value="0" calcext:value-type="float">
            <text:p>0</text:p>
          </table:table-cell>
          <table:table-cell office:value-type="float" office:value="317.7233" calcext:value-type="float">
            <text:p>317.7233</text:p>
          </table:table-cell>
          <table:table-cell office:value-type="float" office:value="1132.831" calcext:value-type="float">
            <text:p>1132.831</text:p>
          </table:table-cell>
          <table:table-cell office:value-type="float" office:value="1385.238" calcext:value-type="float">
            <text:p>1385.238</text:p>
          </table:table-cell>
          <table:table-cell office:value-type="float" office:value="1274.024" calcext:value-type="float">
            <text:p>1274.024</text:p>
          </table:table-cell>
          <table:table-cell office:value-type="float" office:value="761.3553" calcext:value-type="float">
            <text:p>761.3553</text:p>
          </table:table-cell>
          <table:table-cell office:value-type="float" office:value="1073.44" calcext:value-type="float">
            <text:p>1073.44</text:p>
          </table:table-cell>
          <table:table-cell office:value-type="float" office:value="412.5009" calcext:value-type="float">
            <text:p>412.5009</text:p>
          </table:table-cell>
          <table:table-cell office:value-type="float" office:value="1854.207" calcext:value-type="float">
            <text:p>1854.207</text:p>
          </table:table-cell>
          <table:table-cell office:value-type="float" office:value="2090.448" calcext:value-type="float">
            <text:p>2090.448</text:p>
          </table:table-cell>
          <table:table-cell office:value-type="float" office:value="1670.709" calcext:value-type="float">
            <text:p>1670.709</text:p>
          </table:table-cell>
          <table:table-cell office:value-type="float" office:value="585.1597" calcext:value-type="float">
            <text:p>585.1597</text:p>
          </table:table-cell>
          <table:table-cell office:value-type="float" office:value="574.6758" calcext:value-type="float">
            <text:p>574.6758</text:p>
          </table:table-cell>
          <table:table-cell office:value-type="float" office:value="142.8001" calcext:value-type="float">
            <text:p>142.8001</text:p>
          </table:table-cell>
          <table:table-cell office:value-type="float" office:value="35.69274" calcext:value-type="float">
            <text:p>35.69274</text:p>
          </table:table-cell>
          <table:table-cell office:value-type="float" office:value="0" calcext:value-type="float">
            <text:p>0</text:p>
          </table:table-cell>
          <table:table-cell office:value-type="float" office:value="-0.02292348" calcext:value-type="float">
            <text:p>-0.02292348</text:p>
          </table:table-cell>
          <table:table-cell office:value-type="float" office:value="0" calcext:value-type="float">
            <text:p>0</text:p>
          </table:table-cell>
          <table:table-cell office:value-type="float" office:value="4.263932" calcext:value-type="float">
            <text:p>4.263932</text:p>
          </table:table-cell>
          <table:table-cell office:value-type="float" office:value="750.9144" calcext:value-type="float">
            <text:p>750.9144</text:p>
          </table:table-cell>
          <table:table-cell office:value-type="float" office:value="-304.4636" calcext:value-type="float">
            <text:p>-304.4636</text:p>
          </table:table-cell>
          <table:table-cell office:value-type="float" office:value="446.4508" calcext:value-type="float">
            <text:p>446.4508</text:p>
          </table:table-cell>
          <table:table-cell office:value-type="float" office:value="-313.8369" calcext:value-type="float">
            <text:p>-313.8369</text:p>
          </table:table-cell>
          <table:table-cell office:value-type="float" office:value="0" calcext:value-type="float">
            <text:p>0</text:p>
          </table:table-cell>
          <table:table-cell office:value-type="float" office:value="9.051343" calcext:value-type="float">
            <text:p>9.05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201.2138" calcext:value-type="float">
            <text:p>201.2138</text:p>
          </table:table-cell>
          <table:table-cell office:value-type="float" office:value="13113.68" calcext:value-type="float">
            <text:p>13113.68</text:p>
          </table:table-cell>
          <table:table-cell office:value-type="float" office:value="0" calcext:value-type="float">
            <text:p>0</text:p>
          </table:table-cell>
          <table:table-cell office:value-type="float" office:value="7.713337" calcext:value-type="float">
            <text:p>7.713337</text:p>
          </table:table-cell>
          <table:table-cell office:value-type="float" office:value="-380.8926" calcext:value-type="float">
            <text:p>-380.8926</text:p>
          </table:table-cell>
          <table:table-cell office:value-type="float" office:value="1126.751" calcext:value-type="float">
            <text:p>1126.751</text:p>
          </table:table-cell>
          <table:table-cell office:value-type="float" office:value="-71.65057" calcext:value-type="float">
            <text:p>-71.65057</text:p>
          </table:table-cell>
          <table:table-cell office:value-type="float" office:value="79.22953" calcext:value-type="float">
            <text:p>79.22953</text:p>
          </table:table-cell>
          <table:table-cell office:value-type="float" office:value="5.142597" calcext:value-type="float">
            <text:p>5.142597</text:p>
          </table:table-cell>
          <table:table-cell office:value-type="float" office:value="0.1118558" calcext:value-type="float">
            <text:p>0.111855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44.2824" calcext:value-type="float">
            <text:p>144.2824</text:p>
          </table:table-cell>
          <table:table-cell office:value-type="float" office:value="0" calcext:value-type="float">
            <text:p>0</text:p>
          </table:table-cell>
          <table:table-cell office:value-type="float" office:value="317.8363" calcext:value-type="float">
            <text:p>317.8363</text:p>
          </table:table-cell>
          <table:table-cell office:value-type="float" office:value="1132.533" calcext:value-type="float">
            <text:p>1132.533</text:p>
          </table:table-cell>
          <table:table-cell office:value-type="float" office:value="1384.901" calcext:value-type="float">
            <text:p>1384.901</text:p>
          </table:table-cell>
          <table:table-cell office:value-type="float" office:value="1273.91" calcext:value-type="float">
            <text:p>1273.91</text:p>
          </table:table-cell>
          <table:table-cell office:value-type="float" office:value="761.2728" calcext:value-type="float">
            <text:p>761.2728</text:p>
          </table:table-cell>
          <table:table-cell office:value-type="float" office:value="1073.364" calcext:value-type="float">
            <text:p>1073.364</text:p>
          </table:table-cell>
          <table:table-cell office:value-type="float" office:value="412.467" calcext:value-type="float">
            <text:p>412.467</text:p>
          </table:table-cell>
          <table:table-cell office:value-type="float" office:value="1854.11" calcext:value-type="float">
            <text:p>1854.11</text:p>
          </table:table-cell>
          <table:table-cell office:value-type="float" office:value="2090.371" calcext:value-type="float">
            <text:p>2090.371</text:p>
          </table:table-cell>
          <table:table-cell office:value-type="float" office:value="1670.676" calcext:value-type="float">
            <text:p>1670.676</text:p>
          </table:table-cell>
          <table:table-cell office:value-type="float" office:value="585.1512" calcext:value-type="float">
            <text:p>585.1512</text:p>
          </table:table-cell>
          <table:table-cell office:value-type="float" office:value="574.6658" calcext:value-type="float">
            <text:p>574.6658</text:p>
          </table:table-cell>
          <table:table-cell office:value-type="float" office:value="142.8001" calcext:value-type="float">
            <text:p>142.8001</text:p>
          </table:table-cell>
          <table:table-cell office:value-type="float" office:value="35.69273" calcext:value-type="float">
            <text:p>35.69273</text:p>
          </table:table-cell>
          <table:table-cell office:value-type="float" office:value="0" calcext:value-type="float">
            <text:p>0</text:p>
          </table:table-cell>
          <table:table-cell office:value-type="float" office:value="-0.02296624" calcext:value-type="float">
            <text:p>-0.02296624</text:p>
          </table:table-cell>
          <table:table-cell office:value-type="float" office:value="0" calcext:value-type="float">
            <text:p>0</text:p>
          </table:table-cell>
          <table:table-cell office:value-type="float" office:value="4.273913" calcext:value-type="float">
            <text:p>4.273913</text:p>
          </table:table-cell>
          <table:table-cell office:value-type="float" office:value="765.7479" calcext:value-type="float">
            <text:p>765.7479</text:p>
          </table:table-cell>
          <table:table-cell office:value-type="float" office:value="-311.8398" calcext:value-type="float">
            <text:p>-311.8398</text:p>
          </table:table-cell>
          <table:table-cell office:value-type="float" office:value="453.9081" calcext:value-type="float">
            <text:p>453.9081</text:p>
          </table:table-cell>
          <table:table-cell office:value-type="float" office:value="-314.9624" calcext:value-type="float">
            <text:p>-314.9624</text:p>
          </table:table-cell>
          <table:table-cell office:value-type="float" office:value="0" calcext:value-type="float">
            <text:p>0</text:p>
          </table:table-cell>
          <table:table-cell office:value-type="float" office:value="9.071349" calcext:value-type="float">
            <text:p>9.07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200.5653" calcext:value-type="float">
            <text:p>200.5653</text:p>
          </table:table-cell>
          <table:table-cell office:value-type="float" office:value="13113.25" calcext:value-type="float">
            <text:p>13113.25</text:p>
          </table:table-cell>
          <table:table-cell office:value-type="float" office:value="0" calcext:value-type="float">
            <text:p>0</text:p>
          </table:table-cell>
          <table:table-cell office:value-type="float" office:value="7.780491" calcext:value-type="float">
            <text:p>7.780491</text:p>
          </table:table-cell>
          <table:table-cell office:value-type="float" office:value="-383.3298" calcext:value-type="float">
            <text:p>-383.3298</text:p>
          </table:table-cell>
          <table:table-cell office:value-type="float" office:value="1136.229" calcext:value-type="float">
            <text:p>1136.229</text:p>
          </table:table-cell>
          <table:table-cell office:value-type="float" office:value="-73.0096" calcext:value-type="float">
            <text:p>-73.0096</text:p>
          </table:table-cell>
          <table:table-cell office:value-type="float" office:value="78.95473" calcext:value-type="float">
            <text:p>78.95473</text:p>
          </table:table-cell>
          <table:table-cell office:value-type="float" office:value="5.109257" calcext:value-type="float">
            <text:p>5.109257</text:p>
          </table:table-cell>
          <table:table-cell office:value-type="float" office:value="0.113604" calcext:value-type="float">
            <text:p>0.113604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53.4942" calcext:value-type="float">
            <text:p>153.4942</text:p>
          </table:table-cell>
          <table:table-cell office:value-type="float" office:value="0" calcext:value-type="float">
            <text:p>0</text:p>
          </table:table-cell>
          <table:table-cell office:value-type="float" office:value="317.9029" calcext:value-type="float">
            <text:p>317.9029</text:p>
          </table:table-cell>
          <table:table-cell office:value-type="float" office:value="1132.259" calcext:value-type="float">
            <text:p>1132.259</text:p>
          </table:table-cell>
          <table:table-cell office:value-type="float" office:value="1384.581" calcext:value-type="float">
            <text:p>1384.581</text:p>
          </table:table-cell>
          <table:table-cell office:value-type="float" office:value="1273.804" calcext:value-type="float">
            <text:p>1273.804</text:p>
          </table:table-cell>
          <table:table-cell office:value-type="float" office:value="761.1898" calcext:value-type="float">
            <text:p>761.1898</text:p>
          </table:table-cell>
          <table:table-cell office:value-type="float" office:value="1073.29" calcext:value-type="float">
            <text:p>1073.29</text:p>
          </table:table-cell>
          <table:table-cell office:value-type="float" office:value="412.4333" calcext:value-type="float">
            <text:p>412.4333</text:p>
          </table:table-cell>
          <table:table-cell office:value-type="float" office:value="1854.014" calcext:value-type="float">
            <text:p>1854.014</text:p>
          </table:table-cell>
          <table:table-cell office:value-type="float" office:value="2090.295" calcext:value-type="float">
            <text:p>2090.295</text:p>
          </table:table-cell>
          <table:table-cell office:value-type="float" office:value="1670.644" calcext:value-type="float">
            <text:p>1670.644</text:p>
          </table:table-cell>
          <table:table-cell office:value-type="float" office:value="585.1426" calcext:value-type="float">
            <text:p>585.1426</text:p>
          </table:table-cell>
          <table:table-cell office:value-type="float" office:value="574.6557" calcext:value-type="float">
            <text:p>574.6557</text:p>
          </table:table-cell>
          <table:table-cell office:value-type="float" office:value="142.8001" calcext:value-type="float">
            <text:p>142.8001</text:p>
          </table:table-cell>
          <table:table-cell office:value-type="float" office:value="35.69272" calcext:value-type="float">
            <text:p>35.69272</text:p>
          </table:table-cell>
          <table:table-cell office:value-type="float" office:value="0" calcext:value-type="float">
            <text:p>0</text:p>
          </table:table-cell>
          <table:table-cell office:value-type="float" office:value="-0.02299536" calcext:value-type="float">
            <text:p>-0.02299536</text:p>
          </table:table-cell>
          <table:table-cell office:value-type="float" office:value="0" calcext:value-type="float">
            <text:p>0</text:p>
          </table:table-cell>
          <table:table-cell office:value-type="float" office:value="4.285147" calcext:value-type="float">
            <text:p>4.285147</text:p>
          </table:table-cell>
          <table:table-cell office:value-type="float" office:value="783.0718" calcext:value-type="float">
            <text:p>783.0718</text:p>
          </table:table-cell>
          <table:table-cell office:value-type="float" office:value="-318.8754" calcext:value-type="float">
            <text:p>-318.8754</text:p>
          </table:table-cell>
          <table:table-cell office:value-type="float" office:value="464.1964" calcext:value-type="float">
            <text:p>464.1964</text:p>
          </table:table-cell>
          <table:table-cell office:value-type="float" office:value="-316.0431" calcext:value-type="float">
            <text:p>-316.0431</text:p>
          </table:table-cell>
          <table:table-cell office:value-type="float" office:value="0" calcext:value-type="float">
            <text:p>0</text:p>
          </table:table-cell>
          <table:table-cell office:value-type="float" office:value="9.070151" calcext:value-type="float">
            <text:p>9.07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199.8841" calcext:value-type="float">
            <text:p>199.8841</text:p>
          </table:table-cell>
          <table:table-cell office:value-type="float" office:value="13112.83" calcext:value-type="float">
            <text:p>13112.83</text:p>
          </table:table-cell>
          <table:table-cell office:value-type="float" office:value="0" calcext:value-type="float">
            <text:p>0</text:p>
          </table:table-cell>
          <table:table-cell office:value-type="float" office:value="7.842914" calcext:value-type="float">
            <text:p>7.842914</text:p>
          </table:table-cell>
          <table:table-cell office:value-type="float" office:value="-385.7371" calcext:value-type="float">
            <text:p>-385.7371</text:p>
          </table:table-cell>
          <table:table-cell office:value-type="float" office:value="1141.528" calcext:value-type="float">
            <text:p>1141.528</text:p>
          </table:table-cell>
          <table:table-cell office:value-type="float" office:value="-74.33046" calcext:value-type="float">
            <text:p>-74.33046</text:p>
          </table:table-cell>
          <table:table-cell office:value-type="float" office:value="78.73138" calcext:value-type="float">
            <text:p>78.73138</text:p>
          </table:table-cell>
          <table:table-cell office:value-type="float" office:value="5.075819" calcext:value-type="float">
            <text:p>5.075819</text:p>
          </table:table-cell>
          <table:table-cell office:value-type="float" office:value="0.1153047" calcext:value-type="float">
            <text:p>0.115304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65.3333" calcext:value-type="float">
            <text:p>165.3333</text:p>
          </table:table-cell>
          <table:table-cell office:value-type="float" office:value="0" calcext:value-type="float">
            <text:p>0</text:p>
          </table:table-cell>
          <table:table-cell office:value-type="float" office:value="317.9297" calcext:value-type="float">
            <text:p>317.9297</text:p>
          </table:table-cell>
          <table:table-cell office:value-type="float" office:value="1131.99" calcext:value-type="float">
            <text:p>1131.99</text:p>
          </table:table-cell>
          <table:table-cell office:value-type="float" office:value="1384.269" calcext:value-type="float">
            <text:p>1384.269</text:p>
          </table:table-cell>
          <table:table-cell office:value-type="float" office:value="1273.702" calcext:value-type="float">
            <text:p>1273.702</text:p>
          </table:table-cell>
          <table:table-cell office:value-type="float" office:value="761.1089" calcext:value-type="float">
            <text:p>761.1089</text:p>
          </table:table-cell>
          <table:table-cell office:value-type="float" office:value="1073.218" calcext:value-type="float">
            <text:p>1073.218</text:p>
          </table:table-cell>
          <table:table-cell office:value-type="float" office:value="412.4004" calcext:value-type="float">
            <text:p>412.4004</text:p>
          </table:table-cell>
          <table:table-cell office:value-type="float" office:value="1853.918" calcext:value-type="float">
            <text:p>1853.918</text:p>
          </table:table-cell>
          <table:table-cell office:value-type="float" office:value="2090.219" calcext:value-type="float">
            <text:p>2090.219</text:p>
          </table:table-cell>
          <table:table-cell office:value-type="float" office:value="1670.611" calcext:value-type="float">
            <text:p>1670.611</text:p>
          </table:table-cell>
          <table:table-cell office:value-type="float" office:value="585.134" calcext:value-type="float">
            <text:p>585.134</text:p>
          </table:table-cell>
          <table:table-cell office:value-type="float" office:value="574.6455" calcext:value-type="float">
            <text:p>574.6455</text:p>
          </table:table-cell>
          <table:table-cell office:value-type="float" office:value="142.8" calcext:value-type="float">
            <text:p>142.8</text:p>
          </table:table-cell>
          <table:table-cell office:value-type="float" office:value="35.69271" calcext:value-type="float">
            <text:p>35.69271</text:p>
          </table:table-cell>
          <table:table-cell office:value-type="float" office:value="0" calcext:value-type="float">
            <text:p>0</text:p>
          </table:table-cell>
          <table:table-cell office:value-type="float" office:value="-0.02302691" calcext:value-type="float">
            <text:p>-0.02302691</text:p>
          </table:table-cell>
          <table:table-cell office:value-type="float" office:value="0" calcext:value-type="float">
            <text:p>0</text:p>
          </table:table-cell>
          <table:table-cell office:value-type="float" office:value="4.296369" calcext:value-type="float">
            <text:p>4.296369</text:p>
          </table:table-cell>
          <table:table-cell office:value-type="float" office:value="803.9003" calcext:value-type="float">
            <text:p>803.9003</text:p>
          </table:table-cell>
          <table:table-cell office:value-type="float" office:value="-326.7708" calcext:value-type="float">
            <text:p>-326.7708</text:p>
          </table:table-cell>
          <table:table-cell office:value-type="float" office:value="477.1295" calcext:value-type="float">
            <text:p>477.1295</text:p>
          </table:table-cell>
          <table:table-cell office:value-type="float" office:value="-317.1365" calcext:value-type="float">
            <text:p>-317.1365</text:p>
          </table:table-cell>
          <table:table-cell office:value-type="float" office:value="0" calcext:value-type="float">
            <text:p>0</text:p>
          </table:table-cell>
          <table:table-cell office:value-type="float" office:value="9.074996" calcext:value-type="float">
            <text:p>9.07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199.2492" calcext:value-type="float">
            <text:p>199.2492</text:p>
          </table:table-cell>
          <table:table-cell office:value-type="float" office:value="13112.41" calcext:value-type="float">
            <text:p>13112.41</text:p>
          </table:table-cell>
          <table:table-cell office:value-type="float" office:value="0" calcext:value-type="float">
            <text:p>0</text:p>
          </table:table-cell>
          <table:table-cell office:value-type="float" office:value="7.903233" calcext:value-type="float">
            <text:p>7.903233</text:p>
          </table:table-cell>
          <table:table-cell office:value-type="float" office:value="-388.0619" calcext:value-type="float">
            <text:p>-388.0619</text:p>
          </table:table-cell>
          <table:table-cell office:value-type="float" office:value="1148.036" calcext:value-type="float">
            <text:p>1148.036</text:p>
          </table:table-cell>
          <table:table-cell office:value-type="float" office:value="-75.60723" calcext:value-type="float">
            <text:p>-75.60723</text:p>
          </table:table-cell>
          <table:table-cell office:value-type="float" office:value="78.48352" calcext:value-type="float">
            <text:p>78.48352</text:p>
          </table:table-cell>
          <table:table-cell office:value-type="float" office:value="5.041882" calcext:value-type="float">
            <text:p>5.041882</text:p>
          </table:table-cell>
          <table:table-cell office:value-type="float" office:value="0.117028" calcext:value-type="float">
            <text:p>0.11702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75.5121" calcext:value-type="float">
            <text:p>175.5121</text:p>
          </table:table-cell>
          <table:table-cell office:value-type="float" office:value="0" calcext:value-type="float">
            <text:p>0</text:p>
          </table:table-cell>
          <table:table-cell office:value-type="float" office:value="317.9854" calcext:value-type="float">
            <text:p>317.9854</text:p>
          </table:table-cell>
          <table:table-cell office:value-type="float" office:value="1131.725" calcext:value-type="float">
            <text:p>1131.725</text:p>
          </table:table-cell>
          <table:table-cell office:value-type="float" office:value="1383.964" calcext:value-type="float">
            <text:p>1383.964</text:p>
          </table:table-cell>
          <table:table-cell office:value-type="float" office:value="1273.6" calcext:value-type="float">
            <text:p>1273.6</text:p>
          </table:table-cell>
          <table:table-cell office:value-type="float" office:value="761.0286" calcext:value-type="float">
            <text:p>761.0286</text:p>
          </table:table-cell>
          <table:table-cell office:value-type="float" office:value="1073.148" calcext:value-type="float">
            <text:p>1073.148</text:p>
          </table:table-cell>
          <table:table-cell office:value-type="float" office:value="412.3685" calcext:value-type="float">
            <text:p>412.3685</text:p>
          </table:table-cell>
          <table:table-cell office:value-type="float" office:value="1853.822" calcext:value-type="float">
            <text:p>1853.822</text:p>
          </table:table-cell>
          <table:table-cell office:value-type="float" office:value="2090.143" calcext:value-type="float">
            <text:p>2090.143</text:p>
          </table:table-cell>
          <table:table-cell office:value-type="float" office:value="1670.578" calcext:value-type="float">
            <text:p>1670.578</text:p>
          </table:table-cell>
          <table:table-cell office:value-type="float" office:value="585.1255" calcext:value-type="float">
            <text:p>585.1255</text:p>
          </table:table-cell>
          <table:table-cell office:value-type="float" office:value="574.6352" calcext:value-type="float">
            <text:p>574.6352</text:p>
          </table:table-cell>
          <table:table-cell office:value-type="float" office:value="142.8" calcext:value-type="float">
            <text:p>142.8</text:p>
          </table:table-cell>
          <table:table-cell office:value-type="float" office:value="35.6927" calcext:value-type="float">
            <text:p>35.6927</text:p>
          </table:table-cell>
          <table:table-cell office:value-type="float" office:value="0" calcext:value-type="float">
            <text:p>0</text:p>
          </table:table-cell>
          <table:table-cell office:value-type="float" office:value="-0.02305198" calcext:value-type="float">
            <text:p>-0.02305198</text:p>
          </table:table-cell>
          <table:table-cell office:value-type="float" office:value="0" calcext:value-type="float">
            <text:p>0</text:p>
          </table:table-cell>
          <table:table-cell office:value-type="float" office:value="4.304873" calcext:value-type="float">
            <text:p>4.304873</text:p>
          </table:table-cell>
          <table:table-cell office:value-type="float" office:value="822.175" calcext:value-type="float">
            <text:p>822.175</text:p>
          </table:table-cell>
          <table:table-cell office:value-type="float" office:value="-333.8056" calcext:value-type="float">
            <text:p>-333.8056</text:p>
          </table:table-cell>
          <table:table-cell office:value-type="float" office:value="488.3694" calcext:value-type="float">
            <text:p>488.3694</text:p>
          </table:table-cell>
          <table:table-cell office:value-type="float" office:value="-318.1825" calcext:value-type="float">
            <text:p>-318.1825</text:p>
          </table:table-cell>
          <table:table-cell office:value-type="float" office:value="0" calcext:value-type="float">
            <text:p>0</text:p>
          </table:table-cell>
          <table:table-cell office:value-type="float" office:value="9.071699" calcext:value-type="float">
            <text:p>9.07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198.626" calcext:value-type="float">
            <text:p>198.626</text:p>
          </table:table-cell>
          <table:table-cell office:value-type="float" office:value="13111.98" calcext:value-type="float">
            <text:p>13111.98</text:p>
          </table:table-cell>
          <table:table-cell office:value-type="float" office:value="0" calcext:value-type="float">
            <text:p>0</text:p>
          </table:table-cell>
          <table:table-cell office:value-type="float" office:value="8.003307" calcext:value-type="float">
            <text:p>8.003307</text:p>
          </table:table-cell>
          <table:table-cell office:value-type="float" office:value="-390.4181" calcext:value-type="float">
            <text:p>-390.4181</text:p>
          </table:table-cell>
          <table:table-cell office:value-type="float" office:value="1159.163" calcext:value-type="float">
            <text:p>1159.163</text:p>
          </table:table-cell>
          <table:table-cell office:value-type="float" office:value="-76.89108" calcext:value-type="float">
            <text:p>-76.89108</text:p>
          </table:table-cell>
          <table:table-cell office:value-type="float" office:value="78.20632" calcext:value-type="float">
            <text:p>78.20632</text:p>
          </table:table-cell>
          <table:table-cell office:value-type="float" office:value="5.003446" calcext:value-type="float">
            <text:p>5.003446</text:p>
          </table:table-cell>
          <table:table-cell office:value-type="float" office:value="0.1187531" calcext:value-type="float">
            <text:p>0.118753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82.6349" calcext:value-type="float">
            <text:p>182.6349</text:p>
          </table:table-cell>
          <table:table-cell office:value-type="float" office:value="0" calcext:value-type="float">
            <text:p>0</text:p>
          </table:table-cell>
          <table:table-cell office:value-type="float" office:value="318.0826" calcext:value-type="float">
            <text:p>318.0826</text:p>
          </table:table-cell>
          <table:table-cell office:value-type="float" office:value="1131.443" calcext:value-type="float">
            <text:p>1131.443</text:p>
          </table:table-cell>
          <table:table-cell office:value-type="float" office:value="1383.641" calcext:value-type="float">
            <text:p>1383.641</text:p>
          </table:table-cell>
          <table:table-cell office:value-type="float" office:value="1273.5" calcext:value-type="float">
            <text:p>1273.5</text:p>
          </table:table-cell>
          <table:table-cell office:value-type="float" office:value="760.9493" calcext:value-type="float">
            <text:p>760.9493</text:p>
          </table:table-cell>
          <table:table-cell office:value-type="float" office:value="1073.078" calcext:value-type="float">
            <text:p>1073.078</text:p>
          </table:table-cell>
          <table:table-cell office:value-type="float" office:value="412.3381" calcext:value-type="float">
            <text:p>412.3381</text:p>
          </table:table-cell>
          <table:table-cell office:value-type="float" office:value="1853.727" calcext:value-type="float">
            <text:p>1853.727</text:p>
          </table:table-cell>
          <table:table-cell office:value-type="float" office:value="2090.067" calcext:value-type="float">
            <text:p>2090.067</text:p>
          </table:table-cell>
          <table:table-cell office:value-type="float" office:value="1670.545" calcext:value-type="float">
            <text:p>1670.545</text:p>
          </table:table-cell>
          <table:table-cell office:value-type="float" office:value="585.1169" calcext:value-type="float">
            <text:p>585.1169</text:p>
          </table:table-cell>
          <table:table-cell office:value-type="float" office:value="574.6248" calcext:value-type="float">
            <text:p>574.6248</text:p>
          </table:table-cell>
          <table:table-cell office:value-type="float" office:value="142.8" calcext:value-type="float">
            <text:p>142.8</text:p>
          </table:table-cell>
          <table:table-cell office:value-type="float" office:value="35.69269" calcext:value-type="float">
            <text:p>35.69269</text:p>
          </table:table-cell>
          <table:table-cell office:value-type="float" office:value="0" calcext:value-type="float">
            <text:p>0</text:p>
          </table:table-cell>
          <table:table-cell office:value-type="float" office:value="-0.02308747" calcext:value-type="float">
            <text:p>-0.02308747</text:p>
          </table:table-cell>
          <table:table-cell office:value-type="float" office:value="0" calcext:value-type="float">
            <text:p>0</text:p>
          </table:table-cell>
          <table:table-cell office:value-type="float" office:value="4.311954" calcext:value-type="float">
            <text:p>4.311954</text:p>
          </table:table-cell>
          <table:table-cell office:value-type="float" office:value="838.1287" calcext:value-type="float">
            <text:p>838.1287</text:p>
          </table:table-cell>
          <table:table-cell office:value-type="float" office:value="-341.5789" calcext:value-type="float">
            <text:p>-341.5789</text:p>
          </table:table-cell>
          <table:table-cell office:value-type="float" office:value="496.5497" calcext:value-type="float">
            <text:p>496.5497</text:p>
          </table:table-cell>
          <table:table-cell office:value-type="float" office:value="-319.2573" calcext:value-type="float">
            <text:p>-319.2573</text:p>
          </table:table-cell>
          <table:table-cell office:value-type="float" office:value="0" calcext:value-type="float">
            <text:p>0</text:p>
          </table:table-cell>
          <table:table-cell office:value-type="float" office:value="9.074701" calcext:value-type="float">
            <text:p>9.07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197.9801" calcext:value-type="float">
            <text:p>197.9801</text:p>
          </table:table-cell>
          <table:table-cell office:value-type="float" office:value="13111.54" calcext:value-type="float">
            <text:p>13111.54</text:p>
          </table:table-cell>
          <table:table-cell office:value-type="float" office:value="0" calcext:value-type="float">
            <text:p>0</text:p>
          </table:table-cell>
          <table:table-cell office:value-type="float" office:value="8.111145" calcext:value-type="float">
            <text:p>8.111145</text:p>
          </table:table-cell>
          <table:table-cell office:value-type="float" office:value="-392.8605" calcext:value-type="float">
            <text:p>-392.8605</text:p>
          </table:table-cell>
          <table:table-cell office:value-type="float" office:value="1166.484" calcext:value-type="float">
            <text:p>1166.484</text:p>
          </table:table-cell>
          <table:table-cell office:value-type="float" office:value="-78.20632" calcext:value-type="float">
            <text:p>-78.20632</text:p>
          </table:table-cell>
          <table:table-cell office:value-type="float" office:value="77.91308" calcext:value-type="float">
            <text:p>77.91308</text:p>
          </table:table-cell>
          <table:table-cell office:value-type="float" office:value="4.965043" calcext:value-type="float">
            <text:p>4.965043</text:p>
          </table:table-cell>
          <table:table-cell office:value-type="float" office:value="0.120465" calcext:value-type="float">
            <text:p>0.12046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88.7783" calcext:value-type="float">
            <text:p>188.7783</text:p>
          </table:table-cell>
          <table:table-cell office:value-type="float" office:value="0" calcext:value-type="float">
            <text:p>0</text:p>
          </table:table-cell>
          <table:table-cell office:value-type="float" office:value="318.1881" calcext:value-type="float">
            <text:p>318.1881</text:p>
          </table:table-cell>
          <table:table-cell office:value-type="float" office:value="1131.146" calcext:value-type="float">
            <text:p>1131.146</text:p>
          </table:table-cell>
          <table:table-cell office:value-type="float" office:value="1383.304" calcext:value-type="float">
            <text:p>1383.304</text:p>
          </table:table-cell>
          <table:table-cell office:value-type="float" office:value="1273.387" calcext:value-type="float">
            <text:p>1273.387</text:p>
          </table:table-cell>
          <table:table-cell office:value-type="float" office:value="760.8673" calcext:value-type="float">
            <text:p>760.8673</text:p>
          </table:table-cell>
          <table:table-cell office:value-type="float" office:value="1073.006" calcext:value-type="float">
            <text:p>1073.006</text:p>
          </table:table-cell>
          <table:table-cell office:value-type="float" office:value="412.3062" calcext:value-type="float">
            <text:p>412.3062</text:p>
          </table:table-cell>
          <table:table-cell office:value-type="float" office:value="1853.632" calcext:value-type="float">
            <text:p>1853.632</text:p>
          </table:table-cell>
          <table:table-cell office:value-type="float" office:value="2089.991" calcext:value-type="float">
            <text:p>2089.991</text:p>
          </table:table-cell>
          <table:table-cell office:value-type="float" office:value="1670.512" calcext:value-type="float">
            <text:p>1670.512</text:p>
          </table:table-cell>
          <table:table-cell office:value-type="float" office:value="585.1083" calcext:value-type="float">
            <text:p>585.1083</text:p>
          </table:table-cell>
          <table:table-cell office:value-type="float" office:value="574.6143" calcext:value-type="float">
            <text:p>574.6143</text:p>
          </table:table-cell>
          <table:table-cell office:value-type="float" office:value="142.8" calcext:value-type="float">
            <text:p>142.8</text:p>
          </table:table-cell>
          <table:table-cell office:value-type="float" office:value="35.69268" calcext:value-type="float">
            <text:p>35.69268</text:p>
          </table:table-cell>
          <table:table-cell office:value-type="float" office:value="0" calcext:value-type="float">
            <text:p>0</text:p>
          </table:table-cell>
          <table:table-cell office:value-type="float" office:value="-0.02312757" calcext:value-type="float">
            <text:p>-0.02312757</text:p>
          </table:table-cell>
          <table:table-cell office:value-type="float" office:value="0" calcext:value-type="float">
            <text:p>0</text:p>
          </table:table-cell>
          <table:table-cell office:value-type="float" office:value="4.317932" calcext:value-type="float">
            <text:p>4.317932</text:p>
          </table:table-cell>
          <table:table-cell office:value-type="float" office:value="852.9225" calcext:value-type="float">
            <text:p>852.9225</text:p>
          </table:table-cell>
          <table:table-cell office:value-type="float" office:value="-349.125" calcext:value-type="float">
            <text:p>-349.125</text:p>
          </table:table-cell>
          <table:table-cell office:value-type="float" office:value="503.7975" calcext:value-type="float">
            <text:p>503.7975</text:p>
          </table:table-cell>
          <table:table-cell office:value-type="float" office:value="-320.3767" calcext:value-type="float">
            <text:p>-320.3767</text:p>
          </table:table-cell>
          <table:table-cell office:value-type="float" office:value="0" calcext:value-type="float">
            <text:p>0</text:p>
          </table:table-cell>
          <table:table-cell office:value-type="float" office:value="9.06825" calcext:value-type="float">
            <text:p>9.06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197.3389" calcext:value-type="float">
            <text:p>197.3389</text:p>
          </table:table-cell>
          <table:table-cell office:value-type="float" office:value="13111.09" calcext:value-type="float">
            <text:p>13111.09</text:p>
          </table:table-cell>
          <table:table-cell office:value-type="float" office:value="0" calcext:value-type="float">
            <text:p>0</text:p>
          </table:table-cell>
          <table:table-cell office:value-type="float" office:value="8.223424" calcext:value-type="float">
            <text:p>8.223424</text:p>
          </table:table-cell>
          <table:table-cell office:value-type="float" office:value="-395.2033" calcext:value-type="float">
            <text:p>-395.2033</text:p>
          </table:table-cell>
          <table:table-cell office:value-type="float" office:value="1173.525" calcext:value-type="float">
            <text:p>1173.525</text:p>
          </table:table-cell>
          <table:table-cell office:value-type="float" office:value="-79.35751" calcext:value-type="float">
            <text:p>-79.35751</text:p>
          </table:table-cell>
          <table:table-cell office:value-type="float" office:value="77.62093" calcext:value-type="float">
            <text:p>77.62093</text:p>
          </table:table-cell>
          <table:table-cell office:value-type="float" office:value="4.925695" calcext:value-type="float">
            <text:p>4.925695</text:p>
          </table:table-cell>
          <table:table-cell office:value-type="float" office:value="0.1221939" calcext:value-type="float">
            <text:p>0.1221939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195.1484" calcext:value-type="float">
            <text:p>195.1484</text:p>
          </table:table-cell>
          <table:table-cell office:value-type="float" office:value="0" calcext:value-type="float">
            <text:p>0</text:p>
          </table:table-cell>
          <table:table-cell office:value-type="float" office:value="318.297" calcext:value-type="float">
            <text:p>318.297</text:p>
          </table:table-cell>
          <table:table-cell office:value-type="float" office:value="1130.851" calcext:value-type="float">
            <text:p>1130.851</text:p>
          </table:table-cell>
          <table:table-cell office:value-type="float" office:value="1382.967" calcext:value-type="float">
            <text:p>1382.967</text:p>
          </table:table-cell>
          <table:table-cell office:value-type="float" office:value="1273.274" calcext:value-type="float">
            <text:p>1273.274</text:p>
          </table:table-cell>
          <table:table-cell office:value-type="float" office:value="760.7844" calcext:value-type="float">
            <text:p>760.7844</text:p>
          </table:table-cell>
          <table:table-cell office:value-type="float" office:value="1072.934" calcext:value-type="float">
            <text:p>1072.934</text:p>
          </table:table-cell>
          <table:table-cell office:value-type="float" office:value="412.2746" calcext:value-type="float">
            <text:p>412.2746</text:p>
          </table:table-cell>
          <table:table-cell office:value-type="float" office:value="1853.537" calcext:value-type="float">
            <text:p>1853.537</text:p>
          </table:table-cell>
          <table:table-cell office:value-type="float" office:value="2089.915" calcext:value-type="float">
            <text:p>2089.915</text:p>
          </table:table-cell>
          <table:table-cell office:value-type="float" office:value="1670.479" calcext:value-type="float">
            <text:p>1670.479</text:p>
          </table:table-cell>
          <table:table-cell office:value-type="float" office:value="585.0997" calcext:value-type="float">
            <text:p>585.0997</text:p>
          </table:table-cell>
          <table:table-cell office:value-type="float" office:value="574.6036" calcext:value-type="float">
            <text:p>574.6036</text:p>
          </table:table-cell>
          <table:table-cell office:value-type="float" office:value="142.8" calcext:value-type="float">
            <text:p>142.8</text:p>
          </table:table-cell>
          <table:table-cell office:value-type="float" office:value="35.69267" calcext:value-type="float">
            <text:p>35.69267</text:p>
          </table:table-cell>
          <table:table-cell office:value-type="float" office:value="0" calcext:value-type="float">
            <text:p>0</text:p>
          </table:table-cell>
          <table:table-cell office:value-type="float" office:value="-0.02316995" calcext:value-type="float">
            <text:p>-0.02316995</text:p>
          </table:table-cell>
          <table:table-cell office:value-type="float" office:value="0" calcext:value-type="float">
            <text:p>0</text:p>
          </table:table-cell>
          <table:table-cell office:value-type="float" office:value="4.320215" calcext:value-type="float">
            <text:p>4.320215</text:p>
          </table:table-cell>
          <table:table-cell office:value-type="float" office:value="867.8047" calcext:value-type="float">
            <text:p>867.8047</text:p>
          </table:table-cell>
          <table:table-cell office:value-type="float" office:value="-356.4683" calcext:value-type="float">
            <text:p>-356.4683</text:p>
          </table:table-cell>
          <table:table-cell office:value-type="float" office:value="511.3364" calcext:value-type="float">
            <text:p>511.3364</text:p>
          </table:table-cell>
          <table:table-cell office:value-type="float" office:value="-321.4995" calcext:value-type="float">
            <text:p>-321.4995</text:p>
          </table:table-cell>
          <table:table-cell office:value-type="float" office:value="0" calcext:value-type="float">
            <text:p>0</text:p>
          </table:table-cell>
          <table:table-cell office:value-type="float" office:value="8.999485" calcext:value-type="float">
            <text:p>8.999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196.8054" calcext:value-type="float">
            <text:p>196.8054</text:p>
          </table:table-cell>
          <table:table-cell office:value-type="float" office:value="13110.65" calcext:value-type="float">
            <text:p>13110.65</text:p>
          </table:table-cell>
          <table:table-cell office:value-type="float" office:value="0" calcext:value-type="float">
            <text:p>0</text:p>
          </table:table-cell>
          <table:table-cell office:value-type="float" office:value="8.452912" calcext:value-type="float">
            <text:p>8.452912</text:p>
          </table:table-cell>
          <table:table-cell office:value-type="float" office:value="-397.3157" calcext:value-type="float">
            <text:p>-397.3157</text:p>
          </table:table-cell>
          <table:table-cell office:value-type="float" office:value="1179.047" calcext:value-type="float">
            <text:p>1179.047</text:p>
          </table:table-cell>
          <table:table-cell office:value-type="float" office:value="-80.18318" calcext:value-type="float">
            <text:p>-80.18318</text:p>
          </table:table-cell>
          <table:table-cell office:value-type="float" office:value="77.32359" calcext:value-type="float">
            <text:p>77.32359</text:p>
          </table:table-cell>
          <table:table-cell office:value-type="float" office:value="4.881617" calcext:value-type="float">
            <text:p>4.881617</text:p>
          </table:table-cell>
          <table:table-cell office:value-type="float" office:value="0.1238877" calcext:value-type="float">
            <text:p>0.123887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01.195" calcext:value-type="float">
            <text:p>201.195</text:p>
          </table:table-cell>
          <table:table-cell office:value-type="float" office:value="0" calcext:value-type="float">
            <text:p>0</text:p>
          </table:table-cell>
          <table:table-cell office:value-type="float" office:value="318.4044" calcext:value-type="float">
            <text:p>318.4044</text:p>
          </table:table-cell>
          <table:table-cell office:value-type="float" office:value="1130.606" calcext:value-type="float">
            <text:p>1130.606</text:p>
          </table:table-cell>
          <table:table-cell office:value-type="float" office:value="1382.663" calcext:value-type="float">
            <text:p>1382.663</text:p>
          </table:table-cell>
          <table:table-cell office:value-type="float" office:value="1273.173" calcext:value-type="float">
            <text:p>1273.173</text:p>
          </table:table-cell>
          <table:table-cell office:value-type="float" office:value="760.7103" calcext:value-type="float">
            <text:p>760.7103</text:p>
          </table:table-cell>
          <table:table-cell office:value-type="float" office:value="1072.862" calcext:value-type="float">
            <text:p>1072.862</text:p>
          </table:table-cell>
          <table:table-cell office:value-type="float" office:value="412.2435" calcext:value-type="float">
            <text:p>412.2435</text:p>
          </table:table-cell>
          <table:table-cell office:value-type="float" office:value="1853.448" calcext:value-type="float">
            <text:p>1853.448</text:p>
          </table:table-cell>
          <table:table-cell office:value-type="float" office:value="2089.841" calcext:value-type="float">
            <text:p>2089.841</text:p>
          </table:table-cell>
          <table:table-cell office:value-type="float" office:value="1670.446" calcext:value-type="float">
            <text:p>1670.446</text:p>
          </table:table-cell>
          <table:table-cell office:value-type="float" office:value="585.0906" calcext:value-type="float">
            <text:p>585.0906</text:p>
          </table:table-cell>
          <table:table-cell office:value-type="float" office:value="574.592" calcext:value-type="float">
            <text:p>574.592</text:p>
          </table:table-cell>
          <table:table-cell office:value-type="float" office:value="142.7999" calcext:value-type="float">
            <text:p>142.7999</text:p>
          </table:table-cell>
          <table:table-cell office:value-type="float" office:value="35.69266" calcext:value-type="float">
            <text:p>35.69266</text:p>
          </table:table-cell>
          <table:table-cell office:value-type="float" office:value="0" calcext:value-type="float">
            <text:p>0</text:p>
          </table:table-cell>
          <table:table-cell office:value-type="float" office:value="-0.02321736" calcext:value-type="float">
            <text:p>-0.02321736</text:p>
          </table:table-cell>
          <table:table-cell office:value-type="float" office:value="0" calcext:value-type="float">
            <text:p>0</text:p>
          </table:table-cell>
          <table:table-cell office:value-type="float" office:value="4.320215" calcext:value-type="float">
            <text:p>4.320215</text:p>
          </table:table-cell>
          <table:table-cell office:value-type="float" office:value="882.4799" calcext:value-type="float">
            <text:p>882.4799</text:p>
          </table:table-cell>
          <table:table-cell office:value-type="float" office:value="-363.8381" calcext:value-type="float">
            <text:p>-363.8381</text:p>
          </table:table-cell>
          <table:table-cell office:value-type="float" office:value="518.6418" calcext:value-type="float">
            <text:p>518.6418</text:p>
          </table:table-cell>
          <table:table-cell office:value-type="float" office:value="-322.6387" calcext:value-type="float">
            <text:p>-322.6387</text:p>
          </table:table-cell>
          <table:table-cell office:value-type="float" office:value="0" calcext:value-type="float">
            <text:p>0</text:p>
          </table:table-cell>
          <table:table-cell office:value-type="float" office:value="8.851135" calcext:value-type="float">
            <text:p>8.85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196.4581" calcext:value-type="float">
            <text:p>196.4581</text:p>
          </table:table-cell>
          <table:table-cell office:value-type="float" office:value="13110.21" calcext:value-type="float">
            <text:p>13110.21</text:p>
          </table:table-cell>
          <table:table-cell office:value-type="float" office:value="0" calcext:value-type="float">
            <text:p>0</text:p>
          </table:table-cell>
          <table:table-cell office:value-type="float" office:value="8.806235" calcext:value-type="float">
            <text:p>8.806235</text:p>
          </table:table-cell>
          <table:table-cell office:value-type="float" office:value="-399.2298" calcext:value-type="float">
            <text:p>-399.2298</text:p>
          </table:table-cell>
          <table:table-cell office:value-type="float" office:value="1185.996" calcext:value-type="float">
            <text:p>1185.996</text:p>
          </table:table-cell>
          <table:table-cell office:value-type="float" office:value="-80.87182" calcext:value-type="float">
            <text:p>-80.87182</text:p>
          </table:table-cell>
          <table:table-cell office:value-type="float" office:value="77.06708" calcext:value-type="float">
            <text:p>77.06708</text:p>
          </table:table-cell>
          <table:table-cell office:value-type="float" office:value="4.840939" calcext:value-type="float">
            <text:p>4.840939</text:p>
          </table:table-cell>
          <table:table-cell office:value-type="float" office:value="0.1256097" calcext:value-type="float">
            <text:p>0.125609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10.4204" calcext:value-type="float">
            <text:p>210.4204</text:p>
          </table:table-cell>
          <table:table-cell office:value-type="float" office:value="0" calcext:value-type="float">
            <text:p>0</text:p>
          </table:table-cell>
          <table:table-cell office:value-type="float" office:value="318.4747" calcext:value-type="float">
            <text:p>318.4747</text:p>
          </table:table-cell>
          <table:table-cell office:value-type="float" office:value="1130.43" calcext:value-type="float">
            <text:p>1130.43</text:p>
          </table:table-cell>
          <table:table-cell office:value-type="float" office:value="1382.413" calcext:value-type="float">
            <text:p>1382.413</text:p>
          </table:table-cell>
          <table:table-cell office:value-type="float" office:value="1273.118" calcext:value-type="float">
            <text:p>1273.118</text:p>
          </table:table-cell>
          <table:table-cell office:value-type="float" office:value="760.6715" calcext:value-type="float">
            <text:p>760.6715</text:p>
          </table:table-cell>
          <table:table-cell office:value-type="float" office:value="1072.801" calcext:value-type="float">
            <text:p>1072.801</text:p>
          </table:table-cell>
          <table:table-cell office:value-type="float" office:value="412.2191" calcext:value-type="float">
            <text:p>412.2191</text:p>
          </table:table-cell>
          <table:table-cell office:value-type="float" office:value="1853.36" calcext:value-type="float">
            <text:p>1853.36</text:p>
          </table:table-cell>
          <table:table-cell office:value-type="float" office:value="2089.773" calcext:value-type="float">
            <text:p>2089.773</text:p>
          </table:table-cell>
          <table:table-cell office:value-type="float" office:value="1670.417" calcext:value-type="float">
            <text:p>1670.417</text:p>
          </table:table-cell>
          <table:table-cell office:value-type="float" office:value="585.0826" calcext:value-type="float">
            <text:p>585.0826</text:p>
          </table:table-cell>
          <table:table-cell office:value-type="float" office:value="574.5799" calcext:value-type="float">
            <text:p>574.5799</text:p>
          </table:table-cell>
          <table:table-cell office:value-type="float" office:value="142.7999" calcext:value-type="float">
            <text:p>142.7999</text:p>
          </table:table-cell>
          <table:table-cell office:value-type="float" office:value="35.69265" calcext:value-type="float">
            <text:p>35.69265</text:p>
          </table:table-cell>
          <table:table-cell office:value-type="float" office:value="0" calcext:value-type="float">
            <text:p>0</text:p>
          </table:table-cell>
          <table:table-cell office:value-type="float" office:value="-0.02325139" calcext:value-type="float">
            <text:p>-0.02325139</text:p>
          </table:table-cell>
          <table:table-cell office:value-type="float" office:value="0" calcext:value-type="float">
            <text:p>0</text:p>
          </table:table-cell>
          <table:table-cell office:value-type="float" office:value="4.320215" calcext:value-type="float">
            <text:p>4.320215</text:p>
          </table:table-cell>
          <table:table-cell office:value-type="float" office:value="899.7609" calcext:value-type="float">
            <text:p>899.7609</text:p>
          </table:table-cell>
          <table:table-cell office:value-type="float" office:value="-370.6759" calcext:value-type="float">
            <text:p>-370.6759</text:p>
          </table:table-cell>
          <table:table-cell office:value-type="float" office:value="529.085" calcext:value-type="float">
            <text:p>529.085</text:p>
          </table:table-cell>
          <table:table-cell office:value-type="float" office:value="-323.7048" calcext:value-type="float">
            <text:p>-323.7048</text:p>
          </table:table-cell>
          <table:table-cell office:value-type="float" office:value="0" calcext:value-type="float">
            <text:p>0</text:p>
          </table:table-cell>
          <table:table-cell office:value-type="float" office:value="8.692689" calcext:value-type="float">
            <text:p>8.69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196.2455" calcext:value-type="float">
            <text:p>196.2455</text:p>
          </table:table-cell>
          <table:table-cell office:value-type="float" office:value="13109.78" calcext:value-type="float">
            <text:p>13109.78</text:p>
          </table:table-cell>
          <table:table-cell office:value-type="float" office:value="0" calcext:value-type="float">
            <text:p>0</text:p>
          </table:table-cell>
          <table:table-cell office:value-type="float" office:value="9.284082" calcext:value-type="float">
            <text:p>9.284082</text:p>
          </table:table-cell>
          <table:table-cell office:value-type="float" office:value="-401.0739" calcext:value-type="float">
            <text:p>-401.0739</text:p>
          </table:table-cell>
          <table:table-cell office:value-type="float" office:value="1189.311" calcext:value-type="float">
            <text:p>1189.311</text:p>
          </table:table-cell>
          <table:table-cell office:value-type="float" office:value="-81.50851" calcext:value-type="float">
            <text:p>-81.50851</text:p>
          </table:table-cell>
          <table:table-cell office:value-type="float" office:value="76.80512" calcext:value-type="float">
            <text:p>76.80512</text:p>
          </table:table-cell>
          <table:table-cell office:value-type="float" office:value="4.798256" calcext:value-type="float">
            <text:p>4.798256</text:p>
          </table:table-cell>
          <table:table-cell office:value-type="float" office:value="0.1273804" calcext:value-type="float">
            <text:p>0.1273804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17.4255" calcext:value-type="float">
            <text:p>217.4255</text:p>
          </table:table-cell>
          <table:table-cell office:value-type="float" office:value="0" calcext:value-type="float">
            <text:p>0</text:p>
          </table:table-cell>
          <table:table-cell office:value-type="float" office:value="318.5542" calcext:value-type="float">
            <text:p>318.5542</text:p>
          </table:table-cell>
          <table:table-cell office:value-type="float" office:value="1130.276" calcext:value-type="float">
            <text:p>1130.276</text:p>
          </table:table-cell>
          <table:table-cell office:value-type="float" office:value="1382.188" calcext:value-type="float">
            <text:p>1382.188</text:p>
          </table:table-cell>
          <table:table-cell office:value-type="float" office:value="1273.093" calcext:value-type="float">
            <text:p>1273.093</text:p>
          </table:table-cell>
          <table:table-cell office:value-type="float" office:value="760.6577" calcext:value-type="float">
            <text:p>760.6577</text:p>
          </table:table-cell>
          <table:table-cell office:value-type="float" office:value="1072.751" calcext:value-type="float">
            <text:p>1072.751</text:p>
          </table:table-cell>
          <table:table-cell office:value-type="float" office:value="412.2015" calcext:value-type="float">
            <text:p>412.2015</text:p>
          </table:table-cell>
          <table:table-cell office:value-type="float" office:value="1853.273" calcext:value-type="float">
            <text:p>1853.273</text:p>
          </table:table-cell>
          <table:table-cell office:value-type="float" office:value="2089.708" calcext:value-type="float">
            <text:p>2089.708</text:p>
          </table:table-cell>
          <table:table-cell office:value-type="float" office:value="1670.389" calcext:value-type="float">
            <text:p>1670.389</text:p>
          </table:table-cell>
          <table:table-cell office:value-type="float" office:value="585.0756" calcext:value-type="float">
            <text:p>585.0756</text:p>
          </table:table-cell>
          <table:table-cell office:value-type="float" office:value="574.5691" calcext:value-type="float">
            <text:p>574.5691</text:p>
          </table:table-cell>
          <table:table-cell office:value-type="float" office:value="142.7999" calcext:value-type="float">
            <text:p>142.7999</text:p>
          </table:table-cell>
          <table:table-cell office:value-type="float" office:value="35.69264" calcext:value-type="float">
            <text:p>35.69264</text:p>
          </table:table-cell>
          <table:table-cell office:value-type="float" office:value="0" calcext:value-type="float">
            <text:p>0</text:p>
          </table:table-cell>
          <table:table-cell office:value-type="float" office:value="-0.02328555" calcext:value-type="float">
            <text:p>-0.02328555</text:p>
          </table:table-cell>
          <table:table-cell office:value-type="float" office:value="0" calcext:value-type="float">
            <text:p>0</text:p>
          </table:table-cell>
          <table:table-cell office:value-type="float" office:value="4.320215" calcext:value-type="float">
            <text:p>4.320215</text:p>
          </table:table-cell>
          <table:table-cell office:value-type="float" office:value="914.915" calcext:value-type="float">
            <text:p>914.915</text:p>
          </table:table-cell>
          <table:table-cell office:value-type="float" office:value="-377.6363" calcext:value-type="float">
            <text:p>-377.6363</text:p>
          </table:table-cell>
          <table:table-cell office:value-type="float" office:value="537.2788" calcext:value-type="float">
            <text:p>537.2788</text:p>
          </table:table-cell>
          <table:table-cell office:value-type="float" office:value="-324.7599" calcext:value-type="float">
            <text:p>-324.7599</text:p>
          </table:table-cell>
          <table:table-cell office:value-type="float" office:value="0" calcext:value-type="float">
            <text:p>0</text:p>
          </table:table-cell>
          <table:table-cell office:value-type="float" office:value="8.541664" calcext:value-type="float">
            <text:p>8.54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196.1097" calcext:value-type="float">
            <text:p>196.1097</text:p>
          </table:table-cell>
          <table:table-cell office:value-type="float" office:value="13109.35" calcext:value-type="float">
            <text:p>13109.35</text:p>
          </table:table-cell>
          <table:table-cell office:value-type="float" office:value="0" calcext:value-type="float">
            <text:p>0</text:p>
          </table:table-cell>
          <table:table-cell office:value-type="float" office:value="9.811017" calcext:value-type="float">
            <text:p>9.811017</text:p>
          </table:table-cell>
          <table:table-cell office:value-type="float" office:value="-402.8336" calcext:value-type="float">
            <text:p>-402.8336</text:p>
          </table:table-cell>
          <table:table-cell office:value-type="float" office:value="1196.321" calcext:value-type="float">
            <text:p>1196.321</text:p>
          </table:table-cell>
          <table:table-cell office:value-type="float" office:value="-82.10178" calcext:value-type="float">
            <text:p>-82.10178</text:p>
          </table:table-cell>
          <table:table-cell office:value-type="float" office:value="76.55318" calcext:value-type="float">
            <text:p>76.55318</text:p>
          </table:table-cell>
          <table:table-cell office:value-type="float" office:value="4.75529" calcext:value-type="float">
            <text:p>4.75529</text:p>
          </table:table-cell>
          <table:table-cell office:value-type="float" office:value="0.1291319" calcext:value-type="float">
            <text:p>0.1291319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24.9184" calcext:value-type="float">
            <text:p>224.9184</text:p>
          </table:table-cell>
          <table:table-cell office:value-type="float" office:value="0" calcext:value-type="float">
            <text:p>0</text:p>
          </table:table-cell>
          <table:table-cell office:value-type="float" office:value="318.6271" calcext:value-type="float">
            <text:p>318.6271</text:p>
          </table:table-cell>
          <table:table-cell office:value-type="float" office:value="1130.148" calcext:value-type="float">
            <text:p>1130.148</text:p>
          </table:table-cell>
          <table:table-cell office:value-type="float" office:value="1381.98" calcext:value-type="float">
            <text:p>1381.98</text:p>
          </table:table-cell>
          <table:table-cell office:value-type="float" office:value="1273.083" calcext:value-type="float">
            <text:p>1273.083</text:p>
          </table:table-cell>
          <table:table-cell office:value-type="float" office:value="760.6652" calcext:value-type="float">
            <text:p>760.6652</text:p>
          </table:table-cell>
          <table:table-cell office:value-type="float" office:value="1072.706" calcext:value-type="float">
            <text:p>1072.706</text:p>
          </table:table-cell>
          <table:table-cell office:value-type="float" office:value="412.1883" calcext:value-type="float">
            <text:p>412.1883</text:p>
          </table:table-cell>
          <table:table-cell office:value-type="float" office:value="1853.186" calcext:value-type="float">
            <text:p>1853.186</text:p>
          </table:table-cell>
          <table:table-cell office:value-type="float" office:value="2089.643" calcext:value-type="float">
            <text:p>2089.643</text:p>
          </table:table-cell>
          <table:table-cell office:value-type="float" office:value="1670.361" calcext:value-type="float">
            <text:p>1670.361</text:p>
          </table:table-cell>
          <table:table-cell office:value-type="float" office:value="585.069" calcext:value-type="float">
            <text:p>585.069</text:p>
          </table:table-cell>
          <table:table-cell office:value-type="float" office:value="574.5594" calcext:value-type="float">
            <text:p>574.5594</text:p>
          </table:table-cell>
          <table:table-cell office:value-type="float" office:value="142.7999" calcext:value-type="float">
            <text:p>142.7999</text:p>
          </table:table-cell>
          <table:table-cell office:value-type="float" office:value="35.69263" calcext:value-type="float">
            <text:p>35.69263</text:p>
          </table:table-cell>
          <table:table-cell office:value-type="float" office:value="0" calcext:value-type="float">
            <text:p>0</text:p>
          </table:table-cell>
          <table:table-cell office:value-type="float" office:value="-0.02331441" calcext:value-type="float">
            <text:p>-0.02331441</text:p>
          </table:table-cell>
          <table:table-cell office:value-type="float" office:value="0" calcext:value-type="float">
            <text:p>0</text:p>
          </table:table-cell>
          <table:table-cell office:value-type="float" office:value="4.320215" calcext:value-type="float">
            <text:p>4.320215</text:p>
          </table:table-cell>
          <table:table-cell office:value-type="float" office:value="930.5236" calcext:value-type="float">
            <text:p>930.5236</text:p>
          </table:table-cell>
          <table:table-cell office:value-type="float" office:value="-384.5967" calcext:value-type="float">
            <text:p>-384.5967</text:p>
          </table:table-cell>
          <table:table-cell office:value-type="float" office:value="545.9269" calcext:value-type="float">
            <text:p>545.9269</text:p>
          </table:table-cell>
          <table:table-cell office:value-type="float" office:value="-325.7811" calcext:value-type="float">
            <text:p>-325.7811</text:p>
          </table:table-cell>
          <table:table-cell office:value-type="float" office:value="0" calcext:value-type="float">
            <text:p>0</text:p>
          </table:table-cell>
          <table:table-cell office:value-type="float" office:value="8.396539" calcext:value-type="float">
            <text:p>8.396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196.0193" calcext:value-type="float">
            <text:p>196.0193</text:p>
          </table:table-cell>
          <table:table-cell office:value-type="float" office:value="13108.92" calcext:value-type="float">
            <text:p>13108.92</text:p>
          </table:table-cell>
          <table:table-cell office:value-type="float" office:value="0" calcext:value-type="float">
            <text:p>0</text:p>
          </table:table-cell>
          <table:table-cell office:value-type="float" office:value="10.40375" calcext:value-type="float">
            <text:p>10.40375</text:p>
          </table:table-cell>
          <table:table-cell office:value-type="float" office:value="-404.6133" calcext:value-type="float">
            <text:p>-404.6133</text:p>
          </table:table-cell>
          <table:table-cell office:value-type="float" office:value="1200.105" calcext:value-type="float">
            <text:p>1200.105</text:p>
          </table:table-cell>
          <table:table-cell office:value-type="float" office:value="-82.69714" calcext:value-type="float">
            <text:p>-82.69714</text:p>
          </table:table-cell>
          <table:table-cell office:value-type="float" office:value="76.2944" calcext:value-type="float">
            <text:p>76.2944</text:p>
          </table:table-cell>
          <table:table-cell office:value-type="float" office:value="4.708251" calcext:value-type="float">
            <text:p>4.708251</text:p>
          </table:table-cell>
          <table:table-cell office:value-type="float" office:value="0.1308611" calcext:value-type="float">
            <text:p>0.130861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31.4657" calcext:value-type="float">
            <text:p>231.4657</text:p>
          </table:table-cell>
          <table:table-cell office:value-type="float" office:value="0" calcext:value-type="float">
            <text:p>0</text:p>
          </table:table-cell>
          <table:table-cell office:value-type="float" office:value="318.7059" calcext:value-type="float">
            <text:p>318.7059</text:p>
          </table:table-cell>
          <table:table-cell office:value-type="float" office:value="1130.025" calcext:value-type="float">
            <text:p>1130.025</text:p>
          </table:table-cell>
          <table:table-cell office:value-type="float" office:value="1381.771" calcext:value-type="float">
            <text:p>1381.771</text:p>
          </table:table-cell>
          <table:table-cell office:value-type="float" office:value="1273.081" calcext:value-type="float">
            <text:p>1273.081</text:p>
          </table:table-cell>
          <table:table-cell office:value-type="float" office:value="760.6895" calcext:value-type="float">
            <text:p>760.6895</text:p>
          </table:table-cell>
          <table:table-cell office:value-type="float" office:value="1072.666" calcext:value-type="float">
            <text:p>1072.666</text:p>
          </table:table-cell>
          <table:table-cell office:value-type="float" office:value="412.1775" calcext:value-type="float">
            <text:p>412.1775</text:p>
          </table:table-cell>
          <table:table-cell office:value-type="float" office:value="1853.099" calcext:value-type="float">
            <text:p>1853.099</text:p>
          </table:table-cell>
          <table:table-cell office:value-type="float" office:value="2089.579" calcext:value-type="float">
            <text:p>2089.579</text:p>
          </table:table-cell>
          <table:table-cell office:value-type="float" office:value="1670.333" calcext:value-type="float">
            <text:p>1670.333</text:p>
          </table:table-cell>
          <table:table-cell office:value-type="float" office:value="585.0627" calcext:value-type="float">
            <text:p>585.0627</text:p>
          </table:table-cell>
          <table:table-cell office:value-type="float" office:value="574.5504" calcext:value-type="float">
            <text:p>574.5504</text:p>
          </table:table-cell>
          <table:table-cell office:value-type="float" office:value="142.7999" calcext:value-type="float">
            <text:p>142.7999</text:p>
          </table:table-cell>
          <table:table-cell office:value-type="float" office:value="35.69262" calcext:value-type="float">
            <text:p>35.69262</text:p>
          </table:table-cell>
          <table:table-cell office:value-type="float" office:value="0" calcext:value-type="float">
            <text:p>0</text:p>
          </table:table-cell>
          <table:table-cell office:value-type="float" office:value="-0.0233472" calcext:value-type="float">
            <text:p>-0.0233472</text:p>
          </table:table-cell>
          <table:table-cell office:value-type="float" office:value="0" calcext:value-type="float">
            <text:p>0</text:p>
          </table:table-cell>
          <table:table-cell office:value-type="float" office:value="4.320215" calcext:value-type="float">
            <text:p>4.320215</text:p>
          </table:table-cell>
          <table:table-cell office:value-type="float" office:value="945.6011" calcext:value-type="float">
            <text:p>945.6011</text:p>
          </table:table-cell>
          <table:table-cell office:value-type="float" office:value="-391.9521" calcext:value-type="float">
            <text:p>-391.9521</text:p>
          </table:table-cell>
          <table:table-cell office:value-type="float" office:value="553.649" calcext:value-type="float">
            <text:p>553.649</text:p>
          </table:table-cell>
          <table:table-cell office:value-type="float" office:value="-326.828" calcext:value-type="float">
            <text:p>-326.828</text:p>
          </table:table-cell>
          <table:table-cell office:value-type="float" office:value="0" calcext:value-type="float">
            <text:p>0</text:p>
          </table:table-cell>
          <table:table-cell office:value-type="float" office:value="8.260742" calcext:value-type="float">
            <text:p>8.26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196.1085" calcext:value-type="float">
            <text:p>196.1085</text:p>
          </table:table-cell>
          <table:table-cell office:value-type="float" office:value="13108.48" calcext:value-type="float">
            <text:p>13108.48</text:p>
          </table:table-cell>
          <table:table-cell office:value-type="float" office:value="0" calcext:value-type="float">
            <text:p>0</text:p>
          </table:table-cell>
          <table:table-cell office:value-type="float" office:value="11.2141" calcext:value-type="float">
            <text:p>11.2141</text:p>
          </table:table-cell>
          <table:table-cell office:value-type="float" office:value="-406.4372" calcext:value-type="float">
            <text:p>-406.4372</text:p>
          </table:table-cell>
          <table:table-cell office:value-type="float" office:value="1207.688" calcext:value-type="float">
            <text:p>1207.688</text:p>
          </table:table-cell>
          <table:table-cell office:value-type="float" office:value="-83.29795" calcext:value-type="float">
            <text:p>-83.29795</text:p>
          </table:table-cell>
          <table:table-cell office:value-type="float" office:value="76.00587" calcext:value-type="float">
            <text:p>76.00587</text:p>
          </table:table-cell>
          <table:table-cell office:value-type="float" office:value="4.781974" calcext:value-type="float">
            <text:p>4.781974</text:p>
          </table:table-cell>
          <table:table-cell office:value-type="float" office:value="0.1325508" calcext:value-type="float">
            <text:p>0.132550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35.7928" calcext:value-type="float">
            <text:p>235.7928</text:p>
          </table:table-cell>
          <table:table-cell office:value-type="float" office:value="0" calcext:value-type="float">
            <text:p>0</text:p>
          </table:table-cell>
          <table:table-cell office:value-type="float" office:value="318.8124" calcext:value-type="float">
            <text:p>318.8124</text:p>
          </table:table-cell>
          <table:table-cell office:value-type="float" office:value="1129.899" calcext:value-type="float">
            <text:p>1129.899</text:p>
          </table:table-cell>
          <table:table-cell office:value-type="float" office:value="1381.553" calcext:value-type="float">
            <text:p>1381.553</text:p>
          </table:table-cell>
          <table:table-cell office:value-type="float" office:value="1273.094" calcext:value-type="float">
            <text:p>1273.094</text:p>
          </table:table-cell>
          <table:table-cell office:value-type="float" office:value="760.7239" calcext:value-type="float">
            <text:p>760.7239</text:p>
          </table:table-cell>
          <table:table-cell office:value-type="float" office:value="1072.629" calcext:value-type="float">
            <text:p>1072.629</text:p>
          </table:table-cell>
          <table:table-cell office:value-type="float" office:value="412.1684" calcext:value-type="float">
            <text:p>412.1684</text:p>
          </table:table-cell>
          <table:table-cell office:value-type="float" office:value="1853.012" calcext:value-type="float">
            <text:p>1853.012</text:p>
          </table:table-cell>
          <table:table-cell office:value-type="float" office:value="2089.514" calcext:value-type="float">
            <text:p>2089.514</text:p>
          </table:table-cell>
          <table:table-cell office:value-type="float" office:value="1670.306" calcext:value-type="float">
            <text:p>1670.306</text:p>
          </table:table-cell>
          <table:table-cell office:value-type="float" office:value="585.0566" calcext:value-type="float">
            <text:p>585.0566</text:p>
          </table:table-cell>
          <table:table-cell office:value-type="float" office:value="574.5417" calcext:value-type="float">
            <text:p>574.5417</text:p>
          </table:table-cell>
          <table:table-cell office:value-type="float" office:value="142.7998" calcext:value-type="float">
            <text:p>142.7998</text:p>
          </table:table-cell>
          <table:table-cell office:value-type="float" office:value="35.69261" calcext:value-type="float">
            <text:p>35.69261</text:p>
          </table:table-cell>
          <table:table-cell office:value-type="float" office:value="0" calcext:value-type="float">
            <text:p>0</text:p>
          </table:table-cell>
          <table:table-cell office:value-type="float" office:value="-0.02339436" calcext:value-type="float">
            <text:p>-0.02339436</text:p>
          </table:table-cell>
          <table:table-cell office:value-type="float" office:value="0" calcext:value-type="float">
            <text:p>0</text:p>
          </table:table-cell>
          <table:table-cell office:value-type="float" office:value="4.313048" calcext:value-type="float">
            <text:p>4.313048</text:p>
          </table:table-cell>
          <table:table-cell office:value-type="float" office:value="958.9428" calcext:value-type="float">
            <text:p>958.9428</text:p>
          </table:table-cell>
          <table:table-cell office:value-type="float" office:value="-399.7777" calcext:value-type="float">
            <text:p>-399.7777</text:p>
          </table:table-cell>
          <table:table-cell office:value-type="float" office:value="559.165" calcext:value-type="float">
            <text:p>559.165</text:p>
          </table:table-cell>
          <table:table-cell office:value-type="float" office:value="-327.9261" calcext:value-type="float">
            <text:p>-327.9261</text:p>
          </table:table-cell>
          <table:table-cell office:value-type="float" office:value="0" calcext:value-type="float">
            <text:p>0</text:p>
          </table:table-cell>
          <table:table-cell office:value-type="float" office:value="8.135726" calcext:value-type="float">
            <text:p>8.135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197.1279" calcext:value-type="float">
            <text:p>197.1279</text:p>
          </table:table-cell>
          <table:table-cell office:value-type="float" office:value="13108.01" calcext:value-type="float">
            <text:p>13108.01</text:p>
          </table:table-cell>
          <table:table-cell office:value-type="float" office:value="0" calcext:value-type="float">
            <text:p>0</text:p>
          </table:table-cell>
          <table:table-cell office:value-type="float" office:value="12.99042" calcext:value-type="float">
            <text:p>12.99042</text:p>
          </table:table-cell>
          <table:table-cell office:value-type="float" office:value="-408.3351" calcext:value-type="float">
            <text:p>-408.3351</text:p>
          </table:table-cell>
          <table:table-cell office:value-type="float" office:value="1209.843" calcext:value-type="float">
            <text:p>1209.843</text:p>
          </table:table-cell>
          <table:table-cell office:value-type="float" office:value="-83.92416" calcext:value-type="float">
            <text:p>-83.92416</text:p>
          </table:table-cell>
          <table:table-cell office:value-type="float" office:value="75.67892" calcext:value-type="float">
            <text:p>75.67892</text:p>
          </table:table-cell>
          <table:table-cell office:value-type="float" office:value="5.743672" calcext:value-type="float">
            <text:p>5.743672</text:p>
          </table:table-cell>
          <table:table-cell office:value-type="float" office:value="0.1342456" calcext:value-type="float">
            <text:p>0.134245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38.0029" calcext:value-type="float">
            <text:p>238.0029</text:p>
          </table:table-cell>
          <table:table-cell office:value-type="float" office:value="0" calcext:value-type="float">
            <text:p>0</text:p>
          </table:table-cell>
          <table:table-cell office:value-type="float" office:value="318.9352" calcext:value-type="float">
            <text:p>318.9352</text:p>
          </table:table-cell>
          <table:table-cell office:value-type="float" office:value="1129.767" calcext:value-type="float">
            <text:p>1129.767</text:p>
          </table:table-cell>
          <table:table-cell office:value-type="float" office:value="1381.319" calcext:value-type="float">
            <text:p>1381.319</text:p>
          </table:table-cell>
          <table:table-cell office:value-type="float" office:value="1273.126" calcext:value-type="float">
            <text:p>1273.126</text:p>
          </table:table-cell>
          <table:table-cell office:value-type="float" office:value="760.766" calcext:value-type="float">
            <text:p>760.766</text:p>
          </table:table-cell>
          <table:table-cell office:value-type="float" office:value="1072.592" calcext:value-type="float">
            <text:p>1072.592</text:p>
          </table:table-cell>
          <table:table-cell office:value-type="float" office:value="412.1593" calcext:value-type="float">
            <text:p>412.1593</text:p>
          </table:table-cell>
          <table:table-cell office:value-type="float" office:value="1852.924" calcext:value-type="float">
            <text:p>1852.924</text:p>
          </table:table-cell>
          <table:table-cell office:value-type="float" office:value="2089.45" calcext:value-type="float">
            <text:p>2089.45</text:p>
          </table:table-cell>
          <table:table-cell office:value-type="float" office:value="1670.278" calcext:value-type="float">
            <text:p>1670.278</text:p>
          </table:table-cell>
          <table:table-cell office:value-type="float" office:value="585.0504" calcext:value-type="float">
            <text:p>585.0504</text:p>
          </table:table-cell>
          <table:table-cell office:value-type="float" office:value="574.533" calcext:value-type="float">
            <text:p>574.533</text:p>
          </table:table-cell>
          <table:table-cell office:value-type="float" office:value="142.7998" calcext:value-type="float">
            <text:p>142.7998</text:p>
          </table:table-cell>
          <table:table-cell office:value-type="float" office:value="35.6926" calcext:value-type="float">
            <text:p>35.6926</text:p>
          </table:table-cell>
          <table:table-cell office:value-type="float" office:value="0" calcext:value-type="float">
            <text:p>0</text:p>
          </table:table-cell>
          <table:table-cell office:value-type="float" office:value="-0.02345731" calcext:value-type="float">
            <text:p>-0.02345731</text:p>
          </table:table-cell>
          <table:table-cell office:value-type="float" office:value="0" calcext:value-type="float">
            <text:p>0</text:p>
          </table:table-cell>
          <table:table-cell office:value-type="float" office:value="4.258489" calcext:value-type="float">
            <text:p>4.258489</text:p>
          </table:table-cell>
          <table:table-cell office:value-type="float" office:value="970.7635" calcext:value-type="float">
            <text:p>970.7635</text:p>
          </table:table-cell>
          <table:table-cell office:value-type="float" office:value="-408.1607" calcext:value-type="float">
            <text:p>-408.1607</text:p>
          </table:table-cell>
          <table:table-cell office:value-type="float" office:value="562.6029" calcext:value-type="float">
            <text:p>562.6029</text:p>
          </table:table-cell>
          <table:table-cell office:value-type="float" office:value="-329.077" calcext:value-type="float">
            <text:p>-329.077</text:p>
          </table:table-cell>
          <table:table-cell office:value-type="float" office:value="0" calcext:value-type="float">
            <text:p>0</text:p>
          </table:table-cell>
          <table:table-cell office:value-type="float" office:value="8.016307" calcext:value-type="float">
            <text:p>8.01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198.3967" calcext:value-type="float">
            <text:p>198.3967</text:p>
          </table:table-cell>
          <table:table-cell office:value-type="float" office:value="13107.52" calcext:value-type="float">
            <text:p>13107.52</text:p>
          </table:table-cell>
          <table:table-cell office:value-type="float" office:value="0" calcext:value-type="float">
            <text:p>0</text:p>
          </table:table-cell>
          <table:table-cell office:value-type="float" office:value="15.03207" calcext:value-type="float">
            <text:p>15.03207</text:p>
          </table:table-cell>
          <table:table-cell office:value-type="float" office:value="-410.2747" calcext:value-type="float">
            <text:p>-410.2747</text:p>
          </table:table-cell>
          <table:table-cell office:value-type="float" office:value="1216.631" calcext:value-type="float">
            <text:p>1216.631</text:p>
          </table:table-cell>
          <table:table-cell office:value-type="float" office:value="-84.56413" calcext:value-type="float">
            <text:p>-84.56413</text:p>
          </table:table-cell>
          <table:table-cell office:value-type="float" office:value="75.33525" calcext:value-type="float">
            <text:p>75.33525</text:p>
          </table:table-cell>
          <table:table-cell office:value-type="float" office:value="6.934022" calcext:value-type="float">
            <text:p>6.934022</text:p>
          </table:table-cell>
          <table:table-cell office:value-type="float" office:value="0.1359057" calcext:value-type="float">
            <text:p>0.135905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1269" calcext:value-type="float">
            <text:p>0.07561269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39.1374" calcext:value-type="float">
            <text:p>239.1374</text:p>
          </table:table-cell>
          <table:table-cell office:value-type="float" office:value="0" calcext:value-type="float">
            <text:p>0</text:p>
          </table:table-cell>
          <table:table-cell office:value-type="float" office:value="319.062" calcext:value-type="float">
            <text:p>319.062</text:p>
          </table:table-cell>
          <table:table-cell office:value-type="float" office:value="1129.631" calcext:value-type="float">
            <text:p>1129.631</text:p>
          </table:table-cell>
          <table:table-cell office:value-type="float" office:value="1381.075" calcext:value-type="float">
            <text:p>1381.075</text:p>
          </table:table-cell>
          <table:table-cell office:value-type="float" office:value="1273.161" calcext:value-type="float">
            <text:p>1273.161</text:p>
          </table:table-cell>
          <table:table-cell office:value-type="float" office:value="760.8184" calcext:value-type="float">
            <text:p>760.8184</text:p>
          </table:table-cell>
          <table:table-cell office:value-type="float" office:value="1072.555" calcext:value-type="float">
            <text:p>1072.555</text:p>
          </table:table-cell>
          <table:table-cell office:value-type="float" office:value="412.1493" calcext:value-type="float">
            <text:p>412.1493</text:p>
          </table:table-cell>
          <table:table-cell office:value-type="float" office:value="1852.836" calcext:value-type="float">
            <text:p>1852.836</text:p>
          </table:table-cell>
          <table:table-cell office:value-type="float" office:value="2089.385" calcext:value-type="float">
            <text:p>2089.385</text:p>
          </table:table-cell>
          <table:table-cell office:value-type="float" office:value="1670.251" calcext:value-type="float">
            <text:p>1670.251</text:p>
          </table:table-cell>
          <table:table-cell office:value-type="float" office:value="585.0442" calcext:value-type="float">
            <text:p>585.0442</text:p>
          </table:table-cell>
          <table:table-cell office:value-type="float" office:value="574.5244" calcext:value-type="float">
            <text:p>574.5244</text:p>
          </table:table-cell>
          <table:table-cell office:value-type="float" office:value="142.7998" calcext:value-type="float">
            <text:p>142.7998</text:p>
          </table:table-cell>
          <table:table-cell office:value-type="float" office:value="35.69259" calcext:value-type="float">
            <text:p>35.69259</text:p>
          </table:table-cell>
          <table:table-cell office:value-type="float" office:value="0" calcext:value-type="float">
            <text:p>0</text:p>
          </table:table-cell>
          <table:table-cell office:value-type="float" office:value="-0.02352805" calcext:value-type="float">
            <text:p>-0.02352805</text:p>
          </table:table-cell>
          <table:table-cell office:value-type="float" office:value="0" calcext:value-type="float">
            <text:p>0</text:p>
          </table:table-cell>
          <table:table-cell office:value-type="float" office:value="4.196739" calcext:value-type="float">
            <text:p>4.196739</text:p>
          </table:table-cell>
          <table:table-cell office:value-type="float" office:value="981.7169" calcext:value-type="float">
            <text:p>981.7169</text:p>
          </table:table-cell>
          <table:table-cell office:value-type="float" office:value="-416.7276" calcext:value-type="float">
            <text:p>-416.7276</text:p>
          </table:table-cell>
          <table:table-cell office:value-type="float" office:value="564.9893" calcext:value-type="float">
            <text:p>564.9893</text:p>
          </table:table-cell>
          <table:table-cell office:value-type="float" office:value="-330.2614" calcext:value-type="float">
            <text:p>-330.2614</text:p>
          </table:table-cell>
          <table:table-cell office:value-type="float" office:value="0" calcext:value-type="float">
            <text:p>0</text:p>
          </table:table-cell>
          <table:table-cell office:value-type="float" office:value="7.902293" calcext:value-type="float">
            <text:p>7.90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199.5147" calcext:value-type="float">
            <text:p>199.5147</text:p>
          </table:table-cell>
          <table:table-cell office:value-type="float" office:value="13107.05" calcext:value-type="float">
            <text:p>13107.05</text:p>
          </table:table-cell>
          <table:table-cell office:value-type="float" office:value="0" calcext:value-type="float">
            <text:p>0</text:p>
          </table:table-cell>
          <table:table-cell office:value-type="float" office:value="16.95191" calcext:value-type="float">
            <text:p>16.95191</text:p>
          </table:table-cell>
          <table:table-cell office:value-type="float" office:value="-411.8529" calcext:value-type="float">
            <text:p>-411.8529</text:p>
          </table:table-cell>
          <table:table-cell office:value-type="float" office:value="1220.876" calcext:value-type="float">
            <text:p>1220.876</text:p>
          </table:table-cell>
          <table:table-cell office:value-type="float" office:value="-85.17387" calcext:value-type="float">
            <text:p>-85.17387</text:p>
          </table:table-cell>
          <table:table-cell office:value-type="float" office:value="75.11285" calcext:value-type="float">
            <text:p>75.11285</text:p>
          </table:table-cell>
          <table:table-cell office:value-type="float" office:value="8.052309" calcext:value-type="float">
            <text:p>8.052309</text:p>
          </table:table-cell>
          <table:table-cell office:value-type="float" office:value="0.1372028" calcext:value-type="float">
            <text:p>0.137202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45" calcext:value-type="float">
            <text:p>0.07564545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39.8084" calcext:value-type="float">
            <text:p>239.8084</text:p>
          </table:table-cell>
          <table:table-cell office:value-type="float" office:value="0" calcext:value-type="float">
            <text:p>0</text:p>
          </table:table-cell>
          <table:table-cell office:value-type="float" office:value="319.1466" calcext:value-type="float">
            <text:p>319.1466</text:p>
          </table:table-cell>
          <table:table-cell office:value-type="float" office:value="1129.468" calcext:value-type="float">
            <text:p>1129.468</text:p>
          </table:table-cell>
          <table:table-cell office:value-type="float" office:value="1380.842" calcext:value-type="float">
            <text:p>1380.842</text:p>
          </table:table-cell>
          <table:table-cell office:value-type="float" office:value="1273.194" calcext:value-type="float">
            <text:p>1273.194</text:p>
          </table:table-cell>
          <table:table-cell office:value-type="float" office:value="760.8722" calcext:value-type="float">
            <text:p>760.8722</text:p>
          </table:table-cell>
          <table:table-cell office:value-type="float" office:value="1072.517" calcext:value-type="float">
            <text:p>1072.517</text:p>
          </table:table-cell>
          <table:table-cell office:value-type="float" office:value="412.1387" calcext:value-type="float">
            <text:p>412.1387</text:p>
          </table:table-cell>
          <table:table-cell office:value-type="float" office:value="1852.747" calcext:value-type="float">
            <text:p>1852.747</text:p>
          </table:table-cell>
          <table:table-cell office:value-type="float" office:value="2089.32" calcext:value-type="float">
            <text:p>2089.32</text:p>
          </table:table-cell>
          <table:table-cell office:value-type="float" office:value="1670.223" calcext:value-type="float">
            <text:p>1670.223</text:p>
          </table:table-cell>
          <table:table-cell office:value-type="float" office:value="585.038" calcext:value-type="float">
            <text:p>585.038</text:p>
          </table:table-cell>
          <table:table-cell office:value-type="float" office:value="574.5156" calcext:value-type="float">
            <text:p>574.5156</text:p>
          </table:table-cell>
          <table:table-cell office:value-type="float" office:value="142.7998" calcext:value-type="float">
            <text:p>142.7998</text:p>
          </table:table-cell>
          <table:table-cell office:value-type="float" office:value="35.69258" calcext:value-type="float">
            <text:p>35.69258</text:p>
          </table:table-cell>
          <table:table-cell office:value-type="float" office:value="0" calcext:value-type="float">
            <text:p>0</text:p>
          </table:table-cell>
          <table:table-cell office:value-type="float" office:value="-0.023579" calcext:value-type="float">
            <text:p>-0.023579</text:p>
          </table:table-cell>
          <table:table-cell office:value-type="float" office:value="0" calcext:value-type="float">
            <text:p>0</text:p>
          </table:table-cell>
          <table:table-cell office:value-type="float" office:value="4.141057" calcext:value-type="float">
            <text:p>4.141057</text:p>
          </table:table-cell>
          <table:table-cell office:value-type="float" office:value="990.2944" calcext:value-type="float">
            <text:p>990.2944</text:p>
          </table:table-cell>
          <table:table-cell office:value-type="float" office:value="-423.6861" calcext:value-type="float">
            <text:p>-423.6861</text:p>
          </table:table-cell>
          <table:table-cell office:value-type="float" office:value="566.6083" calcext:value-type="float">
            <text:p>566.6083</text:p>
          </table:table-cell>
          <table:table-cell office:value-type="float" office:value="-331.4642" calcext:value-type="float">
            <text:p>-331.4642</text:p>
          </table:table-cell>
          <table:table-cell office:value-type="float" office:value="0" calcext:value-type="float">
            <text:p>0</text:p>
          </table:table-cell>
          <table:table-cell office:value-type="float" office:value="8.135756" calcext:value-type="float">
            <text:p>8.135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199.095" calcext:value-type="float">
            <text:p>199.095</text:p>
          </table:table-cell>
          <table:table-cell office:value-type="float" office:value="13106.68" calcext:value-type="float">
            <text:p>13106.68</text:p>
          </table:table-cell>
          <table:table-cell office:value-type="float" office:value="0" calcext:value-type="float">
            <text:p>0</text:p>
          </table:table-cell>
          <table:table-cell office:value-type="float" office:value="17.52139" calcext:value-type="float">
            <text:p>17.52139</text:p>
          </table:table-cell>
          <table:table-cell office:value-type="float" office:value="-413.6352" calcext:value-type="float">
            <text:p>-413.6352</text:p>
          </table:table-cell>
          <table:table-cell office:value-type="float" office:value="1225.611" calcext:value-type="float">
            <text:p>1225.611</text:p>
          </table:table-cell>
          <table:table-cell office:value-type="float" office:value="-85.66596" calcext:value-type="float">
            <text:p>-85.66596</text:p>
          </table:table-cell>
          <table:table-cell office:value-type="float" office:value="75.21302" calcext:value-type="float">
            <text:p>75.21302</text:p>
          </table:table-cell>
          <table:table-cell office:value-type="float" office:value="7.934227" calcext:value-type="float">
            <text:p>7.934227</text:p>
          </table:table-cell>
          <table:table-cell office:value-type="float" office:value="0.1378052" calcext:value-type="float">
            <text:p>0.1378052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45" calcext:value-type="float">
            <text:p>0.07564545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54.3785" calcext:value-type="float">
            <text:p>254.3785</text:p>
          </table:table-cell>
          <table:table-cell office:value-type="float" office:value="0" calcext:value-type="float">
            <text:p>0</text:p>
          </table:table-cell>
          <table:table-cell office:value-type="float" office:value="319.149" calcext:value-type="float">
            <text:p>319.149</text:p>
          </table:table-cell>
          <table:table-cell office:value-type="float" office:value="1129.163" calcext:value-type="float">
            <text:p>1129.163</text:p>
          </table:table-cell>
          <table:table-cell office:value-type="float" office:value="1380.652" calcext:value-type="float">
            <text:p>1380.652</text:p>
          </table:table-cell>
          <table:table-cell office:value-type="float" office:value="1273.213" calcext:value-type="float">
            <text:p>1273.213</text:p>
          </table:table-cell>
          <table:table-cell office:value-type="float" office:value="760.9104" calcext:value-type="float">
            <text:p>760.9104</text:p>
          </table:table-cell>
          <table:table-cell office:value-type="float" office:value="1072.484" calcext:value-type="float">
            <text:p>1072.484</text:p>
          </table:table-cell>
          <table:table-cell office:value-type="float" office:value="412.1279" calcext:value-type="float">
            <text:p>412.1279</text:p>
          </table:table-cell>
          <table:table-cell office:value-type="float" office:value="1852.658" calcext:value-type="float">
            <text:p>1852.658</text:p>
          </table:table-cell>
          <table:table-cell office:value-type="float" office:value="2089.254" calcext:value-type="float">
            <text:p>2089.254</text:p>
          </table:table-cell>
          <table:table-cell office:value-type="float" office:value="1670.195" calcext:value-type="float">
            <text:p>1670.195</text:p>
          </table:table-cell>
          <table:table-cell office:value-type="float" office:value="585.0317" calcext:value-type="float">
            <text:p>585.0317</text:p>
          </table:table-cell>
          <table:table-cell office:value-type="float" office:value="574.5068" calcext:value-type="float">
            <text:p>574.5068</text:p>
          </table:table-cell>
          <table:table-cell office:value-type="float" office:value="142.7997" calcext:value-type="float">
            <text:p>142.7997</text:p>
          </table:table-cell>
          <table:table-cell office:value-type="float" office:value="35.69257" calcext:value-type="float">
            <text:p>35.69257</text:p>
          </table:table-cell>
          <table:table-cell office:value-type="float" office:value="0" calcext:value-type="float">
            <text:p>0</text:p>
          </table:table-cell>
          <table:table-cell office:value-type="float" office:value="-0.02369627" calcext:value-type="float">
            <text:p>-0.02369627</text:p>
          </table:table-cell>
          <table:table-cell office:value-type="float" office:value="0" calcext:value-type="float">
            <text:p>0</text:p>
          </table:table-cell>
          <table:table-cell office:value-type="float" office:value="4.141057" calcext:value-type="float">
            <text:p>4.141057</text:p>
          </table:table-cell>
          <table:table-cell office:value-type="float" office:value="1012.336" calcext:value-type="float">
            <text:p>1012.336</text:p>
          </table:table-cell>
          <table:table-cell office:value-type="float" office:value="-429.8609" calcext:value-type="float">
            <text:p>-429.8609</text:p>
          </table:table-cell>
          <table:table-cell office:value-type="float" office:value="582.4752" calcext:value-type="float">
            <text:p>582.4752</text:p>
          </table:table-cell>
          <table:table-cell office:value-type="float" office:value="-332.769" calcext:value-type="float">
            <text:p>-332.769</text:p>
          </table:table-cell>
          <table:table-cell office:value-type="float" office:value="0" calcext:value-type="float">
            <text:p>0</text:p>
          </table:table-cell>
          <table:table-cell office:value-type="float" office:value="8.150993" calcext:value-type="float">
            <text:p>8.15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198.599" calcext:value-type="float">
            <text:p>198.599</text:p>
          </table:table-cell>
          <table:table-cell office:value-type="float" office:value="13106.34" calcext:value-type="float">
            <text:p>13106.34</text:p>
          </table:table-cell>
          <table:table-cell office:value-type="float" office:value="0" calcext:value-type="float">
            <text:p>0</text:p>
          </table:table-cell>
          <table:table-cell office:value-type="float" office:value="18.08489" calcext:value-type="float">
            <text:p>18.08489</text:p>
          </table:table-cell>
          <table:table-cell office:value-type="float" office:value="-415.4045" calcext:value-type="float">
            <text:p>-415.4045</text:p>
          </table:table-cell>
          <table:table-cell office:value-type="float" office:value="1230.359" calcext:value-type="float">
            <text:p>1230.359</text:p>
          </table:table-cell>
          <table:table-cell office:value-type="float" office:value="-86.14173" calcext:value-type="float">
            <text:p>-86.14173</text:p>
          </table:table-cell>
          <table:table-cell office:value-type="float" office:value="75.33782" calcext:value-type="float">
            <text:p>75.33782</text:p>
          </table:table-cell>
          <table:table-cell office:value-type="float" office:value="7.807763" calcext:value-type="float">
            <text:p>7.807763</text:p>
          </table:table-cell>
          <table:table-cell office:value-type="float" office:value="0.1382402" calcext:value-type="float">
            <text:p>0.1382402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70.9452" calcext:value-type="float">
            <text:p>270.9452</text:p>
          </table:table-cell>
          <table:table-cell office:value-type="float" office:value="0" calcext:value-type="float">
            <text:p>0</text:p>
          </table:table-cell>
          <table:table-cell office:value-type="float" office:value="319.1302" calcext:value-type="float">
            <text:p>319.1302</text:p>
          </table:table-cell>
          <table:table-cell office:value-type="float" office:value="1128.865" calcext:value-type="float">
            <text:p>1128.865</text:p>
          </table:table-cell>
          <table:table-cell office:value-type="float" office:value="1380.455" calcext:value-type="float">
            <text:p>1380.455</text:p>
          </table:table-cell>
          <table:table-cell office:value-type="float" office:value="1273.222" calcext:value-type="float">
            <text:p>1273.222</text:p>
          </table:table-cell>
          <table:table-cell office:value-type="float" office:value="760.9464" calcext:value-type="float">
            <text:p>760.9464</text:p>
          </table:table-cell>
          <table:table-cell office:value-type="float" office:value="1072.454" calcext:value-type="float">
            <text:p>1072.454</text:p>
          </table:table-cell>
          <table:table-cell office:value-type="float" office:value="412.1169" calcext:value-type="float">
            <text:p>412.1169</text:p>
          </table:table-cell>
          <table:table-cell office:value-type="float" office:value="1852.571" calcext:value-type="float">
            <text:p>1852.571</text:p>
          </table:table-cell>
          <table:table-cell office:value-type="float" office:value="2089.189" calcext:value-type="float">
            <text:p>2089.189</text:p>
          </table:table-cell>
          <table:table-cell office:value-type="float" office:value="1670.166" calcext:value-type="float">
            <text:p>1670.166</text:p>
          </table:table-cell>
          <table:table-cell office:value-type="float" office:value="585.0253" calcext:value-type="float">
            <text:p>585.0253</text:p>
          </table:table-cell>
          <table:table-cell office:value-type="float" office:value="574.4977" calcext:value-type="float">
            <text:p>574.4977</text:p>
          </table:table-cell>
          <table:table-cell office:value-type="float" office:value="142.7997" calcext:value-type="float">
            <text:p>142.7997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0" calcext:value-type="float">
            <text:p>0</text:p>
          </table:table-cell>
          <table:table-cell office:value-type="float" office:value="-0.02388422" calcext:value-type="float">
            <text:p>-0.02388422</text:p>
          </table:table-cell>
          <table:table-cell office:value-type="float" office:value="0" calcext:value-type="float">
            <text:p>0</text:p>
          </table:table-cell>
          <table:table-cell office:value-type="float" office:value="4.141057" calcext:value-type="float">
            <text:p>4.141057</text:p>
          </table:table-cell>
          <table:table-cell office:value-type="float" office:value="1038.264" calcext:value-type="float">
            <text:p>1038.264</text:p>
          </table:table-cell>
          <table:table-cell office:value-type="float" office:value="-437.9231" calcext:value-type="float">
            <text:p>-437.9231</text:p>
          </table:table-cell>
          <table:table-cell office:value-type="float" office:value="600.3407" calcext:value-type="float">
            <text:p>600.3407</text:p>
          </table:table-cell>
          <table:table-cell office:value-type="float" office:value="-334.1075" calcext:value-type="float">
            <text:p>-334.1075</text:p>
          </table:table-cell>
          <table:table-cell office:value-type="float" office:value="0" calcext:value-type="float">
            <text:p>0</text:p>
          </table:table-cell>
          <table:table-cell office:value-type="float" office:value="8.193891" calcext:value-type="float">
            <text:p>8.19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198.1564" calcext:value-type="float">
            <text:p>198.1564</text:p>
          </table:table-cell>
          <table:table-cell office:value-type="float" office:value="13105.98" calcext:value-type="float">
            <text:p>13105.98</text:p>
          </table:table-cell>
          <table:table-cell office:value-type="float" office:value="0" calcext:value-type="float">
            <text:p>0</text:p>
          </table:table-cell>
          <table:table-cell office:value-type="float" office:value="18.63115" calcext:value-type="float">
            <text:p>18.63115</text:p>
          </table:table-cell>
          <table:table-cell office:value-type="float" office:value="-417.5654" calcext:value-type="float">
            <text:p>-417.5654</text:p>
          </table:table-cell>
          <table:table-cell office:value-type="float" office:value="1237.223" calcext:value-type="float">
            <text:p>1237.223</text:p>
          </table:table-cell>
          <table:table-cell office:value-type="float" office:value="-86.59722" calcext:value-type="float">
            <text:p>-86.59722</text:p>
          </table:table-cell>
          <table:table-cell office:value-type="float" office:value="75.42374" calcext:value-type="float">
            <text:p>75.42374</text:p>
          </table:table-cell>
          <table:table-cell office:value-type="float" office:value="7.715781" calcext:value-type="float">
            <text:p>7.715781</text:p>
          </table:table-cell>
          <table:table-cell office:value-type="float" office:value="0.1392329" calcext:value-type="float">
            <text:p>0.1392329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287.6721" calcext:value-type="float">
            <text:p>287.6721</text:p>
          </table:table-cell>
          <table:table-cell office:value-type="float" office:value="0" calcext:value-type="float">
            <text:p>0</text:p>
          </table:table-cell>
          <table:table-cell office:value-type="float" office:value="319.1184" calcext:value-type="float">
            <text:p>319.1184</text:p>
          </table:table-cell>
          <table:table-cell office:value-type="float" office:value="1128.571" calcext:value-type="float">
            <text:p>1128.571</text:p>
          </table:table-cell>
          <table:table-cell office:value-type="float" office:value="1380.25" calcext:value-type="float">
            <text:p>1380.25</text:p>
          </table:table-cell>
          <table:table-cell office:value-type="float" office:value="1273.227" calcext:value-type="float">
            <text:p>1273.227</text:p>
          </table:table-cell>
          <table:table-cell office:value-type="float" office:value="760.984" calcext:value-type="float">
            <text:p>760.984</text:p>
          </table:table-cell>
          <table:table-cell office:value-type="float" office:value="1072.422" calcext:value-type="float">
            <text:p>1072.422</text:p>
          </table:table-cell>
          <table:table-cell office:value-type="float" office:value="412.1058" calcext:value-type="float">
            <text:p>412.1058</text:p>
          </table:table-cell>
          <table:table-cell office:value-type="float" office:value="1852.485" calcext:value-type="float">
            <text:p>1852.485</text:p>
          </table:table-cell>
          <table:table-cell office:value-type="float" office:value="2089.124" calcext:value-type="float">
            <text:p>2089.124</text:p>
          </table:table-cell>
          <table:table-cell office:value-type="float" office:value="1670.138" calcext:value-type="float">
            <text:p>1670.138</text:p>
          </table:table-cell>
          <table:table-cell office:value-type="float" office:value="585.019" calcext:value-type="float">
            <text:p>585.019</text:p>
          </table:table-cell>
          <table:table-cell office:value-type="float" office:value="574.4886" calcext:value-type="float">
            <text:p>574.4886</text:p>
          </table:table-cell>
          <table:table-cell office:value-type="float" office:value="142.7997" calcext:value-type="float">
            <text:p>142.7997</text:p>
          </table:table-cell>
          <table:table-cell office:value-type="float" office:value="35.69255" calcext:value-type="float">
            <text:p>35.69255</text:p>
          </table:table-cell>
          <table:table-cell office:value-type="float" office:value="0" calcext:value-type="float">
            <text:p>0</text:p>
          </table:table-cell>
          <table:table-cell office:value-type="float" office:value="-0.02394017" calcext:value-type="float">
            <text:p>-0.02394017</text:p>
          </table:table-cell>
          <table:table-cell office:value-type="float" office:value="0" calcext:value-type="float">
            <text:p>0</text:p>
          </table:table-cell>
          <table:table-cell office:value-type="float" office:value="4.141057" calcext:value-type="float">
            <text:p>4.141057</text:p>
          </table:table-cell>
          <table:table-cell office:value-type="float" office:value="1063.886" calcext:value-type="float">
            <text:p>1063.886</text:p>
          </table:table-cell>
          <table:table-cell office:value-type="float" office:value="-445.1098" calcext:value-type="float">
            <text:p>-445.1098</text:p>
          </table:table-cell>
          <table:table-cell office:value-type="float" office:value="618.7765" calcext:value-type="float">
            <text:p>618.7765</text:p>
          </table:table-cell>
          <table:table-cell office:value-type="float" office:value="-335.3929" calcext:value-type="float">
            <text:p>-335.3929</text:p>
          </table:table-cell>
          <table:table-cell office:value-type="float" office:value="0" calcext:value-type="float">
            <text:p>0</text:p>
          </table:table-cell>
          <table:table-cell office:value-type="float" office:value="7.770061" calcext:value-type="float">
            <text:p>7.77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197.9104" calcext:value-type="float">
            <text:p>197.9104</text:p>
          </table:table-cell>
          <table:table-cell office:value-type="float" office:value="13105.63" calcext:value-type="float">
            <text:p>13105.63</text:p>
          </table:table-cell>
          <table:table-cell office:value-type="float" office:value="0" calcext:value-type="float">
            <text:p>0</text:p>
          </table:table-cell>
          <table:table-cell office:value-type="float" office:value="19.13929" calcext:value-type="float">
            <text:p>19.13929</text:p>
          </table:table-cell>
          <table:table-cell office:value-type="float" office:value="-419.2534" calcext:value-type="float">
            <text:p>-419.2534</text:p>
          </table:table-cell>
          <table:table-cell office:value-type="float" office:value="1243.637" calcext:value-type="float">
            <text:p>1243.637</text:p>
          </table:table-cell>
          <table:table-cell office:value-type="float" office:value="-87.01645" calcext:value-type="float">
            <text:p>-87.01645</text:p>
          </table:table-cell>
          <table:table-cell office:value-type="float" office:value="75.30464" calcext:value-type="float">
            <text:p>75.30464</text:p>
          </table:table-cell>
          <table:table-cell office:value-type="float" office:value="7.665792" calcext:value-type="float">
            <text:p>7.665792</text:p>
          </table:table-cell>
          <table:table-cell office:value-type="float" office:value="0.1405728" calcext:value-type="float">
            <text:p>0.140572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302.9786" calcext:value-type="float">
            <text:p>302.9786</text:p>
          </table:table-cell>
          <table:table-cell office:value-type="float" office:value="0" calcext:value-type="float">
            <text:p>0</text:p>
          </table:table-cell>
          <table:table-cell office:value-type="float" office:value="319.1742" calcext:value-type="float">
            <text:p>319.1742</text:p>
          </table:table-cell>
          <table:table-cell office:value-type="float" office:value="1128.348" calcext:value-type="float">
            <text:p>1128.348</text:p>
          </table:table-cell>
          <table:table-cell office:value-type="float" office:value="1380.057" calcext:value-type="float">
            <text:p>1380.057</text:p>
          </table:table-cell>
          <table:table-cell office:value-type="float" office:value="1273.228" calcext:value-type="float">
            <text:p>1273.228</text:p>
          </table:table-cell>
          <table:table-cell office:value-type="float" office:value="761.0187" calcext:value-type="float">
            <text:p>761.0187</text:p>
          </table:table-cell>
          <table:table-cell office:value-type="float" office:value="1072.395" calcext:value-type="float">
            <text:p>1072.395</text:p>
          </table:table-cell>
          <table:table-cell office:value-type="float" office:value="412.0969" calcext:value-type="float">
            <text:p>412.0969</text:p>
          </table:table-cell>
          <table:table-cell office:value-type="float" office:value="1852.401" calcext:value-type="float">
            <text:p>1852.401</text:p>
          </table:table-cell>
          <table:table-cell office:value-type="float" office:value="2089.058" calcext:value-type="float">
            <text:p>2089.058</text:p>
          </table:table-cell>
          <table:table-cell office:value-type="float" office:value="1670.109" calcext:value-type="float">
            <text:p>1670.109</text:p>
          </table:table-cell>
          <table:table-cell office:value-type="float" office:value="585.0126" calcext:value-type="float">
            <text:p>585.0126</text:p>
          </table:table-cell>
          <table:table-cell office:value-type="float" office:value="574.4792" calcext:value-type="float">
            <text:p>574.4792</text:p>
          </table:table-cell>
          <table:table-cell office:value-type="float" office:value="142.7997" calcext:value-type="float">
            <text:p>142.7997</text:p>
          </table:table-cell>
          <table:table-cell office:value-type="float" office:value="35.69254" calcext:value-type="float">
            <text:p>35.69254</text:p>
          </table:table-cell>
          <table:table-cell office:value-type="float" office:value="0" calcext:value-type="float">
            <text:p>0</text:p>
          </table:table-cell>
          <table:table-cell office:value-type="float" office:value="-0.02396136" calcext:value-type="float">
            <text:p>-0.02396136</text:p>
          </table:table-cell>
          <table:table-cell office:value-type="float" office:value="0" calcext:value-type="float">
            <text:p>0</text:p>
          </table:table-cell>
          <table:table-cell office:value-type="float" office:value="4.141057" calcext:value-type="float">
            <text:p>4.141057</text:p>
          </table:table-cell>
          <table:table-cell office:value-type="float" office:value="1087.797" calcext:value-type="float">
            <text:p>1087.797</text:p>
          </table:table-cell>
          <table:table-cell office:value-type="float" office:value="-452.4433" calcext:value-type="float">
            <text:p>-452.4433</text:p>
          </table:table-cell>
          <table:table-cell office:value-type="float" office:value="635.3542" calcext:value-type="float">
            <text:p>635.3542</text:p>
          </table:table-cell>
          <table:table-cell office:value-type="float" office:value="-336.4517" calcext:value-type="float">
            <text:p>-336.4517</text:p>
          </table:table-cell>
          <table:table-cell office:value-type="float" office:value="0" calcext:value-type="float">
            <text:p>0</text:p>
          </table:table-cell>
          <table:table-cell office:value-type="float" office:value="7.5578" calcext:value-type="float">
            <text:p>7.5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197.7437" calcext:value-type="float">
            <text:p>197.7437</text:p>
          </table:table-cell>
          <table:table-cell office:value-type="float" office:value="13105.23" calcext:value-type="float">
            <text:p>13105.23</text:p>
          </table:table-cell>
          <table:table-cell office:value-type="float" office:value="0" calcext:value-type="float">
            <text:p>0</text:p>
          </table:table-cell>
          <table:table-cell office:value-type="float" office:value="19.73863" calcext:value-type="float">
            <text:p>19.73863</text:p>
          </table:table-cell>
          <table:table-cell office:value-type="float" office:value="-420.9593" calcext:value-type="float">
            <text:p>-420.9593</text:p>
          </table:table-cell>
          <table:table-cell office:value-type="float" office:value="1250.594" calcext:value-type="float">
            <text:p>1250.594</text:p>
          </table:table-cell>
          <table:table-cell office:value-type="float" office:value="-87.48928" calcext:value-type="float">
            <text:p>-87.48928</text:p>
          </table:table-cell>
          <table:table-cell office:value-type="float" office:value="75.05687" calcext:value-type="float">
            <text:p>75.05687</text:p>
          </table:table-cell>
          <table:table-cell office:value-type="float" office:value="7.596622" calcext:value-type="float">
            <text:p>7.596622</text:p>
          </table:table-cell>
          <table:table-cell office:value-type="float" office:value="0.1420931" calcext:value-type="float">
            <text:p>0.142093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313.289" calcext:value-type="float">
            <text:p>313.289</text:p>
          </table:table-cell>
          <table:table-cell office:value-type="float" office:value="0" calcext:value-type="float">
            <text:p>0</text:p>
          </table:table-cell>
          <table:table-cell office:value-type="float" office:value="319.2758" calcext:value-type="float">
            <text:p>319.2758</text:p>
          </table:table-cell>
          <table:table-cell office:value-type="float" office:value="1128.162" calcext:value-type="float">
            <text:p>1128.162</text:p>
          </table:table-cell>
          <table:table-cell office:value-type="float" office:value="1379.838" calcext:value-type="float">
            <text:p>1379.838</text:p>
          </table:table-cell>
          <table:table-cell office:value-type="float" office:value="1273.234" calcext:value-type="float">
            <text:p>1273.234</text:p>
          </table:table-cell>
          <table:table-cell office:value-type="float" office:value="761.0538" calcext:value-type="float">
            <text:p>761.0538</text:p>
          </table:table-cell>
          <table:table-cell office:value-type="float" office:value="1072.365" calcext:value-type="float">
            <text:p>1072.365</text:p>
          </table:table-cell>
          <table:table-cell office:value-type="float" office:value="412.0881" calcext:value-type="float">
            <text:p>412.0881</text:p>
          </table:table-cell>
          <table:table-cell office:value-type="float" office:value="1852.317" calcext:value-type="float">
            <text:p>1852.317</text:p>
          </table:table-cell>
          <table:table-cell office:value-type="float" office:value="2088.993" calcext:value-type="float">
            <text:p>2088.993</text:p>
          </table:table-cell>
          <table:table-cell office:value-type="float" office:value="1670.081" calcext:value-type="float">
            <text:p>1670.081</text:p>
          </table:table-cell>
          <table:table-cell office:value-type="float" office:value="585.0062" calcext:value-type="float">
            <text:p>585.0062</text:p>
          </table:table-cell>
          <table:table-cell office:value-type="float" office:value="574.4697" calcext:value-type="float">
            <text:p>574.4697</text:p>
          </table:table-cell>
          <table:table-cell office:value-type="float" office:value="142.7996" calcext:value-type="float">
            <text:p>142.7996</text:p>
          </table:table-cell>
          <table:table-cell office:value-type="float" office:value="35.69253" calcext:value-type="float">
            <text:p>35.69253</text:p>
          </table:table-cell>
          <table:table-cell office:value-type="float" office:value="0" calcext:value-type="float">
            <text:p>0</text:p>
          </table:table-cell>
          <table:table-cell office:value-type="float" office:value="-0.02399884" calcext:value-type="float">
            <text:p>-0.02399884</text:p>
          </table:table-cell>
          <table:table-cell office:value-type="float" office:value="0" calcext:value-type="float">
            <text:p>0</text:p>
          </table:table-cell>
          <table:table-cell office:value-type="float" office:value="4.141057" calcext:value-type="float">
            <text:p>4.141057</text:p>
          </table:table-cell>
          <table:table-cell office:value-type="float" office:value="1107.902" calcext:value-type="float">
            <text:p>1107.902</text:p>
          </table:table-cell>
          <table:table-cell office:value-type="float" office:value="-461.0215" calcext:value-type="float">
            <text:p>-461.0215</text:p>
          </table:table-cell>
          <table:table-cell office:value-type="float" office:value="646.8807" calcext:value-type="float">
            <text:p>646.8807</text:p>
          </table:table-cell>
          <table:table-cell office:value-type="float" office:value="-337.5532" calcext:value-type="float">
            <text:p>-337.5532</text:p>
          </table:table-cell>
          <table:table-cell office:value-type="float" office:value="0" calcext:value-type="float">
            <text:p>0</text:p>
          </table:table-cell>
          <table:table-cell office:value-type="float" office:value="7.422775" calcext:value-type="float">
            <text:p>7.42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198.645" calcext:value-type="float">
            <text:p>198.645</text:p>
          </table:table-cell>
          <table:table-cell office:value-type="float" office:value="13104.79" calcext:value-type="float">
            <text:p>13104.79</text:p>
          </table:table-cell>
          <table:table-cell office:value-type="float" office:value="0" calcext:value-type="float">
            <text:p>0</text:p>
          </table:table-cell>
          <table:table-cell office:value-type="float" office:value="21.45156" calcext:value-type="float">
            <text:p>21.45156</text:p>
          </table:table-cell>
          <table:table-cell office:value-type="float" office:value="-422.7728" calcext:value-type="float">
            <text:p>-422.7728</text:p>
          </table:table-cell>
          <table:table-cell office:value-type="float" office:value="1252.702" calcext:value-type="float">
            <text:p>1252.702</text:p>
          </table:table-cell>
          <table:table-cell office:value-type="float" office:value="-88.01701" calcext:value-type="float">
            <text:p>-88.01701</text:p>
          </table:table-cell>
          <table:table-cell office:value-type="float" office:value="74.72923" calcext:value-type="float">
            <text:p>74.72923</text:p>
          </table:table-cell>
          <table:table-cell office:value-type="float" office:value="8.544537" calcext:value-type="float">
            <text:p>8.544537</text:p>
          </table:table-cell>
          <table:table-cell office:value-type="float" office:value="0.1436888" calcext:value-type="float">
            <text:p>0.143688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5755" calcext:value-type="float">
            <text:p>0.2205755</text:p>
          </table:table-cell>
          <table:table-cell office:value-type="float" office:value="370" calcext:value-type="float">
            <text:p>370</text:p>
          </table:table-cell>
          <table:table-cell office:value-type="float" office:value="317.1228" calcext:value-type="float">
            <text:p>317.1228</text:p>
          </table:table-cell>
          <table:table-cell office:value-type="float" office:value="0" calcext:value-type="float">
            <text:p>0</text:p>
          </table:table-cell>
          <table:table-cell office:value-type="float" office:value="319.3932" calcext:value-type="float">
            <text:p>319.3932</text:p>
          </table:table-cell>
          <table:table-cell office:value-type="float" office:value="1127.992" calcext:value-type="float">
            <text:p>1127.992</text:p>
          </table:table-cell>
          <table:table-cell office:value-type="float" office:value="1379.594" calcext:value-type="float">
            <text:p>1379.594</text:p>
          </table:table-cell>
          <table:table-cell office:value-type="float" office:value="1273.251" calcext:value-type="float">
            <text:p>1273.251</text:p>
          </table:table-cell>
          <table:table-cell office:value-type="float" office:value="761.0923" calcext:value-type="float">
            <text:p>761.0923</text:p>
          </table:table-cell>
          <table:table-cell office:value-type="float" office:value="1072.33" calcext:value-type="float">
            <text:p>1072.33</text:p>
          </table:table-cell>
          <table:table-cell office:value-type="float" office:value="412.0767" calcext:value-type="float">
            <text:p>412.0767</text:p>
          </table:table-cell>
          <table:table-cell office:value-type="float" office:value="1852.233" calcext:value-type="float">
            <text:p>1852.233</text:p>
          </table:table-cell>
          <table:table-cell office:value-type="float" office:value="2088.928" calcext:value-type="float">
            <text:p>2088.928</text:p>
          </table:table-cell>
          <table:table-cell office:value-type="float" office:value="1670.052" calcext:value-type="float">
            <text:p>1670.052</text:p>
          </table:table-cell>
          <table:table-cell office:value-type="float" office:value="584.9996" calcext:value-type="float">
            <text:p>584.9996</text:p>
          </table:table-cell>
          <table:table-cell office:value-type="float" office:value="574.4599" calcext:value-type="float">
            <text:p>574.4599</text:p>
          </table:table-cell>
          <table:table-cell office:value-type="float" office:value="142.7996" calcext:value-type="float">
            <text:p>142.7996</text:p>
          </table:table-cell>
          <table:table-cell office:value-type="float" office:value="35.69252" calcext:value-type="float">
            <text:p>35.69252</text:p>
          </table:table-cell>
          <table:table-cell office:value-type="float" office:value="0" calcext:value-type="float">
            <text:p>0</text:p>
          </table:table-cell>
          <table:table-cell office:value-type="float" office:value="-0.0240575" calcext:value-type="float">
            <text:p>-0.0240575</text:p>
          </table:table-cell>
          <table:table-cell office:value-type="float" office:value="0" calcext:value-type="float">
            <text:p>0</text:p>
          </table:table-cell>
          <table:table-cell office:value-type="float" office:value="4.096998" calcext:value-type="float">
            <text:p>4.096998</text:p>
          </table:table-cell>
          <table:table-cell office:value-type="float" office:value="1122.221" calcext:value-type="float">
            <text:p>1122.221</text:p>
          </table:table-cell>
          <table:table-cell office:value-type="float" office:value="-470.2529" calcext:value-type="float">
            <text:p>-470.2529</text:p>
          </table:table-cell>
          <table:table-cell office:value-type="float" office:value="651.9683" calcext:value-type="float">
            <text:p>651.9683</text:p>
          </table:table-cell>
          <table:table-cell office:value-type="float" office:value="-338.7331" calcext:value-type="float">
            <text:p>-338.7331</text:p>
          </table:table-cell>
          <table:table-cell office:value-type="float" office:value="0" calcext:value-type="float">
            <text:p>0</text:p>
          </table:table-cell>
          <table:table-cell office:value-type="float" office:value="7.314044" calcext:value-type="float">
            <text:p>7.31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201.7347" calcext:value-type="float">
            <text:p>201.7347</text:p>
          </table:table-cell>
          <table:table-cell office:value-type="float" office:value="13104.33" calcext:value-type="float">
            <text:p>13104.33</text:p>
          </table:table-cell>
          <table:table-cell office:value-type="float" office:value="0" calcext:value-type="float">
            <text:p>0</text:p>
          </table:table-cell>
          <table:table-cell office:value-type="float" office:value="25.34561" calcext:value-type="float">
            <text:p>25.34561</text:p>
          </table:table-cell>
          <table:table-cell office:value-type="float" office:value="-424.6877" calcext:value-type="float">
            <text:p>-424.6877</text:p>
          </table:table-cell>
          <table:table-cell office:value-type="float" office:value="1260.148" calcext:value-type="float">
            <text:p>1260.148</text:p>
          </table:table-cell>
          <table:table-cell office:value-type="float" office:value="-88.57514" calcext:value-type="float">
            <text:p>-88.57514</text:p>
          </table:table-cell>
          <table:table-cell office:value-type="float" office:value="74.36426" calcext:value-type="float">
            <text:p>74.36426</text:p>
          </table:table-cell>
          <table:table-cell office:value-type="float" office:value="11.64901" calcext:value-type="float">
            <text:p>11.64901</text:p>
          </table:table-cell>
          <table:table-cell office:value-type="float" office:value="0.1453138" calcext:value-type="float">
            <text:p>0.145313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202459" calcext:value-type="float">
            <text:p>0.2202459</text:p>
          </table:table-cell>
          <table:table-cell office:value-type="float" office:value="370" calcext:value-type="float">
            <text:p>370</text:p>
          </table:table-cell>
          <table:table-cell office:value-type="float" office:value="317.8811" calcext:value-type="float">
            <text:p>317.8811</text:p>
          </table:table-cell>
          <table:table-cell office:value-type="float" office:value="0" calcext:value-type="float">
            <text:p>0</text:p>
          </table:table-cell>
          <table:table-cell office:value-type="float" office:value="319.5133" calcext:value-type="float">
            <text:p>319.5133</text:p>
          </table:table-cell>
          <table:table-cell office:value-type="float" office:value="1127.825" calcext:value-type="float">
            <text:p>1127.825</text:p>
          </table:table-cell>
          <table:table-cell office:value-type="float" office:value="1379.342" calcext:value-type="float">
            <text:p>1379.342</text:p>
          </table:table-cell>
          <table:table-cell office:value-type="float" office:value="1273.271" calcext:value-type="float">
            <text:p>1273.271</text:p>
          </table:table-cell>
          <table:table-cell office:value-type="float" office:value="761.1369" calcext:value-type="float">
            <text:p>761.1369</text:p>
          </table:table-cell>
          <table:table-cell office:value-type="float" office:value="1072.293" calcext:value-type="float">
            <text:p>1072.293</text:p>
          </table:table-cell>
          <table:table-cell office:value-type="float" office:value="412.0653" calcext:value-type="float">
            <text:p>412.0653</text:p>
          </table:table-cell>
          <table:table-cell office:value-type="float" office:value="1852.146" calcext:value-type="float">
            <text:p>1852.146</text:p>
          </table:table-cell>
          <table:table-cell office:value-type="float" office:value="2088.863" calcext:value-type="float">
            <text:p>2088.863</text:p>
          </table:table-cell>
          <table:table-cell office:value-type="float" office:value="1670.023" calcext:value-type="float">
            <text:p>1670.023</text:p>
          </table:table-cell>
          <table:table-cell office:value-type="float" office:value="584.9931" calcext:value-type="float">
            <text:p>584.9931</text:p>
          </table:table-cell>
          <table:table-cell office:value-type="float" office:value="574.4501" calcext:value-type="float">
            <text:p>574.4501</text:p>
          </table:table-cell>
          <table:table-cell office:value-type="float" office:value="142.7996" calcext:value-type="float">
            <text:p>142.7996</text:p>
          </table:table-cell>
          <table:table-cell office:value-type="float" office:value="35.6925" calcext:value-type="float">
            <text:p>35.6925</text:p>
          </table:table-cell>
          <table:table-cell office:value-type="float" office:value="0" calcext:value-type="float">
            <text:p>0</text:p>
          </table:table-cell>
          <table:table-cell office:value-type="float" office:value="-0.02412661" calcext:value-type="float">
            <text:p>-0.02412661</text:p>
          </table:table-cell>
          <table:table-cell office:value-type="float" office:value="0" calcext:value-type="float">
            <text:p>0</text:p>
          </table:table-cell>
          <table:table-cell office:value-type="float" office:value="3.968048" calcext:value-type="float">
            <text:p>3.968048</text:p>
          </table:table-cell>
          <table:table-cell office:value-type="float" office:value="1133.943" calcext:value-type="float">
            <text:p>1133.943</text:p>
          </table:table-cell>
          <table:table-cell office:value-type="float" office:value="-479.8971" calcext:value-type="float">
            <text:p>-479.8971</text:p>
          </table:table-cell>
          <table:table-cell office:value-type="float" office:value="654.046" calcext:value-type="float">
            <text:p>654.046</text:p>
          </table:table-cell>
          <table:table-cell office:value-type="float" office:value="-339.9323" calcext:value-type="float">
            <text:p>-339.9323</text:p>
          </table:table-cell>
          <table:table-cell office:value-type="float" office:value="0" calcext:value-type="float">
            <text:p>0</text:p>
          </table:table-cell>
          <table:table-cell office:value-type="float" office:value="7.153611" calcext:value-type="float">
            <text:p>7.153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204.3423" calcext:value-type="float">
            <text:p>204.3423</text:p>
          </table:table-cell>
          <table:table-cell office:value-type="float" office:value="13103.85" calcext:value-type="float">
            <text:p>13103.85</text:p>
          </table:table-cell>
          <table:table-cell office:value-type="float" office:value="0" calcext:value-type="float">
            <text:p>0</text:p>
          </table:table-cell>
          <table:table-cell office:value-type="float" office:value="28.70815" calcext:value-type="float">
            <text:p>28.70815</text:p>
          </table:table-cell>
          <table:table-cell office:value-type="float" office:value="-426.5058" calcext:value-type="float">
            <text:p>-426.5058</text:p>
          </table:table-cell>
          <table:table-cell office:value-type="float" office:value="1267.79" calcext:value-type="float">
            <text:p>1267.79</text:p>
          </table:table-cell>
          <table:table-cell office:value-type="float" office:value="-89.13628" calcext:value-type="float">
            <text:p>-89.13628</text:p>
          </table:table-cell>
          <table:table-cell office:value-type="float" office:value="74.0247" calcext:value-type="float">
            <text:p>74.0247</text:p>
          </table:table-cell>
          <table:table-cell office:value-type="float" office:value="14.22089" calcext:value-type="float">
            <text:p>14.22089</text:p>
          </table:table-cell>
          <table:table-cell office:value-type="float" office:value="0.1469757" calcext:value-type="float">
            <text:p>0.146975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93993" calcext:value-type="float">
            <text:p>0.2193993</text:p>
          </table:table-cell>
          <table:table-cell office:value-type="float" office:value="370" calcext:value-type="float">
            <text:p>370</text:p>
          </table:table-cell>
          <table:table-cell office:value-type="float" office:value="319.553" calcext:value-type="float">
            <text:p>319.553</text:p>
          </table:table-cell>
          <table:table-cell office:value-type="float" office:value="0" calcext:value-type="float">
            <text:p>0</text:p>
          </table:table-cell>
          <table:table-cell office:value-type="float" office:value="319.6423" calcext:value-type="float">
            <text:p>319.6423</text:p>
          </table:table-cell>
          <table:table-cell office:value-type="float" office:value="1127.667" calcext:value-type="float">
            <text:p>1127.667</text:p>
          </table:table-cell>
          <table:table-cell office:value-type="float" office:value="1379.099" calcext:value-type="float">
            <text:p>1379.099</text:p>
          </table:table-cell>
          <table:table-cell office:value-type="float" office:value="1273.295" calcext:value-type="float">
            <text:p>1273.295</text:p>
          </table:table-cell>
          <table:table-cell office:value-type="float" office:value="761.1832" calcext:value-type="float">
            <text:p>761.1832</text:p>
          </table:table-cell>
          <table:table-cell office:value-type="float" office:value="1072.256" calcext:value-type="float">
            <text:p>1072.256</text:p>
          </table:table-cell>
          <table:table-cell office:value-type="float" office:value="412.0544" calcext:value-type="float">
            <text:p>412.0544</text:p>
          </table:table-cell>
          <table:table-cell office:value-type="float" office:value="1852.068" calcext:value-type="float">
            <text:p>1852.068</text:p>
          </table:table-cell>
          <table:table-cell office:value-type="float" office:value="2088.798" calcext:value-type="float">
            <text:p>2088.798</text:p>
          </table:table-cell>
          <table:table-cell office:value-type="float" office:value="1669.995" calcext:value-type="float">
            <text:p>1669.995</text:p>
          </table:table-cell>
          <table:table-cell office:value-type="float" office:value="584.9867" calcext:value-type="float">
            <text:p>584.9867</text:p>
          </table:table-cell>
          <table:table-cell office:value-type="float" office:value="574.4404" calcext:value-type="float">
            <text:p>574.4404</text:p>
          </table:table-cell>
          <table:table-cell office:value-type="float" office:value="142.7995" calcext:value-type="float">
            <text:p>142.7995</text:p>
          </table:table-cell>
          <table:table-cell office:value-type="float" office:value="35.69254" calcext:value-type="float">
            <text:p>35.69254</text:p>
          </table:table-cell>
          <table:table-cell office:value-type="float" office:value="0" calcext:value-type="float">
            <text:p>0</text:p>
          </table:table-cell>
          <table:table-cell office:value-type="float" office:value="-0.02418892" calcext:value-type="float">
            <text:p>-0.02418892</text:p>
          </table:table-cell>
          <table:table-cell office:value-type="float" office:value="0" calcext:value-type="float">
            <text:p>0</text:p>
          </table:table-cell>
          <table:table-cell office:value-type="float" office:value="3.870229" calcext:value-type="float">
            <text:p>3.870229</text:p>
          </table:table-cell>
          <table:table-cell office:value-type="float" office:value="1145.693" calcext:value-type="float">
            <text:p>1145.693</text:p>
          </table:table-cell>
          <table:table-cell office:value-type="float" office:value="-488.7483" calcext:value-type="float">
            <text:p>-488.7483</text:p>
          </table:table-cell>
          <table:table-cell office:value-type="float" office:value="656.9452" calcext:value-type="float">
            <text:p>656.9452</text:p>
          </table:table-cell>
          <table:table-cell office:value-type="float" office:value="-341.0939" calcext:value-type="float">
            <text:p>-341.0939</text:p>
          </table:table-cell>
          <table:table-cell office:value-type="float" office:value="0" calcext:value-type="float">
            <text:p>0</text:p>
          </table:table-cell>
          <table:table-cell office:value-type="float" office:value="7.057251" calcext:value-type="float">
            <text:p>7.057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206.6465" calcext:value-type="float">
            <text:p>206.6465</text:p>
          </table:table-cell>
          <table:table-cell office:value-type="float" office:value="13103.39" calcext:value-type="float">
            <text:p>13103.39</text:p>
          </table:table-cell>
          <table:table-cell office:value-type="float" office:value="0" calcext:value-type="float">
            <text:p>0</text:p>
          </table:table-cell>
          <table:table-cell office:value-type="float" office:value="31.73411" calcext:value-type="float">
            <text:p>31.73411</text:p>
          </table:table-cell>
          <table:table-cell office:value-type="float" office:value="-428.2921" calcext:value-type="float">
            <text:p>-428.2921</text:p>
          </table:table-cell>
          <table:table-cell office:value-type="float" office:value="1268.457" calcext:value-type="float">
            <text:p>1268.457</text:p>
          </table:table-cell>
          <table:table-cell office:value-type="float" office:value="-89.69124" calcext:value-type="float">
            <text:p>-89.69124</text:p>
          </table:table-cell>
          <table:table-cell office:value-type="float" office:value="73.68587" calcext:value-type="float">
            <text:p>73.68587</text:p>
          </table:table-cell>
          <table:table-cell office:value-type="float" office:value="16.47503" calcext:value-type="float">
            <text:p>16.47503</text:p>
          </table:table-cell>
          <table:table-cell office:value-type="float" office:value="0.1486716" calcext:value-type="float">
            <text:p>0.148671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85566" calcext:value-type="float">
            <text:p>0.2185566</text:p>
          </table:table-cell>
          <table:table-cell office:value-type="float" office:value="370" calcext:value-type="float">
            <text:p>370</text:p>
          </table:table-cell>
          <table:table-cell office:value-type="float" office:value="321.1543" calcext:value-type="float">
            <text:p>321.1543</text:p>
          </table:table-cell>
          <table:table-cell office:value-type="float" office:value="0" calcext:value-type="float">
            <text:p>0</text:p>
          </table:table-cell>
          <table:table-cell office:value-type="float" office:value="319.7669" calcext:value-type="float">
            <text:p>319.7669</text:p>
          </table:table-cell>
          <table:table-cell office:value-type="float" office:value="1127.515" calcext:value-type="float">
            <text:p>1127.515</text:p>
          </table:table-cell>
          <table:table-cell office:value-type="float" office:value="1378.868" calcext:value-type="float">
            <text:p>1378.868</text:p>
          </table:table-cell>
          <table:table-cell office:value-type="float" office:value="1273.318" calcext:value-type="float">
            <text:p>1273.318</text:p>
          </table:table-cell>
          <table:table-cell office:value-type="float" office:value="761.2332" calcext:value-type="float">
            <text:p>761.2332</text:p>
          </table:table-cell>
          <table:table-cell office:value-type="float" office:value="1072.221" calcext:value-type="float">
            <text:p>1072.221</text:p>
          </table:table-cell>
          <table:table-cell office:value-type="float" office:value="412.0439" calcext:value-type="float">
            <text:p>412.0439</text:p>
          </table:table-cell>
          <table:table-cell office:value-type="float" office:value="1851.989" calcext:value-type="float">
            <text:p>1851.989</text:p>
          </table:table-cell>
          <table:table-cell office:value-type="float" office:value="2088.733" calcext:value-type="float">
            <text:p>2088.733</text:p>
          </table:table-cell>
          <table:table-cell office:value-type="float" office:value="1669.967" calcext:value-type="float">
            <text:p>1669.967</text:p>
          </table:table-cell>
          <table:table-cell office:value-type="float" office:value="584.9804" calcext:value-type="float">
            <text:p>584.9804</text:p>
          </table:table-cell>
          <table:table-cell office:value-type="float" office:value="574.4308" calcext:value-type="float">
            <text:p>574.4308</text:p>
          </table:table-cell>
          <table:table-cell office:value-type="float" office:value="142.7995" calcext:value-type="float">
            <text:p>142.7995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0" calcext:value-type="float">
            <text:p>0</text:p>
          </table:table-cell>
          <table:table-cell office:value-type="float" office:value="-0.02424784" calcext:value-type="float">
            <text:p>-0.02424784</text:p>
          </table:table-cell>
          <table:table-cell office:value-type="float" office:value="0" calcext:value-type="float">
            <text:p>0</text:p>
          </table:table-cell>
          <table:table-cell office:value-type="float" office:value="3.784574" calcext:value-type="float">
            <text:p>3.784574</text:p>
          </table:table-cell>
          <table:table-cell office:value-type="float" office:value="1157.198" calcext:value-type="float">
            <text:p>1157.198</text:p>
          </table:table-cell>
          <table:table-cell office:value-type="float" office:value="-497.4478" calcext:value-type="float">
            <text:p>-497.4478</text:p>
          </table:table-cell>
          <table:table-cell office:value-type="float" office:value="659.7498" calcext:value-type="float">
            <text:p>659.7498</text:p>
          </table:table-cell>
          <table:table-cell office:value-type="float" office:value="-342.2192" calcext:value-type="float">
            <text:p>-342.2192</text:p>
          </table:table-cell>
          <table:table-cell office:value-type="float" office:value="0" calcext:value-type="float">
            <text:p>0</text:p>
          </table:table-cell>
          <table:table-cell office:value-type="float" office:value="6.952095" calcext:value-type="float">
            <text:p>6.95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207.5388" calcext:value-type="float">
            <text:p>207.5388</text:p>
          </table:table-cell>
          <table:table-cell office:value-type="float" office:value="13102.93" calcext:value-type="float">
            <text:p>13102.93</text:p>
          </table:table-cell>
          <table:table-cell office:value-type="float" office:value="0" calcext:value-type="float">
            <text:p>0</text:p>
          </table:table-cell>
          <table:table-cell office:value-type="float" office:value="33.32045" calcext:value-type="float">
            <text:p>33.32045</text:p>
          </table:table-cell>
          <table:table-cell office:value-type="float" office:value="-430.0286" calcext:value-type="float">
            <text:p>-430.0286</text:p>
          </table:table-cell>
          <table:table-cell office:value-type="float" office:value="1278.118" calcext:value-type="float">
            <text:p>1278.118</text:p>
          </table:table-cell>
          <table:table-cell office:value-type="float" office:value="-90.24031" calcext:value-type="float">
            <text:p>-90.24031</text:p>
          </table:table-cell>
          <table:table-cell office:value-type="float" office:value="73.37823" calcext:value-type="float">
            <text:p>73.37823</text:p>
          </table:table-cell>
          <table:table-cell office:value-type="float" office:value="17.2788" calcext:value-type="float">
            <text:p>17.2788</text:p>
          </table:table-cell>
          <table:table-cell office:value-type="float" office:value="0.1503772" calcext:value-type="float">
            <text:p>0.1503772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81298" calcext:value-type="float">
            <text:p>0.2181298</text:p>
          </table:table-cell>
          <table:table-cell office:value-type="float" office:value="370" calcext:value-type="float">
            <text:p>370</text:p>
          </table:table-cell>
          <table:table-cell office:value-type="float" office:value="324.4724" calcext:value-type="float">
            <text:p>324.4724</text:p>
          </table:table-cell>
          <table:table-cell office:value-type="float" office:value="0" calcext:value-type="float">
            <text:p>0</text:p>
          </table:table-cell>
          <table:table-cell office:value-type="float" office:value="319.9187" calcext:value-type="float">
            <text:p>319.9187</text:p>
          </table:table-cell>
          <table:table-cell office:value-type="float" office:value="1127.369" calcext:value-type="float">
            <text:p>1127.369</text:p>
          </table:table-cell>
          <table:table-cell office:value-type="float" office:value="1378.647" calcext:value-type="float">
            <text:p>1378.647</text:p>
          </table:table-cell>
          <table:table-cell office:value-type="float" office:value="1273.344" calcext:value-type="float">
            <text:p>1273.344</text:p>
          </table:table-cell>
          <table:table-cell office:value-type="float" office:value="761.2806" calcext:value-type="float">
            <text:p>761.2806</text:p>
          </table:table-cell>
          <table:table-cell office:value-type="float" office:value="1072.186" calcext:value-type="float">
            <text:p>1072.186</text:p>
          </table:table-cell>
          <table:table-cell office:value-type="float" office:value="412.0341" calcext:value-type="float">
            <text:p>412.0341</text:p>
          </table:table-cell>
          <table:table-cell office:value-type="float" office:value="1851.911" calcext:value-type="float">
            <text:p>1851.911</text:p>
          </table:table-cell>
          <table:table-cell office:value-type="float" office:value="2088.667" calcext:value-type="float">
            <text:p>2088.667</text:p>
          </table:table-cell>
          <table:table-cell office:value-type="float" office:value="1669.94" calcext:value-type="float">
            <text:p>1669.94</text:p>
          </table:table-cell>
          <table:table-cell office:value-type="float" office:value="584.9742" calcext:value-type="float">
            <text:p>584.9742</text:p>
          </table:table-cell>
          <table:table-cell office:value-type="float" office:value="574.4213" calcext:value-type="float">
            <text:p>574.4213</text:p>
          </table:table-cell>
          <table:table-cell office:value-type="float" office:value="142.7994" calcext:value-type="float">
            <text:p>142.7994</text:p>
          </table:table-cell>
          <table:table-cell office:value-type="float" office:value="35.69257" calcext:value-type="float">
            <text:p>35.69257</text:p>
          </table:table-cell>
          <table:table-cell office:value-type="float" office:value="0" calcext:value-type="float">
            <text:p>0</text:p>
          </table:table-cell>
          <table:table-cell office:value-type="float" office:value="-0.02429878" calcext:value-type="float">
            <text:p>-0.02429878</text:p>
          </table:table-cell>
          <table:table-cell office:value-type="float" office:value="0" calcext:value-type="float">
            <text:p>0</text:p>
          </table:table-cell>
          <table:table-cell office:value-type="float" office:value="3.75427" calcext:value-type="float">
            <text:p>3.75427</text:p>
          </table:table-cell>
          <table:table-cell office:value-type="float" office:value="1169.724" calcext:value-type="float">
            <text:p>1169.724</text:p>
          </table:table-cell>
          <table:table-cell office:value-type="float" office:value="-505.4859" calcext:value-type="float">
            <text:p>-505.4859</text:p>
          </table:table-cell>
          <table:table-cell office:value-type="float" office:value="664.2382" calcext:value-type="float">
            <text:p>664.2382</text:p>
          </table:table-cell>
          <table:table-cell office:value-type="float" office:value="-343.3099" calcext:value-type="float">
            <text:p>-343.3099</text:p>
          </table:table-cell>
          <table:table-cell office:value-type="float" office:value="0" calcext:value-type="float">
            <text:p>0</text:p>
          </table:table-cell>
          <table:table-cell office:value-type="float" office:value="6.855312" calcext:value-type="float">
            <text:p>6.855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207.9216" calcext:value-type="float">
            <text:p>207.9216</text:p>
          </table:table-cell>
          <table:table-cell office:value-type="float" office:value="13102.47" calcext:value-type="float">
            <text:p>13102.47</text:p>
          </table:table-cell>
          <table:table-cell office:value-type="float" office:value="0" calcext:value-type="float">
            <text:p>0</text:p>
          </table:table-cell>
          <table:table-cell office:value-type="float" office:value="34.35471" calcext:value-type="float">
            <text:p>34.35471</text:p>
          </table:table-cell>
          <table:table-cell office:value-type="float" office:value="-431.6845" calcext:value-type="float">
            <text:p>-431.6845</text:p>
          </table:table-cell>
          <table:table-cell office:value-type="float" office:value="1282.113" calcext:value-type="float">
            <text:p>1282.113</text:p>
          </table:table-cell>
          <table:table-cell office:value-type="float" office:value="-90.76379" calcext:value-type="float">
            <text:p>-90.76379</text:p>
          </table:table-cell>
          <table:table-cell office:value-type="float" office:value="73.11736" calcext:value-type="float">
            <text:p>73.11736</text:p>
          </table:table-cell>
          <table:table-cell office:value-type="float" office:value="17.59675" calcext:value-type="float">
            <text:p>17.59675</text:p>
          </table:table-cell>
          <table:table-cell office:value-type="float" office:value="0.1521211" calcext:value-type="float">
            <text:p>0.1521211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81298" calcext:value-type="float">
            <text:p>0.2181298</text:p>
          </table:table-cell>
          <table:table-cell office:value-type="float" office:value="370" calcext:value-type="float">
            <text:p>370</text:p>
          </table:table-cell>
          <table:table-cell office:value-type="float" office:value="328.5463" calcext:value-type="float">
            <text:p>328.5463</text:p>
          </table:table-cell>
          <table:table-cell office:value-type="float" office:value="0" calcext:value-type="float">
            <text:p>0</text:p>
          </table:table-cell>
          <table:table-cell office:value-type="float" office:value="320.0283" calcext:value-type="float">
            <text:p>320.0283</text:p>
          </table:table-cell>
          <table:table-cell office:value-type="float" office:value="1127.232" calcext:value-type="float">
            <text:p>1127.232</text:p>
          </table:table-cell>
          <table:table-cell office:value-type="float" office:value="1378.439" calcext:value-type="float">
            <text:p>1378.439</text:p>
          </table:table-cell>
          <table:table-cell office:value-type="float" office:value="1273.366" calcext:value-type="float">
            <text:p>1273.366</text:p>
          </table:table-cell>
          <table:table-cell office:value-type="float" office:value="761.3331" calcext:value-type="float">
            <text:p>761.3331</text:p>
          </table:table-cell>
          <table:table-cell office:value-type="float" office:value="1072.154" calcext:value-type="float">
            <text:p>1072.154</text:p>
          </table:table-cell>
          <table:table-cell office:value-type="float" office:value="412.0258" calcext:value-type="float">
            <text:p>412.0258</text:p>
          </table:table-cell>
          <table:table-cell office:value-type="float" office:value="1851.833" calcext:value-type="float">
            <text:p>1851.833</text:p>
          </table:table-cell>
          <table:table-cell office:value-type="float" office:value="2088.603" calcext:value-type="float">
            <text:p>2088.603</text:p>
          </table:table-cell>
          <table:table-cell office:value-type="float" office:value="1669.912" calcext:value-type="float">
            <text:p>1669.912</text:p>
          </table:table-cell>
          <table:table-cell office:value-type="float" office:value="584.9681" calcext:value-type="float">
            <text:p>584.9681</text:p>
          </table:table-cell>
          <table:table-cell office:value-type="float" office:value="574.4118" calcext:value-type="float">
            <text:p>574.4118</text:p>
          </table:table-cell>
          <table:table-cell office:value-type="float" office:value="142.7994" calcext:value-type="float">
            <text:p>142.7994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0" calcext:value-type="float">
            <text:p>0</text:p>
          </table:table-cell>
          <table:table-cell office:value-type="float" office:value="-0.02433899" calcext:value-type="float">
            <text:p>-0.02433899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182.142" calcext:value-type="float">
            <text:p>1182.142</text:p>
          </table:table-cell>
          <table:table-cell office:value-type="float" office:value="-512.7196" calcext:value-type="float">
            <text:p>-512.7196</text:p>
          </table:table-cell>
          <table:table-cell office:value-type="float" office:value="669.422" calcext:value-type="float">
            <text:p>669.422</text:p>
          </table:table-cell>
          <table:table-cell office:value-type="float" office:value="-344.3492" calcext:value-type="float">
            <text:p>-344.3492</text:p>
          </table:table-cell>
          <table:table-cell office:value-type="float" office:value="0" calcext:value-type="float">
            <text:p>0</text:p>
          </table:table-cell>
          <table:table-cell office:value-type="float" office:value="6.764225" calcext:value-type="float">
            <text:p>6.76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207.9666" calcext:value-type="float">
            <text:p>207.9666</text:p>
          </table:table-cell>
          <table:table-cell office:value-type="float" office:value="13102.07" calcext:value-type="float">
            <text:p>13102.07</text:p>
          </table:table-cell>
          <table:table-cell office:value-type="float" office:value="0" calcext:value-type="float">
            <text:p>0</text:p>
          </table:table-cell>
          <table:table-cell office:value-type="float" office:value="34.92609" calcext:value-type="float">
            <text:p>34.92609</text:p>
          </table:table-cell>
          <table:table-cell office:value-type="float" office:value="-433.1259" calcext:value-type="float">
            <text:p>-433.1259</text:p>
          </table:table-cell>
          <table:table-cell office:value-type="float" office:value="1287.207" calcext:value-type="float">
            <text:p>1287.207</text:p>
          </table:table-cell>
          <table:table-cell office:value-type="float" office:value="-91.22059" calcext:value-type="float">
            <text:p>-91.22059</text:p>
          </table:table-cell>
          <table:table-cell office:value-type="float" office:value="72.94296" calcext:value-type="float">
            <text:p>72.94296</text:p>
          </table:table-cell>
          <table:table-cell office:value-type="float" office:value="17.59159" calcext:value-type="float">
            <text:p>17.59159</text:p>
          </table:table-cell>
          <table:table-cell office:value-type="float" office:value="0.1539519" calcext:value-type="float">
            <text:p>0.1539519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81298" calcext:value-type="float">
            <text:p>0.2181298</text:p>
          </table:table-cell>
          <table:table-cell office:value-type="float" office:value="370" calcext:value-type="float">
            <text:p>370</text:p>
          </table:table-cell>
          <table:table-cell office:value-type="float" office:value="337.8567" calcext:value-type="float">
            <text:p>337.8567</text:p>
          </table:table-cell>
          <table:table-cell office:value-type="float" office:value="0" calcext:value-type="float">
            <text:p>0</text:p>
          </table:table-cell>
          <table:table-cell office:value-type="float" office:value="320.0918" calcext:value-type="float">
            <text:p>320.0918</text:p>
          </table:table-cell>
          <table:table-cell office:value-type="float" office:value="1127.126" calcext:value-type="float">
            <text:p>1127.126</text:p>
          </table:table-cell>
          <table:table-cell office:value-type="float" office:value="1378.273" calcext:value-type="float">
            <text:p>1378.273</text:p>
          </table:table-cell>
          <table:table-cell office:value-type="float" office:value="1273.387" calcext:value-type="float">
            <text:p>1273.387</text:p>
          </table:table-cell>
          <table:table-cell office:value-type="float" office:value="761.3809" calcext:value-type="float">
            <text:p>761.3809</text:p>
          </table:table-cell>
          <table:table-cell office:value-type="float" office:value="1072.126" calcext:value-type="float">
            <text:p>1072.126</text:p>
          </table:table-cell>
          <table:table-cell office:value-type="float" office:value="412.0196" calcext:value-type="float">
            <text:p>412.0196</text:p>
          </table:table-cell>
          <table:table-cell office:value-type="float" office:value="1851.756" calcext:value-type="float">
            <text:p>1851.756</text:p>
          </table:table-cell>
          <table:table-cell office:value-type="float" office:value="2088.54" calcext:value-type="float">
            <text:p>2088.54</text:p>
          </table:table-cell>
          <table:table-cell office:value-type="float" office:value="1669.885" calcext:value-type="float">
            <text:p>1669.885</text:p>
          </table:table-cell>
          <table:table-cell office:value-type="float" office:value="584.9622" calcext:value-type="float">
            <text:p>584.9622</text:p>
          </table:table-cell>
          <table:table-cell office:value-type="float" office:value="574.4023" calcext:value-type="float">
            <text:p>574.4023</text:p>
          </table:table-cell>
          <table:table-cell office:value-type="float" office:value="142.7994" calcext:value-type="float">
            <text:p>142.7994</text:p>
          </table:table-cell>
          <table:table-cell office:value-type="float" office:value="35.69255" calcext:value-type="float">
            <text:p>35.69255</text:p>
          </table:table-cell>
          <table:table-cell office:value-type="float" office:value="0" calcext:value-type="float">
            <text:p>0</text:p>
          </table:table-cell>
          <table:table-cell office:value-type="float" office:value="-0.02435523" calcext:value-type="float">
            <text:p>-0.02435523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197.324" calcext:value-type="float">
            <text:p>1197.324</text:p>
          </table:table-cell>
          <table:table-cell office:value-type="float" office:value="-517.5991" calcext:value-type="float">
            <text:p>-517.5991</text:p>
          </table:table-cell>
          <table:table-cell office:value-type="float" office:value="679.7248" calcext:value-type="float">
            <text:p>679.7248</text:p>
          </table:table-cell>
          <table:table-cell office:value-type="float" office:value="-345.2286" calcext:value-type="float">
            <text:p>-345.2286</text:p>
          </table:table-cell>
          <table:table-cell office:value-type="float" office:value="0" calcext:value-type="float">
            <text:p>0</text:p>
          </table:table-cell>
          <table:table-cell office:value-type="float" office:value="6.660993" calcext:value-type="float">
            <text:p>6.66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208.0175" calcext:value-type="float">
            <text:p>208.0175</text:p>
          </table:table-cell>
          <table:table-cell office:value-type="float" office:value="13101.69" calcext:value-type="float">
            <text:p>13101.69</text:p>
          </table:table-cell>
          <table:table-cell office:value-type="float" office:value="0" calcext:value-type="float">
            <text:p>0</text:p>
          </table:table-cell>
          <table:table-cell office:value-type="float" office:value="35.44893" calcext:value-type="float">
            <text:p>35.44893</text:p>
          </table:table-cell>
          <table:table-cell office:value-type="float" office:value="-434.4423" calcext:value-type="float">
            <text:p>-434.4423</text:p>
          </table:table-cell>
          <table:table-cell office:value-type="float" office:value="1289.674" calcext:value-type="float">
            <text:p>1289.674</text:p>
          </table:table-cell>
          <table:table-cell office:value-type="float" office:value="-91.63808" calcext:value-type="float">
            <text:p>-91.63808</text:p>
          </table:table-cell>
          <table:table-cell office:value-type="float" office:value="72.79636" calcext:value-type="float">
            <text:p>72.79636</text:p>
          </table:table-cell>
          <table:table-cell office:value-type="float" office:value="17.58786" calcext:value-type="float">
            <text:p>17.58786</text:p>
          </table:table-cell>
          <table:table-cell office:value-type="float" office:value="0.155847" calcext:value-type="float">
            <text:p>0.15584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79673" calcext:value-type="float">
            <text:p>0.2179673</text:p>
          </table:table-cell>
          <table:table-cell office:value-type="float" office:value="370" calcext:value-type="float">
            <text:p>370</text:p>
          </table:table-cell>
          <table:table-cell office:value-type="float" office:value="346.8358" calcext:value-type="float">
            <text:p>346.8358</text:p>
          </table:table-cell>
          <table:table-cell office:value-type="float" office:value="0" calcext:value-type="float">
            <text:p>0</text:p>
          </table:table-cell>
          <table:table-cell office:value-type="float" office:value="320.1499" calcext:value-type="float">
            <text:p>320.1499</text:p>
          </table:table-cell>
          <table:table-cell office:value-type="float" office:value="1127.035" calcext:value-type="float">
            <text:p>1127.035</text:p>
          </table:table-cell>
          <table:table-cell office:value-type="float" office:value="1378.129" calcext:value-type="float">
            <text:p>1378.129</text:p>
          </table:table-cell>
          <table:table-cell office:value-type="float" office:value="1273.41" calcext:value-type="float">
            <text:p>1273.41</text:p>
          </table:table-cell>
          <table:table-cell office:value-type="float" office:value="761.4236" calcext:value-type="float">
            <text:p>761.4236</text:p>
          </table:table-cell>
          <table:table-cell office:value-type="float" office:value="1072.104" calcext:value-type="float">
            <text:p>1072.104</text:p>
          </table:table-cell>
          <table:table-cell office:value-type="float" office:value="412.0144" calcext:value-type="float">
            <text:p>412.0144</text:p>
          </table:table-cell>
          <table:table-cell office:value-type="float" office:value="1851.682" calcext:value-type="float">
            <text:p>1851.682</text:p>
          </table:table-cell>
          <table:table-cell office:value-type="float" office:value="2088.477" calcext:value-type="float">
            <text:p>2088.477</text:p>
          </table:table-cell>
          <table:table-cell office:value-type="float" office:value="1669.858" calcext:value-type="float">
            <text:p>1669.858</text:p>
          </table:table-cell>
          <table:table-cell office:value-type="float" office:value="584.9562" calcext:value-type="float">
            <text:p>584.9562</text:p>
          </table:table-cell>
          <table:table-cell office:value-type="float" office:value="574.3929" calcext:value-type="float">
            <text:p>574.3929</text:p>
          </table:table-cell>
          <table:table-cell office:value-type="float" office:value="142.7994" calcext:value-type="float">
            <text:p>142.7994</text:p>
          </table:table-cell>
          <table:table-cell office:value-type="float" office:value="35.69253" calcext:value-type="float">
            <text:p>35.69253</text:p>
          </table:table-cell>
          <table:table-cell office:value-type="float" office:value="0" calcext:value-type="float">
            <text:p>0</text:p>
          </table:table-cell>
          <table:table-cell office:value-type="float" office:value="-0.02436529" calcext:value-type="float">
            <text:p>-0.02436529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211.856" calcext:value-type="float">
            <text:p>1211.856</text:p>
          </table:table-cell>
          <table:table-cell office:value-type="float" office:value="-522.2433" calcext:value-type="float">
            <text:p>-522.2433</text:p>
          </table:table-cell>
          <table:table-cell office:value-type="float" office:value="689.6131" calcext:value-type="float">
            <text:p>689.6131</text:p>
          </table:table-cell>
          <table:table-cell office:value-type="float" office:value="-346.0243" calcext:value-type="float">
            <text:p>-346.0243</text:p>
          </table:table-cell>
          <table:table-cell office:value-type="float" office:value="0" calcext:value-type="float">
            <text:p>0</text:p>
          </table:table-cell>
          <table:table-cell office:value-type="float" office:value="6.558938" calcext:value-type="float">
            <text:p>6.558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208.0785" calcext:value-type="float">
            <text:p>208.0785</text:p>
          </table:table-cell>
          <table:table-cell office:value-type="float" office:value="13101.33" calcext:value-type="float">
            <text:p>13101.33</text:p>
          </table:table-cell>
          <table:table-cell office:value-type="float" office:value="0" calcext:value-type="float">
            <text:p>0</text:p>
          </table:table-cell>
          <table:table-cell office:value-type="float" office:value="35.99113" calcext:value-type="float">
            <text:p>35.99113</text:p>
          </table:table-cell>
          <table:table-cell office:value-type="float" office:value="-435.7433" calcext:value-type="float">
            <text:p>-435.7433</text:p>
          </table:table-cell>
          <table:table-cell office:value-type="float" office:value="1295.443" calcext:value-type="float">
            <text:p>1295.443</text:p>
          </table:table-cell>
          <table:table-cell office:value-type="float" office:value="-92.05643" calcext:value-type="float">
            <text:p>-92.05643</text:p>
          </table:table-cell>
          <table:table-cell office:value-type="float" office:value="72.64077" calcext:value-type="float">
            <text:p>72.64077</text:p>
          </table:table-cell>
          <table:table-cell office:value-type="float" office:value="17.58373" calcext:value-type="float">
            <text:p>17.58373</text:p>
          </table:table-cell>
          <table:table-cell office:value-type="float" office:value="0.1576965" calcext:value-type="float">
            <text:p>0.157696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71109" calcext:value-type="float">
            <text:p>0.2171109</text:p>
          </table:table-cell>
          <table:table-cell office:value-type="float" office:value="370" calcext:value-type="float">
            <text:p>370</text:p>
          </table:table-cell>
          <table:table-cell office:value-type="float" office:value="354.9321" calcext:value-type="float">
            <text:p>354.9321</text:p>
          </table:table-cell>
          <table:table-cell office:value-type="float" office:value="0" calcext:value-type="float">
            <text:p>0</text:p>
          </table:table-cell>
          <table:table-cell office:value-type="float" office:value="320.2179" calcext:value-type="float">
            <text:p>320.2179</text:p>
          </table:table-cell>
          <table:table-cell office:value-type="float" office:value="1126.943" calcext:value-type="float">
            <text:p>1126.943</text:p>
          </table:table-cell>
          <table:table-cell office:value-type="float" office:value="1377.983" calcext:value-type="float">
            <text:p>1377.983</text:p>
          </table:table-cell>
          <table:table-cell office:value-type="float" office:value="1273.43" calcext:value-type="float">
            <text:p>1273.43</text:p>
          </table:table-cell>
          <table:table-cell office:value-type="float" office:value="761.4692" calcext:value-type="float">
            <text:p>761.4692</text:p>
          </table:table-cell>
          <table:table-cell office:value-type="float" office:value="1072.084" calcext:value-type="float">
            <text:p>1072.084</text:p>
          </table:table-cell>
          <table:table-cell office:value-type="float" office:value="412.01" calcext:value-type="float">
            <text:p>412.01</text:p>
          </table:table-cell>
          <table:table-cell office:value-type="float" office:value="1851.617" calcext:value-type="float">
            <text:p>1851.617</text:p>
          </table:table-cell>
          <table:table-cell office:value-type="float" office:value="2088.415" calcext:value-type="float">
            <text:p>2088.415</text:p>
          </table:table-cell>
          <table:table-cell office:value-type="float" office:value="1669.83" calcext:value-type="float">
            <text:p>1669.83</text:p>
          </table:table-cell>
          <table:table-cell office:value-type="float" office:value="584.9503" calcext:value-type="float">
            <text:p>584.9503</text:p>
          </table:table-cell>
          <table:table-cell office:value-type="float" office:value="574.3835" calcext:value-type="float">
            <text:p>574.3835</text:p>
          </table:table-cell>
          <table:table-cell office:value-type="float" office:value="142.7993" calcext:value-type="float">
            <text:p>142.7993</text:p>
          </table:table-cell>
          <table:table-cell office:value-type="float" office:value="35.69253" calcext:value-type="float">
            <text:p>35.69253</text:p>
          </table:table-cell>
          <table:table-cell office:value-type="float" office:value="0" calcext:value-type="float">
            <text:p>0</text:p>
          </table:table-cell>
          <table:table-cell office:value-type="float" office:value="-0.02437731" calcext:value-type="float">
            <text:p>-0.02437731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227.033" calcext:value-type="float">
            <text:p>1227.033</text:p>
          </table:table-cell>
          <table:table-cell office:value-type="float" office:value="-528.4467" calcext:value-type="float">
            <text:p>-528.4467</text:p>
          </table:table-cell>
          <table:table-cell office:value-type="float" office:value="698.5864" calcext:value-type="float">
            <text:p>698.5864</text:p>
          </table:table-cell>
          <table:table-cell office:value-type="float" office:value="-346.8141" calcext:value-type="float">
            <text:p>-346.8141</text:p>
          </table:table-cell>
          <table:table-cell office:value-type="float" office:value="0" calcext:value-type="float">
            <text:p>0</text:p>
          </table:table-cell>
          <table:table-cell office:value-type="float" office:value="6.468707" calcext:value-type="float">
            <text:p>6.46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208.1937" calcext:value-type="float">
            <text:p>208.1937</text:p>
          </table:table-cell>
          <table:table-cell office:value-type="float" office:value="13100.96" calcext:value-type="float">
            <text:p>13100.96</text:p>
          </table:table-cell>
          <table:table-cell office:value-type="float" office:value="0" calcext:value-type="float">
            <text:p>0</text:p>
          </table:table-cell>
          <table:table-cell office:value-type="float" office:value="36.62546" calcext:value-type="float">
            <text:p>36.62546</text:p>
          </table:table-cell>
          <table:table-cell office:value-type="float" office:value="-437.1236" calcext:value-type="float">
            <text:p>-437.1236</text:p>
          </table:table-cell>
          <table:table-cell office:value-type="float" office:value="1297.579" calcext:value-type="float">
            <text:p>1297.579</text:p>
          </table:table-cell>
          <table:table-cell office:value-type="float" office:value="-92.51167" calcext:value-type="float">
            <text:p>-92.51167</text:p>
          </table:table-cell>
          <table:table-cell office:value-type="float" office:value="72.46844" calcext:value-type="float">
            <text:p>72.46844</text:p>
          </table:table-cell>
          <table:table-cell office:value-type="float" office:value="17.5797" calcext:value-type="float">
            <text:p>17.5797</text:p>
          </table:table-cell>
          <table:table-cell office:value-type="float" office:value="0.1595276" calcext:value-type="float">
            <text:p>0.159527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65355" calcext:value-type="float">
            <text:p>0.2165355</text:p>
          </table:table-cell>
          <table:table-cell office:value-type="float" office:value="370" calcext:value-type="float">
            <text:p>370</text:p>
          </table:table-cell>
          <table:table-cell office:value-type="float" office:value="360.5778" calcext:value-type="float">
            <text:p>360.5778</text:p>
          </table:table-cell>
          <table:table-cell office:value-type="float" office:value="0" calcext:value-type="float">
            <text:p>0</text:p>
          </table:table-cell>
          <table:table-cell office:value-type="float" office:value="320.3337" calcext:value-type="float">
            <text:p>320.3337</text:p>
          </table:table-cell>
          <table:table-cell office:value-type="float" office:value="1126.844" calcext:value-type="float">
            <text:p>1126.844</text:p>
          </table:table-cell>
          <table:table-cell office:value-type="float" office:value="1377.825" calcext:value-type="float">
            <text:p>1377.825</text:p>
          </table:table-cell>
          <table:table-cell office:value-type="float" office:value="1273.452" calcext:value-type="float">
            <text:p>1273.452</text:p>
          </table:table-cell>
          <table:table-cell office:value-type="float" office:value="761.5217" calcext:value-type="float">
            <text:p>761.5217</text:p>
          </table:table-cell>
          <table:table-cell office:value-type="float" office:value="1072.064" calcext:value-type="float">
            <text:p>1072.064</text:p>
          </table:table-cell>
          <table:table-cell office:value-type="float" office:value="412.008" calcext:value-type="float">
            <text:p>412.008</text:p>
          </table:table-cell>
          <table:table-cell office:value-type="float" office:value="1851.557" calcext:value-type="float">
            <text:p>1851.557</text:p>
          </table:table-cell>
          <table:table-cell office:value-type="float" office:value="2088.354" calcext:value-type="float">
            <text:p>2088.354</text:p>
          </table:table-cell>
          <table:table-cell office:value-type="float" office:value="1669.803" calcext:value-type="float">
            <text:p>1669.803</text:p>
          </table:table-cell>
          <table:table-cell office:value-type="float" office:value="584.9445" calcext:value-type="float">
            <text:p>584.9445</text:p>
          </table:table-cell>
          <table:table-cell office:value-type="float" office:value="574.3741" calcext:value-type="float">
            <text:p>574.3741</text:p>
          </table:table-cell>
          <table:table-cell office:value-type="float" office:value="142.7993" calcext:value-type="float">
            <text:p>142.7993</text:p>
          </table:table-cell>
          <table:table-cell office:value-type="float" office:value="35.69253" calcext:value-type="float">
            <text:p>35.69253</text:p>
          </table:table-cell>
          <table:table-cell office:value-type="float" office:value="0" calcext:value-type="float">
            <text:p>0</text:p>
          </table:table-cell>
          <table:table-cell office:value-type="float" office:value="-0.02439394" calcext:value-type="float">
            <text:p>-0.02439394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240.614" calcext:value-type="float">
            <text:p>1240.614</text:p>
          </table:table-cell>
          <table:table-cell office:value-type="float" office:value="-535.4751" calcext:value-type="float">
            <text:p>-535.4751</text:p>
          </table:table-cell>
          <table:table-cell office:value-type="float" office:value="705.139" calcext:value-type="float">
            <text:p>705.139</text:p>
          </table:table-cell>
          <table:table-cell office:value-type="float" office:value="-347.6507" calcext:value-type="float">
            <text:p>-347.6507</text:p>
          </table:table-cell>
          <table:table-cell office:value-type="float" office:value="0" calcext:value-type="float">
            <text:p>0</text:p>
          </table:table-cell>
          <table:table-cell office:value-type="float" office:value="6.382844" calcext:value-type="float">
            <text:p>6.38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208.3214" calcext:value-type="float">
            <text:p>208.3214</text:p>
          </table:table-cell>
          <table:table-cell office:value-type="float" office:value="13100.58" calcext:value-type="float">
            <text:p>13100.58</text:p>
          </table:table-cell>
          <table:table-cell office:value-type="float" office:value="0" calcext:value-type="float">
            <text:p>0</text:p>
          </table:table-cell>
          <table:table-cell office:value-type="float" office:value="37.27335" calcext:value-type="float">
            <text:p>37.27335</text:p>
          </table:table-cell>
          <table:table-cell office:value-type="float" office:value="-438.5124" calcext:value-type="float">
            <text:p>-438.5124</text:p>
          </table:table-cell>
          <table:table-cell office:value-type="float" office:value="1304.279" calcext:value-type="float">
            <text:p>1304.279</text:p>
          </table:table-cell>
          <table:table-cell office:value-type="float" office:value="-92.9759" calcext:value-type="float">
            <text:p>-92.9759</text:p>
          </table:table-cell>
          <table:table-cell office:value-type="float" office:value="72.30358" calcext:value-type="float">
            <text:p>72.30358</text:p>
          </table:table-cell>
          <table:table-cell office:value-type="float" office:value="17.57669" calcext:value-type="float">
            <text:p>17.57669</text:p>
          </table:table-cell>
          <table:table-cell office:value-type="float" office:value="0.1613757" calcext:value-type="float">
            <text:p>0.161375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65355" calcext:value-type="float">
            <text:p>0.2165355</text:p>
          </table:table-cell>
          <table:table-cell office:value-type="float" office:value="370" calcext:value-type="float">
            <text:p>370</text:p>
          </table:table-cell>
          <table:table-cell office:value-type="float" office:value="366.1954" calcext:value-type="float">
            <text:p>366.1954</text:p>
          </table:table-cell>
          <table:table-cell office:value-type="float" office:value="0" calcext:value-type="float">
            <text:p>0</text:p>
          </table:table-cell>
          <table:table-cell office:value-type="float" office:value="320.4254" calcext:value-type="float">
            <text:p>320.4254</text:p>
          </table:table-cell>
          <table:table-cell office:value-type="float" office:value="1126.748" calcext:value-type="float">
            <text:p>1126.748</text:p>
          </table:table-cell>
          <table:table-cell office:value-type="float" office:value="1377.667" calcext:value-type="float">
            <text:p>1377.667</text:p>
          </table:table-cell>
          <table:table-cell office:value-type="float" office:value="1273.476" calcext:value-type="float">
            <text:p>1273.476</text:p>
          </table:table-cell>
          <table:table-cell office:value-type="float" office:value="761.5777" calcext:value-type="float">
            <text:p>761.5777</text:p>
          </table:table-cell>
          <table:table-cell office:value-type="float" office:value="1072.044" calcext:value-type="float">
            <text:p>1072.044</text:p>
          </table:table-cell>
          <table:table-cell office:value-type="float" office:value="412.0281" calcext:value-type="float">
            <text:p>412.0281</text:p>
          </table:table-cell>
          <table:table-cell office:value-type="float" office:value="1851.497" calcext:value-type="float">
            <text:p>1851.497</text:p>
          </table:table-cell>
          <table:table-cell office:value-type="float" office:value="2088.293" calcext:value-type="float">
            <text:p>2088.293</text:p>
          </table:table-cell>
          <table:table-cell office:value-type="float" office:value="1669.776" calcext:value-type="float">
            <text:p>1669.776</text:p>
          </table:table-cell>
          <table:table-cell office:value-type="float" office:value="584.9387" calcext:value-type="float">
            <text:p>584.9387</text:p>
          </table:table-cell>
          <table:table-cell office:value-type="float" office:value="574.3647" calcext:value-type="float">
            <text:p>574.3647</text:p>
          </table:table-cell>
          <table:table-cell office:value-type="float" office:value="142.7993" calcext:value-type="float">
            <text:p>142.7993</text:p>
          </table:table-cell>
          <table:table-cell office:value-type="float" office:value="35.69252" calcext:value-type="float">
            <text:p>35.69252</text:p>
          </table:table-cell>
          <table:table-cell office:value-type="float" office:value="0" calcext:value-type="float">
            <text:p>0</text:p>
          </table:table-cell>
          <table:table-cell office:value-type="float" office:value="-0.02441006" calcext:value-type="float">
            <text:p>-0.02441006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253.333" calcext:value-type="float">
            <text:p>1253.333</text:p>
          </table:table-cell>
          <table:table-cell office:value-type="float" office:value="-541.6711" calcext:value-type="float">
            <text:p>-541.6711</text:p>
          </table:table-cell>
          <table:table-cell office:value-type="float" office:value="711.662" calcext:value-type="float">
            <text:p>711.662</text:p>
          </table:table-cell>
          <table:table-cell office:value-type="float" office:value="-348.4935" calcext:value-type="float">
            <text:p>-348.4935</text:p>
          </table:table-cell>
          <table:table-cell office:value-type="float" office:value="0" calcext:value-type="float">
            <text:p>0</text:p>
          </table:table-cell>
          <table:table-cell office:value-type="float" office:value="6.301064" calcext:value-type="float">
            <text:p>6.30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208.4697" calcext:value-type="float">
            <text:p>208.4697</text:p>
          </table:table-cell>
          <table:table-cell office:value-type="float" office:value="13100.22" calcext:value-type="float">
            <text:p>13100.22</text:p>
          </table:table-cell>
          <table:table-cell office:value-type="float" office:value="0" calcext:value-type="float">
            <text:p>0</text:p>
          </table:table-cell>
          <table:table-cell office:value-type="float" office:value="37.8973" calcext:value-type="float">
            <text:p>37.8973</text:p>
          </table:table-cell>
          <table:table-cell office:value-type="float" office:value="-439.8582" calcext:value-type="float">
            <text:p>-439.8582</text:p>
          </table:table-cell>
          <table:table-cell office:value-type="float" office:value="1307.79" calcext:value-type="float">
            <text:p>1307.79</text:p>
          </table:table-cell>
          <table:table-cell office:value-type="float" office:value="-93.418" calcext:value-type="float">
            <text:p>-93.418</text:p>
          </table:table-cell>
          <table:table-cell office:value-type="float" office:value="72.15173" calcext:value-type="float">
            <text:p>72.15173</text:p>
          </table:table-cell>
          <table:table-cell office:value-type="float" office:value="17.57444" calcext:value-type="float">
            <text:p>17.57444</text:p>
          </table:table-cell>
          <table:table-cell office:value-type="float" office:value="0.1632807" calcext:value-type="float">
            <text:p>0.163280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58248" calcext:value-type="float">
            <text:p>0.2158248</text:p>
          </table:table-cell>
          <table:table-cell office:value-type="float" office:value="370" calcext:value-type="float">
            <text:p>370</text:p>
          </table:table-cell>
          <table:table-cell office:value-type="float" office:value="371.5787" calcext:value-type="float">
            <text:p>371.5787</text:p>
          </table:table-cell>
          <table:table-cell office:value-type="float" office:value="0" calcext:value-type="float">
            <text:p>0</text:p>
          </table:table-cell>
          <table:table-cell office:value-type="float" office:value="320.5184" calcext:value-type="float">
            <text:p>320.5184</text:p>
          </table:table-cell>
          <table:table-cell office:value-type="float" office:value="1126.667" calcext:value-type="float">
            <text:p>1126.667</text:p>
          </table:table-cell>
          <table:table-cell office:value-type="float" office:value="1377.526" calcext:value-type="float">
            <text:p>1377.526</text:p>
          </table:table-cell>
          <table:table-cell office:value-type="float" office:value="1273.503" calcext:value-type="float">
            <text:p>1273.503</text:p>
          </table:table-cell>
          <table:table-cell office:value-type="float" office:value="761.632" calcext:value-type="float">
            <text:p>761.632</text:p>
          </table:table-cell>
          <table:table-cell office:value-type="float" office:value="1072.026" calcext:value-type="float">
            <text:p>1072.026</text:p>
          </table:table-cell>
          <table:table-cell office:value-type="float" office:value="412.0474" calcext:value-type="float">
            <text:p>412.0474</text:p>
          </table:table-cell>
          <table:table-cell office:value-type="float" office:value="1851.437" calcext:value-type="float">
            <text:p>1851.437</text:p>
          </table:table-cell>
          <table:table-cell office:value-type="float" office:value="2088.233" calcext:value-type="float">
            <text:p>2088.233</text:p>
          </table:table-cell>
          <table:table-cell office:value-type="float" office:value="1669.749" calcext:value-type="float">
            <text:p>1669.749</text:p>
          </table:table-cell>
          <table:table-cell office:value-type="float" office:value="584.933" calcext:value-type="float">
            <text:p>584.933</text:p>
          </table:table-cell>
          <table:table-cell office:value-type="float" office:value="574.3552" calcext:value-type="float">
            <text:p>574.3552</text:p>
          </table:table-cell>
          <table:table-cell office:value-type="float" office:value="142.7992" calcext:value-type="float">
            <text:p>142.7992</text:p>
          </table:table-cell>
          <table:table-cell office:value-type="float" office:value="35.69252" calcext:value-type="float">
            <text:p>35.69252</text:p>
          </table:table-cell>
          <table:table-cell office:value-type="float" office:value="0" calcext:value-type="float">
            <text:p>0</text:p>
          </table:table-cell>
          <table:table-cell office:value-type="float" office:value="-0.02442263" calcext:value-type="float">
            <text:p>-0.02442263</text:p>
          </table:table-cell>
          <table:table-cell office:value-type="float" office:value="0" calcext:value-type="float">
            <text:p>0</text:p>
          </table:table-cell>
          <table:table-cell office:value-type="float" office:value="3.741737" calcext:value-type="float">
            <text:p>3.741737</text:p>
          </table:table-cell>
          <table:table-cell office:value-type="float" office:value="1265.615" calcext:value-type="float">
            <text:p>1265.615</text:p>
          </table:table-cell>
          <table:table-cell office:value-type="float" office:value="-547.6848" calcext:value-type="float">
            <text:p>-547.6848</text:p>
          </table:table-cell>
          <table:table-cell office:value-type="float" office:value="717.9307" calcext:value-type="float">
            <text:p>717.9307</text:p>
          </table:table-cell>
          <table:table-cell office:value-type="float" office:value="-349.2724" calcext:value-type="float">
            <text:p>-349.2724</text:p>
          </table:table-cell>
          <table:table-cell office:value-type="float" office:value="0" calcext:value-type="float">
            <text:p>0</text:p>
          </table:table-cell>
          <table:table-cell office:value-type="float" office:value="6.179933" calcext:value-type="float">
            <text:p>6.17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208.9914" calcext:value-type="float">
            <text:p>208.9914</text:p>
          </table:table-cell>
          <table:table-cell office:value-type="float" office:value="13099.86" calcext:value-type="float">
            <text:p>13099.86</text:p>
          </table:table-cell>
          <table:table-cell office:value-type="float" office:value="0" calcext:value-type="float">
            <text:p>0</text:p>
          </table:table-cell>
          <table:table-cell office:value-type="float" office:value="38.93602" calcext:value-type="float">
            <text:p>38.93602</text:p>
          </table:table-cell>
          <table:table-cell office:value-type="float" office:value="-441.2401" calcext:value-type="float">
            <text:p>-441.2401</text:p>
          </table:table-cell>
          <table:table-cell office:value-type="float" office:value="1310.177" calcext:value-type="float">
            <text:p>1310.177</text:p>
          </table:table-cell>
          <table:table-cell office:value-type="float" office:value="-93.89242" calcext:value-type="float">
            <text:p>-93.89242</text:p>
          </table:table-cell>
          <table:table-cell office:value-type="float" office:value="71.98286" calcext:value-type="float">
            <text:p>71.98286</text:p>
          </table:table-cell>
          <table:table-cell office:value-type="float" office:value="17.96577" calcext:value-type="float">
            <text:p>17.96577</text:p>
          </table:table-cell>
          <table:table-cell office:value-type="float" office:value="0.1651262" calcext:value-type="float">
            <text:p>0.1651262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48664" calcext:value-type="float">
            <text:p>0.2148664</text:p>
          </table:table-cell>
          <table:table-cell office:value-type="float" office:value="370" calcext:value-type="float">
            <text:p>370</text:p>
          </table:table-cell>
          <table:table-cell office:value-type="float" office:value="375.1793" calcext:value-type="float">
            <text:p>375.1793</text:p>
          </table:table-cell>
          <table:table-cell office:value-type="float" office:value="0" calcext:value-type="float">
            <text:p>0</text:p>
          </table:table-cell>
          <table:table-cell office:value-type="float" office:value="320.5964" calcext:value-type="float">
            <text:p>320.5964</text:p>
          </table:table-cell>
          <table:table-cell office:value-type="float" office:value="1126.575" calcext:value-type="float">
            <text:p>1126.575</text:p>
          </table:table-cell>
          <table:table-cell office:value-type="float" office:value="1377.372" calcext:value-type="float">
            <text:p>1377.372</text:p>
          </table:table-cell>
          <table:table-cell office:value-type="float" office:value="1273.53" calcext:value-type="float">
            <text:p>1273.53</text:p>
          </table:table-cell>
          <table:table-cell office:value-type="float" office:value="761.6899" calcext:value-type="float">
            <text:p>761.6899</text:p>
          </table:table-cell>
          <table:table-cell office:value-type="float" office:value="1072.007" calcext:value-type="float">
            <text:p>1072.007</text:p>
          </table:table-cell>
          <table:table-cell office:value-type="float" office:value="412.0665" calcext:value-type="float">
            <text:p>412.0665</text:p>
          </table:table-cell>
          <table:table-cell office:value-type="float" office:value="1851.378" calcext:value-type="float">
            <text:p>1851.378</text:p>
          </table:table-cell>
          <table:table-cell office:value-type="float" office:value="2088.182" calcext:value-type="float">
            <text:p>2088.182</text:p>
          </table:table-cell>
          <table:table-cell office:value-type="float" office:value="1669.722" calcext:value-type="float">
            <text:p>1669.722</text:p>
          </table:table-cell>
          <table:table-cell office:value-type="float" office:value="584.9274" calcext:value-type="float">
            <text:p>584.9274</text:p>
          </table:table-cell>
          <table:table-cell office:value-type="float" office:value="574.3457" calcext:value-type="float">
            <text:p>574.3457</text:p>
          </table:table-cell>
          <table:table-cell office:value-type="float" office:value="142.7992" calcext:value-type="float">
            <text:p>142.7992</text:p>
          </table:table-cell>
          <table:table-cell office:value-type="float" office:value="35.69254" calcext:value-type="float">
            <text:p>35.69254</text:p>
          </table:table-cell>
          <table:table-cell office:value-type="float" office:value="0" calcext:value-type="float">
            <text:p>0</text:p>
          </table:table-cell>
          <table:table-cell office:value-type="float" office:value="-0.0244407" calcext:value-type="float">
            <text:p>-0.0244407</text:p>
          </table:table-cell>
          <table:table-cell office:value-type="float" office:value="0" calcext:value-type="float">
            <text:p>0</text:p>
          </table:table-cell>
          <table:table-cell office:value-type="float" office:value="3.727478" calcext:value-type="float">
            <text:p>3.727478</text:p>
          </table:table-cell>
          <table:table-cell office:value-type="float" office:value="1277.261" calcext:value-type="float">
            <text:p>1277.261</text:p>
          </table:table-cell>
          <table:table-cell office:value-type="float" office:value="-554.8467" calcext:value-type="float">
            <text:p>-554.8467</text:p>
          </table:table-cell>
          <table:table-cell office:value-type="float" office:value="722.4141" calcext:value-type="float">
            <text:p>722.4141</text:p>
          </table:table-cell>
          <table:table-cell office:value-type="float" office:value="-350.1019" calcext:value-type="float">
            <text:p>-350.1019</text:p>
          </table:table-cell>
          <table:table-cell office:value-type="float" office:value="0" calcext:value-type="float">
            <text:p>0</text:p>
          </table:table-cell>
          <table:table-cell office:value-type="float" office:value="6.102924" calcext:value-type="float">
            <text:p>6.10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209.9013" calcext:value-type="float">
            <text:p>209.9013</text:p>
          </table:table-cell>
          <table:table-cell office:value-type="float" office:value="13099.49" calcext:value-type="float">
            <text:p>13099.49</text:p>
          </table:table-cell>
          <table:table-cell office:value-type="float" office:value="0" calcext:value-type="float">
            <text:p>0</text:p>
          </table:table-cell>
          <table:table-cell office:value-type="float" office:value="40.38557" calcext:value-type="float">
            <text:p>40.38557</text:p>
          </table:table-cell>
          <table:table-cell office:value-type="float" office:value="-442.6801" calcext:value-type="float">
            <text:p>-442.6801</text:p>
          </table:table-cell>
          <table:table-cell office:value-type="float" office:value="1313.549" calcext:value-type="float">
            <text:p>1313.549</text:p>
          </table:table-cell>
          <table:table-cell office:value-type="float" office:value="-94.38792" calcext:value-type="float">
            <text:p>-94.38792</text:p>
          </table:table-cell>
          <table:table-cell office:value-type="float" office:value="71.81036" calcext:value-type="float">
            <text:p>71.81036</text:p>
          </table:table-cell>
          <table:table-cell office:value-type="float" office:value="18.7109" calcext:value-type="float">
            <text:p>18.7109</text:p>
          </table:table-cell>
          <table:table-cell office:value-type="float" office:value="0.166939" calcext:value-type="float">
            <text:p>0.166939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39468" calcext:value-type="float">
            <text:p>0.2139468</text:p>
          </table:table-cell>
          <table:table-cell office:value-type="float" office:value="370" calcext:value-type="float">
            <text:p>370</text:p>
          </table:table-cell>
          <table:table-cell office:value-type="float" office:value="377.9943" calcext:value-type="float">
            <text:p>377.9943</text:p>
          </table:table-cell>
          <table:table-cell office:value-type="float" office:value="0" calcext:value-type="float">
            <text:p>0</text:p>
          </table:table-cell>
          <table:table-cell office:value-type="float" office:value="320.7064" calcext:value-type="float">
            <text:p>320.7064</text:p>
          </table:table-cell>
          <table:table-cell office:value-type="float" office:value="1126.478" calcext:value-type="float">
            <text:p>1126.478</text:p>
          </table:table-cell>
          <table:table-cell office:value-type="float" office:value="1377.212" calcext:value-type="float">
            <text:p>1377.212</text:p>
          </table:table-cell>
          <table:table-cell office:value-type="float" office:value="1273.559" calcext:value-type="float">
            <text:p>1273.559</text:p>
          </table:table-cell>
          <table:table-cell office:value-type="float" office:value="761.7512" calcext:value-type="float">
            <text:p>761.7512</text:p>
          </table:table-cell>
          <table:table-cell office:value-type="float" office:value="1071.989" calcext:value-type="float">
            <text:p>1071.989</text:p>
          </table:table-cell>
          <table:table-cell office:value-type="float" office:value="412.0856" calcext:value-type="float">
            <text:p>412.0856</text:p>
          </table:table-cell>
          <table:table-cell office:value-type="float" office:value="1851.318" calcext:value-type="float">
            <text:p>1851.318</text:p>
          </table:table-cell>
          <table:table-cell office:value-type="float" office:value="2088.135" calcext:value-type="float">
            <text:p>2088.135</text:p>
          </table:table-cell>
          <table:table-cell office:value-type="float" office:value="1669.696" calcext:value-type="float">
            <text:p>1669.696</text:p>
          </table:table-cell>
          <table:table-cell office:value-type="float" office:value="584.9219" calcext:value-type="float">
            <text:p>584.9219</text:p>
          </table:table-cell>
          <table:table-cell office:value-type="float" office:value="574.3362" calcext:value-type="float">
            <text:p>574.3362</text:p>
          </table:table-cell>
          <table:table-cell office:value-type="float" office:value="142.7991" calcext:value-type="float">
            <text:p>142.7991</text:p>
          </table:table-cell>
          <table:table-cell office:value-type="float" office:value="35.69255" calcext:value-type="float">
            <text:p>35.69255</text:p>
          </table:table-cell>
          <table:table-cell office:value-type="float" office:value="0" calcext:value-type="float">
            <text:p>0</text:p>
          </table:table-cell>
          <table:table-cell office:value-type="float" office:value="-0.02446207" calcext:value-type="float">
            <text:p>-0.02446207</text:p>
          </table:table-cell>
          <table:table-cell office:value-type="float" office:value="0" calcext:value-type="float">
            <text:p>0</text:p>
          </table:table-cell>
          <table:table-cell office:value-type="float" office:value="3.700263" calcext:value-type="float">
            <text:p>3.700263</text:p>
          </table:table-cell>
          <table:table-cell office:value-type="float" office:value="1288.316" calcext:value-type="float">
            <text:p>1288.316</text:p>
          </table:table-cell>
          <table:table-cell office:value-type="float" office:value="-562.1725" calcext:value-type="float">
            <text:p>-562.1725</text:p>
          </table:table-cell>
          <table:table-cell office:value-type="float" office:value="726.1431" calcext:value-type="float">
            <text:p>726.1431</text:p>
          </table:table-cell>
          <table:table-cell office:value-type="float" office:value="-350.9621" calcext:value-type="float">
            <text:p>-350.9621</text:p>
          </table:table-cell>
          <table:table-cell office:value-type="float" office:value="0" calcext:value-type="float">
            <text:p>0</text:p>
          </table:table-cell>
          <table:table-cell office:value-type="float" office:value="6.019753" calcext:value-type="float">
            <text:p>6.019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210.4118" calcext:value-type="float">
            <text:p>210.4118</text:p>
          </table:table-cell>
          <table:table-cell office:value-type="float" office:value="13099.12" calcext:value-type="float">
            <text:p>13099.12</text:p>
          </table:table-cell>
          <table:table-cell office:value-type="float" office:value="0" calcext:value-type="float">
            <text:p>0</text:p>
          </table:table-cell>
          <table:table-cell office:value-type="float" office:value="41.42173" calcext:value-type="float">
            <text:p>41.42173</text:p>
          </table:table-cell>
          <table:table-cell office:value-type="float" office:value="-444.0896" calcext:value-type="float">
            <text:p>-444.0896</text:p>
          </table:table-cell>
          <table:table-cell office:value-type="float" office:value="1315.167" calcext:value-type="float">
            <text:p>1315.167</text:p>
          </table:table-cell>
          <table:table-cell office:value-type="float" office:value="-94.87964" calcext:value-type="float">
            <text:p>-94.87964</text:p>
          </table:table-cell>
          <table:table-cell office:value-type="float" office:value="71.64869" calcext:value-type="float">
            <text:p>71.64869</text:p>
          </table:table-cell>
          <table:table-cell office:value-type="float" office:value="19.07928" calcext:value-type="float">
            <text:p>19.07928</text:p>
          </table:table-cell>
          <table:table-cell office:value-type="float" office:value="0.1688065" calcext:value-type="float">
            <text:p>0.168806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38201" calcext:value-type="float">
            <text:p>0.2138201</text:p>
          </table:table-cell>
          <table:table-cell office:value-type="float" office:value="370" calcext:value-type="float">
            <text:p>370</text:p>
          </table:table-cell>
          <table:table-cell office:value-type="float" office:value="381.4229" calcext:value-type="float">
            <text:p>381.4229</text:p>
          </table:table-cell>
          <table:table-cell office:value-type="float" office:value="0" calcext:value-type="float">
            <text:p>0</text:p>
          </table:table-cell>
          <table:table-cell office:value-type="float" office:value="320.7834" calcext:value-type="float">
            <text:p>320.7834</text:p>
          </table:table-cell>
          <table:table-cell office:value-type="float" office:value="1126.388" calcext:value-type="float">
            <text:p>1126.388</text:p>
          </table:table-cell>
          <table:table-cell office:value-type="float" office:value="1377.058" calcext:value-type="float">
            <text:p>1377.058</text:p>
          </table:table-cell>
          <table:table-cell office:value-type="float" office:value="1273.589" calcext:value-type="float">
            <text:p>1273.589</text:p>
          </table:table-cell>
          <table:table-cell office:value-type="float" office:value="761.813" calcext:value-type="float">
            <text:p>761.813</text:p>
          </table:table-cell>
          <table:table-cell office:value-type="float" office:value="1071.971" calcext:value-type="float">
            <text:p>1071.971</text:p>
          </table:table-cell>
          <table:table-cell office:value-type="float" office:value="412.1043" calcext:value-type="float">
            <text:p>412.1043</text:p>
          </table:table-cell>
          <table:table-cell office:value-type="float" office:value="1851.259" calcext:value-type="float">
            <text:p>1851.259</text:p>
          </table:table-cell>
          <table:table-cell office:value-type="float" office:value="2088.087" calcext:value-type="float">
            <text:p>2088.087</text:p>
          </table:table-cell>
          <table:table-cell office:value-type="float" office:value="1669.669" calcext:value-type="float">
            <text:p>1669.669</text:p>
          </table:table-cell>
          <table:table-cell office:value-type="float" office:value="584.9165" calcext:value-type="float">
            <text:p>584.9165</text:p>
          </table:table-cell>
          <table:table-cell office:value-type="float" office:value="574.3267" calcext:value-type="float">
            <text:p>574.3267</text:p>
          </table:table-cell>
          <table:table-cell office:value-type="float" office:value="142.7991" calcext:value-type="float">
            <text:p>142.7991</text:p>
          </table:table-cell>
          <table:table-cell office:value-type="float" office:value="35.69255" calcext:value-type="float">
            <text:p>35.69255</text:p>
          </table:table-cell>
          <table:table-cell office:value-type="float" office:value="0" calcext:value-type="float">
            <text:p>0</text:p>
          </table:table-cell>
          <table:table-cell office:value-type="float" office:value="-0.02448092" calcext:value-type="float">
            <text:p>-0.02448092</text:p>
          </table:table-cell>
          <table:table-cell office:value-type="float" office:value="0" calcext:value-type="float">
            <text:p>0</text:p>
          </table:table-cell>
          <table:table-cell office:value-type="float" office:value="3.686781" calcext:value-type="float">
            <text:p>3.686781</text:p>
          </table:table-cell>
          <table:table-cell office:value-type="float" office:value="1299.285" calcext:value-type="float">
            <text:p>1299.285</text:p>
          </table:table-cell>
          <table:table-cell office:value-type="float" office:value="-568.8229" calcext:value-type="float">
            <text:p>-568.8229</text:p>
          </table:table-cell>
          <table:table-cell office:value-type="float" office:value="730.4621" calcext:value-type="float">
            <text:p>730.4621</text:p>
          </table:table-cell>
          <table:table-cell office:value-type="float" office:value="-351.8055" calcext:value-type="float">
            <text:p>-351.8055</text:p>
          </table:table-cell>
          <table:table-cell office:value-type="float" office:value="0" calcext:value-type="float">
            <text:p>0</text:p>
          </table:table-cell>
          <table:table-cell office:value-type="float" office:value="5.946484" calcext:value-type="float">
            <text:p>5.94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210.745" calcext:value-type="float">
            <text:p>210.745</text:p>
          </table:table-cell>
          <table:table-cell office:value-type="float" office:value="13098.76" calcext:value-type="float">
            <text:p>13098.76</text:p>
          </table:table-cell>
          <table:table-cell office:value-type="float" office:value="0" calcext:value-type="float">
            <text:p>0</text:p>
          </table:table-cell>
          <table:table-cell office:value-type="float" office:value="42.26398" calcext:value-type="float">
            <text:p>42.26398</text:p>
          </table:table-cell>
          <table:table-cell office:value-type="float" office:value="-445.4696" calcext:value-type="float">
            <text:p>-445.4696</text:p>
          </table:table-cell>
          <table:table-cell office:value-type="float" office:value="1321.878" calcext:value-type="float">
            <text:p>1321.878</text:p>
          </table:table-cell>
          <table:table-cell office:value-type="float" office:value="-95.36649" calcext:value-type="float">
            <text:p>-95.36649</text:p>
          </table:table-cell>
          <table:table-cell office:value-type="float" office:value="71.49511" calcext:value-type="float">
            <text:p>71.49511</text:p>
          </table:table-cell>
          <table:table-cell office:value-type="float" office:value="19.26135" calcext:value-type="float">
            <text:p>19.26135</text:p>
          </table:table-cell>
          <table:table-cell office:value-type="float" office:value="0.1706495" calcext:value-type="float">
            <text:p>0.170649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573" calcext:value-type="float">
            <text:p>0.0756457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38201" calcext:value-type="float">
            <text:p>0.2138201</text:p>
          </table:table-cell>
          <table:table-cell office:value-type="float" office:value="370" calcext:value-type="float">
            <text:p>370</text:p>
          </table:table-cell>
          <table:table-cell office:value-type="float" office:value="385.1516" calcext:value-type="float">
            <text:p>385.1516</text:p>
          </table:table-cell>
          <table:table-cell office:value-type="float" office:value="0" calcext:value-type="float">
            <text:p>0</text:p>
          </table:table-cell>
          <table:table-cell office:value-type="float" office:value="320.8614" calcext:value-type="float">
            <text:p>320.8614</text:p>
          </table:table-cell>
          <table:table-cell office:value-type="float" office:value="1126.306" calcext:value-type="float">
            <text:p>1126.306</text:p>
          </table:table-cell>
          <table:table-cell office:value-type="float" office:value="1376.911" calcext:value-type="float">
            <text:p>1376.911</text:p>
          </table:table-cell>
          <table:table-cell office:value-type="float" office:value="1273.619" calcext:value-type="float">
            <text:p>1273.619</text:p>
          </table:table-cell>
          <table:table-cell office:value-type="float" office:value="761.8746" calcext:value-type="float">
            <text:p>761.8746</text:p>
          </table:table-cell>
          <table:table-cell office:value-type="float" office:value="1071.954" calcext:value-type="float">
            <text:p>1071.954</text:p>
          </table:table-cell>
          <table:table-cell office:value-type="float" office:value="412.1224" calcext:value-type="float">
            <text:p>412.1224</text:p>
          </table:table-cell>
          <table:table-cell office:value-type="float" office:value="1851.199" calcext:value-type="float">
            <text:p>1851.199</text:p>
          </table:table-cell>
          <table:table-cell office:value-type="float" office:value="2088.04" calcext:value-type="float">
            <text:p>2088.04</text:p>
          </table:table-cell>
          <table:table-cell office:value-type="float" office:value="1669.642" calcext:value-type="float">
            <text:p>1669.642</text:p>
          </table:table-cell>
          <table:table-cell office:value-type="float" office:value="584.9111" calcext:value-type="float">
            <text:p>584.9111</text:p>
          </table:table-cell>
          <table:table-cell office:value-type="float" office:value="574.3171" calcext:value-type="float">
            <text:p>574.3171</text:p>
          </table:table-cell>
          <table:table-cell office:value-type="float" office:value="142.7991" calcext:value-type="float">
            <text:p>142.7991</text:p>
          </table:table-cell>
          <table:table-cell office:value-type="float" office:value="35.69254" calcext:value-type="float">
            <text:p>35.69254</text:p>
          </table:table-cell>
          <table:table-cell office:value-type="float" office:value="0" calcext:value-type="float">
            <text:p>0</text:p>
          </table:table-cell>
          <table:table-cell office:value-type="float" office:value="-0.02449643" calcext:value-type="float">
            <text:p>-0.02449643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310.415" calcext:value-type="float">
            <text:p>1310.415</text:p>
          </table:table-cell>
          <table:table-cell office:value-type="float" office:value="-575.356" calcext:value-type="float">
            <text:p>-575.356</text:p>
          </table:table-cell>
          <table:table-cell office:value-type="float" office:value="735.0587" calcext:value-type="float">
            <text:p>735.0587</text:p>
          </table:table-cell>
          <table:table-cell office:value-type="float" office:value="-352.6257" calcext:value-type="float">
            <text:p>-352.6257</text:p>
          </table:table-cell>
          <table:table-cell office:value-type="float" office:value="0" calcext:value-type="float">
            <text:p>0</text:p>
          </table:table-cell>
          <table:table-cell office:value-type="float" office:value="5.874447" calcext:value-type="float">
            <text:p>5.874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210.7087" calcext:value-type="float">
            <text:p>210.7087</text:p>
          </table:table-cell>
          <table:table-cell office:value-type="float" office:value="13098.46" calcext:value-type="float">
            <text:p>13098.46</text:p>
          </table:table-cell>
          <table:table-cell office:value-type="float" office:value="0" calcext:value-type="float">
            <text:p>0</text:p>
          </table:table-cell>
          <table:table-cell office:value-type="float" office:value="42.87729" calcext:value-type="float">
            <text:p>42.87729</text:p>
          </table:table-cell>
          <table:table-cell office:value-type="float" office:value="-446.2566" calcext:value-type="float">
            <text:p>-446.2566</text:p>
          </table:table-cell>
          <table:table-cell office:value-type="float" office:value="1318.426" calcext:value-type="float">
            <text:p>1318.426</text:p>
          </table:table-cell>
          <table:table-cell office:value-type="float" office:value="-95.84222" calcext:value-type="float">
            <text:p>-95.84222</text:p>
          </table:table-cell>
          <table:table-cell office:value-type="float" office:value="71.50255" calcext:value-type="float">
            <text:p>71.50255</text:p>
          </table:table-cell>
          <table:table-cell office:value-type="float" office:value="19.22653" calcext:value-type="float">
            <text:p>19.22653</text:p>
          </table:table-cell>
          <table:table-cell office:value-type="float" office:value="0.1711856" calcext:value-type="float">
            <text:p>0.171185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665" calcext:value-type="float">
            <text:p>0.07564665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2863" calcext:value-type="float">
            <text:p>0.212863</text:p>
          </table:table-cell>
          <table:table-cell office:value-type="float" office:value="370" calcext:value-type="float">
            <text:p>370</text:p>
          </table:table-cell>
          <table:table-cell office:value-type="float" office:value="394.5396" calcext:value-type="float">
            <text:p>394.5396</text:p>
          </table:table-cell>
          <table:table-cell office:value-type="float" office:value="0" calcext:value-type="float">
            <text:p>0</text:p>
          </table:table-cell>
          <table:table-cell office:value-type="float" office:value="320.873" calcext:value-type="float">
            <text:p>320.873</text:p>
          </table:table-cell>
          <table:table-cell office:value-type="float" office:value="1126.167" calcext:value-type="float">
            <text:p>1126.167</text:p>
          </table:table-cell>
          <table:table-cell office:value-type="float" office:value="1376.783" calcext:value-type="float">
            <text:p>1376.783</text:p>
          </table:table-cell>
          <table:table-cell office:value-type="float" office:value="1273.65" calcext:value-type="float">
            <text:p>1273.65</text:p>
          </table:table-cell>
          <table:table-cell office:value-type="float" office:value="761.934" calcext:value-type="float">
            <text:p>761.934</text:p>
          </table:table-cell>
          <table:table-cell office:value-type="float" office:value="1071.938" calcext:value-type="float">
            <text:p>1071.938</text:p>
          </table:table-cell>
          <table:table-cell office:value-type="float" office:value="412.1396" calcext:value-type="float">
            <text:p>412.1396</text:p>
          </table:table-cell>
          <table:table-cell office:value-type="float" office:value="1851.139" calcext:value-type="float">
            <text:p>1851.139</text:p>
          </table:table-cell>
          <table:table-cell office:value-type="float" office:value="2087.992" calcext:value-type="float">
            <text:p>2087.992</text:p>
          </table:table-cell>
          <table:table-cell office:value-type="float" office:value="1669.615" calcext:value-type="float">
            <text:p>1669.615</text:p>
          </table:table-cell>
          <table:table-cell office:value-type="float" office:value="584.9058" calcext:value-type="float">
            <text:p>584.9058</text:p>
          </table:table-cell>
          <table:table-cell office:value-type="float" office:value="574.3074" calcext:value-type="float">
            <text:p>574.3074</text:p>
          </table:table-cell>
          <table:table-cell office:value-type="float" office:value="142.799" calcext:value-type="float">
            <text:p>142.799</text:p>
          </table:table-cell>
          <table:table-cell office:value-type="float" office:value="35.69254" calcext:value-type="float">
            <text:p>35.69254</text:p>
          </table:table-cell>
          <table:table-cell office:value-type="float" office:value="0" calcext:value-type="float">
            <text:p>0</text:p>
          </table:table-cell>
          <table:table-cell office:value-type="float" office:value="-0.02452454" calcext:value-type="float">
            <text:p>-0.02452454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325.976" calcext:value-type="float">
            <text:p>1325.976</text:p>
          </table:table-cell>
          <table:table-cell office:value-type="float" office:value="-581.2189" calcext:value-type="float">
            <text:p>-581.2189</text:p>
          </table:table-cell>
          <table:table-cell office:value-type="float" office:value="744.7571" calcext:value-type="float">
            <text:p>744.7571</text:p>
          </table:table-cell>
          <table:table-cell office:value-type="float" office:value="-353.5343" calcext:value-type="float">
            <text:p>-353.5343</text:p>
          </table:table-cell>
          <table:table-cell office:value-type="float" office:value="0" calcext:value-type="float">
            <text:p>0</text:p>
          </table:table-cell>
          <table:table-cell office:value-type="float" office:value="6.475839" calcext:value-type="float">
            <text:p>6.475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210.5088" calcext:value-type="float">
            <text:p>210.5088</text:p>
          </table:table-cell>
          <table:table-cell office:value-type="float" office:value="13098.17" calcext:value-type="float">
            <text:p>13098.17</text:p>
          </table:table-cell>
          <table:table-cell office:value-type="float" office:value="0" calcext:value-type="float">
            <text:p>0</text:p>
          </table:table-cell>
          <table:table-cell office:value-type="float" office:value="43.48648" calcext:value-type="float">
            <text:p>43.48648</text:p>
          </table:table-cell>
          <table:table-cell office:value-type="float" office:value="-447.208" calcext:value-type="float">
            <text:p>-447.208</text:p>
          </table:table-cell>
          <table:table-cell office:value-type="float" office:value="1318.77" calcext:value-type="float">
            <text:p>1318.77</text:p>
          </table:table-cell>
          <table:table-cell office:value-type="float" office:value="-96.31587" calcext:value-type="float">
            <text:p>-96.31587</text:p>
          </table:table-cell>
          <table:table-cell office:value-type="float" office:value="71.61174" calcext:value-type="float">
            <text:p>71.61174</text:p>
          </table:table-cell>
          <table:table-cell office:value-type="float" office:value="19.15126" calcext:value-type="float">
            <text:p>19.15126</text:p>
          </table:table-cell>
          <table:table-cell office:value-type="float" office:value="0.1713958" calcext:value-type="float">
            <text:p>0.171395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1" calcext:value-type="float">
            <text:p>0.0756471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18456" calcext:value-type="float">
            <text:p>0.2118456</text:p>
          </table:table-cell>
          <table:table-cell office:value-type="float" office:value="370" calcext:value-type="float">
            <text:p>370</text:p>
          </table:table-cell>
          <table:table-cell office:value-type="float" office:value="401.344" calcext:value-type="float">
            <text:p>401.344</text:p>
          </table:table-cell>
          <table:table-cell office:value-type="float" office:value="0" calcext:value-type="float">
            <text:p>0</text:p>
          </table:table-cell>
          <table:table-cell office:value-type="float" office:value="320.8583" calcext:value-type="float">
            <text:p>320.8583</text:p>
          </table:table-cell>
          <table:table-cell office:value-type="float" office:value="1125.964" calcext:value-type="float">
            <text:p>1125.964</text:p>
          </table:table-cell>
          <table:table-cell office:value-type="float" office:value="1376.649" calcext:value-type="float">
            <text:p>1376.649</text:p>
          </table:table-cell>
          <table:table-cell office:value-type="float" office:value="1273.681" calcext:value-type="float">
            <text:p>1273.681</text:p>
          </table:table-cell>
          <table:table-cell office:value-type="float" office:value="761.9913" calcext:value-type="float">
            <text:p>761.9913</text:p>
          </table:table-cell>
          <table:table-cell office:value-type="float" office:value="1071.924" calcext:value-type="float">
            <text:p>1071.924</text:p>
          </table:table-cell>
          <table:table-cell office:value-type="float" office:value="412.1555" calcext:value-type="float">
            <text:p>412.1555</text:p>
          </table:table-cell>
          <table:table-cell office:value-type="float" office:value="1851.082" calcext:value-type="float">
            <text:p>1851.082</text:p>
          </table:table-cell>
          <table:table-cell office:value-type="float" office:value="2087.945" calcext:value-type="float">
            <text:p>2087.945</text:p>
          </table:table-cell>
          <table:table-cell office:value-type="float" office:value="1669.589" calcext:value-type="float">
            <text:p>1669.589</text:p>
          </table:table-cell>
          <table:table-cell office:value-type="float" office:value="584.9005" calcext:value-type="float">
            <text:p>584.9005</text:p>
          </table:table-cell>
          <table:table-cell office:value-type="float" office:value="574.2976" calcext:value-type="float">
            <text:p>574.2976</text:p>
          </table:table-cell>
          <table:table-cell office:value-type="float" office:value="142.799" calcext:value-type="float">
            <text:p>142.799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0" calcext:value-type="float">
            <text:p>0</text:p>
          </table:table-cell>
          <table:table-cell office:value-type="float" office:value="-0.02461418" calcext:value-type="float">
            <text:p>-0.02461418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339.681" calcext:value-type="float">
            <text:p>1339.681</text:p>
          </table:table-cell>
          <table:table-cell office:value-type="float" office:value="-587.641" calcext:value-type="float">
            <text:p>-587.641</text:p>
          </table:table-cell>
          <table:table-cell office:value-type="float" office:value="752.0399" calcext:value-type="float">
            <text:p>752.0399</text:p>
          </table:table-cell>
          <table:table-cell office:value-type="float" office:value="-354.5766" calcext:value-type="float">
            <text:p>-354.5766</text:p>
          </table:table-cell>
          <table:table-cell office:value-type="float" office:value="0" calcext:value-type="float">
            <text:p>0</text:p>
          </table:table-cell>
          <table:table-cell office:value-type="float" office:value="7.041333" calcext:value-type="float">
            <text:p>7.04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210.2305" calcext:value-type="float">
            <text:p>210.2305</text:p>
          </table:table-cell>
          <table:table-cell office:value-type="float" office:value="13097.88" calcext:value-type="float">
            <text:p>13097.88</text:p>
          </table:table-cell>
          <table:table-cell office:value-type="float" office:value="0" calcext:value-type="float">
            <text:p>0</text:p>
          </table:table-cell>
          <table:table-cell office:value-type="float" office:value="44.05779" calcext:value-type="float">
            <text:p>44.05779</text:p>
          </table:table-cell>
          <table:table-cell office:value-type="float" office:value="-448.3747" calcext:value-type="float">
            <text:p>-448.3747</text:p>
          </table:table-cell>
          <table:table-cell office:value-type="float" office:value="1317.16" calcext:value-type="float">
            <text:p>1317.16</text:p>
          </table:table-cell>
          <table:table-cell office:value-type="float" office:value="-96.76215" calcext:value-type="float">
            <text:p>-96.76215</text:p>
          </table:table-cell>
          <table:table-cell office:value-type="float" office:value="71.84236" calcext:value-type="float">
            <text:p>71.84236</text:p>
          </table:table-cell>
          <table:table-cell office:value-type="float" office:value="19.08981" calcext:value-type="float">
            <text:p>19.08981</text:p>
          </table:table-cell>
          <table:table-cell office:value-type="float" office:value="0.1715348" calcext:value-type="float">
            <text:p>0.171534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09603" calcext:value-type="float">
            <text:p>0.2109603</text:p>
          </table:table-cell>
          <table:table-cell office:value-type="float" office:value="370" calcext:value-type="float">
            <text:p>370</text:p>
          </table:table-cell>
          <table:table-cell office:value-type="float" office:value="404.5941" calcext:value-type="float">
            <text:p>404.5941</text:p>
          </table:table-cell>
          <table:table-cell office:value-type="float" office:value="0" calcext:value-type="float">
            <text:p>0</text:p>
          </table:table-cell>
          <table:table-cell office:value-type="float" office:value="320.8565" calcext:value-type="float">
            <text:p>320.8565</text:p>
          </table:table-cell>
          <table:table-cell office:value-type="float" office:value="1125.778" calcext:value-type="float">
            <text:p>1125.778</text:p>
          </table:table-cell>
          <table:table-cell office:value-type="float" office:value="1376.404" calcext:value-type="float">
            <text:p>1376.404</text:p>
          </table:table-cell>
          <table:table-cell office:value-type="float" office:value="1273.691" calcext:value-type="float">
            <text:p>1273.691</text:p>
          </table:table-cell>
          <table:table-cell office:value-type="float" office:value="762.0455" calcext:value-type="float">
            <text:p>762.0455</text:p>
          </table:table-cell>
          <table:table-cell office:value-type="float" office:value="1071.911" calcext:value-type="float">
            <text:p>1071.911</text:p>
          </table:table-cell>
          <table:table-cell office:value-type="float" office:value="412.1703" calcext:value-type="float">
            <text:p>412.1703</text:p>
          </table:table-cell>
          <table:table-cell office:value-type="float" office:value="1851.025" calcext:value-type="float">
            <text:p>1851.025</text:p>
          </table:table-cell>
          <table:table-cell office:value-type="float" office:value="2087.899" calcext:value-type="float">
            <text:p>2087.899</text:p>
          </table:table-cell>
          <table:table-cell office:value-type="float" office:value="1669.562" calcext:value-type="float">
            <text:p>1669.562</text:p>
          </table:table-cell>
          <table:table-cell office:value-type="float" office:value="584.8953" calcext:value-type="float">
            <text:p>584.8953</text:p>
          </table:table-cell>
          <table:table-cell office:value-type="float" office:value="574.2878" calcext:value-type="float">
            <text:p>574.2878</text:p>
          </table:table-cell>
          <table:table-cell office:value-type="float" office:value="142.799" calcext:value-type="float">
            <text:p>142.799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0" calcext:value-type="float">
            <text:p>0</text:p>
          </table:table-cell>
          <table:table-cell office:value-type="float" office:value="-0.02472845" calcext:value-type="float">
            <text:p>-0.02472845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347.513" calcext:value-type="float">
            <text:p>1347.513</text:p>
          </table:table-cell>
          <table:table-cell office:value-type="float" office:value="-591.5032" calcext:value-type="float">
            <text:p>-591.5032</text:p>
          </table:table-cell>
          <table:table-cell office:value-type="float" office:value="756.0096" calcext:value-type="float">
            <text:p>756.0096</text:p>
          </table:table-cell>
          <table:table-cell office:value-type="float" office:value="-355.6655" calcext:value-type="float">
            <text:p>-355.6655</text:p>
          </table:table-cell>
          <table:table-cell office:value-type="float" office:value="0" calcext:value-type="float">
            <text:p>0</text:p>
          </table:table-cell>
          <table:table-cell office:value-type="float" office:value="7.410851" calcext:value-type="float">
            <text:p>7.41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209.969" calcext:value-type="float">
            <text:p>209.969</text:p>
          </table:table-cell>
          <table:table-cell office:value-type="float" office:value="13097.59" calcext:value-type="float">
            <text:p>13097.59</text:p>
          </table:table-cell>
          <table:table-cell office:value-type="float" office:value="0" calcext:value-type="float">
            <text:p>0</text:p>
          </table:table-cell>
          <table:table-cell office:value-type="float" office:value="44.60962" calcext:value-type="float">
            <text:p>44.60962</text:p>
          </table:table-cell>
          <table:table-cell office:value-type="float" office:value="-449.8643" calcext:value-type="float">
            <text:p>-449.8643</text:p>
          </table:table-cell>
          <table:table-cell office:value-type="float" office:value="1322.104" calcext:value-type="float">
            <text:p>1322.104</text:p>
          </table:table-cell>
          <table:table-cell office:value-type="float" office:value="-97.19399" calcext:value-type="float">
            <text:p>-97.19399</text:p>
          </table:table-cell>
          <table:table-cell office:value-type="float" office:value="72.07472" calcext:value-type="float">
            <text:p>72.07472</text:p>
          </table:table-cell>
          <table:table-cell office:value-type="float" office:value="19.02325" calcext:value-type="float">
            <text:p>19.02325</text:p>
          </table:table-cell>
          <table:table-cell office:value-type="float" office:value="0.1717536" calcext:value-type="float">
            <text:p>0.171753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09603" calcext:value-type="float">
            <text:p>0.2109603</text:p>
          </table:table-cell>
          <table:table-cell office:value-type="float" office:value="370" calcext:value-type="float">
            <text:p>370</text:p>
          </table:table-cell>
          <table:table-cell office:value-type="float" office:value="421.2466" calcext:value-type="float">
            <text:p>421.2466</text:p>
          </table:table-cell>
          <table:table-cell office:value-type="float" office:value="0" calcext:value-type="float">
            <text:p>0</text:p>
          </table:table-cell>
          <table:table-cell office:value-type="float" office:value="320.8564" calcext:value-type="float">
            <text:p>320.8564</text:p>
          </table:table-cell>
          <table:table-cell office:value-type="float" office:value="1125.615" calcext:value-type="float">
            <text:p>1125.615</text:p>
          </table:table-cell>
          <table:table-cell office:value-type="float" office:value="1376.182" calcext:value-type="float">
            <text:p>1376.182</text:p>
          </table:table-cell>
          <table:table-cell office:value-type="float" office:value="1273.686" calcext:value-type="float">
            <text:p>1273.686</text:p>
          </table:table-cell>
          <table:table-cell office:value-type="float" office:value="762.0985" calcext:value-type="float">
            <text:p>762.0985</text:p>
          </table:table-cell>
          <table:table-cell office:value-type="float" office:value="1071.901" calcext:value-type="float">
            <text:p>1071.901</text:p>
          </table:table-cell>
          <table:table-cell office:value-type="float" office:value="412.1841" calcext:value-type="float">
            <text:p>412.1841</text:p>
          </table:table-cell>
          <table:table-cell office:value-type="float" office:value="1850.97" calcext:value-type="float">
            <text:p>1850.97</text:p>
          </table:table-cell>
          <table:table-cell office:value-type="float" office:value="2087.853" calcext:value-type="float">
            <text:p>2087.853</text:p>
          </table:table-cell>
          <table:table-cell office:value-type="float" office:value="1669.536" calcext:value-type="float">
            <text:p>1669.536</text:p>
          </table:table-cell>
          <table:table-cell office:value-type="float" office:value="584.8901" calcext:value-type="float">
            <text:p>584.8901</text:p>
          </table:table-cell>
          <table:table-cell office:value-type="float" office:value="574.2778" calcext:value-type="float">
            <text:p>574.2778</text:p>
          </table:table-cell>
          <table:table-cell office:value-type="float" office:value="142.7989" calcext:value-type="float">
            <text:p>142.7989</text:p>
          </table:table-cell>
          <table:table-cell office:value-type="float" office:value="35.69256" calcext:value-type="float">
            <text:p>35.69256</text:p>
          </table:table-cell>
          <table:table-cell office:value-type="float" office:value="0" calcext:value-type="float">
            <text:p>0</text:p>
          </table:table-cell>
          <table:table-cell office:value-type="float" office:value="-0.02478323" calcext:value-type="float">
            <text:p>-0.02478323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370.47" calcext:value-type="float">
            <text:p>1370.47</text:p>
          </table:table-cell>
          <table:table-cell office:value-type="float" office:value="-596.7421" calcext:value-type="float">
            <text:p>-596.7421</text:p>
          </table:table-cell>
          <table:table-cell office:value-type="float" office:value="773.728" calcext:value-type="float">
            <text:p>773.728</text:p>
          </table:table-cell>
          <table:table-cell office:value-type="float" office:value="-356.7001" calcext:value-type="float">
            <text:p>-356.7001</text:p>
          </table:table-cell>
          <table:table-cell office:value-type="float" office:value="0" calcext:value-type="float">
            <text:p>0</text:p>
          </table:table-cell>
          <table:table-cell office:value-type="float" office:value="7.38858" calcext:value-type="float">
            <text:p>7.38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209.7339" calcext:value-type="float">
            <text:p>209.7339</text:p>
          </table:table-cell>
          <table:table-cell office:value-type="float" office:value="13097.32" calcext:value-type="float">
            <text:p>13097.32</text:p>
          </table:table-cell>
          <table:table-cell office:value-type="float" office:value="0" calcext:value-type="float">
            <text:p>0</text:p>
          </table:table-cell>
          <table:table-cell office:value-type="float" office:value="45.15977" calcext:value-type="float">
            <text:p>45.15977</text:p>
          </table:table-cell>
          <table:table-cell office:value-type="float" office:value="-451.6029" calcext:value-type="float">
            <text:p>-451.6029</text:p>
          </table:table-cell>
          <table:table-cell office:value-type="float" office:value="1327.509" calcext:value-type="float">
            <text:p>1327.509</text:p>
          </table:table-cell>
          <table:table-cell office:value-type="float" office:value="-97.62447" calcext:value-type="float">
            <text:p>-97.62447</text:p>
          </table:table-cell>
          <table:table-cell office:value-type="float" office:value="72.28374" calcext:value-type="float">
            <text:p>72.28374</text:p>
          </table:table-cell>
          <table:table-cell office:value-type="float" office:value="18.96123" calcext:value-type="float">
            <text:p>18.96123</text:p>
          </table:table-cell>
          <table:table-cell office:value-type="float" office:value="0.1720626" calcext:value-type="float">
            <text:p>0.172062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09603" calcext:value-type="float">
            <text:p>0.2109603</text:p>
          </table:table-cell>
          <table:table-cell office:value-type="float" office:value="370" calcext:value-type="float">
            <text:p>370</text:p>
          </table:table-cell>
          <table:table-cell office:value-type="float" office:value="434.864" calcext:value-type="float">
            <text:p>434.864</text:p>
          </table:table-cell>
          <table:table-cell office:value-type="float" office:value="0" calcext:value-type="float">
            <text:p>0</text:p>
          </table:table-cell>
          <table:table-cell office:value-type="float" office:value="320.8564" calcext:value-type="float">
            <text:p>320.8564</text:p>
          </table:table-cell>
          <table:table-cell office:value-type="float" office:value="1125.462" calcext:value-type="float">
            <text:p>1125.462</text:p>
          </table:table-cell>
          <table:table-cell office:value-type="float" office:value="1375.968" calcext:value-type="float">
            <text:p>1375.968</text:p>
          </table:table-cell>
          <table:table-cell office:value-type="float" office:value="1273.684" calcext:value-type="float">
            <text:p>1273.684</text:p>
          </table:table-cell>
          <table:table-cell office:value-type="float" office:value="762.1492" calcext:value-type="float">
            <text:p>762.1492</text:p>
          </table:table-cell>
          <table:table-cell office:value-type="float" office:value="1071.891" calcext:value-type="float">
            <text:p>1071.891</text:p>
          </table:table-cell>
          <table:table-cell office:value-type="float" office:value="412.1972" calcext:value-type="float">
            <text:p>412.1972</text:p>
          </table:table-cell>
          <table:table-cell office:value-type="float" office:value="1850.923" calcext:value-type="float">
            <text:p>1850.923</text:p>
          </table:table-cell>
          <table:table-cell office:value-type="float" office:value="2087.808" calcext:value-type="float">
            <text:p>2087.808</text:p>
          </table:table-cell>
          <table:table-cell office:value-type="float" office:value="1669.509" calcext:value-type="float">
            <text:p>1669.509</text:p>
          </table:table-cell>
          <table:table-cell office:value-type="float" office:value="584.8849" calcext:value-type="float">
            <text:p>584.8849</text:p>
          </table:table-cell>
          <table:table-cell office:value-type="float" office:value="574.2678" calcext:value-type="float">
            <text:p>574.2678</text:p>
          </table:table-cell>
          <table:table-cell office:value-type="float" office:value="142.7989" calcext:value-type="float">
            <text:p>142.7989</text:p>
          </table:table-cell>
          <table:table-cell office:value-type="float" office:value="35.69255" calcext:value-type="float">
            <text:p>35.69255</text:p>
          </table:table-cell>
          <table:table-cell office:value-type="float" office:value="0" calcext:value-type="float">
            <text:p>0</text:p>
          </table:table-cell>
          <table:table-cell office:value-type="float" office:value="-0.02480991" calcext:value-type="float">
            <text:p>-0.02480991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390.181" calcext:value-type="float">
            <text:p>1390.181</text:p>
          </table:table-cell>
          <table:table-cell office:value-type="float" office:value="-601.5151" calcext:value-type="float">
            <text:p>-601.5151</text:p>
          </table:table-cell>
          <table:table-cell office:value-type="float" office:value="788.6658" calcext:value-type="float">
            <text:p>788.6658</text:p>
          </table:table-cell>
          <table:table-cell office:value-type="float" office:value="-357.6997" calcext:value-type="float">
            <text:p>-357.6997</text:p>
          </table:table-cell>
          <table:table-cell office:value-type="float" office:value="0" calcext:value-type="float">
            <text:p>0</text:p>
          </table:table-cell>
          <table:table-cell office:value-type="float" office:value="7.082137" calcext:value-type="float">
            <text:p>7.08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209.5637" calcext:value-type="float">
            <text:p>209.5637</text:p>
          </table:table-cell>
          <table:table-cell office:value-type="float" office:value="13097.07" calcext:value-type="float">
            <text:p>13097.07</text:p>
          </table:table-cell>
          <table:table-cell office:value-type="float" office:value="0" calcext:value-type="float">
            <text:p>0</text:p>
          </table:table-cell>
          <table:table-cell office:value-type="float" office:value="45.72299" calcext:value-type="float">
            <text:p>45.72299</text:p>
          </table:table-cell>
          <table:table-cell office:value-type="float" office:value="-453.3183" calcext:value-type="float">
            <text:p>-453.3183</text:p>
          </table:table-cell>
          <table:table-cell office:value-type="float" office:value="1332.242" calcext:value-type="float">
            <text:p>1332.242</text:p>
          </table:table-cell>
          <table:table-cell office:value-type="float" office:value="-98.04082" calcext:value-type="float">
            <text:p>-98.04082</text:p>
          </table:table-cell>
          <table:table-cell office:value-type="float" office:value="72.46739" calcext:value-type="float">
            <text:p>72.46739</text:p>
          </table:table-cell>
          <table:table-cell office:value-type="float" office:value="18.89774" calcext:value-type="float">
            <text:p>18.89774</text:p>
          </table:table-cell>
          <table:table-cell office:value-type="float" office:value="0.1724535" calcext:value-type="float">
            <text:p>0.172453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100536" calcext:value-type="float">
            <text:p>0.2100536</text:p>
          </table:table-cell>
          <table:table-cell office:value-type="float" office:value="370" calcext:value-type="float">
            <text:p>370</text:p>
          </table:table-cell>
          <table:table-cell office:value-type="float" office:value="449.3068" calcext:value-type="float">
            <text:p>449.3068</text:p>
          </table:table-cell>
          <table:table-cell office:value-type="float" office:value="0" calcext:value-type="float">
            <text:p>0</text:p>
          </table:table-cell>
          <table:table-cell office:value-type="float" office:value="320.8549" calcext:value-type="float">
            <text:p>320.8549</text:p>
          </table:table-cell>
          <table:table-cell office:value-type="float" office:value="1125.334" calcext:value-type="float">
            <text:p>1125.334</text:p>
          </table:table-cell>
          <table:table-cell office:value-type="float" office:value="1375.777" calcext:value-type="float">
            <text:p>1375.777</text:p>
          </table:table-cell>
          <table:table-cell office:value-type="float" office:value="1273.699" calcext:value-type="float">
            <text:p>1273.699</text:p>
          </table:table-cell>
          <table:table-cell office:value-type="float" office:value="762.1996" calcext:value-type="float">
            <text:p>762.1996</text:p>
          </table:table-cell>
          <table:table-cell office:value-type="float" office:value="1071.905" calcext:value-type="float">
            <text:p>1071.905</text:p>
          </table:table-cell>
          <table:table-cell office:value-type="float" office:value="412.2119" calcext:value-type="float">
            <text:p>412.2119</text:p>
          </table:table-cell>
          <table:table-cell office:value-type="float" office:value="1850.881" calcext:value-type="float">
            <text:p>1850.881</text:p>
          </table:table-cell>
          <table:table-cell office:value-type="float" office:value="2087.763" calcext:value-type="float">
            <text:p>2087.763</text:p>
          </table:table-cell>
          <table:table-cell office:value-type="float" office:value="1669.483" calcext:value-type="float">
            <text:p>1669.483</text:p>
          </table:table-cell>
          <table:table-cell office:value-type="float" office:value="584.8796" calcext:value-type="float">
            <text:p>584.8796</text:p>
          </table:table-cell>
          <table:table-cell office:value-type="float" office:value="574.2576" calcext:value-type="float">
            <text:p>574.2576</text:p>
          </table:table-cell>
          <table:table-cell office:value-type="float" office:value="142.7989" calcext:value-type="float">
            <text:p>142.7989</text:p>
          </table:table-cell>
          <table:table-cell office:value-type="float" office:value="35.69255" calcext:value-type="float">
            <text:p>35.69255</text:p>
          </table:table-cell>
          <table:table-cell office:value-type="float" office:value="0" calcext:value-type="float">
            <text:p>0</text:p>
          </table:table-cell>
          <table:table-cell office:value-type="float" office:value="-0.02481905" calcext:value-type="float">
            <text:p>-0.02481905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410.746" calcext:value-type="float">
            <text:p>1410.746</text:p>
          </table:table-cell>
          <table:table-cell office:value-type="float" office:value="-606.3376" calcext:value-type="float">
            <text:p>-606.3376</text:p>
          </table:table-cell>
          <table:table-cell office:value-type="float" office:value="804.4086" calcext:value-type="float">
            <text:p>804.4086</text:p>
          </table:table-cell>
          <table:table-cell office:value-type="float" office:value="-358.6324" calcext:value-type="float">
            <text:p>-358.6324</text:p>
          </table:table-cell>
          <table:table-cell office:value-type="float" office:value="0" calcext:value-type="float">
            <text:p>0</text:p>
          </table:table-cell>
          <table:table-cell office:value-type="float" office:value="6.717819" calcext:value-type="float">
            <text:p>6.71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209.3593" calcext:value-type="float">
            <text:p>209.3593</text:p>
          </table:table-cell>
          <table:table-cell office:value-type="float" office:value="13096.84" calcext:value-type="float">
            <text:p>13096.84</text:p>
          </table:table-cell>
          <table:table-cell office:value-type="float" office:value="0" calcext:value-type="float">
            <text:p>0</text:p>
          </table:table-cell>
          <table:table-cell office:value-type="float" office:value="46.28982" calcext:value-type="float">
            <text:p>46.28982</text:p>
          </table:table-cell>
          <table:table-cell office:value-type="float" office:value="-454.9615" calcext:value-type="float">
            <text:p>-454.9615</text:p>
          </table:table-cell>
          <table:table-cell office:value-type="float" office:value="1336.844" calcext:value-type="float">
            <text:p>1336.844</text:p>
          </table:table-cell>
          <table:table-cell office:value-type="float" office:value="-98.45344" calcext:value-type="float">
            <text:p>-98.45344</text:p>
          </table:table-cell>
          <table:table-cell office:value-type="float" office:value="72.65554" calcext:value-type="float">
            <text:p>72.65554</text:p>
          </table:table-cell>
          <table:table-cell office:value-type="float" office:value="18.81828" calcext:value-type="float">
            <text:p>18.81828</text:p>
          </table:table-cell>
          <table:table-cell office:value-type="float" office:value="0.1729376" calcext:value-type="float">
            <text:p>0.1729376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089223" calcext:value-type="float">
            <text:p>0.2089223</text:p>
          </table:table-cell>
          <table:table-cell office:value-type="float" office:value="370" calcext:value-type="float">
            <text:p>370</text:p>
          </table:table-cell>
          <table:table-cell office:value-type="float" office:value="461.2987" calcext:value-type="float">
            <text:p>461.2987</text:p>
          </table:table-cell>
          <table:table-cell office:value-type="float" office:value="0" calcext:value-type="float">
            <text:p>0</text:p>
          </table:table-cell>
          <table:table-cell office:value-type="float" office:value="320.8491" calcext:value-type="float">
            <text:p>320.8491</text:p>
          </table:table-cell>
          <table:table-cell office:value-type="float" office:value="1125.198" calcext:value-type="float">
            <text:p>1125.198</text:p>
          </table:table-cell>
          <table:table-cell office:value-type="float" office:value="1375.588" calcext:value-type="float">
            <text:p>1375.588</text:p>
          </table:table-cell>
          <table:table-cell office:value-type="float" office:value="1273.713" calcext:value-type="float">
            <text:p>1273.713</text:p>
          </table:table-cell>
          <table:table-cell office:value-type="float" office:value="762.2477" calcext:value-type="float">
            <text:p>762.2477</text:p>
          </table:table-cell>
          <table:table-cell office:value-type="float" office:value="1071.928" calcext:value-type="float">
            <text:p>1071.928</text:p>
          </table:table-cell>
          <table:table-cell office:value-type="float" office:value="412.2258" calcext:value-type="float">
            <text:p>412.2258</text:p>
          </table:table-cell>
          <table:table-cell office:value-type="float" office:value="1850.841" calcext:value-type="float">
            <text:p>1850.841</text:p>
          </table:table-cell>
          <table:table-cell office:value-type="float" office:value="2087.719" calcext:value-type="float">
            <text:p>2087.719</text:p>
          </table:table-cell>
          <table:table-cell office:value-type="float" office:value="1669.456" calcext:value-type="float">
            <text:p>1669.456</text:p>
          </table:table-cell>
          <table:table-cell office:value-type="float" office:value="584.8742" calcext:value-type="float">
            <text:p>584.8742</text:p>
          </table:table-cell>
          <table:table-cell office:value-type="float" office:value="574.2471" calcext:value-type="float">
            <text:p>574.2471</text:p>
          </table:table-cell>
          <table:table-cell office:value-type="float" office:value="142.7988" calcext:value-type="float">
            <text:p>142.7988</text:p>
          </table:table-cell>
          <table:table-cell office:value-type="float" office:value="35.69258" calcext:value-type="float">
            <text:p>35.69258</text:p>
          </table:table-cell>
          <table:table-cell office:value-type="float" office:value="0" calcext:value-type="float">
            <text:p>0</text:p>
          </table:table-cell>
          <table:table-cell office:value-type="float" office:value="-0.02482557" calcext:value-type="float">
            <text:p>-0.02482557</text:p>
          </table:table-cell>
          <table:table-cell office:value-type="float" office:value="0" calcext:value-type="float">
            <text:p>0</text:p>
          </table:table-cell>
          <table:table-cell office:value-type="float" office:value="3.680154" calcext:value-type="float">
            <text:p>3.680154</text:p>
          </table:table-cell>
          <table:table-cell office:value-type="float" office:value="1430.046" calcext:value-type="float">
            <text:p>1430.046</text:p>
          </table:table-cell>
          <table:table-cell office:value-type="float" office:value="-612.411" calcext:value-type="float">
            <text:p>-612.411</text:p>
          </table:table-cell>
          <table:table-cell office:value-type="float" office:value="817.6353" calcext:value-type="float">
            <text:p>817.6353</text:p>
          </table:table-cell>
          <table:table-cell office:value-type="float" office:value="-359.5872" calcext:value-type="float">
            <text:p>-359.5872</text:p>
          </table:table-cell>
          <table:table-cell office:value-type="float" office:value="0" calcext:value-type="float">
            <text:p>0</text:p>
          </table:table-cell>
          <table:table-cell office:value-type="float" office:value="6.443923" calcext:value-type="float">
            <text:p>6.44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209.1497" calcext:value-type="float">
            <text:p>209.1497</text:p>
          </table:table-cell>
          <table:table-cell office:value-type="float" office:value="13096.6" calcext:value-type="float">
            <text:p>13096.6</text:p>
          </table:table-cell>
          <table:table-cell office:value-type="float" office:value="0" calcext:value-type="float">
            <text:p>0</text:p>
          </table:table-cell>
          <table:table-cell office:value-type="float" office:value="46.96381" calcext:value-type="float">
            <text:p>46.96381</text:p>
          </table:table-cell>
          <table:table-cell office:value-type="float" office:value="-456.6768" calcext:value-type="float">
            <text:p>-456.6768</text:p>
          </table:table-cell>
          <table:table-cell office:value-type="float" office:value="1340.498" calcext:value-type="float">
            <text:p>1340.498</text:p>
          </table:table-cell>
          <table:table-cell office:value-type="float" office:value="-98.88487" calcext:value-type="float">
            <text:p>-98.88487</text:p>
          </table:table-cell>
          <table:table-cell office:value-type="float" office:value="72.84412" calcext:value-type="float">
            <text:p>72.84412</text:p>
          </table:table-cell>
          <table:table-cell office:value-type="float" office:value="18.81958" calcext:value-type="float">
            <text:p>18.81958</text:p>
          </table:table-cell>
          <table:table-cell office:value-type="float" office:value="0.1735368" calcext:value-type="float">
            <text:p>0.1735368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078454" calcext:value-type="float">
            <text:p>0.2078454</text:p>
          </table:table-cell>
          <table:table-cell office:value-type="float" office:value="370" calcext:value-type="float">
            <text:p>370</text:p>
          </table:table-cell>
          <table:table-cell office:value-type="float" office:value="470.8755" calcext:value-type="float">
            <text:p>470.8755</text:p>
          </table:table-cell>
          <table:table-cell office:value-type="float" office:value="0" calcext:value-type="float">
            <text:p>0</text:p>
          </table:table-cell>
          <table:table-cell office:value-type="float" office:value="320.8406" calcext:value-type="float">
            <text:p>320.8406</text:p>
          </table:table-cell>
          <table:table-cell office:value-type="float" office:value="1125.024" calcext:value-type="float">
            <text:p>1125.024</text:p>
          </table:table-cell>
          <table:table-cell office:value-type="float" office:value="1375.366" calcext:value-type="float">
            <text:p>1375.366</text:p>
          </table:table-cell>
          <table:table-cell office:value-type="float" office:value="1273.719" calcext:value-type="float">
            <text:p>1273.719</text:p>
          </table:table-cell>
          <table:table-cell office:value-type="float" office:value="762.2916" calcext:value-type="float">
            <text:p>762.2916</text:p>
          </table:table-cell>
          <table:table-cell office:value-type="float" office:value="1071.948" calcext:value-type="float">
            <text:p>1071.948</text:p>
          </table:table-cell>
          <table:table-cell office:value-type="float" office:value="412.2384" calcext:value-type="float">
            <text:p>412.2384</text:p>
          </table:table-cell>
          <table:table-cell office:value-type="float" office:value="1850.8" calcext:value-type="float">
            <text:p>1850.8</text:p>
          </table:table-cell>
          <table:table-cell office:value-type="float" office:value="2087.675" calcext:value-type="float">
            <text:p>2087.675</text:p>
          </table:table-cell>
          <table:table-cell office:value-type="float" office:value="1669.43" calcext:value-type="float">
            <text:p>1669.43</text:p>
          </table:table-cell>
          <table:table-cell office:value-type="float" office:value="584.8688" calcext:value-type="float">
            <text:p>584.8688</text:p>
          </table:table-cell>
          <table:table-cell office:value-type="float" office:value="574.2365" calcext:value-type="float">
            <text:p>574.2365</text:p>
          </table:table-cell>
          <table:table-cell office:value-type="float" office:value="142.7988" calcext:value-type="float">
            <text:p>142.7988</text:p>
          </table:table-cell>
          <table:table-cell office:value-type="float" office:value="35.6926" calcext:value-type="float">
            <text:p>35.6926</text:p>
          </table:table-cell>
          <table:table-cell office:value-type="float" office:value="0" calcext:value-type="float">
            <text:p>0</text:p>
          </table:table-cell>
          <table:table-cell office:value-type="float" office:value="-0.02483384" calcext:value-type="float">
            <text:p>-0.02483384</text:p>
          </table:table-cell>
          <table:table-cell office:value-type="float" office:value="0" calcext:value-type="float">
            <text:p>0</text:p>
          </table:table-cell>
          <table:table-cell office:value-type="float" office:value="3.677933" calcext:value-type="float">
            <text:p>3.677933</text:p>
          </table:table-cell>
          <table:table-cell office:value-type="float" office:value="1448.312" calcext:value-type="float">
            <text:p>1448.312</text:p>
          </table:table-cell>
          <table:table-cell office:value-type="float" office:value="-619.8164" calcext:value-type="float">
            <text:p>-619.8164</text:p>
          </table:table-cell>
          <table:table-cell office:value-type="float" office:value="828.4955" calcext:value-type="float">
            <text:p>828.4955</text:p>
          </table:table-cell>
          <table:table-cell office:value-type="float" office:value="-360.6526" calcext:value-type="float">
            <text:p>-360.6526</text:p>
          </table:table-cell>
          <table:table-cell office:value-type="float" office:value="0" calcext:value-type="float">
            <text:p>0</text:p>
          </table:table-cell>
          <table:table-cell office:value-type="float" office:value="6.226308" calcext:value-type="float">
            <text:p>6.226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209.2666" calcext:value-type="float">
            <text:p>209.2666</text:p>
          </table:table-cell>
          <table:table-cell office:value-type="float" office:value="13096.33" calcext:value-type="float">
            <text:p>13096.33</text:p>
          </table:table-cell>
          <table:table-cell office:value-type="float" office:value="0" calcext:value-type="float">
            <text:p>0</text:p>
          </table:table-cell>
          <table:table-cell office:value-type="float" office:value="47.98933" calcext:value-type="float">
            <text:p>47.98933</text:p>
          </table:table-cell>
          <table:table-cell office:value-type="float" office:value="-458.3296" calcext:value-type="float">
            <text:p>-458.3296</text:p>
          </table:table-cell>
          <table:table-cell office:value-type="float" office:value="1346.982" calcext:value-type="float">
            <text:p>1346.982</text:p>
          </table:table-cell>
          <table:table-cell office:value-type="float" office:value="-99.2467" calcext:value-type="float">
            <text:p>-99.2467</text:p>
          </table:table-cell>
          <table:table-cell office:value-type="float" office:value="72.83009" calcext:value-type="float">
            <text:p>72.83009</text:p>
          </table:table-cell>
          <table:table-cell office:value-type="float" office:value="19.32236" calcext:value-type="float">
            <text:p>19.32236</text:p>
          </table:table-cell>
          <table:table-cell office:value-type="float" office:value="0.1742547" calcext:value-type="float">
            <text:p>0.174254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075437" calcext:value-type="float">
            <text:p>0.2075437</text:p>
          </table:table-cell>
          <table:table-cell office:value-type="float" office:value="370" calcext:value-type="float">
            <text:p>370</text:p>
          </table:table-cell>
          <table:table-cell office:value-type="float" office:value="478.5517" calcext:value-type="float">
            <text:p>478.5517</text:p>
          </table:table-cell>
          <table:table-cell office:value-type="float" office:value="0" calcext:value-type="float">
            <text:p>0</text:p>
          </table:table-cell>
          <table:table-cell office:value-type="float" office:value="320.8795" calcext:value-type="float">
            <text:p>320.8795</text:p>
          </table:table-cell>
          <table:table-cell office:value-type="float" office:value="1124.773" calcext:value-type="float">
            <text:p>1124.773</text:p>
          </table:table-cell>
          <table:table-cell office:value-type="float" office:value="1375.077" calcext:value-type="float">
            <text:p>1375.077</text:p>
          </table:table-cell>
          <table:table-cell office:value-type="float" office:value="1273.687" calcext:value-type="float">
            <text:p>1273.687</text:p>
          </table:table-cell>
          <table:table-cell office:value-type="float" office:value="762.3062" calcext:value-type="float">
            <text:p>762.3062</text:p>
          </table:table-cell>
          <table:table-cell office:value-type="float" office:value="1071.952" calcext:value-type="float">
            <text:p>1071.952</text:p>
          </table:table-cell>
          <table:table-cell office:value-type="float" office:value="412.2422" calcext:value-type="float">
            <text:p>412.2422</text:p>
          </table:table-cell>
          <table:table-cell office:value-type="float" office:value="1850.756" calcext:value-type="float">
            <text:p>1850.756</text:p>
          </table:table-cell>
          <table:table-cell office:value-type="float" office:value="2087.628" calcext:value-type="float">
            <text:p>2087.628</text:p>
          </table:table-cell>
          <table:table-cell office:value-type="float" office:value="1669.401" calcext:value-type="float">
            <text:p>1669.401</text:p>
          </table:table-cell>
          <table:table-cell office:value-type="float" office:value="584.8624" calcext:value-type="float">
            <text:p>584.8624</text:p>
          </table:table-cell>
          <table:table-cell office:value-type="float" office:value="574.2224" calcext:value-type="float">
            <text:p>574.2224</text:p>
          </table:table-cell>
          <table:table-cell office:value-type="float" office:value="142.7987" calcext:value-type="float">
            <text:p>142.7987</text:p>
          </table:table-cell>
          <table:table-cell office:value-type="float" office:value="35.6926" calcext:value-type="float">
            <text:p>35.6926</text:p>
          </table:table-cell>
          <table:table-cell office:value-type="float" office:value="0" calcext:value-type="float">
            <text:p>0</text:p>
          </table:table-cell>
          <table:table-cell office:value-type="float" office:value="-0.02484793" calcext:value-type="float">
            <text:p>-0.02484793</text:p>
          </table:table-cell>
          <table:table-cell office:value-type="float" office:value="0" calcext:value-type="float">
            <text:p>0</text:p>
          </table:table-cell>
          <table:table-cell office:value-type="float" office:value="3.664026" calcext:value-type="float">
            <text:p>3.664026</text:p>
          </table:table-cell>
          <table:table-cell office:value-type="float" office:value="1464.31" calcext:value-type="float">
            <text:p>1464.31</text:p>
          </table:table-cell>
          <table:table-cell office:value-type="float" office:value="-626.8438" calcext:value-type="float">
            <text:p>-626.8438</text:p>
          </table:table-cell>
          <table:table-cell office:value-type="float" office:value="837.4659" calcext:value-type="float">
            <text:p>837.4659</text:p>
          </table:table-cell>
          <table:table-cell office:value-type="float" office:value="-361.7645" calcext:value-type="float">
            <text:p>-361.7645</text:p>
          </table:table-cell>
          <table:table-cell office:value-type="float" office:value="0" calcext:value-type="float">
            <text:p>0</text:p>
          </table:table-cell>
          <table:table-cell office:value-type="float" office:value="6.046714" calcext:value-type="float">
            <text:p>6.046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208.8542" calcext:value-type="float">
            <text:p>208.8542</text:p>
          </table:table-cell>
          <table:table-cell office:value-type="float" office:value="13096.05" calcext:value-type="float">
            <text:p>13096.05</text:p>
          </table:table-cell>
          <table:table-cell office:value-type="float" office:value="0" calcext:value-type="float">
            <text:p>0</text:p>
          </table:table-cell>
          <table:table-cell office:value-type="float" office:value="48.31252" calcext:value-type="float">
            <text:p>48.31252</text:p>
          </table:table-cell>
          <table:table-cell office:value-type="float" office:value="-459.6718" calcext:value-type="float">
            <text:p>-459.6718</text:p>
          </table:table-cell>
          <table:table-cell office:value-type="float" office:value="1351.748" calcext:value-type="float">
            <text:p>1351.748</text:p>
          </table:table-cell>
          <table:table-cell office:value-type="float" office:value="-99.47511" calcext:value-type="float">
            <text:p>-99.47511</text:p>
          </table:table-cell>
          <table:table-cell office:value-type="float" office:value="72.9114" calcext:value-type="float">
            <text:p>72.9114</text:p>
          </table:table-cell>
          <table:table-cell office:value-type="float" office:value="19.28329" calcext:value-type="float">
            <text:p>19.28329</text:p>
          </table:table-cell>
          <table:table-cell office:value-type="float" office:value="0.1750937" calcext:value-type="float">
            <text:p>0.1750937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075437" calcext:value-type="float">
            <text:p>0.2075437</text:p>
          </table:table-cell>
          <table:table-cell office:value-type="float" office:value="370" calcext:value-type="float">
            <text:p>370</text:p>
          </table:table-cell>
          <table:table-cell office:value-type="float" office:value="484.603" calcext:value-type="float">
            <text:p>484.603</text:p>
          </table:table-cell>
          <table:table-cell office:value-type="float" office:value="0" calcext:value-type="float">
            <text:p>0</text:p>
          </table:table-cell>
          <table:table-cell office:value-type="float" office:value="320.9155" calcext:value-type="float">
            <text:p>320.9155</text:p>
          </table:table-cell>
          <table:table-cell office:value-type="float" office:value="1124.583" calcext:value-type="float">
            <text:p>1124.583</text:p>
          </table:table-cell>
          <table:table-cell office:value-type="float" office:value="1374.817" calcext:value-type="float">
            <text:p>1374.817</text:p>
          </table:table-cell>
          <table:table-cell office:value-type="float" office:value="1273.636" calcext:value-type="float">
            <text:p>1273.636</text:p>
          </table:table-cell>
          <table:table-cell office:value-type="float" office:value="762.282" calcext:value-type="float">
            <text:p>762.282</text:p>
          </table:table-cell>
          <table:table-cell office:value-type="float" office:value="1071.939" calcext:value-type="float">
            <text:p>1071.939</text:p>
          </table:table-cell>
          <table:table-cell office:value-type="float" office:value="412.2374" calcext:value-type="float">
            <text:p>412.2374</text:p>
          </table:table-cell>
          <table:table-cell office:value-type="float" office:value="1850.708" calcext:value-type="float">
            <text:p>1850.708</text:p>
          </table:table-cell>
          <table:table-cell office:value-type="float" office:value="2087.578" calcext:value-type="float">
            <text:p>2087.578</text:p>
          </table:table-cell>
          <table:table-cell office:value-type="float" office:value="1669.37" calcext:value-type="float">
            <text:p>1669.37</text:p>
          </table:table-cell>
          <table:table-cell office:value-type="float" office:value="584.8567" calcext:value-type="float">
            <text:p>584.8567</text:p>
          </table:table-cell>
          <table:table-cell office:value-type="float" office:value="574.2039" calcext:value-type="float">
            <text:p>574.2039</text:p>
          </table:table-cell>
          <table:table-cell office:value-type="float" office:value="142.7987" calcext:value-type="float">
            <text:p>142.7987</text:p>
          </table:table-cell>
          <table:table-cell office:value-type="float" office:value="35.69259" calcext:value-type="float">
            <text:p>35.69259</text:p>
          </table:table-cell>
          <table:table-cell office:value-type="float" office:value="0" calcext:value-type="float">
            <text:p>0</text:p>
          </table:table-cell>
          <table:table-cell office:value-type="float" office:value="-0.02485543" calcext:value-type="float">
            <text:p>-0.02485543</text:p>
          </table:table-cell>
          <table:table-cell office:value-type="float" office:value="0" calcext:value-type="float">
            <text:p>0</text:p>
          </table:table-cell>
          <table:table-cell office:value-type="float" office:value="3.664026" calcext:value-type="float">
            <text:p>3.664026</text:p>
          </table:table-cell>
          <table:table-cell office:value-type="float" office:value="1473.766" calcext:value-type="float">
            <text:p>1473.766</text:p>
          </table:table-cell>
          <table:table-cell office:value-type="float" office:value="-629.1351" calcext:value-type="float">
            <text:p>-629.1351</text:p>
          </table:table-cell>
          <table:table-cell office:value-type="float" office:value="844.6307" calcext:value-type="float">
            <text:p>844.6307</text:p>
          </table:table-cell>
          <table:table-cell office:value-type="float" office:value="-362.726" calcext:value-type="float">
            <text:p>-362.726</text:p>
          </table:table-cell>
          <table:table-cell office:value-type="float" office:value="0" calcext:value-type="float">
            <text:p>0</text:p>
          </table:table-cell>
          <table:table-cell office:value-type="float" office:value="5.896249" calcext:value-type="float">
            <text:p>5.89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208.6409" calcext:value-type="float">
            <text:p>208.6409</text:p>
          </table:table-cell>
          <table:table-cell office:value-type="float" office:value="13095.8" calcext:value-type="float">
            <text:p>13095.8</text:p>
          </table:table-cell>
          <table:table-cell office:value-type="float" office:value="0" calcext:value-type="float">
            <text:p>0</text:p>
          </table:table-cell>
          <table:table-cell office:value-type="float" office:value="48.62934" calcext:value-type="float">
            <text:p>48.62934</text:p>
          </table:table-cell>
          <table:table-cell office:value-type="float" office:value="-460.779" calcext:value-type="float">
            <text:p>-460.779</text:p>
          </table:table-cell>
          <table:table-cell office:value-type="float" office:value="1355.154" calcext:value-type="float">
            <text:p>1355.154</text:p>
          </table:table-cell>
          <table:table-cell office:value-type="float" office:value="-99.70125" calcext:value-type="float">
            <text:p>-99.70125</text:p>
          </table:table-cell>
          <table:table-cell office:value-type="float" office:value="72.89868" calcext:value-type="float">
            <text:p>72.89868</text:p>
          </table:table-cell>
          <table:table-cell office:value-type="float" office:value="19.26528" calcext:value-type="float">
            <text:p>19.26528</text:p>
          </table:table-cell>
          <table:table-cell office:value-type="float" office:value="0.1759375" calcext:value-type="float">
            <text:p>0.1759375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075437" calcext:value-type="float">
            <text:p>0.2075437</text:p>
          </table:table-cell>
          <table:table-cell office:value-type="float" office:value="370" calcext:value-type="float">
            <text:p>370</text:p>
          </table:table-cell>
          <table:table-cell office:value-type="float" office:value="493.1013" calcext:value-type="float">
            <text:p>493.1013</text:p>
          </table:table-cell>
          <table:table-cell office:value-type="float" office:value="0" calcext:value-type="float">
            <text:p>0</text:p>
          </table:table-cell>
          <table:table-cell office:value-type="float" office:value="320.9544" calcext:value-type="float">
            <text:p>320.9544</text:p>
          </table:table-cell>
          <table:table-cell office:value-type="float" office:value="1124.457" calcext:value-type="float">
            <text:p>1124.457</text:p>
          </table:table-cell>
          <table:table-cell office:value-type="float" office:value="1374.646" calcext:value-type="float">
            <text:p>1374.646</text:p>
          </table:table-cell>
          <table:table-cell office:value-type="float" office:value="1273.614" calcext:value-type="float">
            <text:p>1273.614</text:p>
          </table:table-cell>
          <table:table-cell office:value-type="float" office:value="762.2778" calcext:value-type="float">
            <text:p>762.2778</text:p>
          </table:table-cell>
          <table:table-cell office:value-type="float" office:value="1071.936" calcext:value-type="float">
            <text:p>1071.936</text:p>
          </table:table-cell>
          <table:table-cell office:value-type="float" office:value="412.2372" calcext:value-type="float">
            <text:p>412.2372</text:p>
          </table:table-cell>
          <table:table-cell office:value-type="float" office:value="1850.661" calcext:value-type="float">
            <text:p>1850.661</text:p>
          </table:table-cell>
          <table:table-cell office:value-type="float" office:value="2087.527" calcext:value-type="float">
            <text:p>2087.527</text:p>
          </table:table-cell>
          <table:table-cell office:value-type="float" office:value="1669.339" calcext:value-type="float">
            <text:p>1669.339</text:p>
          </table:table-cell>
          <table:table-cell office:value-type="float" office:value="584.849" calcext:value-type="float">
            <text:p>584.849</text:p>
          </table:table-cell>
          <table:table-cell office:value-type="float" office:value="574.1854" calcext:value-type="float">
            <text:p>574.1854</text:p>
          </table:table-cell>
          <table:table-cell office:value-type="float" office:value="142.7987" calcext:value-type="float">
            <text:p>142.7987</text:p>
          </table:table-cell>
          <table:table-cell office:value-type="float" office:value="35.69258" calcext:value-type="float">
            <text:p>35.69258</text:p>
          </table:table-cell>
          <table:table-cell office:value-type="float" office:value="0" calcext:value-type="float">
            <text:p>0</text:p>
          </table:table-cell>
          <table:table-cell office:value-type="float" office:value="-0.02486055" calcext:value-type="float">
            <text:p>-0.02486055</text:p>
          </table:table-cell>
          <table:table-cell office:value-type="float" office:value="0" calcext:value-type="float">
            <text:p>0</text:p>
          </table:table-cell>
          <table:table-cell office:value-type="float" office:value="3.664026" calcext:value-type="float">
            <text:p>3.664026</text:p>
          </table:table-cell>
          <table:table-cell office:value-type="float" office:value="1485.735" calcext:value-type="float">
            <text:p>1485.735</text:p>
          </table:table-cell>
          <table:table-cell office:value-type="float" office:value="-631.7321" calcext:value-type="float">
            <text:p>-631.7321</text:p>
          </table:table-cell>
          <table:table-cell office:value-type="float" office:value="854.0032" calcext:value-type="float">
            <text:p>854.0032</text:p>
          </table:table-cell>
          <table:table-cell office:value-type="float" office:value="-363.4503" calcext:value-type="float">
            <text:p>-363.4503</text:p>
          </table:table-cell>
          <table:table-cell office:value-type="float" office:value="0" calcext:value-type="float">
            <text:p>0</text:p>
          </table:table-cell>
          <table:table-cell office:value-type="float" office:value="5.740688" calcext:value-type="float">
            <text:p>5.74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208.3852" calcext:value-type="float">
            <text:p>208.3852</text:p>
          </table:table-cell>
          <table:table-cell office:value-type="float" office:value="13095.54" calcext:value-type="float">
            <text:p>13095.54</text:p>
          </table:table-cell>
          <table:table-cell office:value-type="float" office:value="0" calcext:value-type="float">
            <text:p>0</text:p>
          </table:table-cell>
          <table:table-cell office:value-type="float" office:value="48.94213" calcext:value-type="float">
            <text:p>48.94213</text:p>
          </table:table-cell>
          <table:table-cell office:value-type="float" office:value="-461.9023" calcext:value-type="float">
            <text:p>-461.9023</text:p>
          </table:table-cell>
          <table:table-cell office:value-type="float" office:value="1357.28" calcext:value-type="float">
            <text:p>1357.28</text:p>
          </table:table-cell>
          <table:table-cell office:value-type="float" office:value="-99.92551" calcext:value-type="float">
            <text:p>-99.92551</text:p>
          </table:table-cell>
          <table:table-cell office:value-type="float" office:value="72.83253" calcext:value-type="float">
            <text:p>72.83253</text:p>
          </table:table-cell>
          <table:table-cell office:value-type="float" office:value="19.25541" calcext:value-type="float">
            <text:p>19.25541</text:p>
          </table:table-cell>
          <table:table-cell office:value-type="float" office:value="0.1768293" calcext:value-type="float">
            <text:p>0.1768293</text:p>
          </table:table-cell>
          <table:table-cell office:value-type="float" office:value="0.8171593" calcext:value-type="float">
            <text:p>0.8171593</text:p>
          </table:table-cell>
          <table:table-cell office:value-type="float" office:value="0.07564723" calcext:value-type="float">
            <text:p>0.07564723</text:p>
          </table:table-cell>
          <table:table-cell office:value-type="float" office:value="0.001565035" calcext:value-type="float">
            <text:p>0.001565035</text:p>
          </table:table-cell>
          <table:table-cell office:value-type="float" office:value="0.2072547" calcext:value-type="float">
            <text:p>0.2072547</text:p>
          </table:table-cell>
          <table:table-cell office:value-type="float" office:value="370" calcext:value-type="float">
            <text:p>370</text:p>
          </table:table-cell>
          <table:table-cell office:value-type="float" office:value="499.5506" calcext:value-type="float">
            <text:p>499.5506</text:p>
          </table:table-cell>
          <table:table-cell office:value-type="float" office:value="0" calcext:value-type="float">
            <text:p>0</text:p>
          </table:table-cell>
          <table:table-cell office:value-type="float" office:value="321.0002" calcext:value-type="float">
            <text:p>321.0002</text:p>
          </table:table-cell>
          <table:table-cell office:value-type="float" office:value="1124.298" calcext:value-type="float">
            <text:p>1124.298</text:p>
          </table:table-cell>
          <table:table-cell office:value-type="float" office:value="1374.45" calcext:value-type="float">
            <text:p>1374.45</text:p>
          </table:table-cell>
          <table:table-cell office:value-type="float" office:value="1273.586" calcext:value-type="float">
            <text:p>1273.586</text:p>
          </table:table-cell>
          <table:table-cell office:value-type="float" office:value="762.2651" calcext:value-type="float">
            <text:p>762.2651</text:p>
          </table:table-cell>
          <table:table-cell office:value-type="float" office:value="1071.932" calcext:value-type="float">
            <text:p>1071.932</text:p>
          </table:table-cell>
          <table:table-cell office:value-type="float" office:value="412.2369" calcext:value-type="float">
            <text:p>412.2369</text:p>
          </table:table-cell>
          <table:table-cell office:value-type="float" office:value="1850.616" calcext:value-type="float">
            <text:p>1850.616</text:p>
          </table:table-cell>
          <table:table-cell office:value-type="float" office:value="2087.477" calcext:value-type="float">
            <text:p>2087.477</text:p>
          </table:table-cell>
          <table:table-cell office:value-type="float" office:value="1669.308" calcext:value-type="float">
            <text:p>1669.308</text:p>
          </table:table-cell>
          <table:table-cell office:value-type="float" office:value="584.8416" calcext:value-type="float">
            <text:p>584.8416</text:p>
          </table:table-cell>
          <table:table-cell office:value-type="float" office:value="574.1669" calcext:value-type="float">
            <text:p>574.1669</text:p>
          </table:table-cell>
          <table:table-cell office:value-type="float" office:value="142.7987" calcext:value-type="float">
            <text:p>142.7987</text:p>
          </table:table-cell>
          <table:table-cell office:value-type="float" office:value="35.69257" calcext:value-type="float">
            <text:p>35.69257</text:p>
          </table:table-cell>
          <table:table-cell office:value-type="float" office:value="0" calcext:value-type="float">
            <text:p>0</text:p>
          </table:table-cell>
          <table:table-cell office:value-type="float" office:value="-0.02486393" calcext:value-type="float">
            <text:p>-0.02486393</text:p>
          </table:table-cell>
          <table:table-cell office:value-type="float" office:value="0" calcext:value-type="float">
            <text:p>0</text:p>
          </table:table-cell>
          <table:table-cell office:value-type="float" office:value="3.664026" calcext:value-type="float">
            <text:p>3.664026</text:p>
          </table:table-cell>
          <table:table-cell office:value-type="float" office:value="1496.018" calcext:value-type="float">
            <text:p>1496.018</text:p>
          </table:table-cell>
          <table:table-cell office:value-type="float" office:value="-634.6686" calcext:value-type="float">
            <text:p>-634.6686</text:p>
          </table:table-cell>
          <table:table-cell office:value-type="float" office:value="861.3492" calcext:value-type="float">
            <text:p>861.3492</text:p>
          </table:table-cell>
          <table:table-cell office:value-type="float" office:value="-364.2177" calcext:value-type="float">
            <text:p>-364.2177</text:p>
          </table:table-cell>
          <table:table-cell office:value-type="float" office:value="0" calcext:value-type="float">
            <text:p>0</text:p>
          </table:table-cell>
          <table:table-cell office:value-type="float" office:value="5.607248" calcext:value-type="float">
            <text:p>5.60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207.9105" calcext:value-type="float">
            <text:p>207.9105</text:p>
          </table:table-cell>
          <table:table-cell office:value-type="float" office:value="13095.18" calcext:value-type="float">
            <text:p>13095.18</text:p>
          </table:table-cell>
          <table:table-cell office:value-type="float" office:value="0" calcext:value-type="float">
            <text:p>0</text:p>
          </table:table-cell>
          <table:table-cell office:value-type="float" office:value="49.25166" calcext:value-type="float">
            <text:p>49.25166</text:p>
          </table:table-cell>
          <table:table-cell office:value-type="float" office:value="-462.8625" calcext:value-type="float">
            <text:p>-462.8625</text:p>
          </table:table-cell>
          <table:table-cell office:value-type="float" office:value="1355.307" calcext:value-type="float">
            <text:p>1355.307</text:p>
          </table:table-cell>
          <table:table-cell office:value-type="float" office:value="-100.1477" calcext:value-type="float">
            <text:p>-100.1477</text:p>
          </table:table-cell>
          <table:table-cell office:value-type="float" office:value="72.98189" calcext:value-type="float">
            <text:p>72.98189</text:p>
          </table:table-cell>
          <table:table-cell office:value-type="float" office:value="19.16398" calcext:value-type="float">
            <text:p>19.16398</text:p>
          </table:table-cell>
          <table:table-cell office:value-type="float" office:value="0.1773387" calcext:value-type="float">
            <text:p>0.177338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62028" calcext:value-type="float">
            <text:p>0.2062028</text:p>
          </table:table-cell>
          <table:table-cell office:value-type="float" office:value="370" calcext:value-type="float">
            <text:p>370</text:p>
          </table:table-cell>
          <table:table-cell office:value-type="float" office:value="503.7096" calcext:value-type="float">
            <text:p>503.7096</text:p>
          </table:table-cell>
          <table:table-cell office:value-type="float" office:value="0" calcext:value-type="float">
            <text:p>0</text:p>
          </table:table-cell>
          <table:table-cell office:value-type="float" office:value="321.0318" calcext:value-type="float">
            <text:p>321.0318</text:p>
          </table:table-cell>
          <table:table-cell office:value-type="float" office:value="1124.11" calcext:value-type="float">
            <text:p>1124.11</text:p>
          </table:table-cell>
          <table:table-cell office:value-type="float" office:value="1374.23" calcext:value-type="float">
            <text:p>1374.23</text:p>
          </table:table-cell>
          <table:table-cell office:value-type="float" office:value="1273.555" calcext:value-type="float">
            <text:p>1273.555</text:p>
          </table:table-cell>
          <table:table-cell office:value-type="float" office:value="762.1577" calcext:value-type="float">
            <text:p>762.1577</text:p>
          </table:table-cell>
          <table:table-cell office:value-type="float" office:value="1071.894" calcext:value-type="float">
            <text:p>1071.894</text:p>
          </table:table-cell>
          <table:table-cell office:value-type="float" office:value="412.2431" calcext:value-type="float">
            <text:p>412.2431</text:p>
          </table:table-cell>
          <table:table-cell office:value-type="float" office:value="1850.564" calcext:value-type="float">
            <text:p>1850.564</text:p>
          </table:table-cell>
          <table:table-cell office:value-type="float" office:value="2087.414" calcext:value-type="float">
            <text:p>2087.414</text:p>
          </table:table-cell>
          <table:table-cell office:value-type="float" office:value="1669.265" calcext:value-type="float">
            <text:p>1669.265</text:p>
          </table:table-cell>
          <table:table-cell office:value-type="float" office:value="584.8307" calcext:value-type="float">
            <text:p>584.8307</text:p>
          </table:table-cell>
          <table:table-cell office:value-type="float" office:value="574.1424" calcext:value-type="float">
            <text:p>574.1424</text:p>
          </table:table-cell>
          <table:table-cell office:value-type="float" office:value="142.797" calcext:value-type="float">
            <text:p>142.797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2488247" calcext:value-type="float">
            <text:p>-0.02488247</text:p>
          </table:table-cell>
          <table:table-cell office:value-type="float" office:value="0" calcext:value-type="float">
            <text:p>0</text:p>
          </table:table-cell>
          <table:table-cell office:value-type="float" office:value="3.664026" calcext:value-type="float">
            <text:p>3.664026</text:p>
          </table:table-cell>
          <table:table-cell office:value-type="float" office:value="1504.012" calcext:value-type="float">
            <text:p>1504.012</text:p>
          </table:table-cell>
          <table:table-cell office:value-type="float" office:value="-637.6489" calcext:value-type="float">
            <text:p>-637.6489</text:p>
          </table:table-cell>
          <table:table-cell office:value-type="float" office:value="866.363" calcext:value-type="float">
            <text:p>866.363</text:p>
          </table:table-cell>
          <table:table-cell office:value-type="float" office:value="-365.1729" calcext:value-type="float">
            <text:p>-365.1729</text:p>
          </table:table-cell>
          <table:table-cell office:value-type="float" office:value="0" calcext:value-type="float">
            <text:p>0</text:p>
          </table:table-cell>
          <table:table-cell office:value-type="float" office:value="5.822647" calcext:value-type="float">
            <text:p>5.82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207.4808" calcext:value-type="float">
            <text:p>207.4808</text:p>
          </table:table-cell>
          <table:table-cell office:value-type="float" office:value="13094.95" calcext:value-type="float">
            <text:p>13094.95</text:p>
          </table:table-cell>
          <table:table-cell office:value-type="float" office:value="0" calcext:value-type="float">
            <text:p>0</text:p>
          </table:table-cell>
          <table:table-cell office:value-type="float" office:value="49.56219" calcext:value-type="float">
            <text:p>49.56219</text:p>
          </table:table-cell>
          <table:table-cell office:value-type="float" office:value="-464.1849" calcext:value-type="float">
            <text:p>-464.1849</text:p>
          </table:table-cell>
          <table:table-cell office:value-type="float" office:value="1359.488" calcext:value-type="float">
            <text:p>1359.488</text:p>
          </table:table-cell>
          <table:table-cell office:value-type="float" office:value="-100.3657" calcext:value-type="float">
            <text:p>-100.3657</text:p>
          </table:table-cell>
          <table:table-cell office:value-type="float" office:value="73.14257" calcext:value-type="float">
            <text:p>73.14257</text:p>
          </table:table-cell>
          <table:table-cell office:value-type="float" office:value="19.08315" calcext:value-type="float">
            <text:p>19.08315</text:p>
          </table:table-cell>
          <table:table-cell office:value-type="float" office:value="0.1779407" calcext:value-type="float">
            <text:p>0.177940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6101" calcext:value-type="float">
            <text:p>0.206101</text:p>
          </table:table-cell>
          <table:table-cell office:value-type="float" office:value="370" calcext:value-type="float">
            <text:p>370</text:p>
          </table:table-cell>
          <table:table-cell office:value-type="float" office:value="507.0911" calcext:value-type="float">
            <text:p>507.0911</text:p>
          </table:table-cell>
          <table:table-cell office:value-type="float" office:value="0" calcext:value-type="float">
            <text:p>0</text:p>
          </table:table-cell>
          <table:table-cell office:value-type="float" office:value="321.0178" calcext:value-type="float">
            <text:p>321.0178</text:p>
          </table:table-cell>
          <table:table-cell office:value-type="float" office:value="1123.943" calcext:value-type="float">
            <text:p>1123.943</text:p>
          </table:table-cell>
          <table:table-cell office:value-type="float" office:value="1374.03" calcext:value-type="float">
            <text:p>1374.03</text:p>
          </table:table-cell>
          <table:table-cell office:value-type="float" office:value="1273.528" calcext:value-type="float">
            <text:p>1273.528</text:p>
          </table:table-cell>
          <table:table-cell office:value-type="float" office:value="762.1381" calcext:value-type="float">
            <text:p>762.1381</text:p>
          </table:table-cell>
          <table:table-cell office:value-type="float" office:value="1071.887" calcext:value-type="float">
            <text:p>1071.887</text:p>
          </table:table-cell>
          <table:table-cell office:value-type="float" office:value="412.2375" calcext:value-type="float">
            <text:p>412.2375</text:p>
          </table:table-cell>
          <table:table-cell office:value-type="float" office:value="1850.521" calcext:value-type="float">
            <text:p>1850.521</text:p>
          </table:table-cell>
          <table:table-cell office:value-type="float" office:value="2087.364" calcext:value-type="float">
            <text:p>2087.364</text:p>
          </table:table-cell>
          <table:table-cell office:value-type="float" office:value="1669.234" calcext:value-type="float">
            <text:p>1669.234</text:p>
          </table:table-cell>
          <table:table-cell office:value-type="float" office:value="584.8276" calcext:value-type="float">
            <text:p>584.8276</text:p>
          </table:table-cell>
          <table:table-cell office:value-type="float" office:value="574.1255" calcext:value-type="float">
            <text:p>574.1255</text:p>
          </table:table-cell>
          <table:table-cell office:value-type="float" office:value="142.7969" calcext:value-type="float">
            <text:p>142.7969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2488688" calcext:value-type="float">
            <text:p>-0.02488688</text:p>
          </table:table-cell>
          <table:table-cell office:value-type="float" office:value="0" calcext:value-type="float">
            <text:p>0</text:p>
          </table:table-cell>
          <table:table-cell office:value-type="float" office:value="3.664026" calcext:value-type="float">
            <text:p>3.664026</text:p>
          </table:table-cell>
          <table:table-cell office:value-type="float" office:value="1510.941" calcext:value-type="float">
            <text:p>1510.941</text:p>
          </table:table-cell>
          <table:table-cell office:value-type="float" office:value="-640.0944" calcext:value-type="float">
            <text:p>-640.0944</text:p>
          </table:table-cell>
          <table:table-cell office:value-type="float" office:value="870.8468" calcext:value-type="float">
            <text:p>870.8468</text:p>
          </table:table-cell>
          <table:table-cell office:value-type="float" office:value="-366.089" calcext:value-type="float">
            <text:p>-366.089</text:p>
          </table:table-cell>
          <table:table-cell office:value-type="float" office:value="0" calcext:value-type="float">
            <text:p>0</text:p>
          </table:table-cell>
          <table:table-cell office:value-type="float" office:value="5.632194" calcext:value-type="float">
            <text:p>5.63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207.0673" calcext:value-type="float">
            <text:p>207.0673</text:p>
          </table:table-cell>
          <table:table-cell office:value-type="float" office:value="13094.73" calcext:value-type="float">
            <text:p>13094.73</text:p>
          </table:table-cell>
          <table:table-cell office:value-type="float" office:value="0" calcext:value-type="float">
            <text:p>0</text:p>
          </table:table-cell>
          <table:table-cell office:value-type="float" office:value="49.87302" calcext:value-type="float">
            <text:p>49.87302</text:p>
          </table:table-cell>
          <table:table-cell office:value-type="float" office:value="-465.4218" calcext:value-type="float">
            <text:p>-465.4218</text:p>
          </table:table-cell>
          <table:table-cell office:value-type="float" office:value="1363.165" calcext:value-type="float">
            <text:p>1363.165</text:p>
          </table:table-cell>
          <table:table-cell office:value-type="float" office:value="-100.5821" calcext:value-type="float">
            <text:p>-100.5821</text:p>
          </table:table-cell>
          <table:table-cell office:value-type="float" office:value="73.26804" calcext:value-type="float">
            <text:p>73.26804</text:p>
          </table:table-cell>
          <table:table-cell office:value-type="float" office:value="19.02123" calcext:value-type="float">
            <text:p>19.02123</text:p>
          </table:table-cell>
          <table:table-cell office:value-type="float" office:value="0.1786405" calcext:value-type="float">
            <text:p>0.178640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6101" calcext:value-type="float">
            <text:p>0.206101</text:p>
          </table:table-cell>
          <table:table-cell office:value-type="float" office:value="370" calcext:value-type="float">
            <text:p>370</text:p>
          </table:table-cell>
          <table:table-cell office:value-type="float" office:value="509.7319" calcext:value-type="float">
            <text:p>509.7319</text:p>
          </table:table-cell>
          <table:table-cell office:value-type="float" office:value="0" calcext:value-type="float">
            <text:p>0</text:p>
          </table:table-cell>
          <table:table-cell office:value-type="float" office:value="321.0032" calcext:value-type="float">
            <text:p>321.0032</text:p>
          </table:table-cell>
          <table:table-cell office:value-type="float" office:value="1123.774" calcext:value-type="float">
            <text:p>1123.774</text:p>
          </table:table-cell>
          <table:table-cell office:value-type="float" office:value="1373.833" calcext:value-type="float">
            <text:p>1373.833</text:p>
          </table:table-cell>
          <table:table-cell office:value-type="float" office:value="1273.5" calcext:value-type="float">
            <text:p>1273.5</text:p>
          </table:table-cell>
          <table:table-cell office:value-type="float" office:value="762.1269" calcext:value-type="float">
            <text:p>762.1269</text:p>
          </table:table-cell>
          <table:table-cell office:value-type="float" office:value="1071.882" calcext:value-type="float">
            <text:p>1071.882</text:p>
          </table:table-cell>
          <table:table-cell office:value-type="float" office:value="412.2341" calcext:value-type="float">
            <text:p>412.2341</text:p>
          </table:table-cell>
          <table:table-cell office:value-type="float" office:value="1850.477" calcext:value-type="float">
            <text:p>1850.477</text:p>
          </table:table-cell>
          <table:table-cell office:value-type="float" office:value="2087.324" calcext:value-type="float">
            <text:p>2087.324</text:p>
          </table:table-cell>
          <table:table-cell office:value-type="float" office:value="1669.203" calcext:value-type="float">
            <text:p>1669.203</text:p>
          </table:table-cell>
          <table:table-cell office:value-type="float" office:value="584.822" calcext:value-type="float">
            <text:p>584.822</text:p>
          </table:table-cell>
          <table:table-cell office:value-type="float" office:value="574.1071" calcext:value-type="float">
            <text:p>574.1071</text:p>
          </table:table-cell>
          <table:table-cell office:value-type="float" office:value="142.7969" calcext:value-type="float">
            <text:p>142.7969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2489056" calcext:value-type="float">
            <text:p>-0.02489056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16.291" calcext:value-type="float">
            <text:p>1516.291</text:p>
          </table:table-cell>
          <table:table-cell office:value-type="float" office:value="-641.7777" calcext:value-type="float">
            <text:p>-641.7777</text:p>
          </table:table-cell>
          <table:table-cell office:value-type="float" office:value="874.5132" calcext:value-type="float">
            <text:p>874.5132</text:p>
          </table:table-cell>
          <table:table-cell office:value-type="float" office:value="-366.9788" calcext:value-type="float">
            <text:p>-366.9788</text:p>
          </table:table-cell>
          <table:table-cell office:value-type="float" office:value="0" calcext:value-type="float">
            <text:p>0</text:p>
          </table:table-cell>
          <table:table-cell office:value-type="float" office:value="5.49975" calcext:value-type="float">
            <text:p>5.4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206.6977" calcext:value-type="float">
            <text:p>206.6977</text:p>
          </table:table-cell>
          <table:table-cell office:value-type="float" office:value="13094.48" calcext:value-type="float">
            <text:p>13094.48</text:p>
          </table:table-cell>
          <table:table-cell office:value-type="float" office:value="0" calcext:value-type="float">
            <text:p>0</text:p>
          </table:table-cell>
          <table:table-cell office:value-type="float" office:value="50.17036" calcext:value-type="float">
            <text:p>50.17036</text:p>
          </table:table-cell>
          <table:table-cell office:value-type="float" office:value="-466.601" calcext:value-type="float">
            <text:p>-466.601</text:p>
          </table:table-cell>
          <table:table-cell office:value-type="float" office:value="1367.146" calcext:value-type="float">
            <text:p>1367.146</text:p>
          </table:table-cell>
          <table:table-cell office:value-type="float" office:value="-100.7968" calcext:value-type="float">
            <text:p>-100.7968</text:p>
          </table:table-cell>
          <table:table-cell office:value-type="float" office:value="73.28158" calcext:value-type="float">
            <text:p>73.28158</text:p>
          </table:table-cell>
          <table:table-cell office:value-type="float" office:value="18.9982" calcext:value-type="float">
            <text:p>18.9982</text:p>
          </table:table-cell>
          <table:table-cell office:value-type="float" office:value="0.1794393" calcext:value-type="float">
            <text:p>0.179439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53454" calcext:value-type="float">
            <text:p>0.2053454</text:p>
          </table:table-cell>
          <table:table-cell office:value-type="float" office:value="370" calcext:value-type="float">
            <text:p>370</text:p>
          </table:table-cell>
          <table:table-cell office:value-type="float" office:value="511.1934" calcext:value-type="float">
            <text:p>511.1934</text:p>
          </table:table-cell>
          <table:table-cell office:value-type="float" office:value="0" calcext:value-type="float">
            <text:p>0</text:p>
          </table:table-cell>
          <table:table-cell office:value-type="float" office:value="321.0277" calcext:value-type="float">
            <text:p>321.0277</text:p>
          </table:table-cell>
          <table:table-cell office:value-type="float" office:value="1123.592" calcext:value-type="float">
            <text:p>1123.592</text:p>
          </table:table-cell>
          <table:table-cell office:value-type="float" office:value="1373.612" calcext:value-type="float">
            <text:p>1373.612</text:p>
          </table:table-cell>
          <table:table-cell office:value-type="float" office:value="1273.466" calcext:value-type="float">
            <text:p>1273.466</text:p>
          </table:table-cell>
          <table:table-cell office:value-type="float" office:value="762.0988" calcext:value-type="float">
            <text:p>762.0988</text:p>
          </table:table-cell>
          <table:table-cell office:value-type="float" office:value="1071.87" calcext:value-type="float">
            <text:p>1071.87</text:p>
          </table:table-cell>
          <table:table-cell office:value-type="float" office:value="412.2283" calcext:value-type="float">
            <text:p>412.2283</text:p>
          </table:table-cell>
          <table:table-cell office:value-type="float" office:value="1850.434" calcext:value-type="float">
            <text:p>1850.434</text:p>
          </table:table-cell>
          <table:table-cell office:value-type="float" office:value="2087.287" calcext:value-type="float">
            <text:p>2087.287</text:p>
          </table:table-cell>
          <table:table-cell office:value-type="float" office:value="1669.173" calcext:value-type="float">
            <text:p>1669.173</text:p>
          </table:table-cell>
          <table:table-cell office:value-type="float" office:value="584.8143" calcext:value-type="float">
            <text:p>584.8143</text:p>
          </table:table-cell>
          <table:table-cell office:value-type="float" office:value="574.0887" calcext:value-type="float">
            <text:p>574.0887</text:p>
          </table:table-cell>
          <table:table-cell office:value-type="float" office:value="142.7969" calcext:value-type="float">
            <text:p>142.7969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2489645" calcext:value-type="float">
            <text:p>-0.02489645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19.822" calcext:value-type="float">
            <text:p>1519.822</text:p>
          </table:table-cell>
          <table:table-cell office:value-type="float" office:value="-642.8734" calcext:value-type="float">
            <text:p>-642.8734</text:p>
          </table:table-cell>
          <table:table-cell office:value-type="float" office:value="876.949" calcext:value-type="float">
            <text:p>876.949</text:p>
          </table:table-cell>
          <table:table-cell office:value-type="float" office:value="-367.8368" calcext:value-type="float">
            <text:p>-367.8368</text:p>
          </table:table-cell>
          <table:table-cell office:value-type="float" office:value="0" calcext:value-type="float">
            <text:p>0</text:p>
          </table:table-cell>
          <table:table-cell office:value-type="float" office:value="5.391004" calcext:value-type="float">
            <text:p>5.39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206.441" calcext:value-type="float">
            <text:p>206.441</text:p>
          </table:table-cell>
          <table:table-cell office:value-type="float" office:value="13094.25" calcext:value-type="float">
            <text:p>13094.25</text:p>
          </table:table-cell>
          <table:table-cell office:value-type="float" office:value="0" calcext:value-type="float">
            <text:p>0</text:p>
          </table:table-cell>
          <table:table-cell office:value-type="float" office:value="50.47868" calcext:value-type="float">
            <text:p>50.47868</text:p>
          </table:table-cell>
          <table:table-cell office:value-type="float" office:value="-467.6478" calcext:value-type="float">
            <text:p>-467.6478</text:p>
          </table:table-cell>
          <table:table-cell office:value-type="float" office:value="1369.757" calcext:value-type="float">
            <text:p>1369.757</text:p>
          </table:table-cell>
          <table:table-cell office:value-type="float" office:value="-101.0046" calcext:value-type="float">
            <text:p>-101.0046</text:p>
          </table:table-cell>
          <table:table-cell office:value-type="float" office:value="73.21313" calcext:value-type="float">
            <text:p>73.21313</text:p>
          </table:table-cell>
          <table:table-cell office:value-type="float" office:value="18.98745" calcext:value-type="float">
            <text:p>18.98745</text:p>
          </table:table-cell>
          <table:table-cell office:value-type="float" office:value="0.1802513" calcext:value-type="float">
            <text:p>0.180251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53454" calcext:value-type="float">
            <text:p>0.2053454</text:p>
          </table:table-cell>
          <table:table-cell office:value-type="float" office:value="370" calcext:value-type="float">
            <text:p>370</text:p>
          </table:table-cell>
          <table:table-cell office:value-type="float" office:value="511.9687" calcext:value-type="float">
            <text:p>511.9687</text:p>
          </table:table-cell>
          <table:table-cell office:value-type="float" office:value="0" calcext:value-type="float">
            <text:p>0</text:p>
          </table:table-cell>
          <table:table-cell office:value-type="float" office:value="321.0842" calcext:value-type="float">
            <text:p>321.0842</text:p>
          </table:table-cell>
          <table:table-cell office:value-type="float" office:value="1123.438" calcext:value-type="float">
            <text:p>1123.438</text:p>
          </table:table-cell>
          <table:table-cell office:value-type="float" office:value="1373.426" calcext:value-type="float">
            <text:p>1373.426</text:p>
          </table:table-cell>
          <table:table-cell office:value-type="float" office:value="1273.438" calcext:value-type="float">
            <text:p>1273.438</text:p>
          </table:table-cell>
          <table:table-cell office:value-type="float" office:value="762.0774" calcext:value-type="float">
            <text:p>762.0774</text:p>
          </table:table-cell>
          <table:table-cell office:value-type="float" office:value="1071.863" calcext:value-type="float">
            <text:p>1071.863</text:p>
          </table:table-cell>
          <table:table-cell office:value-type="float" office:value="412.2244" calcext:value-type="float">
            <text:p>412.2244</text:p>
          </table:table-cell>
          <table:table-cell office:value-type="float" office:value="1850.391" calcext:value-type="float">
            <text:p>1850.391</text:p>
          </table:table-cell>
          <table:table-cell office:value-type="float" office:value="2087.25" calcext:value-type="float">
            <text:p>2087.25</text:p>
          </table:table-cell>
          <table:table-cell office:value-type="float" office:value="1669.142" calcext:value-type="float">
            <text:p>1669.142</text:p>
          </table:table-cell>
          <table:table-cell office:value-type="float" office:value="584.8085" calcext:value-type="float">
            <text:p>584.8085</text:p>
          </table:table-cell>
          <table:table-cell office:value-type="float" office:value="574.0703" calcext:value-type="float">
            <text:p>574.0703</text:p>
          </table:table-cell>
          <table:table-cell office:value-type="float" office:value="142.7969" calcext:value-type="float">
            <text:p>142.7969</text:p>
          </table:table-cell>
          <table:table-cell office:value-type="float" office:value="35.692" calcext:value-type="float">
            <text:p>35.692</text:p>
          </table:table-cell>
          <table:table-cell office:value-type="float" office:value="0" calcext:value-type="float">
            <text:p>0</text:p>
          </table:table-cell>
          <table:table-cell office:value-type="float" office:value="-0.02489892" calcext:value-type="float">
            <text:p>-0.02489892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2.513" calcext:value-type="float">
            <text:p>1522.513</text:p>
          </table:table-cell>
          <table:table-cell office:value-type="float" office:value="-643.9509" calcext:value-type="float">
            <text:p>-643.9509</text:p>
          </table:table-cell>
          <table:table-cell office:value-type="float" office:value="878.5621" calcext:value-type="float">
            <text:p>878.5621</text:p>
          </table:table-cell>
          <table:table-cell office:value-type="float" office:value="-368.5838" calcext:value-type="float">
            <text:p>-368.5838</text:p>
          </table:table-cell>
          <table:table-cell office:value-type="float" office:value="0" calcext:value-type="float">
            <text:p>0</text:p>
          </table:table-cell>
          <table:table-cell office:value-type="float" office:value="5.296385" calcext:value-type="float">
            <text:p>5.296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206.1011" calcext:value-type="float">
            <text:p>206.1011</text:p>
          </table:table-cell>
          <table:table-cell office:value-type="float" office:value="13094" calcext:value-type="float">
            <text:p>13094</text:p>
          </table:table-cell>
          <table:table-cell office:value-type="float" office:value="0" calcext:value-type="float">
            <text:p>0</text:p>
          </table:table-cell>
          <table:table-cell office:value-type="float" office:value="50.76945" calcext:value-type="float">
            <text:p>50.76945</text:p>
          </table:table-cell>
          <table:table-cell office:value-type="float" office:value="-468.7903" calcext:value-type="float">
            <text:p>-468.7903</text:p>
          </table:table-cell>
          <table:table-cell office:value-type="float" office:value="1371.198" calcext:value-type="float">
            <text:p>1371.198</text:p>
          </table:table-cell>
          <table:table-cell office:value-type="float" office:value="-101.2133" calcext:value-type="float">
            <text:p>-101.2133</text:p>
          </table:table-cell>
          <table:table-cell office:value-type="float" office:value="73.14133" calcext:value-type="float">
            <text:p>73.14133</text:p>
          </table:table-cell>
          <table:table-cell office:value-type="float" office:value="18.97655" calcext:value-type="float">
            <text:p>18.97655</text:p>
          </table:table-cell>
          <table:table-cell office:value-type="float" office:value="0.1810747" calcext:value-type="float">
            <text:p>0.181074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43498" calcext:value-type="float">
            <text:p>0.2043498</text:p>
          </table:table-cell>
          <table:table-cell office:value-type="float" office:value="370" calcext:value-type="float">
            <text:p>370</text:p>
          </table:table-cell>
          <table:table-cell office:value-type="float" office:value="512.2647" calcext:value-type="float">
            <text:p>512.2647</text:p>
          </table:table-cell>
          <table:table-cell office:value-type="float" office:value="0" calcext:value-type="float">
            <text:p>0</text:p>
          </table:table-cell>
          <table:table-cell office:value-type="float" office:value="321.1304" calcext:value-type="float">
            <text:p>321.1304</text:p>
          </table:table-cell>
          <table:table-cell office:value-type="float" office:value="1123.253" calcext:value-type="float">
            <text:p>1123.253</text:p>
          </table:table-cell>
          <table:table-cell office:value-type="float" office:value="1373.208" calcext:value-type="float">
            <text:p>1373.208</text:p>
          </table:table-cell>
          <table:table-cell office:value-type="float" office:value="1273.397" calcext:value-type="float">
            <text:p>1273.397</text:p>
          </table:table-cell>
          <table:table-cell office:value-type="float" office:value="762.0477" calcext:value-type="float">
            <text:p>762.0477</text:p>
          </table:table-cell>
          <table:table-cell office:value-type="float" office:value="1071.849" calcext:value-type="float">
            <text:p>1071.849</text:p>
          </table:table-cell>
          <table:table-cell office:value-type="float" office:value="412.2187" calcext:value-type="float">
            <text:p>412.2187</text:p>
          </table:table-cell>
          <table:table-cell office:value-type="float" office:value="1850.348" calcext:value-type="float">
            <text:p>1850.348</text:p>
          </table:table-cell>
          <table:table-cell office:value-type="float" office:value="2087.213" calcext:value-type="float">
            <text:p>2087.213</text:p>
          </table:table-cell>
          <table:table-cell office:value-type="float" office:value="1669.112" calcext:value-type="float">
            <text:p>1669.112</text:p>
          </table:table-cell>
          <table:table-cell office:value-type="float" office:value="584.8037" calcext:value-type="float">
            <text:p>584.8037</text:p>
          </table:table-cell>
          <table:table-cell office:value-type="float" office:value="574.0519" calcext:value-type="float">
            <text:p>574.0519</text:p>
          </table:table-cell>
          <table:table-cell office:value-type="float" office:value="142.7968" calcext:value-type="float">
            <text:p>142.7968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2490261" calcext:value-type="float">
            <text:p>-0.02490261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4.788" calcext:value-type="float">
            <text:p>1524.788</text:p>
          </table:table-cell>
          <table:table-cell office:value-type="float" office:value="-644.9844" calcext:value-type="float">
            <text:p>-644.9844</text:p>
          </table:table-cell>
          <table:table-cell office:value-type="float" office:value="879.8036" calcext:value-type="float">
            <text:p>879.8036</text:p>
          </table:table-cell>
          <table:table-cell office:value-type="float" office:value="-369.4083" calcext:value-type="float">
            <text:p>-369.4083</text:p>
          </table:table-cell>
          <table:table-cell office:value-type="float" office:value="0" calcext:value-type="float">
            <text:p>0</text:p>
          </table:table-cell>
          <table:table-cell office:value-type="float" office:value="5.185874" calcext:value-type="float">
            <text:p>5.185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205.8217" calcext:value-type="float">
            <text:p>205.8217</text:p>
          </table:table-cell>
          <table:table-cell office:value-type="float" office:value="13093.75" calcext:value-type="float">
            <text:p>13093.75</text:p>
          </table:table-cell>
          <table:table-cell office:value-type="float" office:value="0" calcext:value-type="float">
            <text:p>0</text:p>
          </table:table-cell>
          <table:table-cell office:value-type="float" office:value="51.04912" calcext:value-type="float">
            <text:p>51.04912</text:p>
          </table:table-cell>
          <table:table-cell office:value-type="float" office:value="-469.8348" calcext:value-type="float">
            <text:p>-469.8348</text:p>
          </table:table-cell>
          <table:table-cell office:value-type="float" office:value="1374.009" calcext:value-type="float">
            <text:p>1374.009</text:p>
          </table:table-cell>
          <table:table-cell office:value-type="float" office:value="-101.4216" calcext:value-type="float">
            <text:p>-101.4216</text:p>
          </table:table-cell>
          <table:table-cell office:value-type="float" office:value="73.08946" calcext:value-type="float">
            <text:p>73.08946</text:p>
          </table:table-cell>
          <table:table-cell office:value-type="float" office:value="18.96926" calcext:value-type="float">
            <text:p>18.96926</text:p>
          </table:table-cell>
          <table:table-cell office:value-type="float" office:value="0.1819422" calcext:value-type="float">
            <text:p>0.1819422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3168" calcext:value-type="float">
            <text:p>0.203168</text:p>
          </table:table-cell>
          <table:table-cell office:value-type="float" office:value="370" calcext:value-type="float">
            <text:p>370</text:p>
          </table:table-cell>
          <table:table-cell office:value-type="float" office:value="511.9774" calcext:value-type="float">
            <text:p>511.9774</text:p>
          </table:table-cell>
          <table:table-cell office:value-type="float" office:value="0" calcext:value-type="float">
            <text:p>0</text:p>
          </table:table-cell>
          <table:table-cell office:value-type="float" office:value="321.1763" calcext:value-type="float">
            <text:p>321.1763</text:p>
          </table:table-cell>
          <table:table-cell office:value-type="float" office:value="1123.103" calcext:value-type="float">
            <text:p>1123.103</text:p>
          </table:table-cell>
          <table:table-cell office:value-type="float" office:value="1373.015" calcext:value-type="float">
            <text:p>1373.015</text:p>
          </table:table-cell>
          <table:table-cell office:value-type="float" office:value="1273.36" calcext:value-type="float">
            <text:p>1273.36</text:p>
          </table:table-cell>
          <table:table-cell office:value-type="float" office:value="762.0175" calcext:value-type="float">
            <text:p>762.0175</text:p>
          </table:table-cell>
          <table:table-cell office:value-type="float" office:value="1071.834" calcext:value-type="float">
            <text:p>1071.834</text:p>
          </table:table-cell>
          <table:table-cell office:value-type="float" office:value="412.2128" calcext:value-type="float">
            <text:p>412.2128</text:p>
          </table:table-cell>
          <table:table-cell office:value-type="float" office:value="1850.305" calcext:value-type="float">
            <text:p>1850.305</text:p>
          </table:table-cell>
          <table:table-cell office:value-type="float" office:value="2087.177" calcext:value-type="float">
            <text:p>2087.177</text:p>
          </table:table-cell>
          <table:table-cell office:value-type="float" office:value="1669.081" calcext:value-type="float">
            <text:p>1669.081</text:p>
          </table:table-cell>
          <table:table-cell office:value-type="float" office:value="584.796" calcext:value-type="float">
            <text:p>584.796</text:p>
          </table:table-cell>
          <table:table-cell office:value-type="float" office:value="574.0337" calcext:value-type="float">
            <text:p>574.0337</text:p>
          </table:table-cell>
          <table:table-cell office:value-type="float" office:value="142.7968" calcext:value-type="float">
            <text:p>142.7968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2490505" calcext:value-type="float">
            <text:p>-0.02490505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6.354" calcext:value-type="float">
            <text:p>1526.354</text:p>
          </table:table-cell>
          <table:table-cell office:value-type="float" office:value="-645.9886" calcext:value-type="float">
            <text:p>-645.9886</text:p>
          </table:table-cell>
          <table:table-cell office:value-type="float" office:value="880.3649" calcext:value-type="float">
            <text:p>880.3649</text:p>
          </table:table-cell>
          <table:table-cell office:value-type="float" office:value="-370.162" calcext:value-type="float">
            <text:p>-370.162</text:p>
          </table:table-cell>
          <table:table-cell office:value-type="float" office:value="0" calcext:value-type="float">
            <text:p>0</text:p>
          </table:table-cell>
          <table:table-cell office:value-type="float" office:value="5.1018" calcext:value-type="float">
            <text:p>5.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205.6164" calcext:value-type="float">
            <text:p>205.6164</text:p>
          </table:table-cell>
          <table:table-cell office:value-type="float" office:value="13093.51" calcext:value-type="float">
            <text:p>13093.51</text:p>
          </table:table-cell>
          <table:table-cell office:value-type="float" office:value="0" calcext:value-type="float">
            <text:p>0</text:p>
          </table:table-cell>
          <table:table-cell office:value-type="float" office:value="51.32593" calcext:value-type="float">
            <text:p>51.32593</text:p>
          </table:table-cell>
          <table:table-cell office:value-type="float" office:value="-470.7973" calcext:value-type="float">
            <text:p>-470.7973</text:p>
          </table:table-cell>
          <table:table-cell office:value-type="float" office:value="1376.66" calcext:value-type="float">
            <text:p>1376.66</text:p>
          </table:table-cell>
          <table:table-cell office:value-type="float" office:value="-101.627" calcext:value-type="float">
            <text:p>-101.627</text:p>
          </table:table-cell>
          <table:table-cell office:value-type="float" office:value="73.04401" calcext:value-type="float">
            <text:p>73.04401</text:p>
          </table:table-cell>
          <table:table-cell office:value-type="float" office:value="18.96383" calcext:value-type="float">
            <text:p>18.96383</text:p>
          </table:table-cell>
          <table:table-cell office:value-type="float" office:value="0.1828264" calcext:value-type="float">
            <text:p>0.182826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20596" calcext:value-type="float">
            <text:p>0.2020596</text:p>
          </table:table-cell>
          <table:table-cell office:value-type="float" office:value="370" calcext:value-type="float">
            <text:p>370</text:p>
          </table:table-cell>
          <table:table-cell office:value-type="float" office:value="511.1791" calcext:value-type="float">
            <text:p>511.1791</text:p>
          </table:table-cell>
          <table:table-cell office:value-type="float" office:value="0" calcext:value-type="float">
            <text:p>0</text:p>
          </table:table-cell>
          <table:table-cell office:value-type="float" office:value="321.2187" calcext:value-type="float">
            <text:p>321.2187</text:p>
          </table:table-cell>
          <table:table-cell office:value-type="float" office:value="1122.985" calcext:value-type="float">
            <text:p>1122.985</text:p>
          </table:table-cell>
          <table:table-cell office:value-type="float" office:value="1372.859" calcext:value-type="float">
            <text:p>1372.859</text:p>
          </table:table-cell>
          <table:table-cell office:value-type="float" office:value="1273.329" calcext:value-type="float">
            <text:p>1273.329</text:p>
          </table:table-cell>
          <table:table-cell office:value-type="float" office:value="761.9942" calcext:value-type="float">
            <text:p>761.9942</text:p>
          </table:table-cell>
          <table:table-cell office:value-type="float" office:value="1071.826" calcext:value-type="float">
            <text:p>1071.826</text:p>
          </table:table-cell>
          <table:table-cell office:value-type="float" office:value="412.209" calcext:value-type="float">
            <text:p>412.209</text:p>
          </table:table-cell>
          <table:table-cell office:value-type="float" office:value="1850.262" calcext:value-type="float">
            <text:p>1850.262</text:p>
          </table:table-cell>
          <table:table-cell office:value-type="float" office:value="2087.14" calcext:value-type="float">
            <text:p>2087.14</text:p>
          </table:table-cell>
          <table:table-cell office:value-type="float" office:value="1669.051" calcext:value-type="float">
            <text:p>1669.051</text:p>
          </table:table-cell>
          <table:table-cell office:value-type="float" office:value="584.7884" calcext:value-type="float">
            <text:p>584.7884</text:p>
          </table:table-cell>
          <table:table-cell office:value-type="float" office:value="574.0154" calcext:value-type="float">
            <text:p>574.0154</text:p>
          </table:table-cell>
          <table:table-cell office:value-type="float" office:value="142.7967" calcext:value-type="float">
            <text:p>142.7967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2490654" calcext:value-type="float">
            <text:p>-0.02490654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295" calcext:value-type="float">
            <text:p>1527.295</text:p>
          </table:table-cell>
          <table:table-cell office:value-type="float" office:value="-646.9539" calcext:value-type="float">
            <text:p>-646.9539</text:p>
          </table:table-cell>
          <table:table-cell office:value-type="float" office:value="880.3406" calcext:value-type="float">
            <text:p>880.3406</text:p>
          </table:table-cell>
          <table:table-cell office:value-type="float" office:value="-370.8278" calcext:value-type="float">
            <text:p>-370.8278</text:p>
          </table:table-cell>
          <table:table-cell office:value-type="float" office:value="0" calcext:value-type="float">
            <text:p>0</text:p>
          </table:table-cell>
          <table:table-cell office:value-type="float" office:value="5.011011" calcext:value-type="float">
            <text:p>5.01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205.5039" calcext:value-type="float">
            <text:p>205.5039</text:p>
          </table:table-cell>
          <table:table-cell office:value-type="float" office:value="13093.3" calcext:value-type="float">
            <text:p>13093.3</text:p>
          </table:table-cell>
          <table:table-cell office:value-type="float" office:value="0" calcext:value-type="float">
            <text:p>0</text:p>
          </table:table-cell>
          <table:table-cell office:value-type="float" office:value="51.59917" calcext:value-type="float">
            <text:p>51.59917</text:p>
          </table:table-cell>
          <table:table-cell office:value-type="float" office:value="-471.6274" calcext:value-type="float">
            <text:p>-471.6274</text:p>
          </table:table-cell>
          <table:table-cell office:value-type="float" office:value="1378.782" calcext:value-type="float">
            <text:p>1378.782</text:p>
          </table:table-cell>
          <table:table-cell office:value-type="float" office:value="-101.8305" calcext:value-type="float">
            <text:p>-101.8305</text:p>
          </table:table-cell>
          <table:table-cell office:value-type="float" office:value="73.0161" calcext:value-type="float">
            <text:p>73.0161</text:p>
          </table:table-cell>
          <table:table-cell office:value-type="float" office:value="18.96073" calcext:value-type="float">
            <text:p>18.96073</text:p>
          </table:table-cell>
          <table:table-cell office:value-type="float" office:value="0.1837413" calcext:value-type="float">
            <text:p>0.183741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20355" calcext:value-type="float">
            <text:p>0.2020355</text:p>
          </table:table-cell>
          <table:table-cell office:value-type="float" office:value="370" calcext:value-type="float">
            <text:p>370</text:p>
          </table:table-cell>
          <table:table-cell office:value-type="float" office:value="509.8254" calcext:value-type="float">
            <text:p>509.8254</text:p>
          </table:table-cell>
          <table:table-cell office:value-type="float" office:value="0" calcext:value-type="float">
            <text:p>0</text:p>
          </table:table-cell>
          <table:table-cell office:value-type="float" office:value="321.2575" calcext:value-type="float">
            <text:p>321.2575</text:p>
          </table:table-cell>
          <table:table-cell office:value-type="float" office:value="1122.908" calcext:value-type="float">
            <text:p>1122.908</text:p>
          </table:table-cell>
          <table:table-cell office:value-type="float" office:value="1372.745" calcext:value-type="float">
            <text:p>1372.745</text:p>
          </table:table-cell>
          <table:table-cell office:value-type="float" office:value="1273.309" calcext:value-type="float">
            <text:p>1273.309</text:p>
          </table:table-cell>
          <table:table-cell office:value-type="float" office:value="761.9885" calcext:value-type="float">
            <text:p>761.9885</text:p>
          </table:table-cell>
          <table:table-cell office:value-type="float" office:value="1071.82" calcext:value-type="float">
            <text:p>1071.82</text:p>
          </table:table-cell>
          <table:table-cell office:value-type="float" office:value="412.2065" calcext:value-type="float">
            <text:p>412.2065</text:p>
          </table:table-cell>
          <table:table-cell office:value-type="float" office:value="1850.22" calcext:value-type="float">
            <text:p>1850.22</text:p>
          </table:table-cell>
          <table:table-cell office:value-type="float" office:value="2087.104" calcext:value-type="float">
            <text:p>2087.104</text:p>
          </table:table-cell>
          <table:table-cell office:value-type="float" office:value="1669.02" calcext:value-type="float">
            <text:p>1669.02</text:p>
          </table:table-cell>
          <table:table-cell office:value-type="float" office:value="584.7807" calcext:value-type="float">
            <text:p>584.7807</text:p>
          </table:table-cell>
          <table:table-cell office:value-type="float" office:value="573.9973" calcext:value-type="float">
            <text:p>573.9973</text:p>
          </table:table-cell>
          <table:table-cell office:value-type="float" office:value="142.7967" calcext:value-type="float">
            <text:p>142.7967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2490732" calcext:value-type="float">
            <text:p>-0.02490732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15" calcext:value-type="float">
            <text:p>1527.515</text:p>
          </table:table-cell>
          <table:table-cell office:value-type="float" office:value="-647.8857" calcext:value-type="float">
            <text:p>-647.8857</text:p>
          </table:table-cell>
          <table:table-cell office:value-type="float" office:value="879.6296" calcext:value-type="float">
            <text:p>879.6296</text:p>
          </table:table-cell>
          <table:table-cell office:value-type="float" office:value="-371.3822" calcext:value-type="float">
            <text:p>-371.3822</text:p>
          </table:table-cell>
          <table:table-cell office:value-type="float" office:value="0" calcext:value-type="float">
            <text:p>0</text:p>
          </table:table-cell>
          <table:table-cell office:value-type="float" office:value="4.937208" calcext:value-type="float">
            <text:p>4.937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205.3795" calcext:value-type="float">
            <text:p>205.3795</text:p>
          </table:table-cell>
          <table:table-cell office:value-type="float" office:value="13093.09" calcext:value-type="float">
            <text:p>13093.09</text:p>
          </table:table-cell>
          <table:table-cell office:value-type="float" office:value="0" calcext:value-type="float">
            <text:p>0</text:p>
          </table:table-cell>
          <table:table-cell office:value-type="float" office:value="51.87386" calcext:value-type="float">
            <text:p>51.87386</text:p>
          </table:table-cell>
          <table:table-cell office:value-type="float" office:value="-472.4515" calcext:value-type="float">
            <text:p>-472.4515</text:p>
          </table:table-cell>
          <table:table-cell office:value-type="float" office:value="1380.789" calcext:value-type="float">
            <text:p>1380.789</text:p>
          </table:table-cell>
          <table:table-cell office:value-type="float" office:value="-102.0309" calcext:value-type="float">
            <text:p>-102.0309</text:p>
          </table:table-cell>
          <table:table-cell office:value-type="float" office:value="72.97399" calcext:value-type="float">
            <text:p>72.97399</text:p>
          </table:table-cell>
          <table:table-cell office:value-type="float" office:value="18.95614" calcext:value-type="float">
            <text:p>18.95614</text:p>
          </table:table-cell>
          <table:table-cell office:value-type="float" office:value="0.1846745" calcext:value-type="float">
            <text:p>0.184674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20355" calcext:value-type="float">
            <text:p>0.2020355</text:p>
          </table:table-cell>
          <table:table-cell office:value-type="float" office:value="370" calcext:value-type="float">
            <text:p>370</text:p>
          </table:table-cell>
          <table:table-cell office:value-type="float" office:value="508.334" calcext:value-type="float">
            <text:p>508.334</text:p>
          </table:table-cell>
          <table:table-cell office:value-type="float" office:value="0" calcext:value-type="float">
            <text:p>0</text:p>
          </table:table-cell>
          <table:table-cell office:value-type="float" office:value="321.2953" calcext:value-type="float">
            <text:p>321.2953</text:p>
          </table:table-cell>
          <table:table-cell office:value-type="float" office:value="1122.82" calcext:value-type="float">
            <text:p>1122.82</text:p>
          </table:table-cell>
          <table:table-cell office:value-type="float" office:value="1372.625" calcext:value-type="float">
            <text:p>1372.625</text:p>
          </table:table-cell>
          <table:table-cell office:value-type="float" office:value="1273.289" calcext:value-type="float">
            <text:p>1273.289</text:p>
          </table:table-cell>
          <table:table-cell office:value-type="float" office:value="761.9862" calcext:value-type="float">
            <text:p>761.9862</text:p>
          </table:table-cell>
          <table:table-cell office:value-type="float" office:value="1071.815" calcext:value-type="float">
            <text:p>1071.815</text:p>
          </table:table-cell>
          <table:table-cell office:value-type="float" office:value="412.2045" calcext:value-type="float">
            <text:p>412.2045</text:p>
          </table:table-cell>
          <table:table-cell office:value-type="float" office:value="1850.179" calcext:value-type="float">
            <text:p>1850.179</text:p>
          </table:table-cell>
          <table:table-cell office:value-type="float" office:value="2087.068" calcext:value-type="float">
            <text:p>2087.068</text:p>
          </table:table-cell>
          <table:table-cell office:value-type="float" office:value="1668.99" calcext:value-type="float">
            <text:p>1668.99</text:p>
          </table:table-cell>
          <table:table-cell office:value-type="float" office:value="584.7766" calcext:value-type="float">
            <text:p>584.7766</text:p>
          </table:table-cell>
          <table:table-cell office:value-type="float" office:value="573.9807" calcext:value-type="float">
            <text:p>573.9807</text:p>
          </table:table-cell>
          <table:table-cell office:value-type="float" office:value="142.7967" calcext:value-type="float">
            <text:p>142.7967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2490814" calcext:value-type="float">
            <text:p>-0.02490814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48.7679" calcext:value-type="float">
            <text:p>-648.7679</text:p>
          </table:table-cell>
          <table:table-cell office:value-type="float" office:value="878.7811" calcext:value-type="float">
            <text:p>878.7811</text:p>
          </table:table-cell>
          <table:table-cell office:value-type="float" office:value="-371.9451" calcext:value-type="float">
            <text:p>-371.9451</text:p>
          </table:table-cell>
          <table:table-cell office:value-type="float" office:value="0" calcext:value-type="float">
            <text:p>0</text:p>
          </table:table-cell>
          <table:table-cell office:value-type="float" office:value="4.872397" calcext:value-type="float">
            <text:p>4.87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205.2333" calcext:value-type="float">
            <text:p>205.2333</text:p>
          </table:table-cell>
          <table:table-cell office:value-type="float" office:value="13092.88" calcext:value-type="float">
            <text:p>13092.88</text:p>
          </table:table-cell>
          <table:table-cell office:value-type="float" office:value="0" calcext:value-type="float">
            <text:p>0</text:p>
          </table:table-cell>
          <table:table-cell office:value-type="float" office:value="52.14125" calcext:value-type="float">
            <text:p>52.14125</text:p>
          </table:table-cell>
          <table:table-cell office:value-type="float" office:value="-473.2809" calcext:value-type="float">
            <text:p>-473.2809</text:p>
          </table:table-cell>
          <table:table-cell office:value-type="float" office:value="1381.876" calcext:value-type="float">
            <text:p>1381.876</text:p>
          </table:table-cell>
          <table:table-cell office:value-type="float" office:value="-102.2305" calcext:value-type="float">
            <text:p>-102.2305</text:p>
          </table:table-cell>
          <table:table-cell office:value-type="float" office:value="72.92198" calcext:value-type="float">
            <text:p>72.92198</text:p>
          </table:table-cell>
          <table:table-cell office:value-type="float" office:value="18.95105" calcext:value-type="float">
            <text:p>18.95105</text:p>
          </table:table-cell>
          <table:table-cell office:value-type="float" office:value="0.1855823" calcext:value-type="float">
            <text:p>0.185582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20355" calcext:value-type="float">
            <text:p>0.2020355</text:p>
          </table:table-cell>
          <table:table-cell office:value-type="float" office:value="370" calcext:value-type="float">
            <text:p>370</text:p>
          </table:table-cell>
          <table:table-cell office:value-type="float" office:value="506.8474" calcext:value-type="float">
            <text:p>506.8474</text:p>
          </table:table-cell>
          <table:table-cell office:value-type="float" office:value="0" calcext:value-type="float">
            <text:p>0</text:p>
          </table:table-cell>
          <table:table-cell office:value-type="float" office:value="321.3343" calcext:value-type="float">
            <text:p>321.3343</text:p>
          </table:table-cell>
          <table:table-cell office:value-type="float" office:value="1122.722" calcext:value-type="float">
            <text:p>1122.722</text:p>
          </table:table-cell>
          <table:table-cell office:value-type="float" office:value="1372.499" calcext:value-type="float">
            <text:p>1372.499</text:p>
          </table:table-cell>
          <table:table-cell office:value-type="float" office:value="1273.267" calcext:value-type="float">
            <text:p>1273.267</text:p>
          </table:table-cell>
          <table:table-cell office:value-type="float" office:value="761.9796" calcext:value-type="float">
            <text:p>761.9796</text:p>
          </table:table-cell>
          <table:table-cell office:value-type="float" office:value="1071.809" calcext:value-type="float">
            <text:p>1071.809</text:p>
          </table:table-cell>
          <table:table-cell office:value-type="float" office:value="412.2023" calcext:value-type="float">
            <text:p>412.2023</text:p>
          </table:table-cell>
          <table:table-cell office:value-type="float" office:value="1850.139" calcext:value-type="float">
            <text:p>1850.139</text:p>
          </table:table-cell>
          <table:table-cell office:value-type="float" office:value="2087.032" calcext:value-type="float">
            <text:p>2087.032</text:p>
          </table:table-cell>
          <table:table-cell office:value-type="float" office:value="1668.959" calcext:value-type="float">
            <text:p>1668.959</text:p>
          </table:table-cell>
          <table:table-cell office:value-type="float" office:value="584.7698" calcext:value-type="float">
            <text:p>584.7698</text:p>
          </table:table-cell>
          <table:table-cell office:value-type="float" office:value="573.9626" calcext:value-type="float">
            <text:p>573.9626</text:p>
          </table:table-cell>
          <table:table-cell office:value-type="float" office:value="142.7967" calcext:value-type="float">
            <text:p>142.7967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2490908" calcext:value-type="float">
            <text:p>-0.02490908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49.6163" calcext:value-type="float">
            <text:p>-649.6163</text:p>
          </table:table-cell>
          <table:table-cell office:value-type="float" office:value="877.9327" calcext:value-type="float">
            <text:p>877.9327</text:p>
          </table:table-cell>
          <table:table-cell office:value-type="float" office:value="-372.5188" calcext:value-type="float">
            <text:p>-372.5188</text:p>
          </table:table-cell>
          <table:table-cell office:value-type="float" office:value="0" calcext:value-type="float">
            <text:p>0</text:p>
          </table:table-cell>
          <table:table-cell office:value-type="float" office:value="4.812629" calcext:value-type="float">
            <text:p>4.81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205.0716" calcext:value-type="float">
            <text:p>205.0716</text:p>
          </table:table-cell>
          <table:table-cell office:value-type="float" office:value="13092.67" calcext:value-type="float">
            <text:p>13092.67</text:p>
          </table:table-cell>
          <table:table-cell office:value-type="float" office:value="0" calcext:value-type="float">
            <text:p>0</text:p>
          </table:table-cell>
          <table:table-cell office:value-type="float" office:value="52.40424" calcext:value-type="float">
            <text:p>52.40424</text:p>
          </table:table-cell>
          <table:table-cell office:value-type="float" office:value="-474.1157" calcext:value-type="float">
            <text:p>-474.1157</text:p>
          </table:table-cell>
          <table:table-cell office:value-type="float" office:value="1384.184" calcext:value-type="float">
            <text:p>1384.184</text:p>
          </table:table-cell>
          <table:table-cell office:value-type="float" office:value="-102.4284" calcext:value-type="float">
            <text:p>-102.4284</text:p>
          </table:table-cell>
          <table:table-cell office:value-type="float" office:value="72.86303" calcext:value-type="float">
            <text:p>72.86303</text:p>
          </table:table-cell>
          <table:table-cell office:value-type="float" office:value="18.94612" calcext:value-type="float">
            <text:p>18.94612</text:p>
          </table:table-cell>
          <table:table-cell office:value-type="float" office:value="0.1865325" calcext:value-type="float">
            <text:p>0.186532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20355" calcext:value-type="float">
            <text:p>0.2020355</text:p>
          </table:table-cell>
          <table:table-cell office:value-type="float" office:value="370" calcext:value-type="float">
            <text:p>370</text:p>
          </table:table-cell>
          <table:table-cell office:value-type="float" office:value="505.3987" calcext:value-type="float">
            <text:p>505.3987</text:p>
          </table:table-cell>
          <table:table-cell office:value-type="float" office:value="0" calcext:value-type="float">
            <text:p>0</text:p>
          </table:table-cell>
          <table:table-cell office:value-type="float" office:value="321.374" calcext:value-type="float">
            <text:p>321.374</text:p>
          </table:table-cell>
          <table:table-cell office:value-type="float" office:value="1122.619" calcext:value-type="float">
            <text:p>1122.619</text:p>
          </table:table-cell>
          <table:table-cell office:value-type="float" office:value="1372.367" calcext:value-type="float">
            <text:p>1372.367</text:p>
          </table:table-cell>
          <table:table-cell office:value-type="float" office:value="1273.242" calcext:value-type="float">
            <text:p>1273.242</text:p>
          </table:table-cell>
          <table:table-cell office:value-type="float" office:value="761.9706" calcext:value-type="float">
            <text:p>761.9706</text:p>
          </table:table-cell>
          <table:table-cell office:value-type="float" office:value="1071.803" calcext:value-type="float">
            <text:p>1071.803</text:p>
          </table:table-cell>
          <table:table-cell office:value-type="float" office:value="412.1999" calcext:value-type="float">
            <text:p>412.1999</text:p>
          </table:table-cell>
          <table:table-cell office:value-type="float" office:value="1850.1" calcext:value-type="float">
            <text:p>1850.1</text:p>
          </table:table-cell>
          <table:table-cell office:value-type="float" office:value="2086.997" calcext:value-type="float">
            <text:p>2086.997</text:p>
          </table:table-cell>
          <table:table-cell office:value-type="float" office:value="1668.929" calcext:value-type="float">
            <text:p>1668.929</text:p>
          </table:table-cell>
          <table:table-cell office:value-type="float" office:value="584.7621" calcext:value-type="float">
            <text:p>584.7621</text:p>
          </table:table-cell>
          <table:table-cell office:value-type="float" office:value="573.9446" calcext:value-type="float">
            <text:p>573.9446</text:p>
          </table:table-cell>
          <table:table-cell office:value-type="float" office:value="142.7966" calcext:value-type="float">
            <text:p>142.7966</text:p>
          </table:table-cell>
          <table:table-cell office:value-type="float" office:value="35.692" calcext:value-type="float">
            <text:p>35.692</text:p>
          </table:table-cell>
          <table:table-cell office:value-type="float" office:value="0" calcext:value-type="float">
            <text:p>0</text:p>
          </table:table-cell>
          <table:table-cell office:value-type="float" office:value="-0.02491013" calcext:value-type="float">
            <text:p>-0.02491013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0.4247" calcext:value-type="float">
            <text:p>-650.4247</text:p>
          </table:table-cell>
          <table:table-cell office:value-type="float" office:value="877.1243" calcext:value-type="float">
            <text:p>877.1243</text:p>
          </table:table-cell>
          <table:table-cell office:value-type="float" office:value="-373.1042" calcext:value-type="float">
            <text:p>-373.1042</text:p>
          </table:table-cell>
          <table:table-cell office:value-type="float" office:value="0" calcext:value-type="float">
            <text:p>0</text:p>
          </table:table-cell>
          <table:table-cell office:value-type="float" office:value="4.757135" calcext:value-type="float">
            <text:p>4.757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204.8387" calcext:value-type="float">
            <text:p>204.8387</text:p>
          </table:table-cell>
          <table:table-cell office:value-type="float" office:value="13092.44" calcext:value-type="float">
            <text:p>13092.44</text:p>
          </table:table-cell>
          <table:table-cell office:value-type="float" office:value="0" calcext:value-type="float">
            <text:p>0</text:p>
          </table:table-cell>
          <table:table-cell office:value-type="float" office:value="52.68034" calcext:value-type="float">
            <text:p>52.68034</text:p>
          </table:table-cell>
          <table:table-cell office:value-type="float" office:value="-475.0374" calcext:value-type="float">
            <text:p>-475.0374</text:p>
          </table:table-cell>
          <table:table-cell office:value-type="float" office:value="1385.105" calcext:value-type="float">
            <text:p>1385.105</text:p>
          </table:table-cell>
          <table:table-cell office:value-type="float" office:value="-102.6203" calcext:value-type="float">
            <text:p>-102.6203</text:p>
          </table:table-cell>
          <table:table-cell office:value-type="float" office:value="72.79814" calcext:value-type="float">
            <text:p>72.79814</text:p>
          </table:table-cell>
          <table:table-cell office:value-type="float" office:value="18.93955" calcext:value-type="float">
            <text:p>18.93955</text:p>
          </table:table-cell>
          <table:table-cell office:value-type="float" office:value="0.1874369" calcext:value-type="float">
            <text:p>0.187436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1538" calcext:value-type="float">
            <text:p>0.201538</text:p>
          </table:table-cell>
          <table:table-cell office:value-type="float" office:value="370" calcext:value-type="float">
            <text:p>370</text:p>
          </table:table-cell>
          <table:table-cell office:value-type="float" office:value="503.9048" calcext:value-type="float">
            <text:p>503.9048</text:p>
          </table:table-cell>
          <table:table-cell office:value-type="float" office:value="0" calcext:value-type="float">
            <text:p>0</text:p>
          </table:table-cell>
          <table:table-cell office:value-type="float" office:value="321.4294" calcext:value-type="float">
            <text:p>321.4294</text:p>
          </table:table-cell>
          <table:table-cell office:value-type="float" office:value="1122.469" calcext:value-type="float">
            <text:p>1122.469</text:p>
          </table:table-cell>
          <table:table-cell office:value-type="float" office:value="1372.197" calcext:value-type="float">
            <text:p>1372.197</text:p>
          </table:table-cell>
          <table:table-cell office:value-type="float" office:value="1273.208" calcext:value-type="float">
            <text:p>1273.208</text:p>
          </table:table-cell>
          <table:table-cell office:value-type="float" office:value="761.9495" calcext:value-type="float">
            <text:p>761.9495</text:p>
          </table:table-cell>
          <table:table-cell office:value-type="float" office:value="1071.794" calcext:value-type="float">
            <text:p>1071.794</text:p>
          </table:table-cell>
          <table:table-cell office:value-type="float" office:value="412.1967" calcext:value-type="float">
            <text:p>412.1967</text:p>
          </table:table-cell>
          <table:table-cell office:value-type="float" office:value="1850.061" calcext:value-type="float">
            <text:p>1850.061</text:p>
          </table:table-cell>
          <table:table-cell office:value-type="float" office:value="2086.963" calcext:value-type="float">
            <text:p>2086.963</text:p>
          </table:table-cell>
          <table:table-cell office:value-type="float" office:value="1668.899" calcext:value-type="float">
            <text:p>1668.899</text:p>
          </table:table-cell>
          <table:table-cell office:value-type="float" office:value="584.7568" calcext:value-type="float">
            <text:p>584.7568</text:p>
          </table:table-cell>
          <table:table-cell office:value-type="float" office:value="573.9266" calcext:value-type="float">
            <text:p>573.9266</text:p>
          </table:table-cell>
          <table:table-cell office:value-type="float" office:value="142.7966" calcext:value-type="float">
            <text:p>142.7966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2491227" calcext:value-type="float">
            <text:p>-0.02491227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1.1821" calcext:value-type="float">
            <text:p>-651.1821</text:p>
          </table:table-cell>
          <table:table-cell office:value-type="float" office:value="876.3668" calcext:value-type="float">
            <text:p>876.3668</text:p>
          </table:table-cell>
          <table:table-cell office:value-type="float" office:value="-373.7869" calcext:value-type="float">
            <text:p>-373.7869</text:p>
          </table:table-cell>
          <table:table-cell office:value-type="float" office:value="0" calcext:value-type="float">
            <text:p>0</text:p>
          </table:table-cell>
          <table:table-cell office:value-type="float" office:value="4.706244" calcext:value-type="float">
            <text:p>4.706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204.5804" calcext:value-type="float">
            <text:p>204.5804</text:p>
          </table:table-cell>
          <table:table-cell office:value-type="float" office:value="13092.2" calcext:value-type="float">
            <text:p>13092.2</text:p>
          </table:table-cell>
          <table:table-cell office:value-type="float" office:value="0" calcext:value-type="float">
            <text:p>0</text:p>
          </table:table-cell>
          <table:table-cell office:value-type="float" office:value="52.9575" calcext:value-type="float">
            <text:p>52.9575</text:p>
          </table:table-cell>
          <table:table-cell office:value-type="float" office:value="-475.9868" calcext:value-type="float">
            <text:p>-475.9868</text:p>
          </table:table-cell>
          <table:table-cell office:value-type="float" office:value="1386.478" calcext:value-type="float">
            <text:p>1386.478</text:p>
          </table:table-cell>
          <table:table-cell office:value-type="float" office:value="-102.8082" calcext:value-type="float">
            <text:p>-102.8082</text:p>
          </table:table-cell>
          <table:table-cell office:value-type="float" office:value="72.72179" calcext:value-type="float">
            <text:p>72.72179</text:p>
          </table:table-cell>
          <table:table-cell office:value-type="float" office:value="18.9326" calcext:value-type="float">
            <text:p>18.9326</text:p>
          </table:table-cell>
          <table:table-cell office:value-type="float" office:value="0.1883763" calcext:value-type="float">
            <text:p>0.188376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04212" calcext:value-type="float">
            <text:p>0.2004212</text:p>
          </table:table-cell>
          <table:table-cell office:value-type="float" office:value="370" calcext:value-type="float">
            <text:p>370</text:p>
          </table:table-cell>
          <table:table-cell office:value-type="float" office:value="502.4238" calcext:value-type="float">
            <text:p>502.4238</text:p>
          </table:table-cell>
          <table:table-cell office:value-type="float" office:value="0" calcext:value-type="float">
            <text:p>0</text:p>
          </table:table-cell>
          <table:table-cell office:value-type="float" office:value="321.489" calcext:value-type="float">
            <text:p>321.489</text:p>
          </table:table-cell>
          <table:table-cell office:value-type="float" office:value="1122.309" calcext:value-type="float">
            <text:p>1122.309</text:p>
          </table:table-cell>
          <table:table-cell office:value-type="float" office:value="1372.015" calcext:value-type="float">
            <text:p>1372.015</text:p>
          </table:table-cell>
          <table:table-cell office:value-type="float" office:value="1273.169" calcext:value-type="float">
            <text:p>1273.169</text:p>
          </table:table-cell>
          <table:table-cell office:value-type="float" office:value="761.9221" calcext:value-type="float">
            <text:p>761.9221</text:p>
          </table:table-cell>
          <table:table-cell office:value-type="float" office:value="1071.782" calcext:value-type="float">
            <text:p>1071.782</text:p>
          </table:table-cell>
          <table:table-cell office:value-type="float" office:value="412.1926" calcext:value-type="float">
            <text:p>412.1926</text:p>
          </table:table-cell>
          <table:table-cell office:value-type="float" office:value="1850.02" calcext:value-type="float">
            <text:p>1850.02</text:p>
          </table:table-cell>
          <table:table-cell office:value-type="float" office:value="2086.928" calcext:value-type="float">
            <text:p>2086.928</text:p>
          </table:table-cell>
          <table:table-cell office:value-type="float" office:value="1668.869" calcext:value-type="float">
            <text:p>1668.869</text:p>
          </table:table-cell>
          <table:table-cell office:value-type="float" office:value="584.7538" calcext:value-type="float">
            <text:p>584.7538</text:p>
          </table:table-cell>
          <table:table-cell office:value-type="float" office:value="573.9088" calcext:value-type="float">
            <text:p>573.9088</text:p>
          </table:table-cell>
          <table:table-cell office:value-type="float" office:value="142.7966" calcext:value-type="float">
            <text:p>142.7966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2491539" calcext:value-type="float">
            <text:p>-0.02491539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1.9026" calcext:value-type="float">
            <text:p>-651.9026</text:p>
          </table:table-cell>
          <table:table-cell office:value-type="float" office:value="875.6463" calcext:value-type="float">
            <text:p>875.6463</text:p>
          </table:table-cell>
          <table:table-cell office:value-type="float" office:value="-374.5018" calcext:value-type="float">
            <text:p>-374.5018</text:p>
          </table:table-cell>
          <table:table-cell office:value-type="float" office:value="0" calcext:value-type="float">
            <text:p>0</text:p>
          </table:table-cell>
          <table:table-cell office:value-type="float" office:value="4.656545" calcext:value-type="float">
            <text:p>4.65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204.2505" calcext:value-type="float">
            <text:p>204.2505</text:p>
          </table:table-cell>
          <table:table-cell office:value-type="float" office:value="13091.94" calcext:value-type="float">
            <text:p>13091.94</text:p>
          </table:table-cell>
          <table:table-cell office:value-type="float" office:value="0" calcext:value-type="float">
            <text:p>0</text:p>
          </table:table-cell>
          <table:table-cell office:value-type="float" office:value="53.22976" calcext:value-type="float">
            <text:p>53.22976</text:p>
          </table:table-cell>
          <table:table-cell office:value-type="float" office:value="-477.0081" calcext:value-type="float">
            <text:p>-477.0081</text:p>
          </table:table-cell>
          <table:table-cell office:value-type="float" office:value="1388.633" calcext:value-type="float">
            <text:p>1388.633</text:p>
          </table:table-cell>
          <table:table-cell office:value-type="float" office:value="-102.9942" calcext:value-type="float">
            <text:p>-102.9942</text:p>
          </table:table-cell>
          <table:table-cell office:value-type="float" office:value="72.64005" calcext:value-type="float">
            <text:p>72.64005</text:p>
          </table:table-cell>
          <table:table-cell office:value-type="float" office:value="18.92567" calcext:value-type="float">
            <text:p>18.92567</text:p>
          </table:table-cell>
          <table:table-cell office:value-type="float" office:value="0.1892997" calcext:value-type="float">
            <text:p>0.189299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0009" calcext:value-type="float">
            <text:p>0.200009</text:p>
          </table:table-cell>
          <table:table-cell office:value-type="float" office:value="370" calcext:value-type="float">
            <text:p>370</text:p>
          </table:table-cell>
          <table:table-cell office:value-type="float" office:value="500.9082" calcext:value-type="float">
            <text:p>500.9082</text:p>
          </table:table-cell>
          <table:table-cell office:value-type="float" office:value="0" calcext:value-type="float">
            <text:p>0</text:p>
          </table:table-cell>
          <table:table-cell office:value-type="float" office:value="321.5517" calcext:value-type="float">
            <text:p>321.5517</text:p>
          </table:table-cell>
          <table:table-cell office:value-type="float" office:value="1122.117" calcext:value-type="float">
            <text:p>1122.117</text:p>
          </table:table-cell>
          <table:table-cell office:value-type="float" office:value="1371.802" calcext:value-type="float">
            <text:p>1371.802</text:p>
          </table:table-cell>
          <table:table-cell office:value-type="float" office:value="1273.121" calcext:value-type="float">
            <text:p>1273.121</text:p>
          </table:table-cell>
          <table:table-cell office:value-type="float" office:value="761.8831" calcext:value-type="float">
            <text:p>761.8831</text:p>
          </table:table-cell>
          <table:table-cell office:value-type="float" office:value="1071.764" calcext:value-type="float">
            <text:p>1071.764</text:p>
          </table:table-cell>
          <table:table-cell office:value-type="float" office:value="412.1876" calcext:value-type="float">
            <text:p>412.1876</text:p>
          </table:table-cell>
          <table:table-cell office:value-type="float" office:value="1849.978" calcext:value-type="float">
            <text:p>1849.978</text:p>
          </table:table-cell>
          <table:table-cell office:value-type="float" office:value="2086.894" calcext:value-type="float">
            <text:p>2086.894</text:p>
          </table:table-cell>
          <table:table-cell office:value-type="float" office:value="1668.839" calcext:value-type="float">
            <text:p>1668.839</text:p>
          </table:table-cell>
          <table:table-cell office:value-type="float" office:value="584.7492" calcext:value-type="float">
            <text:p>584.7492</text:p>
          </table:table-cell>
          <table:table-cell office:value-type="float" office:value="573.8909" calcext:value-type="float">
            <text:p>573.8909</text:p>
          </table:table-cell>
          <table:table-cell office:value-type="float" office:value="142.7966" calcext:value-type="float">
            <text:p>142.7966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2492062" calcext:value-type="float">
            <text:p>-0.02492062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2.5903" calcext:value-type="float">
            <text:p>-652.5903</text:p>
          </table:table-cell>
          <table:table-cell office:value-type="float" office:value="874.9587" calcext:value-type="float">
            <text:p>874.9587</text:p>
          </table:table-cell>
          <table:table-cell office:value-type="float" office:value="-375.2977" calcext:value-type="float">
            <text:p>-375.2977</text:p>
          </table:table-cell>
          <table:table-cell office:value-type="float" office:value="0" calcext:value-type="float">
            <text:p>0</text:p>
          </table:table-cell>
          <table:table-cell office:value-type="float" office:value="4.614443" calcext:value-type="float">
            <text:p>4.61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203.8741" calcext:value-type="float">
            <text:p>203.8741</text:p>
          </table:table-cell>
          <table:table-cell office:value-type="float" office:value="13091.67" calcext:value-type="float">
            <text:p>13091.67</text:p>
          </table:table-cell>
          <table:table-cell office:value-type="float" office:value="0" calcext:value-type="float">
            <text:p>0</text:p>
          </table:table-cell>
          <table:table-cell office:value-type="float" office:value="53.49802" calcext:value-type="float">
            <text:p>53.49802</text:p>
          </table:table-cell>
          <table:table-cell office:value-type="float" office:value="-478.0804" calcext:value-type="float">
            <text:p>-478.0804</text:p>
          </table:table-cell>
          <table:table-cell office:value-type="float" office:value="1389.768" calcext:value-type="float">
            <text:p>1389.768</text:p>
          </table:table-cell>
          <table:table-cell office:value-type="float" office:value="-103.1787" calcext:value-type="float">
            <text:p>-103.1787</text:p>
          </table:table-cell>
          <table:table-cell office:value-type="float" office:value="72.56226" calcext:value-type="float">
            <text:p>72.56226</text:p>
          </table:table-cell>
          <table:table-cell office:value-type="float" office:value="18.91989" calcext:value-type="float">
            <text:p>18.91989</text:p>
          </table:table-cell>
          <table:table-cell office:value-type="float" office:value="0.190224" calcext:value-type="float">
            <text:p>0.19022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0009" calcext:value-type="float">
            <text:p>0.200009</text:p>
          </table:table-cell>
          <table:table-cell office:value-type="float" office:value="370" calcext:value-type="float">
            <text:p>370</text:p>
          </table:table-cell>
          <table:table-cell office:value-type="float" office:value="499.3775" calcext:value-type="float">
            <text:p>499.3775</text:p>
          </table:table-cell>
          <table:table-cell office:value-type="float" office:value="0" calcext:value-type="float">
            <text:p>0</text:p>
          </table:table-cell>
          <table:table-cell office:value-type="float" office:value="321.619" calcext:value-type="float">
            <text:p>321.619</text:p>
          </table:table-cell>
          <table:table-cell office:value-type="float" office:value="1121.905" calcext:value-type="float">
            <text:p>1121.905</text:p>
          </table:table-cell>
          <table:table-cell office:value-type="float" office:value="1371.565" calcext:value-type="float">
            <text:p>1371.565</text:p>
          </table:table-cell>
          <table:table-cell office:value-type="float" office:value="1273.06" calcext:value-type="float">
            <text:p>1273.06</text:p>
          </table:table-cell>
          <table:table-cell office:value-type="float" office:value="761.8396" calcext:value-type="float">
            <text:p>761.8396</text:p>
          </table:table-cell>
          <table:table-cell office:value-type="float" office:value="1071.741" calcext:value-type="float">
            <text:p>1071.741</text:p>
          </table:table-cell>
          <table:table-cell office:value-type="float" office:value="412.18" calcext:value-type="float">
            <text:p>412.18</text:p>
          </table:table-cell>
          <table:table-cell office:value-type="float" office:value="1849.936" calcext:value-type="float">
            <text:p>1849.936</text:p>
          </table:table-cell>
          <table:table-cell office:value-type="float" office:value="2086.859" calcext:value-type="float">
            <text:p>2086.859</text:p>
          </table:table-cell>
          <table:table-cell office:value-type="float" office:value="1668.809" calcext:value-type="float">
            <text:p>1668.809</text:p>
          </table:table-cell>
          <table:table-cell office:value-type="float" office:value="584.7424" calcext:value-type="float">
            <text:p>584.7424</text:p>
          </table:table-cell>
          <table:table-cell office:value-type="float" office:value="573.8732" calcext:value-type="float">
            <text:p>573.8732</text:p>
          </table:table-cell>
          <table:table-cell office:value-type="float" office:value="142.7966" calcext:value-type="float">
            <text:p>142.7966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2492755" calcext:value-type="float">
            <text:p>-0.02492755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3.222" calcext:value-type="float">
            <text:p>-653.222</text:p>
          </table:table-cell>
          <table:table-cell office:value-type="float" office:value="874.327" calcext:value-type="float">
            <text:p>874.327</text:p>
          </table:table-cell>
          <table:table-cell office:value-type="float" office:value="-376.1539" calcext:value-type="float">
            <text:p>-376.1539</text:p>
          </table:table-cell>
          <table:table-cell office:value-type="float" office:value="0" calcext:value-type="float">
            <text:p>0</text:p>
          </table:table-cell>
          <table:table-cell office:value-type="float" office:value="4.578732" calcext:value-type="float">
            <text:p>4.578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203.4993" calcext:value-type="float">
            <text:p>203.4993</text:p>
          </table:table-cell>
          <table:table-cell office:value-type="float" office:value="13091.38" calcext:value-type="float">
            <text:p>13091.38</text:p>
          </table:table-cell>
          <table:table-cell office:value-type="float" office:value="0" calcext:value-type="float">
            <text:p>0</text:p>
          </table:table-cell>
          <table:table-cell office:value-type="float" office:value="53.76613" calcext:value-type="float">
            <text:p>53.76613</text:p>
          </table:table-cell>
          <table:table-cell office:value-type="float" office:value="-479.1568" calcext:value-type="float">
            <text:p>-479.1568</text:p>
          </table:table-cell>
          <table:table-cell office:value-type="float" office:value="1391.666" calcext:value-type="float">
            <text:p>1391.666</text:p>
          </table:table-cell>
          <table:table-cell office:value-type="float" office:value="-103.3608" calcext:value-type="float">
            <text:p>-103.3608</text:p>
          </table:table-cell>
          <table:table-cell office:value-type="float" office:value="72.4888" calcext:value-type="float">
            <text:p>72.4888</text:p>
          </table:table-cell>
          <table:table-cell office:value-type="float" office:value="18.91476" calcext:value-type="float">
            <text:p>18.91476</text:p>
          </table:table-cell>
          <table:table-cell office:value-type="float" office:value="0.1911501" calcext:value-type="float">
            <text:p>0.191150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0009" calcext:value-type="float">
            <text:p>0.200009</text:p>
          </table:table-cell>
          <table:table-cell office:value-type="float" office:value="370" calcext:value-type="float">
            <text:p>370</text:p>
          </table:table-cell>
          <table:table-cell office:value-type="float" office:value="497.8772" calcext:value-type="float">
            <text:p>497.8772</text:p>
          </table:table-cell>
          <table:table-cell office:value-type="float" office:value="0" calcext:value-type="float">
            <text:p>0</text:p>
          </table:table-cell>
          <table:table-cell office:value-type="float" office:value="321.6907" calcext:value-type="float">
            <text:p>321.6907</text:p>
          </table:table-cell>
          <table:table-cell office:value-type="float" office:value="1121.695" calcext:value-type="float">
            <text:p>1121.695</text:p>
          </table:table-cell>
          <table:table-cell office:value-type="float" office:value="1371.327" calcext:value-type="float">
            <text:p>1371.327</text:p>
          </table:table-cell>
          <table:table-cell office:value-type="float" office:value="1273.001" calcext:value-type="float">
            <text:p>1273.001</text:p>
          </table:table-cell>
          <table:table-cell office:value-type="float" office:value="761.7915" calcext:value-type="float">
            <text:p>761.7915</text:p>
          </table:table-cell>
          <table:table-cell office:value-type="float" office:value="1071.716" calcext:value-type="float">
            <text:p>1071.716</text:p>
          </table:table-cell>
          <table:table-cell office:value-type="float" office:value="412.17" calcext:value-type="float">
            <text:p>412.17</text:p>
          </table:table-cell>
          <table:table-cell office:value-type="float" office:value="1849.893" calcext:value-type="float">
            <text:p>1849.893</text:p>
          </table:table-cell>
          <table:table-cell office:value-type="float" office:value="2086.823" calcext:value-type="float">
            <text:p>2086.823</text:p>
          </table:table-cell>
          <table:table-cell office:value-type="float" office:value="1668.779" calcext:value-type="float">
            <text:p>1668.779</text:p>
          </table:table-cell>
          <table:table-cell office:value-type="float" office:value="584.7349" calcext:value-type="float">
            <text:p>584.7349</text:p>
          </table:table-cell>
          <table:table-cell office:value-type="float" office:value="573.8556" calcext:value-type="float">
            <text:p>573.8556</text:p>
          </table:table-cell>
          <table:table-cell office:value-type="float" office:value="142.7965" calcext:value-type="float">
            <text:p>142.7965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493443" calcext:value-type="float">
            <text:p>-0.02493443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3.818" calcext:value-type="float">
            <text:p>-653.818</text:p>
          </table:table-cell>
          <table:table-cell office:value-type="float" office:value="873.731" calcext:value-type="float">
            <text:p>873.731</text:p>
          </table:table-cell>
          <table:table-cell office:value-type="float" office:value="-377.0134" calcext:value-type="float">
            <text:p>-377.0134</text:p>
          </table:table-cell>
          <table:table-cell office:value-type="float" office:value="0" calcext:value-type="float">
            <text:p>0</text:p>
          </table:table-cell>
          <table:table-cell office:value-type="float" office:value="4.542477" calcext:value-type="float">
            <text:p>4.54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203.0952" calcext:value-type="float">
            <text:p>203.0952</text:p>
          </table:table-cell>
          <table:table-cell office:value-type="float" office:value="13091.09" calcext:value-type="float">
            <text:p>13091.09</text:p>
          </table:table-cell>
          <table:table-cell office:value-type="float" office:value="0" calcext:value-type="float">
            <text:p>0</text:p>
          </table:table-cell>
          <table:table-cell office:value-type="float" office:value="54.0108" calcext:value-type="float">
            <text:p>54.0108</text:p>
          </table:table-cell>
          <table:table-cell office:value-type="float" office:value="-480.2482" calcext:value-type="float">
            <text:p>-480.2482</text:p>
          </table:table-cell>
          <table:table-cell office:value-type="float" office:value="1397.386" calcext:value-type="float">
            <text:p>1397.386</text:p>
          </table:table-cell>
          <table:table-cell office:value-type="float" office:value="-103.5461" calcext:value-type="float">
            <text:p>-103.5461</text:p>
          </table:table-cell>
          <table:table-cell office:value-type="float" office:value="72.42055" calcext:value-type="float">
            <text:p>72.42055</text:p>
          </table:table-cell>
          <table:table-cell office:value-type="float" office:value="18.9104" calcext:value-type="float">
            <text:p>18.9104</text:p>
          </table:table-cell>
          <table:table-cell office:value-type="float" office:value="0.1921159" calcext:value-type="float">
            <text:p>0.192115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200009" calcext:value-type="float">
            <text:p>0.200009</text:p>
          </table:table-cell>
          <table:table-cell office:value-type="float" office:value="370" calcext:value-type="float">
            <text:p>370</text:p>
          </table:table-cell>
          <table:table-cell office:value-type="float" office:value="496.3948" calcext:value-type="float">
            <text:p>496.3948</text:p>
          </table:table-cell>
          <table:table-cell office:value-type="float" office:value="0" calcext:value-type="float">
            <text:p>0</text:p>
          </table:table-cell>
          <table:table-cell office:value-type="float" office:value="321.7435" calcext:value-type="float">
            <text:p>321.7435</text:p>
          </table:table-cell>
          <table:table-cell office:value-type="float" office:value="1121.48" calcext:value-type="float">
            <text:p>1121.48</text:p>
          </table:table-cell>
          <table:table-cell office:value-type="float" office:value="1371.084" calcext:value-type="float">
            <text:p>1371.084</text:p>
          </table:table-cell>
          <table:table-cell office:value-type="float" office:value="1272.933" calcext:value-type="float">
            <text:p>1272.933</text:p>
          </table:table-cell>
          <table:table-cell office:value-type="float" office:value="761.7439" calcext:value-type="float">
            <text:p>761.7439</text:p>
          </table:table-cell>
          <table:table-cell office:value-type="float" office:value="1071.689" calcext:value-type="float">
            <text:p>1071.689</text:p>
          </table:table-cell>
          <table:table-cell office:value-type="float" office:value="412.1591" calcext:value-type="float">
            <text:p>412.1591</text:p>
          </table:table-cell>
          <table:table-cell office:value-type="float" office:value="1849.849" calcext:value-type="float">
            <text:p>1849.849</text:p>
          </table:table-cell>
          <table:table-cell office:value-type="float" office:value="2086.787" calcext:value-type="float">
            <text:p>2086.787</text:p>
          </table:table-cell>
          <table:table-cell office:value-type="float" office:value="1668.749" calcext:value-type="float">
            <text:p>1668.749</text:p>
          </table:table-cell>
          <table:table-cell office:value-type="float" office:value="584.7271" calcext:value-type="float">
            <text:p>584.7271</text:p>
          </table:table-cell>
          <table:table-cell office:value-type="float" office:value="573.838" calcext:value-type="float">
            <text:p>573.838</text:p>
          </table:table-cell>
          <table:table-cell office:value-type="float" office:value="142.7965" calcext:value-type="float">
            <text:p>142.796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494134" calcext:value-type="float">
            <text:p>-0.02494134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4.3917" calcext:value-type="float">
            <text:p>-654.3917</text:p>
          </table:table-cell>
          <table:table-cell office:value-type="float" office:value="873.1573" calcext:value-type="float">
            <text:p>873.1573</text:p>
          </table:table-cell>
          <table:table-cell office:value-type="float" office:value="-377.8896" calcext:value-type="float">
            <text:p>-377.8896</text:p>
          </table:table-cell>
          <table:table-cell office:value-type="float" office:value="0" calcext:value-type="float">
            <text:p>0</text:p>
          </table:table-cell>
          <table:table-cell office:value-type="float" office:value="4.508739" calcext:value-type="float">
            <text:p>4.50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202.6823" calcext:value-type="float">
            <text:p>202.6823</text:p>
          </table:table-cell>
          <table:table-cell office:value-type="float" office:value="13090.79" calcext:value-type="float">
            <text:p>13090.79</text:p>
          </table:table-cell>
          <table:table-cell office:value-type="float" office:value="0" calcext:value-type="float">
            <text:p>0</text:p>
          </table:table-cell>
          <table:table-cell office:value-type="float" office:value="54.25248" calcext:value-type="float">
            <text:p>54.25248</text:p>
          </table:table-cell>
          <table:table-cell office:value-type="float" office:value="-481.3609" calcext:value-type="float">
            <text:p>-481.3609</text:p>
          </table:table-cell>
          <table:table-cell office:value-type="float" office:value="1399.347" calcext:value-type="float">
            <text:p>1399.347</text:p>
          </table:table-cell>
          <table:table-cell office:value-type="float" office:value="-103.729" calcext:value-type="float">
            <text:p>-103.729</text:p>
          </table:table-cell>
          <table:table-cell office:value-type="float" office:value="72.35501" calcext:value-type="float">
            <text:p>72.35501</text:p>
          </table:table-cell>
          <table:table-cell office:value-type="float" office:value="18.90569" calcext:value-type="float">
            <text:p>18.90569</text:p>
          </table:table-cell>
          <table:table-cell office:value-type="float" office:value="0.193087" calcext:value-type="float">
            <text:p>0.19308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8918" calcext:value-type="float">
            <text:p>0.198918</text:p>
          </table:table-cell>
          <table:table-cell office:value-type="float" office:value="370" calcext:value-type="float">
            <text:p>370</text:p>
          </table:table-cell>
          <table:table-cell office:value-type="float" office:value="494.9228" calcext:value-type="float">
            <text:p>494.9228</text:p>
          </table:table-cell>
          <table:table-cell office:value-type="float" office:value="0" calcext:value-type="float">
            <text:p>0</text:p>
          </table:table-cell>
          <table:table-cell office:value-type="float" office:value="321.7958" calcext:value-type="float">
            <text:p>321.7958</text:p>
          </table:table-cell>
          <table:table-cell office:value-type="float" office:value="1121.263" calcext:value-type="float">
            <text:p>1121.263</text:p>
          </table:table-cell>
          <table:table-cell office:value-type="float" office:value="1370.836" calcext:value-type="float">
            <text:p>1370.836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761.6942" calcext:value-type="float">
            <text:p>761.6942</text:p>
          </table:table-cell>
          <table:table-cell office:value-type="float" office:value="1071.661" calcext:value-type="float">
            <text:p>1071.661</text:p>
          </table:table-cell>
          <table:table-cell office:value-type="float" office:value="412.1477" calcext:value-type="float">
            <text:p>412.1477</text:p>
          </table:table-cell>
          <table:table-cell office:value-type="float" office:value="1849.805" calcext:value-type="float">
            <text:p>1849.805</text:p>
          </table:table-cell>
          <table:table-cell office:value-type="float" office:value="2086.75" calcext:value-type="float">
            <text:p>2086.75</text:p>
          </table:table-cell>
          <table:table-cell office:value-type="float" office:value="1668.719" calcext:value-type="float">
            <text:p>1668.719</text:p>
          </table:table-cell>
          <table:table-cell office:value-type="float" office:value="584.7193" calcext:value-type="float">
            <text:p>584.7193</text:p>
          </table:table-cell>
          <table:table-cell office:value-type="float" office:value="573.8205" calcext:value-type="float">
            <text:p>573.8205</text:p>
          </table:table-cell>
          <table:table-cell office:value-type="float" office:value="142.7965" calcext:value-type="float">
            <text:p>142.796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494933" calcext:value-type="float">
            <text:p>-0.02494933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4.9324" calcext:value-type="float">
            <text:p>-654.9324</text:p>
          </table:table-cell>
          <table:table-cell office:value-type="float" office:value="872.6166" calcext:value-type="float">
            <text:p>872.6166</text:p>
          </table:table-cell>
          <table:table-cell office:value-type="float" office:value="-378.7779" calcext:value-type="float">
            <text:p>-378.7779</text:p>
          </table:table-cell>
          <table:table-cell office:value-type="float" office:value="0" calcext:value-type="float">
            <text:p>0</text:p>
          </table:table-cell>
          <table:table-cell office:value-type="float" office:value="4.465461" calcext:value-type="float">
            <text:p>4.465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202.3142" calcext:value-type="float">
            <text:p>202.3142</text:p>
          </table:table-cell>
          <table:table-cell office:value-type="float" office:value="13090.5" calcext:value-type="float">
            <text:p>13090.5</text:p>
          </table:table-cell>
          <table:table-cell office:value-type="float" office:value="0" calcext:value-type="float">
            <text:p>0</text:p>
          </table:table-cell>
          <table:table-cell office:value-type="float" office:value="54.49117" calcext:value-type="float">
            <text:p>54.49117</text:p>
          </table:table-cell>
          <table:table-cell office:value-type="float" office:value="-482.4261" calcext:value-type="float">
            <text:p>-482.4261</text:p>
          </table:table-cell>
          <table:table-cell office:value-type="float" office:value="1399.633" calcext:value-type="float">
            <text:p>1399.633</text:p>
          </table:table-cell>
          <table:table-cell office:value-type="float" office:value="-103.9098" calcext:value-type="float">
            <text:p>-103.9098</text:p>
          </table:table-cell>
          <table:table-cell office:value-type="float" office:value="72.29385" calcext:value-type="float">
            <text:p>72.29385</text:p>
          </table:table-cell>
          <table:table-cell office:value-type="float" office:value="18.90216" calcext:value-type="float">
            <text:p>18.90216</text:p>
          </table:table-cell>
          <table:table-cell office:value-type="float" office:value="0.1940587" calcext:value-type="float">
            <text:p>0.194058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78051" calcext:value-type="float">
            <text:p>0.1978051</text:p>
          </table:table-cell>
          <table:table-cell office:value-type="float" office:value="370" calcext:value-type="float">
            <text:p>370</text:p>
          </table:table-cell>
          <table:table-cell office:value-type="float" office:value="493.5276" calcext:value-type="float">
            <text:p>493.5276</text:p>
          </table:table-cell>
          <table:table-cell office:value-type="float" office:value="0" calcext:value-type="float">
            <text:p>0</text:p>
          </table:table-cell>
          <table:table-cell office:value-type="float" office:value="321.8463" calcext:value-type="float">
            <text:p>321.8463</text:p>
          </table:table-cell>
          <table:table-cell office:value-type="float" office:value="1121.071" calcext:value-type="float">
            <text:p>1121.071</text:p>
          </table:table-cell>
          <table:table-cell office:value-type="float" office:value="1370.609" calcext:value-type="float">
            <text:p>1370.609</text:p>
          </table:table-cell>
          <table:table-cell office:value-type="float" office:value="1272.802" calcext:value-type="float">
            <text:p>1272.802</text:p>
          </table:table-cell>
          <table:table-cell office:value-type="float" office:value="761.645" calcext:value-type="float">
            <text:p>761.645</text:p>
          </table:table-cell>
          <table:table-cell office:value-type="float" office:value="1071.632" calcext:value-type="float">
            <text:p>1071.632</text:p>
          </table:table-cell>
          <table:table-cell office:value-type="float" office:value="412.1359" calcext:value-type="float">
            <text:p>412.1359</text:p>
          </table:table-cell>
          <table:table-cell office:value-type="float" office:value="1849.76" calcext:value-type="float">
            <text:p>1849.76</text:p>
          </table:table-cell>
          <table:table-cell office:value-type="float" office:value="2086.714" calcext:value-type="float">
            <text:p>2086.714</text:p>
          </table:table-cell>
          <table:table-cell office:value-type="float" office:value="1668.688" calcext:value-type="float">
            <text:p>1668.688</text:p>
          </table:table-cell>
          <table:table-cell office:value-type="float" office:value="584.7115" calcext:value-type="float">
            <text:p>584.7115</text:p>
          </table:table-cell>
          <table:table-cell office:value-type="float" office:value="573.803" calcext:value-type="float">
            <text:p>573.803</text:p>
          </table:table-cell>
          <table:table-cell office:value-type="float" office:value="142.7965" calcext:value-type="float">
            <text:p>142.796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495513" calcext:value-type="float">
            <text:p>-0.02495513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5.4378" calcext:value-type="float">
            <text:p>-655.4378</text:p>
          </table:table-cell>
          <table:table-cell office:value-type="float" office:value="872.1111" calcext:value-type="float">
            <text:p>872.1111</text:p>
          </table:table-cell>
          <table:table-cell office:value-type="float" office:value="-379.6175" calcext:value-type="float">
            <text:p>-379.6175</text:p>
          </table:table-cell>
          <table:table-cell office:value-type="float" office:value="0" calcext:value-type="float">
            <text:p>0</text:p>
          </table:table-cell>
          <table:table-cell office:value-type="float" office:value="4.418592" calcext:value-type="float">
            <text:p>4.418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201.8924" calcext:value-type="float">
            <text:p>201.8924</text:p>
          </table:table-cell>
          <table:table-cell office:value-type="float" office:value="13090.23" calcext:value-type="float">
            <text:p>13090.23</text:p>
          </table:table-cell>
          <table:table-cell office:value-type="float" office:value="0" calcext:value-type="float">
            <text:p>0</text:p>
          </table:table-cell>
          <table:table-cell office:value-type="float" office:value="54.72837" calcext:value-type="float">
            <text:p>54.72837</text:p>
          </table:table-cell>
          <table:table-cell office:value-type="float" office:value="-483.3604" calcext:value-type="float">
            <text:p>-483.3604</text:p>
          </table:table-cell>
          <table:table-cell office:value-type="float" office:value="1401.603" calcext:value-type="float">
            <text:p>1401.603</text:p>
          </table:table-cell>
          <table:table-cell office:value-type="float" office:value="-104.0884" calcext:value-type="float">
            <text:p>-104.0884</text:p>
          </table:table-cell>
          <table:table-cell office:value-type="float" office:value="72.35622" calcext:value-type="float">
            <text:p>72.35622</text:p>
          </table:table-cell>
          <table:table-cell office:value-type="float" office:value="18.861" calcext:value-type="float">
            <text:p>18.861</text:p>
          </table:table-cell>
          <table:table-cell office:value-type="float" office:value="0.1947445" calcext:value-type="float">
            <text:p>0.194744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1891" calcext:value-type="float">
            <text:p>0.0757189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75306" calcext:value-type="float">
            <text:p>0.1975306</text:p>
          </table:table-cell>
          <table:table-cell office:value-type="float" office:value="370" calcext:value-type="float">
            <text:p>370</text:p>
          </table:table-cell>
          <table:table-cell office:value-type="float" office:value="492.2898" calcext:value-type="float">
            <text:p>492.2898</text:p>
          </table:table-cell>
          <table:table-cell office:value-type="float" office:value="0" calcext:value-type="float">
            <text:p>0</text:p>
          </table:table-cell>
          <table:table-cell office:value-type="float" office:value="321.8485" calcext:value-type="float">
            <text:p>321.8485</text:p>
          </table:table-cell>
          <table:table-cell office:value-type="float" office:value="1120.897" calcext:value-type="float">
            <text:p>1120.897</text:p>
          </table:table-cell>
          <table:table-cell office:value-type="float" office:value="1370.41" calcext:value-type="float">
            <text:p>1370.41</text:p>
          </table:table-cell>
          <table:table-cell office:value-type="float" office:value="1272.748" calcext:value-type="float">
            <text:p>1272.748</text:p>
          </table:table-cell>
          <table:table-cell office:value-type="float" office:value="761.6" calcext:value-type="float">
            <text:p>761.6</text:p>
          </table:table-cell>
          <table:table-cell office:value-type="float" office:value="1071.604" calcext:value-type="float">
            <text:p>1071.604</text:p>
          </table:table-cell>
          <table:table-cell office:value-type="float" office:value="412.1238" calcext:value-type="float">
            <text:p>412.1238</text:p>
          </table:table-cell>
          <table:table-cell office:value-type="float" office:value="1849.716" calcext:value-type="float">
            <text:p>1849.716</text:p>
          </table:table-cell>
          <table:table-cell office:value-type="float" office:value="2086.677" calcext:value-type="float">
            <text:p>2086.677</text:p>
          </table:table-cell>
          <table:table-cell office:value-type="float" office:value="1668.658" calcext:value-type="float">
            <text:p>1668.658</text:p>
          </table:table-cell>
          <table:table-cell office:value-type="float" office:value="584.7052" calcext:value-type="float">
            <text:p>584.7052</text:p>
          </table:table-cell>
          <table:table-cell office:value-type="float" office:value="573.7856" calcext:value-type="float">
            <text:p>573.7856</text:p>
          </table:table-cell>
          <table:table-cell office:value-type="float" office:value="142.7964" calcext:value-type="float">
            <text:p>142.7964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495897" calcext:value-type="float">
            <text:p>-0.02495897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5.915" calcext:value-type="float">
            <text:p>-655.915</text:p>
          </table:table-cell>
          <table:table-cell office:value-type="float" office:value="871.6339" calcext:value-type="float">
            <text:p>871.6339</text:p>
          </table:table-cell>
          <table:table-cell office:value-type="float" office:value="-380.4824" calcext:value-type="float">
            <text:p>-380.4824</text:p>
          </table:table-cell>
          <table:table-cell office:value-type="float" office:value="0" calcext:value-type="float">
            <text:p>0</text:p>
          </table:table-cell>
          <table:table-cell office:value-type="float" office:value="4.524998" calcext:value-type="float">
            <text:p>4.524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201.5757" calcext:value-type="float">
            <text:p>201.5757</text:p>
          </table:table-cell>
          <table:table-cell office:value-type="float" office:value="13090.01" calcext:value-type="float">
            <text:p>13090.01</text:p>
          </table:table-cell>
          <table:table-cell office:value-type="float" office:value="0" calcext:value-type="float">
            <text:p>0</text:p>
          </table:table-cell>
          <table:table-cell office:value-type="float" office:value="54.96436" calcext:value-type="float">
            <text:p>54.96436</text:p>
          </table:table-cell>
          <table:table-cell office:value-type="float" office:value="-484.3183" calcext:value-type="float">
            <text:p>-484.3183</text:p>
          </table:table-cell>
          <table:table-cell office:value-type="float" office:value="1404.395" calcext:value-type="float">
            <text:p>1404.395</text:p>
          </table:table-cell>
          <table:table-cell office:value-type="float" office:value="-104.2648" calcext:value-type="float">
            <text:p>-104.2648</text:p>
          </table:table-cell>
          <table:table-cell office:value-type="float" office:value="72.42979" calcext:value-type="float">
            <text:p>72.42979</text:p>
          </table:table-cell>
          <table:table-cell office:value-type="float" office:value="18.81318" calcext:value-type="float">
            <text:p>18.81318</text:p>
          </table:table-cell>
          <table:table-cell office:value-type="float" office:value="0.1954505" calcext:value-type="float">
            <text:p>0.195450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1891" calcext:value-type="float">
            <text:p>0.0757189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75306" calcext:value-type="float">
            <text:p>0.1975306</text:p>
          </table:table-cell>
          <table:table-cell office:value-type="float" office:value="370" calcext:value-type="float">
            <text:p>370</text:p>
          </table:table-cell>
          <table:table-cell office:value-type="float" office:value="491.0536" calcext:value-type="float">
            <text:p>491.0536</text:p>
          </table:table-cell>
          <table:table-cell office:value-type="float" office:value="0" calcext:value-type="float">
            <text:p>0</text:p>
          </table:table-cell>
          <table:table-cell office:value-type="float" office:value="321.8438" calcext:value-type="float">
            <text:p>321.8438</text:p>
          </table:table-cell>
          <table:table-cell office:value-type="float" office:value="1120.771" calcext:value-type="float">
            <text:p>1120.771</text:p>
          </table:table-cell>
          <table:table-cell office:value-type="float" office:value="1370.271" calcext:value-type="float">
            <text:p>1370.271</text:p>
          </table:table-cell>
          <table:table-cell office:value-type="float" office:value="1272.722" calcext:value-type="float">
            <text:p>1272.722</text:p>
          </table:table-cell>
          <table:table-cell office:value-type="float" office:value="761.5693" calcext:value-type="float">
            <text:p>761.5693</text:p>
          </table:table-cell>
          <table:table-cell office:value-type="float" office:value="1071.584" calcext:value-type="float">
            <text:p>1071.584</text:p>
          </table:table-cell>
          <table:table-cell office:value-type="float" office:value="412.1151" calcext:value-type="float">
            <text:p>412.1151</text:p>
          </table:table-cell>
          <table:table-cell office:value-type="float" office:value="1849.672" calcext:value-type="float">
            <text:p>1849.672</text:p>
          </table:table-cell>
          <table:table-cell office:value-type="float" office:value="2086.64" calcext:value-type="float">
            <text:p>2086.64</text:p>
          </table:table-cell>
          <table:table-cell office:value-type="float" office:value="1668.627" calcext:value-type="float">
            <text:p>1668.627</text:p>
          </table:table-cell>
          <table:table-cell office:value-type="float" office:value="584.7009" calcext:value-type="float">
            <text:p>584.7009</text:p>
          </table:table-cell>
          <table:table-cell office:value-type="float" office:value="573.7682" calcext:value-type="float">
            <text:p>573.7682</text:p>
          </table:table-cell>
          <table:table-cell office:value-type="float" office:value="142.7964" calcext:value-type="float">
            <text:p>142.7964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496064" calcext:value-type="float">
            <text:p>-0.02496064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6.3759" calcext:value-type="float">
            <text:p>-656.3759</text:p>
          </table:table-cell>
          <table:table-cell office:value-type="float" office:value="871.1731" calcext:value-type="float">
            <text:p>871.1731</text:p>
          </table:table-cell>
          <table:table-cell office:value-type="float" office:value="-381.2042" calcext:value-type="float">
            <text:p>-381.2042</text:p>
          </table:table-cell>
          <table:table-cell office:value-type="float" office:value="0" calcext:value-type="float">
            <text:p>0</text:p>
          </table:table-cell>
          <table:table-cell office:value-type="float" office:value="4.46394" calcext:value-type="float">
            <text:p>4.46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201.3183" calcext:value-type="float">
            <text:p>201.3183</text:p>
          </table:table-cell>
          <table:table-cell office:value-type="float" office:value="13089.81" calcext:value-type="float">
            <text:p>13089.81</text:p>
          </table:table-cell>
          <table:table-cell office:value-type="float" office:value="0" calcext:value-type="float">
            <text:p>0</text:p>
          </table:table-cell>
          <table:table-cell office:value-type="float" office:value="55.19647" calcext:value-type="float">
            <text:p>55.19647</text:p>
          </table:table-cell>
          <table:table-cell office:value-type="float" office:value="-484.9975" calcext:value-type="float">
            <text:p>-484.9975</text:p>
          </table:table-cell>
          <table:table-cell office:value-type="float" office:value="1401.455" calcext:value-type="float">
            <text:p>1401.455</text:p>
          </table:table-cell>
          <table:table-cell office:value-type="float" office:value="-104.4397" calcext:value-type="float">
            <text:p>-104.4397</text:p>
          </table:table-cell>
          <table:table-cell office:value-type="float" office:value="72.49445" calcext:value-type="float">
            <text:p>72.49445</text:p>
          </table:table-cell>
          <table:table-cell office:value-type="float" office:value="18.76468" calcext:value-type="float">
            <text:p>18.76468</text:p>
          </table:table-cell>
          <table:table-cell office:value-type="float" office:value="0.1959544" calcext:value-type="float">
            <text:p>0.195954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82" calcext:value-type="float">
            <text:p>0.0757348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75306" calcext:value-type="float">
            <text:p>0.1975306</text:p>
          </table:table-cell>
          <table:table-cell office:value-type="float" office:value="370" calcext:value-type="float">
            <text:p>370</text:p>
          </table:table-cell>
          <table:table-cell office:value-type="float" office:value="490.1204" calcext:value-type="float">
            <text:p>490.1204</text:p>
          </table:table-cell>
          <table:table-cell office:value-type="float" office:value="0" calcext:value-type="float">
            <text:p>0</text:p>
          </table:table-cell>
          <table:table-cell office:value-type="float" office:value="321.8372" calcext:value-type="float">
            <text:p>321.8372</text:p>
          </table:table-cell>
          <table:table-cell office:value-type="float" office:value="1120.677" calcext:value-type="float">
            <text:p>1120.677</text:p>
          </table:table-cell>
          <table:table-cell office:value-type="float" office:value="1370.155" calcext:value-type="float">
            <text:p>1370.155</text:p>
          </table:table-cell>
          <table:table-cell office:value-type="float" office:value="1272.704" calcext:value-type="float">
            <text:p>1272.704</text:p>
          </table:table-cell>
          <table:table-cell office:value-type="float" office:value="761.5486" calcext:value-type="float">
            <text:p>761.5486</text:p>
          </table:table-cell>
          <table:table-cell office:value-type="float" office:value="1071.57" calcext:value-type="float">
            <text:p>1071.57</text:p>
          </table:table-cell>
          <table:table-cell office:value-type="float" office:value="412.1082" calcext:value-type="float">
            <text:p>412.1082</text:p>
          </table:table-cell>
          <table:table-cell office:value-type="float" office:value="1849.63" calcext:value-type="float">
            <text:p>1849.63</text:p>
          </table:table-cell>
          <table:table-cell office:value-type="float" office:value="2086.604" calcext:value-type="float">
            <text:p>2086.604</text:p>
          </table:table-cell>
          <table:table-cell office:value-type="float" office:value="1668.596" calcext:value-type="float">
            <text:p>1668.596</text:p>
          </table:table-cell>
          <table:table-cell office:value-type="float" office:value="584.6953" calcext:value-type="float">
            <text:p>584.6953</text:p>
          </table:table-cell>
          <table:table-cell office:value-type="float" office:value="573.7511" calcext:value-type="float">
            <text:p>573.7511</text:p>
          </table:table-cell>
          <table:table-cell office:value-type="float" office:value="142.7964" calcext:value-type="float">
            <text:p>142.7964</text:p>
          </table:table-cell>
          <table:table-cell office:value-type="float" office:value="35.69195" calcext:value-type="float">
            <text:p>35.69195</text:p>
          </table:table-cell>
          <table:table-cell office:value-type="float" office:value="0" calcext:value-type="float">
            <text:p>0</text:p>
          </table:table-cell>
          <table:table-cell office:value-type="float" office:value="-0.02496131" calcext:value-type="float">
            <text:p>-0.02496131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6.8122" calcext:value-type="float">
            <text:p>-656.8122</text:p>
          </table:table-cell>
          <table:table-cell office:value-type="float" office:value="870.7368" calcext:value-type="float">
            <text:p>870.7368</text:p>
          </table:table-cell>
          <table:table-cell office:value-type="float" office:value="-381.8472" calcext:value-type="float">
            <text:p>-381.8472</text:p>
          </table:table-cell>
          <table:table-cell office:value-type="float" office:value="0" calcext:value-type="float">
            <text:p>0</text:p>
          </table:table-cell>
          <table:table-cell office:value-type="float" office:value="4.602217" calcext:value-type="float">
            <text:p>4.60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200.9982" calcext:value-type="float">
            <text:p>200.9982</text:p>
          </table:table-cell>
          <table:table-cell office:value-type="float" office:value="13089.61" calcext:value-type="float">
            <text:p>13089.61</text:p>
          </table:table-cell>
          <table:table-cell office:value-type="float" office:value="0" calcext:value-type="float">
            <text:p>0</text:p>
          </table:table-cell>
          <table:table-cell office:value-type="float" office:value="55.42685" calcext:value-type="float">
            <text:p>55.42685</text:p>
          </table:table-cell>
          <table:table-cell office:value-type="float" office:value="-485.583" calcext:value-type="float">
            <text:p>-485.583</text:p>
          </table:table-cell>
          <table:table-cell office:value-type="float" office:value="1402.455" calcext:value-type="float">
            <text:p>1402.455</text:p>
          </table:table-cell>
          <table:table-cell office:value-type="float" office:value="-104.6132" calcext:value-type="float">
            <text:p>-104.6132</text:p>
          </table:table-cell>
          <table:table-cell office:value-type="float" office:value="72.60423" calcext:value-type="float">
            <text:p>72.60423</text:p>
          </table:table-cell>
          <table:table-cell office:value-type="float" office:value="18.70866" calcext:value-type="float">
            <text:p>18.70866</text:p>
          </table:table-cell>
          <table:table-cell office:value-type="float" office:value="0.1962119" calcext:value-type="float">
            <text:p>0.196211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82" calcext:value-type="float">
            <text:p>0.0757348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71014" calcext:value-type="float">
            <text:p>0.1971014</text:p>
          </table:table-cell>
          <table:table-cell office:value-type="float" office:value="370" calcext:value-type="float">
            <text:p>370</text:p>
          </table:table-cell>
          <table:table-cell office:value-type="float" office:value="489.3029" calcext:value-type="float">
            <text:p>489.3029</text:p>
          </table:table-cell>
          <table:table-cell office:value-type="float" office:value="0" calcext:value-type="float">
            <text:p>0</text:p>
          </table:table-cell>
          <table:table-cell office:value-type="float" office:value="321.8292" calcext:value-type="float">
            <text:p>321.8292</text:p>
          </table:table-cell>
          <table:table-cell office:value-type="float" office:value="1120.558" calcext:value-type="float">
            <text:p>1120.558</text:p>
          </table:table-cell>
          <table:table-cell office:value-type="float" office:value="1370.006" calcext:value-type="float">
            <text:p>1370.006</text:p>
          </table:table-cell>
          <table:table-cell office:value-type="float" office:value="1272.682" calcext:value-type="float">
            <text:p>1272.682</text:p>
          </table:table-cell>
          <table:table-cell office:value-type="float" office:value="761.5337" calcext:value-type="float">
            <text:p>761.5337</text:p>
          </table:table-cell>
          <table:table-cell office:value-type="float" office:value="1071.557" calcext:value-type="float">
            <text:p>1071.557</text:p>
          </table:table-cell>
          <table:table-cell office:value-type="float" office:value="412.1014" calcext:value-type="float">
            <text:p>412.1014</text:p>
          </table:table-cell>
          <table:table-cell office:value-type="float" office:value="1849.589" calcext:value-type="float">
            <text:p>1849.589</text:p>
          </table:table-cell>
          <table:table-cell office:value-type="float" office:value="2086.567" calcext:value-type="float">
            <text:p>2086.567</text:p>
          </table:table-cell>
          <table:table-cell office:value-type="float" office:value="1668.565" calcext:value-type="float">
            <text:p>1668.565</text:p>
          </table:table-cell>
          <table:table-cell office:value-type="float" office:value="584.6912" calcext:value-type="float">
            <text:p>584.6912</text:p>
          </table:table-cell>
          <table:table-cell office:value-type="float" office:value="573.7337" calcext:value-type="float">
            <text:p>573.7337</text:p>
          </table:table-cell>
          <table:table-cell office:value-type="float" office:value="142.7964" calcext:value-type="float">
            <text:p>142.7964</text:p>
          </table:table-cell>
          <table:table-cell office:value-type="float" office:value="35.69194" calcext:value-type="float">
            <text:p>35.69194</text:p>
          </table:table-cell>
          <table:table-cell office:value-type="float" office:value="0" calcext:value-type="float">
            <text:p>0</text:p>
          </table:table-cell>
          <table:table-cell office:value-type="float" office:value="-0.02496648" calcext:value-type="float">
            <text:p>-0.02496648</text:p>
          </table:table-cell>
          <table:table-cell office:value-type="float" office:value="0" calcext:value-type="float">
            <text:p>0</text:p>
          </table:table-cell>
          <table:table-cell office:value-type="float" office:value="3.663724" calcext:value-type="float">
            <text:p>3.663724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2145" calcext:value-type="float">
            <text:p>-657.2145</text:p>
          </table:table-cell>
          <table:table-cell office:value-type="float" office:value="870.3344" calcext:value-type="float">
            <text:p>870.3344</text:p>
          </table:table-cell>
          <table:table-cell office:value-type="float" office:value="-382.5418" calcext:value-type="float">
            <text:p>-382.5418</text:p>
          </table:table-cell>
          <table:table-cell office:value-type="float" office:value="0" calcext:value-type="float">
            <text:p>0</text:p>
          </table:table-cell>
          <table:table-cell office:value-type="float" office:value="4.885105" calcext:value-type="float">
            <text:p>4.885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733.8817" calcext:value-type="float">
            <text:p>733.8817</text:p>
          </table:table-cell>
          <table:table-cell office:value-type="float" office:value="13089.42" calcext:value-type="float">
            <text:p>13089.4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86.4932" calcext:value-type="float">
            <text:p>-486.4932</text:p>
          </table:table-cell>
          <table:table-cell office:value-type="float" office:value="1413.375" calcext:value-type="float">
            <text:p>1413.37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2.66692" calcext:value-type="float">
            <text:p>72.66692</text:p>
          </table:table-cell>
          <table:table-cell office:value-type="float" office:value="514.666" calcext:value-type="float">
            <text:p>514.666</text:p>
          </table:table-cell>
          <table:table-cell office:value-type="float" office:value="0.196571" calcext:value-type="float">
            <text:p>0.19657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82" calcext:value-type="float">
            <text:p>0.0757348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67598" calcext:value-type="float">
            <text:p>0.1967598</text:p>
          </table:table-cell>
          <table:table-cell office:value-type="float" office:value="370" calcext:value-type="float">
            <text:p>370</text:p>
          </table:table-cell>
          <table:table-cell office:value-type="float" office:value="488.2939" calcext:value-type="float">
            <text:p>488.2939</text:p>
          </table:table-cell>
          <table:table-cell office:value-type="float" office:value="0" calcext:value-type="float">
            <text:p>0</text:p>
          </table:table-cell>
          <table:table-cell office:value-type="float" office:value="323.466" calcext:value-type="float">
            <text:p>323.466</text:p>
          </table:table-cell>
          <table:table-cell office:value-type="float" office:value="1128.485" calcext:value-type="float">
            <text:p>1128.485</text:p>
          </table:table-cell>
          <table:table-cell office:value-type="float" office:value="1375.513" calcext:value-type="float">
            <text:p>1375.513</text:p>
          </table:table-cell>
          <table:table-cell office:value-type="float" office:value="1280.419" calcext:value-type="float">
            <text:p>1280.419</text:p>
          </table:table-cell>
          <table:table-cell office:value-type="float" office:value="769.2284" calcext:value-type="float">
            <text:p>769.2284</text:p>
          </table:table-cell>
          <table:table-cell office:value-type="float" office:value="1073.509" calcext:value-type="float">
            <text:p>1073.509</text:p>
          </table:table-cell>
          <table:table-cell office:value-type="float" office:value="413.1005" calcext:value-type="float">
            <text:p>413.1005</text:p>
          </table:table-cell>
          <table:table-cell office:value-type="float" office:value="1850.136" calcext:value-type="float">
            <text:p>1850.136</text:p>
          </table:table-cell>
          <table:table-cell office:value-type="float" office:value="2087.61" calcext:value-type="float">
            <text:p>2087.61</text:p>
          </table:table-cell>
          <table:table-cell office:value-type="float" office:value="1669.305" calcext:value-type="float">
            <text:p>1669.305</text:p>
          </table:table-cell>
          <table:table-cell office:value-type="float" office:value="585.1014" calcext:value-type="float">
            <text:p>585.1014</text:p>
          </table:table-cell>
          <table:table-cell office:value-type="float" office:value="574.2712" calcext:value-type="float">
            <text:p>574.2712</text:p>
          </table:table-cell>
          <table:table-cell office:value-type="float" office:value="142.7964" calcext:value-type="float">
            <text:p>142.7964</text:p>
          </table:table-cell>
          <table:table-cell office:value-type="float" office:value="35.69193" calcext:value-type="float">
            <text:p>35.69193</text:p>
          </table:table-cell>
          <table:table-cell office:value-type="float" office:value="0" calcext:value-type="float">
            <text:p>0</text:p>
          </table:table-cell>
          <table:table-cell office:value-type="float" office:value="-0.02496863" calcext:value-type="float">
            <text:p>-0.02496863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3.1523" calcext:value-type="float">
            <text:p>-383.1523</text:p>
          </table:table-cell>
          <table:table-cell office:value-type="float" office:value="0" calcext:value-type="float">
            <text:p>0</text:p>
          </table:table-cell>
          <table:table-cell office:value-type="float" office:value="4.66501" calcext:value-type="float">
            <text:p>4.66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733.428" calcext:value-type="float">
            <text:p>733.428</text:p>
          </table:table-cell>
          <table:table-cell office:value-type="float" office:value="13089.24" calcext:value-type="float">
            <text:p>13089.2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87.2694" calcext:value-type="float">
            <text:p>-487.2694</text:p>
          </table:table-cell>
          <table:table-cell office:value-type="float" office:value="1415.359" calcext:value-type="float">
            <text:p>1415.35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2.732" calcext:value-type="float">
            <text:p>72.732</text:p>
          </table:table-cell>
          <table:table-cell office:value-type="float" office:value="514.652" calcext:value-type="float">
            <text:p>514.652</text:p>
          </table:table-cell>
          <table:table-cell office:value-type="float" office:value="0.197003" calcext:value-type="float">
            <text:p>0.19700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82" calcext:value-type="float">
            <text:p>0.0757348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66458" calcext:value-type="float">
            <text:p>0.1966458</text:p>
          </table:table-cell>
          <table:table-cell office:value-type="float" office:value="370" calcext:value-type="float">
            <text:p>370</text:p>
          </table:table-cell>
          <table:table-cell office:value-type="float" office:value="487.5182" calcext:value-type="float">
            <text:p>487.5182</text:p>
          </table:table-cell>
          <table:table-cell office:value-type="float" office:value="0" calcext:value-type="float">
            <text:p>0</text:p>
          </table:table-cell>
          <table:table-cell office:value-type="float" office:value="323.4527" calcext:value-type="float">
            <text:p>323.4527</text:p>
          </table:table-cell>
          <table:table-cell office:value-type="float" office:value="1128.353" calcext:value-type="float">
            <text:p>1128.353</text:p>
          </table:table-cell>
          <table:table-cell office:value-type="float" office:value="1375.354" calcext:value-type="float">
            <text:p>1375.354</text:p>
          </table:table-cell>
          <table:table-cell office:value-type="float" office:value="1280.355" calcext:value-type="float">
            <text:p>1280.355</text:p>
          </table:table-cell>
          <table:table-cell office:value-type="float" office:value="769.1613" calcext:value-type="float">
            <text:p>769.1613</text:p>
          </table:table-cell>
          <table:table-cell office:value-type="float" office:value="1073.48" calcext:value-type="float">
            <text:p>1073.48</text:p>
          </table:table-cell>
          <table:table-cell office:value-type="float" office:value="413.0862" calcext:value-type="float">
            <text:p>413.0862</text:p>
          </table:table-cell>
          <table:table-cell office:value-type="float" office:value="1850.099" calcext:value-type="float">
            <text:p>1850.099</text:p>
          </table:table-cell>
          <table:table-cell office:value-type="float" office:value="2087.57" calcext:value-type="float">
            <text:p>2087.57</text:p>
          </table:table-cell>
          <table:table-cell office:value-type="float" office:value="1669.271" calcext:value-type="float">
            <text:p>1669.271</text:p>
          </table:table-cell>
          <table:table-cell office:value-type="float" office:value="585.0917" calcext:value-type="float">
            <text:p>585.0917</text:p>
          </table:table-cell>
          <table:table-cell office:value-type="float" office:value="574.2513" calcext:value-type="float">
            <text:p>574.2513</text:p>
          </table:table-cell>
          <table:table-cell office:value-type="float" office:value="142.7964" calcext:value-type="float">
            <text:p>142.7964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496925" calcext:value-type="float">
            <text:p>-0.02496925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3.7429" calcext:value-type="float">
            <text:p>-383.7429</text:p>
          </table:table-cell>
          <table:table-cell office:value-type="float" office:value="0" calcext:value-type="float">
            <text:p>0</text:p>
          </table:table-cell>
          <table:table-cell office:value-type="float" office:value="4.478045" calcext:value-type="float">
            <text:p>4.47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732.9008" calcext:value-type="float">
            <text:p>732.9008</text:p>
          </table:table-cell>
          <table:table-cell office:value-type="float" office:value="13089.07" calcext:value-type="float">
            <text:p>13089.07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87.9862" calcext:value-type="float">
            <text:p>-487.9862</text:p>
          </table:table-cell>
          <table:table-cell office:value-type="float" office:value="1417" calcext:value-type="float">
            <text:p>141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2.84238" calcext:value-type="float">
            <text:p>72.84238</text:p>
          </table:table-cell>
          <table:table-cell office:value-type="float" office:value="514.599" calcext:value-type="float">
            <text:p>514.599</text:p>
          </table:table-cell>
          <table:table-cell office:value-type="float" office:value="0.1974472" calcext:value-type="float">
            <text:p>0.1974472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54782" calcext:value-type="float">
            <text:p>0.1954782</text:p>
          </table:table-cell>
          <table:table-cell office:value-type="float" office:value="370" calcext:value-type="float">
            <text:p>370</text:p>
          </table:table-cell>
          <table:table-cell office:value-type="float" office:value="486.803" calcext:value-type="float">
            <text:p>486.803</text:p>
          </table:table-cell>
          <table:table-cell office:value-type="float" office:value="0" calcext:value-type="float">
            <text:p>0</text:p>
          </table:table-cell>
          <table:table-cell office:value-type="float" office:value="323.4334" calcext:value-type="float">
            <text:p>323.4334</text:p>
          </table:table-cell>
          <table:table-cell office:value-type="float" office:value="1128.207" calcext:value-type="float">
            <text:p>1128.207</text:p>
          </table:table-cell>
          <table:table-cell office:value-type="float" office:value="1375.189" calcext:value-type="float">
            <text:p>1375.189</text:p>
          </table:table-cell>
          <table:table-cell office:value-type="float" office:value="1280.29" calcext:value-type="float">
            <text:p>1280.29</text:p>
          </table:table-cell>
          <table:table-cell office:value-type="float" office:value="769.0934" calcext:value-type="float">
            <text:p>769.0934</text:p>
          </table:table-cell>
          <table:table-cell office:value-type="float" office:value="1073.452" calcext:value-type="float">
            <text:p>1073.452</text:p>
          </table:table-cell>
          <table:table-cell office:value-type="float" office:value="413.0724" calcext:value-type="float">
            <text:p>413.0724</text:p>
          </table:table-cell>
          <table:table-cell office:value-type="float" office:value="1850.069" calcext:value-type="float">
            <text:p>1850.069</text:p>
          </table:table-cell>
          <table:table-cell office:value-type="float" office:value="2087.53" calcext:value-type="float">
            <text:p>2087.53</text:p>
          </table:table-cell>
          <table:table-cell office:value-type="float" office:value="1669.237" calcext:value-type="float">
            <text:p>1669.237</text:p>
          </table:table-cell>
          <table:table-cell office:value-type="float" office:value="585.0819" calcext:value-type="float">
            <text:p>585.0819</text:p>
          </table:table-cell>
          <table:table-cell office:value-type="float" office:value="574.2312" calcext:value-type="float">
            <text:p>574.2312</text:p>
          </table:table-cell>
          <table:table-cell office:value-type="float" office:value="142.7963" calcext:value-type="float">
            <text:p>142.7963</text:p>
          </table:table-cell>
          <table:table-cell office:value-type="float" office:value="35.69192" calcext:value-type="float">
            <text:p>35.69192</text:p>
          </table:table-cell>
          <table:table-cell office:value-type="float" office:value="0" calcext:value-type="float">
            <text:p>0</text:p>
          </table:table-cell>
          <table:table-cell office:value-type="float" office:value="-0.02496986" calcext:value-type="float">
            <text:p>-0.0249698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4.3914" calcext:value-type="float">
            <text:p>-384.3914</text:p>
          </table:table-cell>
          <table:table-cell office:value-type="float" office:value="0" calcext:value-type="float">
            <text:p>0</text:p>
          </table:table-cell>
          <table:table-cell office:value-type="float" office:value="4.408986" calcext:value-type="float">
            <text:p>4.408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732.1729" calcext:value-type="float">
            <text:p>732.1729</text:p>
          </table:table-cell>
          <table:table-cell office:value-type="float" office:value="13088.91" calcext:value-type="float">
            <text:p>13088.9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88.8613" calcext:value-type="float">
            <text:p>-488.8613</text:p>
          </table:table-cell>
          <table:table-cell office:value-type="float" office:value="1419.427" calcext:value-type="float">
            <text:p>1419.42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02662" calcext:value-type="float">
            <text:p>73.02662</text:p>
          </table:table-cell>
          <table:table-cell office:value-type="float" office:value="514.4991" calcext:value-type="float">
            <text:p>514.4991</text:p>
          </table:table-cell>
          <table:table-cell office:value-type="float" office:value="0.1979247" calcext:value-type="float">
            <text:p>0.197924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43528" calcext:value-type="float">
            <text:p>0.1943528</text:p>
          </table:table-cell>
          <table:table-cell office:value-type="float" office:value="370" calcext:value-type="float">
            <text:p>370</text:p>
          </table:table-cell>
          <table:table-cell office:value-type="float" office:value="485.9295" calcext:value-type="float">
            <text:p>485.9295</text:p>
          </table:table-cell>
          <table:table-cell office:value-type="float" office:value="0" calcext:value-type="float">
            <text:p>0</text:p>
          </table:table-cell>
          <table:table-cell office:value-type="float" office:value="323.4034" calcext:value-type="float">
            <text:p>323.4034</text:p>
          </table:table-cell>
          <table:table-cell office:value-type="float" office:value="1127.999" calcext:value-type="float">
            <text:p>1127.999</text:p>
          </table:table-cell>
          <table:table-cell office:value-type="float" office:value="1374.978" calcext:value-type="float">
            <text:p>1374.978</text:p>
          </table:table-cell>
          <table:table-cell office:value-type="float" office:value="1280.205" calcext:value-type="float">
            <text:p>1280.205</text:p>
          </table:table-cell>
          <table:table-cell office:value-type="float" office:value="769.0137" calcext:value-type="float">
            <text:p>769.0137</text:p>
          </table:table-cell>
          <table:table-cell office:value-type="float" office:value="1073.422" calcext:value-type="float">
            <text:p>1073.422</text:p>
          </table:table-cell>
          <table:table-cell office:value-type="float" office:value="413.058" calcext:value-type="float">
            <text:p>413.058</text:p>
          </table:table-cell>
          <table:table-cell office:value-type="float" office:value="1850.039" calcext:value-type="float">
            <text:p>1850.039</text:p>
          </table:table-cell>
          <table:table-cell office:value-type="float" office:value="2087.49" calcext:value-type="float">
            <text:p>2087.49</text:p>
          </table:table-cell>
          <table:table-cell office:value-type="float" office:value="1669.204" calcext:value-type="float">
            <text:p>1669.204</text:p>
          </table:table-cell>
          <table:table-cell office:value-type="float" office:value="585.0721" calcext:value-type="float">
            <text:p>585.0721</text:p>
          </table:table-cell>
          <table:table-cell office:value-type="float" office:value="574.2111" calcext:value-type="float">
            <text:p>574.2111</text:p>
          </table:table-cell>
          <table:table-cell office:value-type="float" office:value="142.7963" calcext:value-type="float">
            <text:p>142.7963</text:p>
          </table:table-cell>
          <table:table-cell office:value-type="float" office:value="35.69193" calcext:value-type="float">
            <text:p>35.69193</text:p>
          </table:table-cell>
          <table:table-cell office:value-type="float" office:value="0" calcext:value-type="float">
            <text:p>0</text:p>
          </table:table-cell>
          <table:table-cell office:value-type="float" office:value="-0.02497169" calcext:value-type="float">
            <text:p>-0.02497169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5.2365" calcext:value-type="float">
            <text:p>-385.2365</text:p>
          </table:table-cell>
          <table:table-cell office:value-type="float" office:value="0" calcext:value-type="float">
            <text:p>0</text:p>
          </table:table-cell>
          <table:table-cell office:value-type="float" office:value="4.375692" calcext:value-type="float">
            <text:p>4.375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731.3927" calcext:value-type="float">
            <text:p>731.3927</text:p>
          </table:table-cell>
          <table:table-cell office:value-type="float" office:value="13088.73" calcext:value-type="float">
            <text:p>13088.7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89.7971" calcext:value-type="float">
            <text:p>-489.7971</text:p>
          </table:table-cell>
          <table:table-cell office:value-type="float" office:value="1422.214" calcext:value-type="float">
            <text:p>1422.21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15932" calcext:value-type="float">
            <text:p>73.15932</text:p>
          </table:table-cell>
          <table:table-cell office:value-type="float" office:value="514.4495" calcext:value-type="float">
            <text:p>514.4495</text:p>
          </table:table-cell>
          <table:table-cell office:value-type="float" office:value="0.1984436" calcext:value-type="float">
            <text:p>0.1984436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370" calcext:value-type="float">
            <text:p>370</text:p>
          </table:table-cell>
          <table:table-cell office:value-type="float" office:value="484.9948" calcext:value-type="float">
            <text:p>484.9948</text:p>
          </table:table-cell>
          <table:table-cell office:value-type="float" office:value="0" calcext:value-type="float">
            <text:p>0</text:p>
          </table:table-cell>
          <table:table-cell office:value-type="float" office:value="323.3767" calcext:value-type="float">
            <text:p>323.3767</text:p>
          </table:table-cell>
          <table:table-cell office:value-type="float" office:value="1127.752" calcext:value-type="float">
            <text:p>1127.752</text:p>
          </table:table-cell>
          <table:table-cell office:value-type="float" office:value="1374.725" calcext:value-type="float">
            <text:p>1374.725</text:p>
          </table:table-cell>
          <table:table-cell office:value-type="float" office:value="1280.095" calcext:value-type="float">
            <text:p>1280.095</text:p>
          </table:table-cell>
          <table:table-cell office:value-type="float" office:value="768.9186" calcext:value-type="float">
            <text:p>768.9186</text:p>
          </table:table-cell>
          <table:table-cell office:value-type="float" office:value="1073.387" calcext:value-type="float">
            <text:p>1073.387</text:p>
          </table:table-cell>
          <table:table-cell office:value-type="float" office:value="413.0421" calcext:value-type="float">
            <text:p>413.0421</text:p>
          </table:table-cell>
          <table:table-cell office:value-type="float" office:value="1850.006" calcext:value-type="float">
            <text:p>1850.006</text:p>
          </table:table-cell>
          <table:table-cell office:value-type="float" office:value="2087.45" calcext:value-type="float">
            <text:p>2087.45</text:p>
          </table:table-cell>
          <table:table-cell office:value-type="float" office:value="1669.176" calcext:value-type="float">
            <text:p>1669.176</text:p>
          </table:table-cell>
          <table:table-cell office:value-type="float" office:value="585.0623" calcext:value-type="float">
            <text:p>585.0623</text:p>
          </table:table-cell>
          <table:table-cell office:value-type="float" office:value="574.191" calcext:value-type="float">
            <text:p>574.191</text:p>
          </table:table-cell>
          <table:table-cell office:value-type="float" office:value="142.7963" calcext:value-type="float">
            <text:p>142.7963</text:p>
          </table:table-cell>
          <table:table-cell office:value-type="float" office:value="35.69194" calcext:value-type="float">
            <text:p>35.69194</text:p>
          </table:table-cell>
          <table:table-cell office:value-type="float" office:value="0" calcext:value-type="float">
            <text:p>0</text:p>
          </table:table-cell>
          <table:table-cell office:value-type="float" office:value="-0.0249749" calcext:value-type="float">
            <text:p>-0.0249749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6.1498" calcext:value-type="float">
            <text:p>-386.1498</text:p>
          </table:table-cell>
          <table:table-cell office:value-type="float" office:value="0" calcext:value-type="float">
            <text:p>0</text:p>
          </table:table-cell>
          <table:table-cell office:value-type="float" office:value="4.351062" calcext:value-type="float">
            <text:p>4.35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730.564" calcext:value-type="float">
            <text:p>730.564</text:p>
          </table:table-cell>
          <table:table-cell office:value-type="float" office:value="13088.52" calcext:value-type="float">
            <text:p>13088.5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0.7773" calcext:value-type="float">
            <text:p>-490.7773</text:p>
          </table:table-cell>
          <table:table-cell office:value-type="float" office:value="1425.374" calcext:value-type="float">
            <text:p>1425.37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22457" calcext:value-type="float">
            <text:p>73.22457</text:p>
          </table:table-cell>
          <table:table-cell office:value-type="float" office:value="514.4172" calcext:value-type="float">
            <text:p>514.4172</text:p>
          </table:table-cell>
          <table:table-cell office:value-type="float" office:value="0.1990265" calcext:value-type="float">
            <text:p>0.199026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370" calcext:value-type="float">
            <text:p>370</text:p>
          </table:table-cell>
          <table:table-cell office:value-type="float" office:value="484.0151" calcext:value-type="float">
            <text:p>484.0151</text:p>
          </table:table-cell>
          <table:table-cell office:value-type="float" office:value="0" calcext:value-type="float">
            <text:p>0</text:p>
          </table:table-cell>
          <table:table-cell office:value-type="float" office:value="323.379" calcext:value-type="float">
            <text:p>323.379</text:p>
          </table:table-cell>
          <table:table-cell office:value-type="float" office:value="1127.463" calcext:value-type="float">
            <text:p>1127.463</text:p>
          </table:table-cell>
          <table:table-cell office:value-type="float" office:value="1374.435" calcext:value-type="float">
            <text:p>1374.435</text:p>
          </table:table-cell>
          <table:table-cell office:value-type="float" office:value="1279.969" calcext:value-type="float">
            <text:p>1279.969</text:p>
          </table:table-cell>
          <table:table-cell office:value-type="float" office:value="768.8127" calcext:value-type="float">
            <text:p>768.8127</text:p>
          </table:table-cell>
          <table:table-cell office:value-type="float" office:value="1073.344" calcext:value-type="float">
            <text:p>1073.344</text:p>
          </table:table-cell>
          <table:table-cell office:value-type="float" office:value="413.0251" calcext:value-type="float">
            <text:p>413.0251</text:p>
          </table:table-cell>
          <table:table-cell office:value-type="float" office:value="1849.963" calcext:value-type="float">
            <text:p>1849.963</text:p>
          </table:table-cell>
          <table:table-cell office:value-type="float" office:value="2087.41" calcext:value-type="float">
            <text:p>2087.41</text:p>
          </table:table-cell>
          <table:table-cell office:value-type="float" office:value="1669.154" calcext:value-type="float">
            <text:p>1669.154</text:p>
          </table:table-cell>
          <table:table-cell office:value-type="float" office:value="585.0524" calcext:value-type="float">
            <text:p>585.0524</text:p>
          </table:table-cell>
          <table:table-cell office:value-type="float" office:value="574.1711" calcext:value-type="float">
            <text:p>574.1711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93" calcext:value-type="float">
            <text:p>35.69193</text:p>
          </table:table-cell>
          <table:table-cell office:value-type="float" office:value="0" calcext:value-type="float">
            <text:p>0</text:p>
          </table:table-cell>
          <table:table-cell office:value-type="float" office:value="-0.02497986" calcext:value-type="float">
            <text:p>-0.0249798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7.1263" calcext:value-type="float">
            <text:p>-387.1263</text:p>
          </table:table-cell>
          <table:table-cell office:value-type="float" office:value="0" calcext:value-type="float">
            <text:p>0</text:p>
          </table:table-cell>
          <table:table-cell office:value-type="float" office:value="4.342494" calcext:value-type="float">
            <text:p>4.34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729.7352" calcext:value-type="float">
            <text:p>729.7352</text:p>
          </table:table-cell>
          <table:table-cell office:value-type="float" office:value="13088.3" calcext:value-type="float">
            <text:p>13088.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1.7697" calcext:value-type="float">
            <text:p>-491.7697</text:p>
          </table:table-cell>
          <table:table-cell office:value-type="float" office:value="1428.206" calcext:value-type="float">
            <text:p>1428.20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299" calcext:value-type="float">
            <text:p>73.299</text:p>
          </table:table-cell>
          <table:table-cell office:value-type="float" office:value="514.3956" calcext:value-type="float">
            <text:p>514.3956</text:p>
          </table:table-cell>
          <table:table-cell office:value-type="float" office:value="0.1996139" calcext:value-type="float">
            <text:p>0.199613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370" calcext:value-type="float">
            <text:p>370</text:p>
          </table:table-cell>
          <table:table-cell office:value-type="float" office:value="483.0233" calcext:value-type="float">
            <text:p>483.0233</text:p>
          </table:table-cell>
          <table:table-cell office:value-type="float" office:value="0" calcext:value-type="float">
            <text:p>0</text:p>
          </table:table-cell>
          <table:table-cell office:value-type="float" office:value="323.3949" calcext:value-type="float">
            <text:p>323.3949</text:p>
          </table:table-cell>
          <table:table-cell office:value-type="float" office:value="1127.169" calcext:value-type="float">
            <text:p>1127.169</text:p>
          </table:table-cell>
          <table:table-cell office:value-type="float" office:value="1374.137" calcext:value-type="float">
            <text:p>1374.137</text:p>
          </table:table-cell>
          <table:table-cell office:value-type="float" office:value="1279.834" calcext:value-type="float">
            <text:p>1279.834</text:p>
          </table:table-cell>
          <table:table-cell office:value-type="float" office:value="768.7013" calcext:value-type="float">
            <text:p>768.7013</text:p>
          </table:table-cell>
          <table:table-cell office:value-type="float" office:value="1073.299" calcext:value-type="float">
            <text:p>1073.299</text:p>
          </table:table-cell>
          <table:table-cell office:value-type="float" office:value="413.0067" calcext:value-type="float">
            <text:p>413.0067</text:p>
          </table:table-cell>
          <table:table-cell office:value-type="float" office:value="1849.917" calcext:value-type="float">
            <text:p>1849.917</text:p>
          </table:table-cell>
          <table:table-cell office:value-type="float" office:value="2087.369" calcext:value-type="float">
            <text:p>2087.369</text:p>
          </table:table-cell>
          <table:table-cell office:value-type="float" office:value="1669.132" calcext:value-type="float">
            <text:p>1669.132</text:p>
          </table:table-cell>
          <table:table-cell office:value-type="float" office:value="585.0426" calcext:value-type="float">
            <text:p>585.0426</text:p>
          </table:table-cell>
          <table:table-cell office:value-type="float" office:value="574.1514" calcext:value-type="float">
            <text:p>574.1514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92" calcext:value-type="float">
            <text:p>35.69192</text:p>
          </table:table-cell>
          <table:table-cell office:value-type="float" office:value="0" calcext:value-type="float">
            <text:p>0</text:p>
          </table:table-cell>
          <table:table-cell office:value-type="float" office:value="-0.02498507" calcext:value-type="float">
            <text:p>-0.02498507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8.1093" calcext:value-type="float">
            <text:p>-388.1093</text:p>
          </table:table-cell>
          <table:table-cell office:value-type="float" office:value="0" calcext:value-type="float">
            <text:p>0</text:p>
          </table:table-cell>
          <table:table-cell office:value-type="float" office:value="4.332427" calcext:value-type="float">
            <text:p>4.33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728.875" calcext:value-type="float">
            <text:p>728.875</text:p>
          </table:table-cell>
          <table:table-cell office:value-type="float" office:value="13088.08" calcext:value-type="float">
            <text:p>13088.0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2.7932" calcext:value-type="float">
            <text:p>-492.7932</text:p>
          </table:table-cell>
          <table:table-cell office:value-type="float" office:value="1430.915" calcext:value-type="float">
            <text:p>1430.91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37439" calcext:value-type="float">
            <text:p>73.37439</text:p>
          </table:table-cell>
          <table:table-cell office:value-type="float" office:value="514.3796" calcext:value-type="float">
            <text:p>514.3796</text:p>
          </table:table-cell>
          <table:table-cell office:value-type="float" office:value="0.2001201" calcext:value-type="float">
            <text:p>0.200120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370" calcext:value-type="float">
            <text:p>370</text:p>
          </table:table-cell>
          <table:table-cell office:value-type="float" office:value="482.0003" calcext:value-type="float">
            <text:p>482.0003</text:p>
          </table:table-cell>
          <table:table-cell office:value-type="float" office:value="0" calcext:value-type="float">
            <text:p>0</text:p>
          </table:table-cell>
          <table:table-cell office:value-type="float" office:value="323.4189" calcext:value-type="float">
            <text:p>323.4189</text:p>
          </table:table-cell>
          <table:table-cell office:value-type="float" office:value="1126.858" calcext:value-type="float">
            <text:p>1126.858</text:p>
          </table:table-cell>
          <table:table-cell office:value-type="float" office:value="1373.826" calcext:value-type="float">
            <text:p>1373.826</text:p>
          </table:table-cell>
          <table:table-cell office:value-type="float" office:value="1279.689" calcext:value-type="float">
            <text:p>1279.689</text:p>
          </table:table-cell>
          <table:table-cell office:value-type="float" office:value="768.5832" calcext:value-type="float">
            <text:p>768.5832</text:p>
          </table:table-cell>
          <table:table-cell office:value-type="float" office:value="1073.253" calcext:value-type="float">
            <text:p>1073.253</text:p>
          </table:table-cell>
          <table:table-cell office:value-type="float" office:value="412.9854" calcext:value-type="float">
            <text:p>412.9854</text:p>
          </table:table-cell>
          <table:table-cell office:value-type="float" office:value="1849.871" calcext:value-type="float">
            <text:p>1849.871</text:p>
          </table:table-cell>
          <table:table-cell office:value-type="float" office:value="2087.328" calcext:value-type="float">
            <text:p>2087.328</text:p>
          </table:table-cell>
          <table:table-cell office:value-type="float" office:value="1669.11" calcext:value-type="float">
            <text:p>1669.11</text:p>
          </table:table-cell>
          <table:table-cell office:value-type="float" office:value="585.0328" calcext:value-type="float">
            <text:p>585.0328</text:p>
          </table:table-cell>
          <table:table-cell office:value-type="float" office:value="574.1317" calcext:value-type="float">
            <text:p>574.1317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499741" calcext:value-type="float">
            <text:p>-0.024997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89.1274" calcext:value-type="float">
            <text:p>-389.1274</text:p>
          </table:table-cell>
          <table:table-cell office:value-type="float" office:value="0" calcext:value-type="float">
            <text:p>0</text:p>
          </table:table-cell>
          <table:table-cell office:value-type="float" office:value="4.327924" calcext:value-type="float">
            <text:p>4.32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728.0372" calcext:value-type="float">
            <text:p>728.0372</text:p>
          </table:table-cell>
          <table:table-cell office:value-type="float" office:value="13087.85" calcext:value-type="float">
            <text:p>13087.8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3.8125" calcext:value-type="float">
            <text:p>-493.8125</text:p>
          </table:table-cell>
          <table:table-cell office:value-type="float" office:value="1434.513" calcext:value-type="float">
            <text:p>1434.513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46196" calcext:value-type="float">
            <text:p>73.46196</text:p>
          </table:table-cell>
          <table:table-cell office:value-type="float" office:value="514.3726" calcext:value-type="float">
            <text:p>514.3726</text:p>
          </table:table-cell>
          <table:table-cell office:value-type="float" office:value="0.2006049" calcext:value-type="float">
            <text:p>0.200604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370" calcext:value-type="float">
            <text:p>370</text:p>
          </table:table-cell>
          <table:table-cell office:value-type="float" office:value="480.9815" calcext:value-type="float">
            <text:p>480.9815</text:p>
          </table:table-cell>
          <table:table-cell office:value-type="float" office:value="0" calcext:value-type="float">
            <text:p>0</text:p>
          </table:table-cell>
          <table:table-cell office:value-type="float" office:value="323.4478" calcext:value-type="float">
            <text:p>323.4478</text:p>
          </table:table-cell>
          <table:table-cell office:value-type="float" office:value="1126.56" calcext:value-type="float">
            <text:p>1126.56</text:p>
          </table:table-cell>
          <table:table-cell office:value-type="float" office:value="1373.516" calcext:value-type="float">
            <text:p>1373.516</text:p>
          </table:table-cell>
          <table:table-cell office:value-type="float" office:value="1279.54" calcext:value-type="float">
            <text:p>1279.54</text:p>
          </table:table-cell>
          <table:table-cell office:value-type="float" office:value="768.4614" calcext:value-type="float">
            <text:p>768.4614</text:p>
          </table:table-cell>
          <table:table-cell office:value-type="float" office:value="1073.205" calcext:value-type="float">
            <text:p>1073.205</text:p>
          </table:table-cell>
          <table:table-cell office:value-type="float" office:value="412.9632" calcext:value-type="float">
            <text:p>412.9632</text:p>
          </table:table-cell>
          <table:table-cell office:value-type="float" office:value="1849.825" calcext:value-type="float">
            <text:p>1849.825</text:p>
          </table:table-cell>
          <table:table-cell office:value-type="float" office:value="2087.287" calcext:value-type="float">
            <text:p>2087.287</text:p>
          </table:table-cell>
          <table:table-cell office:value-type="float" office:value="1669.088" calcext:value-type="float">
            <text:p>1669.088</text:p>
          </table:table-cell>
          <table:table-cell office:value-type="float" office:value="585.0229" calcext:value-type="float">
            <text:p>585.0229</text:p>
          </table:table-cell>
          <table:table-cell office:value-type="float" office:value="574.1121" calcext:value-type="float">
            <text:p>574.1121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0371" calcext:value-type="float">
            <text:p>-0.0250037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0.1362" calcext:value-type="float">
            <text:p>-390.1362</text:p>
          </table:table-cell>
          <table:table-cell office:value-type="float" office:value="0" calcext:value-type="float">
            <text:p>0</text:p>
          </table:table-cell>
          <table:table-cell office:value-type="float" office:value="4.314319" calcext:value-type="float">
            <text:p>4.31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727.2923" calcext:value-type="float">
            <text:p>727.2923</text:p>
          </table:table-cell>
          <table:table-cell office:value-type="float" office:value="13087.63" calcext:value-type="float">
            <text:p>13087.6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4.7514" calcext:value-type="float">
            <text:p>-494.7514</text:p>
          </table:table-cell>
          <table:table-cell office:value-type="float" office:value="1437.365" calcext:value-type="float">
            <text:p>1437.36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54541" calcext:value-type="float">
            <text:p>73.54541</text:p>
          </table:table-cell>
          <table:table-cell office:value-type="float" office:value="514.3697" calcext:value-type="float">
            <text:p>514.3697</text:p>
          </table:table-cell>
          <table:table-cell office:value-type="float" office:value="0.2010904" calcext:value-type="float">
            <text:p>0.201090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1473" calcext:value-type="float">
            <text:p>0.1931473</text:p>
          </table:table-cell>
          <table:table-cell office:value-type="float" office:value="370" calcext:value-type="float">
            <text:p>370</text:p>
          </table:table-cell>
          <table:table-cell office:value-type="float" office:value="480.0438" calcext:value-type="float">
            <text:p>480.0438</text:p>
          </table:table-cell>
          <table:table-cell office:value-type="float" office:value="0" calcext:value-type="float">
            <text:p>0</text:p>
          </table:table-cell>
          <table:table-cell office:value-type="float" office:value="323.479" calcext:value-type="float">
            <text:p>323.479</text:p>
          </table:table-cell>
          <table:table-cell office:value-type="float" office:value="1126.3" calcext:value-type="float">
            <text:p>1126.3</text:p>
          </table:table-cell>
          <table:table-cell office:value-type="float" office:value="1373.244" calcext:value-type="float">
            <text:p>1373.244</text:p>
          </table:table-cell>
          <table:table-cell office:value-type="float" office:value="1279.402" calcext:value-type="float">
            <text:p>1279.402</text:p>
          </table:table-cell>
          <table:table-cell office:value-type="float" office:value="768.3423" calcext:value-type="float">
            <text:p>768.3423</text:p>
          </table:table-cell>
          <table:table-cell office:value-type="float" office:value="1073.158" calcext:value-type="float">
            <text:p>1073.158</text:p>
          </table:table-cell>
          <table:table-cell office:value-type="float" office:value="412.9414" calcext:value-type="float">
            <text:p>412.9414</text:p>
          </table:table-cell>
          <table:table-cell office:value-type="float" office:value="1849.778" calcext:value-type="float">
            <text:p>1849.778</text:p>
          </table:table-cell>
          <table:table-cell office:value-type="float" office:value="2087.246" calcext:value-type="float">
            <text:p>2087.246</text:p>
          </table:table-cell>
          <table:table-cell office:value-type="float" office:value="1669.066" calcext:value-type="float">
            <text:p>1669.066</text:p>
          </table:table-cell>
          <table:table-cell office:value-type="float" office:value="585.0132" calcext:value-type="float">
            <text:p>585.0132</text:p>
          </table:table-cell>
          <table:table-cell office:value-type="float" office:value="574.0926" calcext:value-type="float">
            <text:p>574.0926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9" calcext:value-type="float">
            <text:p>35.6919</text:p>
          </table:table-cell>
          <table:table-cell office:value-type="float" office:value="0" calcext:value-type="float">
            <text:p>0</text:p>
          </table:table-cell>
          <table:table-cell office:value-type="float" office:value="-0.02500634" calcext:value-type="float">
            <text:p>-0.02500634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1.0475" calcext:value-type="float">
            <text:p>-391.0475</text:p>
          </table:table-cell>
          <table:table-cell office:value-type="float" office:value="0" calcext:value-type="float">
            <text:p>0</text:p>
          </table:table-cell>
          <table:table-cell office:value-type="float" office:value="4.285949" calcext:value-type="float">
            <text:p>4.285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726.6167" calcext:value-type="float">
            <text:p>726.6167</text:p>
          </table:table-cell>
          <table:table-cell office:value-type="float" office:value="13087.42" calcext:value-type="float">
            <text:p>13087.4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5.6151" calcext:value-type="float">
            <text:p>-495.6151</text:p>
          </table:table-cell>
          <table:table-cell office:value-type="float" office:value="1440.133" calcext:value-type="float">
            <text:p>1440.133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61475" calcext:value-type="float">
            <text:p>73.61475</text:p>
          </table:table-cell>
          <table:table-cell office:value-type="float" office:value="514.3667" calcext:value-type="float">
            <text:p>514.3667</text:p>
          </table:table-cell>
          <table:table-cell office:value-type="float" office:value="0.2015833" calcext:value-type="float">
            <text:p>0.201583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31473" calcext:value-type="float">
            <text:p>0.1931473</text:p>
          </table:table-cell>
          <table:table-cell office:value-type="float" office:value="370" calcext:value-type="float">
            <text:p>370</text:p>
          </table:table-cell>
          <table:table-cell office:value-type="float" office:value="479.1805" calcext:value-type="float">
            <text:p>479.1805</text:p>
          </table:table-cell>
          <table:table-cell office:value-type="float" office:value="0" calcext:value-type="float">
            <text:p>0</text:p>
          </table:table-cell>
          <table:table-cell office:value-type="float" office:value="323.511" calcext:value-type="float">
            <text:p>323.511</text:p>
          </table:table-cell>
          <table:table-cell office:value-type="float" office:value="1126.073" calcext:value-type="float">
            <text:p>1126.073</text:p>
          </table:table-cell>
          <table:table-cell office:value-type="float" office:value="1373.003" calcext:value-type="float">
            <text:p>1373.003</text:p>
          </table:table-cell>
          <table:table-cell office:value-type="float" office:value="1279.268" calcext:value-type="float">
            <text:p>1279.268</text:p>
          </table:table-cell>
          <table:table-cell office:value-type="float" office:value="768.2315" calcext:value-type="float">
            <text:p>768.2315</text:p>
          </table:table-cell>
          <table:table-cell office:value-type="float" office:value="1073.113" calcext:value-type="float">
            <text:p>1073.113</text:p>
          </table:table-cell>
          <table:table-cell office:value-type="float" office:value="412.9228" calcext:value-type="float">
            <text:p>412.9228</text:p>
          </table:table-cell>
          <table:table-cell office:value-type="float" office:value="1849.732" calcext:value-type="float">
            <text:p>1849.732</text:p>
          </table:table-cell>
          <table:table-cell office:value-type="float" office:value="2087.204" calcext:value-type="float">
            <text:p>2087.204</text:p>
          </table:table-cell>
          <table:table-cell office:value-type="float" office:value="1669.044" calcext:value-type="float">
            <text:p>1669.044</text:p>
          </table:table-cell>
          <table:table-cell office:value-type="float" office:value="585.0034" calcext:value-type="float">
            <text:p>585.0034</text:p>
          </table:table-cell>
          <table:table-cell office:value-type="float" office:value="574.0731" calcext:value-type="float">
            <text:p>574.0731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0801" calcext:value-type="float">
            <text:p>-0.0250080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1.8786" calcext:value-type="float">
            <text:p>-391.8786</text:p>
          </table:table-cell>
          <table:table-cell office:value-type="float" office:value="0" calcext:value-type="float">
            <text:p>0</text:p>
          </table:table-cell>
          <table:table-cell office:value-type="float" office:value="4.253504" calcext:value-type="float">
            <text:p>4.253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726.0114" calcext:value-type="float">
            <text:p>726.0114</text:p>
          </table:table-cell>
          <table:table-cell office:value-type="float" office:value="13087.22" calcext:value-type="float">
            <text:p>13087.2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6.4036" calcext:value-type="float">
            <text:p>-496.4036</text:p>
          </table:table-cell>
          <table:table-cell office:value-type="float" office:value="1442.431" calcext:value-type="float">
            <text:p>1442.43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67833" calcext:value-type="float">
            <text:p>73.67833</text:p>
          </table:table-cell>
          <table:table-cell office:value-type="float" office:value="514.3653" calcext:value-type="float">
            <text:p>514.3653</text:p>
          </table:table-cell>
          <table:table-cell office:value-type="float" office:value="0.2020755" calcext:value-type="float">
            <text:p>0.202075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27654" calcext:value-type="float">
            <text:p>0.1927654</text:p>
          </table:table-cell>
          <table:table-cell office:value-type="float" office:value="370" calcext:value-type="float">
            <text:p>370</text:p>
          </table:table-cell>
          <table:table-cell office:value-type="float" office:value="478.3929" calcext:value-type="float">
            <text:p>478.3929</text:p>
          </table:table-cell>
          <table:table-cell office:value-type="float" office:value="0" calcext:value-type="float">
            <text:p>0</text:p>
          </table:table-cell>
          <table:table-cell office:value-type="float" office:value="323.542" calcext:value-type="float">
            <text:p>323.542</text:p>
          </table:table-cell>
          <table:table-cell office:value-type="float" office:value="1125.878" calcext:value-type="float">
            <text:p>1125.878</text:p>
          </table:table-cell>
          <table:table-cell office:value-type="float" office:value="1372.785" calcext:value-type="float">
            <text:p>1372.785</text:p>
          </table:table-cell>
          <table:table-cell office:value-type="float" office:value="1279.15" calcext:value-type="float">
            <text:p>1279.15</text:p>
          </table:table-cell>
          <table:table-cell office:value-type="float" office:value="768.1232" calcext:value-type="float">
            <text:p>768.1232</text:p>
          </table:table-cell>
          <table:table-cell office:value-type="float" office:value="1073.074" calcext:value-type="float">
            <text:p>1073.074</text:p>
          </table:table-cell>
          <table:table-cell office:value-type="float" office:value="412.9055" calcext:value-type="float">
            <text:p>412.9055</text:p>
          </table:table-cell>
          <table:table-cell office:value-type="float" office:value="1849.686" calcext:value-type="float">
            <text:p>1849.686</text:p>
          </table:table-cell>
          <table:table-cell office:value-type="float" office:value="2087.163" calcext:value-type="float">
            <text:p>2087.163</text:p>
          </table:table-cell>
          <table:table-cell office:value-type="float" office:value="1669.022" calcext:value-type="float">
            <text:p>1669.022</text:p>
          </table:table-cell>
          <table:table-cell office:value-type="float" office:value="584.9937" calcext:value-type="float">
            <text:p>584.9937</text:p>
          </table:table-cell>
          <table:table-cell office:value-type="float" office:value="574.0538" calcext:value-type="float">
            <text:p>574.0538</text:p>
          </table:table-cell>
          <table:table-cell office:value-type="float" office:value="142.7962" calcext:value-type="float">
            <text:p>142.7962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0903" calcext:value-type="float">
            <text:p>-0.02500903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2.6323" calcext:value-type="float">
            <text:p>-392.6323</text:p>
          </table:table-cell>
          <table:table-cell office:value-type="float" office:value="0" calcext:value-type="float">
            <text:p>0</text:p>
          </table:table-cell>
          <table:table-cell office:value-type="float" office:value="4.217762" calcext:value-type="float">
            <text:p>4.217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725.454" calcext:value-type="float">
            <text:p>725.454</text:p>
          </table:table-cell>
          <table:table-cell office:value-type="float" office:value="13087.04" calcext:value-type="float">
            <text:p>13087.0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7.1364" calcext:value-type="float">
            <text:p>-497.1364</text:p>
          </table:table-cell>
          <table:table-cell office:value-type="float" office:value="1443.76" calcext:value-type="float">
            <text:p>1443.7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73617" calcext:value-type="float">
            <text:p>73.73617</text:p>
          </table:table-cell>
          <table:table-cell office:value-type="float" office:value="514.3632" calcext:value-type="float">
            <text:p>514.3632</text:p>
          </table:table-cell>
          <table:table-cell office:value-type="float" office:value="0.2025694" calcext:value-type="float">
            <text:p>0.202569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16733" calcext:value-type="float">
            <text:p>0.1916733</text:p>
          </table:table-cell>
          <table:table-cell office:value-type="float" office:value="370" calcext:value-type="float">
            <text:p>370</text:p>
          </table:table-cell>
          <table:table-cell office:value-type="float" office:value="477.6617" calcext:value-type="float">
            <text:p>477.6617</text:p>
          </table:table-cell>
          <table:table-cell office:value-type="float" office:value="0" calcext:value-type="float">
            <text:p>0</text:p>
          </table:table-cell>
          <table:table-cell office:value-type="float" office:value="323.5701" calcext:value-type="float">
            <text:p>323.5701</text:p>
          </table:table-cell>
          <table:table-cell office:value-type="float" office:value="1125.701" calcext:value-type="float">
            <text:p>1125.701</text:p>
          </table:table-cell>
          <table:table-cell office:value-type="float" office:value="1372.59" calcext:value-type="float">
            <text:p>1372.59</text:p>
          </table:table-cell>
          <table:table-cell office:value-type="float" office:value="1279.042" calcext:value-type="float">
            <text:p>1279.042</text:p>
          </table:table-cell>
          <table:table-cell office:value-type="float" office:value="768.0243" calcext:value-type="float">
            <text:p>768.0243</text:p>
          </table:table-cell>
          <table:table-cell office:value-type="float" office:value="1073.039" calcext:value-type="float">
            <text:p>1073.039</text:p>
          </table:table-cell>
          <table:table-cell office:value-type="float" office:value="412.8891" calcext:value-type="float">
            <text:p>412.8891</text:p>
          </table:table-cell>
          <table:table-cell office:value-type="float" office:value="1849.642" calcext:value-type="float">
            <text:p>1849.642</text:p>
          </table:table-cell>
          <table:table-cell office:value-type="float" office:value="2087.122" calcext:value-type="float">
            <text:p>2087.122</text:p>
          </table:table-cell>
          <table:table-cell office:value-type="float" office:value="1668.999" calcext:value-type="float">
            <text:p>1668.999</text:p>
          </table:table-cell>
          <table:table-cell office:value-type="float" office:value="584.9838" calcext:value-type="float">
            <text:p>584.9838</text:p>
          </table:table-cell>
          <table:table-cell office:value-type="float" office:value="574.0346" calcext:value-type="float">
            <text:p>574.0346</text:p>
          </table:table-cell>
          <table:table-cell office:value-type="float" office:value="142.7961" calcext:value-type="float">
            <text:p>142.7961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0975" calcext:value-type="float">
            <text:p>-0.02500975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3.3278" calcext:value-type="float">
            <text:p>-393.3278</text:p>
          </table:table-cell>
          <table:table-cell office:value-type="float" office:value="0" calcext:value-type="float">
            <text:p>0</text:p>
          </table:table-cell>
          <table:table-cell office:value-type="float" office:value="4.181571" calcext:value-type="float">
            <text:p>4.18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724.8314" calcext:value-type="float">
            <text:p>724.8314</text:p>
          </table:table-cell>
          <table:table-cell office:value-type="float" office:value="13086.85" calcext:value-type="float">
            <text:p>13086.8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7.9093" calcext:value-type="float">
            <text:p>-497.9093</text:p>
          </table:table-cell>
          <table:table-cell office:value-type="float" office:value="1446.681" calcext:value-type="float">
            <text:p>1446.68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80816" calcext:value-type="float">
            <text:p>73.80816</text:p>
          </table:table-cell>
          <table:table-cell office:value-type="float" office:value="514.3554" calcext:value-type="float">
            <text:p>514.3554</text:p>
          </table:table-cell>
          <table:table-cell office:value-type="float" office:value="0.2030692" calcext:value-type="float">
            <text:p>0.2030692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15893" calcext:value-type="float">
            <text:p>0.1915893</text:p>
          </table:table-cell>
          <table:table-cell office:value-type="float" office:value="370" calcext:value-type="float">
            <text:p>370</text:p>
          </table:table-cell>
          <table:table-cell office:value-type="float" office:value="476.8894" calcext:value-type="float">
            <text:p>476.8894</text:p>
          </table:table-cell>
          <table:table-cell office:value-type="float" office:value="0" calcext:value-type="float">
            <text:p>0</text:p>
          </table:table-cell>
          <table:table-cell office:value-type="float" office:value="323.5952" calcext:value-type="float">
            <text:p>323.5952</text:p>
          </table:table-cell>
          <table:table-cell office:value-type="float" office:value="1125.494" calcext:value-type="float">
            <text:p>1125.494</text:p>
          </table:table-cell>
          <table:table-cell office:value-type="float" office:value="1372.377" calcext:value-type="float">
            <text:p>1372.377</text:p>
          </table:table-cell>
          <table:table-cell office:value-type="float" office:value="1278.928" calcext:value-type="float">
            <text:p>1278.928</text:p>
          </table:table-cell>
          <table:table-cell office:value-type="float" office:value="767.9209" calcext:value-type="float">
            <text:p>767.9209</text:p>
          </table:table-cell>
          <table:table-cell office:value-type="float" office:value="1073.005" calcext:value-type="float">
            <text:p>1073.005</text:p>
          </table:table-cell>
          <table:table-cell office:value-type="float" office:value="412.8732" calcext:value-type="float">
            <text:p>412.8732</text:p>
          </table:table-cell>
          <table:table-cell office:value-type="float" office:value="1849.599" calcext:value-type="float">
            <text:p>1849.599</text:p>
          </table:table-cell>
          <table:table-cell office:value-type="float" office:value="2087.081" calcext:value-type="float">
            <text:p>2087.081</text:p>
          </table:table-cell>
          <table:table-cell office:value-type="float" office:value="1668.977" calcext:value-type="float">
            <text:p>1668.977</text:p>
          </table:table-cell>
          <table:table-cell office:value-type="float" office:value="584.9741" calcext:value-type="float">
            <text:p>584.9741</text:p>
          </table:table-cell>
          <table:table-cell office:value-type="float" office:value="574.0155" calcext:value-type="float">
            <text:p>574.0155</text:p>
          </table:table-cell>
          <table:table-cell office:value-type="float" office:value="142.7961" calcext:value-type="float">
            <text:p>142.7961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076" calcext:value-type="float">
            <text:p>-0.0250107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4.0855" calcext:value-type="float">
            <text:p>-394.0855</text:p>
          </table:table-cell>
          <table:table-cell office:value-type="float" office:value="0" calcext:value-type="float">
            <text:p>0</text:p>
          </table:table-cell>
          <table:table-cell office:value-type="float" office:value="4.165848" calcext:value-type="float">
            <text:p>4.165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724.1868" calcext:value-type="float">
            <text:p>724.1868</text:p>
          </table:table-cell>
          <table:table-cell office:value-type="float" office:value="13086.67" calcext:value-type="float">
            <text:p>13086.67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8.7021" calcext:value-type="float">
            <text:p>-498.7021</text:p>
          </table:table-cell>
          <table:table-cell office:value-type="float" office:value="1448.16" calcext:value-type="float">
            <text:p>1448.1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87362" calcext:value-type="float">
            <text:p>73.87362</text:p>
          </table:table-cell>
          <table:table-cell office:value-type="float" office:value="514.3508" calcext:value-type="float">
            <text:p>514.3508</text:p>
          </table:table-cell>
          <table:table-cell office:value-type="float" office:value="0.2035597" calcext:value-type="float">
            <text:p>0.203559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15893" calcext:value-type="float">
            <text:p>0.1915893</text:p>
          </table:table-cell>
          <table:table-cell office:value-type="float" office:value="370" calcext:value-type="float">
            <text:p>370</text:p>
          </table:table-cell>
          <table:table-cell office:value-type="float" office:value="476.0972" calcext:value-type="float">
            <text:p>476.0972</text:p>
          </table:table-cell>
          <table:table-cell office:value-type="float" office:value="0" calcext:value-type="float">
            <text:p>0</text:p>
          </table:table-cell>
          <table:table-cell office:value-type="float" office:value="323.6214" calcext:value-type="float">
            <text:p>323.6214</text:p>
          </table:table-cell>
          <table:table-cell office:value-type="float" office:value="1125.275" calcext:value-type="float">
            <text:p>1125.275</text:p>
          </table:table-cell>
          <table:table-cell office:value-type="float" office:value="1372.158" calcext:value-type="float">
            <text:p>1372.158</text:p>
          </table:table-cell>
          <table:table-cell office:value-type="float" office:value="1278.807" calcext:value-type="float">
            <text:p>1278.807</text:p>
          </table:table-cell>
          <table:table-cell office:value-type="float" office:value="767.8137" calcext:value-type="float">
            <text:p>767.8137</text:p>
          </table:table-cell>
          <table:table-cell office:value-type="float" office:value="1072.969" calcext:value-type="float">
            <text:p>1072.969</text:p>
          </table:table-cell>
          <table:table-cell office:value-type="float" office:value="412.8572" calcext:value-type="float">
            <text:p>412.8572</text:p>
          </table:table-cell>
          <table:table-cell office:value-type="float" office:value="1849.557" calcext:value-type="float">
            <text:p>1849.557</text:p>
          </table:table-cell>
          <table:table-cell office:value-type="float" office:value="2087.04" calcext:value-type="float">
            <text:p>2087.04</text:p>
          </table:table-cell>
          <table:table-cell office:value-type="float" office:value="1668.955" calcext:value-type="float">
            <text:p>1668.955</text:p>
          </table:table-cell>
          <table:table-cell office:value-type="float" office:value="584.9642" calcext:value-type="float">
            <text:p>584.9642</text:p>
          </table:table-cell>
          <table:table-cell office:value-type="float" office:value="573.9964" calcext:value-type="float">
            <text:p>573.9964</text:p>
          </table:table-cell>
          <table:table-cell office:value-type="float" office:value="142.7961" calcext:value-type="float">
            <text:p>142.7961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208" calcext:value-type="float">
            <text:p>-0.0250120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4.8651" calcext:value-type="float">
            <text:p>-394.8651</text:p>
          </table:table-cell>
          <table:table-cell office:value-type="float" office:value="0" calcext:value-type="float">
            <text:p>0</text:p>
          </table:table-cell>
          <table:table-cell office:value-type="float" office:value="4.152583" calcext:value-type="float">
            <text:p>4.15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723.5821" calcext:value-type="float">
            <text:p>723.5821</text:p>
          </table:table-cell>
          <table:table-cell office:value-type="float" office:value="13086.48" calcext:value-type="float">
            <text:p>13086.4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499.4723" calcext:value-type="float">
            <text:p>-499.4723</text:p>
          </table:table-cell>
          <table:table-cell office:value-type="float" office:value="1451.142" calcext:value-type="float">
            <text:p>1451.142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3.95107" calcext:value-type="float">
            <text:p>73.95107</text:p>
          </table:table-cell>
          <table:table-cell office:value-type="float" office:value="514.3501" calcext:value-type="float">
            <text:p>514.3501</text:p>
          </table:table-cell>
          <table:table-cell office:value-type="float" office:value="0.2040614" calcext:value-type="float">
            <text:p>0.204061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15893" calcext:value-type="float">
            <text:p>0.1915893</text:p>
          </table:table-cell>
          <table:table-cell office:value-type="float" office:value="370" calcext:value-type="float">
            <text:p>370</text:p>
          </table:table-cell>
          <table:table-cell office:value-type="float" office:value="475.3274" calcext:value-type="float">
            <text:p>475.3274</text:p>
          </table:table-cell>
          <table:table-cell office:value-type="float" office:value="0" calcext:value-type="float">
            <text:p>0</text:p>
          </table:table-cell>
          <table:table-cell office:value-type="float" office:value="323.6484" calcext:value-type="float">
            <text:p>323.6484</text:p>
          </table:table-cell>
          <table:table-cell office:value-type="float" office:value="1125.085" calcext:value-type="float">
            <text:p>1125.085</text:p>
          </table:table-cell>
          <table:table-cell office:value-type="float" office:value="1371.944" calcext:value-type="float">
            <text:p>1371.944</text:p>
          </table:table-cell>
          <table:table-cell office:value-type="float" office:value="1278.686" calcext:value-type="float">
            <text:p>1278.686</text:p>
          </table:table-cell>
          <table:table-cell office:value-type="float" office:value="767.7029" calcext:value-type="float">
            <text:p>767.7029</text:p>
          </table:table-cell>
          <table:table-cell office:value-type="float" office:value="1072.934" calcext:value-type="float">
            <text:p>1072.934</text:p>
          </table:table-cell>
          <table:table-cell office:value-type="float" office:value="412.8409" calcext:value-type="float">
            <text:p>412.8409</text:p>
          </table:table-cell>
          <table:table-cell office:value-type="float" office:value="1849.514" calcext:value-type="float">
            <text:p>1849.514</text:p>
          </table:table-cell>
          <table:table-cell office:value-type="float" office:value="2087" calcext:value-type="float">
            <text:p>2087</text:p>
          </table:table-cell>
          <table:table-cell office:value-type="float" office:value="1668.933" calcext:value-type="float">
            <text:p>1668.933</text:p>
          </table:table-cell>
          <table:table-cell office:value-type="float" office:value="584.9544" calcext:value-type="float">
            <text:p>584.9544</text:p>
          </table:table-cell>
          <table:table-cell office:value-type="float" office:value="573.9774" calcext:value-type="float">
            <text:p>573.9774</text:p>
          </table:table-cell>
          <table:table-cell office:value-type="float" office:value="142.7961" calcext:value-type="float">
            <text:p>142.7961</text:p>
          </table:table-cell>
          <table:table-cell office:value-type="float" office:value="35.69187" calcext:value-type="float">
            <text:p>35.69187</text:p>
          </table:table-cell>
          <table:table-cell office:value-type="float" office:value="0" calcext:value-type="float">
            <text:p>0</text:p>
          </table:table-cell>
          <table:table-cell office:value-type="float" office:value="-0.02501293" calcext:value-type="float">
            <text:p>-0.02501293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5.6088" calcext:value-type="float">
            <text:p>-395.6088</text:p>
          </table:table-cell>
          <table:table-cell office:value-type="float" office:value="0" calcext:value-type="float">
            <text:p>0</text:p>
          </table:table-cell>
          <table:table-cell office:value-type="float" office:value="4.122754" calcext:value-type="float">
            <text:p>4.12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723.0496" calcext:value-type="float">
            <text:p>723.0496</text:p>
          </table:table-cell>
          <table:table-cell office:value-type="float" office:value="13086.31" calcext:value-type="float">
            <text:p>13086.3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0.1841" calcext:value-type="float">
            <text:p>-500.1841</text:p>
          </table:table-cell>
          <table:table-cell office:value-type="float" office:value="1453.518" calcext:value-type="float">
            <text:p>1453.518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00973" calcext:value-type="float">
            <text:p>74.00973</text:p>
          </table:table-cell>
          <table:table-cell office:value-type="float" office:value="514.3492" calcext:value-type="float">
            <text:p>514.3492</text:p>
          </table:table-cell>
          <table:table-cell office:value-type="float" office:value="0.2045694" calcext:value-type="float">
            <text:p>0.204569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90666" calcext:value-type="float">
            <text:p>0.190666</text:p>
          </table:table-cell>
          <table:table-cell office:value-type="float" office:value="370" calcext:value-type="float">
            <text:p>370</text:p>
          </table:table-cell>
          <table:table-cell office:value-type="float" office:value="474.6171" calcext:value-type="float">
            <text:p>474.6171</text:p>
          </table:table-cell>
          <table:table-cell office:value-type="float" office:value="0" calcext:value-type="float">
            <text:p>0</text:p>
          </table:table-cell>
          <table:table-cell office:value-type="float" office:value="323.6718" calcext:value-type="float">
            <text:p>323.6718</text:p>
          </table:table-cell>
          <table:table-cell office:value-type="float" office:value="1124.916" calcext:value-type="float">
            <text:p>1124.916</text:p>
          </table:table-cell>
          <table:table-cell office:value-type="float" office:value="1371.769" calcext:value-type="float">
            <text:p>1371.769</text:p>
          </table:table-cell>
          <table:table-cell office:value-type="float" office:value="1278.585" calcext:value-type="float">
            <text:p>1278.585</text:p>
          </table:table-cell>
          <table:table-cell office:value-type="float" office:value="767.6052" calcext:value-type="float">
            <text:p>767.6052</text:p>
          </table:table-cell>
          <table:table-cell office:value-type="float" office:value="1072.901" calcext:value-type="float">
            <text:p>1072.901</text:p>
          </table:table-cell>
          <table:table-cell office:value-type="float" office:value="412.8255" calcext:value-type="float">
            <text:p>412.8255</text:p>
          </table:table-cell>
          <table:table-cell office:value-type="float" office:value="1849.479" calcext:value-type="float">
            <text:p>1849.479</text:p>
          </table:table-cell>
          <table:table-cell office:value-type="float" office:value="2086.959" calcext:value-type="float">
            <text:p>2086.959</text:p>
          </table:table-cell>
          <table:table-cell office:value-type="float" office:value="1668.911" calcext:value-type="float">
            <text:p>1668.911</text:p>
          </table:table-cell>
          <table:table-cell office:value-type="float" office:value="584.9446" calcext:value-type="float">
            <text:p>584.9446</text:p>
          </table:table-cell>
          <table:table-cell office:value-type="float" office:value="573.9584" calcext:value-type="float">
            <text:p>573.9584</text:p>
          </table:table-cell>
          <table:table-cell office:value-type="float" office:value="142.7961" calcext:value-type="float">
            <text:p>142.7961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344" calcext:value-type="float">
            <text:p>-0.02501344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6.2684" calcext:value-type="float">
            <text:p>-396.2684</text:p>
          </table:table-cell>
          <table:table-cell office:value-type="float" office:value="0" calcext:value-type="float">
            <text:p>0</text:p>
          </table:table-cell>
          <table:table-cell office:value-type="float" office:value="4.07184" calcext:value-type="float">
            <text:p>4.07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722.6196" calcext:value-type="float">
            <text:p>722.6196</text:p>
          </table:table-cell>
          <table:table-cell office:value-type="float" office:value="13086.16" calcext:value-type="float">
            <text:p>13086.1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0.7924" calcext:value-type="float">
            <text:p>-500.7924</text:p>
          </table:table-cell>
          <table:table-cell office:value-type="float" office:value="1455.071" calcext:value-type="float">
            <text:p>1455.07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05263" calcext:value-type="float">
            <text:p>74.05263</text:p>
          </table:table-cell>
          <table:table-cell office:value-type="float" office:value="514.3492" calcext:value-type="float">
            <text:p>514.3492</text:p>
          </table:table-cell>
          <table:table-cell office:value-type="float" office:value="0.2050838" calcext:value-type="float">
            <text:p>0.205083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499" calcext:value-type="float">
            <text:p>0.075734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95391" calcext:value-type="float">
            <text:p>0.1895391</text:p>
          </table:table-cell>
          <table:table-cell office:value-type="float" office:value="370" calcext:value-type="float">
            <text:p>370</text:p>
          </table:table-cell>
          <table:table-cell office:value-type="float" office:value="474.0104" calcext:value-type="float">
            <text:p>474.0104</text:p>
          </table:table-cell>
          <table:table-cell office:value-type="float" office:value="0" calcext:value-type="float">
            <text:p>0</text:p>
          </table:table-cell>
          <table:table-cell office:value-type="float" office:value="323.694" calcext:value-type="float">
            <text:p>323.694</text:p>
          </table:table-cell>
          <table:table-cell office:value-type="float" office:value="1124.796" calcext:value-type="float">
            <text:p>1124.796</text:p>
          </table:table-cell>
          <table:table-cell office:value-type="float" office:value="1371.622" calcext:value-type="float">
            <text:p>1371.622</text:p>
          </table:table-cell>
          <table:table-cell office:value-type="float" office:value="1278.505" calcext:value-type="float">
            <text:p>1278.505</text:p>
          </table:table-cell>
          <table:table-cell office:value-type="float" office:value="767.5157" calcext:value-type="float">
            <text:p>767.5157</text:p>
          </table:table-cell>
          <table:table-cell office:value-type="float" office:value="1072.87" calcext:value-type="float">
            <text:p>1072.87</text:p>
          </table:table-cell>
          <table:table-cell office:value-type="float" office:value="412.8108" calcext:value-type="float">
            <text:p>412.8108</text:p>
          </table:table-cell>
          <table:table-cell office:value-type="float" office:value="1849.449" calcext:value-type="float">
            <text:p>1849.449</text:p>
          </table:table-cell>
          <table:table-cell office:value-type="float" office:value="2086.92" calcext:value-type="float">
            <text:p>2086.92</text:p>
          </table:table-cell>
          <table:table-cell office:value-type="float" office:value="1668.89" calcext:value-type="float">
            <text:p>1668.89</text:p>
          </table:table-cell>
          <table:table-cell office:value-type="float" office:value="584.9349" calcext:value-type="float">
            <text:p>584.9349</text:p>
          </table:table-cell>
          <table:table-cell office:value-type="float" office:value="573.9396" calcext:value-type="float">
            <text:p>573.9396</text:p>
          </table:table-cell>
          <table:table-cell office:value-type="float" office:value="142.796" calcext:value-type="float">
            <text:p>142.79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369" calcext:value-type="float">
            <text:p>-0.02501369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6.8158" calcext:value-type="float">
            <text:p>-396.8158</text:p>
          </table:table-cell>
          <table:table-cell office:value-type="float" office:value="0" calcext:value-type="float">
            <text:p>0</text:p>
          </table:table-cell>
          <table:table-cell office:value-type="float" office:value="4.011478" calcext:value-type="float">
            <text:p>4.01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722.2266" calcext:value-type="float">
            <text:p>722.2266</text:p>
          </table:table-cell>
          <table:table-cell office:value-type="float" office:value="13086.03" calcext:value-type="float">
            <text:p>13086.0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1.3" calcext:value-type="float">
            <text:p>-501.3</text:p>
          </table:table-cell>
          <table:table-cell office:value-type="float" office:value="1453.943" calcext:value-type="float">
            <text:p>1453.943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10186" calcext:value-type="float">
            <text:p>74.10186</text:p>
          </table:table-cell>
          <table:table-cell office:value-type="float" office:value="514.3443" calcext:value-type="float">
            <text:p>514.3443</text:p>
          </table:table-cell>
          <table:table-cell office:value-type="float" office:value="0.2055316" calcext:value-type="float">
            <text:p>0.2055316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541" calcext:value-type="float">
            <text:p>0.0757354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8938" calcext:value-type="float">
            <text:p>0.1888938</text:p>
          </table:table-cell>
          <table:table-cell office:value-type="float" office:value="370" calcext:value-type="float">
            <text:p>370</text:p>
          </table:table-cell>
          <table:table-cell office:value-type="float" office:value="473.5039" calcext:value-type="float">
            <text:p>473.5039</text:p>
          </table:table-cell>
          <table:table-cell office:value-type="float" office:value="0" calcext:value-type="float">
            <text:p>0</text:p>
          </table:table-cell>
          <table:table-cell office:value-type="float" office:value="323.6901" calcext:value-type="float">
            <text:p>323.6901</text:p>
          </table:table-cell>
          <table:table-cell office:value-type="float" office:value="1124.702" calcext:value-type="float">
            <text:p>1124.702</text:p>
          </table:table-cell>
          <table:table-cell office:value-type="float" office:value="1371.498" calcext:value-type="float">
            <text:p>1371.498</text:p>
          </table:table-cell>
          <table:table-cell office:value-type="float" office:value="1278.441" calcext:value-type="float">
            <text:p>1278.441</text:p>
          </table:table-cell>
          <table:table-cell office:value-type="float" office:value="767.4375" calcext:value-type="float">
            <text:p>767.4375</text:p>
          </table:table-cell>
          <table:table-cell office:value-type="float" office:value="1072.842" calcext:value-type="float">
            <text:p>1072.842</text:p>
          </table:table-cell>
          <table:table-cell office:value-type="float" office:value="412.7972" calcext:value-type="float">
            <text:p>412.7972</text:p>
          </table:table-cell>
          <table:table-cell office:value-type="float" office:value="1849.42" calcext:value-type="float">
            <text:p>1849.42</text:p>
          </table:table-cell>
          <table:table-cell office:value-type="float" office:value="2086.881" calcext:value-type="float">
            <text:p>2086.881</text:p>
          </table:table-cell>
          <table:table-cell office:value-type="float" office:value="1668.868" calcext:value-type="float">
            <text:p>1668.868</text:p>
          </table:table-cell>
          <table:table-cell office:value-type="float" office:value="584.9251" calcext:value-type="float">
            <text:p>584.9251</text:p>
          </table:table-cell>
          <table:table-cell office:value-type="float" office:value="573.9208" calcext:value-type="float">
            <text:p>573.9208</text:p>
          </table:table-cell>
          <table:table-cell office:value-type="float" office:value="142.796" calcext:value-type="float">
            <text:p>142.796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387" calcext:value-type="float">
            <text:p>-0.02501387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7.3102" calcext:value-type="float">
            <text:p>-397.3102</text:p>
          </table:table-cell>
          <table:table-cell office:value-type="float" office:value="0" calcext:value-type="float">
            <text:p>0</text:p>
          </table:table-cell>
          <table:table-cell office:value-type="float" office:value="3.999517" calcext:value-type="float">
            <text:p>3.999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721.8723" calcext:value-type="float">
            <text:p>721.8723</text:p>
          </table:table-cell>
          <table:table-cell office:value-type="float" office:value="13085.89" calcext:value-type="float">
            <text:p>13085.89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1.6221" calcext:value-type="float">
            <text:p>-501.6221</text:p>
          </table:table-cell>
          <table:table-cell office:value-type="float" office:value="1446.667" calcext:value-type="float">
            <text:p>1446.66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15895" calcext:value-type="float">
            <text:p>74.15895</text:p>
          </table:table-cell>
          <table:table-cell office:value-type="float" office:value="514.325" calcext:value-type="float">
            <text:p>514.325</text:p>
          </table:table-cell>
          <table:table-cell office:value-type="float" office:value="0.2057443" calcext:value-type="float">
            <text:p>0.205744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3731" calcext:value-type="float">
            <text:p>0.075737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8938" calcext:value-type="float">
            <text:p>0.1888938</text:p>
          </table:table-cell>
          <table:table-cell office:value-type="float" office:value="370" calcext:value-type="float">
            <text:p>370</text:p>
          </table:table-cell>
          <table:table-cell office:value-type="float" office:value="473.182" calcext:value-type="float">
            <text:p>473.182</text:p>
          </table:table-cell>
          <table:table-cell office:value-type="float" office:value="0" calcext:value-type="float">
            <text:p>0</text:p>
          </table:table-cell>
          <table:table-cell office:value-type="float" office:value="323.6706" calcext:value-type="float">
            <text:p>323.6706</text:p>
          </table:table-cell>
          <table:table-cell office:value-type="float" office:value="1124.622" calcext:value-type="float">
            <text:p>1124.622</text:p>
          </table:table-cell>
          <table:table-cell office:value-type="float" office:value="1371.394" calcext:value-type="float">
            <text:p>1371.394</text:p>
          </table:table-cell>
          <table:table-cell office:value-type="float" office:value="1278.393" calcext:value-type="float">
            <text:p>1278.393</text:p>
          </table:table-cell>
          <table:table-cell office:value-type="float" office:value="767.3667" calcext:value-type="float">
            <text:p>767.3667</text:p>
          </table:table-cell>
          <table:table-cell office:value-type="float" office:value="1072.82" calcext:value-type="float">
            <text:p>1072.82</text:p>
          </table:table-cell>
          <table:table-cell office:value-type="float" office:value="412.7846" calcext:value-type="float">
            <text:p>412.7846</text:p>
          </table:table-cell>
          <table:table-cell office:value-type="float" office:value="1849.392" calcext:value-type="float">
            <text:p>1849.392</text:p>
          </table:table-cell>
          <table:table-cell office:value-type="float" office:value="2086.842" calcext:value-type="float">
            <text:p>2086.842</text:p>
          </table:table-cell>
          <table:table-cell office:value-type="float" office:value="1668.846" calcext:value-type="float">
            <text:p>1668.846</text:p>
          </table:table-cell>
          <table:table-cell office:value-type="float" office:value="584.9153" calcext:value-type="float">
            <text:p>584.9153</text:p>
          </table:table-cell>
          <table:table-cell office:value-type="float" office:value="573.9022" calcext:value-type="float">
            <text:p>573.9022</text:p>
          </table:table-cell>
          <table:table-cell office:value-type="float" office:value="142.796" calcext:value-type="float">
            <text:p>142.79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395" calcext:value-type="float">
            <text:p>-0.02501395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7.7575" calcext:value-type="float">
            <text:p>-397.7575</text:p>
          </table:table-cell>
          <table:table-cell office:value-type="float" office:value="0" calcext:value-type="float">
            <text:p>0</text:p>
          </table:table-cell>
          <table:table-cell office:value-type="float" office:value="4.125617" calcext:value-type="float">
            <text:p>4.125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721.5588" calcext:value-type="float">
            <text:p>721.5588</text:p>
          </table:table-cell>
          <table:table-cell office:value-type="float" office:value="13085.75" calcext:value-type="float">
            <text:p>13085.7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2.0439" calcext:value-type="float">
            <text:p>-502.0439</text:p>
          </table:table-cell>
          <table:table-cell office:value-type="float" office:value="1446.075" calcext:value-type="float">
            <text:p>1446.07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20335" calcext:value-type="float">
            <text:p>74.20335</text:p>
          </table:table-cell>
          <table:table-cell office:value-type="float" office:value="514.3243" calcext:value-type="float">
            <text:p>514.3243</text:p>
          </table:table-cell>
          <table:table-cell office:value-type="float" office:value="0.2058797" calcext:value-type="float">
            <text:p>0.205879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4131" calcext:value-type="float">
            <text:p>0.07574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8938" calcext:value-type="float">
            <text:p>0.1888938</text:p>
          </table:table-cell>
          <table:table-cell office:value-type="float" office:value="370" calcext:value-type="float">
            <text:p>370</text:p>
          </table:table-cell>
          <table:table-cell office:value-type="float" office:value="472.7603" calcext:value-type="float">
            <text:p>472.7603</text:p>
          </table:table-cell>
          <table:table-cell office:value-type="float" office:value="0" calcext:value-type="float">
            <text:p>0</text:p>
          </table:table-cell>
          <table:table-cell office:value-type="float" office:value="323.6664" calcext:value-type="float">
            <text:p>323.6664</text:p>
          </table:table-cell>
          <table:table-cell office:value-type="float" office:value="1124.535" calcext:value-type="float">
            <text:p>1124.535</text:p>
          </table:table-cell>
          <table:table-cell office:value-type="float" office:value="1371.296" calcext:value-type="float">
            <text:p>1371.296</text:p>
          </table:table-cell>
          <table:table-cell office:value-type="float" office:value="1278.344" calcext:value-type="float">
            <text:p>1278.344</text:p>
          </table:table-cell>
          <table:table-cell office:value-type="float" office:value="767.3012" calcext:value-type="float">
            <text:p>767.3012</text:p>
          </table:table-cell>
          <table:table-cell office:value-type="float" office:value="1072.798" calcext:value-type="float">
            <text:p>1072.798</text:p>
          </table:table-cell>
          <table:table-cell office:value-type="float" office:value="412.773" calcext:value-type="float">
            <text:p>412.773</text:p>
          </table:table-cell>
          <table:table-cell office:value-type="float" office:value="1849.367" calcext:value-type="float">
            <text:p>1849.367</text:p>
          </table:table-cell>
          <table:table-cell office:value-type="float" office:value="2086.808" calcext:value-type="float">
            <text:p>2086.808</text:p>
          </table:table-cell>
          <table:table-cell office:value-type="float" office:value="1668.825" calcext:value-type="float">
            <text:p>1668.825</text:p>
          </table:table-cell>
          <table:table-cell office:value-type="float" office:value="584.9057" calcext:value-type="float">
            <text:p>584.9057</text:p>
          </table:table-cell>
          <table:table-cell office:value-type="float" office:value="573.8835" calcext:value-type="float">
            <text:p>573.8835</text:p>
          </table:table-cell>
          <table:table-cell office:value-type="float" office:value="142.796" calcext:value-type="float">
            <text:p>142.79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8.1592" calcext:value-type="float">
            <text:p>-398.1592</text:p>
          </table:table-cell>
          <table:table-cell office:value-type="float" office:value="0" calcext:value-type="float">
            <text:p>0</text:p>
          </table:table-cell>
          <table:table-cell office:value-type="float" office:value="4.105027" calcext:value-type="float">
            <text:p>4.105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721.2839" calcext:value-type="float">
            <text:p>721.2839</text:p>
          </table:table-cell>
          <table:table-cell office:value-type="float" office:value="13085.63" calcext:value-type="float">
            <text:p>13085.6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2.4121" calcext:value-type="float">
            <text:p>-502.4121</text:p>
          </table:table-cell>
          <table:table-cell office:value-type="float" office:value="1447.538" calcext:value-type="float">
            <text:p>1447.538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23196" calcext:value-type="float">
            <text:p>74.23196</text:p>
          </table:table-cell>
          <table:table-cell office:value-type="float" office:value="514.3245" calcext:value-type="float">
            <text:p>514.3245</text:p>
          </table:table-cell>
          <table:table-cell office:value-type="float" office:value="0.2060294" calcext:value-type="float">
            <text:p>0.206029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4519" calcext:value-type="float">
            <text:p>0.0757451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8938" calcext:value-type="float">
            <text:p>0.1888938</text:p>
          </table:table-cell>
          <table:table-cell office:value-type="float" office:value="370" calcext:value-type="float">
            <text:p>370</text:p>
          </table:table-cell>
          <table:table-cell office:value-type="float" office:value="472.3923" calcext:value-type="float">
            <text:p>472.3923</text:p>
          </table:table-cell>
          <table:table-cell office:value-type="float" office:value="0" calcext:value-type="float">
            <text:p>0</text:p>
          </table:table-cell>
          <table:table-cell office:value-type="float" office:value="323.6663" calcext:value-type="float">
            <text:p>323.6663</text:p>
          </table:table-cell>
          <table:table-cell office:value-type="float" office:value="1124.462" calcext:value-type="float">
            <text:p>1124.462</text:p>
          </table:table-cell>
          <table:table-cell office:value-type="float" office:value="1371.214" calcext:value-type="float">
            <text:p>1371.214</text:p>
          </table:table-cell>
          <table:table-cell office:value-type="float" office:value="1278.3" calcext:value-type="float">
            <text:p>1278.3</text:p>
          </table:table-cell>
          <table:table-cell office:value-type="float" office:value="767.2397" calcext:value-type="float">
            <text:p>767.2397</text:p>
          </table:table-cell>
          <table:table-cell office:value-type="float" office:value="1072.772" calcext:value-type="float">
            <text:p>1072.772</text:p>
          </table:table-cell>
          <table:table-cell office:value-type="float" office:value="412.7599" calcext:value-type="float">
            <text:p>412.7599</text:p>
          </table:table-cell>
          <table:table-cell office:value-type="float" office:value="1849.342" calcext:value-type="float">
            <text:p>1849.342</text:p>
          </table:table-cell>
          <table:table-cell office:value-type="float" office:value="2086.783" calcext:value-type="float">
            <text:p>2086.783</text:p>
          </table:table-cell>
          <table:table-cell office:value-type="float" office:value="1668.804" calcext:value-type="float">
            <text:p>1668.804</text:p>
          </table:table-cell>
          <table:table-cell office:value-type="float" office:value="584.8961" calcext:value-type="float">
            <text:p>584.8961</text:p>
          </table:table-cell>
          <table:table-cell office:value-type="float" office:value="573.8651" calcext:value-type="float">
            <text:p>573.8651</text:p>
          </table:table-cell>
          <table:table-cell office:value-type="float" office:value="142.7959" calcext:value-type="float">
            <text:p>142.7959</text:p>
          </table:table-cell>
          <table:table-cell office:value-type="float" office:value="35.69187" calcext:value-type="float">
            <text:p>35.69187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8.5154" calcext:value-type="float">
            <text:p>-398.5154</text:p>
          </table:table-cell>
          <table:table-cell office:value-type="float" office:value="0" calcext:value-type="float">
            <text:p>0</text:p>
          </table:table-cell>
          <table:table-cell office:value-type="float" office:value="4.09338" calcext:value-type="float">
            <text:p>4.09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721.0233" calcext:value-type="float">
            <text:p>721.0233</text:p>
          </table:table-cell>
          <table:table-cell office:value-type="float" office:value="13085.51" calcext:value-type="float">
            <text:p>13085.5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2.7074" calcext:value-type="float">
            <text:p>-502.7074</text:p>
          </table:table-cell>
          <table:table-cell office:value-type="float" office:value="1448.825" calcext:value-type="float">
            <text:p>1448.82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25403" calcext:value-type="float">
            <text:p>74.25403</text:p>
          </table:table-cell>
          <table:table-cell office:value-type="float" office:value="514.3209" calcext:value-type="float">
            <text:p>514.3209</text:p>
          </table:table-cell>
          <table:table-cell office:value-type="float" office:value="0.2061974" calcext:value-type="float">
            <text:p>0.206197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465" calcext:value-type="float">
            <text:p>0.075746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8938" calcext:value-type="float">
            <text:p>0.1888938</text:p>
          </table:table-cell>
          <table:table-cell office:value-type="float" office:value="370" calcext:value-type="float">
            <text:p>370</text:p>
          </table:table-cell>
          <table:table-cell office:value-type="float" office:value="472.0972" calcext:value-type="float">
            <text:p>472.0972</text:p>
          </table:table-cell>
          <table:table-cell office:value-type="float" office:value="0" calcext:value-type="float">
            <text:p>0</text:p>
          </table:table-cell>
          <table:table-cell office:value-type="float" office:value="323.6698" calcext:value-type="float">
            <text:p>323.6698</text:p>
          </table:table-cell>
          <table:table-cell office:value-type="float" office:value="1124.392" calcext:value-type="float">
            <text:p>1124.392</text:p>
          </table:table-cell>
          <table:table-cell office:value-type="float" office:value="1371.134" calcext:value-type="float">
            <text:p>1371.134</text:p>
          </table:table-cell>
          <table:table-cell office:value-type="float" office:value="1278.261" calcext:value-type="float">
            <text:p>1278.261</text:p>
          </table:table-cell>
          <table:table-cell office:value-type="float" office:value="767.1823" calcext:value-type="float">
            <text:p>767.1823</text:p>
          </table:table-cell>
          <table:table-cell office:value-type="float" office:value="1072.75" calcext:value-type="float">
            <text:p>1072.75</text:p>
          </table:table-cell>
          <table:table-cell office:value-type="float" office:value="412.7477" calcext:value-type="float">
            <text:p>412.7477</text:p>
          </table:table-cell>
          <table:table-cell office:value-type="float" office:value="1849.318" calcext:value-type="float">
            <text:p>1849.318</text:p>
          </table:table-cell>
          <table:table-cell office:value-type="float" office:value="2086.758" calcext:value-type="float">
            <text:p>2086.758</text:p>
          </table:table-cell>
          <table:table-cell office:value-type="float" office:value="1668.783" calcext:value-type="float">
            <text:p>1668.783</text:p>
          </table:table-cell>
          <table:table-cell office:value-type="float" office:value="584.8865" calcext:value-type="float">
            <text:p>584.8865</text:p>
          </table:table-cell>
          <table:table-cell office:value-type="float" office:value="573.8467" calcext:value-type="float">
            <text:p>573.8467</text:p>
          </table:table-cell>
          <table:table-cell office:value-type="float" office:value="142.7959" calcext:value-type="float">
            <text:p>142.7959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8.8524" calcext:value-type="float">
            <text:p>-398.8524</text:p>
          </table:table-cell>
          <table:table-cell office:value-type="float" office:value="0" calcext:value-type="float">
            <text:p>0</text:p>
          </table:table-cell>
          <table:table-cell office:value-type="float" office:value="4.135567" calcext:value-type="float">
            <text:p>4.13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720.7454" calcext:value-type="float">
            <text:p>720.7454</text:p>
          </table:table-cell>
          <table:table-cell office:value-type="float" office:value="13085.4" calcext:value-type="float">
            <text:p>13085.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3.0453" calcext:value-type="float">
            <text:p>-503.0453</text:p>
          </table:table-cell>
          <table:table-cell office:value-type="float" office:value="1449.649" calcext:value-type="float">
            <text:p>1449.64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28272" calcext:value-type="float">
            <text:p>74.28272</text:p>
          </table:table-cell>
          <table:table-cell office:value-type="float" office:value="462.8859" calcext:value-type="float">
            <text:p>462.8859</text:p>
          </table:table-cell>
          <table:table-cell office:value-type="float" office:value="0.2063553" calcext:value-type="float">
            <text:p>0.206355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4783" calcext:value-type="float">
            <text:p>0.07574783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8938" calcext:value-type="float">
            <text:p>0.1888938</text:p>
          </table:table-cell>
          <table:table-cell office:value-type="float" office:value="370" calcext:value-type="float">
            <text:p>370</text:p>
          </table:table-cell>
          <table:table-cell office:value-type="float" office:value="471.7594" calcext:value-type="float">
            <text:p>471.7594</text:p>
          </table:table-cell>
          <table:table-cell office:value-type="float" office:value="0" calcext:value-type="float">
            <text:p>0</text:p>
          </table:table-cell>
          <table:table-cell office:value-type="float" office:value="319.2684" calcext:value-type="float">
            <text:p>319.2684</text:p>
          </table:table-cell>
          <table:table-cell office:value-type="float" office:value="1123.751" calcext:value-type="float">
            <text:p>1123.751</text:p>
          </table:table-cell>
          <table:table-cell office:value-type="float" office:value="1373.777" calcext:value-type="float">
            <text:p>1373.777</text:p>
          </table:table-cell>
          <table:table-cell office:value-type="float" office:value="1290.23" calcext:value-type="float">
            <text:p>1290.23</text:p>
          </table:table-cell>
          <table:table-cell office:value-type="float" office:value="774.3096" calcext:value-type="float">
            <text:p>774.3096</text:p>
          </table:table-cell>
          <table:table-cell office:value-type="float" office:value="1107.205" calcext:value-type="float">
            <text:p>1107.205</text:p>
          </table:table-cell>
          <table:table-cell office:value-type="float" office:value="412.7358" calcext:value-type="float">
            <text:p>412.7358</text:p>
          </table:table-cell>
          <table:table-cell office:value-type="float" office:value="1849.294" calcext:value-type="float">
            <text:p>1849.294</text:p>
          </table:table-cell>
          <table:table-cell office:value-type="float" office:value="2086.734" calcext:value-type="float">
            <text:p>2086.734</text:p>
          </table:table-cell>
          <table:table-cell office:value-type="float" office:value="1668.762" calcext:value-type="float">
            <text:p>1668.762</text:p>
          </table:table-cell>
          <table:table-cell office:value-type="float" office:value="584.877" calcext:value-type="float">
            <text:p>584.877</text:p>
          </table:table-cell>
          <table:table-cell office:value-type="float" office:value="573.8309" calcext:value-type="float">
            <text:p>573.8309</text:p>
          </table:table-cell>
          <table:table-cell office:value-type="float" office:value="142.7959" calcext:value-type="float">
            <text:p>142.7959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9.1981" calcext:value-type="float">
            <text:p>-399.1981</text:p>
          </table:table-cell>
          <table:table-cell office:value-type="float" office:value="0" calcext:value-type="float">
            <text:p>0</text:p>
          </table:table-cell>
          <table:table-cell office:value-type="float" office:value="4.146751" calcext:value-type="float">
            <text:p>4.146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720.4999" calcext:value-type="float">
            <text:p>720.4999</text:p>
          </table:table-cell>
          <table:table-cell office:value-type="float" office:value="13085.3" calcext:value-type="float">
            <text:p>13085.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3.3944" calcext:value-type="float">
            <text:p>-503.3944</text:p>
          </table:table-cell>
          <table:table-cell office:value-type="float" office:value="1450.573" calcext:value-type="float">
            <text:p>1450.573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30578" calcext:value-type="float">
            <text:p>74.30578</text:p>
          </table:table-cell>
          <table:table-cell office:value-type="float" office:value="462.885" calcext:value-type="float">
            <text:p>462.885</text:p>
          </table:table-cell>
          <table:table-cell office:value-type="float" office:value="0.2065329" calcext:value-type="float">
            <text:p>0.206532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104" calcext:value-type="float">
            <text:p>0.07575104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85693" calcext:value-type="float">
            <text:p>0.1885693</text:p>
          </table:table-cell>
          <table:table-cell office:value-type="float" office:value="370" calcext:value-type="float">
            <text:p>370</text:p>
          </table:table-cell>
          <table:table-cell office:value-type="float" office:value="471.4109" calcext:value-type="float">
            <text:p>471.4109</text:p>
          </table:table-cell>
          <table:table-cell office:value-type="float" office:value="0" calcext:value-type="float">
            <text:p>0</text:p>
          </table:table-cell>
          <table:table-cell office:value-type="float" office:value="319.2719" calcext:value-type="float">
            <text:p>319.2719</text:p>
          </table:table-cell>
          <table:table-cell office:value-type="float" office:value="1123.695" calcext:value-type="float">
            <text:p>1123.695</text:p>
          </table:table-cell>
          <table:table-cell office:value-type="float" office:value="1373.705" calcext:value-type="float">
            <text:p>1373.705</text:p>
          </table:table-cell>
          <table:table-cell office:value-type="float" office:value="1290.188" calcext:value-type="float">
            <text:p>1290.188</text:p>
          </table:table-cell>
          <table:table-cell office:value-type="float" office:value="774.254" calcext:value-type="float">
            <text:p>774.254</text:p>
          </table:table-cell>
          <table:table-cell office:value-type="float" office:value="1107.181" calcext:value-type="float">
            <text:p>1107.181</text:p>
          </table:table-cell>
          <table:table-cell office:value-type="float" office:value="412.7237" calcext:value-type="float">
            <text:p>412.7237</text:p>
          </table:table-cell>
          <table:table-cell office:value-type="float" office:value="1849.27" calcext:value-type="float">
            <text:p>1849.27</text:p>
          </table:table-cell>
          <table:table-cell office:value-type="float" office:value="2086.711" calcext:value-type="float">
            <text:p>2086.711</text:p>
          </table:table-cell>
          <table:table-cell office:value-type="float" office:value="1668.742" calcext:value-type="float">
            <text:p>1668.742</text:p>
          </table:table-cell>
          <table:table-cell office:value-type="float" office:value="584.8677" calcext:value-type="float">
            <text:p>584.8677</text:p>
          </table:table-cell>
          <table:table-cell office:value-type="float" office:value="573.8187" calcext:value-type="float">
            <text:p>573.8187</text:p>
          </table:table-cell>
          <table:table-cell office:value-type="float" office:value="142.7959" calcext:value-type="float">
            <text:p>142.7959</text:p>
          </table:table-cell>
          <table:table-cell office:value-type="float" office:value="35.69184" calcext:value-type="float">
            <text:p>35.69184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9.511" calcext:value-type="float">
            <text:p>-399.511</text:p>
          </table:table-cell>
          <table:table-cell office:value-type="float" office:value="0" calcext:value-type="float">
            <text:p>0</text:p>
          </table:table-cell>
          <table:table-cell office:value-type="float" office:value="4.111299" calcext:value-type="float">
            <text:p>4.11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720.2182" calcext:value-type="float">
            <text:p>720.2182</text:p>
          </table:table-cell>
          <table:table-cell office:value-type="float" office:value="13085.2" calcext:value-type="float">
            <text:p>13085.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3.7151" calcext:value-type="float">
            <text:p>-503.7151</text:p>
          </table:table-cell>
          <table:table-cell office:value-type="float" office:value="1451.128" calcext:value-type="float">
            <text:p>1451.128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33918" calcext:value-type="float">
            <text:p>74.33918</text:p>
          </table:table-cell>
          <table:table-cell office:value-type="float" office:value="462.8784" calcext:value-type="float">
            <text:p>462.8784</text:p>
          </table:table-cell>
          <table:table-cell office:value-type="float" office:value="0.2067156" calcext:value-type="float">
            <text:p>0.2067156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235" calcext:value-type="float">
            <text:p>0.0757523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74062" calcext:value-type="float">
            <text:p>0.1874062</text:p>
          </table:table-cell>
          <table:table-cell office:value-type="float" office:value="370" calcext:value-type="float">
            <text:p>370</text:p>
          </table:table-cell>
          <table:table-cell office:value-type="float" office:value="471.0915" calcext:value-type="float">
            <text:p>471.0915</text:p>
          </table:table-cell>
          <table:table-cell office:value-type="float" office:value="0" calcext:value-type="float">
            <text:p>0</text:p>
          </table:table-cell>
          <table:table-cell office:value-type="float" office:value="319.2723" calcext:value-type="float">
            <text:p>319.2723</text:p>
          </table:table-cell>
          <table:table-cell office:value-type="float" office:value="1123.621" calcext:value-type="float">
            <text:p>1123.621</text:p>
          </table:table-cell>
          <table:table-cell office:value-type="float" office:value="1373.624" calcext:value-type="float">
            <text:p>1373.624</text:p>
          </table:table-cell>
          <table:table-cell office:value-type="float" office:value="1290.145" calcext:value-type="float">
            <text:p>1290.145</text:p>
          </table:table-cell>
          <table:table-cell office:value-type="float" office:value="774.2003" calcext:value-type="float">
            <text:p>774.2003</text:p>
          </table:table-cell>
          <table:table-cell office:value-type="float" office:value="1107.157" calcext:value-type="float">
            <text:p>1107.157</text:p>
          </table:table-cell>
          <table:table-cell office:value-type="float" office:value="412.7124" calcext:value-type="float">
            <text:p>412.7124</text:p>
          </table:table-cell>
          <table:table-cell office:value-type="float" office:value="1849.247" calcext:value-type="float">
            <text:p>1849.247</text:p>
          </table:table-cell>
          <table:table-cell office:value-type="float" office:value="2086.688" calcext:value-type="float">
            <text:p>2086.688</text:p>
          </table:table-cell>
          <table:table-cell office:value-type="float" office:value="1668.722" calcext:value-type="float">
            <text:p>1668.722</text:p>
          </table:table-cell>
          <table:table-cell office:value-type="float" office:value="584.8583" calcext:value-type="float">
            <text:p>584.8583</text:p>
          </table:table-cell>
          <table:table-cell office:value-type="float" office:value="573.8067" calcext:value-type="float">
            <text:p>573.8067</text:p>
          </table:table-cell>
          <table:table-cell office:value-type="float" office:value="142.7959" calcext:value-type="float">
            <text:p>142.7959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399.8561" calcext:value-type="float">
            <text:p>-399.8561</text:p>
          </table:table-cell>
          <table:table-cell office:value-type="float" office:value="0" calcext:value-type="float">
            <text:p>0</text:p>
          </table:table-cell>
          <table:table-cell office:value-type="float" office:value="4.134945" calcext:value-type="float">
            <text:p>4.134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719.8517" calcext:value-type="float">
            <text:p>719.8517</text:p>
          </table:table-cell>
          <table:table-cell office:value-type="float" office:value="13085.1" calcext:value-type="float">
            <text:p>13085.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4.1069" calcext:value-type="float">
            <text:p>-504.1069</text:p>
          </table:table-cell>
          <table:table-cell office:value-type="float" office:value="1452.208" calcext:value-type="float">
            <text:p>1452.208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40403" calcext:value-type="float">
            <text:p>74.40403</text:p>
          </table:table-cell>
          <table:table-cell office:value-type="float" office:value="462.8665" calcext:value-type="float">
            <text:p>462.8665</text:p>
          </table:table-cell>
          <table:table-cell office:value-type="float" office:value="0.2068766" calcext:value-type="float">
            <text:p>0.2068766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235" calcext:value-type="float">
            <text:p>0.0757523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63124" calcext:value-type="float">
            <text:p>0.1863124</text:p>
          </table:table-cell>
          <table:table-cell office:value-type="float" office:value="370" calcext:value-type="float">
            <text:p>370</text:p>
          </table:table-cell>
          <table:table-cell office:value-type="float" office:value="470.7009" calcext:value-type="float">
            <text:p>470.7009</text:p>
          </table:table-cell>
          <table:table-cell office:value-type="float" office:value="0" calcext:value-type="float">
            <text:p>0</text:p>
          </table:table-cell>
          <table:table-cell office:value-type="float" office:value="319.2614" calcext:value-type="float">
            <text:p>319.2614</text:p>
          </table:table-cell>
          <table:table-cell office:value-type="float" office:value="1123.523" calcext:value-type="float">
            <text:p>1123.523</text:p>
          </table:table-cell>
          <table:table-cell office:value-type="float" office:value="1373.521" calcext:value-type="float">
            <text:p>1373.521</text:p>
          </table:table-cell>
          <table:table-cell office:value-type="float" office:value="1290.09" calcext:value-type="float">
            <text:p>1290.09</text:p>
          </table:table-cell>
          <table:table-cell office:value-type="float" office:value="774.1347" calcext:value-type="float">
            <text:p>774.1347</text:p>
          </table:table-cell>
          <table:table-cell office:value-type="float" office:value="1107.132" calcext:value-type="float">
            <text:p>1107.132</text:p>
          </table:table-cell>
          <table:table-cell office:value-type="float" office:value="412.7011" calcext:value-type="float">
            <text:p>412.7011</text:p>
          </table:table-cell>
          <table:table-cell office:value-type="float" office:value="1849.224" calcext:value-type="float">
            <text:p>1849.224</text:p>
          </table:table-cell>
          <table:table-cell office:value-type="float" office:value="2086.665" calcext:value-type="float">
            <text:p>2086.665</text:p>
          </table:table-cell>
          <table:table-cell office:value-type="float" office:value="1668.702" calcext:value-type="float">
            <text:p>1668.702</text:p>
          </table:table-cell>
          <table:table-cell office:value-type="float" office:value="584.849" calcext:value-type="float">
            <text:p>584.849</text:p>
          </table:table-cell>
          <table:table-cell office:value-type="float" office:value="573.7949" calcext:value-type="float">
            <text:p>573.7949</text:p>
          </table:table-cell>
          <table:table-cell office:value-type="float" office:value="142.7958" calcext:value-type="float">
            <text:p>142.7958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41" calcext:value-type="float">
            <text:p>-0.02501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0.2815" calcext:value-type="float">
            <text:p>-400.2815</text:p>
          </table:table-cell>
          <table:table-cell office:value-type="float" office:value="0" calcext:value-type="float">
            <text:p>0</text:p>
          </table:table-cell>
          <table:table-cell office:value-type="float" office:value="4.16907" calcext:value-type="float">
            <text:p>4.16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719.3779" calcext:value-type="float">
            <text:p>719.3779</text:p>
          </table:table-cell>
          <table:table-cell office:value-type="float" office:value="13085" calcext:value-type="float">
            <text:p>1308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4.6086" calcext:value-type="float">
            <text:p>-504.6086</text:p>
          </table:table-cell>
          <table:table-cell office:value-type="float" office:value="1453.947" calcext:value-type="float">
            <text:p>1453.94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51501" calcext:value-type="float">
            <text:p>74.51501</text:p>
          </table:table-cell>
          <table:table-cell office:value-type="float" office:value="462.8398" calcext:value-type="float">
            <text:p>462.8398</text:p>
          </table:table-cell>
          <table:table-cell office:value-type="float" office:value="0.2070441" calcext:value-type="float">
            <text:p>0.207044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235" calcext:value-type="float">
            <text:p>0.0757523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70.1998" calcext:value-type="float">
            <text:p>470.1998</text:p>
          </table:table-cell>
          <table:table-cell office:value-type="float" office:value="0" calcext:value-type="float">
            <text:p>0</text:p>
          </table:table-cell>
          <table:table-cell office:value-type="float" office:value="319.2418" calcext:value-type="float">
            <text:p>319.2418</text:p>
          </table:table-cell>
          <table:table-cell office:value-type="float" office:value="1123.399" calcext:value-type="float">
            <text:p>1123.399</text:p>
          </table:table-cell>
          <table:table-cell office:value-type="float" office:value="1373.387" calcext:value-type="float">
            <text:p>1373.387</text:p>
          </table:table-cell>
          <table:table-cell office:value-type="float" office:value="1290.025" calcext:value-type="float">
            <text:p>1290.025</text:p>
          </table:table-cell>
          <table:table-cell office:value-type="float" office:value="774.0601" calcext:value-type="float">
            <text:p>774.0601</text:p>
          </table:table-cell>
          <table:table-cell office:value-type="float" office:value="1107.104" calcext:value-type="float">
            <text:p>1107.104</text:p>
          </table:table-cell>
          <table:table-cell office:value-type="float" office:value="412.6895" calcext:value-type="float">
            <text:p>412.6895</text:p>
          </table:table-cell>
          <table:table-cell office:value-type="float" office:value="1849.201" calcext:value-type="float">
            <text:p>1849.201</text:p>
          </table:table-cell>
          <table:table-cell office:value-type="float" office:value="2086.643" calcext:value-type="float">
            <text:p>2086.643</text:p>
          </table:table-cell>
          <table:table-cell office:value-type="float" office:value="1668.682" calcext:value-type="float">
            <text:p>1668.682</text:p>
          </table:table-cell>
          <table:table-cell office:value-type="float" office:value="584.8398" calcext:value-type="float">
            <text:p>584.8398</text:p>
          </table:table-cell>
          <table:table-cell office:value-type="float" office:value="573.7833" calcext:value-type="float">
            <text:p>573.7833</text:p>
          </table:table-cell>
          <table:table-cell office:value-type="float" office:value="142.7958" calcext:value-type="float">
            <text:p>142.7958</text:p>
          </table:table-cell>
          <table:table-cell office:value-type="float" office:value="35.6919" calcext:value-type="float">
            <text:p>35.6919</text:p>
          </table:table-cell>
          <table:table-cell office:value-type="float" office:value="0" calcext:value-type="float">
            <text:p>0</text:p>
          </table:table-cell>
          <table:table-cell office:value-type="float" office:value="-0.02501423" calcext:value-type="float">
            <text:p>-0.02501423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0.8081" calcext:value-type="float">
            <text:p>-400.8081</text:p>
          </table:table-cell>
          <table:table-cell office:value-type="float" office:value="0" calcext:value-type="float">
            <text:p>0</text:p>
          </table:table-cell>
          <table:table-cell office:value-type="float" office:value="4.195958" calcext:value-type="float">
            <text:p>4.195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718.8625" calcext:value-type="float">
            <text:p>718.8625</text:p>
          </table:table-cell>
          <table:table-cell office:value-type="float" office:value="13084.91" calcext:value-type="float">
            <text:p>13084.9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5.1859" calcext:value-type="float">
            <text:p>-505.1859</text:p>
          </table:table-cell>
          <table:table-cell office:value-type="float" office:value="1456.794" calcext:value-type="float">
            <text:p>1456.79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64494" calcext:value-type="float">
            <text:p>74.64494</text:p>
          </table:table-cell>
          <table:table-cell office:value-type="float" office:value="462.8144" calcext:value-type="float">
            <text:p>462.8144</text:p>
          </table:table-cell>
          <table:table-cell office:value-type="float" office:value="0.2072259" calcext:value-type="float">
            <text:p>0.207225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325" calcext:value-type="float">
            <text:p>0.0757532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69.6227" calcext:value-type="float">
            <text:p>469.6227</text:p>
          </table:table-cell>
          <table:table-cell office:value-type="float" office:value="0" calcext:value-type="float">
            <text:p>0</text:p>
          </table:table-cell>
          <table:table-cell office:value-type="float" office:value="319.2239" calcext:value-type="float">
            <text:p>319.2239</text:p>
          </table:table-cell>
          <table:table-cell office:value-type="float" office:value="1123.268" calcext:value-type="float">
            <text:p>1123.268</text:p>
          </table:table-cell>
          <table:table-cell office:value-type="float" office:value="1373.241" calcext:value-type="float">
            <text:p>1373.241</text:p>
          </table:table-cell>
          <table:table-cell office:value-type="float" office:value="1289.948" calcext:value-type="float">
            <text:p>1289.948</text:p>
          </table:table-cell>
          <table:table-cell office:value-type="float" office:value="773.9776" calcext:value-type="float">
            <text:p>773.9776</text:p>
          </table:table-cell>
          <table:table-cell office:value-type="float" office:value="1107.073" calcext:value-type="float">
            <text:p>1107.073</text:p>
          </table:table-cell>
          <table:table-cell office:value-type="float" office:value="412.6772" calcext:value-type="float">
            <text:p>412.6772</text:p>
          </table:table-cell>
          <table:table-cell office:value-type="float" office:value="1849.178" calcext:value-type="float">
            <text:p>1849.178</text:p>
          </table:table-cell>
          <table:table-cell office:value-type="float" office:value="2086.62" calcext:value-type="float">
            <text:p>2086.62</text:p>
          </table:table-cell>
          <table:table-cell office:value-type="float" office:value="1668.662" calcext:value-type="float">
            <text:p>1668.662</text:p>
          </table:table-cell>
          <table:table-cell office:value-type="float" office:value="584.8306" calcext:value-type="float">
            <text:p>584.8306</text:p>
          </table:table-cell>
          <table:table-cell office:value-type="float" office:value="573.7718" calcext:value-type="float">
            <text:p>573.7718</text:p>
          </table:table-cell>
          <table:table-cell office:value-type="float" office:value="142.7958" calcext:value-type="float">
            <text:p>142.7958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441" calcext:value-type="float">
            <text:p>-0.0250144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1.3766" calcext:value-type="float">
            <text:p>-401.3766</text:p>
          </table:table-cell>
          <table:table-cell office:value-type="float" office:value="0" calcext:value-type="float">
            <text:p>0</text:p>
          </table:table-cell>
          <table:table-cell office:value-type="float" office:value="4.189421" calcext:value-type="float">
            <text:p>4.189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718.4854" calcext:value-type="float">
            <text:p>718.4854</text:p>
          </table:table-cell>
          <table:table-cell office:value-type="float" office:value="13084.81" calcext:value-type="float">
            <text:p>13084.8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5.666" calcext:value-type="float">
            <text:p>-505.666</text:p>
          </table:table-cell>
          <table:table-cell office:value-type="float" office:value="1457.885" calcext:value-type="float">
            <text:p>1457.88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71941" calcext:value-type="float">
            <text:p>74.71941</text:p>
          </table:table-cell>
          <table:table-cell office:value-type="float" office:value="462.8074" calcext:value-type="float">
            <text:p>462.8074</text:p>
          </table:table-cell>
          <table:table-cell office:value-type="float" office:value="0.2074329" calcext:value-type="float">
            <text:p>0.207432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561" calcext:value-type="float">
            <text:p>0.0757556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69.1428" calcext:value-type="float">
            <text:p>469.1428</text:p>
          </table:table-cell>
          <table:table-cell office:value-type="float" office:value="0" calcext:value-type="float">
            <text:p>0</text:p>
          </table:table-cell>
          <table:table-cell office:value-type="float" office:value="319.221" calcext:value-type="float">
            <text:p>319.221</text:p>
          </table:table-cell>
          <table:table-cell office:value-type="float" office:value="1123.181" calcext:value-type="float">
            <text:p>1123.181</text:p>
          </table:table-cell>
          <table:table-cell office:value-type="float" office:value="1373.129" calcext:value-type="float">
            <text:p>1373.129</text:p>
          </table:table-cell>
          <table:table-cell office:value-type="float" office:value="1289.884" calcext:value-type="float">
            <text:p>1289.884</text:p>
          </table:table-cell>
          <table:table-cell office:value-type="float" office:value="773.9014" calcext:value-type="float">
            <text:p>773.9014</text:p>
          </table:table-cell>
          <table:table-cell office:value-type="float" office:value="1107.044" calcext:value-type="float">
            <text:p>1107.044</text:p>
          </table:table-cell>
          <table:table-cell office:value-type="float" office:value="412.6646" calcext:value-type="float">
            <text:p>412.6646</text:p>
          </table:table-cell>
          <table:table-cell office:value-type="float" office:value="1849.154" calcext:value-type="float">
            <text:p>1849.154</text:p>
          </table:table-cell>
          <table:table-cell office:value-type="float" office:value="2086.598" calcext:value-type="float">
            <text:p>2086.598</text:p>
          </table:table-cell>
          <table:table-cell office:value-type="float" office:value="1668.643" calcext:value-type="float">
            <text:p>1668.643</text:p>
          </table:table-cell>
          <table:table-cell office:value-type="float" office:value="584.8215" calcext:value-type="float">
            <text:p>584.8215</text:p>
          </table:table-cell>
          <table:table-cell office:value-type="float" office:value="573.7605" calcext:value-type="float">
            <text:p>573.7605</text:p>
          </table:table-cell>
          <table:table-cell office:value-type="float" office:value="142.7958" calcext:value-type="float">
            <text:p>142.7958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442" calcext:value-type="float">
            <text:p>-0.02501442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1.8078" calcext:value-type="float">
            <text:p>-401.8078</text:p>
          </table:table-cell>
          <table:table-cell office:value-type="float" office:value="0" calcext:value-type="float">
            <text:p>0</text:p>
          </table:table-cell>
          <table:table-cell office:value-type="float" office:value="4.144732" calcext:value-type="float">
            <text:p>4.14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718.0145" calcext:value-type="float">
            <text:p>718.0145</text:p>
          </table:table-cell>
          <table:table-cell office:value-type="float" office:value="13084.72" calcext:value-type="float">
            <text:p>13084.7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6.1664" calcext:value-type="float">
            <text:p>-506.1664</text:p>
          </table:table-cell>
          <table:table-cell office:value-type="float" office:value="1459.495" calcext:value-type="float">
            <text:p>1459.49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8391" calcext:value-type="float">
            <text:p>74.8391</text:p>
          </table:table-cell>
          <table:table-cell office:value-type="float" office:value="462.7783" calcext:value-type="float">
            <text:p>462.7783</text:p>
          </table:table-cell>
          <table:table-cell office:value-type="float" office:value="0.2076248" calcext:value-type="float">
            <text:p>0.207624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561" calcext:value-type="float">
            <text:p>0.0757556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68.6426" calcext:value-type="float">
            <text:p>468.6426</text:p>
          </table:table-cell>
          <table:table-cell office:value-type="float" office:value="0" calcext:value-type="float">
            <text:p>0</text:p>
          </table:table-cell>
          <table:table-cell office:value-type="float" office:value="319.2055" calcext:value-type="float">
            <text:p>319.2055</text:p>
          </table:table-cell>
          <table:table-cell office:value-type="float" office:value="1123.064" calcext:value-type="float">
            <text:p>1123.064</text:p>
          </table:table-cell>
          <table:table-cell office:value-type="float" office:value="1372.999" calcext:value-type="float">
            <text:p>1372.999</text:p>
          </table:table-cell>
          <table:table-cell office:value-type="float" office:value="1289.816" calcext:value-type="float">
            <text:p>1289.816</text:p>
          </table:table-cell>
          <table:table-cell office:value-type="float" office:value="773.8232" calcext:value-type="float">
            <text:p>773.8232</text:p>
          </table:table-cell>
          <table:table-cell office:value-type="float" office:value="1107.016" calcext:value-type="float">
            <text:p>1107.016</text:p>
          </table:table-cell>
          <table:table-cell office:value-type="float" office:value="412.6529" calcext:value-type="float">
            <text:p>412.6529</text:p>
          </table:table-cell>
          <table:table-cell office:value-type="float" office:value="1849.131" calcext:value-type="float">
            <text:p>1849.131</text:p>
          </table:table-cell>
          <table:table-cell office:value-type="float" office:value="2086.575" calcext:value-type="float">
            <text:p>2086.575</text:p>
          </table:table-cell>
          <table:table-cell office:value-type="float" office:value="1668.624" calcext:value-type="float">
            <text:p>1668.624</text:p>
          </table:table-cell>
          <table:table-cell office:value-type="float" office:value="584.8124" calcext:value-type="float">
            <text:p>584.8124</text:p>
          </table:table-cell>
          <table:table-cell office:value-type="float" office:value="573.7493" calcext:value-type="float">
            <text:p>573.7493</text:p>
          </table:table-cell>
          <table:table-cell office:value-type="float" office:value="142.7957" calcext:value-type="float">
            <text:p>142.7957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451" calcext:value-type="float">
            <text:p>-0.0250145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2.3259" calcext:value-type="float">
            <text:p>-402.3259</text:p>
          </table:table-cell>
          <table:table-cell office:value-type="float" office:value="0" calcext:value-type="float">
            <text:p>0</text:p>
          </table:table-cell>
          <table:table-cell office:value-type="float" office:value="4.165612" calcext:value-type="float">
            <text:p>4.165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717.5155" calcext:value-type="float">
            <text:p>717.5155</text:p>
          </table:table-cell>
          <table:table-cell office:value-type="float" office:value="13084.62" calcext:value-type="float">
            <text:p>13084.6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6.7148" calcext:value-type="float">
            <text:p>-506.7148</text:p>
          </table:table-cell>
          <table:table-cell office:value-type="float" office:value="1461.462" calcext:value-type="float">
            <text:p>1461.462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4.97142" calcext:value-type="float">
            <text:p>74.97142</text:p>
          </table:table-cell>
          <table:table-cell office:value-type="float" office:value="462.7498" calcext:value-type="float">
            <text:p>462.7498</text:p>
          </table:table-cell>
          <table:table-cell office:value-type="float" office:value="0.2078231" calcext:value-type="float">
            <text:p>0.207823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561" calcext:value-type="float">
            <text:p>0.0757556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68.0943" calcext:value-type="float">
            <text:p>468.0943</text:p>
          </table:table-cell>
          <table:table-cell office:value-type="float" office:value="0" calcext:value-type="float">
            <text:p>0</text:p>
          </table:table-cell>
          <table:table-cell office:value-type="float" office:value="319.1894" calcext:value-type="float">
            <text:p>319.1894</text:p>
          </table:table-cell>
          <table:table-cell office:value-type="float" office:value="1122.944" calcext:value-type="float">
            <text:p>1122.944</text:p>
          </table:table-cell>
          <table:table-cell office:value-type="float" office:value="1372.857" calcext:value-type="float">
            <text:p>1372.857</text:p>
          </table:table-cell>
          <table:table-cell office:value-type="float" office:value="1289.741" calcext:value-type="float">
            <text:p>1289.741</text:p>
          </table:table-cell>
          <table:table-cell office:value-type="float" office:value="773.7386" calcext:value-type="float">
            <text:p>773.7386</text:p>
          </table:table-cell>
          <table:table-cell office:value-type="float" office:value="1106.985" calcext:value-type="float">
            <text:p>1106.985</text:p>
          </table:table-cell>
          <table:table-cell office:value-type="float" office:value="412.6409" calcext:value-type="float">
            <text:p>412.6409</text:p>
          </table:table-cell>
          <table:table-cell office:value-type="float" office:value="1849.108" calcext:value-type="float">
            <text:p>1849.108</text:p>
          </table:table-cell>
          <table:table-cell office:value-type="float" office:value="2086.553" calcext:value-type="float">
            <text:p>2086.553</text:p>
          </table:table-cell>
          <table:table-cell office:value-type="float" office:value="1668.604" calcext:value-type="float">
            <text:p>1668.604</text:p>
          </table:table-cell>
          <table:table-cell office:value-type="float" office:value="584.8033" calcext:value-type="float">
            <text:p>584.8033</text:p>
          </table:table-cell>
          <table:table-cell office:value-type="float" office:value="573.7383" calcext:value-type="float">
            <text:p>573.7383</text:p>
          </table:table-cell>
          <table:table-cell office:value-type="float" office:value="142.7957" calcext:value-type="float">
            <text:p>142.7957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461" calcext:value-type="float">
            <text:p>-0.02501461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2.8725" calcext:value-type="float">
            <text:p>-402.8725</text:p>
          </table:table-cell>
          <table:table-cell office:value-type="float" office:value="0" calcext:value-type="float">
            <text:p>0</text:p>
          </table:table-cell>
          <table:table-cell office:value-type="float" office:value="4.166391" calcext:value-type="float">
            <text:p>4.166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716.9904" calcext:value-type="float">
            <text:p>716.9904</text:p>
          </table:table-cell>
          <table:table-cell office:value-type="float" office:value="13084.54" calcext:value-type="float">
            <text:p>13084.5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7.3157" calcext:value-type="float">
            <text:p>-507.3157</text:p>
          </table:table-cell>
          <table:table-cell office:value-type="float" office:value="1463.137" calcext:value-type="float">
            <text:p>1463.13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5.12233" calcext:value-type="float">
            <text:p>75.12233</text:p>
          </table:table-cell>
          <table:table-cell office:value-type="float" office:value="462.7079" calcext:value-type="float">
            <text:p>462.7079</text:p>
          </table:table-cell>
          <table:table-cell office:value-type="float" office:value="0.2080422" calcext:value-type="float">
            <text:p>0.2080422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733" calcext:value-type="float">
            <text:p>0.07575733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67.4937" calcext:value-type="float">
            <text:p>467.4937</text:p>
          </table:table-cell>
          <table:table-cell office:value-type="float" office:value="0" calcext:value-type="float">
            <text:p>0</text:p>
          </table:table-cell>
          <table:table-cell office:value-type="float" office:value="319.1734" calcext:value-type="float">
            <text:p>319.1734</text:p>
          </table:table-cell>
          <table:table-cell office:value-type="float" office:value="1122.819" calcext:value-type="float">
            <text:p>1122.819</text:p>
          </table:table-cell>
          <table:table-cell office:value-type="float" office:value="1372.716" calcext:value-type="float">
            <text:p>1372.716</text:p>
          </table:table-cell>
          <table:table-cell office:value-type="float" office:value="1289.664" calcext:value-type="float">
            <text:p>1289.664</text:p>
          </table:table-cell>
          <table:table-cell office:value-type="float" office:value="773.6533" calcext:value-type="float">
            <text:p>773.6533</text:p>
          </table:table-cell>
          <table:table-cell office:value-type="float" office:value="1106.954" calcext:value-type="float">
            <text:p>1106.954</text:p>
          </table:table-cell>
          <table:table-cell office:value-type="float" office:value="412.6288" calcext:value-type="float">
            <text:p>412.6288</text:p>
          </table:table-cell>
          <table:table-cell office:value-type="float" office:value="1849.084" calcext:value-type="float">
            <text:p>1849.084</text:p>
          </table:table-cell>
          <table:table-cell office:value-type="float" office:value="2086.531" calcext:value-type="float">
            <text:p>2086.531</text:p>
          </table:table-cell>
          <table:table-cell office:value-type="float" office:value="1668.585" calcext:value-type="float">
            <text:p>1668.585</text:p>
          </table:table-cell>
          <table:table-cell office:value-type="float" office:value="584.7943" calcext:value-type="float">
            <text:p>584.7943</text:p>
          </table:table-cell>
          <table:table-cell office:value-type="float" office:value="573.7275" calcext:value-type="float">
            <text:p>573.7275</text:p>
          </table:table-cell>
          <table:table-cell office:value-type="float" office:value="142.7957" calcext:value-type="float">
            <text:p>142.7957</text:p>
          </table:table-cell>
          <table:table-cell office:value-type="float" office:value="35.69187" calcext:value-type="float">
            <text:p>35.69187</text:p>
          </table:table-cell>
          <table:table-cell office:value-type="float" office:value="0" calcext:value-type="float">
            <text:p>0</text:p>
          </table:table-cell>
          <table:table-cell office:value-type="float" office:value="-0.02501473" calcext:value-type="float">
            <text:p>-0.02501473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3.4417" calcext:value-type="float">
            <text:p>-403.4417</text:p>
          </table:table-cell>
          <table:table-cell office:value-type="float" office:value="0" calcext:value-type="float">
            <text:p>0</text:p>
          </table:table-cell>
          <table:table-cell office:value-type="float" office:value="4.136593" calcext:value-type="float">
            <text:p>4.136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716.3384" calcext:value-type="float">
            <text:p>716.3384</text:p>
          </table:table-cell>
          <table:table-cell office:value-type="float" office:value="13084.45" calcext:value-type="float">
            <text:p>13084.4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7.8597" calcext:value-type="float">
            <text:p>-507.8597</text:p>
          </table:table-cell>
          <table:table-cell office:value-type="float" office:value="1461.674" calcext:value-type="float">
            <text:p>1461.67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5.33097" calcext:value-type="float">
            <text:p>75.33097</text:p>
          </table:table-cell>
          <table:table-cell office:value-type="float" office:value="462.6273" calcext:value-type="float">
            <text:p>462.6273</text:p>
          </table:table-cell>
          <table:table-cell office:value-type="float" office:value="0.2082103" calcext:value-type="float">
            <text:p>0.208210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747" calcext:value-type="float">
            <text:p>0.0757574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9577" calcext:value-type="float">
            <text:p>0.1859577</text:p>
          </table:table-cell>
          <table:table-cell office:value-type="float" office:value="370" calcext:value-type="float">
            <text:p>370</text:p>
          </table:table-cell>
          <table:table-cell office:value-type="float" office:value="466.9499" calcext:value-type="float">
            <text:p>466.9499</text:p>
          </table:table-cell>
          <table:table-cell office:value-type="float" office:value="0" calcext:value-type="float">
            <text:p>0</text:p>
          </table:table-cell>
          <table:table-cell office:value-type="float" office:value="319.1529" calcext:value-type="float">
            <text:p>319.1529</text:p>
          </table:table-cell>
          <table:table-cell office:value-type="float" office:value="1122.669" calcext:value-type="float">
            <text:p>1122.669</text:p>
          </table:table-cell>
          <table:table-cell office:value-type="float" office:value="1372.55" calcext:value-type="float">
            <text:p>1372.55</text:p>
          </table:table-cell>
          <table:table-cell office:value-type="float" office:value="1289.568" calcext:value-type="float">
            <text:p>1289.568</text:p>
          </table:table-cell>
          <table:table-cell office:value-type="float" office:value="773.561" calcext:value-type="float">
            <text:p>773.561</text:p>
          </table:table-cell>
          <table:table-cell office:value-type="float" office:value="1106.921" calcext:value-type="float">
            <text:p>1106.921</text:p>
          </table:table-cell>
          <table:table-cell office:value-type="float" office:value="412.6165" calcext:value-type="float">
            <text:p>412.6165</text:p>
          </table:table-cell>
          <table:table-cell office:value-type="float" office:value="1849.061" calcext:value-type="float">
            <text:p>1849.061</text:p>
          </table:table-cell>
          <table:table-cell office:value-type="float" office:value="2086.508" calcext:value-type="float">
            <text:p>2086.508</text:p>
          </table:table-cell>
          <table:table-cell office:value-type="float" office:value="1668.566" calcext:value-type="float">
            <text:p>1668.566</text:p>
          </table:table-cell>
          <table:table-cell office:value-type="float" office:value="584.7853" calcext:value-type="float">
            <text:p>584.7853</text:p>
          </table:table-cell>
          <table:table-cell office:value-type="float" office:value="573.7169" calcext:value-type="float">
            <text:p>573.7169</text:p>
          </table:table-cell>
          <table:table-cell office:value-type="float" office:value="142.7957" calcext:value-type="float">
            <text:p>142.7957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502" calcext:value-type="float">
            <text:p>-0.02501502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4.1342" calcext:value-type="float">
            <text:p>-404.1342</text:p>
          </table:table-cell>
          <table:table-cell office:value-type="float" office:value="0" calcext:value-type="float">
            <text:p>0</text:p>
          </table:table-cell>
          <table:table-cell office:value-type="float" office:value="4.284264" calcext:value-type="float">
            <text:p>4.284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715.6196" calcext:value-type="float">
            <text:p>715.6196</text:p>
          </table:table-cell>
          <table:table-cell office:value-type="float" office:value="13084.37" calcext:value-type="float">
            <text:p>13084.37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8.567" calcext:value-type="float">
            <text:p>-508.567</text:p>
          </table:table-cell>
          <table:table-cell office:value-type="float" office:value="1464.118" calcext:value-type="float">
            <text:p>1464.118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5.57484" calcext:value-type="float">
            <text:p>75.57484</text:p>
          </table:table-cell>
          <table:table-cell office:value-type="float" office:value="462.5601" calcext:value-type="float">
            <text:p>462.5601</text:p>
          </table:table-cell>
          <table:table-cell office:value-type="float" office:value="0.2083538" calcext:value-type="float">
            <text:p>0.208353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747" calcext:value-type="float">
            <text:p>0.0757574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55945" calcext:value-type="float">
            <text:p>0.1855945</text:p>
          </table:table-cell>
          <table:table-cell office:value-type="float" office:value="370" calcext:value-type="float">
            <text:p>370</text:p>
          </table:table-cell>
          <table:table-cell office:value-type="float" office:value="466.243" calcext:value-type="float">
            <text:p>466.243</text:p>
          </table:table-cell>
          <table:table-cell office:value-type="float" office:value="0" calcext:value-type="float">
            <text:p>0</text:p>
          </table:table-cell>
          <table:table-cell office:value-type="float" office:value="319.129" calcext:value-type="float">
            <text:p>319.129</text:p>
          </table:table-cell>
          <table:table-cell office:value-type="float" office:value="1122.494" calcext:value-type="float">
            <text:p>1122.494</text:p>
          </table:table-cell>
          <table:table-cell office:value-type="float" office:value="1372.361" calcext:value-type="float">
            <text:p>1372.361</text:p>
          </table:table-cell>
          <table:table-cell office:value-type="float" office:value="1289.455" calcext:value-type="float">
            <text:p>1289.455</text:p>
          </table:table-cell>
          <table:table-cell office:value-type="float" office:value="773.4561" calcext:value-type="float">
            <text:p>773.4561</text:p>
          </table:table-cell>
          <table:table-cell office:value-type="float" office:value="1106.885" calcext:value-type="float">
            <text:p>1106.885</text:p>
          </table:table-cell>
          <table:table-cell office:value-type="float" office:value="412.6042" calcext:value-type="float">
            <text:p>412.6042</text:p>
          </table:table-cell>
          <table:table-cell office:value-type="float" office:value="1849.037" calcext:value-type="float">
            <text:p>1849.037</text:p>
          </table:table-cell>
          <table:table-cell office:value-type="float" office:value="2086.486" calcext:value-type="float">
            <text:p>2086.486</text:p>
          </table:table-cell>
          <table:table-cell office:value-type="float" office:value="1668.547" calcext:value-type="float">
            <text:p>1668.547</text:p>
          </table:table-cell>
          <table:table-cell office:value-type="float" office:value="584.7764" calcext:value-type="float">
            <text:p>584.7764</text:p>
          </table:table-cell>
          <table:table-cell office:value-type="float" office:value="573.7064" calcext:value-type="float">
            <text:p>573.7064</text:p>
          </table:table-cell>
          <table:table-cell office:value-type="float" office:value="142.7957" calcext:value-type="float">
            <text:p>142.7957</text:p>
          </table:table-cell>
          <table:table-cell office:value-type="float" office:value="35.69185" calcext:value-type="float">
            <text:p>35.69185</text:p>
          </table:table-cell>
          <table:table-cell office:value-type="float" office:value="0" calcext:value-type="float">
            <text:p>0</text:p>
          </table:table-cell>
          <table:table-cell office:value-type="float" office:value="-0.02501564" calcext:value-type="float">
            <text:p>-0.02501564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4.8962" calcext:value-type="float">
            <text:p>-404.8962</text:p>
          </table:table-cell>
          <table:table-cell office:value-type="float" office:value="0" calcext:value-type="float">
            <text:p>0</text:p>
          </table:table-cell>
          <table:table-cell office:value-type="float" office:value="4.337602" calcext:value-type="float">
            <text:p>4.337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714.8925" calcext:value-type="float">
            <text:p>714.8925</text:p>
          </table:table-cell>
          <table:table-cell office:value-type="float" office:value="13084.28" calcext:value-type="float">
            <text:p>13084.2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09.343" calcext:value-type="float">
            <text:p>-509.343</text:p>
          </table:table-cell>
          <table:table-cell office:value-type="float" office:value="1466.138" calcext:value-type="float">
            <text:p>1466.138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5.82973" calcext:value-type="float">
            <text:p>75.82973</text:p>
          </table:table-cell>
          <table:table-cell office:value-type="float" office:value="462.4702" calcext:value-type="float">
            <text:p>462.4702</text:p>
          </table:table-cell>
          <table:table-cell office:value-type="float" office:value="0.208507" calcext:value-type="float">
            <text:p>0.20850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915" calcext:value-type="float">
            <text:p>0.0757591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44963" calcext:value-type="float">
            <text:p>0.1844963</text:p>
          </table:table-cell>
          <table:table-cell office:value-type="float" office:value="370" calcext:value-type="float">
            <text:p>370</text:p>
          </table:table-cell>
          <table:table-cell office:value-type="float" office:value="465.4683" calcext:value-type="float">
            <text:p>465.4683</text:p>
          </table:table-cell>
          <table:table-cell office:value-type="float" office:value="0" calcext:value-type="float">
            <text:p>0</text:p>
          </table:table-cell>
          <table:table-cell office:value-type="float" office:value="319.1093" calcext:value-type="float">
            <text:p>319.1093</text:p>
          </table:table-cell>
          <table:table-cell office:value-type="float" office:value="1122.326" calcext:value-type="float">
            <text:p>1122.326</text:p>
          </table:table-cell>
          <table:table-cell office:value-type="float" office:value="1372.179" calcext:value-type="float">
            <text:p>1372.179</text:p>
          </table:table-cell>
          <table:table-cell office:value-type="float" office:value="1289.344" calcext:value-type="float">
            <text:p>1289.344</text:p>
          </table:table-cell>
          <table:table-cell office:value-type="float" office:value="773.3536" calcext:value-type="float">
            <text:p>773.3536</text:p>
          </table:table-cell>
          <table:table-cell office:value-type="float" office:value="1106.847" calcext:value-type="float">
            <text:p>1106.847</text:p>
          </table:table-cell>
          <table:table-cell office:value-type="float" office:value="412.591" calcext:value-type="float">
            <text:p>412.591</text:p>
          </table:table-cell>
          <table:table-cell office:value-type="float" office:value="1849.014" calcext:value-type="float">
            <text:p>1849.014</text:p>
          </table:table-cell>
          <table:table-cell office:value-type="float" office:value="2086.464" calcext:value-type="float">
            <text:p>2086.464</text:p>
          </table:table-cell>
          <table:table-cell office:value-type="float" office:value="1668.529" calcext:value-type="float">
            <text:p>1668.529</text:p>
          </table:table-cell>
          <table:table-cell office:value-type="float" office:value="584.7675" calcext:value-type="float">
            <text:p>584.7675</text:p>
          </table:table-cell>
          <table:table-cell office:value-type="float" office:value="573.696" calcext:value-type="float">
            <text:p>573.696</text:p>
          </table:table-cell>
          <table:table-cell office:value-type="float" office:value="142.7957" calcext:value-type="float">
            <text:p>142.7957</text:p>
          </table:table-cell>
          <table:table-cell office:value-type="float" office:value="35.69187" calcext:value-type="float">
            <text:p>35.69187</text:p>
          </table:table-cell>
          <table:table-cell office:value-type="float" office:value="0" calcext:value-type="float">
            <text:p>0</text:p>
          </table:table-cell>
          <table:table-cell office:value-type="float" office:value="-0.02501613" calcext:value-type="float">
            <text:p>-0.02501613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5.6619" calcext:value-type="float">
            <text:p>-405.6619</text:p>
          </table:table-cell>
          <table:table-cell office:value-type="float" office:value="0" calcext:value-type="float">
            <text:p>0</text:p>
          </table:table-cell>
          <table:table-cell office:value-type="float" office:value="4.326471" calcext:value-type="float">
            <text:p>4.326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714.0422" calcext:value-type="float">
            <text:p>714.0422</text:p>
          </table:table-cell>
          <table:table-cell office:value-type="float" office:value="13084.21" calcext:value-type="float">
            <text:p>13084.2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0.1938" calcext:value-type="float">
            <text:p>-510.1938</text:p>
          </table:table-cell>
          <table:table-cell office:value-type="float" office:value="1469.096" calcext:value-type="float">
            <text:p>1469.09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14015" calcext:value-type="float">
            <text:p>76.14015</text:p>
          </table:table-cell>
          <table:table-cell office:value-type="float" office:value="462.3605" calcext:value-type="float">
            <text:p>462.3605</text:p>
          </table:table-cell>
          <table:table-cell office:value-type="float" office:value="0.2086717" calcext:value-type="float">
            <text:p>0.208671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915" calcext:value-type="float">
            <text:p>0.0757591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648" calcext:value-type="float">
            <text:p>0.1834648</text:p>
          </table:table-cell>
          <table:table-cell office:value-type="float" office:value="370" calcext:value-type="float">
            <text:p>370</text:p>
          </table:table-cell>
          <table:table-cell office:value-type="float" office:value="464.6187" calcext:value-type="float">
            <text:p>464.6187</text:p>
          </table:table-cell>
          <table:table-cell office:value-type="float" office:value="0" calcext:value-type="float">
            <text:p>0</text:p>
          </table:table-cell>
          <table:table-cell office:value-type="float" office:value="319.0849" calcext:value-type="float">
            <text:p>319.0849</text:p>
          </table:table-cell>
          <table:table-cell office:value-type="float" office:value="1122.125" calcext:value-type="float">
            <text:p>1122.125</text:p>
          </table:table-cell>
          <table:table-cell office:value-type="float" office:value="1371.97" calcext:value-type="float">
            <text:p>1371.97</text:p>
          </table:table-cell>
          <table:table-cell office:value-type="float" office:value="1289.212" calcext:value-type="float">
            <text:p>1289.212</text:p>
          </table:table-cell>
          <table:table-cell office:value-type="float" office:value="773.239" calcext:value-type="float">
            <text:p>773.239</text:p>
          </table:table-cell>
          <table:table-cell office:value-type="float" office:value="1106.807" calcext:value-type="float">
            <text:p>1106.807</text:p>
          </table:table-cell>
          <table:table-cell office:value-type="float" office:value="412.5778" calcext:value-type="float">
            <text:p>412.5778</text:p>
          </table:table-cell>
          <table:table-cell office:value-type="float" office:value="1848.99" calcext:value-type="float">
            <text:p>1848.99</text:p>
          </table:table-cell>
          <table:table-cell office:value-type="float" office:value="2086.442" calcext:value-type="float">
            <text:p>2086.442</text:p>
          </table:table-cell>
          <table:table-cell office:value-type="float" office:value="1668.51" calcext:value-type="float">
            <text:p>1668.51</text:p>
          </table:table-cell>
          <table:table-cell office:value-type="float" office:value="584.7585" calcext:value-type="float">
            <text:p>584.7585</text:p>
          </table:table-cell>
          <table:table-cell office:value-type="float" office:value="573.6858" calcext:value-type="float">
            <text:p>573.6858</text:p>
          </table:table-cell>
          <table:table-cell office:value-type="float" office:value="142.7956" calcext:value-type="float">
            <text:p>142.795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694" calcext:value-type="float">
            <text:p>-0.02501694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6.5446" calcext:value-type="float">
            <text:p>-406.5446</text:p>
          </table:table-cell>
          <table:table-cell office:value-type="float" office:value="0" calcext:value-type="float">
            <text:p>0</text:p>
          </table:table-cell>
          <table:table-cell office:value-type="float" office:value="4.357993" calcext:value-type="float">
            <text:p>4.35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713.3862" calcext:value-type="float">
            <text:p>713.3862</text:p>
          </table:table-cell>
          <table:table-cell office:value-type="float" office:value="13084.12" calcext:value-type="float">
            <text:p>13084.1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0.9265" calcext:value-type="float">
            <text:p>-510.9265</text:p>
          </table:table-cell>
          <table:table-cell office:value-type="float" office:value="1471.727" calcext:value-type="float">
            <text:p>1471.72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34489" calcext:value-type="float">
            <text:p>76.34489</text:p>
          </table:table-cell>
          <table:table-cell office:value-type="float" office:value="462.3165" calcext:value-type="float">
            <text:p>462.3165</text:p>
          </table:table-cell>
          <table:table-cell office:value-type="float" office:value="0.2088458" calcext:value-type="float">
            <text:p>0.208845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599" calcext:value-type="float">
            <text:p>0.07575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3.8861" calcext:value-type="float">
            <text:p>463.8861</text:p>
          </table:table-cell>
          <table:table-cell office:value-type="float" office:value="0" calcext:value-type="float">
            <text:p>0</text:p>
          </table:table-cell>
          <table:table-cell office:value-type="float" office:value="319.0733" calcext:value-type="float">
            <text:p>319.0733</text:p>
          </table:table-cell>
          <table:table-cell office:value-type="float" office:value="1121.978" calcext:value-type="float">
            <text:p>1121.978</text:p>
          </table:table-cell>
          <table:table-cell office:value-type="float" office:value="1371.797" calcext:value-type="float">
            <text:p>1371.797</text:p>
          </table:table-cell>
          <table:table-cell office:value-type="float" office:value="1289.091" calcext:value-type="float">
            <text:p>1289.091</text:p>
          </table:table-cell>
          <table:table-cell office:value-type="float" office:value="773.129" calcext:value-type="float">
            <text:p>773.129</text:p>
          </table:table-cell>
          <table:table-cell office:value-type="float" office:value="1106.767" calcext:value-type="float">
            <text:p>1106.767</text:p>
          </table:table-cell>
          <table:table-cell office:value-type="float" office:value="412.5643" calcext:value-type="float">
            <text:p>412.5643</text:p>
          </table:table-cell>
          <table:table-cell office:value-type="float" office:value="1848.966" calcext:value-type="float">
            <text:p>1848.966</text:p>
          </table:table-cell>
          <table:table-cell office:value-type="float" office:value="2086.419" calcext:value-type="float">
            <text:p>2086.419</text:p>
          </table:table-cell>
          <table:table-cell office:value-type="float" office:value="1668.491" calcext:value-type="float">
            <text:p>1668.491</text:p>
          </table:table-cell>
          <table:table-cell office:value-type="float" office:value="584.7496" calcext:value-type="float">
            <text:p>584.7496</text:p>
          </table:table-cell>
          <table:table-cell office:value-type="float" office:value="573.6757" calcext:value-type="float">
            <text:p>573.6757</text:p>
          </table:table-cell>
          <table:table-cell office:value-type="float" office:value="142.7956" calcext:value-type="float">
            <text:p>142.795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719" calcext:value-type="float">
            <text:p>-0.02501719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7.2463" calcext:value-type="float">
            <text:p>-407.2463</text:p>
          </table:table-cell>
          <table:table-cell office:value-type="float" office:value="0" calcext:value-type="float">
            <text:p>0</text:p>
          </table:table-cell>
          <table:table-cell office:value-type="float" office:value="4.326793" calcext:value-type="float">
            <text:p>4.326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712.9421" calcext:value-type="float">
            <text:p>712.9421</text:p>
          </table:table-cell>
          <table:table-cell office:value-type="float" office:value="13084.02" calcext:value-type="float">
            <text:p>13084.0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1.4962" calcext:value-type="float">
            <text:p>-511.4962</text:p>
          </table:table-cell>
          <table:table-cell office:value-type="float" office:value="1473.94" calcext:value-type="float">
            <text:p>1473.9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45288" calcext:value-type="float">
            <text:p>76.45288</text:p>
          </table:table-cell>
          <table:table-cell office:value-type="float" office:value="462.3095" calcext:value-type="float">
            <text:p>462.3095</text:p>
          </table:table-cell>
          <table:table-cell office:value-type="float" office:value="0.2090319" calcext:value-type="float">
            <text:p>0.209031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6298" calcext:value-type="float">
            <text:p>0.07576298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3.3166" calcext:value-type="float">
            <text:p>463.3166</text:p>
          </table:table-cell>
          <table:table-cell office:value-type="float" office:value="0" calcext:value-type="float">
            <text:p>0</text:p>
          </table:table-cell>
          <table:table-cell office:value-type="float" office:value="319.0729" calcext:value-type="float">
            <text:p>319.0729</text:p>
          </table:table-cell>
          <table:table-cell office:value-type="float" office:value="1121.885" calcext:value-type="float">
            <text:p>1121.885</text:p>
          </table:table-cell>
          <table:table-cell office:value-type="float" office:value="1371.669" calcext:value-type="float">
            <text:p>1371.669</text:p>
          </table:table-cell>
          <table:table-cell office:value-type="float" office:value="1289.006" calcext:value-type="float">
            <text:p>1289.006</text:p>
          </table:table-cell>
          <table:table-cell office:value-type="float" office:value="773.0347" calcext:value-type="float">
            <text:p>773.0347</text:p>
          </table:table-cell>
          <table:table-cell office:value-type="float" office:value="1106.731" calcext:value-type="float">
            <text:p>1106.731</text:p>
          </table:table-cell>
          <table:table-cell office:value-type="float" office:value="412.5515" calcext:value-type="float">
            <text:p>412.5515</text:p>
          </table:table-cell>
          <table:table-cell office:value-type="float" office:value="1848.942" calcext:value-type="float">
            <text:p>1848.942</text:p>
          </table:table-cell>
          <table:table-cell office:value-type="float" office:value="2086.397" calcext:value-type="float">
            <text:p>2086.397</text:p>
          </table:table-cell>
          <table:table-cell office:value-type="float" office:value="1668.472" calcext:value-type="float">
            <text:p>1668.472</text:p>
          </table:table-cell>
          <table:table-cell office:value-type="float" office:value="584.7407" calcext:value-type="float">
            <text:p>584.7407</text:p>
          </table:table-cell>
          <table:table-cell office:value-type="float" office:value="573.6657" calcext:value-type="float">
            <text:p>573.6657</text:p>
          </table:table-cell>
          <table:table-cell office:value-type="float" office:value="142.7956" calcext:value-type="float">
            <text:p>142.795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7.7436" calcext:value-type="float">
            <text:p>-407.7436</text:p>
          </table:table-cell>
          <table:table-cell office:value-type="float" office:value="0" calcext:value-type="float">
            <text:p>0</text:p>
          </table:table-cell>
          <table:table-cell office:value-type="float" office:value="4.252108" calcext:value-type="float">
            <text:p>4.25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712.6174" calcext:value-type="float">
            <text:p>712.6174</text:p>
          </table:table-cell>
          <table:table-cell office:value-type="float" office:value="13083.93" calcext:value-type="float">
            <text:p>13083.9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1.9379" calcext:value-type="float">
            <text:p>-511.9379</text:p>
          </table:table-cell>
          <table:table-cell office:value-type="float" office:value="1476.131" calcext:value-type="float">
            <text:p>1476.13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51648" calcext:value-type="float">
            <text:p>76.51648</text:p>
          </table:table-cell>
          <table:table-cell office:value-type="float" office:value="462.3053" calcext:value-type="float">
            <text:p>462.3053</text:p>
          </table:table-cell>
          <table:table-cell office:value-type="float" office:value="0.2092497" calcext:value-type="float">
            <text:p>0.209249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6742" calcext:value-type="float">
            <text:p>0.0757674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2.8752" calcext:value-type="float">
            <text:p>462.8752</text:p>
          </table:table-cell>
          <table:table-cell office:value-type="float" office:value="0" calcext:value-type="float">
            <text:p>0</text:p>
          </table:table-cell>
          <table:table-cell office:value-type="float" office:value="319.077" calcext:value-type="float">
            <text:p>319.077</text:p>
          </table:table-cell>
          <table:table-cell office:value-type="float" office:value="1121.824" calcext:value-type="float">
            <text:p>1121.824</text:p>
          </table:table-cell>
          <table:table-cell office:value-type="float" office:value="1371.577" calcext:value-type="float">
            <text:p>1371.577</text:p>
          </table:table-cell>
          <table:table-cell office:value-type="float" office:value="1288.948" calcext:value-type="float">
            <text:p>1288.948</text:p>
          </table:table-cell>
          <table:table-cell office:value-type="float" office:value="772.9537" calcext:value-type="float">
            <text:p>772.9537</text:p>
          </table:table-cell>
          <table:table-cell office:value-type="float" office:value="1106.701" calcext:value-type="float">
            <text:p>1106.701</text:p>
          </table:table-cell>
          <table:table-cell office:value-type="float" office:value="412.5393" calcext:value-type="float">
            <text:p>412.5393</text:p>
          </table:table-cell>
          <table:table-cell office:value-type="float" office:value="1848.918" calcext:value-type="float">
            <text:p>1848.918</text:p>
          </table:table-cell>
          <table:table-cell office:value-type="float" office:value="2086.375" calcext:value-type="float">
            <text:p>2086.375</text:p>
          </table:table-cell>
          <table:table-cell office:value-type="float" office:value="1668.453" calcext:value-type="float">
            <text:p>1668.453</text:p>
          </table:table-cell>
          <table:table-cell office:value-type="float" office:value="584.7319" calcext:value-type="float">
            <text:p>584.7319</text:p>
          </table:table-cell>
          <table:table-cell office:value-type="float" office:value="573.6558" calcext:value-type="float">
            <text:p>573.6558</text:p>
          </table:table-cell>
          <table:table-cell office:value-type="float" office:value="142.7956" calcext:value-type="float">
            <text:p>142.7956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8.1175" calcext:value-type="float">
            <text:p>-408.1175</text:p>
          </table:table-cell>
          <table:table-cell office:value-type="float" office:value="0" calcext:value-type="float">
            <text:p>0</text:p>
          </table:table-cell>
          <table:table-cell office:value-type="float" office:value="4.18278" calcext:value-type="float">
            <text:p>4.1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712.3809" calcext:value-type="float">
            <text:p>712.3809</text:p>
          </table:table-cell>
          <table:table-cell office:value-type="float" office:value="13083.86" calcext:value-type="float">
            <text:p>13083.8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2.2529" calcext:value-type="float">
            <text:p>-512.2529</text:p>
          </table:table-cell>
          <table:table-cell office:value-type="float" office:value="1476.781" calcext:value-type="float">
            <text:p>1476.78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55064" calcext:value-type="float">
            <text:p>76.55064</text:p>
          </table:table-cell>
          <table:table-cell office:value-type="float" office:value="462.297" calcext:value-type="float">
            <text:p>462.297</text:p>
          </table:table-cell>
          <table:table-cell office:value-type="float" office:value="0.2094558" calcext:value-type="float">
            <text:p>0.209455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6805" calcext:value-type="float">
            <text:p>0.0757680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2.5604" calcext:value-type="float">
            <text:p>462.5604</text:p>
          </table:table-cell>
          <table:table-cell office:value-type="float" office:value="0" calcext:value-type="float">
            <text:p>0</text:p>
          </table:table-cell>
          <table:table-cell office:value-type="float" office:value="319.0845" calcext:value-type="float">
            <text:p>319.0845</text:p>
          </table:table-cell>
          <table:table-cell office:value-type="float" office:value="1121.784" calcext:value-type="float">
            <text:p>1121.784</text:p>
          </table:table-cell>
          <table:table-cell office:value-type="float" office:value="1371.52" calcext:value-type="float">
            <text:p>1371.52</text:p>
          </table:table-cell>
          <table:table-cell office:value-type="float" office:value="1288.906" calcext:value-type="float">
            <text:p>1288.906</text:p>
          </table:table-cell>
          <table:table-cell office:value-type="float" office:value="772.8956" calcext:value-type="float">
            <text:p>772.8956</text:p>
          </table:table-cell>
          <table:table-cell office:value-type="float" office:value="1106.679" calcext:value-type="float">
            <text:p>1106.679</text:p>
          </table:table-cell>
          <table:table-cell office:value-type="float" office:value="412.5307" calcext:value-type="float">
            <text:p>412.5307</text:p>
          </table:table-cell>
          <table:table-cell office:value-type="float" office:value="1848.896" calcext:value-type="float">
            <text:p>1848.896</text:p>
          </table:table-cell>
          <table:table-cell office:value-type="float" office:value="2086.353" calcext:value-type="float">
            <text:p>2086.353</text:p>
          </table:table-cell>
          <table:table-cell office:value-type="float" office:value="1668.434" calcext:value-type="float">
            <text:p>1668.434</text:p>
          </table:table-cell>
          <table:table-cell office:value-type="float" office:value="584.727" calcext:value-type="float">
            <text:p>584.727</text:p>
          </table:table-cell>
          <table:table-cell office:value-type="float" office:value="573.6461" calcext:value-type="float">
            <text:p>573.6461</text:p>
          </table:table-cell>
          <table:table-cell office:value-type="float" office:value="142.7956" calcext:value-type="float">
            <text:p>142.7956</text:p>
          </table:table-cell>
          <table:table-cell office:value-type="float" office:value="35.69187" calcext:value-type="float">
            <text:p>35.69187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8.4015" calcext:value-type="float">
            <text:p>-408.4015</text:p>
          </table:table-cell>
          <table:table-cell office:value-type="float" office:value="0" calcext:value-type="float">
            <text:p>0</text:p>
          </table:table-cell>
          <table:table-cell office:value-type="float" office:value="4.14698" calcext:value-type="float">
            <text:p>4.14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712.0964" calcext:value-type="float">
            <text:p>712.0964</text:p>
          </table:table-cell>
          <table:table-cell office:value-type="float" office:value="13083.79" calcext:value-type="float">
            <text:p>13083.79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2.6061" calcext:value-type="float">
            <text:p>-512.6061</text:p>
          </table:table-cell>
          <table:table-cell office:value-type="float" office:value="1478.431" calcext:value-type="float">
            <text:p>1478.43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60083" calcext:value-type="float">
            <text:p>76.60083</text:p>
          </table:table-cell>
          <table:table-cell office:value-type="float" office:value="462.2788" calcext:value-type="float">
            <text:p>462.2788</text:p>
          </table:table-cell>
          <table:table-cell office:value-type="float" office:value="0.2096773" calcext:value-type="float">
            <text:p>0.209677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6966" calcext:value-type="float">
            <text:p>0.0757696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2.2073" calcext:value-type="float">
            <text:p>462.2073</text:p>
          </table:table-cell>
          <table:table-cell office:value-type="float" office:value="0" calcext:value-type="float">
            <text:p>0</text:p>
          </table:table-cell>
          <table:table-cell office:value-type="float" office:value="319.0876" calcext:value-type="float">
            <text:p>319.0876</text:p>
          </table:table-cell>
          <table:table-cell office:value-type="float" office:value="1121.72" calcext:value-type="float">
            <text:p>1121.72</text:p>
          </table:table-cell>
          <table:table-cell office:value-type="float" office:value="1371.447" calcext:value-type="float">
            <text:p>1371.447</text:p>
          </table:table-cell>
          <table:table-cell office:value-type="float" office:value="1288.855" calcext:value-type="float">
            <text:p>1288.855</text:p>
          </table:table-cell>
          <table:table-cell office:value-type="float" office:value="772.8467" calcext:value-type="float">
            <text:p>772.8467</text:p>
          </table:table-cell>
          <table:table-cell office:value-type="float" office:value="1106.659" calcext:value-type="float">
            <text:p>1106.659</text:p>
          </table:table-cell>
          <table:table-cell office:value-type="float" office:value="412.5244" calcext:value-type="float">
            <text:p>412.5244</text:p>
          </table:table-cell>
          <table:table-cell office:value-type="float" office:value="1848.876" calcext:value-type="float">
            <text:p>1848.876</text:p>
          </table:table-cell>
          <table:table-cell office:value-type="float" office:value="2086.331" calcext:value-type="float">
            <text:p>2086.331</text:p>
          </table:table-cell>
          <table:table-cell office:value-type="float" office:value="1668.416" calcext:value-type="float">
            <text:p>1668.416</text:p>
          </table:table-cell>
          <table:table-cell office:value-type="float" office:value="584.7241" calcext:value-type="float">
            <text:p>584.7241</text:p>
          </table:table-cell>
          <table:table-cell office:value-type="float" office:value="573.6363" calcext:value-type="float">
            <text:p>573.6363</text:p>
          </table:table-cell>
          <table:table-cell office:value-type="float" office:value="142.7955" calcext:value-type="float">
            <text:p>142.7955</text:p>
          </table:table-cell>
          <table:table-cell office:value-type="float" office:value="35.69187" calcext:value-type="float">
            <text:p>35.69187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8.7219" calcext:value-type="float">
            <text:p>-408.7219</text:p>
          </table:table-cell>
          <table:table-cell office:value-type="float" office:value="0" calcext:value-type="float">
            <text:p>0</text:p>
          </table:table-cell>
          <table:table-cell office:value-type="float" office:value="4.115787" calcext:value-type="float">
            <text:p>4.115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711.7808" calcext:value-type="float">
            <text:p>711.7808</text:p>
          </table:table-cell>
          <table:table-cell office:value-type="float" office:value="13083.73" calcext:value-type="float">
            <text:p>13083.7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2.9911" calcext:value-type="float">
            <text:p>-512.9911</text:p>
          </table:table-cell>
          <table:table-cell office:value-type="float" office:value="1479.62" calcext:value-type="float">
            <text:p>1479.62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66708" calcext:value-type="float">
            <text:p>76.66708</text:p>
          </table:table-cell>
          <table:table-cell office:value-type="float" office:value="462.2523" calcext:value-type="float">
            <text:p>462.2523</text:p>
          </table:table-cell>
          <table:table-cell office:value-type="float" office:value="0.2099073" calcext:value-type="float">
            <text:p>0.209907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7188" calcext:value-type="float">
            <text:p>0.07577188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1.8225" calcext:value-type="float">
            <text:p>461.8225</text:p>
          </table:table-cell>
          <table:table-cell office:value-type="float" office:value="0" calcext:value-type="float">
            <text:p>0</text:p>
          </table:table-cell>
          <table:table-cell office:value-type="float" office:value="319.0857" calcext:value-type="float">
            <text:p>319.0857</text:p>
          </table:table-cell>
          <table:table-cell office:value-type="float" office:value="1121.653" calcext:value-type="float">
            <text:p>1121.653</text:p>
          </table:table-cell>
          <table:table-cell office:value-type="float" office:value="1371.37" calcext:value-type="float">
            <text:p>1371.37</text:p>
          </table:table-cell>
          <table:table-cell office:value-type="float" office:value="1288.798" calcext:value-type="float">
            <text:p>1288.798</text:p>
          </table:table-cell>
          <table:table-cell office:value-type="float" office:value="772.7928" calcext:value-type="float">
            <text:p>772.7928</text:p>
          </table:table-cell>
          <table:table-cell office:value-type="float" office:value="1106.639" calcext:value-type="float">
            <text:p>1106.639</text:p>
          </table:table-cell>
          <table:table-cell office:value-type="float" office:value="412.5178" calcext:value-type="float">
            <text:p>412.5178</text:p>
          </table:table-cell>
          <table:table-cell office:value-type="float" office:value="1848.856" calcext:value-type="float">
            <text:p>1848.856</text:p>
          </table:table-cell>
          <table:table-cell office:value-type="float" office:value="2086.311" calcext:value-type="float">
            <text:p>2086.311</text:p>
          </table:table-cell>
          <table:table-cell office:value-type="float" office:value="1668.397" calcext:value-type="float">
            <text:p>1668.397</text:p>
          </table:table-cell>
          <table:table-cell office:value-type="float" office:value="584.7211" calcext:value-type="float">
            <text:p>584.7211</text:p>
          </table:table-cell>
          <table:table-cell office:value-type="float" office:value="573.6268" calcext:value-type="float">
            <text:p>573.6268</text:p>
          </table:table-cell>
          <table:table-cell office:value-type="float" office:value="142.7955" calcext:value-type="float">
            <text:p>142.7955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9.0717" calcext:value-type="float">
            <text:p>-409.0717</text:p>
          </table:table-cell>
          <table:table-cell office:value-type="float" office:value="0" calcext:value-type="float">
            <text:p>0</text:p>
          </table:table-cell>
          <table:table-cell office:value-type="float" office:value="4.079493" calcext:value-type="float">
            <text:p>4.079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711.426" calcext:value-type="float">
            <text:p>711.426</text:p>
          </table:table-cell>
          <table:table-cell office:value-type="float" office:value="13083.66" calcext:value-type="float">
            <text:p>13083.6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3.4061" calcext:value-type="float">
            <text:p>-513.4061</text:p>
          </table:table-cell>
          <table:table-cell office:value-type="float" office:value="1481.109" calcext:value-type="float">
            <text:p>1481.10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75585" calcext:value-type="float">
            <text:p>76.75585</text:p>
          </table:table-cell>
          <table:table-cell office:value-type="float" office:value="462.2088" calcext:value-type="float">
            <text:p>462.2088</text:p>
          </table:table-cell>
          <table:table-cell office:value-type="float" office:value="0.2101495" calcext:value-type="float">
            <text:p>0.210149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7401" calcext:value-type="float">
            <text:p>0.0757740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34272" calcext:value-type="float">
            <text:p>0.1834272</text:p>
          </table:table-cell>
          <table:table-cell office:value-type="float" office:value="370" calcext:value-type="float">
            <text:p>370</text:p>
          </table:table-cell>
          <table:table-cell office:value-type="float" office:value="461.4078" calcext:value-type="float">
            <text:p>461.4078</text:p>
          </table:table-cell>
          <table:table-cell office:value-type="float" office:value="0" calcext:value-type="float">
            <text:p>0</text:p>
          </table:table-cell>
          <table:table-cell office:value-type="float" office:value="319.0822" calcext:value-type="float">
            <text:p>319.0822</text:p>
          </table:table-cell>
          <table:table-cell office:value-type="float" office:value="1121.58" calcext:value-type="float">
            <text:p>1121.58</text:p>
          </table:table-cell>
          <table:table-cell office:value-type="float" office:value="1371.286" calcext:value-type="float">
            <text:p>1371.286</text:p>
          </table:table-cell>
          <table:table-cell office:value-type="float" office:value="1288.741" calcext:value-type="float">
            <text:p>1288.741</text:p>
          </table:table-cell>
          <table:table-cell office:value-type="float" office:value="772.735" calcext:value-type="float">
            <text:p>772.735</text:p>
          </table:table-cell>
          <table:table-cell office:value-type="float" office:value="1106.617" calcext:value-type="float">
            <text:p>1106.617</text:p>
          </table:table-cell>
          <table:table-cell office:value-type="float" office:value="412.5113" calcext:value-type="float">
            <text:p>412.5113</text:p>
          </table:table-cell>
          <table:table-cell office:value-type="float" office:value="1848.836" calcext:value-type="float">
            <text:p>1848.836</text:p>
          </table:table-cell>
          <table:table-cell office:value-type="float" office:value="2086.29" calcext:value-type="float">
            <text:p>2086.29</text:p>
          </table:table-cell>
          <table:table-cell office:value-type="float" office:value="1668.378" calcext:value-type="float">
            <text:p>1668.378</text:p>
          </table:table-cell>
          <table:table-cell office:value-type="float" office:value="584.7183" calcext:value-type="float">
            <text:p>584.7183</text:p>
          </table:table-cell>
          <table:table-cell office:value-type="float" office:value="573.6173" calcext:value-type="float">
            <text:p>573.6173</text:p>
          </table:table-cell>
          <table:table-cell office:value-type="float" office:value="142.7955" calcext:value-type="float">
            <text:p>142.7955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9.4589" calcext:value-type="float">
            <text:p>-409.4589</text:p>
          </table:table-cell>
          <table:table-cell office:value-type="float" office:value="0" calcext:value-type="float">
            <text:p>0</text:p>
          </table:table-cell>
          <table:table-cell office:value-type="float" office:value="4.047383" calcext:value-type="float">
            <text:p>4.047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711.1328" calcext:value-type="float">
            <text:p>711.1328</text:p>
          </table:table-cell>
          <table:table-cell office:value-type="float" office:value="13083.6" calcext:value-type="float">
            <text:p>13083.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3.8187" calcext:value-type="float">
            <text:p>-513.8187</text:p>
          </table:table-cell>
          <table:table-cell office:value-type="float" office:value="1482.646" calcext:value-type="float">
            <text:p>1482.64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81039" calcext:value-type="float">
            <text:p>76.81039</text:p>
          </table:table-cell>
          <table:table-cell office:value-type="float" office:value="462.1903" calcext:value-type="float">
            <text:p>462.1903</text:p>
          </table:table-cell>
          <table:table-cell office:value-type="float" office:value="0.2104135" calcext:value-type="float">
            <text:p>0.210413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7689" calcext:value-type="float">
            <text:p>0.0757768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24892" calcext:value-type="float">
            <text:p>0.1824892</text:p>
          </table:table-cell>
          <table:table-cell office:value-type="float" office:value="370" calcext:value-type="float">
            <text:p>370</text:p>
          </table:table-cell>
          <table:table-cell office:value-type="float" office:value="460.9965" calcext:value-type="float">
            <text:p>460.9965</text:p>
          </table:table-cell>
          <table:table-cell office:value-type="float" office:value="0" calcext:value-type="float">
            <text:p>0</text:p>
          </table:table-cell>
          <table:table-cell office:value-type="float" office:value="319.0825" calcext:value-type="float">
            <text:p>319.0825</text:p>
          </table:table-cell>
          <table:table-cell office:value-type="float" office:value="1121.521" calcext:value-type="float">
            <text:p>1121.521</text:p>
          </table:table-cell>
          <table:table-cell office:value-type="float" office:value="1371.213" calcext:value-type="float">
            <text:p>1371.213</text:p>
          </table:table-cell>
          <table:table-cell office:value-type="float" office:value="1288.687" calcext:value-type="float">
            <text:p>1288.687</text:p>
          </table:table-cell>
          <table:table-cell office:value-type="float" office:value="772.6784" calcext:value-type="float">
            <text:p>772.6784</text:p>
          </table:table-cell>
          <table:table-cell office:value-type="float" office:value="1106.596" calcext:value-type="float">
            <text:p>1106.596</text:p>
          </table:table-cell>
          <table:table-cell office:value-type="float" office:value="412.5048" calcext:value-type="float">
            <text:p>412.5048</text:p>
          </table:table-cell>
          <table:table-cell office:value-type="float" office:value="1848.816" calcext:value-type="float">
            <text:p>1848.816</text:p>
          </table:table-cell>
          <table:table-cell office:value-type="float" office:value="2086.27" calcext:value-type="float">
            <text:p>2086.27</text:p>
          </table:table-cell>
          <table:table-cell office:value-type="float" office:value="1668.36" calcext:value-type="float">
            <text:p>1668.36</text:p>
          </table:table-cell>
          <table:table-cell office:value-type="float" office:value="584.7155" calcext:value-type="float">
            <text:p>584.7155</text:p>
          </table:table-cell>
          <table:table-cell office:value-type="float" office:value="573.608" calcext:value-type="float">
            <text:p>573.608</text:p>
          </table:table-cell>
          <table:table-cell office:value-type="float" office:value="142.7955" calcext:value-type="float">
            <text:p>142.7955</text:p>
          </table:table-cell>
          <table:table-cell office:value-type="float" office:value="35.69186" calcext:value-type="float">
            <text:p>35.69186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09.7884" calcext:value-type="float">
            <text:p>-409.7884</text:p>
          </table:table-cell>
          <table:table-cell office:value-type="float" office:value="0" calcext:value-type="float">
            <text:p>0</text:p>
          </table:table-cell>
          <table:table-cell office:value-type="float" office:value="3.960671" calcext:value-type="float">
            <text:p>3.960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710.8243" calcext:value-type="float">
            <text:p>710.8243</text:p>
          </table:table-cell>
          <table:table-cell office:value-type="float" office:value="13083.54" calcext:value-type="float">
            <text:p>13083.5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4.1833" calcext:value-type="float">
            <text:p>-514.1833</text:p>
          </table:table-cell>
          <table:table-cell office:value-type="float" office:value="1483.067" calcext:value-type="float">
            <text:p>1483.06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6.87901" calcext:value-type="float">
            <text:p>76.87901</text:p>
          </table:table-cell>
          <table:table-cell office:value-type="float" office:value="462.147" calcext:value-type="float">
            <text:p>462.147</text:p>
          </table:table-cell>
          <table:table-cell office:value-type="float" office:value="0.2106708" calcext:value-type="float">
            <text:p>0.210670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7787" calcext:value-type="float">
            <text:p>0.0757778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14025" calcext:value-type="float">
            <text:p>0.1814025</text:p>
          </table:table-cell>
          <table:table-cell office:value-type="float" office:value="370" calcext:value-type="float">
            <text:p>370</text:p>
          </table:table-cell>
          <table:table-cell office:value-type="float" office:value="460.6331" calcext:value-type="float">
            <text:p>460.6331</text:p>
          </table:table-cell>
          <table:table-cell office:value-type="float" office:value="0" calcext:value-type="float">
            <text:p>0</text:p>
          </table:table-cell>
          <table:table-cell office:value-type="float" office:value="319.0838" calcext:value-type="float">
            <text:p>319.0838</text:p>
          </table:table-cell>
          <table:table-cell office:value-type="float" office:value="1121.458" calcext:value-type="float">
            <text:p>1121.458</text:p>
          </table:table-cell>
          <table:table-cell office:value-type="float" office:value="1371.142" calcext:value-type="float">
            <text:p>1371.142</text:p>
          </table:table-cell>
          <table:table-cell office:value-type="float" office:value="1288.636" calcext:value-type="float">
            <text:p>1288.636</text:p>
          </table:table-cell>
          <table:table-cell office:value-type="float" office:value="772.63" calcext:value-type="float">
            <text:p>772.63</text:p>
          </table:table-cell>
          <table:table-cell office:value-type="float" office:value="1106.578" calcext:value-type="float">
            <text:p>1106.578</text:p>
          </table:table-cell>
          <table:table-cell office:value-type="float" office:value="412.4988" calcext:value-type="float">
            <text:p>412.4988</text:p>
          </table:table-cell>
          <table:table-cell office:value-type="float" office:value="1848.797" calcext:value-type="float">
            <text:p>1848.797</text:p>
          </table:table-cell>
          <table:table-cell office:value-type="float" office:value="2086.25" calcext:value-type="float">
            <text:p>2086.25</text:p>
          </table:table-cell>
          <table:table-cell office:value-type="float" office:value="1668.342" calcext:value-type="float">
            <text:p>1668.342</text:p>
          </table:table-cell>
          <table:table-cell office:value-type="float" office:value="584.7127" calcext:value-type="float">
            <text:p>584.7127</text:p>
          </table:table-cell>
          <table:table-cell office:value-type="float" office:value="573.5988" calcext:value-type="float">
            <text:p>573.5988</text:p>
          </table:table-cell>
          <table:table-cell office:value-type="float" office:value="142.7954" calcext:value-type="float">
            <text:p>142.7954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726" calcext:value-type="float">
            <text:p>-0.02501726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0.1244" calcext:value-type="float">
            <text:p>-410.1244</text:p>
          </table:table-cell>
          <table:table-cell office:value-type="float" office:value="0" calcext:value-type="float">
            <text:p>0</text:p>
          </table:table-cell>
          <table:table-cell office:value-type="float" office:value="3.933042" calcext:value-type="float">
            <text:p>3.93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710.3427" calcext:value-type="float">
            <text:p>710.3427</text:p>
          </table:table-cell>
          <table:table-cell office:value-type="float" office:value="13083.48" calcext:value-type="float">
            <text:p>13083.4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4.7076" calcext:value-type="float">
            <text:p>-514.7076</text:p>
          </table:table-cell>
          <table:table-cell office:value-type="float" office:value="1484.541" calcext:value-type="float">
            <text:p>1484.54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05299" calcext:value-type="float">
            <text:p>77.05299</text:p>
          </table:table-cell>
          <table:table-cell office:value-type="float" office:value="462.0249" calcext:value-type="float">
            <text:p>462.0249</text:p>
          </table:table-cell>
          <table:table-cell office:value-type="float" office:value="0.2109393" calcext:value-type="float">
            <text:p>0.210939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7912" calcext:value-type="float">
            <text:p>0.0757791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60.11" calcext:value-type="float">
            <text:p>460.11</text:p>
          </table:table-cell>
          <table:table-cell office:value-type="float" office:value="0" calcext:value-type="float">
            <text:p>0</text:p>
          </table:table-cell>
          <table:table-cell office:value-type="float" office:value="319.0769" calcext:value-type="float">
            <text:p>319.0769</text:p>
          </table:table-cell>
          <table:table-cell office:value-type="float" office:value="1121.37" calcext:value-type="float">
            <text:p>1121.37</text:p>
          </table:table-cell>
          <table:table-cell office:value-type="float" office:value="1371.043" calcext:value-type="float">
            <text:p>1371.043</text:p>
          </table:table-cell>
          <table:table-cell office:value-type="float" office:value="1288.571" calcext:value-type="float">
            <text:p>1288.571</text:p>
          </table:table-cell>
          <table:table-cell office:value-type="float" office:value="772.5725" calcext:value-type="float">
            <text:p>772.5725</text:p>
          </table:table-cell>
          <table:table-cell office:value-type="float" office:value="1106.556" calcext:value-type="float">
            <text:p>1106.556</text:p>
          </table:table-cell>
          <table:table-cell office:value-type="float" office:value="412.4928" calcext:value-type="float">
            <text:p>412.4928</text:p>
          </table:table-cell>
          <table:table-cell office:value-type="float" office:value="1848.777" calcext:value-type="float">
            <text:p>1848.777</text:p>
          </table:table-cell>
          <table:table-cell office:value-type="float" office:value="2086.23" calcext:value-type="float">
            <text:p>2086.23</text:p>
          </table:table-cell>
          <table:table-cell office:value-type="float" office:value="1668.324" calcext:value-type="float">
            <text:p>1668.324</text:p>
          </table:table-cell>
          <table:table-cell office:value-type="float" office:value="584.71" calcext:value-type="float">
            <text:p>584.71</text:p>
          </table:table-cell>
          <table:table-cell office:value-type="float" office:value="573.5897" calcext:value-type="float">
            <text:p>573.5897</text:p>
          </table:table-cell>
          <table:table-cell office:value-type="float" office:value="142.7954" calcext:value-type="float">
            <text:p>142.7954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0.6217" calcext:value-type="float">
            <text:p>-410.6217</text:p>
          </table:table-cell>
          <table:table-cell office:value-type="float" office:value="0" calcext:value-type="float">
            <text:p>0</text:p>
          </table:table-cell>
          <table:table-cell office:value-type="float" office:value="3.907055" calcext:value-type="float">
            <text:p>3.907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709.9847" calcext:value-type="float">
            <text:p>709.9847</text:p>
          </table:table-cell>
          <table:table-cell office:value-type="float" office:value="13083.41" calcext:value-type="float">
            <text:p>13083.4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5.1269" calcext:value-type="float">
            <text:p>-515.1269</text:p>
          </table:table-cell>
          <table:table-cell office:value-type="float" office:value="1485.985" calcext:value-type="float">
            <text:p>1485.98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13232" calcext:value-type="float">
            <text:p>77.13232</text:p>
          </table:table-cell>
          <table:table-cell office:value-type="float" office:value="461.9908" calcext:value-type="float">
            <text:p>461.9908</text:p>
          </table:table-cell>
          <table:table-cell office:value-type="float" office:value="0.2112119" calcext:value-type="float">
            <text:p>0.211211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7985" calcext:value-type="float">
            <text:p>0.0757798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9.691" calcext:value-type="float">
            <text:p>459.691</text:p>
          </table:table-cell>
          <table:table-cell office:value-type="float" office:value="0" calcext:value-type="float">
            <text:p>0</text:p>
          </table:table-cell>
          <table:table-cell office:value-type="float" office:value="319.074" calcext:value-type="float">
            <text:p>319.074</text:p>
          </table:table-cell>
          <table:table-cell office:value-type="float" office:value="1121.293" calcext:value-type="float">
            <text:p>1121.293</text:p>
          </table:table-cell>
          <table:table-cell office:value-type="float" office:value="1370.953" calcext:value-type="float">
            <text:p>1370.953</text:p>
          </table:table-cell>
          <table:table-cell office:value-type="float" office:value="1288.509" calcext:value-type="float">
            <text:p>1288.509</text:p>
          </table:table-cell>
          <table:table-cell office:value-type="float" office:value="772.5112" calcext:value-type="float">
            <text:p>772.5112</text:p>
          </table:table-cell>
          <table:table-cell office:value-type="float" office:value="1106.529" calcext:value-type="float">
            <text:p>1106.529</text:p>
          </table:table-cell>
          <table:table-cell office:value-type="float" office:value="412.4865" calcext:value-type="float">
            <text:p>412.4865</text:p>
          </table:table-cell>
          <table:table-cell office:value-type="float" office:value="1848.758" calcext:value-type="float">
            <text:p>1848.758</text:p>
          </table:table-cell>
          <table:table-cell office:value-type="float" office:value="2086.21" calcext:value-type="float">
            <text:p>2086.21</text:p>
          </table:table-cell>
          <table:table-cell office:value-type="float" office:value="1668.306" calcext:value-type="float">
            <text:p>1668.306</text:p>
          </table:table-cell>
          <table:table-cell office:value-type="float" office:value="584.7073" calcext:value-type="float">
            <text:p>584.7073</text:p>
          </table:table-cell>
          <table:table-cell office:value-type="float" office:value="573.5807" calcext:value-type="float">
            <text:p>573.5807</text:p>
          </table:table-cell>
          <table:table-cell office:value-type="float" office:value="142.7953" calcext:value-type="float">
            <text:p>142.7953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1.0045" calcext:value-type="float">
            <text:p>-411.0045</text:p>
          </table:table-cell>
          <table:table-cell office:value-type="float" office:value="0" calcext:value-type="float">
            <text:p>0</text:p>
          </table:table-cell>
          <table:table-cell office:value-type="float" office:value="3.872225" calcext:value-type="float">
            <text:p>3.87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709.699" calcext:value-type="float">
            <text:p>709.699</text:p>
          </table:table-cell>
          <table:table-cell office:value-type="float" office:value="13083.35" calcext:value-type="float">
            <text:p>13083.3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5.4847" calcext:value-type="float">
            <text:p>-515.4847</text:p>
          </table:table-cell>
          <table:table-cell office:value-type="float" office:value="1486" calcext:value-type="float">
            <text:p>148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17894" calcext:value-type="float">
            <text:p>77.17894</text:p>
          </table:table-cell>
          <table:table-cell office:value-type="float" office:value="461.9698" calcext:value-type="float">
            <text:p>461.9698</text:p>
          </table:table-cell>
          <table:table-cell office:value-type="float" office:value="0.211483" calcext:value-type="float">
            <text:p>0.21148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8521" calcext:value-type="float">
            <text:p>0.0757852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9.3335" calcext:value-type="float">
            <text:p>459.3335</text:p>
          </table:table-cell>
          <table:table-cell office:value-type="float" office:value="0" calcext:value-type="float">
            <text:p>0</text:p>
          </table:table-cell>
          <table:table-cell office:value-type="float" office:value="319.0743" calcext:value-type="float">
            <text:p>319.0743</text:p>
          </table:table-cell>
          <table:table-cell office:value-type="float" office:value="1121.242" calcext:value-type="float">
            <text:p>1121.242</text:p>
          </table:table-cell>
          <table:table-cell office:value-type="float" office:value="1370.88" calcext:value-type="float">
            <text:p>1370.88</text:p>
          </table:table-cell>
          <table:table-cell office:value-type="float" office:value="1288.454" calcext:value-type="float">
            <text:p>1288.454</text:p>
          </table:table-cell>
          <table:table-cell office:value-type="float" office:value="772.4599" calcext:value-type="float">
            <text:p>772.4599</text:p>
          </table:table-cell>
          <table:table-cell office:value-type="float" office:value="1106.508" calcext:value-type="float">
            <text:p>1106.508</text:p>
          </table:table-cell>
          <table:table-cell office:value-type="float" office:value="412.4803" calcext:value-type="float">
            <text:p>412.4803</text:p>
          </table:table-cell>
          <table:table-cell office:value-type="float" office:value="1848.738" calcext:value-type="float">
            <text:p>1848.738</text:p>
          </table:table-cell>
          <table:table-cell office:value-type="float" office:value="2086.191" calcext:value-type="float">
            <text:p>2086.191</text:p>
          </table:table-cell>
          <table:table-cell office:value-type="float" office:value="1668.288" calcext:value-type="float">
            <text:p>1668.288</text:p>
          </table:table-cell>
          <table:table-cell office:value-type="float" office:value="584.7047" calcext:value-type="float">
            <text:p>584.7047</text:p>
          </table:table-cell>
          <table:table-cell office:value-type="float" office:value="573.5719" calcext:value-type="float">
            <text:p>573.5719</text:p>
          </table:table-cell>
          <table:table-cell office:value-type="float" office:value="142.7953" calcext:value-type="float">
            <text:p>142.7953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1.3177" calcext:value-type="float">
            <text:p>-411.3177</text:p>
          </table:table-cell>
          <table:table-cell office:value-type="float" office:value="0" calcext:value-type="float">
            <text:p>0</text:p>
          </table:table-cell>
          <table:table-cell office:value-type="float" office:value="3.828522" calcext:value-type="float">
            <text:p>3.828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709.462" calcext:value-type="float">
            <text:p>709.462</text:p>
          </table:table-cell>
          <table:table-cell office:value-type="float" office:value="13083.29" calcext:value-type="float">
            <text:p>13083.29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5.7744" calcext:value-type="float">
            <text:p>-515.7744</text:p>
          </table:table-cell>
          <table:table-cell office:value-type="float" office:value="1486.672" calcext:value-type="float">
            <text:p>1486.672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0669" calcext:value-type="float">
            <text:p>77.20669</text:p>
          </table:table-cell>
          <table:table-cell office:value-type="float" office:value="461.958" calcext:value-type="float">
            <text:p>461.958</text:p>
          </table:table-cell>
          <table:table-cell office:value-type="float" office:value="0.2117448" calcext:value-type="float">
            <text:p>0.211744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8942" calcext:value-type="float">
            <text:p>0.0757894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9.044" calcext:value-type="float">
            <text:p>459.044</text:p>
          </table:table-cell>
          <table:table-cell office:value-type="float" office:value="0" calcext:value-type="float">
            <text:p>0</text:p>
          </table:table-cell>
          <table:table-cell office:value-type="float" office:value="319.0747" calcext:value-type="float">
            <text:p>319.0747</text:p>
          </table:table-cell>
          <table:table-cell office:value-type="float" office:value="1121.199" calcext:value-type="float">
            <text:p>1121.199</text:p>
          </table:table-cell>
          <table:table-cell office:value-type="float" office:value="1370.824" calcext:value-type="float">
            <text:p>1370.824</text:p>
          </table:table-cell>
          <table:table-cell office:value-type="float" office:value="1288.408" calcext:value-type="float">
            <text:p>1288.408</text:p>
          </table:table-cell>
          <table:table-cell office:value-type="float" office:value="772.4162" calcext:value-type="float">
            <text:p>772.4162</text:p>
          </table:table-cell>
          <table:table-cell office:value-type="float" office:value="1106.49" calcext:value-type="float">
            <text:p>1106.49</text:p>
          </table:table-cell>
          <table:table-cell office:value-type="float" office:value="412.4738" calcext:value-type="float">
            <text:p>412.4738</text:p>
          </table:table-cell>
          <table:table-cell office:value-type="float" office:value="1848.719" calcext:value-type="float">
            <text:p>1848.719</text:p>
          </table:table-cell>
          <table:table-cell office:value-type="float" office:value="2086.171" calcext:value-type="float">
            <text:p>2086.171</text:p>
          </table:table-cell>
          <table:table-cell office:value-type="float" office:value="1668.27" calcext:value-type="float">
            <text:p>1668.27</text:p>
          </table:table-cell>
          <table:table-cell office:value-type="float" office:value="584.7021" calcext:value-type="float">
            <text:p>584.7021</text:p>
          </table:table-cell>
          <table:table-cell office:value-type="float" office:value="573.5632" calcext:value-type="float">
            <text:p>573.5632</text:p>
          </table:table-cell>
          <table:table-cell office:value-type="float" office:value="142.7953" calcext:value-type="float">
            <text:p>142.7953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1.5844" calcext:value-type="float">
            <text:p>-411.5844</text:p>
          </table:table-cell>
          <table:table-cell office:value-type="float" office:value="0" calcext:value-type="float">
            <text:p>0</text:p>
          </table:table-cell>
          <table:table-cell office:value-type="float" office:value="3.804457" calcext:value-type="float">
            <text:p>3.804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709.2643" calcext:value-type="float">
            <text:p>709.2643</text:p>
          </table:table-cell>
          <table:table-cell office:value-type="float" office:value="13083.24" calcext:value-type="float">
            <text:p>13083.2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6.0195" calcext:value-type="float">
            <text:p>-516.0195</text:p>
          </table:table-cell>
          <table:table-cell office:value-type="float" office:value="1487.311" calcext:value-type="float">
            <text:p>1487.31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1845" calcext:value-type="float">
            <text:p>77.21845</text:p>
          </table:table-cell>
          <table:table-cell office:value-type="float" office:value="461.9518" calcext:value-type="float">
            <text:p>461.9518</text:p>
          </table:table-cell>
          <table:table-cell office:value-type="float" office:value="0.2119853" calcext:value-type="float">
            <text:p>0.211985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187" calcext:value-type="float">
            <text:p>0.0757918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8.7991" calcext:value-type="float">
            <text:p>458.7991</text:p>
          </table:table-cell>
          <table:table-cell office:value-type="float" office:value="0" calcext:value-type="float">
            <text:p>0</text:p>
          </table:table-cell>
          <table:table-cell office:value-type="float" office:value="319.0785" calcext:value-type="float">
            <text:p>319.0785</text:p>
          </table:table-cell>
          <table:table-cell office:value-type="float" office:value="1121.161" calcext:value-type="float">
            <text:p>1121.161</text:p>
          </table:table-cell>
          <table:table-cell office:value-type="float" office:value="1370.775" calcext:value-type="float">
            <text:p>1370.775</text:p>
          </table:table-cell>
          <table:table-cell office:value-type="float" office:value="1288.362" calcext:value-type="float">
            <text:p>1288.362</text:p>
          </table:table-cell>
          <table:table-cell office:value-type="float" office:value="772.3834" calcext:value-type="float">
            <text:p>772.3834</text:p>
          </table:table-cell>
          <table:table-cell office:value-type="float" office:value="1106.474" calcext:value-type="float">
            <text:p>1106.474</text:p>
          </table:table-cell>
          <table:table-cell office:value-type="float" office:value="412.4683" calcext:value-type="float">
            <text:p>412.4683</text:p>
          </table:table-cell>
          <table:table-cell office:value-type="float" office:value="1848.703" calcext:value-type="float">
            <text:p>1848.703</text:p>
          </table:table-cell>
          <table:table-cell office:value-type="float" office:value="2086.152" calcext:value-type="float">
            <text:p>2086.152</text:p>
          </table:table-cell>
          <table:table-cell office:value-type="float" office:value="1668.252" calcext:value-type="float">
            <text:p>1668.252</text:p>
          </table:table-cell>
          <table:table-cell office:value-type="float" office:value="584.6996" calcext:value-type="float">
            <text:p>584.6996</text:p>
          </table:table-cell>
          <table:table-cell office:value-type="float" office:value="573.5546" calcext:value-type="float">
            <text:p>573.5546</text:p>
          </table:table-cell>
          <table:table-cell office:value-type="float" office:value="142.7953" calcext:value-type="float">
            <text:p>142.7953</text:p>
          </table:table-cell>
          <table:table-cell office:value-type="float" office:value="35.6919" calcext:value-type="float">
            <text:p>35.691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1.8113" calcext:value-type="float">
            <text:p>-411.8113</text:p>
          </table:table-cell>
          <table:table-cell office:value-type="float" office:value="0" calcext:value-type="float">
            <text:p>0</text:p>
          </table:table-cell>
          <table:table-cell office:value-type="float" office:value="3.785341" calcext:value-type="float">
            <text:p>3.785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709.0922" calcext:value-type="float">
            <text:p>709.0922</text:p>
          </table:table-cell>
          <table:table-cell office:value-type="float" office:value="13083.2" calcext:value-type="float">
            <text:p>13083.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6.2433" calcext:value-type="float">
            <text:p>-516.2433</text:p>
          </table:table-cell>
          <table:table-cell office:value-type="float" office:value="1488.549" calcext:value-type="float">
            <text:p>1488.54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2352" calcext:value-type="float">
            <text:p>77.22352</text:p>
          </table:table-cell>
          <table:table-cell office:value-type="float" office:value="461.9491" calcext:value-type="float">
            <text:p>461.9491</text:p>
          </table:table-cell>
          <table:table-cell office:value-type="float" office:value="0.2122071" calcext:value-type="float">
            <text:p>0.212207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299" calcext:value-type="float">
            <text:p>0.0757929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8.5755" calcext:value-type="float">
            <text:p>458.5755</text:p>
          </table:table-cell>
          <table:table-cell office:value-type="float" office:value="0" calcext:value-type="float">
            <text:p>0</text:p>
          </table:table-cell>
          <table:table-cell office:value-type="float" office:value="319.0841" calcext:value-type="float">
            <text:p>319.0841</text:p>
          </table:table-cell>
          <table:table-cell office:value-type="float" office:value="1121.129" calcext:value-type="float">
            <text:p>1121.129</text:p>
          </table:table-cell>
          <table:table-cell office:value-type="float" office:value="1370.728" calcext:value-type="float">
            <text:p>1370.728</text:p>
          </table:table-cell>
          <table:table-cell office:value-type="float" office:value="1288.324" calcext:value-type="float">
            <text:p>1288.324</text:p>
          </table:table-cell>
          <table:table-cell office:value-type="float" office:value="772.3553" calcext:value-type="float">
            <text:p>772.3553</text:p>
          </table:table-cell>
          <table:table-cell office:value-type="float" office:value="1106.46" calcext:value-type="float">
            <text:p>1106.46</text:p>
          </table:table-cell>
          <table:table-cell office:value-type="float" office:value="412.4633" calcext:value-type="float">
            <text:p>412.4633</text:p>
          </table:table-cell>
          <table:table-cell office:value-type="float" office:value="1848.697" calcext:value-type="float">
            <text:p>1848.697</text:p>
          </table:table-cell>
          <table:table-cell office:value-type="float" office:value="2086.133" calcext:value-type="float">
            <text:p>2086.133</text:p>
          </table:table-cell>
          <table:table-cell office:value-type="float" office:value="1668.235" calcext:value-type="float">
            <text:p>1668.235</text:p>
          </table:table-cell>
          <table:table-cell office:value-type="float" office:value="584.6971" calcext:value-type="float">
            <text:p>584.6971</text:p>
          </table:table-cell>
          <table:table-cell office:value-type="float" office:value="573.5462" calcext:value-type="float">
            <text:p>573.5462</text:p>
          </table:table-cell>
          <table:table-cell office:value-type="float" office:value="142.7953" calcext:value-type="float">
            <text:p>142.7953</text:p>
          </table:table-cell>
          <table:table-cell office:value-type="float" office:value="35.6919" calcext:value-type="float">
            <text:p>35.691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2.0132" calcext:value-type="float">
            <text:p>-412.0132</text:p>
          </table:table-cell>
          <table:table-cell office:value-type="float" office:value="0" calcext:value-type="float">
            <text:p>0</text:p>
          </table:table-cell>
          <table:table-cell office:value-type="float" office:value="3.760435" calcext:value-type="float">
            <text:p>3.76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708.9335" calcext:value-type="float">
            <text:p>708.9335</text:p>
          </table:table-cell>
          <table:table-cell office:value-type="float" office:value="13083.15" calcext:value-type="float">
            <text:p>13083.1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6.4543" calcext:value-type="float">
            <text:p>-516.4543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2437" calcext:value-type="float">
            <text:p>77.22437</text:p>
          </table:table-cell>
          <table:table-cell office:value-type="float" office:value="461.9479" calcext:value-type="float">
            <text:p>461.9479</text:p>
          </table:table-cell>
          <table:table-cell office:value-type="float" office:value="0.2124205" calcext:value-type="float">
            <text:p>0.2124205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408" calcext:value-type="float">
            <text:p>0.07579408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8.3648" calcext:value-type="float">
            <text:p>458.3648</text:p>
          </table:table-cell>
          <table:table-cell office:value-type="float" office:value="0" calcext:value-type="float">
            <text:p>0</text:p>
          </table:table-cell>
          <table:table-cell office:value-type="float" office:value="319.0908" calcext:value-type="float">
            <text:p>319.0908</text:p>
          </table:table-cell>
          <table:table-cell office:value-type="float" office:value="1121.099" calcext:value-type="float">
            <text:p>1121.099</text:p>
          </table:table-cell>
          <table:table-cell office:value-type="float" office:value="1370.682" calcext:value-type="float">
            <text:p>1370.682</text:p>
          </table:table-cell>
          <table:table-cell office:value-type="float" office:value="1288.289" calcext:value-type="float">
            <text:p>1288.289</text:p>
          </table:table-cell>
          <table:table-cell office:value-type="float" office:value="772.3299" calcext:value-type="float">
            <text:p>772.3299</text:p>
          </table:table-cell>
          <table:table-cell office:value-type="float" office:value="1106.447" calcext:value-type="float">
            <text:p>1106.447</text:p>
          </table:table-cell>
          <table:table-cell office:value-type="float" office:value="412.4588" calcext:value-type="float">
            <text:p>412.4588</text:p>
          </table:table-cell>
          <table:table-cell office:value-type="float" office:value="1848.69" calcext:value-type="float">
            <text:p>1848.69</text:p>
          </table:table-cell>
          <table:table-cell office:value-type="float" office:value="2086.114" calcext:value-type="float">
            <text:p>2086.114</text:p>
          </table:table-cell>
          <table:table-cell office:value-type="float" office:value="1668.218" calcext:value-type="float">
            <text:p>1668.218</text:p>
          </table:table-cell>
          <table:table-cell office:value-type="float" office:value="584.6946" calcext:value-type="float">
            <text:p>584.6946</text:p>
          </table:table-cell>
          <table:table-cell office:value-type="float" office:value="573.5378" calcext:value-type="float">
            <text:p>573.5378</text:p>
          </table:table-cell>
          <table:table-cell office:value-type="float" office:value="142.7953" calcext:value-type="float">
            <text:p>142.7953</text:p>
          </table:table-cell>
          <table:table-cell office:value-type="float" office:value="35.6919" calcext:value-type="float">
            <text:p>35.691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2.1982" calcext:value-type="float">
            <text:p>-412.1982</text:p>
          </table:table-cell>
          <table:table-cell office:value-type="float" office:value="0" calcext:value-type="float">
            <text:p>0</text:p>
          </table:table-cell>
          <table:table-cell office:value-type="float" office:value="3.732846" calcext:value-type="float">
            <text:p>3.73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708.7532" calcext:value-type="float">
            <text:p>708.7532</text:p>
          </table:table-cell>
          <table:table-cell office:value-type="float" office:value="13083.11" calcext:value-type="float">
            <text:p>13083.1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6.6823" calcext:value-type="float">
            <text:p>-516.6823</text:p>
          </table:table-cell>
          <table:table-cell office:value-type="float" office:value="1489.757" calcext:value-type="float">
            <text:p>1489.75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373" calcext:value-type="float">
            <text:p>77.2373</text:p>
          </table:table-cell>
          <table:table-cell office:value-type="float" office:value="461.9273" calcext:value-type="float">
            <text:p>461.9273</text:p>
          </table:table-cell>
          <table:table-cell office:value-type="float" office:value="0.2126453" calcext:value-type="float">
            <text:p>0.212645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461" calcext:value-type="float">
            <text:p>0.0757946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8.137" calcext:value-type="float">
            <text:p>458.137</text:p>
          </table:table-cell>
          <table:table-cell office:value-type="float" office:value="0" calcext:value-type="float">
            <text:p>0</text:p>
          </table:table-cell>
          <table:table-cell office:value-type="float" office:value="319.0968" calcext:value-type="float">
            <text:p>319.0968</text:p>
          </table:table-cell>
          <table:table-cell office:value-type="float" office:value="1121.066" calcext:value-type="float">
            <text:p>1121.066</text:p>
          </table:table-cell>
          <table:table-cell office:value-type="float" office:value="1370.637" calcext:value-type="float">
            <text:p>1370.637</text:p>
          </table:table-cell>
          <table:table-cell office:value-type="float" office:value="1288.254" calcext:value-type="float">
            <text:p>1288.254</text:p>
          </table:table-cell>
          <table:table-cell office:value-type="float" office:value="772.3052" calcext:value-type="float">
            <text:p>772.3052</text:p>
          </table:table-cell>
          <table:table-cell office:value-type="float" office:value="1106.434" calcext:value-type="float">
            <text:p>1106.434</text:p>
          </table:table-cell>
          <table:table-cell office:value-type="float" office:value="412.4545" calcext:value-type="float">
            <text:p>412.4545</text:p>
          </table:table-cell>
          <table:table-cell office:value-type="float" office:value="1848.684" calcext:value-type="float">
            <text:p>1848.684</text:p>
          </table:table-cell>
          <table:table-cell office:value-type="float" office:value="2086.095" calcext:value-type="float">
            <text:p>2086.095</text:p>
          </table:table-cell>
          <table:table-cell office:value-type="float" office:value="1668.201" calcext:value-type="float">
            <text:p>1668.201</text:p>
          </table:table-cell>
          <table:table-cell office:value-type="float" office:value="584.6921" calcext:value-type="float">
            <text:p>584.6921</text:p>
          </table:table-cell>
          <table:table-cell office:value-type="float" office:value="573.5297" calcext:value-type="float">
            <text:p>573.5297</text:p>
          </table:table-cell>
          <table:table-cell office:value-type="float" office:value="142.7952" calcext:value-type="float">
            <text:p>142.7952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2.3949" calcext:value-type="float">
            <text:p>-412.3949</text:p>
          </table:table-cell>
          <table:table-cell office:value-type="float" office:value="0" calcext:value-type="float">
            <text:p>0</text:p>
          </table:table-cell>
          <table:table-cell office:value-type="float" office:value="3.707644" calcext:value-type="float">
            <text:p>3.707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708.5632" calcext:value-type="float">
            <text:p>708.5632</text:p>
          </table:table-cell>
          <table:table-cell office:value-type="float" office:value="13083.07" calcext:value-type="float">
            <text:p>13083.07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6.9335" calcext:value-type="float">
            <text:p>-516.9335</text:p>
          </table:table-cell>
          <table:table-cell office:value-type="float" office:value="1490.779" calcext:value-type="float">
            <text:p>1490.77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5858" calcext:value-type="float">
            <text:p>77.25858</text:p>
          </table:table-cell>
          <table:table-cell office:value-type="float" office:value="461.9005" calcext:value-type="float">
            <text:p>461.9005</text:p>
          </table:table-cell>
          <table:table-cell office:value-type="float" office:value="0.2128894" calcext:value-type="float">
            <text:p>0.212889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64" calcext:value-type="float">
            <text:p>0.0757964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370" calcext:value-type="float">
            <text:p>370</text:p>
          </table:table-cell>
          <table:table-cell office:value-type="float" office:value="457.8861" calcext:value-type="float">
            <text:p>457.8861</text:p>
          </table:table-cell>
          <table:table-cell office:value-type="float" office:value="0" calcext:value-type="float">
            <text:p>0</text:p>
          </table:table-cell>
          <table:table-cell office:value-type="float" office:value="319.0987" calcext:value-type="float">
            <text:p>319.0987</text:p>
          </table:table-cell>
          <table:table-cell office:value-type="float" office:value="1121.031" calcext:value-type="float">
            <text:p>1121.031</text:p>
          </table:table-cell>
          <table:table-cell office:value-type="float" office:value="1370.592" calcext:value-type="float">
            <text:p>1370.592</text:p>
          </table:table-cell>
          <table:table-cell office:value-type="float" office:value="1288.218" calcext:value-type="float">
            <text:p>1288.218</text:p>
          </table:table-cell>
          <table:table-cell office:value-type="float" office:value="772.2806" calcext:value-type="float">
            <text:p>772.2806</text:p>
          </table:table-cell>
          <table:table-cell office:value-type="float" office:value="1106.422" calcext:value-type="float">
            <text:p>1106.422</text:p>
          </table:table-cell>
          <table:table-cell office:value-type="float" office:value="412.4503" calcext:value-type="float">
            <text:p>412.4503</text:p>
          </table:table-cell>
          <table:table-cell office:value-type="float" office:value="1848.677" calcext:value-type="float">
            <text:p>1848.677</text:p>
          </table:table-cell>
          <table:table-cell office:value-type="float" office:value="2086.076" calcext:value-type="float">
            <text:p>2086.076</text:p>
          </table:table-cell>
          <table:table-cell office:value-type="float" office:value="1668.184" calcext:value-type="float">
            <text:p>1668.184</text:p>
          </table:table-cell>
          <table:table-cell office:value-type="float" office:value="584.6897" calcext:value-type="float">
            <text:p>584.6897</text:p>
          </table:table-cell>
          <table:table-cell office:value-type="float" office:value="573.5215" calcext:value-type="float">
            <text:p>573.5215</text:p>
          </table:table-cell>
          <table:table-cell office:value-type="float" office:value="142.7952" calcext:value-type="float">
            <text:p>142.7952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2.602" calcext:value-type="float">
            <text:p>-412.602</text:p>
          </table:table-cell>
          <table:table-cell office:value-type="float" office:value="0" calcext:value-type="float">
            <text:p>0</text:p>
          </table:table-cell>
          <table:table-cell office:value-type="float" office:value="3.666299" calcext:value-type="float">
            <text:p>3.666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708.4082" calcext:value-type="float">
            <text:p>708.4082</text:p>
          </table:table-cell>
          <table:table-cell office:value-type="float" office:value="13083.02" calcext:value-type="float">
            <text:p>13083.0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7.1639" calcext:value-type="float">
            <text:p>-517.1639</text:p>
          </table:table-cell>
          <table:table-cell office:value-type="float" office:value="1491.851" calcext:value-type="float">
            <text:p>1491.85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5877" calcext:value-type="float">
            <text:p>77.25877</text:p>
          </table:table-cell>
          <table:table-cell office:value-type="float" office:value="461.8963" calcext:value-type="float">
            <text:p>461.8963</text:p>
          </table:table-cell>
          <table:table-cell office:value-type="float" office:value="0.2131467" calcext:value-type="float">
            <text:p>0.213146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837" calcext:value-type="float">
            <text:p>0.0757983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98605" calcext:value-type="float">
            <text:p>0.1798605</text:p>
          </table:table-cell>
          <table:table-cell office:value-type="float" office:value="370" calcext:value-type="float">
            <text:p>370</text:p>
          </table:table-cell>
          <table:table-cell office:value-type="float" office:value="457.6565" calcext:value-type="float">
            <text:p>457.6565</text:p>
          </table:table-cell>
          <table:table-cell office:value-type="float" office:value="0" calcext:value-type="float">
            <text:p>0</text:p>
          </table:table-cell>
          <table:table-cell office:value-type="float" office:value="319.1025" calcext:value-type="float">
            <text:p>319.1025</text:p>
          </table:table-cell>
          <table:table-cell office:value-type="float" office:value="1121.002" calcext:value-type="float">
            <text:p>1121.002</text:p>
          </table:table-cell>
          <table:table-cell office:value-type="float" office:value="1370.546" calcext:value-type="float">
            <text:p>1370.546</text:p>
          </table:table-cell>
          <table:table-cell office:value-type="float" office:value="1288.187" calcext:value-type="float">
            <text:p>1288.187</text:p>
          </table:table-cell>
          <table:table-cell office:value-type="float" office:value="772.2562" calcext:value-type="float">
            <text:p>772.2562</text:p>
          </table:table-cell>
          <table:table-cell office:value-type="float" office:value="1106.411" calcext:value-type="float">
            <text:p>1106.411</text:p>
          </table:table-cell>
          <table:table-cell office:value-type="float" office:value="412.446" calcext:value-type="float">
            <text:p>412.446</text:p>
          </table:table-cell>
          <table:table-cell office:value-type="float" office:value="1848.671" calcext:value-type="float">
            <text:p>1848.671</text:p>
          </table:table-cell>
          <table:table-cell office:value-type="float" office:value="2086.058" calcext:value-type="float">
            <text:p>2086.058</text:p>
          </table:table-cell>
          <table:table-cell office:value-type="float" office:value="1668.167" calcext:value-type="float">
            <text:p>1668.167</text:p>
          </table:table-cell>
          <table:table-cell office:value-type="float" office:value="584.6873" calcext:value-type="float">
            <text:p>584.6873</text:p>
          </table:table-cell>
          <table:table-cell office:value-type="float" office:value="573.5137" calcext:value-type="float">
            <text:p>573.5137</text:p>
          </table:table-cell>
          <table:table-cell office:value-type="float" office:value="142.7952" calcext:value-type="float">
            <text:p>142.7952</text:p>
          </table:table-cell>
          <table:table-cell office:value-type="float" office:value="35.69188" calcext:value-type="float">
            <text:p>35.69188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2.777" calcext:value-type="float">
            <text:p>-412.777</text:p>
          </table:table-cell>
          <table:table-cell office:value-type="float" office:value="0" calcext:value-type="float">
            <text:p>0</text:p>
          </table:table-cell>
          <table:table-cell office:value-type="float" office:value="3.610879" calcext:value-type="float">
            <text:p>3.61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708.2567" calcext:value-type="float">
            <text:p>708.2567</text:p>
          </table:table-cell>
          <table:table-cell office:value-type="float" office:value="13082.98" calcext:value-type="float">
            <text:p>13082.9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7.374" calcext:value-type="float">
            <text:p>-517.374</text:p>
          </table:table-cell>
          <table:table-cell office:value-type="float" office:value="1492.67" calcext:value-type="float">
            <text:p>1492.67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589" calcext:value-type="float">
            <text:p>77.2589</text:p>
          </table:table-cell>
          <table:table-cell office:value-type="float" office:value="461.8883" calcext:value-type="float">
            <text:p>461.8883</text:p>
          </table:table-cell>
          <table:table-cell office:value-type="float" office:value="0.2134001" calcext:value-type="float">
            <text:p>0.2134001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79916" calcext:value-type="float">
            <text:p>0.0757991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88325" calcext:value-type="float">
            <text:p>0.1788325</text:p>
          </table:table-cell>
          <table:table-cell office:value-type="float" office:value="370" calcext:value-type="float">
            <text:p>370</text:p>
          </table:table-cell>
          <table:table-cell office:value-type="float" office:value="457.4478" calcext:value-type="float">
            <text:p>457.4478</text:p>
          </table:table-cell>
          <table:table-cell office:value-type="float" office:value="0" calcext:value-type="float">
            <text:p>0</text:p>
          </table:table-cell>
          <table:table-cell office:value-type="float" office:value="319.1082" calcext:value-type="float">
            <text:p>319.1082</text:p>
          </table:table-cell>
          <table:table-cell office:value-type="float" office:value="1120.974" calcext:value-type="float">
            <text:p>1120.974</text:p>
          </table:table-cell>
          <table:table-cell office:value-type="float" office:value="1370.501" calcext:value-type="float">
            <text:p>1370.501</text:p>
          </table:table-cell>
          <table:table-cell office:value-type="float" office:value="1288.156" calcext:value-type="float">
            <text:p>1288.156</text:p>
          </table:table-cell>
          <table:table-cell office:value-type="float" office:value="772.2333" calcext:value-type="float">
            <text:p>772.2333</text:p>
          </table:table-cell>
          <table:table-cell office:value-type="float" office:value="1106.401" calcext:value-type="float">
            <text:p>1106.401</text:p>
          </table:table-cell>
          <table:table-cell office:value-type="float" office:value="412.442" calcext:value-type="float">
            <text:p>412.442</text:p>
          </table:table-cell>
          <table:table-cell office:value-type="float" office:value="1848.665" calcext:value-type="float">
            <text:p>1848.665</text:p>
          </table:table-cell>
          <table:table-cell office:value-type="float" office:value="2086.039" calcext:value-type="float">
            <text:p>2086.039</text:p>
          </table:table-cell>
          <table:table-cell office:value-type="float" office:value="1668.15" calcext:value-type="float">
            <text:p>1668.15</text:p>
          </table:table-cell>
          <table:table-cell office:value-type="float" office:value="584.6851" calcext:value-type="float">
            <text:p>584.6851</text:p>
          </table:table-cell>
          <table:table-cell office:value-type="float" office:value="573.5059" calcext:value-type="float">
            <text:p>573.5059</text:p>
          </table:table-cell>
          <table:table-cell office:value-type="float" office:value="142.7952" calcext:value-type="float">
            <text:p>142.7952</text:p>
          </table:table-cell>
          <table:table-cell office:value-type="float" office:value="35.6919" calcext:value-type="float">
            <text:p>35.691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2.9496" calcext:value-type="float">
            <text:p>-412.9496</text:p>
          </table:table-cell>
          <table:table-cell office:value-type="float" office:value="0" calcext:value-type="float">
            <text:p>0</text:p>
          </table:table-cell>
          <table:table-cell office:value-type="float" office:value="3.573038" calcext:value-type="float">
            <text:p>3.57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708.1218" calcext:value-type="float">
            <text:p>708.1218</text:p>
          </table:table-cell>
          <table:table-cell office:value-type="float" office:value="13082.94" calcext:value-type="float">
            <text:p>13082.9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7.572" calcext:value-type="float">
            <text:p>-517.572</text:p>
          </table:table-cell>
          <table:table-cell office:value-type="float" office:value="1493.083" calcext:value-type="float">
            <text:p>1493.083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5113" calcext:value-type="float">
            <text:p>77.25113</text:p>
          </table:table-cell>
          <table:table-cell office:value-type="float" office:value="461.8872" calcext:value-type="float">
            <text:p>461.8872</text:p>
          </table:table-cell>
          <table:table-cell office:value-type="float" office:value="0.2136448" calcext:value-type="float">
            <text:p>0.213644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004" calcext:value-type="float">
            <text:p>0.07580004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370" calcext:value-type="float">
            <text:p>370</text:p>
          </table:table-cell>
          <table:table-cell office:value-type="float" office:value="457.2509" calcext:value-type="float">
            <text:p>457.2509</text:p>
          </table:table-cell>
          <table:table-cell office:value-type="float" office:value="0" calcext:value-type="float">
            <text:p>0</text:p>
          </table:table-cell>
          <table:table-cell office:value-type="float" office:value="319.1149" calcext:value-type="float">
            <text:p>319.1149</text:p>
          </table:table-cell>
          <table:table-cell office:value-type="float" office:value="1120.95" calcext:value-type="float">
            <text:p>1120.95</text:p>
          </table:table-cell>
          <table:table-cell office:value-type="float" office:value="1370.459" calcext:value-type="float">
            <text:p>1370.459</text:p>
          </table:table-cell>
          <table:table-cell office:value-type="float" office:value="1288.125" calcext:value-type="float">
            <text:p>1288.125</text:p>
          </table:table-cell>
          <table:table-cell office:value-type="float" office:value="772.2115" calcext:value-type="float">
            <text:p>772.2115</text:p>
          </table:table-cell>
          <table:table-cell office:value-type="float" office:value="1106.391" calcext:value-type="float">
            <text:p>1106.391</text:p>
          </table:table-cell>
          <table:table-cell office:value-type="float" office:value="412.4382" calcext:value-type="float">
            <text:p>412.4382</text:p>
          </table:table-cell>
          <table:table-cell office:value-type="float" office:value="1848.66" calcext:value-type="float">
            <text:p>1848.66</text:p>
          </table:table-cell>
          <table:table-cell office:value-type="float" office:value="2086.022" calcext:value-type="float">
            <text:p>2086.022</text:p>
          </table:table-cell>
          <table:table-cell office:value-type="float" office:value="1668.133" calcext:value-type="float">
            <text:p>1668.133</text:p>
          </table:table-cell>
          <table:table-cell office:value-type="float" office:value="584.6827" calcext:value-type="float">
            <text:p>584.6827</text:p>
          </table:table-cell>
          <table:table-cell office:value-type="float" office:value="573.4984" calcext:value-type="float">
            <text:p>573.4984</text:p>
          </table:table-cell>
          <table:table-cell office:value-type="float" office:value="142.7951" calcext:value-type="float">
            <text:p>142.7951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1085" calcext:value-type="float">
            <text:p>-413.1085</text:p>
          </table:table-cell>
          <table:table-cell office:value-type="float" office:value="0" calcext:value-type="float">
            <text:p>0</text:p>
          </table:table-cell>
          <table:table-cell office:value-type="float" office:value="3.53344" calcext:value-type="float">
            <text:p>3.5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707.9975" calcext:value-type="float">
            <text:p>707.9975</text:p>
          </table:table-cell>
          <table:table-cell office:value-type="float" office:value="13082.9" calcext:value-type="float">
            <text:p>13082.9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7.7468" calcext:value-type="float">
            <text:p>-517.7468</text:p>
          </table:table-cell>
          <table:table-cell office:value-type="float" office:value="1493.825" calcext:value-type="float">
            <text:p>1493.82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3952" calcext:value-type="float">
            <text:p>77.23952</text:p>
          </table:table-cell>
          <table:table-cell office:value-type="float" office:value="461.8842" calcext:value-type="float">
            <text:p>461.8842</text:p>
          </table:table-cell>
          <table:table-cell office:value-type="float" office:value="0.2138932" calcext:value-type="float">
            <text:p>0.2138932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044" calcext:value-type="float">
            <text:p>0.07580044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370" calcext:value-type="float">
            <text:p>370</text:p>
          </table:table-cell>
          <table:table-cell office:value-type="float" office:value="457.0764" calcext:value-type="float">
            <text:p>457.0764</text:p>
          </table:table-cell>
          <table:table-cell office:value-type="float" office:value="0" calcext:value-type="float">
            <text:p>0</text:p>
          </table:table-cell>
          <table:table-cell office:value-type="float" office:value="319.1209" calcext:value-type="float">
            <text:p>319.1209</text:p>
          </table:table-cell>
          <table:table-cell office:value-type="float" office:value="1120.933" calcext:value-type="float">
            <text:p>1120.933</text:p>
          </table:table-cell>
          <table:table-cell office:value-type="float" office:value="1370.419" calcext:value-type="float">
            <text:p>1370.419</text:p>
          </table:table-cell>
          <table:table-cell office:value-type="float" office:value="1288.097" calcext:value-type="float">
            <text:p>1288.097</text:p>
          </table:table-cell>
          <table:table-cell office:value-type="float" office:value="772.1909" calcext:value-type="float">
            <text:p>772.1909</text:p>
          </table:table-cell>
          <table:table-cell office:value-type="float" office:value="1106.382" calcext:value-type="float">
            <text:p>1106.382</text:p>
          </table:table-cell>
          <table:table-cell office:value-type="float" office:value="412.4346" calcext:value-type="float">
            <text:p>412.4346</text:p>
          </table:table-cell>
          <table:table-cell office:value-type="float" office:value="1848.654" calcext:value-type="float">
            <text:p>1848.654</text:p>
          </table:table-cell>
          <table:table-cell office:value-type="float" office:value="2086.004" calcext:value-type="float">
            <text:p>2086.004</text:p>
          </table:table-cell>
          <table:table-cell office:value-type="float" office:value="1668.116" calcext:value-type="float">
            <text:p>1668.116</text:p>
          </table:table-cell>
          <table:table-cell office:value-type="float" office:value="584.6805" calcext:value-type="float">
            <text:p>584.6805</text:p>
          </table:table-cell>
          <table:table-cell office:value-type="float" office:value="573.4909" calcext:value-type="float">
            <text:p>573.4909</text:p>
          </table:table-cell>
          <table:table-cell office:value-type="float" office:value="142.7951" calcext:value-type="float">
            <text:p>142.7951</text:p>
          </table:table-cell>
          <table:table-cell office:value-type="float" office:value="35.69192" calcext:value-type="float">
            <text:p>35.69192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2552" calcext:value-type="float">
            <text:p>-413.2552</text:p>
          </table:table-cell>
          <table:table-cell office:value-type="float" office:value="0" calcext:value-type="float">
            <text:p>0</text:p>
          </table:table-cell>
          <table:table-cell office:value-type="float" office:value="3.502369" calcext:value-type="float">
            <text:p>3.50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707.8804" calcext:value-type="float">
            <text:p>707.8804</text:p>
          </table:table-cell>
          <table:table-cell office:value-type="float" office:value="13082.86" calcext:value-type="float">
            <text:p>13082.8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7.9081" calcext:value-type="float">
            <text:p>-517.9081</text:p>
          </table:table-cell>
          <table:table-cell office:value-type="float" office:value="1493.801" calcext:value-type="float">
            <text:p>1493.80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2619" calcext:value-type="float">
            <text:p>77.22619</text:p>
          </table:table-cell>
          <table:table-cell office:value-type="float" office:value="461.8807" calcext:value-type="float">
            <text:p>461.8807</text:p>
          </table:table-cell>
          <table:table-cell office:value-type="float" office:value="0.2141393" calcext:value-type="float">
            <text:p>0.214139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044" calcext:value-type="float">
            <text:p>0.07580044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370" calcext:value-type="float">
            <text:p>370</text:p>
          </table:table-cell>
          <table:table-cell office:value-type="float" office:value="456.9153" calcext:value-type="float">
            <text:p>456.9153</text:p>
          </table:table-cell>
          <table:table-cell office:value-type="float" office:value="0" calcext:value-type="float">
            <text:p>0</text:p>
          </table:table-cell>
          <table:table-cell office:value-type="float" office:value="319.1255" calcext:value-type="float">
            <text:p>319.1255</text:p>
          </table:table-cell>
          <table:table-cell office:value-type="float" office:value="1120.922" calcext:value-type="float">
            <text:p>1120.922</text:p>
          </table:table-cell>
          <table:table-cell office:value-type="float" office:value="1370.38" calcext:value-type="float">
            <text:p>1370.38</text:p>
          </table:table-cell>
          <table:table-cell office:value-type="float" office:value="1288.071" calcext:value-type="float">
            <text:p>1288.071</text:p>
          </table:table-cell>
          <table:table-cell office:value-type="float" office:value="772.1712" calcext:value-type="float">
            <text:p>772.1712</text:p>
          </table:table-cell>
          <table:table-cell office:value-type="float" office:value="1106.373" calcext:value-type="float">
            <text:p>1106.373</text:p>
          </table:table-cell>
          <table:table-cell office:value-type="float" office:value="412.4312" calcext:value-type="float">
            <text:p>412.4312</text:p>
          </table:table-cell>
          <table:table-cell office:value-type="float" office:value="1848.648" calcext:value-type="float">
            <text:p>1848.648</text:p>
          </table:table-cell>
          <table:table-cell office:value-type="float" office:value="2085.987" calcext:value-type="float">
            <text:p>2085.987</text:p>
          </table:table-cell>
          <table:table-cell office:value-type="float" office:value="1668.1" calcext:value-type="float">
            <text:p>1668.1</text:p>
          </table:table-cell>
          <table:table-cell office:value-type="float" office:value="584.6783" calcext:value-type="float">
            <text:p>584.6783</text:p>
          </table:table-cell>
          <table:table-cell office:value-type="float" office:value="573.4836" calcext:value-type="float">
            <text:p>573.4836</text:p>
          </table:table-cell>
          <table:table-cell office:value-type="float" office:value="142.7951" calcext:value-type="float">
            <text:p>142.7951</text:p>
          </table:table-cell>
          <table:table-cell office:value-type="float" office:value="35.69192" calcext:value-type="float">
            <text:p>35.69192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3905" calcext:value-type="float">
            <text:p>-413.3905</text:p>
          </table:table-cell>
          <table:table-cell office:value-type="float" office:value="0" calcext:value-type="float">
            <text:p>0</text:p>
          </table:table-cell>
          <table:table-cell office:value-type="float" office:value="3.478519" calcext:value-type="float">
            <text:p>3.47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707.7573" calcext:value-type="float">
            <text:p>707.7573</text:p>
          </table:table-cell>
          <table:table-cell office:value-type="float" office:value="13082.82" calcext:value-type="float">
            <text:p>13082.82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8.0714" calcext:value-type="float">
            <text:p>-518.0714</text:p>
          </table:table-cell>
          <table:table-cell office:value-type="float" office:value="1494.415" calcext:value-type="float">
            <text:p>1494.41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1426" calcext:value-type="float">
            <text:p>77.21426</text:p>
          </table:table-cell>
          <table:table-cell office:value-type="float" office:value="461.8723" calcext:value-type="float">
            <text:p>461.8723</text:p>
          </table:table-cell>
          <table:table-cell office:value-type="float" office:value="0.2143894" calcext:value-type="float">
            <text:p>0.214389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047" calcext:value-type="float">
            <text:p>0.0758004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370" calcext:value-type="float">
            <text:p>370</text:p>
          </table:table-cell>
          <table:table-cell office:value-type="float" office:value="456.7522" calcext:value-type="float">
            <text:p>456.7522</text:p>
          </table:table-cell>
          <table:table-cell office:value-type="float" office:value="0" calcext:value-type="float">
            <text:p>0</text:p>
          </table:table-cell>
          <table:table-cell office:value-type="float" office:value="319.1301" calcext:value-type="float">
            <text:p>319.1301</text:p>
          </table:table-cell>
          <table:table-cell office:value-type="float" office:value="1120.908" calcext:value-type="float">
            <text:p>1120.908</text:p>
          </table:table-cell>
          <table:table-cell office:value-type="float" office:value="1370.34" calcext:value-type="float">
            <text:p>1370.34</text:p>
          </table:table-cell>
          <table:table-cell office:value-type="float" office:value="1288.044" calcext:value-type="float">
            <text:p>1288.044</text:p>
          </table:table-cell>
          <table:table-cell office:value-type="float" office:value="772.1518" calcext:value-type="float">
            <text:p>772.1518</text:p>
          </table:table-cell>
          <table:table-cell office:value-type="float" office:value="1106.364" calcext:value-type="float">
            <text:p>1106.364</text:p>
          </table:table-cell>
          <table:table-cell office:value-type="float" office:value="412.4278" calcext:value-type="float">
            <text:p>412.4278</text:p>
          </table:table-cell>
          <table:table-cell office:value-type="float" office:value="1848.643" calcext:value-type="float">
            <text:p>1848.643</text:p>
          </table:table-cell>
          <table:table-cell office:value-type="float" office:value="2085.97" calcext:value-type="float">
            <text:p>2085.97</text:p>
          </table:table-cell>
          <table:table-cell office:value-type="float" office:value="1668.083" calcext:value-type="float">
            <text:p>1668.083</text:p>
          </table:table-cell>
          <table:table-cell office:value-type="float" office:value="584.6761" calcext:value-type="float">
            <text:p>584.6761</text:p>
          </table:table-cell>
          <table:table-cell office:value-type="float" office:value="573.4763" calcext:value-type="float">
            <text:p>573.4763</text:p>
          </table:table-cell>
          <table:table-cell office:value-type="float" office:value="142.7951" calcext:value-type="float">
            <text:p>142.7951</text:p>
          </table:table-cell>
          <table:table-cell office:value-type="float" office:value="35.69192" calcext:value-type="float">
            <text:p>35.69192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5266" calcext:value-type="float">
            <text:p>-413.5266</text:p>
          </table:table-cell>
          <table:table-cell office:value-type="float" office:value="0" calcext:value-type="float">
            <text:p>0</text:p>
          </table:table-cell>
          <table:table-cell office:value-type="float" office:value="3.456964" calcext:value-type="float">
            <text:p>3.456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707.6355" calcext:value-type="float">
            <text:p>707.6355</text:p>
          </table:table-cell>
          <table:table-cell office:value-type="float" office:value="13082.79" calcext:value-type="float">
            <text:p>13082.79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8.2309" calcext:value-type="float">
            <text:p>-518.2309</text:p>
          </table:table-cell>
          <table:table-cell office:value-type="float" office:value="1494.694" calcext:value-type="float">
            <text:p>1494.69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1999" calcext:value-type="float">
            <text:p>77.1999</text:p>
          </table:table-cell>
          <table:table-cell office:value-type="float" office:value="461.8657" calcext:value-type="float">
            <text:p>461.8657</text:p>
          </table:table-cell>
          <table:table-cell office:value-type="float" office:value="0.2146386" calcext:value-type="float">
            <text:p>0.2146386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049" calcext:value-type="float">
            <text:p>0.0758004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370" calcext:value-type="float">
            <text:p>370</text:p>
          </table:table-cell>
          <table:table-cell office:value-type="float" office:value="456.593" calcext:value-type="float">
            <text:p>456.593</text:p>
          </table:table-cell>
          <table:table-cell office:value-type="float" office:value="0" calcext:value-type="float">
            <text:p>0</text:p>
          </table:table-cell>
          <table:table-cell office:value-type="float" office:value="319.1328" calcext:value-type="float">
            <text:p>319.1328</text:p>
          </table:table-cell>
          <table:table-cell office:value-type="float" office:value="1120.893" calcext:value-type="float">
            <text:p>1120.893</text:p>
          </table:table-cell>
          <table:table-cell office:value-type="float" office:value="1370.301" calcext:value-type="float">
            <text:p>1370.301</text:p>
          </table:table-cell>
          <table:table-cell office:value-type="float" office:value="1288.02" calcext:value-type="float">
            <text:p>1288.02</text:p>
          </table:table-cell>
          <table:table-cell office:value-type="float" office:value="772.1327" calcext:value-type="float">
            <text:p>772.1327</text:p>
          </table:table-cell>
          <table:table-cell office:value-type="float" office:value="1106.354" calcext:value-type="float">
            <text:p>1106.354</text:p>
          </table:table-cell>
          <table:table-cell office:value-type="float" office:value="412.4244" calcext:value-type="float">
            <text:p>412.4244</text:p>
          </table:table-cell>
          <table:table-cell office:value-type="float" office:value="1848.637" calcext:value-type="float">
            <text:p>1848.637</text:p>
          </table:table-cell>
          <table:table-cell office:value-type="float" office:value="2085.964" calcext:value-type="float">
            <text:p>2085.964</text:p>
          </table:table-cell>
          <table:table-cell office:value-type="float" office:value="1668.067" calcext:value-type="float">
            <text:p>1668.067</text:p>
          </table:table-cell>
          <table:table-cell office:value-type="float" office:value="584.674" calcext:value-type="float">
            <text:p>584.674</text:p>
          </table:table-cell>
          <table:table-cell office:value-type="float" office:value="573.4692" calcext:value-type="float">
            <text:p>573.4692</text:p>
          </table:table-cell>
          <table:table-cell office:value-type="float" office:value="142.7951" calcext:value-type="float">
            <text:p>142.7951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6611" calcext:value-type="float">
            <text:p>-413.6611</text:p>
          </table:table-cell>
          <table:table-cell office:value-type="float" office:value="0" calcext:value-type="float">
            <text:p>0</text:p>
          </table:table-cell>
          <table:table-cell office:value-type="float" office:value="3.43563" calcext:value-type="float">
            <text:p>3.43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707.4952" calcext:value-type="float">
            <text:p>707.4952</text:p>
          </table:table-cell>
          <table:table-cell office:value-type="float" office:value="13082.76" calcext:value-type="float">
            <text:p>13082.7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8.4068" calcext:value-type="float">
            <text:p>-518.4068</text:p>
          </table:table-cell>
          <table:table-cell office:value-type="float" office:value="1495.521" calcext:value-type="float">
            <text:p>1495.52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19964" calcext:value-type="float">
            <text:p>77.19964</text:p>
          </table:table-cell>
          <table:table-cell office:value-type="float" office:value="461.8414" calcext:value-type="float">
            <text:p>461.8414</text:p>
          </table:table-cell>
          <table:table-cell office:value-type="float" office:value="0.2148959" calcext:value-type="float">
            <text:p>0.214895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092" calcext:value-type="float">
            <text:p>0.0758009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370" calcext:value-type="float">
            <text:p>370</text:p>
          </table:table-cell>
          <table:table-cell office:value-type="float" office:value="456.4174" calcext:value-type="float">
            <text:p>456.4174</text:p>
          </table:table-cell>
          <table:table-cell office:value-type="float" office:value="0" calcext:value-type="float">
            <text:p>0</text:p>
          </table:table-cell>
          <table:table-cell office:value-type="float" office:value="319.1375" calcext:value-type="float">
            <text:p>319.1375</text:p>
          </table:table-cell>
          <table:table-cell office:value-type="float" office:value="1120.877" calcext:value-type="float">
            <text:p>1120.877</text:p>
          </table:table-cell>
          <table:table-cell office:value-type="float" office:value="1370.262" calcext:value-type="float">
            <text:p>1370.262</text:p>
          </table:table-cell>
          <table:table-cell office:value-type="float" office:value="1287.996" calcext:value-type="float">
            <text:p>1287.996</text:p>
          </table:table-cell>
          <table:table-cell office:value-type="float" office:value="772.1138" calcext:value-type="float">
            <text:p>772.1138</text:p>
          </table:table-cell>
          <table:table-cell office:value-type="float" office:value="1106.344" calcext:value-type="float">
            <text:p>1106.344</text:p>
          </table:table-cell>
          <table:table-cell office:value-type="float" office:value="412.4212" calcext:value-type="float">
            <text:p>412.4212</text:p>
          </table:table-cell>
          <table:table-cell office:value-type="float" office:value="1848.632" calcext:value-type="float">
            <text:p>1848.632</text:p>
          </table:table-cell>
          <table:table-cell office:value-type="float" office:value="2085.959" calcext:value-type="float">
            <text:p>2085.959</text:p>
          </table:table-cell>
          <table:table-cell office:value-type="float" office:value="1668.051" calcext:value-type="float">
            <text:p>1668.051</text:p>
          </table:table-cell>
          <table:table-cell office:value-type="float" office:value="584.6718" calcext:value-type="float">
            <text:p>584.6718</text:p>
          </table:table-cell>
          <table:table-cell office:value-type="float" office:value="573.4622" calcext:value-type="float">
            <text:p>573.4622</text:p>
          </table:table-cell>
          <table:table-cell office:value-type="float" office:value="142.795" calcext:value-type="float">
            <text:p>142.795</text:p>
          </table:table-cell>
          <table:table-cell office:value-type="float" office:value="35.69191" calcext:value-type="float">
            <text:p>35.69191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8123" calcext:value-type="float">
            <text:p>-413.8123</text:p>
          </table:table-cell>
          <table:table-cell office:value-type="float" office:value="0" calcext:value-type="float">
            <text:p>0</text:p>
          </table:table-cell>
          <table:table-cell office:value-type="float" office:value="3.414228" calcext:value-type="float">
            <text:p>3.414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707.3712" calcext:value-type="float">
            <text:p>707.3712</text:p>
          </table:table-cell>
          <table:table-cell office:value-type="float" office:value="13082.73" calcext:value-type="float">
            <text:p>13082.7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8.5707" calcext:value-type="float">
            <text:p>-518.5707</text:p>
          </table:table-cell>
          <table:table-cell office:value-type="float" office:value="1495.075" calcext:value-type="float">
            <text:p>1495.075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18777" calcext:value-type="float">
            <text:p>77.18777</text:p>
          </table:table-cell>
          <table:table-cell office:value-type="float" office:value="461.8307" calcext:value-type="float">
            <text:p>461.8307</text:p>
          </table:table-cell>
          <table:table-cell office:value-type="float" office:value="0.2151467" calcext:value-type="float">
            <text:p>0.215146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131" calcext:value-type="float">
            <text:p>0.07580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76257" calcext:value-type="float">
            <text:p>0.1776257</text:p>
          </table:table-cell>
          <table:table-cell office:value-type="float" office:value="370" calcext:value-type="float">
            <text:p>370</text:p>
          </table:table-cell>
          <table:table-cell office:value-type="float" office:value="456.2541" calcext:value-type="float">
            <text:p>456.2541</text:p>
          </table:table-cell>
          <table:table-cell office:value-type="float" office:value="0" calcext:value-type="float">
            <text:p>0</text:p>
          </table:table-cell>
          <table:table-cell office:value-type="float" office:value="319.1412" calcext:value-type="float">
            <text:p>319.1412</text:p>
          </table:table-cell>
          <table:table-cell office:value-type="float" office:value="1120.862" calcext:value-type="float">
            <text:p>1120.862</text:p>
          </table:table-cell>
          <table:table-cell office:value-type="float" office:value="1370.223" calcext:value-type="float">
            <text:p>1370.223</text:p>
          </table:table-cell>
          <table:table-cell office:value-type="float" office:value="1287.972" calcext:value-type="float">
            <text:p>1287.972</text:p>
          </table:table-cell>
          <table:table-cell office:value-type="float" office:value="772.0952" calcext:value-type="float">
            <text:p>772.0952</text:p>
          </table:table-cell>
          <table:table-cell office:value-type="float" office:value="1106.334" calcext:value-type="float">
            <text:p>1106.334</text:p>
          </table:table-cell>
          <table:table-cell office:value-type="float" office:value="412.4181" calcext:value-type="float">
            <text:p>412.4181</text:p>
          </table:table-cell>
          <table:table-cell office:value-type="float" office:value="1848.627" calcext:value-type="float">
            <text:p>1848.627</text:p>
          </table:table-cell>
          <table:table-cell office:value-type="float" office:value="2085.954" calcext:value-type="float">
            <text:p>2085.954</text:p>
          </table:table-cell>
          <table:table-cell office:value-type="float" office:value="1668.034" calcext:value-type="float">
            <text:p>1668.034</text:p>
          </table:table-cell>
          <table:table-cell office:value-type="float" office:value="584.6697" calcext:value-type="float">
            <text:p>584.6697</text:p>
          </table:table-cell>
          <table:table-cell office:value-type="float" office:value="573.4554" calcext:value-type="float">
            <text:p>573.4554</text:p>
          </table:table-cell>
          <table:table-cell office:value-type="float" office:value="142.795" calcext:value-type="float">
            <text:p>142.795</text:p>
          </table:table-cell>
          <table:table-cell office:value-type="float" office:value="35.69189" calcext:value-type="float">
            <text:p>35.69189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3.951" calcext:value-type="float">
            <text:p>-413.951</text:p>
          </table:table-cell>
          <table:table-cell office:value-type="float" office:value="0" calcext:value-type="float">
            <text:p>0</text:p>
          </table:table-cell>
          <table:table-cell office:value-type="float" office:value="3.389804" calcext:value-type="float">
            <text:p>3.38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707.1923" calcext:value-type="float">
            <text:p>707.1923</text:p>
          </table:table-cell>
          <table:table-cell office:value-type="float" office:value="13082.71" calcext:value-type="float">
            <text:p>13082.71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8.7755" calcext:value-type="float">
            <text:p>-518.7755</text:p>
          </table:table-cell>
          <table:table-cell office:value-type="float" office:value="1495.939" calcext:value-type="float">
            <text:p>1495.93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1669" calcext:value-type="float">
            <text:p>77.21669</text:p>
          </table:table-cell>
          <table:table-cell office:value-type="float" office:value="461.7717" calcext:value-type="float">
            <text:p>461.7717</text:p>
          </table:table-cell>
          <table:table-cell office:value-type="float" office:value="0.2154077" calcext:value-type="float">
            <text:p>0.215407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131" calcext:value-type="float">
            <text:p>0.07580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65549" calcext:value-type="float">
            <text:p>0.1765549</text:p>
          </table:table-cell>
          <table:table-cell office:value-type="float" office:value="370" calcext:value-type="float">
            <text:p>370</text:p>
          </table:table-cell>
          <table:table-cell office:value-type="float" office:value="456.0505" calcext:value-type="float">
            <text:p>456.0505</text:p>
          </table:table-cell>
          <table:table-cell office:value-type="float" office:value="0" calcext:value-type="float">
            <text:p>0</text:p>
          </table:table-cell>
          <table:table-cell office:value-type="float" office:value="319.1475" calcext:value-type="float">
            <text:p>319.1475</text:p>
          </table:table-cell>
          <table:table-cell office:value-type="float" office:value="1120.844" calcext:value-type="float">
            <text:p>1120.844</text:p>
          </table:table-cell>
          <table:table-cell office:value-type="float" office:value="1370.183" calcext:value-type="float">
            <text:p>1370.183</text:p>
          </table:table-cell>
          <table:table-cell office:value-type="float" office:value="1287.948" calcext:value-type="float">
            <text:p>1287.948</text:p>
          </table:table-cell>
          <table:table-cell office:value-type="float" office:value="772.0767" calcext:value-type="float">
            <text:p>772.0767</text:p>
          </table:table-cell>
          <table:table-cell office:value-type="float" office:value="1106.325" calcext:value-type="float">
            <text:p>1106.325</text:p>
          </table:table-cell>
          <table:table-cell office:value-type="float" office:value="412.415" calcext:value-type="float">
            <text:p>412.415</text:p>
          </table:table-cell>
          <table:table-cell office:value-type="float" office:value="1848.622" calcext:value-type="float">
            <text:p>1848.622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1668.018" calcext:value-type="float">
            <text:p>1668.018</text:p>
          </table:table-cell>
          <table:table-cell office:value-type="float" office:value="584.6677" calcext:value-type="float">
            <text:p>584.6677</text:p>
          </table:table-cell>
          <table:table-cell office:value-type="float" office:value="573.4486" calcext:value-type="float">
            <text:p>573.4486</text:p>
          </table:table-cell>
          <table:table-cell office:value-type="float" office:value="142.795" calcext:value-type="float">
            <text:p>142.795</text:p>
          </table:table-cell>
          <table:table-cell office:value-type="float" office:value="35.69193" calcext:value-type="float">
            <text:p>35.69193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4.1378" calcext:value-type="float">
            <text:p>-414.1378</text:p>
          </table:table-cell>
          <table:table-cell office:value-type="float" office:value="0" calcext:value-type="float">
            <text:p>0</text:p>
          </table:table-cell>
          <table:table-cell office:value-type="float" office:value="3.374203" calcext:value-type="float">
            <text:p>3.374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707.0325" calcext:value-type="float">
            <text:p>707.0325</text:p>
          </table:table-cell>
          <table:table-cell office:value-type="float" office:value="13082.69" calcext:value-type="float">
            <text:p>13082.69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8.9697" calcext:value-type="float">
            <text:p>-518.9697</text:p>
          </table:table-cell>
          <table:table-cell office:value-type="float" office:value="1496.542" calcext:value-type="float">
            <text:p>1496.542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2991" calcext:value-type="float">
            <text:p>77.22991</text:p>
          </table:table-cell>
          <table:table-cell office:value-type="float" office:value="461.7363" calcext:value-type="float">
            <text:p>461.7363</text:p>
          </table:table-cell>
          <table:table-cell office:value-type="float" office:value="0.215658" calcext:value-type="float">
            <text:p>0.21565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131" calcext:value-type="float">
            <text:p>0.07580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5638" calcext:value-type="float">
            <text:p>0.1755638</text:p>
          </table:table-cell>
          <table:table-cell office:value-type="float" office:value="370" calcext:value-type="float">
            <text:p>370</text:p>
          </table:table-cell>
          <table:table-cell office:value-type="float" office:value="455.8576" calcext:value-type="float">
            <text:p>455.8576</text:p>
          </table:table-cell>
          <table:table-cell office:value-type="float" office:value="0" calcext:value-type="float">
            <text:p>0</text:p>
          </table:table-cell>
          <table:table-cell office:value-type="float" office:value="319.1489" calcext:value-type="float">
            <text:p>319.1489</text:p>
          </table:table-cell>
          <table:table-cell office:value-type="float" office:value="1120.822" calcext:value-type="float">
            <text:p>1120.822</text:p>
          </table:table-cell>
          <table:table-cell office:value-type="float" office:value="1370.144" calcext:value-type="float">
            <text:p>1370.144</text:p>
          </table:table-cell>
          <table:table-cell office:value-type="float" office:value="1287.924" calcext:value-type="float">
            <text:p>1287.924</text:p>
          </table:table-cell>
          <table:table-cell office:value-type="float" office:value="772.0582" calcext:value-type="float">
            <text:p>772.0582</text:p>
          </table:table-cell>
          <table:table-cell office:value-type="float" office:value="1106.315" calcext:value-type="float">
            <text:p>1106.315</text:p>
          </table:table-cell>
          <table:table-cell office:value-type="float" office:value="412.4119" calcext:value-type="float">
            <text:p>412.4119</text:p>
          </table:table-cell>
          <table:table-cell office:value-type="float" office:value="1848.617" calcext:value-type="float">
            <text:p>1848.617</text:p>
          </table:table-cell>
          <table:table-cell office:value-type="float" office:value="2085.944" calcext:value-type="float">
            <text:p>2085.944</text:p>
          </table:table-cell>
          <table:table-cell office:value-type="float" office:value="1668.009" calcext:value-type="float">
            <text:p>1668.009</text:p>
          </table:table-cell>
          <table:table-cell office:value-type="float" office:value="584.6656" calcext:value-type="float">
            <text:p>584.6656</text:p>
          </table:table-cell>
          <table:table-cell office:value-type="float" office:value="573.442" calcext:value-type="float">
            <text:p>573.442</text:p>
          </table:table-cell>
          <table:table-cell office:value-type="float" office:value="142.7949" calcext:value-type="float">
            <text:p>142.7949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4.3086" calcext:value-type="float">
            <text:p>-414.3086</text:p>
          </table:table-cell>
          <table:table-cell office:value-type="float" office:value="0" calcext:value-type="float">
            <text:p>0</text:p>
          </table:table-cell>
          <table:table-cell office:value-type="float" office:value="3.351712" calcext:value-type="float">
            <text:p>3.35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706.843" calcext:value-type="float">
            <text:p>706.843</text:p>
          </table:table-cell>
          <table:table-cell office:value-type="float" office:value="13082.68" calcext:value-type="float">
            <text:p>13082.6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9.1863" calcext:value-type="float">
            <text:p>-519.1863</text:p>
          </table:table-cell>
          <table:table-cell office:value-type="float" office:value="1496.766" calcext:value-type="float">
            <text:p>1496.76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26951" calcext:value-type="float">
            <text:p>77.26951</text:p>
          </table:table-cell>
          <table:table-cell office:value-type="float" office:value="461.671" calcext:value-type="float">
            <text:p>461.671</text:p>
          </table:table-cell>
          <table:table-cell office:value-type="float" office:value="0.2159034" calcext:value-type="float">
            <text:p>0.215903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131" calcext:value-type="float">
            <text:p>0.07580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5.6417" calcext:value-type="float">
            <text:p>455.6417</text:p>
          </table:table-cell>
          <table:table-cell office:value-type="float" office:value="0" calcext:value-type="float">
            <text:p>0</text:p>
          </table:table-cell>
          <table:table-cell office:value-type="float" office:value="319.1534" calcext:value-type="float">
            <text:p>319.1534</text:p>
          </table:table-cell>
          <table:table-cell office:value-type="float" office:value="1120.798" calcext:value-type="float">
            <text:p>1120.798</text:p>
          </table:table-cell>
          <table:table-cell office:value-type="float" office:value="1370.107" calcext:value-type="float">
            <text:p>1370.107</text:p>
          </table:table-cell>
          <table:table-cell office:value-type="float" office:value="1287.901" calcext:value-type="float">
            <text:p>1287.901</text:p>
          </table:table-cell>
          <table:table-cell office:value-type="float" office:value="772.0398" calcext:value-type="float">
            <text:p>772.0398</text:p>
          </table:table-cell>
          <table:table-cell office:value-type="float" office:value="1106.305" calcext:value-type="float">
            <text:p>1106.305</text:p>
          </table:table-cell>
          <table:table-cell office:value-type="float" office:value="412.4089" calcext:value-type="float">
            <text:p>412.4089</text:p>
          </table:table-cell>
          <table:table-cell office:value-type="float" office:value="1848.612" calcext:value-type="float">
            <text:p>1848.612</text:p>
          </table:table-cell>
          <table:table-cell office:value-type="float" office:value="2085.939" calcext:value-type="float">
            <text:p>2085.939</text:p>
          </table:table-cell>
          <table:table-cell office:value-type="float" office:value="1668.005" calcext:value-type="float">
            <text:p>1668.005</text:p>
          </table:table-cell>
          <table:table-cell office:value-type="float" office:value="584.6637" calcext:value-type="float">
            <text:p>584.6637</text:p>
          </table:table-cell>
          <table:table-cell office:value-type="float" office:value="573.4354" calcext:value-type="float">
            <text:p>573.4354</text:p>
          </table:table-cell>
          <table:table-cell office:value-type="float" office:value="142.7949" calcext:value-type="float">
            <text:p>142.7949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4.5044" calcext:value-type="float">
            <text:p>-414.5044</text:p>
          </table:table-cell>
          <table:table-cell office:value-type="float" office:value="0" calcext:value-type="float">
            <text:p>0</text:p>
          </table:table-cell>
          <table:table-cell office:value-type="float" office:value="3.330282" calcext:value-type="float">
            <text:p>3.33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706.584" calcext:value-type="float">
            <text:p>706.584</text:p>
          </table:table-cell>
          <table:table-cell office:value-type="float" office:value="13082.68" calcext:value-type="float">
            <text:p>13082.68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9.4547" calcext:value-type="float">
            <text:p>-519.4547</text:p>
          </table:table-cell>
          <table:table-cell office:value-type="float" office:value="1497.589" calcext:value-type="float">
            <text:p>1497.58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37222" calcext:value-type="float">
            <text:p>77.37222</text:p>
          </table:table-cell>
          <table:table-cell office:value-type="float" office:value="461.5453" calcext:value-type="float">
            <text:p>461.5453</text:p>
          </table:table-cell>
          <table:table-cell office:value-type="float" office:value="0.2161453" calcext:value-type="float">
            <text:p>0.216145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131" calcext:value-type="float">
            <text:p>0.07580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5.3736" calcext:value-type="float">
            <text:p>455.3736</text:p>
          </table:table-cell>
          <table:table-cell office:value-type="float" office:value="0" calcext:value-type="float">
            <text:p>0</text:p>
          </table:table-cell>
          <table:table-cell office:value-type="float" office:value="319.1576" calcext:value-type="float">
            <text:p>319.1576</text:p>
          </table:table-cell>
          <table:table-cell office:value-type="float" office:value="1120.77" calcext:value-type="float">
            <text:p>1120.77</text:p>
          </table:table-cell>
          <table:table-cell office:value-type="float" office:value="1370.069" calcext:value-type="float">
            <text:p>1370.069</text:p>
          </table:table-cell>
          <table:table-cell office:value-type="float" office:value="1287.877" calcext:value-type="float">
            <text:p>1287.877</text:p>
          </table:table-cell>
          <table:table-cell office:value-type="float" office:value="772.0215" calcext:value-type="float">
            <text:p>772.0215</text:p>
          </table:table-cell>
          <table:table-cell office:value-type="float" office:value="1106.296" calcext:value-type="float">
            <text:p>1106.296</text:p>
          </table:table-cell>
          <table:table-cell office:value-type="float" office:value="412.4059" calcext:value-type="float">
            <text:p>412.4059</text:p>
          </table:table-cell>
          <table:table-cell office:value-type="float" office:value="1848.607" calcext:value-type="float">
            <text:p>1848.607</text:p>
          </table:table-cell>
          <table:table-cell office:value-type="float" office:value="2085.935" calcext:value-type="float">
            <text:p>2085.935</text:p>
          </table:table-cell>
          <table:table-cell office:value-type="float" office:value="1668" calcext:value-type="float">
            <text:p>1668</text:p>
          </table:table-cell>
          <table:table-cell office:value-type="float" office:value="584.6617" calcext:value-type="float">
            <text:p>584.6617</text:p>
          </table:table-cell>
          <table:table-cell office:value-type="float" office:value="573.429" calcext:value-type="float">
            <text:p>573.429</text:p>
          </table:table-cell>
          <table:table-cell office:value-type="float" office:value="142.7949" calcext:value-type="float">
            <text:p>142.7949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4.7627" calcext:value-type="float">
            <text:p>-414.7627</text:p>
          </table:table-cell>
          <table:table-cell office:value-type="float" office:value="0" calcext:value-type="float">
            <text:p>0</text:p>
          </table:table-cell>
          <table:table-cell office:value-type="float" office:value="3.321772" calcext:value-type="float">
            <text:p>3.32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706.3692" calcext:value-type="float">
            <text:p>706.3692</text:p>
          </table:table-cell>
          <table:table-cell office:value-type="float" office:value="13082.67" calcext:value-type="float">
            <text:p>13082.67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9.69" calcext:value-type="float">
            <text:p>-519.69</text:p>
          </table:table-cell>
          <table:table-cell office:value-type="float" office:value="1498.563" calcext:value-type="float">
            <text:p>1498.563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43336" calcext:value-type="float">
            <text:p>77.43336</text:p>
          </table:table-cell>
          <table:table-cell office:value-type="float" office:value="461.4631" calcext:value-type="float">
            <text:p>461.4631</text:p>
          </table:table-cell>
          <table:table-cell office:value-type="float" office:value="0.2163918" calcext:value-type="float">
            <text:p>0.216391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131" calcext:value-type="float">
            <text:p>0.0758013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5.1385" calcext:value-type="float">
            <text:p>455.1385</text:p>
          </table:table-cell>
          <table:table-cell office:value-type="float" office:value="0" calcext:value-type="float">
            <text:p>0</text:p>
          </table:table-cell>
          <table:table-cell office:value-type="float" office:value="319.1599" calcext:value-type="float">
            <text:p>319.1599</text:p>
          </table:table-cell>
          <table:table-cell office:value-type="float" office:value="1120.74" calcext:value-type="float">
            <text:p>1120.74</text:p>
          </table:table-cell>
          <table:table-cell office:value-type="float" office:value="1370.031" calcext:value-type="float">
            <text:p>1370.031</text:p>
          </table:table-cell>
          <table:table-cell office:value-type="float" office:value="1287.854" calcext:value-type="float">
            <text:p>1287.854</text:p>
          </table:table-cell>
          <table:table-cell office:value-type="float" office:value="772.0032" calcext:value-type="float">
            <text:p>772.0032</text:p>
          </table:table-cell>
          <table:table-cell office:value-type="float" office:value="1106.286" calcext:value-type="float">
            <text:p>1106.286</text:p>
          </table:table-cell>
          <table:table-cell office:value-type="float" office:value="412.4028" calcext:value-type="float">
            <text:p>412.4028</text:p>
          </table:table-cell>
          <table:table-cell office:value-type="float" office:value="1848.602" calcext:value-type="float">
            <text:p>1848.602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67.996" calcext:value-type="float">
            <text:p>1667.996</text:p>
          </table:table-cell>
          <table:table-cell office:value-type="float" office:value="584.6598" calcext:value-type="float">
            <text:p>584.6598</text:p>
          </table:table-cell>
          <table:table-cell office:value-type="float" office:value="573.4228" calcext:value-type="float">
            <text:p>573.4228</text:p>
          </table:table-cell>
          <table:table-cell office:value-type="float" office:value="142.7949" calcext:value-type="float">
            <text:p>142.7949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4.9813" calcext:value-type="float">
            <text:p>-414.9813</text:p>
          </table:table-cell>
          <table:table-cell office:value-type="float" office:value="0" calcext:value-type="float">
            <text:p>0</text:p>
          </table:table-cell>
          <table:table-cell office:value-type="float" office:value="3.305198" calcext:value-type="float">
            <text:p>3.305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706.2067" calcext:value-type="float">
            <text:p>706.2067</text:p>
          </table:table-cell>
          <table:table-cell office:value-type="float" office:value="13082.66" calcext:value-type="float">
            <text:p>13082.66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19.8971" calcext:value-type="float">
            <text:p>-519.8971</text:p>
          </table:table-cell>
          <table:table-cell office:value-type="float" office:value="1499.754" calcext:value-type="float">
            <text:p>1499.75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44859" calcext:value-type="float">
            <text:p>77.44859</text:p>
          </table:table-cell>
          <table:table-cell office:value-type="float" office:value="461.4281" calcext:value-type="float">
            <text:p>461.4281</text:p>
          </table:table-cell>
          <table:table-cell office:value-type="float" office:value="0.2166664" calcext:value-type="float">
            <text:p>0.2166664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293" calcext:value-type="float">
            <text:p>0.07580293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4.9317" calcext:value-type="float">
            <text:p>454.9317</text:p>
          </table:table-cell>
          <table:table-cell office:value-type="float" office:value="0" calcext:value-type="float">
            <text:p>0</text:p>
          </table:table-cell>
          <table:table-cell office:value-type="float" office:value="319.1603" calcext:value-type="float">
            <text:p>319.1603</text:p>
          </table:table-cell>
          <table:table-cell office:value-type="float" office:value="1120.711" calcext:value-type="float">
            <text:p>1120.711</text:p>
          </table:table-cell>
          <table:table-cell office:value-type="float" office:value="1369.995" calcext:value-type="float">
            <text:p>1369.995</text:p>
          </table:table-cell>
          <table:table-cell office:value-type="float" office:value="1287.831" calcext:value-type="float">
            <text:p>1287.831</text:p>
          </table:table-cell>
          <table:table-cell office:value-type="float" office:value="771.9851" calcext:value-type="float">
            <text:p>771.9851</text:p>
          </table:table-cell>
          <table:table-cell office:value-type="float" office:value="1106.277" calcext:value-type="float">
            <text:p>1106.277</text:p>
          </table:table-cell>
          <table:table-cell office:value-type="float" office:value="412.4002" calcext:value-type="float">
            <text:p>412.4002</text:p>
          </table:table-cell>
          <table:table-cell office:value-type="float" office:value="1848.597" calcext:value-type="float">
            <text:p>1848.597</text:p>
          </table:table-cell>
          <table:table-cell office:value-type="float" office:value="2085.925" calcext:value-type="float">
            <text:p>2085.925</text:p>
          </table:table-cell>
          <table:table-cell office:value-type="float" office:value="1667.992" calcext:value-type="float">
            <text:p>1667.992</text:p>
          </table:table-cell>
          <table:table-cell office:value-type="float" office:value="584.6579" calcext:value-type="float">
            <text:p>584.6579</text:p>
          </table:table-cell>
          <table:table-cell office:value-type="float" office:value="573.4166" calcext:value-type="float">
            <text:p>573.4166</text:p>
          </table:table-cell>
          <table:table-cell office:value-type="float" office:value="142.7949" calcext:value-type="float">
            <text:p>142.7949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5.1538" calcext:value-type="float">
            <text:p>-415.1538</text:p>
          </table:table-cell>
          <table:table-cell office:value-type="float" office:value="0" calcext:value-type="float">
            <text:p>0</text:p>
          </table:table-cell>
          <table:table-cell office:value-type="float" office:value="3.268776" calcext:value-type="float">
            <text:p>3.268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706.0453" calcext:value-type="float">
            <text:p>706.0453</text:p>
          </table:table-cell>
          <table:table-cell office:value-type="float" office:value="13082.65" calcext:value-type="float">
            <text:p>13082.6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0.093" calcext:value-type="float">
            <text:p>-520.093</text:p>
          </table:table-cell>
          <table:table-cell office:value-type="float" office:value="1500.271" calcext:value-type="float">
            <text:p>1500.27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46304" calcext:value-type="float">
            <text:p>77.46304</text:p>
          </table:table-cell>
          <table:table-cell office:value-type="float" office:value="461.3894" calcext:value-type="float">
            <text:p>461.3894</text:p>
          </table:table-cell>
          <table:table-cell office:value-type="float" office:value="0.2169493" calcext:value-type="float">
            <text:p>0.216949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366" calcext:value-type="float">
            <text:p>0.07580366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4.7361" calcext:value-type="float">
            <text:p>454.7361</text:p>
          </table:table-cell>
          <table:table-cell office:value-type="float" office:value="0" calcext:value-type="float">
            <text:p>0</text:p>
          </table:table-cell>
          <table:table-cell office:value-type="float" office:value="319.1644" calcext:value-type="float">
            <text:p>319.1644</text:p>
          </table:table-cell>
          <table:table-cell office:value-type="float" office:value="1120.686" calcext:value-type="float">
            <text:p>1120.686</text:p>
          </table:table-cell>
          <table:table-cell office:value-type="float" office:value="1369.959" calcext:value-type="float">
            <text:p>1369.959</text:p>
          </table:table-cell>
          <table:table-cell office:value-type="float" office:value="1287.807" calcext:value-type="float">
            <text:p>1287.807</text:p>
          </table:table-cell>
          <table:table-cell office:value-type="float" office:value="771.9669" calcext:value-type="float">
            <text:p>771.9669</text:p>
          </table:table-cell>
          <table:table-cell office:value-type="float" office:value="1106.267" calcext:value-type="float">
            <text:p>1106.267</text:p>
          </table:table-cell>
          <table:table-cell office:value-type="float" office:value="412.3975" calcext:value-type="float">
            <text:p>412.3975</text:p>
          </table:table-cell>
          <table:table-cell office:value-type="float" office:value="1848.592" calcext:value-type="float">
            <text:p>1848.592</text:p>
          </table:table-cell>
          <table:table-cell office:value-type="float" office:value="2085.921" calcext:value-type="float">
            <text:p>2085.921</text:p>
          </table:table-cell>
          <table:table-cell office:value-type="float" office:value="1667.988" calcext:value-type="float">
            <text:p>1667.988</text:p>
          </table:table-cell>
          <table:table-cell office:value-type="float" office:value="584.6561" calcext:value-type="float">
            <text:p>584.6561</text:p>
          </table:table-cell>
          <table:table-cell office:value-type="float" office:value="573.4105" calcext:value-type="float">
            <text:p>573.4105</text:p>
          </table:table-cell>
          <table:table-cell office:value-type="float" office:value="142.7949" calcext:value-type="float">
            <text:p>142.7949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5.326" calcext:value-type="float">
            <text:p>-415.326</text:p>
          </table:table-cell>
          <table:table-cell office:value-type="float" office:value="0" calcext:value-type="float">
            <text:p>0</text:p>
          </table:table-cell>
          <table:table-cell office:value-type="float" office:value="3.242942" calcext:value-type="float">
            <text:p>3.24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705.8748" calcext:value-type="float">
            <text:p>705.8748</text:p>
          </table:table-cell>
          <table:table-cell office:value-type="float" office:value="13082.64" calcext:value-type="float">
            <text:p>13082.6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0.286" calcext:value-type="float">
            <text:p>-520.286</text:p>
          </table:table-cell>
          <table:table-cell office:value-type="float" office:value="1500.581" calcext:value-type="float">
            <text:p>1500.581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48158" calcext:value-type="float">
            <text:p>77.48158</text:p>
          </table:table-cell>
          <table:table-cell office:value-type="float" office:value="461.3437" calcext:value-type="float">
            <text:p>461.3437</text:p>
          </table:table-cell>
          <table:table-cell office:value-type="float" office:value="0.2172347" calcext:value-type="float">
            <text:p>0.2172347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417" calcext:value-type="float">
            <text:p>0.07580417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4.5433" calcext:value-type="float">
            <text:p>454.5433</text:p>
          </table:table-cell>
          <table:table-cell office:value-type="float" office:value="0" calcext:value-type="float">
            <text:p>0</text:p>
          </table:table-cell>
          <table:table-cell office:value-type="float" office:value="319.168" calcext:value-type="float">
            <text:p>319.168</text:p>
          </table:table-cell>
          <table:table-cell office:value-type="float" office:value="1120.661" calcext:value-type="float">
            <text:p>1120.661</text:p>
          </table:table-cell>
          <table:table-cell office:value-type="float" office:value="1369.921" calcext:value-type="float">
            <text:p>1369.921</text:p>
          </table:table-cell>
          <table:table-cell office:value-type="float" office:value="1287.782" calcext:value-type="float">
            <text:p>1287.782</text:p>
          </table:table-cell>
          <table:table-cell office:value-type="float" office:value="771.9484" calcext:value-type="float">
            <text:p>771.9484</text:p>
          </table:table-cell>
          <table:table-cell office:value-type="float" office:value="1106.258" calcext:value-type="float">
            <text:p>1106.258</text:p>
          </table:table-cell>
          <table:table-cell office:value-type="float" office:value="412.3947" calcext:value-type="float">
            <text:p>412.3947</text:p>
          </table:table-cell>
          <table:table-cell office:value-type="float" office:value="1848.587" calcext:value-type="float">
            <text:p>1848.587</text:p>
          </table:table-cell>
          <table:table-cell office:value-type="float" office:value="2085.916" calcext:value-type="float">
            <text:p>2085.916</text:p>
          </table:table-cell>
          <table:table-cell office:value-type="float" office:value="1667.984" calcext:value-type="float">
            <text:p>1667.984</text:p>
          </table:table-cell>
          <table:table-cell office:value-type="float" office:value="584.6544" calcext:value-type="float">
            <text:p>584.6544</text:p>
          </table:table-cell>
          <table:table-cell office:value-type="float" office:value="573.4045" calcext:value-type="float">
            <text:p>573.4045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5.5049" calcext:value-type="float">
            <text:p>-415.5049</text:p>
          </table:table-cell>
          <table:table-cell office:value-type="float" office:value="0" calcext:value-type="float">
            <text:p>0</text:p>
          </table:table-cell>
          <table:table-cell office:value-type="float" office:value="3.226784" calcext:value-type="float">
            <text:p>3.226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705.6884" calcext:value-type="float">
            <text:p>705.6884</text:p>
          </table:table-cell>
          <table:table-cell office:value-type="float" office:value="13082.63" calcext:value-type="float">
            <text:p>13082.6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0.4914" calcext:value-type="float">
            <text:p>-520.4914</text:p>
          </table:table-cell>
          <table:table-cell office:value-type="float" office:value="1500.806" calcext:value-type="float">
            <text:p>1500.806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51046" calcext:value-type="float">
            <text:p>77.51046</text:p>
          </table:table-cell>
          <table:table-cell office:value-type="float" office:value="461.2846" calcext:value-type="float">
            <text:p>461.2846</text:p>
          </table:table-cell>
          <table:table-cell office:value-type="float" office:value="0.2175233" calcext:value-type="float">
            <text:p>0.217523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451" calcext:value-type="float">
            <text:p>0.0758045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4.3382" calcext:value-type="float">
            <text:p>454.3382</text:p>
          </table:table-cell>
          <table:table-cell office:value-type="float" office:value="0" calcext:value-type="float">
            <text:p>0</text:p>
          </table:table-cell>
          <table:table-cell office:value-type="float" office:value="319.1734" calcext:value-type="float">
            <text:p>319.1734</text:p>
          </table:table-cell>
          <table:table-cell office:value-type="float" office:value="1120.634" calcext:value-type="float">
            <text:p>1120.634</text:p>
          </table:table-cell>
          <table:table-cell office:value-type="float" office:value="1369.883" calcext:value-type="float">
            <text:p>1369.883</text:p>
          </table:table-cell>
          <table:table-cell office:value-type="float" office:value="1287.758" calcext:value-type="float">
            <text:p>1287.758</text:p>
          </table:table-cell>
          <table:table-cell office:value-type="float" office:value="771.9297" calcext:value-type="float">
            <text:p>771.9297</text:p>
          </table:table-cell>
          <table:table-cell office:value-type="float" office:value="1106.248" calcext:value-type="float">
            <text:p>1106.248</text:p>
          </table:table-cell>
          <table:table-cell office:value-type="float" office:value="412.3916" calcext:value-type="float">
            <text:p>412.3916</text:p>
          </table:table-cell>
          <table:table-cell office:value-type="float" office:value="1848.582" calcext:value-type="float">
            <text:p>1848.582</text:p>
          </table:table-cell>
          <table:table-cell office:value-type="float" office:value="2085.912" calcext:value-type="float">
            <text:p>2085.912</text:p>
          </table:table-cell>
          <table:table-cell office:value-type="float" office:value="1667.981" calcext:value-type="float">
            <text:p>1667.981</text:p>
          </table:table-cell>
          <table:table-cell office:value-type="float" office:value="584.6525" calcext:value-type="float">
            <text:p>584.6525</text:p>
          </table:table-cell>
          <table:table-cell office:value-type="float" office:value="573.3986" calcext:value-type="float">
            <text:p>573.3986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5.6978" calcext:value-type="float">
            <text:p>-415.6978</text:p>
          </table:table-cell>
          <table:table-cell office:value-type="float" office:value="0" calcext:value-type="float">
            <text:p>0</text:p>
          </table:table-cell>
          <table:table-cell office:value-type="float" office:value="3.21226" calcext:value-type="float">
            <text:p>3.2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705.1197" calcext:value-type="float">
            <text:p>705.1197</text:p>
          </table:table-cell>
          <table:table-cell office:value-type="float" office:value="13082.65" calcext:value-type="float">
            <text:p>13082.6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1.0618" calcext:value-type="float">
            <text:p>-521.0618</text:p>
          </table:table-cell>
          <table:table-cell office:value-type="float" office:value="1503.234" calcext:value-type="float">
            <text:p>1503.23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89765" calcext:value-type="float">
            <text:p>77.89765</text:p>
          </table:table-cell>
          <table:table-cell office:value-type="float" office:value="460.8666" calcext:value-type="float">
            <text:p>460.8666</text:p>
          </table:table-cell>
          <table:table-cell office:value-type="float" office:value="0.2178366" calcext:value-type="float">
            <text:p>0.2178366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451" calcext:value-type="float">
            <text:p>0.07580451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3.7681" calcext:value-type="float">
            <text:p>453.7681</text:p>
          </table:table-cell>
          <table:table-cell office:value-type="float" office:value="0" calcext:value-type="float">
            <text:p>0</text:p>
          </table:table-cell>
          <table:table-cell office:value-type="float" office:value="319.1956" calcext:value-type="float">
            <text:p>319.1956</text:p>
          </table:table-cell>
          <table:table-cell office:value-type="float" office:value="1120.601" calcext:value-type="float">
            <text:p>1120.601</text:p>
          </table:table-cell>
          <table:table-cell office:value-type="float" office:value="1369.842" calcext:value-type="float">
            <text:p>1369.842</text:p>
          </table:table-cell>
          <table:table-cell office:value-type="float" office:value="1287.732" calcext:value-type="float">
            <text:p>1287.732</text:p>
          </table:table-cell>
          <table:table-cell office:value-type="float" office:value="771.9102" calcext:value-type="float">
            <text:p>771.9102</text:p>
          </table:table-cell>
          <table:table-cell office:value-type="float" office:value="1106.239" calcext:value-type="float">
            <text:p>1106.239</text:p>
          </table:table-cell>
          <table:table-cell office:value-type="float" office:value="412.3887" calcext:value-type="float">
            <text:p>412.3887</text:p>
          </table:table-cell>
          <table:table-cell office:value-type="float" office:value="1848.577" calcext:value-type="float">
            <text:p>1848.577</text:p>
          </table:table-cell>
          <table:table-cell office:value-type="float" office:value="2085.907" calcext:value-type="float">
            <text:p>2085.907</text:p>
          </table:table-cell>
          <table:table-cell office:value-type="float" office:value="1667.977" calcext:value-type="float">
            <text:p>1667.977</text:p>
          </table:table-cell>
          <table:table-cell office:value-type="float" office:value="584.6509" calcext:value-type="float">
            <text:p>584.6509</text:p>
          </table:table-cell>
          <table:table-cell office:value-type="float" office:value="573.3928" calcext:value-type="float">
            <text:p>573.3928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6.241" calcext:value-type="float">
            <text:p>-416.241</text:p>
          </table:table-cell>
          <table:table-cell office:value-type="float" office:value="0" calcext:value-type="float">
            <text:p>0</text:p>
          </table:table-cell>
          <table:table-cell office:value-type="float" office:value="3.183776" calcext:value-type="float">
            <text:p>3.183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704.8502" calcext:value-type="float">
            <text:p>704.8502</text:p>
          </table:table-cell>
          <table:table-cell office:value-type="float" office:value="13082.65" calcext:value-type="float">
            <text:p>13082.65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1.3678" calcext:value-type="float">
            <text:p>-521.3678</text:p>
          </table:table-cell>
          <table:table-cell office:value-type="float" office:value="1504.429" calcext:value-type="float">
            <text:p>1504.429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7.99905" calcext:value-type="float">
            <text:p>77.99905</text:p>
          </table:table-cell>
          <table:table-cell office:value-type="float" office:value="460.7329" calcext:value-type="float">
            <text:p>460.7329</text:p>
          </table:table-cell>
          <table:table-cell office:value-type="float" office:value="0.2181963" calcext:value-type="float">
            <text:p>0.218196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569" calcext:value-type="float">
            <text:p>0.07580569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3.4625" calcext:value-type="float">
            <text:p>453.4625</text:p>
          </table:table-cell>
          <table:table-cell office:value-type="float" office:value="0" calcext:value-type="float">
            <text:p>0</text:p>
          </table:table-cell>
          <table:table-cell office:value-type="float" office:value="319.2047" calcext:value-type="float">
            <text:p>319.2047</text:p>
          </table:table-cell>
          <table:table-cell office:value-type="float" office:value="1120.572" calcext:value-type="float">
            <text:p>1120.572</text:p>
          </table:table-cell>
          <table:table-cell office:value-type="float" office:value="1369.8" calcext:value-type="float">
            <text:p>1369.8</text:p>
          </table:table-cell>
          <table:table-cell office:value-type="float" office:value="1287.707" calcext:value-type="float">
            <text:p>1287.707</text:p>
          </table:table-cell>
          <table:table-cell office:value-type="float" office:value="771.8911" calcext:value-type="float">
            <text:p>771.8911</text:p>
          </table:table-cell>
          <table:table-cell office:value-type="float" office:value="1106.231" calcext:value-type="float">
            <text:p>1106.231</text:p>
          </table:table-cell>
          <table:table-cell office:value-type="float" office:value="412.3857" calcext:value-type="float">
            <text:p>412.3857</text:p>
          </table:table-cell>
          <table:table-cell office:value-type="float" office:value="1848.572" calcext:value-type="float">
            <text:p>1848.572</text:p>
          </table:table-cell>
          <table:table-cell office:value-type="float" office:value="2085.903" calcext:value-type="float">
            <text:p>2085.903</text:p>
          </table:table-cell>
          <table:table-cell office:value-type="float" office:value="1667.973" calcext:value-type="float">
            <text:p>1667.973</text:p>
          </table:table-cell>
          <table:table-cell office:value-type="float" office:value="584.6492" calcext:value-type="float">
            <text:p>584.6492</text:p>
          </table:table-cell>
          <table:table-cell office:value-type="float" office:value="573.3871" calcext:value-type="float">
            <text:p>573.3871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6.5096" calcext:value-type="float">
            <text:p>-416.5096</text:p>
          </table:table-cell>
          <table:table-cell office:value-type="float" office:value="0" calcext:value-type="float">
            <text:p>0</text:p>
          </table:table-cell>
          <table:table-cell office:value-type="float" office:value="3.144332" calcext:value-type="float">
            <text:p>3.144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704.6411" calcext:value-type="float">
            <text:p>704.6411</text:p>
          </table:table-cell>
          <table:table-cell office:value-type="float" office:value="13082.64" calcext:value-type="float">
            <text:p>13082.6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1.6086" calcext:value-type="float">
            <text:p>-521.6086</text:p>
          </table:table-cell>
          <table:table-cell office:value-type="float" office:value="1505.494" calcext:value-type="float">
            <text:p>1505.49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8.04499" calcext:value-type="float">
            <text:p>78.04499</text:p>
          </table:table-cell>
          <table:table-cell office:value-type="float" office:value="460.6549" calcext:value-type="float">
            <text:p>460.6549</text:p>
          </table:table-cell>
          <table:table-cell office:value-type="float" office:value="0.2185863" calcext:value-type="float">
            <text:p>0.2185863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702" calcext:value-type="float">
            <text:p>0.07580702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3.2221" calcext:value-type="float">
            <text:p>453.2221</text:p>
          </table:table-cell>
          <table:table-cell office:value-type="float" office:value="0" calcext:value-type="float">
            <text:p>0</text:p>
          </table:table-cell>
          <table:table-cell office:value-type="float" office:value="319.2107" calcext:value-type="float">
            <text:p>319.2107</text:p>
          </table:table-cell>
          <table:table-cell office:value-type="float" office:value="1120.543" calcext:value-type="float">
            <text:p>1120.543</text:p>
          </table:table-cell>
          <table:table-cell office:value-type="float" office:value="1369.761" calcext:value-type="float">
            <text:p>1369.761</text:p>
          </table:table-cell>
          <table:table-cell office:value-type="float" office:value="1287.682" calcext:value-type="float">
            <text:p>1287.682</text:p>
          </table:table-cell>
          <table:table-cell office:value-type="float" office:value="771.8722" calcext:value-type="float">
            <text:p>771.8722</text:p>
          </table:table-cell>
          <table:table-cell office:value-type="float" office:value="1106.223" calcext:value-type="float">
            <text:p>1106.223</text:p>
          </table:table-cell>
          <table:table-cell office:value-type="float" office:value="412.3826" calcext:value-type="float">
            <text:p>412.3826</text:p>
          </table:table-cell>
          <table:table-cell office:value-type="float" office:value="1848.567" calcext:value-type="float">
            <text:p>1848.567</text:p>
          </table:table-cell>
          <table:table-cell office:value-type="float" office:value="2085.898" calcext:value-type="float">
            <text:p>2085.898</text:p>
          </table:table-cell>
          <table:table-cell office:value-type="float" office:value="1667.97" calcext:value-type="float">
            <text:p>1667.97</text:p>
          </table:table-cell>
          <table:table-cell office:value-type="float" office:value="584.6475" calcext:value-type="float">
            <text:p>584.6475</text:p>
          </table:table-cell>
          <table:table-cell office:value-type="float" office:value="573.3816" calcext:value-type="float">
            <text:p>573.3816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6.7237" calcext:value-type="float">
            <text:p>-416.7237</text:p>
          </table:table-cell>
          <table:table-cell office:value-type="float" office:value="0" calcext:value-type="float">
            <text:p>0</text:p>
          </table:table-cell>
          <table:table-cell office:value-type="float" office:value="3.11473" calcext:value-type="float">
            <text:p>3.1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704.3946" calcext:value-type="float">
            <text:p>704.3946</text:p>
          </table:table-cell>
          <table:table-cell office:value-type="float" office:value="13082.64" calcext:value-type="float">
            <text:p>13082.64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1.8728" calcext:value-type="float">
            <text:p>-521.8728</text:p>
          </table:table-cell>
          <table:table-cell office:value-type="float" office:value="1506.204" calcext:value-type="float">
            <text:p>1506.204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8.11674" calcext:value-type="float">
            <text:p>78.11674</text:p>
          </table:table-cell>
          <table:table-cell office:value-type="float" office:value="460.5458" calcext:value-type="float">
            <text:p>460.5458</text:p>
          </table:table-cell>
          <table:table-cell office:value-type="float" office:value="0.2190019" calcext:value-type="float">
            <text:p>0.2190019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808" calcext:value-type="float">
            <text:p>0.07580808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2.9583" calcext:value-type="float">
            <text:p>452.9583</text:p>
          </table:table-cell>
          <table:table-cell office:value-type="float" office:value="0" calcext:value-type="float">
            <text:p>0</text:p>
          </table:table-cell>
          <table:table-cell office:value-type="float" office:value="319.22" calcext:value-type="float">
            <text:p>319.22</text:p>
          </table:table-cell>
          <table:table-cell office:value-type="float" office:value="1120.512" calcext:value-type="float">
            <text:p>1120.512</text:p>
          </table:table-cell>
          <table:table-cell office:value-type="float" office:value="1369.719" calcext:value-type="float">
            <text:p>1369.719</text:p>
          </table:table-cell>
          <table:table-cell office:value-type="float" office:value="1287.656" calcext:value-type="float">
            <text:p>1287.656</text:p>
          </table:table-cell>
          <table:table-cell office:value-type="float" office:value="771.853" calcext:value-type="float">
            <text:p>771.853</text:p>
          </table:table-cell>
          <table:table-cell office:value-type="float" office:value="1106.214" calcext:value-type="float">
            <text:p>1106.214</text:p>
          </table:table-cell>
          <table:table-cell office:value-type="float" office:value="412.3796" calcext:value-type="float">
            <text:p>412.3796</text:p>
          </table:table-cell>
          <table:table-cell office:value-type="float" office:value="1848.563" calcext:value-type="float">
            <text:p>1848.563</text:p>
          </table:table-cell>
          <table:table-cell office:value-type="float" office:value="2085.894" calcext:value-type="float">
            <text:p>2085.894</text:p>
          </table:table-cell>
          <table:table-cell office:value-type="float" office:value="1667.966" calcext:value-type="float">
            <text:p>1667.966</text:p>
          </table:table-cell>
          <table:table-cell office:value-type="float" office:value="584.6458" calcext:value-type="float">
            <text:p>584.6458</text:p>
          </table:table-cell>
          <table:table-cell office:value-type="float" office:value="573.376" calcext:value-type="float">
            <text:p>573.376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6.9673" calcext:value-type="float">
            <text:p>-416.9673</text:p>
          </table:table-cell>
          <table:table-cell office:value-type="float" office:value="0" calcext:value-type="float">
            <text:p>0</text:p>
          </table:table-cell>
          <table:table-cell office:value-type="float" office:value="3.092599" calcext:value-type="float">
            <text:p>3.09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704.1945" calcext:value-type="float">
            <text:p>704.1945</text:p>
          </table:table-cell>
          <table:table-cell office:value-type="float" office:value="13082.63" calcext:value-type="float">
            <text:p>13082.63</text:p>
          </table:table-cell>
          <table:table-cell office:value-type="float" office:value="0" calcext:value-type="float">
            <text:p>0</text:p>
          </table:table-cell>
          <table:table-cell office:value-type="float" office:value="588.7761" calcext:value-type="float">
            <text:p>588.7761</text:p>
          </table:table-cell>
          <table:table-cell office:value-type="float" office:value="-522.0977" calcext:value-type="float">
            <text:p>-522.0977</text:p>
          </table:table-cell>
          <table:table-cell office:value-type="float" office:value="1507.032" calcext:value-type="float">
            <text:p>1507.032</text:p>
          </table:table-cell>
          <table:table-cell office:value-type="float" office:value="-104.6941" calcext:value-type="float">
            <text:p>-104.6941</text:p>
          </table:table-cell>
          <table:table-cell office:value-type="float" office:value="78.14701" calcext:value-type="float">
            <text:p>78.14701</text:p>
          </table:table-cell>
          <table:table-cell office:value-type="float" office:value="460.4844" calcext:value-type="float">
            <text:p>460.4844</text:p>
          </table:table-cell>
          <table:table-cell office:value-type="float" office:value="0.2194298" calcext:value-type="float">
            <text:p>0.2194298</text:p>
          </table:table-cell>
          <table:table-cell office:value-type="float" office:value="0.9394712" calcext:value-type="float">
            <text:p>0.9394712</text:p>
          </table:table-cell>
          <table:table-cell office:value-type="float" office:value="0.07580885" calcext:value-type="float">
            <text:p>0.07580885</text:p>
          </table:table-cell>
          <table:table-cell office:value-type="float" office:value="0.001699631" calcext:value-type="float">
            <text:p>0.001699631</text:p>
          </table:table-cell>
          <table:table-cell office:value-type="float" office:value="0.1751227" calcext:value-type="float">
            <text:p>0.1751227</text:p>
          </table:table-cell>
          <table:table-cell office:value-type="float" office:value="370" calcext:value-type="float">
            <text:p>370</text:p>
          </table:table-cell>
          <table:table-cell office:value-type="float" office:value="452.7338" calcext:value-type="float">
            <text:p>452.7338</text:p>
          </table:table-cell>
          <table:table-cell office:value-type="float" office:value="0" calcext:value-type="float">
            <text:p>0</text:p>
          </table:table-cell>
          <table:table-cell office:value-type="float" office:value="319.224" calcext:value-type="float">
            <text:p>319.224</text:p>
          </table:table-cell>
          <table:table-cell office:value-type="float" office:value="1120.481" calcext:value-type="float">
            <text:p>1120.481</text:p>
          </table:table-cell>
          <table:table-cell office:value-type="float" office:value="1369.677" calcext:value-type="float">
            <text:p>1369.677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771.833" calcext:value-type="float">
            <text:p>771.833</text:p>
          </table:table-cell>
          <table:table-cell office:value-type="float" office:value="1106.205" calcext:value-type="float">
            <text:p>1106.205</text:p>
          </table:table-cell>
          <table:table-cell office:value-type="float" office:value="412.3766" calcext:value-type="float">
            <text:p>412.3766</text:p>
          </table:table-cell>
          <table:table-cell office:value-type="float" office:value="1848.558" calcext:value-type="float">
            <text:p>1848.558</text:p>
          </table:table-cell>
          <table:table-cell office:value-type="float" office:value="2085.89" calcext:value-type="float">
            <text:p>2085.89</text:p>
          </table:table-cell>
          <table:table-cell office:value-type="float" office:value="1667.963" calcext:value-type="float">
            <text:p>1667.963</text:p>
          </table:table-cell>
          <table:table-cell office:value-type="float" office:value="584.6442" calcext:value-type="float">
            <text:p>584.6442</text:p>
          </table:table-cell>
          <table:table-cell office:value-type="float" office:value="573.3706" calcext:value-type="float">
            <text:p>573.3706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2501728" calcext:value-type="float">
            <text:p>-0.02501728</text:p>
          </table:table-cell>
          <table:table-cell office:value-type="float" office:value="281.8813" calcext:value-type="float">
            <text:p>281.8813</text:p>
          </table:table-cell>
          <table:table-cell office:value-type="float" office:value="0" calcext:value-type="float">
            <text:p>0</text:p>
          </table:table-cell>
          <table:table-cell office:value-type="float" office:value="1527.549" calcext:value-type="float">
            <text:p>1527.549</text:p>
          </table:table-cell>
          <table:table-cell office:value-type="float" office:value="-657.3975" calcext:value-type="float">
            <text:p>-657.3975</text:p>
          </table:table-cell>
          <table:table-cell office:value-type="float" office:value="870.1515" calcext:value-type="float">
            <text:p>870.1515</text:p>
          </table:table-cell>
          <table:table-cell office:value-type="float" office:value="-417.167" calcext:value-type="float">
            <text:p>-417.167</text:p>
          </table:table-cell>
          <table:table-cell office:value-type="float" office:value="0" calcext:value-type="float">
            <text:p>0</text:p>
          </table:table-cell>
          <table:table-cell office:value-type="float" office:value="3.069225" calcext:value-type="float">
            <text:p>3.0692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3:18.616512719</dc:date>
    <meta:editing-duration>PT6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